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962cm" fo:margin-left="0.176cm" table:align="left"/>
    </style:style>
    <style:style style:name="Tabelle1.A" style:family="table-column">
      <style:table-column-properties style:column-width="17.962cm"/>
    </style:style>
    <style:style style:name="Tabelle1.1" style:family="table-row">
      <style:table-row-properties style:row-height="0.653cm" style:use-optimal-row-height="false"/>
    </style:style>
    <style:style style:name="Tabelle1.A1" style:family="table-cell">
      <style:table-cell-properties fo:padding="0cm" fo:border="0.75pt solid #000000"/>
    </style:style>
    <style:style style:name="Tabelle1.2" style:family="table-row">
      <style:table-row-properties style:row-height="3.194cm" style:use-optimal-row-height="false"/>
    </style:style>
    <style:style style:name="Tabelle1.A2" style:family="table-cell">
      <style:table-cell-properties fo:background-color="#ffff9a" fo:padding="0cm" fo:border="0.75pt solid #000000">
        <style:background-image/>
      </style:table-cell-properties>
    </style:style>
    <style:style style:name="P1" style:family="paragraph" style:parent-style-name="Standard">
      <style:paragraph-properties fo:margin-top="0.012cm" fo:margin-bottom="0cm" loext:contextual-spacing="false"/>
      <style:text-properties style:font-name="Arial" fo:font-size="17pt" fo:font-weight="bold" style:font-name-asian="Arial" style:font-size-asian="17pt" style:font-weight-asian="bold" style:font-name-complex="Arial" style:font-size-complex="17pt" style:font-weight-complex="bold"/>
    </style:style>
    <style:style style:name="P2" style:family="paragraph" style:parent-style-name="Standard">
      <style:paragraph-properties fo:margin-top="0.012cm" fo:margin-bottom="0cm" loext:contextual-spacing="false"/>
      <style:text-properties style:font-name="Arial" fo:font-size="15.5pt" style:font-name-asian="Arial" style:font-size-asian="15.5pt" style:font-name-complex="Arial" style:font-size-complex="15.5pt"/>
    </style:style>
    <style:style style:name="P3" style:family="paragraph" style:parent-style-name="Standard">
      <style:paragraph-properties fo:margin-top="0.012cm" fo:margin-bottom="0cm" loext:contextual-spacing="false"/>
      <style:text-properties style:font-name="Arial" fo:font-size="12.5pt" fo:font-weight="bold" style:font-name-asian="Arial" style:font-size-asian="12.5pt" style:font-weight-asian="bold" style:font-name-complex="Arial" style:font-size-complex="12.5pt" style:font-weight-complex="bold"/>
    </style:style>
    <style:style style:name="P4" style:family="paragraph" style:parent-style-name="Standard">
      <style:paragraph-properties fo:margin-top="0.012cm" fo:margin-bottom="0cm" loext:contextual-spacing="false"/>
      <style:text-properties style:font-name="Arial" fo:font-size="14.5pt" style:font-name-asian="Arial" style:font-size-asian="14.5pt" style:font-name-complex="Arial" style:font-size-complex="14.5pt"/>
    </style:style>
    <style:style style:name="P5" style:family="paragraph" style:parent-style-name="Standard">
      <style:paragraph-properties fo:margin-top="0.012cm" fo:margin-bottom="0cm" loext:contextual-spacing="false"/>
      <style:text-properties style:font-name="Arial" fo:font-size="7pt" style:font-name-asian="Arial" style:font-size-asian="7pt" style:font-name-complex="Arial" style:font-size-complex="7pt"/>
    </style:style>
    <style:style style:name="P6" style:family="paragraph" style:parent-style-name="Standard">
      <style:paragraph-properties fo:margin-top="0.012cm" fo:margin-bottom="0cm" loext:contextual-spacing="false"/>
      <style:text-properties style:font-name="Arial" fo:font-size="13pt" style:font-name-asian="Arial" style:font-size-asian="13pt" style:font-name-complex="Arial" style:font-size-complex="13pt"/>
    </style:style>
    <style:style style:name="P7" style:family="paragraph" style:parent-style-name="Standard">
      <style:paragraph-properties fo:margin-left="4.777cm" fo:margin-right="4.761cm" fo:line-height="111%" fo:text-align="center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3.612cm" fo:margin-right="3.604cm" fo:margin-top="0.002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top="0.004cm" fo:margin-bottom="0cm" loext:contextual-spacing="false"/>
      <style:text-properties style:font-name="Arial" fo:font-size="18.5pt" fo:font-weight="bold" style:font-name-asian="Arial" style:font-size-asian="18.5pt" style:font-weight-asian="bold" style:font-name-complex="Arial" style:font-size-complex="18.5pt" style:font-weight-complex="bold"/>
    </style:style>
    <style:style style:name="P10" style:family="paragraph" style:parent-style-name="Standard">
      <style:paragraph-properties fo:margin-top="0.004cm" fo:margin-bottom="0cm" loext:contextual-spacing="false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Standard">
      <style:paragraph-properties fo:margin-top="0.004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top="0.004cm" fo:margin-bottom="0cm" loext:contextual-spacing="false" fo:break-before="column"/>
    </style:style>
    <style:style style:name="P13" style:family="paragraph" style:parent-style-name="Text_20_body">
      <style:paragraph-properties fo:margin-left="0.198cm" fo:margin-right="0.18cm" fo:margin-top="0cm" fo:margin-bottom="0cm" loext:contextual-spacing="false" fo:line-height="142%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top="0.019cm" fo:margin-bottom="0cm" loext:contextual-spacing="false"/>
      <style:text-properties style:font-name="Arial" style:font-name-asian="Arial" style:font-name-complex="Arial"/>
    </style:style>
    <style:style style:name="P15" style:family="paragraph" style:parent-style-name="Standard">
      <style:paragraph-properties fo:margin-top="0.019cm" fo:margin-bottom="0cm" loext:contextual-spacing="false"/>
      <style:text-properties style:font-name="Arial" fo:font-size="9pt" style:font-name-asian="Arial" style:font-size-asian="9pt" style:font-name-complex="Arial" style:font-size-complex="9pt"/>
    </style:style>
    <style:style style:name="P16" style:family="paragraph" style:parent-style-name="Standard">
      <style:paragraph-properties fo:margin-top="0.019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15.12cm" fo:margin-right="0cm" style:line-height-at-least="0.353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355cm" fo:margin-right="0.295cm" fo:margin-top="0.131cm" fo:margin-bottom="0cm" loext:contextual-spacing="false" fo:line-height="0.42cm" fo:text-indent="-0.162cm" style:auto-text-indent="false">
        <style:tab-stops/>
      </style:paragraph-properties>
    </style:style>
    <style:style style:name="P19" style:family="paragraph" style:parent-style-name="Standard">
      <style:paragraph-properties fo:margin-top="0.005cm" fo:margin-bottom="0cm" loext:contextual-spacing="false"/>
      <style:text-properties style:font-name="Arial" fo:font-size="6pt" style:font-name-asian="Arial" style:font-size-asian="6pt" style:font-name-complex="Arial" style:font-size-complex="6pt"/>
    </style:style>
    <style:style style:name="P20" style:family="paragraph" style:parent-style-name="Standard">
      <style:paragraph-properties fo:margin-top="0.005cm" fo:margin-bottom="0cm" loext:contextual-spacing="false"/>
      <style:text-properties style:font-name="Arial" fo:font-size="14pt" style:font-name-asian="Arial" style:font-size-asian="14pt" style:font-name-complex="Arial" style:font-size-complex="14pt"/>
    </style:style>
    <style:style style:name="P21" style:family="paragraph" style:parent-style-name="Standard">
      <style:paragraph-properties fo:margin-left="5.445cm" fo:margin-right="5.285cm" fo:line-height="111%" fo:text-align="center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top="0.018cm" fo:margin-bottom="0cm" loext:contextual-spacing="false"/>
      <style:text-properties style:font-name="Arial" fo:font-size="6.5pt" fo:font-weight="bold" style:font-name-asian="Arial" style:font-size-asian="6.5pt" style:font-weight-asian="bold" style:font-name-complex="Arial" style:font-size-complex="6.5pt" style:font-weight-complex="bold"/>
    </style:style>
    <style:style style:name="P23" style:family="paragraph" style:parent-style-name="Standard">
      <style:paragraph-properties fo:margin-top="0.018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left="0.198cm" fo:margin-right="0cm" style:line-height-at-least="0.353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198cm" fo:margin-right="0cm" fo:text-indent="0cm" style:auto-text-indent="false">
        <style:tab-stops/>
      </style:paragraph-properties>
    </style:style>
    <style:style style:name="P26" style:family="paragraph" style:parent-style-name="Text_20_body">
      <style:paragraph-properties fo:margin-left="0.198cm" fo:margin-right="0cm" fo:margin-top="0.125cm" fo:margin-bottom="0cm" loext:contextual-spacing="false" fo:text-indent="0cm" style:auto-text-indent="false">
        <style:tab-stops/>
      </style:paragraph-properties>
    </style:style>
    <style:style style:name="P27" style:family="paragraph" style:parent-style-name="Text_20_body">
      <style:paragraph-properties fo:margin-left="0.198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8" style:family="paragraph" style:parent-style-name="Text_20_body">
      <style:paragraph-properties fo:margin-left="0.198cm" fo:margin-right="0cm" fo:margin-top="0cm" fo:margin-bottom="0cm" loext:contextual-spacing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.198cm" fo:margin-right="0cm" fo:margin-top="0.131cm" fo:margin-bottom="0cm" loext:contextual-spacing="false" fo:text-indent="0cm" style:auto-text-indent="false" fo:break-before="column">
        <style:tab-stops/>
      </style:paragraph-properties>
    </style:style>
    <style:style style:name="P30" style:family="paragraph" style:parent-style-name="Standard">
      <style:paragraph-properties fo:margin-left="0.198cm" fo:margin-right="0cm" fo:margin-top="0.007cm" fo:margin-bottom="0cm" loext:contextual-spacing="false" fo:text-indent="0cm" style:auto-text-indent="false">
        <style:tab-stops/>
      </style:paragraph-properties>
    </style:style>
    <style:style style:name="P31" style:family="paragraph" style:parent-style-name="Standard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text-properties style:font-name="Arial" style:font-name-asian="Arial" style:font-name-complex="Arial"/>
    </style:style>
    <style:style style:name="P34" style:family="paragraph" style:parent-style-name="Standard">
      <style:text-properties style:font-name="Arial" fo:font-weight="bold" style:font-name-asian="Arial" style:font-weight-asian="bold" style:font-name-complex="Arial" style:font-weight-complex="bold"/>
    </style:style>
    <style:style style:name="P35" style:family="paragraph" style:parent-style-name="Standard">
      <style:text-properties style:font-name="Arial" fo:font-size="13.5pt" style:font-name-asian="Arial" style:font-size-asian="13.5pt" style:font-name-complex="Arial" style:font-size-complex="13.5pt"/>
    </style:style>
    <style:style style:name="P36" style:family="paragraph" style:parent-style-name="Standard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37" style:family="paragraph" style:parent-style-name="Standard">
      <style:text-properties style:font-name="Arial" fo:font-size="17pt" fo:font-weight="bold" style:font-name-asian="Arial" style:font-size-asian="17pt" style:font-weight-asian="bold" style:font-name-complex="Arial" style:font-size-complex="17pt" style:font-weight-complex="bold"/>
    </style:style>
    <style:style style:name="P38" style:family="paragraph" style:parent-style-name="Standard">
      <style:text-properties style:font-name="Arial" fo:font-size="10.5pt" style:font-name-asian="Arial" style:font-size-asian="10.5pt" style:font-name-complex="Arial" style:font-size-complex="10.5pt"/>
    </style:style>
    <style:style style:name="P39" style:family="paragraph" style:parent-style-name="Standard">
      <style:paragraph-properties fo:margin-top="0.011cm" fo:margin-bottom="0cm" loext:contextual-spacing="false"/>
      <style:text-properties style:font-name="Arial" fo:font-size="2pt" style:font-name-asian="Arial" style:font-size-asian="2pt" style:font-name-complex="Arial" style:font-size-complex="2pt"/>
    </style:style>
    <style:style style:name="P40" style:family="paragraph" style:parent-style-name="Standard">
      <style:paragraph-properties fo:margin-top="0.011cm" fo:margin-bottom="0cm" loext:contextual-spacing="false"/>
      <style:text-properties style:font-name="Arial" fo:font-size="10.5pt" style:font-name-asian="Arial" style:font-size-asian="10.5pt" style:font-name-complex="Arial" style:font-size-complex="10.5pt"/>
    </style:style>
    <style:style style:name="P41" style:family="paragraph" style:parent-style-name="Text_20_body">
      <style:paragraph-properties fo:margin-left="0.199cm" fo:margin-right="0cm" fo:margin-top="0.18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42" style:family="paragraph" style:parent-style-name="Standard">
      <style:paragraph-properties fo:margin-top="0.007cm" fo:margin-bottom="0cm" loext:contextual-spacing="false"/>
      <style:text-properties style:font-name="Arial" fo:font-size="14pt" style:font-name-asian="Arial" style:font-size-asian="14pt" style:font-name-complex="Arial" style:font-size-complex="14pt"/>
    </style:style>
    <style:style style:name="P43" style:family="paragraph" style:parent-style-name="Standard">
      <style:paragraph-properties fo:margin-top="0.007cm" fo:margin-bottom="0cm" loext:contextual-spacing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top="0.007cm" fo:margin-bottom="0cm" loext:contextual-spacing="false"/>
      <style:text-properties style:font-name="Arial" fo:font-size="10.5pt" style:font-name-asian="Arial" style:font-size-asian="10.5pt" style:font-name-complex="Arial" style:font-size-complex="10.5pt"/>
    </style:style>
    <style:style style:name="P45" style:family="paragraph" style:parent-style-name="Standard">
      <style:paragraph-properties fo:margin-top="0.007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46" style:family="paragraph" style:parent-style-name="Text_20_body">
      <style:paragraph-properties fo:margin-left="0.198cm" fo:margin-right="0.189cm" fo:margin-top="0cm" fo:margin-bottom="0cm" loext:contextual-spacing="false" fo:line-height="142%" fo:text-align="justify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top="0.009cm" fo:margin-bottom="0cm" loext:contextual-spacing="false"/>
      <style:text-properties style:font-name="Arial" fo:font-size="16pt" style:font-name-asian="Arial" style:font-size-asian="16pt" style:font-name-complex="Arial" style:font-size-complex="16pt"/>
    </style:style>
    <style:style style:name="P48" style:family="paragraph" style:parent-style-name="Standard">
      <style:paragraph-properties fo:margin-top="0.009cm" fo:margin-bottom="0cm" loext:contextual-spacing="false"/>
      <style:text-properties style:font-name="Arial" fo:font-size="9.5pt" style:font-name-asian="Arial" style:font-size-asian="9.5pt" style:font-name-complex="Arial" style:font-size-complex="9.5pt"/>
    </style:style>
    <style:style style:name="P49" style:family="paragraph" style:parent-style-name="Standard">
      <style:paragraph-properties fo:margin-top="0.009cm" fo:margin-bottom="0cm" loext:contextual-spacing="false"/>
      <style:text-properties style:font-name="Arial" fo:font-size="13.5pt" style:font-name-asian="Arial" style:font-size-asian="13.5pt" style:font-name-complex="Arial" style:font-size-complex="13.5pt"/>
    </style:style>
    <style:style style:name="P50" style:family="paragraph" style:parent-style-name="Standard">
      <style:paragraph-properties fo:margin-top="0.009cm" fo:margin-bottom="0cm" loext:contextual-spacing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top="0.009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52" style:family="paragraph" style:parent-style-name="Standard">
      <style:paragraph-properties fo:margin-top="0.009cm" fo:margin-bottom="0cm" loext:contextual-spacing="false"/>
      <style:text-properties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53" style:family="paragraph" style:parent-style-name="Standard">
      <style:paragraph-properties fo:margin-top="0.009cm" fo:margin-bottom="0cm" loext:contextual-spacing="false"/>
      <style:text-properties style:font-name="Arial" fo:font-size="10.5pt" style:font-name-asian="Arial" style:font-size-asian="10.5pt" style:font-name-complex="Arial" style:font-size-complex="10.5pt"/>
    </style:style>
    <style:style style:name="P54" style:family="paragraph" style:parent-style-name="Table_20_Paragraph">
      <style:paragraph-properties fo:margin-top="0.088cm" fo:margin-bottom="0cm" loext:contextual-spacing="false" fo:text-align="center" style:justify-single-word="false"/>
    </style:style>
    <style:style style:name="P55" style:family="paragraph" style:parent-style-name="Table_20_Paragraph">
      <style:paragraph-properties fo:margin-left="0.176cm" fo:margin-right="15.048cm" fo:margin-top="0.088cm" fo:margin-bottom="0cm" loext:contextual-spacing="false" fo:line-height="142%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3.334cm" fo:margin-right="6.436cm" fo:line-height="174%" fo:text-align="center" style:justify-single-word="false" fo:text-indent="-0.002cm" style:auto-text-indent="false">
        <style:tab-stops/>
      </style:paragraph-properties>
    </style:style>
    <style:style style:name="P57" style:family="paragraph" style:parent-style-name="Standard">
      <style:paragraph-properties fo:margin-left="0cm" fo:margin-right="3.103cm" fo:margin-top="0.305cm" fo:margin-bottom="0cm" loext:contextual-spacing="false" fo:text-align="center" style:justify-single-word="false" fo:text-indent="0cm" style:auto-text-indent="false"/>
    </style:style>
    <style:style style:name="P58" style:family="paragraph" style:parent-style-name="Standard">
      <style:paragraph-properties fo:margin-left="0.198cm" fo:margin-right="3.3cm" fo:margin-top="0.302cm" fo:margin-bottom="0cm" loext:contextual-spacing="false" fo:line-height="173%" fo:text-indent="1.431cm" style:auto-text-indent="false">
        <style:tab-stops/>
      </style:paragraph-properties>
    </style:style>
    <style:style style:name="P59" style:family="paragraph" style:parent-style-name="Standard">
      <style:paragraph-properties fo:margin-left="4.449cm" fo:margin-right="3.124cm" fo:margin-top="0.295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60" style:family="paragraph" style:parent-style-name="Standard">
      <style:paragraph-properties fo:margin-left="4.449cm" fo:margin-right="3.126cm" fo:margin-top="0.295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61" style:family="paragraph" style:parent-style-name="Standard">
      <style:paragraph-properties fo:margin-left="6.306cm" fo:margin-right="0cm" fo:margin-top="0.295cm" fo:margin-bottom="0cm" loext:contextual-spacing="false" fo:text-indent="0cm" style:auto-text-indent="false">
        <style:tab-stops/>
      </style:paragraph-properties>
    </style:style>
    <style:style style:name="P62" style:family="paragraph" style:parent-style-name="Standard">
      <style:paragraph-properties fo:break-before="column"/>
    </style:style>
    <style:style style:name="P63" style:family="paragraph" style:parent-style-name="Standard">
      <style:paragraph-properties fo:margin-left="0cm" fo:margin-right="3.411cm" fo:text-align="center" style:justify-single-word="false" fo:text-indent="0cm" style:auto-text-indent="false"/>
    </style:style>
    <style:style style:name="P64" style:family="paragraph" style:parent-style-name="Standard">
      <style:paragraph-properties fo:margin-left="0cm" fo:margin-right="3.408cm" fo:text-align="center" style:justify-single-word="false" fo:text-indent="0cm" style:auto-text-indent="false"/>
    </style:style>
    <style:style style:name="P65" style:family="paragraph" style:parent-style-name="Standard">
      <style:paragraph-properties fo:margin-left="4.449cm" fo:margin-right="3.122cm" fo:margin-top="0.005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66" style:family="paragraph" style:parent-style-name="Standard">
      <style:paragraph-properties fo:margin-left="0.012cm" fo:margin-right="0cm" fo:margin-top="0.302cm" fo:margin-bottom="0cm" loext:contextual-spacing="false" fo:text-indent="0cm" style:auto-text-indent="false" fo:break-before="column">
        <style:tab-stops/>
      </style:paragraph-properties>
    </style:style>
    <style:style style:name="P67" style:family="paragraph" style:parent-style-name="Standard">
      <style:paragraph-properties fo:margin-left="2.166cm" fo:margin-right="7.251cm" fo:line-height="173%" fo:text-indent="1.665cm" style:auto-text-indent="false">
        <style:tab-stops/>
      </style:paragraph-properties>
    </style:style>
    <style:style style:name="P68" style:family="paragraph" style:parent-style-name="Standard">
      <style:paragraph-properties fo:margin-left="5.422cm" fo:margin-right="0cm" fo:margin-top="0.298cm" fo:margin-bottom="0cm" loext:contextual-spacing="false" fo:text-indent="0cm" style:auto-text-indent="false">
        <style:tab-stops/>
      </style:paragraph-properties>
    </style:style>
    <style:style style:name="P69" style:family="paragraph" style:parent-style-name="Standard">
      <style:paragraph-properties fo:margin-top="0.002cm" fo:margin-bottom="0cm" loext:contextual-spacing="false"/>
      <style:text-properties style:font-name="Arial" fo:font-size="14.5pt" style:font-name-asian="Arial" style:font-size-asian="14.5pt" style:font-name-complex="Arial" style:font-size-complex="14.5pt"/>
    </style:style>
    <style:style style:name="P70" style:family="paragraph" style:parent-style-name="Standard">
      <style:paragraph-properties fo:margin-top="0.002cm" fo:margin-bottom="0cm" loext:contextual-spacing="false"/>
      <style:text-properties style:font-name="Arial" fo:font-size="10.5pt" style:font-name-asian="Arial" style:font-size-asian="10.5pt" style:font-name-complex="Arial" style:font-size-complex="10.5pt"/>
    </style:style>
    <style:style style:name="P71" style:family="paragraph" style:parent-style-name="Standard">
      <style:paragraph-properties fo:margin-left="2.314cm" fo:margin-right="0.18cm" fo:margin-top="0.064cm" fo:margin-bottom="0cm" loext:contextual-spacing="false" fo:line-height="102%" fo:text-align="justify" style:justify-single-word="false" fo:text-indent="-0.848cm" style:auto-text-indent="false">
        <style:tab-stops/>
      </style:paragraph-properties>
    </style:style>
    <style:style style:name="P72" style:family="paragraph" style:parent-style-name="Standard">
      <style:paragraph-properties fo:margin-left="1.468cm" fo:margin-right="0cm" fo:margin-top="0.051cm" fo:margin-bottom="0cm" loext:contextual-spacing="false" fo:text-indent="0cm" style:auto-text-indent="false">
        <style:tab-stops/>
      </style:paragraph-properties>
    </style:style>
    <style:style style:name="P73" style:family="paragraph" style:parent-style-name="Text_20_body">
      <style:paragraph-properties fo:margin-left="1.468cm" fo:margin-right="0cm" fo:margin-top="0.051cm" fo:margin-bottom="0cm" loext:contextual-spacing="false" fo:text-indent="0cm" style:auto-text-indent="false">
        <style:tab-stops/>
      </style:paragraph-properties>
    </style:style>
    <style:style style:name="P74" style:family="paragraph" style:parent-style-name="Text_20_body">
      <style:paragraph-properties fo:margin-left="1.468cm" fo:margin-right="0cm" fo:margin-top="0.065cm" fo:margin-bottom="0cm" loext:contextual-spacing="false" fo:text-indent="0cm" style:auto-text-indent="false">
        <style:tab-stops/>
      </style:paragraph-properties>
    </style:style>
    <style:style style:name="P75" style:family="paragraph" style:parent-style-name="Standard">
      <style:paragraph-properties fo:margin-left="1.468cm" fo:margin-right="0cm" fo:margin-top="0.064cm" fo:margin-bottom="0cm" loext:contextual-spacing="false" fo:text-indent="0cm" style:auto-text-indent="false">
        <style:tab-stops/>
      </style:paragraph-properties>
    </style:style>
    <style:style style:name="P76" style:family="paragraph" style:parent-style-name="Text_20_body">
      <style:paragraph-properties fo:margin-left="1.468cm" fo:margin-right="0cm" fo:margin-top="0.155cm" fo:margin-bottom="0cm" loext:contextual-spacing="false" fo:text-indent="0cm" style:auto-text-indent="false">
        <style:tab-stops/>
      </style:paragraph-properties>
    </style:style>
    <style:style style:name="P77" style:family="paragraph" style:parent-style-name="Text_20_body">
      <style:paragraph-properties fo:margin-left="1.468cm" fo:margin-right="0cm" fo:text-indent="0cm" style:auto-text-indent="false">
        <style:tab-stops/>
      </style:paragraph-properties>
    </style:style>
    <style:style style:name="P78" style:family="paragraph" style:parent-style-name="Text_20_body">
      <style:paragraph-properties fo:margin-left="0cm" fo:margin-right="0.18cm" fo:margin-top="0.064cm" fo:margin-bottom="0cm" loext:contextual-spacing="false" fo:line-height="102%" fo:text-align="justify" style:justify-single-word="false" fo:text-indent="-0.848cm" style:auto-text-indent="false"/>
    </style:style>
    <style:style style:name="P79" style:family="paragraph" style:parent-style-name="Text_20_body">
      <style:paragraph-properties fo:margin-left="0cm" fo:margin-right="0.178cm" fo:margin-top="0.051cm" fo:margin-bottom="0cm" loext:contextual-spacing="false" fo:line-height="102%" fo:text-align="justify" style:justify-single-word="false" fo:text-indent="-0.848cm" style:auto-text-indent="false"/>
    </style:style>
    <style:style style:name="P80" style:family="paragraph" style:parent-style-name="Standard">
      <style:paragraph-properties fo:margin-left="3.618cm" fo:margin-right="3.602cm" fo:margin-top="0.42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81" style:family="paragraph" style:parent-style-name="Standard">
      <style:paragraph-properties fo:margin-top="0.016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82" style:family="paragraph" style:parent-style-name="Text_20_body">
      <style:paragraph-properties fo:margin-left="1.464cm" fo:margin-right="0.196cm" fo:margin-top="0.155cm" fo:margin-bottom="0cm" loext:contextual-spacing="false" fo:line-height="102%" fo:text-indent="0cm" style:auto-text-indent="false">
        <style:tab-stops/>
      </style:paragraph-properties>
    </style:style>
    <style:style style:name="P83" style:family="paragraph" style:parent-style-name="Text_20_body">
      <style:paragraph-properties fo:margin-left="1.468cm" fo:margin-right="0.18cm" fo:margin-top="0.155cm" fo:margin-bottom="0cm" loext:contextual-spacing="false" fo:line-height="102%" fo:text-align="justify" style:justify-single-word="false" fo:text-indent="0cm" style:auto-text-indent="false">
        <style:tab-stops/>
      </style:paragraph-properties>
    </style:style>
    <style:style style:name="P84" style:family="paragraph" style:parent-style-name="Text_20_body">
      <style:paragraph-properties fo:margin-left="1.468cm" fo:margin-right="0.187cm" fo:margin-top="0.155cm" fo:margin-bottom="0cm" loext:contextual-spacing="false" fo:line-height="102%" fo:text-indent="0cm" style:auto-text-indent="false">
        <style:tab-stops/>
      </style:paragraph-properties>
    </style:style>
    <style:style style:name="P85" style:family="paragraph" style:parent-style-name="Text_20_body">
      <style:paragraph-properties fo:margin-left="1.468cm" fo:margin-right="0.196cm" fo:line-height="102%" fo:text-indent="0cm" style:auto-text-indent="false">
        <style:tab-stops/>
      </style:paragraph-properties>
    </style:style>
    <style:style style:name="P86" style:family="paragraph" style:parent-style-name="Standard">
      <style:paragraph-properties fo:margin-top="0.014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87" style:family="paragraph" style:parent-style-name="Text_20_body">
      <style:paragraph-properties fo:margin-left="1.468cm" fo:margin-right="0.178cm" fo:line-height="102%" fo:text-align="justify" style:justify-single-word="false" fo:text-indent="0cm" style:auto-text-indent="false">
        <style:tab-stops/>
      </style:paragraph-properties>
    </style:style>
    <style:style style:name="P88" style:family="paragraph" style:parent-style-name="Text_20_body">
      <style:paragraph-properties fo:margin-left="0cm" fo:margin-right="0.363cm" fo:line-height="102%" fo:text-indent="0cm" style:auto-text-indent="false"/>
    </style:style>
    <style:style style:name="P89" style:family="paragraph" style:parent-style-name="Text_20_body">
      <style:paragraph-properties fo:margin-left="1.466cm" fo:margin-right="0.358cm" fo:line-height="102%" fo:text-indent="-0.002cm" style:auto-text-indent="false">
        <style:tab-stops/>
      </style:paragraph-properties>
    </style:style>
    <style:style style:name="P90" style:family="paragraph" style:parent-style-name="Text_20_body">
      <style:paragraph-properties fo:margin-left="1.466cm" fo:margin-right="0.18cm" fo:line-height="102%" fo:text-align="justify" style:justify-single-word="false" fo:text-indent="0cm" style:auto-text-indent="false">
        <style:tab-stops/>
      </style:paragraph-properties>
    </style:style>
    <style:style style:name="P91" style:family="paragraph" style:parent-style-name="Text_20_body">
      <style:paragraph-properties fo:margin-left="1.466cm" fo:margin-right="0.196cm" fo:line-height="102%" fo:text-indent="0cm" style:auto-text-indent="false">
        <style:tab-stops/>
      </style:paragraph-properties>
    </style:style>
    <style:style style:name="P92" style:family="paragraph" style:parent-style-name="Standard">
      <style:paragraph-properties fo:margin-left="7.562cm" fo:margin-right="0cm" style:line-height-at-least="0.035cm" fo:text-indent="0cm" style:auto-text-indent="false">
        <style:tab-stops/>
      </style:paragraph-properties>
    </style:style>
    <style:style style:name="P93" style:family="paragraph" style:parent-style-name="Text_20_body" style:master-page-name="MP2">
      <style:paragraph-properties fo:margin-left="0.374cm" fo:margin-right="0.192cm" fo:margin-top="0.09cm" fo:margin-bottom="0cm" loext:contextual-spacing="false" fo:line-height="142%" fo:text-indent="0cm" style:auto-text-indent="false" style:page-number="auto" fo:break-before="page">
        <style:tab-stops/>
      </style:paragraph-properties>
    </style:style>
    <style:style style:name="P94" style:family="paragraph" style:parent-style-name="Text_20_body" style:list-style-name="L3">
      <style:paragraph-properties>
        <style:tab-stops>
          <style:tab-stop style:position="0.002cm"/>
        </style:tab-stops>
      </style:paragraph-properties>
    </style:style>
    <style:style style:name="P95" style:family="paragraph" style:parent-style-name="Text_20_body" style:list-style-name="L8">
      <style:paragraph-properties>
        <style:tab-stops>
          <style:tab-stop style:position="0.002cm"/>
        </style:tab-stops>
      </style:paragraph-properties>
    </style:style>
    <style:style style:name="P96" style:family="paragraph" style:parent-style-name="Text_20_body" style:list-style-name="L3">
      <style:paragraph-properties fo:margin-left="0cm" fo:margin-right="0cm" fo:margin-top="0.155cm" fo:margin-bottom="0cm" loext:contextual-spacing="false" fo:text-indent="-0.896cm" style:auto-text-indent="false">
        <style:tab-stops>
          <style:tab-stop style:position="0.004cm"/>
        </style:tab-stops>
      </style:paragraph-properties>
    </style:style>
    <style:style style:name="P97" style:family="paragraph" style:parent-style-name="Text_20_body" style:list-style-name="L3">
      <style:paragraph-properties fo:margin-left="0cm" fo:margin-right="0cm" fo:margin-top="0.145cm" fo:margin-bottom="0cm" loext:contextual-spacing="false" fo:text-indent="-0.896cm" style:auto-text-indent="false">
        <style:tab-stops>
          <style:tab-stop style:position="0.002cm"/>
        </style:tab-stops>
      </style:paragraph-properties>
    </style:style>
    <style:style style:name="P98" style:family="paragraph" style:parent-style-name="Text_20_body" style:list-style-name="L3">
      <style:paragraph-properties fo:margin-left="0cm" fo:margin-right="0cm" fo:text-indent="-0.896cm" style:auto-text-indent="false">
        <style:tab-stops>
          <style:tab-stop style:position="0.004cm"/>
        </style:tab-stops>
      </style:paragraph-properties>
    </style:style>
    <style:style style:name="P99" style:family="paragraph" style:parent-style-name="Text_20_body" style:list-style-name="L3">
      <style:paragraph-properties fo:margin-left="0cm" fo:margin-right="0cm" fo:margin-top="0.139cm" fo:margin-bottom="0cm" loext:contextual-spacing="false" fo:text-indent="-0.896cm" style:auto-text-indent="false">
        <style:tab-stops>
          <style:tab-stop style:position="0.002cm"/>
        </style:tab-stops>
      </style:paragraph-properties>
    </style:style>
    <style:style style:name="P100" style:family="paragraph" style:parent-style-name="Text_20_body" style:list-style-name="L3">
      <style:paragraph-properties fo:margin-left="0cm" fo:margin-right="0cm" fo:margin-top="0.141cm" fo:margin-bottom="0cm" loext:contextual-spacing="false" fo:text-indent="-0.896cm" style:auto-text-indent="false">
        <style:tab-stops>
          <style:tab-stop style:position="0.004cm"/>
        </style:tab-stops>
      </style:paragraph-properties>
    </style:style>
    <style:style style:name="P101" style:family="paragraph" style:parent-style-name="Text_20_body" style:list-style-name="L3">
      <style:paragraph-properties fo:margin-left="0cm" fo:margin-right="0cm" fo:text-indent="-0.898cm" style:auto-text-indent="false">
        <style:tab-stops>
          <style:tab-stop style:position="0.002cm"/>
        </style:tab-stops>
      </style:paragraph-properties>
    </style:style>
    <style:style style:name="P102" style:family="paragraph" style:parent-style-name="Text_20_body" style:list-style-name="L4">
      <style:paragraph-properties fo:margin-left="0cm" fo:margin-right="0cm" fo:text-indent="-0.898cm" style:auto-text-indent="false">
        <style:tab-stops>
          <style:tab-stop style:position="0.002cm"/>
        </style:tab-stops>
      </style:paragraph-properties>
    </style:style>
    <style:style style:name="P103" style:family="paragraph" style:parent-style-name="Text_20_body" style:list-style-name="L6">
      <style:paragraph-properties fo:margin-left="0cm" fo:margin-right="0cm" fo:text-indent="-0.898cm" style:auto-text-indent="false">
        <style:tab-stops>
          <style:tab-stop style:position="0.002cm"/>
        </style:tab-stops>
      </style:paragraph-properties>
    </style:style>
    <style:style style:name="P104" style:family="paragraph" style:parent-style-name="Text_20_body" style:list-style-name="L3">
      <style:paragraph-properties fo:margin-left="0cm" fo:margin-right="0cm" fo:margin-top="0.155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05" style:family="paragraph" style:parent-style-name="Text_20_body" style:list-style-name="L7">
      <style:paragraph-properties fo:margin-left="0cm" fo:margin-right="0cm" fo:margin-top="0.155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06" style:family="paragraph" style:parent-style-name="Text_20_body" style:list-style-name="L14">
      <style:paragraph-properties fo:margin-left="0cm" fo:margin-right="0cm" fo:margin-top="0.155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07" style:family="paragraph" style:parent-style-name="Text_20_body" style:list-style-name="L5">
      <style:paragraph-properties fo:margin-left="0cm" fo:margin-right="0cm" fo:margin-top="0.139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08" style:family="paragraph" style:parent-style-name="Text_20_body" style:list-style-name="L6">
      <style:paragraph-properties fo:margin-left="0cm" fo:margin-right="0cm" fo:margin-top="0.139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09" style:family="paragraph" style:parent-style-name="Text_20_body" style:list-style-name="L3">
      <style:paragraph-properties fo:margin-left="0cm" fo:margin-right="0cm" fo:margin-top="0.139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10" style:family="paragraph" style:parent-style-name="Text_20_body" style:list-style-name="L10">
      <style:paragraph-properties fo:margin-left="0cm" fo:margin-right="0cm" fo:margin-top="0.139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11" style:family="paragraph" style:parent-style-name="Text_20_body" style:list-style-name="L12">
      <style:paragraph-properties fo:margin-left="0cm" fo:margin-right="0cm" fo:margin-top="0.139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12" style:family="paragraph" style:parent-style-name="Text_20_body" style:list-style-name="L3">
      <style:paragraph-properties fo:margin-left="0cm" fo:margin-right="0cm" fo:margin-top="0.145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13" style:family="paragraph" style:parent-style-name="Text_20_body" style:list-style-name="L3">
      <style:paragraph-properties fo:margin-left="0cm" fo:margin-right="0cm" fo:margin-top="0.143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14" style:family="paragraph" style:parent-style-name="Text_20_body" style:list-style-name="L3">
      <style:paragraph-properties fo:margin-left="0cm" fo:margin-right="0cm" fo:text-indent="-0.877cm" style:auto-text-indent="false">
        <style:tab-stops>
          <style:tab-stop style:position="0.002cm"/>
        </style:tab-stops>
      </style:paragraph-properties>
    </style:style>
    <style:style style:name="P115" style:family="paragraph" style:parent-style-name="Text_20_body" style:list-style-name="L7">
      <style:paragraph-properties fo:margin-left="0cm" fo:margin-right="0cm" fo:margin-top="0.139cm" fo:margin-bottom="0cm" loext:contextual-spacing="false" fo:text-indent="-0.877cm" style:auto-text-indent="false">
        <style:tab-stops>
          <style:tab-stop style:position="0.002cm"/>
        </style:tab-stops>
      </style:paragraph-properties>
    </style:style>
    <style:style style:name="P116" style:family="paragraph" style:parent-style-name="Text_20_body" style:list-style-name="L3">
      <style:paragraph-properties fo:margin-left="0cm" fo:margin-right="0cm" fo:margin-top="0.139cm" fo:margin-bottom="0cm" loext:contextual-spacing="false" fo:text-indent="-0.877cm" style:auto-text-indent="false">
        <style:tab-stops>
          <style:tab-stop style:position="0.002cm"/>
        </style:tab-stops>
      </style:paragraph-properties>
    </style:style>
    <style:style style:name="P117" style:family="paragraph" style:parent-style-name="Text_20_body" style:list-style-name="L3">
      <style:paragraph-properties fo:margin-left="0cm" fo:margin-right="0.182cm" fo:margin-top="0.155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118" style:family="paragraph" style:parent-style-name="Text_20_body" style:list-style-name="L3">
      <style:paragraph-properties fo:margin-left="0cm" fo:margin-right="0.182cm" fo:margin-top="0.145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119" style:family="paragraph" style:parent-style-name="Text_20_body" style:list-style-name="L3">
      <style:paragraph-properties fo:margin-left="0cm" fo:margin-right="0.182cm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120" style:family="paragraph" style:parent-style-name="Text_20_body" style:list-style-name="L3">
      <style:paragraph-properties fo:margin-left="2.314cm" fo:margin-right="0.18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21" style:family="paragraph" style:parent-style-name="Text_20_body" style:list-style-name="L3">
      <style:paragraph-properties fo:margin-left="2.314cm" fo:margin-right="0.18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22" style:family="paragraph" style:parent-style-name="Text_20_body" style:list-style-name="L3">
      <style:paragraph-properties fo:margin-left="2.314cm" fo:margin-right="0.18cm" fo:margin-top="0.15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23" style:family="paragraph" style:parent-style-name="Text_20_body" style:list-style-name="L3">
      <style:paragraph-properties fo:margin-left="2.314cm" fo:margin-right="0.18cm" fo:margin-top="0.141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24" style:family="paragraph" style:parent-style-name="Text_20_body" style:list-style-name="L3">
      <style:paragraph-properties fo:margin-left="2.314cm" fo:margin-right="0.18cm" fo:margin-top="0.002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25" style:family="paragraph" style:parent-style-name="Text_20_body" style:list-style-name="L3">
      <style:paragraph-properties fo:margin-left="2.314cm" fo:margin-right="0.176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26" style:family="paragraph" style:parent-style-name="Text_20_body" style:list-style-name="L3">
      <style:paragraph-properties fo:margin-left="2.314cm" fo:margin-right="0.176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27" style:family="paragraph" style:parent-style-name="Text_20_body" style:list-style-name="L3" style:master-page-name="MP13">
      <style:paragraph-properties fo:margin-left="2.314cm" fo:margin-right="0.669cm" fo:margin-top="0.106cm" fo:margin-bottom="0cm" loext:contextual-spacing="false" fo:line-height="102%" fo:text-align="justify" style:justify-single-word="false" fo:text-indent="-0.896cm" style:auto-text-indent="false" style:page-number="auto" fo:break-before="page">
        <style:tab-stops>
          <style:tab-stop style:position="0.004cm"/>
        </style:tab-stops>
      </style:paragraph-properties>
    </style:style>
    <style:style style:name="P128" style:family="paragraph" style:parent-style-name="Text_20_body" style:list-style-name="L3">
      <style:paragraph-properties fo:margin-left="2.314cm" fo:margin-right="0.674cm" fo:margin-top="0.139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129" style:family="paragraph" style:parent-style-name="Text_20_body" style:list-style-name="L3">
      <style:paragraph-properties fo:margin-left="2.314cm" fo:margin-right="0.674cm" fo:margin-top="0.155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130" style:family="paragraph" style:parent-style-name="Text_20_body" style:list-style-name="L3">
      <style:paragraph-properties fo:margin-left="2.316cm" fo:margin-right="0.672cm" fo:margin-top="0.15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31" style:family="paragraph" style:parent-style-name="Text_20_body" style:list-style-name="L3">
      <style:paragraph-properties fo:margin-left="2.316cm" fo:margin-right="0.672cm" fo:margin-top="0.14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32" style:family="paragraph" style:parent-style-name="Text_20_body" style:list-style-name="L3">
      <style:paragraph-properties fo:margin-left="2.316cm" fo:margin-right="0.669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33" style:family="paragraph" style:parent-style-name="Text_20_body" style:list-style-name="L3">
      <style:paragraph-properties fo:margin-left="3.163cm" fo:margin-right="0cm" fo:margin-top="0.139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34" style:family="paragraph" style:parent-style-name="Text_20_body" style:list-style-name="L3">
      <style:paragraph-properties fo:margin-left="3.163cm" fo:margin-right="0cm" fo:margin-top="0.155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35" style:family="paragraph" style:parent-style-name="Text_20_body" style:list-style-name="L3">
      <style:paragraph-properties fo:margin-left="3.163cm" fo:margin-right="0cm" fo:text-indent="-0.898cm" style:auto-text-indent="false">
        <style:tab-stops>
          <style:tab-stop style:position="0cm"/>
        </style:tab-stops>
      </style:paragraph-properties>
    </style:style>
    <style:style style:name="P136" style:family="paragraph" style:parent-style-name="Text_20_body" style:list-style-name="L3">
      <style:paragraph-properties fo:margin-left="3.163cm" fo:margin-right="0cm" fo:text-indent="-0.898cm" style:auto-text-indent="false">
        <style:tab-stops>
          <style:tab-stop style:position="0.002cm"/>
        </style:tab-stops>
      </style:paragraph-properties>
    </style:style>
    <style:style style:name="P137" style:family="paragraph" style:parent-style-name="Text_20_body" style:list-style-name="L3">
      <style:paragraph-properties fo:margin-left="3.163cm" fo:margin-right="0cm" fo:margin-top="0.145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38" style:family="paragraph" style:parent-style-name="Text_20_body" style:list-style-name="L3">
      <style:paragraph-properties fo:margin-left="0cm" fo:margin-right="0cm" fo:text-indent="-0.875cm" style:auto-text-indent="false">
        <style:tab-stops>
          <style:tab-stop style:position="0.002cm"/>
        </style:tab-stops>
      </style:paragraph-properties>
    </style:style>
    <style:style style:name="P139" style:family="paragraph" style:parent-style-name="Text_20_body" style:list-style-name="L3">
      <style:paragraph-properties fo:margin-left="2.314cm" fo:margin-right="0.196cm" fo:line-height="102%" fo:text-indent="-0.896cm" style:auto-text-indent="false">
        <style:tab-stops>
          <style:tab-stop style:position="0.004cm"/>
        </style:tab-stops>
      </style:paragraph-properties>
    </style:style>
    <style:style style:name="P140" style:family="paragraph" style:parent-style-name="Text_20_body" style:list-style-name="L3">
      <style:paragraph-properties fo:margin-left="2.316cm" fo:margin-right="0cm" fo:margin-top="0.139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141" style:family="paragraph" style:parent-style-name="Text_20_body" style:list-style-name="L3">
      <style:paragraph-properties fo:margin-left="2.316cm" fo:margin-right="0cm" fo:margin-top="0.145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142" style:family="paragraph" style:parent-style-name="Text_20_body" style:list-style-name="L3">
      <style:paragraph-properties fo:margin-left="2.314cm" fo:margin-right="0.676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43" style:family="paragraph" style:parent-style-name="Text_20_body" style:list-style-name="L3">
      <style:paragraph-properties fo:margin-left="2.314cm" fo:margin-right="0.676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44" style:family="paragraph" style:parent-style-name="Text_20_body" style:list-style-name="L3">
      <style:paragraph-properties fo:margin-left="2.314cm" fo:margin-right="0.676cm" fo:margin-top="0.143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45" style:family="paragraph" style:parent-style-name="Text_20_body" style:list-style-name="L3">
      <style:paragraph-properties fo:margin-left="2.314cm" fo:margin-right="0.676cm" fo:margin-top="0.14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46" style:family="paragraph" style:parent-style-name="Text_20_body" style:list-style-name="L3">
      <style:paragraph-properties fo:margin-left="2.314cm" fo:margin-right="0.187cm" fo:line-height="102%" fo:text-indent="0cm" style:auto-text-indent="false">
        <style:tab-stops>
          <style:tab-stop style:position="0.002cm"/>
        </style:tab-stops>
      </style:paragraph-properties>
    </style:style>
    <style:style style:name="P147" style:family="paragraph" style:parent-style-name="Text_20_body" style:list-style-name="L3">
      <style:paragraph-properties fo:margin-left="2.314cm" fo:margin-right="0cm" fo:margin-top="0.139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148" style:family="paragraph" style:parent-style-name="Text_20_body" style:list-style-name="L3">
      <style:paragraph-properties fo:margin-left="2.314cm" fo:margin-right="0cm" fo:margin-top="0.155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149" style:family="paragraph" style:parent-style-name="Text_20_body" style:list-style-name="L3">
      <style:paragraph-properties fo:margin-left="2.314cm" fo:margin-right="0cm" fo:margin-top="0.145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150" style:family="paragraph" style:parent-style-name="Text_20_body" style:list-style-name="L3">
      <style:paragraph-properties fo:margin-left="2.314cm" fo:margin-right="0cm" fo:text-indent="0cm" style:auto-text-indent="false">
        <style:tab-stops>
          <style:tab-stop style:position="0.002cm"/>
        </style:tab-stops>
      </style:paragraph-properties>
    </style:style>
    <style:style style:name="P151" style:family="paragraph" style:parent-style-name="Text_20_body" style:list-style-name="L3" style:master-page-name="MP18">
      <style:paragraph-properties fo:margin-left="2.314cm" fo:margin-right="0cm" fo:margin-top="0.104cm" fo:margin-bottom="0cm" loext:contextual-spacing="false" fo:text-indent="0cm" style:auto-text-indent="false" style:page-number="auto" fo:break-before="page">
        <style:tab-stops>
          <style:tab-stop style:position="0.002cm"/>
        </style:tab-stops>
      </style:paragraph-properties>
    </style:style>
    <style:style style:name="P152" style:family="paragraph" style:parent-style-name="Text_20_body" style:list-style-name="L3">
      <style:paragraph-properties fo:margin-left="2.314cm" fo:margin-right="0cm" fo:margin-top="0.141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153" style:family="paragraph" style:parent-style-name="Text_20_body" style:list-style-name="L3" style:master-page-name="MP23">
      <style:paragraph-properties fo:margin-left="2.314cm" fo:margin-right="0cm" fo:margin-top="0.106cm" fo:margin-bottom="0cm" loext:contextual-spacing="false" fo:text-indent="0cm" style:auto-text-indent="false" style:page-number="auto" fo:break-before="page">
        <style:tab-stops>
          <style:tab-stop style:position="0.002cm"/>
        </style:tab-stops>
      </style:paragraph-properties>
    </style:style>
    <style:style style:name="P154" style:family="paragraph" style:parent-style-name="Text_20_body" style:list-style-name="L3">
      <style:paragraph-properties fo:margin-left="2.314cm" fo:margin-right="0cm" fo:margin-top="0.143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155" style:family="paragraph" style:parent-style-name="Text_20_body" style:list-style-name="L3">
      <style:paragraph-properties fo:margin-left="0cm" fo:margin-right="0.196cm" fo:line-height="102%" fo:text-indent="0cm" style:auto-text-indent="false">
        <style:tab-stops>
          <style:tab-stop style:position="0.002cm"/>
        </style:tab-stops>
      </style:paragraph-properties>
    </style:style>
    <style:style style:name="P156" style:family="paragraph" style:parent-style-name="Text_20_body" style:list-style-name="L3">
      <style:paragraph-properties fo:margin-left="0cm" fo:margin-right="0.196cm" fo:margin-top="0.139cm" fo:margin-bottom="0cm" loext:contextual-spacing="false" fo:line-height="102%" fo:text-indent="0cm" style:auto-text-indent="false">
        <style:tab-stops>
          <style:tab-stop style:position="0.002cm"/>
        </style:tab-stops>
      </style:paragraph-properties>
    </style:style>
    <style:style style:name="P157" style:family="paragraph" style:parent-style-name="Text_20_body" style:master-page-name="MP26">
      <style:paragraph-properties fo:margin-left="0cm" fo:margin-right="0.196cm" fo:margin-top="0.108cm" fo:margin-bottom="0cm" loext:contextual-spacing="false" fo:line-height="134%" fo:text-indent="0cm" style:auto-text-indent="false" style:page-number="auto" fo:break-before="page"/>
    </style:style>
    <style:style style:name="P158" style:family="paragraph" style:parent-style-name="Text_20_body" style:list-style-name="L3">
      <style:paragraph-properties fo:margin-left="3.159cm" fo:margin-right="0cm" fo:margin-top="0.139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59" style:family="paragraph" style:parent-style-name="Text_20_body" style:list-style-name="L3">
      <style:paragraph-properties fo:margin-left="3.159cm" fo:margin-right="0cm" fo:margin-top="0.155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60" style:family="paragraph" style:parent-style-name="Text_20_body" style:list-style-name="L3">
      <style:paragraph-properties fo:margin-left="3.159cm" fo:margin-right="0cm" fo:margin-top="0.145cm" fo:margin-bottom="0cm" loext:contextual-spacing="false" fo:text-indent="-0.898cm" style:auto-text-indent="false">
        <style:tab-stops>
          <style:tab-stop style:position="0.002cm"/>
        </style:tab-stops>
      </style:paragraph-properties>
    </style:style>
    <style:style style:name="P161" style:family="paragraph" style:parent-style-name="Text_20_body" style:list-style-name="L3">
      <style:paragraph-properties fo:margin-left="3.159cm" fo:margin-right="0cm" fo:text-indent="-0.898cm" style:auto-text-indent="false">
        <style:tab-stops>
          <style:tab-stop style:position="0.002cm"/>
        </style:tab-stops>
      </style:paragraph-properties>
    </style:style>
    <style:style style:name="P162" style:family="paragraph" style:parent-style-name="Text_20_body" style:list-style-name="L3">
      <style:paragraph-properties fo:margin-left="3.159cm" fo:margin-right="0.187cm" fo:margin-top="0.155cm" fo:margin-bottom="0cm" loext:contextual-spacing="false" fo:line-height="102%" fo:text-indent="-0.898cm" style:auto-text-indent="false">
        <style:tab-stops>
          <style:tab-stop style:position="0.002cm"/>
        </style:tab-stops>
      </style:paragraph-properties>
    </style:style>
    <style:style style:name="P163" style:family="paragraph" style:parent-style-name="Text_20_body" style:list-style-name="L3">
      <style:paragraph-properties fo:margin-left="3.159cm" fo:margin-right="0.187cm" fo:margin-top="0.155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64" style:family="paragraph" style:parent-style-name="Text_20_body" style:list-style-name="L3">
      <style:paragraph-properties fo:margin-left="0cm" fo:margin-right="0.187cm" fo:margin-top="0.145cm" fo:margin-bottom="0cm" loext:contextual-spacing="false" fo:line-height="102%" fo:text-indent="0cm" style:auto-text-indent="false">
        <style:tab-stops>
          <style:tab-stop style:position="0.002cm"/>
        </style:tab-stops>
      </style:paragraph-properties>
    </style:style>
    <style:style style:name="P165" style:family="paragraph" style:parent-style-name="Text_20_body" style:list-style-name="L3">
      <style:paragraph-properties fo:margin-left="0cm" fo:margin-right="0.187cm" fo:margin-top="0.139cm" fo:margin-bottom="0cm" loext:contextual-spacing="false" fo:line-height="102%" fo:text-indent="0cm" style:auto-text-indent="false">
        <style:tab-stops>
          <style:tab-stop style:position="0.004cm"/>
        </style:tab-stops>
      </style:paragraph-properties>
    </style:style>
    <style:style style:name="P166" style:family="paragraph" style:parent-style-name="Text_20_body" style:list-style-name="L3">
      <style:paragraph-properties fo:margin-left="0cm" fo:margin-right="0.187cm" fo:line-height="102%" fo:text-indent="0cm" style:auto-text-indent="false">
        <style:tab-stops>
          <style:tab-stop style:position="0.002cm"/>
        </style:tab-stops>
      </style:paragraph-properties>
    </style:style>
    <style:style style:name="P167" style:family="paragraph" style:parent-style-name="Text_20_body" style:list-style-name="L3">
      <style:paragraph-properties fo:margin-left="0cm" fo:margin-right="0.187cm" fo:margin-top="0.143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68" style:family="paragraph" style:parent-style-name="Text_20_body" style:list-style-name="L3">
      <style:paragraph-properties fo:margin-left="2.311cm" fo:margin-right="0.196cm" fo:margin-top="0.145cm" fo:margin-bottom="0cm" loext:contextual-spacing="false" fo:line-height="102%" fo:text-indent="-0.896cm" style:auto-text-indent="false">
        <style:tab-stops>
          <style:tab-stop style:position="0.004cm"/>
        </style:tab-stops>
      </style:paragraph-properties>
    </style:style>
    <style:style style:name="P169" style:family="paragraph" style:parent-style-name="Text_20_body" style:list-style-name="L3">
      <style:paragraph-properties fo:margin-left="2.311cm" fo:margin-right="0.187cm" fo:line-height="102%" fo:text-indent="0cm" style:auto-text-indent="false">
        <style:tab-stops>
          <style:tab-stop style:position="0.002cm"/>
        </style:tab-stops>
      </style:paragraph-properties>
    </style:style>
    <style:style style:name="P170" style:family="paragraph" style:parent-style-name="Text_20_body" style:list-style-name="L3">
      <style:paragraph-properties fo:margin-left="2.311cm" fo:margin-right="0.196cm" fo:margin-top="0.139cm" fo:margin-bottom="0cm" loext:contextual-spacing="false" fo:line-height="102%" fo:text-indent="0cm" style:auto-text-indent="false">
        <style:tab-stops>
          <style:tab-stop style:position="0.002cm"/>
        </style:tab-stops>
      </style:paragraph-properties>
    </style:style>
    <style:style style:name="P171" style:family="paragraph" style:parent-style-name="Text_20_body" style:list-style-name="L3">
      <style:paragraph-properties fo:margin-left="2.311cm" fo:margin-right="0.196cm" fo:margin-top="0.155cm" fo:margin-bottom="0cm" loext:contextual-spacing="false" fo:line-height="102%" fo:text-indent="0cm" style:auto-text-indent="false">
        <style:tab-stops>
          <style:tab-stop style:position="0.002cm"/>
        </style:tab-stops>
      </style:paragraph-properties>
    </style:style>
    <style:style style:name="P172" style:family="paragraph" style:parent-style-name="Text_20_body" style:list-style-name="L5">
      <style:paragraph-properties fo:margin-left="3.157cm" fo:margin-right="0cm" fo:text-indent="-0.898cm" style:auto-text-indent="false">
        <style:tab-stops>
          <style:tab-stop style:position="0.002cm"/>
        </style:tab-stops>
      </style:paragraph-properties>
    </style:style>
    <style:style style:name="P173" style:family="paragraph" style:parent-style-name="Text_20_body" style:list-style-name="L3">
      <style:paragraph-properties fo:margin-left="2.311cm" fo:margin-right="0cm" fo:text-indent="0cm" style:auto-text-indent="false">
        <style:tab-stops>
          <style:tab-stop style:position="0.002cm"/>
        </style:tab-stops>
      </style:paragraph-properties>
    </style:style>
    <style:style style:name="P174" style:family="paragraph" style:parent-style-name="Text_20_body" style:list-style-name="L3">
      <style:paragraph-properties fo:margin-left="0cm" fo:margin-right="0cm" fo:margin-top="0.155cm" fo:margin-bottom="0cm" loext:contextual-spacing="false" fo:text-indent="-0.9cm" style:auto-text-indent="false">
        <style:tab-stops>
          <style:tab-stop style:position="0cm"/>
        </style:tab-stops>
      </style:paragraph-properties>
    </style:style>
    <style:style style:name="P175" style:family="paragraph" style:parent-style-name="Text_20_body" style:list-style-name="L14">
      <style:paragraph-properties fo:margin-left="0cm" fo:margin-right="0cm" fo:margin-top="0.139cm" fo:margin-bottom="0cm" loext:contextual-spacing="false" fo:text-indent="-0.9cm" style:auto-text-indent="false">
        <style:tab-stops>
          <style:tab-stop style:position="0.002cm"/>
        </style:tab-stops>
      </style:paragraph-properties>
    </style:style>
    <style:style style:name="P176" style:family="paragraph" style:parent-style-name="Text_20_body" style:list-style-name="L3">
      <style:paragraph-properties fo:margin-left="2.311cm" fo:margin-right="0.182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77" style:family="paragraph" style:parent-style-name="Text_20_body" style:list-style-name="L3">
      <style:paragraph-properties fo:margin-left="2.311cm" fo:margin-right="0.517cm" fo:margin-top="0.14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78" style:family="paragraph" style:parent-style-name="Text_20_body" style:list-style-name="L3">
      <style:paragraph-properties fo:margin-left="2.314cm" fo:margin-right="0cm" fo:text-indent="-0.896cm" style:auto-text-indent="false">
        <style:tab-stops>
          <style:tab-stop style:position="0.004cm"/>
        </style:tab-stops>
      </style:paragraph-properties>
    </style:style>
    <style:style style:name="P179" style:family="paragraph" style:parent-style-name="Text_20_body" style:list-style-name="L3">
      <style:paragraph-properties fo:margin-left="3.163cm" fo:margin-right="0.182cm" fo:margin-top="0.155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80" style:family="paragraph" style:parent-style-name="Text_20_body" style:list-style-name="L3">
      <style:paragraph-properties fo:margin-left="2.314cm" fo:margin-right="0.18cm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181" style:family="paragraph" style:parent-style-name="Text_20_body" style:list-style-name="L3">
      <style:paragraph-properties fo:margin-left="0cm" fo:margin-right="0.18cm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82" style:family="paragraph" style:parent-style-name="Text_20_body" style:list-style-name="L3">
      <style:paragraph-properties fo:margin-left="0cm" fo:margin-right="0.18cm" fo:margin-top="0.155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83" style:family="paragraph" style:parent-style-name="Text_20_body" style:list-style-name="L3">
      <style:paragraph-properties fo:margin-left="0cm" fo:margin-right="0.18cm" fo:margin-top="0.139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84" style:family="paragraph" style:parent-style-name="Text_20_body" style:list-style-name="L3">
      <style:paragraph-properties fo:margin-left="0cm" fo:margin-right="0.182cm" fo:margin-top="0.139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85" style:family="paragraph" style:parent-style-name="Text_20_body" style:list-style-name="L3" style:master-page-name="MP21">
      <style:paragraph-properties fo:margin-left="0cm" fo:margin-right="0.182cm" fo:margin-top="0.106cm" fo:margin-bottom="0cm" loext:contextual-spacing="false" fo:line-height="102%" fo:text-align="justify" style:justify-single-word="false" fo:text-indent="-0.898cm" style:auto-text-indent="false" style:page-number="auto" fo:break-before="page">
        <style:tab-stops>
          <style:tab-stop style:position="0.002cm"/>
        </style:tab-stops>
      </style:paragraph-properties>
    </style:style>
    <style:style style:name="P186" style:family="paragraph" style:parent-style-name="Text_20_body" style:list-style-name="L3">
      <style:paragraph-properties fo:margin-left="0cm" fo:margin-right="0.178cm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87" style:family="paragraph" style:parent-style-name="Text_20_body" style:list-style-name="L3">
      <style:paragraph-properties fo:margin-left="0cm" fo:margin-right="0.178cm" fo:margin-top="0.139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88" style:family="paragraph" style:parent-style-name="Text_20_body" style:list-style-name="L3">
      <style:paragraph-properties fo:margin-left="0cm" fo:margin-right="0.178cm" fo:margin-top="0.145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89" style:family="paragraph" style:parent-style-name="Text_20_body" style:list-style-name="L3">
      <style:paragraph-properties fo:margin-left="3.159cm" fo:margin-right="0.18cm" fo:margin-top="0.139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190" style:family="paragraph" style:parent-style-name="Text_20_body" style:list-style-name="L3">
      <style:paragraph-properties fo:margin-left="0cm" fo:margin-right="0.178cm" fo:margin-top="0.143cm" fo:margin-bottom="0cm" loext:contextual-spacing="false" fo:line-height="102%" fo:text-align="justify" style:justify-single-word="false" fo:text-indent="-0.877cm" style:auto-text-indent="false">
        <style:tab-stops>
          <style:tab-stop style:position="0cm"/>
        </style:tab-stops>
      </style:paragraph-properties>
    </style:style>
    <style:style style:name="P191" style:family="paragraph" style:parent-style-name="Text_20_body" style:list-style-name="L3">
      <style:paragraph-properties fo:margin-left="0cm" fo:margin-right="0.178cm" fo:margin-top="0.139cm" fo:margin-bottom="0cm" loext:contextual-spacing="false" fo:line-height="102%" fo:text-align="justify" style:justify-single-word="false" fo:text-indent="-0.877cm" style:auto-text-indent="false">
        <style:tab-stops>
          <style:tab-stop style:position="0.002cm"/>
        </style:tab-stops>
      </style:paragraph-properties>
    </style:style>
    <style:style style:name="P192" style:family="paragraph" style:parent-style-name="Text_20_body" style:list-style-name="L3">
      <style:paragraph-properties fo:margin-left="0cm" fo:margin-right="0.18cm" fo:margin-top="0.141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193" style:family="paragraph" style:parent-style-name="Text_20_body" style:list-style-name="L3">
      <style:paragraph-properties fo:margin-left="2.314cm" fo:margin-right="0.178cm" fo:margin-top="0.143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94" style:family="paragraph" style:parent-style-name="Text_20_body" style:list-style-name="L3">
      <style:paragraph-properties fo:margin-left="2.314cm" fo:margin-right="0.178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95" style:family="paragraph" style:parent-style-name="Text_20_body" style:list-style-name="L3">
      <style:paragraph-properties fo:margin-left="2.314cm" fo:margin-right="0.178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96" style:family="paragraph" style:parent-style-name="Text_20_body" style:list-style-name="L3">
      <style:paragraph-properties fo:margin-left="0cm" fo:margin-right="0.185cm" fo:margin-top="0.145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197" style:family="paragraph" style:parent-style-name="Text_20_body" style:list-style-name="L3">
      <style:paragraph-properties fo:margin-left="2.314cm" fo:margin-right="0.183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98" style:family="paragraph" style:parent-style-name="Text_20_body" style:list-style-name="L3">
      <style:paragraph-properties fo:margin-left="2.314cm" fo:margin-right="0.183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99" style:family="paragraph" style:parent-style-name="Text_20_body" style:list-style-name="L3" style:master-page-name="MP16">
      <style:paragraph-properties fo:margin-left="2.314cm" fo:margin-right="0.176cm" fo:margin-top="0.106cm" fo:margin-bottom="0cm" loext:contextual-spacing="false" fo:line-height="102%" fo:text-align="justify" style:justify-single-word="false" fo:text-indent="-0.896cm" style:auto-text-indent="false" style:page-number="auto" fo:break-before="page">
        <style:tab-stops>
          <style:tab-stop style:position="0.004cm"/>
        </style:tab-stops>
      </style:paragraph-properties>
    </style:style>
    <style:style style:name="P200" style:family="paragraph" style:parent-style-name="Text_20_body" style:list-style-name="L3">
      <style:paragraph-properties fo:margin-left="2.314cm" fo:margin-right="0.178cm" fo:margin-top="0.143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201" style:family="paragraph" style:parent-style-name="Text_20_body" style:list-style-name="L3">
      <style:paragraph-properties fo:margin-left="2.314cm" fo:margin-right="0.178cm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202" style:family="paragraph" style:parent-style-name="Text_20_body" style:list-style-name="L7">
      <style:paragraph-properties fo:margin-left="0cm" fo:margin-right="0.187cm" fo:margin-top="0.141cm" fo:margin-bottom="0cm" loext:contextual-spacing="false" fo:line-height="102%" fo:text-indent="-0.896cm" style:auto-text-indent="false">
        <style:tab-stops>
          <style:tab-stop style:position="0.002cm"/>
        </style:tab-stops>
      </style:paragraph-properties>
    </style:style>
    <style:style style:name="P203" style:family="paragraph" style:parent-style-name="Text_20_body" style:list-style-name="L3">
      <style:paragraph-properties fo:margin-left="0cm" fo:margin-right="0.187cm" fo:line-height="102%" fo:text-indent="-0.896cm" style:auto-text-indent="false">
        <style:tab-stops>
          <style:tab-stop style:position="0.004cm"/>
        </style:tab-stops>
      </style:paragraph-properties>
    </style:style>
    <style:style style:name="P204" style:family="paragraph" style:parent-style-name="Text_20_body" style:list-style-name="L7">
      <style:paragraph-properties fo:margin-left="0cm" fo:margin-right="0.196cm" fo:margin-top="0.139cm" fo:margin-bottom="0cm" loext:contextual-spacing="false" fo:line-height="102%" fo:text-indent="-0.898cm" style:auto-text-indent="false">
        <style:tab-stops>
          <style:tab-stop style:position="0.002cm"/>
        </style:tab-stops>
      </style:paragraph-properties>
    </style:style>
    <style:style style:name="P205" style:family="paragraph" style:parent-style-name="Text_20_body" style:list-style-name="L3">
      <style:paragraph-properties fo:margin-left="0cm" fo:margin-right="0.196cm" fo:line-height="102%" fo:text-indent="-0.898cm" style:auto-text-indent="false">
        <style:tab-stops>
          <style:tab-stop style:position="0.002cm"/>
        </style:tab-stops>
      </style:paragraph-properties>
    </style:style>
    <style:style style:name="P206" style:family="paragraph" style:parent-style-name="Text_20_body" style:list-style-name="L8">
      <style:paragraph-properties fo:margin-top="0.155cm" fo:margin-bottom="0cm" loext:contextual-spacing="false">
        <style:tab-stops>
          <style:tab-stop style:position="0.002cm"/>
        </style:tab-stops>
      </style:paragraph-properties>
    </style:style>
    <style:style style:name="P207" style:family="paragraph" style:parent-style-name="Text_20_body" style:list-style-name="L3">
      <style:paragraph-properties fo:margin-top="0.155cm" fo:margin-bottom="0cm" loext:contextual-spacing="false">
        <style:tab-stops>
          <style:tab-stop style:position="0.002cm"/>
        </style:tab-stops>
      </style:paragraph-properties>
    </style:style>
    <style:style style:name="P208" style:family="paragraph" style:parent-style-name="Text_20_body" style:list-style-name="L10">
      <style:paragraph-properties fo:margin-top="0.155cm" fo:margin-bottom="0cm" loext:contextual-spacing="false" fo:text-align="start" style:justify-single-word="false">
        <style:tab-stops>
          <style:tab-stop style:position="0.002cm"/>
        </style:tab-stops>
      </style:paragraph-properties>
    </style:style>
    <style:style style:name="P209" style:family="paragraph" style:parent-style-name="Text_20_body" style:list-style-name="L3">
      <style:paragraph-properties fo:margin-left="2.314cm" fo:margin-right="0.185cm" fo:margin-top="0.15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10" style:family="paragraph" style:parent-style-name="Text_20_body" style:list-style-name="L3">
      <style:paragraph-properties fo:margin-left="2.314cm" fo:margin-right="0.196cm" fo:line-height="102%" fo:text-indent="0cm" style:auto-text-indent="false">
        <style:tab-stops>
          <style:tab-stop style:position="0.002cm"/>
        </style:tab-stops>
      </style:paragraph-properties>
    </style:style>
    <style:style style:name="P211" style:family="paragraph" style:parent-style-name="Text_20_body" style:list-style-name="L3">
      <style:paragraph-properties fo:margin-left="2.314cm" fo:margin-right="0.196cm" fo:margin-top="0.143cm" fo:margin-bottom="0cm" loext:contextual-spacing="false" fo:line-height="102%" fo:text-indent="0cm" style:auto-text-indent="false">
        <style:tab-stops>
          <style:tab-stop style:position="0.002cm"/>
        </style:tab-stops>
      </style:paragraph-properties>
    </style:style>
    <style:style style:name="P212" style:family="paragraph" style:parent-style-name="Text_20_body" style:list-style-name="L3">
      <style:paragraph-properties fo:margin-left="2.314cm" fo:margin-right="0.196cm" fo:margin-top="0.139cm" fo:margin-bottom="0cm" loext:contextual-spacing="false" fo:line-height="102%" fo:text-indent="0cm" style:auto-text-indent="false">
        <style:tab-stops>
          <style:tab-stop style:position="0.002cm"/>
        </style:tab-stops>
      </style:paragraph-properties>
    </style:style>
    <style:style style:name="P213" style:family="paragraph" style:parent-style-name="Text_20_body" style:list-style-name="L9">
      <style:paragraph-properties fo:margin-left="0cm" fo:margin-right="0.18cm" fo:line-height="102%" fo:text-align="justify" style:justify-single-word="false" fo:text-indent="-0.847cm" style:auto-text-indent="false">
        <style:tab-stops>
          <style:tab-stop style:position="0.002cm"/>
        </style:tab-stops>
      </style:paragraph-properties>
    </style:style>
    <style:style style:name="P214" style:family="paragraph" style:parent-style-name="Text_20_body" style:list-style-name="L9">
      <style:paragraph-properties fo:margin-left="0cm" fo:margin-right="0.187cm" fo:margin-top="0.139cm" fo:margin-bottom="0cm" loext:contextual-spacing="false" fo:line-height="102%" fo:text-indent="-0.847cm" style:auto-text-indent="false">
        <style:tab-stops>
          <style:tab-stop style:position="0.002cm"/>
        </style:tab-stops>
      </style:paragraph-properties>
    </style:style>
    <style:style style:name="P215" style:family="paragraph" style:parent-style-name="Text_20_body" style:list-style-name="L9">
      <style:paragraph-properties fo:margin-left="0cm" fo:margin-right="0.187cm" fo:line-height="102%" fo:text-indent="-0.847cm" style:auto-text-indent="false">
        <style:tab-stops>
          <style:tab-stop style:position="0.002cm"/>
        </style:tab-stops>
      </style:paragraph-properties>
    </style:style>
    <style:style style:name="P216" style:family="paragraph" style:parent-style-name="Text_20_body" style:list-style-name="L9">
      <style:paragraph-properties fo:margin-left="0cm" fo:margin-right="0cm" fo:margin-top="0.139cm" fo:margin-bottom="0cm" loext:contextual-spacing="false" fo:text-indent="-0.847cm" style:auto-text-indent="false">
        <style:tab-stops>
          <style:tab-stop style:position="0.002cm"/>
        </style:tab-stops>
      </style:paragraph-properties>
    </style:style>
    <style:style style:name="P217" style:family="paragraph" style:parent-style-name="Text_20_body" style:list-style-name="L9">
      <style:paragraph-properties fo:margin-left="0cm" fo:margin-right="0.196cm" fo:margin-top="0.139cm" fo:margin-bottom="0cm" loext:contextual-spacing="false" fo:line-height="102%" fo:text-indent="-0.847cm" style:auto-text-indent="false">
        <style:tab-stops>
          <style:tab-stop style:position="0.002cm"/>
        </style:tab-stops>
      </style:paragraph-properties>
    </style:style>
    <style:style style:name="P218" style:family="paragraph" style:parent-style-name="Text_20_body" style:list-style-name="L3">
      <style:paragraph-properties fo:margin-left="3.159cm" fo:margin-right="0cm" fo:text-indent="-0.896cm" style:auto-text-indent="false">
        <style:tab-stops>
          <style:tab-stop style:position="0.002cm"/>
        </style:tab-stops>
      </style:paragraph-properties>
    </style:style>
    <style:style style:name="P219" style:family="paragraph" style:parent-style-name="Text_20_body" style:list-style-name="L14">
      <style:paragraph-properties fo:margin-left="3.159cm" fo:margin-right="0cm" fo:text-indent="-0.896cm" style:auto-text-indent="false">
        <style:tab-stops>
          <style:tab-stop style:position="0.002cm"/>
        </style:tab-stops>
      </style:paragraph-properties>
    </style:style>
    <style:style style:name="P220" style:family="paragraph" style:parent-style-name="Text_20_body" style:list-style-name="L3">
      <style:paragraph-properties fo:margin-left="3.159cm" fo:margin-right="0cm" fo:text-indent="-0.896cm" style:auto-text-indent="false">
        <style:tab-stops>
          <style:tab-stop style:position="0.004cm"/>
        </style:tab-stops>
      </style:paragraph-properties>
    </style:style>
    <style:style style:name="P221" style:family="paragraph" style:parent-style-name="Text_20_body" style:list-style-name="L3">
      <style:paragraph-properties fo:margin-left="3.159cm" fo:margin-right="0cm" fo:margin-top="0.139cm" fo:margin-bottom="0cm" loext:contextual-spacing="false" fo:text-indent="-0.896cm" style:auto-text-indent="false">
        <style:tab-stops>
          <style:tab-stop style:position="0.004cm"/>
        </style:tab-stops>
      </style:paragraph-properties>
    </style:style>
    <style:style style:name="P222" style:family="paragraph" style:parent-style-name="Text_20_body" style:list-style-name="L3">
      <style:paragraph-properties fo:margin-left="3.159cm" fo:margin-right="0cm" fo:margin-top="0.155cm" fo:margin-bottom="0cm" loext:contextual-spacing="false" fo:text-indent="-0.896cm" style:auto-text-indent="false">
        <style:tab-stops>
          <style:tab-stop style:position="0.004cm"/>
        </style:tab-stops>
      </style:paragraph-properties>
    </style:style>
    <style:style style:name="P223" style:family="paragraph" style:parent-style-name="Text_20_body" style:list-style-name="L3">
      <style:paragraph-properties fo:margin-left="3.159cm" fo:margin-right="0cm" fo:margin-top="0.145cm" fo:margin-bottom="0cm" loext:contextual-spacing="false" fo:text-indent="-0.896cm" style:auto-text-indent="false">
        <style:tab-stops>
          <style:tab-stop style:position="0.004cm"/>
        </style:tab-stops>
      </style:paragraph-properties>
    </style:style>
    <style:style style:name="P224" style:family="paragraph" style:parent-style-name="Text_20_body" style:list-style-name="L3">
      <style:paragraph-properties fo:margin-left="3.159cm" fo:margin-right="0.196cm" fo:line-height="102%" fo:text-indent="-0.896cm" style:auto-text-indent="false">
        <style:tab-stops>
          <style:tab-stop style:position="0.004cm"/>
        </style:tab-stops>
      </style:paragraph-properties>
    </style:style>
    <style:style style:name="P225" style:family="paragraph" style:parent-style-name="Text_20_body" style:list-style-name="L10">
      <style:paragraph-properties fo:margin-left="4.006cm" fo:margin-right="0cm" fo:text-align="start" style:justify-single-word="false" fo:text-indent="-0.854cm" style:auto-text-indent="false">
        <style:tab-stops>
          <style:tab-stop style:position="0.002cm"/>
        </style:tab-stops>
      </style:paragraph-properties>
    </style:style>
    <style:style style:name="P226" style:family="paragraph" style:parent-style-name="Text_20_body" style:list-style-name="L10">
      <style:paragraph-properties fo:margin-left="4.006cm" fo:margin-right="0cm" fo:text-align="start" style:justify-single-word="false" fo:text-indent="-0.938cm" style:auto-text-indent="false">
        <style:tab-stops>
          <style:tab-stop style:position="0.002cm"/>
        </style:tab-stops>
      </style:paragraph-properties>
    </style:style>
    <style:style style:name="P227" style:family="paragraph" style:parent-style-name="Text_20_body" style:list-style-name="L10">
      <style:paragraph-properties fo:margin-left="0cm" fo:margin-right="0.187cm" fo:margin-top="0.155cm" fo:margin-bottom="0cm" loext:contextual-spacing="false" fo:line-height="102%" fo:text-indent="-0.898cm" style:auto-text-indent="false">
        <style:tab-stops>
          <style:tab-stop style:position="0.002cm"/>
        </style:tab-stops>
      </style:paragraph-properties>
    </style:style>
    <style:style style:name="P228" style:family="paragraph" style:parent-style-name="Text_20_body" style:list-style-name="L3">
      <style:paragraph-properties fo:margin-left="0cm" fo:margin-right="0.187cm" fo:margin-top="0.155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229" style:family="paragraph" style:parent-style-name="Text_20_body" style:list-style-name="L3">
      <style:paragraph-properties fo:margin-left="2.314cm" fo:margin-right="0cm" fo:text-indent="-0.9cm" style:auto-text-indent="false">
        <style:tab-stops>
          <style:tab-stop style:position="0.002cm"/>
        </style:tab-stops>
      </style:paragraph-properties>
    </style:style>
    <style:style style:name="P230" style:family="paragraph" style:parent-style-name="Text_20_body" style:list-style-name="L3">
      <style:paragraph-properties fo:margin-left="2.314cm" fo:margin-right="0cm" fo:margin-top="0.155cm" fo:margin-bottom="0cm" loext:contextual-spacing="false" fo:text-indent="-0.9cm" style:auto-text-indent="false">
        <style:tab-stops>
          <style:tab-stop style:position="0.002cm"/>
        </style:tab-stops>
      </style:paragraph-properties>
    </style:style>
    <style:style style:name="P231" style:family="paragraph" style:parent-style-name="Text_20_body" style:list-style-name="L3">
      <style:paragraph-properties fo:margin-left="3.159cm" fo:margin-right="0cm" fo:text-indent="-0.875cm" style:auto-text-indent="false">
        <style:tab-stops>
          <style:tab-stop style:position="0.002cm"/>
        </style:tab-stops>
      </style:paragraph-properties>
    </style:style>
    <style:style style:name="P232" style:family="paragraph" style:parent-style-name="Text_20_body" style:list-style-name="L3">
      <style:paragraph-properties fo:margin-left="3.159cm" fo:margin-right="0cm" fo:margin-top="0.143cm" fo:margin-bottom="0cm" loext:contextual-spacing="false" fo:text-indent="-0.875cm" style:auto-text-indent="false">
        <style:tab-stops>
          <style:tab-stop style:position="0.002cm"/>
        </style:tab-stops>
      </style:paragraph-properties>
    </style:style>
    <style:style style:name="P233" style:family="paragraph" style:parent-style-name="Text_20_body" style:list-style-name="L3">
      <style:paragraph-properties fo:margin-left="3.159cm" fo:margin-right="0.196cm" fo:line-height="102%" fo:text-indent="-0.898cm" style:auto-text-indent="false">
        <style:tab-stops>
          <style:tab-stop style:position="0.002cm"/>
        </style:tab-stops>
      </style:paragraph-properties>
    </style:style>
    <style:style style:name="P234" style:family="paragraph" style:parent-style-name="Text_20_body" style:list-style-name="L3">
      <style:paragraph-properties fo:margin-left="3.159cm" fo:margin-right="0.196cm" fo:margin-top="0.139cm" fo:margin-bottom="0cm" loext:contextual-spacing="false" fo:line-height="102%" fo:text-indent="-0.898cm" style:auto-text-indent="false">
        <style:tab-stops>
          <style:tab-stop style:position="0.002cm"/>
        </style:tab-stops>
      </style:paragraph-properties>
    </style:style>
    <style:style style:name="P235" style:family="paragraph" style:parent-style-name="Text_20_body" style:list-style-name="L3">
      <style:paragraph-properties fo:margin-left="3.159cm" fo:margin-right="0.196cm" fo:margin-top="0.155cm" fo:margin-bottom="0cm" loext:contextual-spacing="false" fo:line-height="102%" fo:text-indent="-0.898cm" style:auto-text-indent="false">
        <style:tab-stops>
          <style:tab-stop style:position="0.002cm"/>
        </style:tab-stops>
      </style:paragraph-properties>
    </style:style>
    <style:style style:name="P236" style:family="paragraph" style:parent-style-name="Text_20_body" style:list-style-name="L3">
      <style:paragraph-properties fo:margin-left="3.177cm" fo:margin-right="0cm" fo:margin-top="0.139cm" fo:margin-bottom="0cm" loext:contextual-spacing="false" fo:text-indent="-0.864cm" style:auto-text-indent="false">
        <style:tab-stops>
          <style:tab-stop style:position="0.002cm"/>
        </style:tab-stops>
      </style:paragraph-properties>
    </style:style>
    <style:style style:name="P237" style:family="paragraph" style:parent-style-name="Text_20_body" style:list-style-name="L3">
      <style:paragraph-properties fo:margin-left="3.177cm" fo:margin-right="0cm" fo:margin-top="0.155cm" fo:margin-bottom="0cm" loext:contextual-spacing="false" fo:text-indent="-0.864cm" style:auto-text-indent="false">
        <style:tab-stops>
          <style:tab-stop style:position="0.002cm"/>
        </style:tab-stops>
      </style:paragraph-properties>
    </style:style>
    <style:style style:name="P238" style:family="paragraph" style:parent-style-name="Text_20_body" style:list-style-name="L3">
      <style:paragraph-properties fo:margin-left="3.159cm" fo:margin-right="0.187cm" fo:line-height="102%" fo:text-indent="-0.896cm" style:auto-text-indent="false">
        <style:tab-stops>
          <style:tab-stop style:position="0.004cm"/>
        </style:tab-stops>
      </style:paragraph-properties>
    </style:style>
    <style:style style:name="P239" style:family="paragraph" style:parent-style-name="Text_20_body" style:list-style-name="L3">
      <style:paragraph-properties fo:margin-left="0cm" fo:margin-right="0.183cm" fo:line-height="102%" fo:text-align="justify" style:justify-single-word="false" fo:text-indent="-0.855cm" style:auto-text-indent="false">
        <style:tab-stops>
          <style:tab-stop style:position="0.002cm"/>
        </style:tab-stops>
      </style:paragraph-properties>
    </style:style>
    <style:style style:name="P240" style:family="paragraph" style:parent-style-name="Text_20_body" style:list-style-name="L3">
      <style:paragraph-properties fo:margin-left="0cm" fo:margin-right="0.18cm" fo:line-height="102%" fo:text-align="justify" style:justify-single-word="false" fo:text-indent="-0.855cm" style:auto-text-indent="false">
        <style:tab-stops>
          <style:tab-stop style:position="0.002cm"/>
        </style:tab-stops>
      </style:paragraph-properties>
    </style:style>
    <style:style style:name="P241" style:family="paragraph" style:parent-style-name="Text_20_body" style:list-style-name="L3">
      <style:paragraph-properties fo:margin-left="0cm" fo:margin-right="0.182cm" fo:margin-top="0.139cm" fo:margin-bottom="0cm" loext:contextual-spacing="false" fo:line-height="102%" fo:text-align="justify" style:justify-single-word="false" fo:text-indent="-0.94cm" style:auto-text-indent="false">
        <style:tab-stops>
          <style:tab-stop style:position="0.002cm"/>
        </style:tab-stops>
      </style:paragraph-properties>
    </style:style>
    <style:style style:name="P242" style:family="paragraph" style:parent-style-name="Text_20_body" style:list-style-name="L3">
      <style:paragraph-properties fo:margin-left="0cm" fo:margin-right="0.178cm" fo:margin-top="0.143cm" fo:margin-bottom="0cm" loext:contextual-spacing="false" fo:line-height="102%" fo:text-align="justify" style:justify-single-word="false" fo:text-indent="-0.961cm" style:auto-text-indent="false">
        <style:tab-stops>
          <style:tab-stop style:position="0.004cm"/>
        </style:tab-stops>
      </style:paragraph-properties>
    </style:style>
    <style:style style:name="P243" style:family="paragraph" style:parent-style-name="Text_20_body" style:list-style-name="L11">
      <style:paragraph-properties fo:margin-left="0cm" fo:margin-right="0.183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44" style:family="paragraph" style:parent-style-name="Text_20_body" style:list-style-name="L3">
      <style:paragraph-properties fo:margin-left="0cm" fo:margin-right="0.183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45" style:family="paragraph" style:parent-style-name="Text_20_body" style:list-style-name="L13" style:master-page-name="MP24">
      <style:paragraph-properties fo:margin-left="0cm" fo:margin-right="0.183cm" fo:margin-top="0.106cm" fo:margin-bottom="0cm" loext:contextual-spacing="false" fo:line-height="102%" fo:text-align="justify" style:justify-single-word="false" fo:text-indent="0cm" style:auto-text-indent="false" style:page-number="auto" fo:break-before="page">
        <style:tab-stops>
          <style:tab-stop style:position="0.002cm"/>
        </style:tab-stops>
      </style:paragraph-properties>
    </style:style>
    <style:style style:name="P246" style:family="paragraph" style:parent-style-name="Text_20_body" style:list-style-name="L3">
      <style:paragraph-properties fo:margin-left="0cm" fo:margin-right="0.183cm" fo:margin-top="0.141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47" style:family="paragraph" style:parent-style-name="Text_20_body" style:list-style-name="L3">
      <style:paragraph-properties fo:margin-left="0cm" fo:margin-right="0.183cm" fo:margin-top="0.14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48" style:family="paragraph" style:parent-style-name="Text_20_body" style:list-style-name="L11">
      <style:paragraph-properties fo:margin-left="0cm" fo:margin-right="0.176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49" style:family="paragraph" style:parent-style-name="Text_20_body" style:list-style-name="L3">
      <style:paragraph-properties fo:margin-left="2.314cm" fo:margin-right="0.363cm" fo:line-height="102%" fo:text-indent="0cm" style:auto-text-indent="false">
        <style:tab-stops>
          <style:tab-stop style:position="0.002cm"/>
        </style:tab-stops>
      </style:paragraph-properties>
    </style:style>
    <style:style style:name="P250" style:family="paragraph" style:parent-style-name="Text_20_body" style:list-style-name="L3">
      <style:paragraph-properties fo:margin-left="2.314cm" fo:margin-right="0.363cm" fo:margin-top="0.155cm" fo:margin-bottom="0cm" loext:contextual-spacing="false" fo:line-height="102%" fo:text-indent="0cm" style:auto-text-indent="false">
        <style:tab-stops>
          <style:tab-stop style:position="0.002cm"/>
        </style:tab-stops>
      </style:paragraph-properties>
    </style:style>
    <style:style style:name="P251" style:family="paragraph" style:parent-style-name="Text_20_body" style:list-style-name="L12">
      <style:paragraph-properties fo:margin-left="0cm" fo:margin-right="0.36cm" fo:line-height="102%" fo:text-indent="-0.898cm" style:auto-text-indent="false">
        <style:tab-stops>
          <style:tab-stop style:position="0.002cm"/>
        </style:tab-stops>
      </style:paragraph-properties>
    </style:style>
    <style:style style:name="P252" style:family="paragraph" style:parent-style-name="Text_20_body" style:list-style-name="L3">
      <style:paragraph-properties fo:margin-left="2.314cm" fo:margin-right="0.199cm" fo:margin-top="0.155cm" fo:margin-bottom="0cm" loext:contextual-spacing="false" fo:line-height="102%" fo:text-indent="0cm" style:auto-text-indent="false">
        <style:tab-stops>
          <style:tab-stop style:position="0.002cm"/>
        </style:tab-stops>
      </style:paragraph-properties>
    </style:style>
    <style:style style:name="P253" style:family="paragraph" style:parent-style-name="Text_20_body" style:list-style-name="L3">
      <style:paragraph-properties fo:margin-left="2.314cm" fo:margin-right="0.194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54" style:family="paragraph" style:parent-style-name="Text_20_body" style:list-style-name="L3">
      <style:paragraph-properties fo:margin-left="2.314cm" fo:margin-right="0.36cm" fo:line-height="102%" fo:text-indent="0cm" style:auto-text-indent="false">
        <style:tab-stops>
          <style:tab-stop style:position="0.002cm"/>
        </style:tab-stops>
      </style:paragraph-properties>
    </style:style>
    <style:style style:name="P255" style:family="paragraph" style:parent-style-name="Text_20_body" style:list-style-name="L3">
      <style:paragraph-properties fo:margin-left="2.314cm" fo:margin-right="0.355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56" style:family="paragraph" style:parent-style-name="Text_20_body" style:list-style-name="L3">
      <style:paragraph-properties fo:margin-left="2.314cm" fo:margin-right="0.355cm" fo:margin-top="0.15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57" style:family="paragraph" style:parent-style-name="Text_20_body" style:list-style-name="L3">
      <style:paragraph-properties fo:margin-left="0cm" fo:margin-right="0.363cm" fo:line-height="102%" fo:text-indent="-0.898cm" style:auto-text-indent="false">
        <style:tab-stops>
          <style:tab-stop style:position="0.002cm"/>
        </style:tab-stops>
      </style:paragraph-properties>
    </style:style>
    <style:style style:name="P258" style:family="paragraph" style:parent-style-name="Text_20_body" style:list-style-name="L3">
      <style:paragraph-properties fo:margin-top="0.139cm" fo:margin-bottom="0cm" loext:contextual-spacing="false">
        <style:tab-stops>
          <style:tab-stop style:position="0.002cm"/>
        </style:tab-stops>
      </style:paragraph-properties>
    </style:style>
    <style:style style:name="P259" style:family="paragraph" style:parent-style-name="Text_20_body" style:list-style-name="L13">
      <style:paragraph-properties fo:margin-top="0.139cm" fo:margin-bottom="0cm" loext:contextual-spacing="false">
        <style:tab-stops>
          <style:tab-stop style:position="0.002cm"/>
        </style:tab-stops>
      </style:paragraph-properties>
    </style:style>
    <style:style style:name="P260" style:family="paragraph" style:parent-style-name="Text_20_body" style:list-style-name="L3">
      <style:paragraph-properties fo:margin-left="0cm" fo:margin-right="0.196cm" fo:line-height="102%" fo:text-indent="-0.855cm" style:auto-text-indent="false">
        <style:tab-stops>
          <style:tab-stop style:position="0.002cm"/>
        </style:tab-stops>
      </style:paragraph-properties>
    </style:style>
    <style:style style:name="P261" style:family="paragraph" style:parent-style-name="Text_20_body" style:list-style-name="L3">
      <style:paragraph-properties fo:margin-left="0cm" fo:margin-right="0.185cm" fo:margin-top="0.139cm" fo:margin-bottom="0cm" loext:contextual-spacing="false" fo:line-height="102%" fo:text-align="justify" style:justify-single-word="false" fo:text-indent="-0.847cm" style:auto-text-indent="false">
        <style:tab-stops>
          <style:tab-stop style:position="0.004cm"/>
        </style:tab-stops>
      </style:paragraph-properties>
    </style:style>
    <style:style style:name="P262" style:family="paragraph" style:parent-style-name="Text_20_body" style:list-style-name="L3">
      <style:paragraph-properties fo:margin-left="0cm" fo:margin-right="0.182cm" fo:margin-top="0.139cm" fo:margin-bottom="0cm" loext:contextual-spacing="false" fo:line-height="102%" fo:text-align="justify" style:justify-single-word="false" fo:text-indent="-0.847cm" style:auto-text-indent="false">
        <style:tab-stops>
          <style:tab-stop style:position="0.002cm"/>
        </style:tab-stops>
      </style:paragraph-properties>
    </style:style>
    <style:style style:name="P263" style:family="paragraph" style:parent-style-name="Text_20_body" style:list-style-name="L3">
      <style:paragraph-properties fo:margin-left="2.314cm" fo:margin-right="0.182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64" style:family="paragraph" style:parent-style-name="Text_20_body" style:list-style-name="L3">
      <style:paragraph-properties fo:margin-left="0cm" fo:margin-right="0.175cm" fo:margin-top="0.139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265" style:family="paragraph" style:parent-style-name="Text_20_body" style:list-style-name="L3">
      <style:paragraph-properties fo:margin-left="0cm" fo:margin-right="0.183cm" fo:margin-top="0.155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266" style:family="paragraph" style:parent-style-name="Text_20_body" style:list-style-name="L3">
      <style:paragraph-properties fo:margin-left="0cm" fo:margin-right="0.183cm" fo:margin-top="0.139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267" style:family="paragraph" style:parent-style-name="Text_20_body" style:list-style-name="L3" style:master-page-name="MP22">
      <style:paragraph-properties fo:margin-left="0cm" fo:margin-right="0.355cm" fo:margin-top="0.106cm" fo:margin-bottom="0cm" loext:contextual-spacing="false" fo:line-height="102%" fo:text-align="justify" style:justify-single-word="false" fo:text-indent="-0.896cm" style:auto-text-indent="false" style:page-number="auto" fo:break-before="page">
        <style:tab-stops>
          <style:tab-stop style:position="0.004cm"/>
        </style:tab-stops>
      </style:paragraph-properties>
    </style:style>
    <style:style style:name="P268" style:family="paragraph" style:parent-style-name="Text_20_body" style:list-style-name="L3">
      <style:paragraph-properties fo:margin-left="0cm" fo:margin-right="0.358cm" fo:margin-top="0.155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269" style:family="paragraph" style:parent-style-name="Text_20_body" style:list-style-name="L3">
      <style:paragraph-properties fo:margin-left="0cm" fo:margin-right="0.358cm" fo:margin-top="0.139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270" style:family="paragraph" style:parent-style-name="Text_20_body" style:list-style-name="L3">
      <style:paragraph-properties fo:margin-left="2.314cm" fo:margin-right="0.358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71" style:family="paragraph" style:parent-style-name="Text_20_body" style:list-style-name="L3">
      <style:paragraph-properties fo:margin-left="2.314cm" fo:margin-right="0.358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72" style:family="paragraph" style:parent-style-name="Text_20_body" style:list-style-name="L3">
      <style:paragraph-properties fo:margin-left="2.314cm" fo:margin-right="0.358cm" fo:margin-top="0.15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73" style:family="paragraph" style:parent-style-name="Text_20_body" style:list-style-name="L3">
      <style:paragraph-properties fo:margin-left="3.159cm" fo:margin-right="0.36cm" fo:line-height="102%" fo:text-indent="-0.896cm" style:auto-text-indent="false">
        <style:tab-stops>
          <style:tab-stop style:position="0.004cm"/>
        </style:tab-stops>
      </style:paragraph-properties>
    </style:style>
    <style:style style:name="P274" style:family="paragraph" style:parent-style-name="Text_20_body" style:list-style-name="L3">
      <style:paragraph-properties fo:margin-left="3.159cm" fo:margin-right="0cm" fo:margin-top="0.139cm" fo:margin-bottom="0cm" loext:contextual-spacing="false" fo:text-indent="-0.877cm" style:auto-text-indent="false">
        <style:tab-stops>
          <style:tab-stop style:position="0.002cm"/>
        </style:tab-stops>
      </style:paragraph-properties>
    </style:style>
    <style:style style:name="P275" style:family="paragraph" style:parent-style-name="Text_20_body" style:list-style-name="L3">
      <style:paragraph-properties fo:margin-left="3.159cm" fo:margin-right="0cm" fo:margin-top="0.145cm" fo:margin-bottom="0cm" loext:contextual-spacing="false" fo:text-indent="-0.877cm" style:auto-text-indent="false">
        <style:tab-stops>
          <style:tab-stop style:position="0.002cm"/>
        </style:tab-stops>
      </style:paragraph-properties>
    </style:style>
    <style:style style:name="P276" style:family="paragraph" style:parent-style-name="Text_20_body" style:list-style-name="L14">
      <style:paragraph-properties fo:margin-left="3.159cm" fo:margin-right="0cm" fo:text-indent="-0.877cm" style:auto-text-indent="false">
        <style:tab-stops>
          <style:tab-stop style:position="0.002cm"/>
        </style:tab-stops>
      </style:paragraph-properties>
    </style:style>
    <style:style style:name="P277" style:family="paragraph" style:parent-style-name="Text_20_body" style:list-style-name="L3">
      <style:paragraph-properties fo:margin-left="3.159cm" fo:margin-right="0.36cm" fo:margin-top="0.155cm" fo:margin-bottom="0cm" loext:contextual-spacing="false" fo:line-height="102%" fo:text-indent="-0.898cm" style:auto-text-indent="false">
        <style:tab-stops>
          <style:tab-stop style:position="0.002cm"/>
        </style:tab-stops>
      </style:paragraph-properties>
    </style:style>
    <style:style style:name="P278" style:family="paragraph" style:parent-style-name="Text_20_body" style:list-style-name="L3">
      <style:paragraph-properties fo:margin-left="3.159cm" fo:margin-right="0.36cm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279" style:family="paragraph" style:parent-style-name="Text_20_body" style:list-style-name="L3">
      <style:paragraph-properties fo:margin-left="0cm" fo:margin-right="0.356cm" fo:margin-top="0.14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80" style:family="paragraph" style:parent-style-name="Text_20_body" style:list-style-name="L3">
      <style:paragraph-properties fo:margin-left="0cm" fo:margin-right="0.363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81" style:family="paragraph" style:parent-style-name="Text_20_body" style:list-style-name="L3">
      <style:paragraph-properties fo:margin-left="0cm" fo:margin-right="0.198cm" fo:margin-top="0.15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82" style:family="paragraph" style:parent-style-name="Text_20_body" style:list-style-name="L3">
      <style:paragraph-properties fo:margin-left="0cm" fo:margin-right="0.198cm" fo:margin-top="0.14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83" style:family="paragraph" style:parent-style-name="Text_20_body" style:list-style-name="L3">
      <style:paragraph-properties fo:margin-left="0cm" fo:margin-right="0.198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84" style:family="paragraph" style:parent-style-name="Text_20_body" style:list-style-name="L3">
      <style:paragraph-properties fo:margin-left="0cm" fo:margin-right="0.358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85" style:family="paragraph" style:parent-style-name="Text_20_body" style:list-style-name="L3">
      <style:paragraph-properties fo:margin-left="0cm" fo:margin-right="0.362cm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86" style:family="paragraph" style:parent-style-name="Text_20_body" style:list-style-name="L3">
      <style:paragraph-properties fo:margin-top="0.141cm" fo:margin-bottom="0cm" loext:contextual-spacing="false">
        <style:tab-stops>
          <style:tab-stop style:position="0.002cm"/>
        </style:tab-stops>
      </style:paragraph-properties>
    </style:style>
    <style:style style:name="P287" style:family="paragraph" style:parent-style-name="Text_20_body" style:list-style-name="L3">
      <style:paragraph-properties fo:margin-left="2.314cm" fo:margin-right="0.362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88" style:family="paragraph" style:parent-style-name="Text_20_body" style:list-style-name="L3">
      <style:paragraph-properties fo:margin-left="2.314cm" fo:margin-right="0.356cm" fo:margin-top="0.139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89" style:family="paragraph" style:parent-style-name="Text_20_body" style:list-style-name="L3">
      <style:paragraph-properties fo:margin-left="2.314cm" fo:margin-right="0.356cm" fo:margin-top="0.143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90" style:family="paragraph" style:parent-style-name="Text_20_body" style:list-style-name="L3">
      <style:paragraph-properties fo:margin-left="3.159cm" fo:margin-right="0.363cm" fo:line-height="102%" fo:text-indent="-0.896cm" style:auto-text-indent="false">
        <style:tab-stops>
          <style:tab-stop style:position="0.004cm"/>
        </style:tab-stops>
      </style:paragraph-properties>
    </style:style>
    <style:style style:name="P291" style:family="paragraph" style:parent-style-name="Text_20_body" style:list-style-name="L3">
      <style:paragraph-properties fo:margin-left="3.159cm" fo:margin-right="0.199cm" fo:line-height="102%" fo:text-indent="-0.877cm" style:auto-text-indent="false">
        <style:tab-stops>
          <style:tab-stop style:position="0.002cm"/>
        </style:tab-stops>
      </style:paragraph-properties>
    </style:style>
    <style:style style:name="P292" style:family="paragraph" style:parent-style-name="Text_20_body" style:list-style-name="L3">
      <style:paragraph-properties fo:margin-left="0cm" fo:margin-right="0.178cm" fo:margin-top="0.15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93" style:family="paragraph" style:parent-style-name="Text_20_body" style:list-style-name="L3">
      <style:paragraph-properties fo:margin-left="3.159cm" fo:margin-right="0.182cm" fo:margin-top="0.155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294" style:family="paragraph" style:parent-style-name="Text_20_body" style:list-style-name="L3">
      <style:paragraph-properties fo:margin-left="3.159cm" fo:margin-right="0.182cm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295" style:family="paragraph" style:parent-style-name="Text_20_body" style:list-style-name="L3">
      <style:paragraph-properties fo:margin-left="0cm" fo:margin-right="0.182cm" fo:margin-top="0.14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96" style:family="paragraph" style:parent-style-name="Text_20_body" style:list-style-name="L3">
      <style:paragraph-properties fo:margin-left="3.159cm" fo:margin-right="0.189cm" fo:margin-top="0.145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297" style:family="paragraph" style:parent-style-name="Text_20_body" style:list-style-name="L3">
      <style:paragraph-properties fo:margin-left="3.159cm" fo:margin-right="0.183cm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298" style:family="paragraph" style:parent-style-name="Text_20_body" style:list-style-name="L3">
      <style:paragraph-properties fo:margin-left="3.159cm" fo:margin-right="0.183cm" fo:margin-top="0.139cm" fo:margin-bottom="0cm" loext:contextual-spacing="false" fo:line-height="102%" fo:text-align="justify" style:justify-single-word="false" fo:text-indent="-0.898cm" style:auto-text-indent="false">
        <style:tab-stops>
          <style:tab-stop style:position="0.002cm"/>
        </style:tab-stops>
      </style:paragraph-properties>
    </style:style>
    <style:style style:name="P299" style:family="paragraph" style:parent-style-name="Text_20_body" style:list-style-name="L3">
      <style:paragraph-properties fo:margin-top="0.143cm" fo:margin-bottom="0cm" loext:contextual-spacing="false">
        <style:tab-stops>
          <style:tab-stop style:position="0.002cm"/>
        </style:tab-stops>
      </style:paragraph-properties>
    </style:style>
    <style:style style:name="P300" style:family="paragraph" style:parent-style-name="Text_20_body" style:list-style-name="L3">
      <style:paragraph-properties fo:margin-left="2.314cm" fo:margin-right="0.252cm" fo:margin-top="0.15cm" fo:margin-bottom="0cm" loext:contextual-spacing="false" fo:line-height="0.459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01" style:family="paragraph" style:parent-style-name="Text_20_body" style:list-style-name="L3">
      <style:paragraph-properties fo:margin-left="0cm" fo:margin-right="0.254cm" fo:margin-top="0.155cm" fo:margin-bottom="0cm" loext:contextual-spacing="false" fo:line-height="102%" fo:text-indent="-0.898cm" style:auto-text-indent="false">
        <style:tab-stops>
          <style:tab-stop style:position="0.002cm"/>
        </style:tab-stops>
      </style:paragraph-properties>
    </style:style>
    <style:style style:name="P302" style:family="paragraph" style:parent-style-name="Text_20_body" style:list-style-name="L3">
      <style:paragraph-properties fo:margin-left="2.314cm" fo:margin-right="0.247cm" fo:margin-top="0.14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03" style:family="paragraph" style:parent-style-name="Text_20_body" style:list-style-name="L3">
      <style:paragraph-properties fo:margin-left="3.159cm" fo:margin-right="0.254cm" fo:line-height="102%" fo:text-indent="-0.896cm" style:auto-text-indent="false">
        <style:tab-stops>
          <style:tab-stop style:position="0.004cm"/>
        </style:tab-stops>
      </style:paragraph-properties>
    </style:style>
    <style:style style:name="P304" style:family="paragraph" style:parent-style-name="Text_20_body" style:list-style-name="L3">
      <style:paragraph-properties fo:margin-left="3.159cm" fo:margin-right="0.254cm" fo:margin-top="0.145cm" fo:margin-bottom="0cm" loext:contextual-spacing="false" fo:line-height="102%" fo:text-indent="-0.896cm" style:auto-text-indent="false">
        <style:tab-stops>
          <style:tab-stop style:position="0.004cm"/>
        </style:tab-stops>
      </style:paragraph-properties>
    </style:style>
    <style:style style:name="P305" style:family="paragraph" style:parent-style-name="Text_20_body" style:list-style-name="L3">
      <style:paragraph-properties fo:margin-left="0cm" fo:margin-right="0.256cm" fo:margin-top="0.139cm" fo:margin-bottom="0cm" loext:contextual-spacing="false" fo:line-height="102%" fo:text-align="justify" style:justify-single-word="false" fo:text-indent="-0.896cm" style:auto-text-indent="false">
        <style:tab-stops>
          <style:tab-stop style:position="0.002cm"/>
        </style:tab-stops>
      </style:paragraph-properties>
    </style:style>
    <style:style style:name="P306" style:family="paragraph" style:parent-style-name="Text_20_body" style:list-style-name="L3">
      <style:paragraph-properties fo:margin-left="0cm" fo:margin-right="0.256cm" fo:margin-top="0.143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307" style:family="paragraph" style:parent-style-name="Text_20_body" style:list-style-name="L3">
      <style:paragraph-properties fo:margin-left="3.159cm" fo:margin-right="0.254cm" fo:margin-top="0.139cm" fo:margin-bottom="0cm" loext:contextual-spacing="false" fo:line-height="102%" fo:text-indent="-0.898cm" style:auto-text-indent="false">
        <style:tab-stops>
          <style:tab-stop style:position="0.002cm"/>
        </style:tab-stops>
      </style:paragraph-properties>
    </style:style>
    <style:style style:name="P308" style:family="paragraph" style:parent-style-name="Text_20_body" style:list-style-name="L3">
      <style:paragraph-properties fo:margin-left="3.159cm" fo:margin-right="0.254cm" fo:margin-top="0.145cm" fo:margin-bottom="0cm" loext:contextual-spacing="false" fo:line-height="102%" fo:text-indent="-0.898cm" style:auto-text-indent="false">
        <style:tab-stops>
          <style:tab-stop style:position="0.002cm"/>
        </style:tab-stops>
      </style:paragraph-properties>
    </style:style>
    <style:style style:name="P309" style:family="paragraph" style:parent-style-name="Text_20_body" style:list-style-name="L3">
      <style:paragraph-properties fo:margin-left="0cm" fo:margin-right="0.254cm" fo:margin-top="0.155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310" style:family="paragraph" style:parent-style-name="Text_20_body" style:list-style-name="L3">
      <style:paragraph-properties fo:margin-left="0cm" fo:margin-right="0.254cm" fo:margin-top="0.139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311" style:family="paragraph" style:parent-style-name="Text_20_body" style:list-style-name="L3">
      <style:paragraph-properties fo:margin-left="0cm" fo:margin-right="0.254cm" fo:margin-top="0.145cm" fo:margin-bottom="0cm" loext:contextual-spacing="false" fo:line-height="102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12" style:family="paragraph" style:parent-style-name="Text_20_body" style:list-style-name="L3">
      <style:paragraph-properties fo:margin-left="2.314cm" fo:margin-right="0.254cm" fo:line-height="134%" fo:text-indent="0cm" style:auto-text-indent="false">
        <style:tab-stops>
          <style:tab-stop style:position="0.002cm"/>
        </style:tab-stops>
      </style:paragraph-properties>
    </style:style>
    <style:style style:name="P313" style:family="paragraph" style:parent-style-name="Text_20_body" style:list-style-name="L3">
      <style:paragraph-properties fo:margin-left="3.159cm" fo:margin-right="0.196cm" fo:margin-top="0.155cm" fo:margin-bottom="0cm" loext:contextual-spacing="false" fo:line-height="102%" fo:text-indent="-0.877cm" style:auto-text-indent="false">
        <style:tab-stops>
          <style:tab-stop style:position="0.002cm"/>
        </style:tab-stops>
      </style:paragraph-properties>
    </style:style>
    <style:style style:name="P314" style:family="paragraph" style:parent-style-name="Text_20_body" style:list-style-name="L3">
      <style:paragraph-properties fo:margin-left="3.159cm" fo:margin-right="0.178cm" fo:margin-top="0.139cm" fo:margin-bottom="0cm" loext:contextual-spacing="false" fo:line-height="102%" fo:text-align="justify" style:justify-single-word="false" fo:text-indent="-0.896cm" style:auto-text-indent="false">
        <style:tab-stops>
          <style:tab-stop style:position="0.004cm"/>
        </style:tab-stops>
      </style:paragraph-properties>
    </style:style>
    <style:style style:name="P315" style:family="paragraph" style:parent-style-name="Text_20_body" style:list-style-name="L3">
      <style:paragraph-properties fo:margin-left="2.318cm" fo:margin-right="0.18cm" fo:margin-top="0.143cm" fo:margin-bottom="0cm" loext:contextual-spacing="false" fo:line-height="102%" fo:text-align="justify" style:justify-single-word="false" fo:text-indent="-0.903cm" style:auto-text-indent="false">
        <style:tab-stops>
          <style:tab-stop style:position="0.002cm"/>
        </style:tab-stops>
      </style:paragraph-properties>
    </style:style>
    <style:style style:name="P316" style:family="paragraph" style:parent-style-name="Heading_20_1" style:master-page-name="MP0">
      <style:paragraph-properties fo:margin-left="3.614cm" fo:margin-right="3.604cm" fo:margin-top="0.072cm" fo:margin-bottom="0cm" loext:contextual-spacing="false" fo:text-align="center" style:justify-single-word="false" fo:text-indent="0cm" style:auto-text-indent="false" style:page-number="auto">
        <style:tab-stops/>
      </style:paragraph-properties>
      <style:text-properties style:font-name="Arial" fo:font-size="3pt" style:font-name-asian="Arial" style:font-size-asian="3pt" style:font-name-complex="Arial" style:font-size-complex="3pt"/>
    </style:style>
    <style:style style:name="P317" style:family="paragraph" style:parent-style-name="Heading_20_1">
      <style:paragraph-properties fo:margin-top="0.113cm" fo:margin-bottom="0cm" loext:contextual-spacing="false" fo:text-align="center" style:justify-single-word="false"/>
    </style:style>
    <style:style style:name="P318" style:family="paragraph" style:parent-style-name="Heading_20_1">
      <style:paragraph-properties fo:margin-left="3.662cm" fo:margin-right="0cm" fo:text-indent="0cm" style:auto-text-indent="false">
        <style:tab-stops/>
      </style:paragraph-properties>
    </style:style>
    <style:style style:name="P319" style:family="paragraph" style:parent-style-name="Heading_20_1">
      <style:paragraph-properties fo:margin-left="3.616cm" fo:margin-right="3.604cm" fo:text-align="center" style:justify-single-word="false" fo:text-indent="0cm" style:auto-text-indent="false">
        <style:tab-stops/>
      </style:paragraph-properties>
    </style:style>
    <style:style style:name="P320" style:family="paragraph" style:parent-style-name="Heading_20_1">
      <style:paragraph-properties fo:margin-left="8.08cm" fo:margin-right="8.239cm" fo:line-height="173%" fo:text-align="center" style:justify-single-word="false" fo:text-indent="-0.002cm" style:auto-text-indent="false">
        <style:tab-stops/>
      </style:paragraph-properties>
    </style:style>
    <style:style style:name="P321" style:family="paragraph" style:parent-style-name="Heading_20_1">
      <style:paragraph-properties fo:margin-left="6.145cm" fo:margin-right="5.203cm" fo:margin-top="0.113cm" fo:margin-bottom="0cm" loext:contextual-spacing="false" fo:line-height="173%" fo:text-indent="2.332cm" style:auto-text-indent="false">
        <style:tab-stops/>
      </style:paragraph-properties>
    </style:style>
    <style:style style:name="P322" style:family="paragraph" style:parent-style-name="Standard" style:list-style-name="L1">
      <style:paragraph-properties fo:margin-top="0.187cm" fo:margin-bottom="0cm" loext:contextual-spacing="false">
        <style:tab-stops>
          <style:tab-stop style:position="0.002cm"/>
          <style:tab-stop style:position="3.801cm"/>
        </style:tab-stops>
      </style:paragraph-properties>
    </style:style>
    <style:style style:name="P323" style:family="paragraph" style:parent-style-name="Standard" style:list-style-name="L2">
      <style:paragraph-properties fo:margin-left="0cm" fo:margin-right="0cm" fo:text-indent="-1.695cm" style:auto-text-indent="false">
        <style:tab-stops>
          <style:tab-stop style:position="0.002cm"/>
        </style:tab-stops>
      </style:paragraph-properties>
    </style:style>
    <style:style style:name="P324" style:family="paragraph" style:parent-style-name="Standard" style:list-style-name="L2">
      <style:paragraph-properties fo:margin-left="0cm" fo:margin-right="0cm" fo:margin-top="0.298cm" fo:margin-bottom="0cm" loext:contextual-spacing="false" fo:text-indent="-1.695cm" style:auto-text-indent="false">
        <style:tab-stops>
          <style:tab-stop style:position="0.002cm"/>
        </style:tab-stops>
      </style:paragraph-properties>
    </style:style>
    <style:style style:name="P325" style:family="paragraph" style:parent-style-name="Standard" style:list-style-name="L2">
      <style:paragraph-properties fo:margin-left="1.887cm" fo:margin-right="0cm" fo:line-height="0.385cm" fo:text-indent="-1.69cm" style:auto-text-indent="false">
        <style:tab-stops>
          <style:tab-stop style:position="0.002cm"/>
        </style:tab-stops>
      </style:paragraph-properties>
    </style:style>
    <style:style style:name="P326" style:family="paragraph" style:parent-style-name="Standard" style:list-style-name="L2">
      <style:paragraph-properties fo:margin-left="1.887cm" fo:margin-right="0cm" fo:margin-top="0.265cm" fo:margin-bottom="0cm" loext:contextual-spacing="false" fo:text-indent="-1.69cm" style:auto-text-indent="false">
        <style:tab-stops>
          <style:tab-stop style:position="0.002cm"/>
        </style:tab-stops>
      </style:paragraph-properties>
    </style:style>
    <style:style style:name="P327" style:family="paragraph" style:parent-style-name="Standard" style:list-style-name="L2">
      <style:paragraph-properties fo:margin-left="1.887cm" fo:margin-right="0cm" fo:margin-top="0.263cm" fo:margin-bottom="0cm" loext:contextual-spacing="false" fo:text-indent="-1.69cm" style:auto-text-indent="false">
        <style:tab-stops>
          <style:tab-stop style:position="0.002cm"/>
        </style:tab-stops>
      </style:paragraph-properties>
    </style:style>
    <style:style style:name="P328" style:family="paragraph" style:parent-style-name="Standard" style:list-style-name="L2">
      <style:paragraph-properties fo:margin-left="1.887cm" fo:margin-right="0cm" fo:margin-top="0.268cm" fo:margin-bottom="0cm" loext:contextual-spacing="false" fo:text-indent="-1.69cm" style:auto-text-indent="false">
        <style:tab-stops>
          <style:tab-stop style:position="0.002cm"/>
        </style:tab-stops>
      </style:paragraph-properties>
    </style:style>
    <style:style style:name="P329" style:family="paragraph" style:parent-style-name="Standard" style:list-style-name="L2">
      <style:paragraph-properties fo:margin-left="1.886cm" fo:margin-right="0cm" fo:margin-top="0.265cm" fo:margin-bottom="0cm" loext:contextual-spacing="false" fo:text-indent="-1.688cm" style:auto-text-indent="false">
        <style:tab-stops>
          <style:tab-stop style:position="0.002cm"/>
        </style:tab-stops>
      </style:paragraph-properties>
    </style:style>
    <style:style style:name="P330" style:family="paragraph" style:parent-style-name="Standard" style:list-style-name="L2">
      <style:paragraph-properties fo:margin-left="1.886cm" fo:margin-right="0cm" fo:margin-top="0.268cm" fo:margin-bottom="0cm" loext:contextual-spacing="false" fo:text-indent="-1.688cm" style:auto-text-indent="false">
        <style:tab-stops>
          <style:tab-stop style:position="0.002cm"/>
        </style:tab-stops>
      </style:paragraph-properties>
    </style:style>
    <style:style style:name="P331" style:family="paragraph" style:parent-style-name="Standard" style:master-page-name="MP5">
      <style:paragraph-properties fo:margin-left="0.198cm" fo:margin-right="0cm" fo:margin-top="0.111cm" fo:margin-bottom="0cm" loext:contextual-spacing="false" fo:text-indent="0cm" style:auto-text-indent="false" style:page-number="auto" fo:break-before="page">
        <style:tab-stops/>
      </style:paragraph-properties>
    </style:style>
    <style:style style:name="P332" style:family="paragraph" style:parent-style-name="Standard" style:master-page-name="MP11">
      <style:paragraph-properties fo:margin-left="0.198cm" fo:margin-right="0cm" fo:margin-top="0.111cm" fo:margin-bottom="0cm" loext:contextual-spacing="false" fo:text-indent="0cm" style:auto-text-indent="false" style:page-number="auto" fo:break-before="page">
        <style:tab-stops/>
      </style:paragraph-properties>
    </style:style>
    <style:style style:name="P333" style:family="paragraph" style:parent-style-name="Standard" style:list-style-name="L2">
      <style:paragraph-properties fo:margin-left="1.891cm" fo:margin-right="0cm" fo:text-indent="0cm" style:auto-text-indent="false">
        <style:tab-stops>
          <style:tab-stop style:position="0.002cm"/>
        </style:tab-stops>
      </style:paragraph-properties>
    </style:style>
    <style:style style:name="P334" style:family="paragraph" style:parent-style-name="Standard" style:list-style-name="L2">
      <style:paragraph-properties fo:margin-left="1.891cm" fo:margin-right="0cm" fo:margin-top="0.298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335" style:family="paragraph" style:parent-style-name="Standard" style:list-style-name="L2">
      <style:paragraph-properties fo:margin-left="1.891cm" fo:margin-right="0cm" fo:margin-top="0.302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336" style:family="paragraph" style:parent-style-name="Standard" style:list-style-name="L2">
      <style:paragraph-properties fo:margin-top="0.298cm" fo:margin-bottom="0cm" loext:contextual-spacing="false">
        <style:tab-stops>
          <style:tab-stop style:position="0.002cm"/>
        </style:tab-stops>
      </style:paragraph-properties>
    </style:style>
    <style:style style:name="P337" style:family="paragraph" style:parent-style-name="Standard" style:list-style-name="L2">
      <style:paragraph-properties fo:margin-top="0.302cm" fo:margin-bottom="0cm" loext:contextual-spacing="false">
        <style:tab-stops>
          <style:tab-stop style:position="0.002cm"/>
        </style:tab-stops>
      </style:paragraph-properties>
    </style:style>
    <style:style style:name="P338" style:family="paragraph" style:parent-style-name="Standard" style:list-style-name="L2">
      <style:paragraph-properties fo:margin-left="1.891cm" fo:margin-right="0cm" fo:margin-top="0.302cm" fo:margin-bottom="0cm" loext:contextual-spacing="false" fo:text-indent="-1.692cm" style:auto-text-indent="false">
        <style:tab-stops>
          <style:tab-stop style:position="0.002cm"/>
        </style:tab-stops>
      </style:paragraph-properties>
    </style:style>
    <style:style style:name="P339" style:family="paragraph" style:parent-style-name="Standard" style:list-style-name="L2">
      <style:paragraph-properties fo:margin-left="1.891cm" fo:margin-right="0cm" fo:margin-top="0.298cm" fo:margin-bottom="0cm" loext:contextual-spacing="false" fo:text-indent="-1.692cm" style:auto-text-indent="false">
        <style:tab-stops>
          <style:tab-stop style:position="0.002cm"/>
        </style:tab-stops>
      </style:paragraph-properties>
    </style:style>
    <style:style style:name="P340" style:family="paragraph" style:parent-style-name="Standard" style:list-style-name="L2">
      <style:paragraph-properties fo:margin-left="0cm" fo:margin-right="1.016cm" fo:margin-top="0.298cm" fo:margin-bottom="0cm" loext:contextual-spacing="false" fo:line-height="139%" fo:text-indent="0cm" style:auto-text-indent="false">
        <style:tab-stops>
          <style:tab-stop style:position="0cm"/>
        </style:tab-stops>
      </style:paragraph-properties>
    </style:style>
    <style:style style:name="P341" style:family="paragraph" style:parent-style-name="Standard" style:list-style-name="L2">
      <style:paragraph-properties fo:margin-top="0.143cm" fo:margin-bottom="0cm" loext:contextual-spacing="false">
        <style:tab-stops>
          <style:tab-stop style:position="0.002cm"/>
        </style:tab-stops>
      </style:paragraph-properties>
    </style:style>
    <style:style style:name="P342" style:family="paragraph" style:parent-style-name="Standard" style:master-page-name="">
      <loext:graphic-properties draw:fill="none"/>
      <style:paragraph-properties fo:margin-left="2cm" fo:margin-right="2.9cm" fo:margin-top="0.279cm" fo:margin-bottom="0cm" loext:contextual-spacing="false" fo:line-height="142%" fo:text-align="center" style:justify-single-word="false" fo:hyphenation-ladder-count="no-limit" fo:text-indent="-0.101cm" style:auto-text-indent="false" style:page-number="auto" fo:background-color="transparent">
        <style:tab-stops/>
      </style:paragraph-properties>
      <style:text-properties officeooo:paragraph-rsid="0005c9b1" fo:hyphenate="false"/>
    </style:style>
    <style:style style:name="P343" style:family="paragraph" style:parent-style-name="Standard" style:master-page-name="">
      <loext:graphic-properties draw:fill="none"/>
      <style:paragraph-properties fo:margin-left="2.9cm" fo:margin-right="3.401cm" fo:margin-top="0.349cm" fo:margin-bottom="0cm" loext:contextual-spacing="false" fo:line-height="111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hyphenate="false"/>
    </style:style>
    <style:style style:name="P344" style:family="paragraph" style:parent-style-name="Standard" style:master-page-name="">
      <loext:graphic-properties draw:fill="none"/>
      <style:paragraph-properties fo:margin-left="10.8cm" fo:margin-right="9.1cm" fo:margin-top="0.298cm" fo:margin-bottom="0cm" loext:contextual-spacing="false" fo:line-height="174%" fo:text-align="center" style:justify-single-word="false" fo:hyphenation-ladder-count="no-limit" fo:text-indent="-3.9cm" style:auto-text-indent="false" style:page-number="auto" fo:background-color="transparent">
        <style:tab-stops/>
      </style:paragraph-properties>
      <style:text-properties fo:hyphenate="false"/>
    </style:style>
    <style:style style:name="P345" style:family="paragraph" style:parent-style-name="Standard" style:list-style-name="L2" style:master-page-name="">
      <loext:graphic-properties draw:fill="none"/>
      <style:paragraph-properties fo:margin-left="1.9cm" fo:margin-right="-4.9cm" fo:hyphenation-ladder-count="no-limit" fo:text-indent="-1.7cm" style:auto-text-indent="false" style:page-number="auto" fo:background-color="transparent">
        <style:tab-stops>
          <style:tab-stop style:position="0.002cm"/>
        </style:tab-stops>
      </style:paragraph-properties>
      <style:text-properties fo:hyphenate="false"/>
    </style:style>
    <style:style style:name="P346" style:family="paragraph" style:parent-style-name="Standard" style:list-style-name="L2" style:master-page-name="">
      <loext:graphic-properties draw:fill="none"/>
      <style:paragraph-properties fo:margin-left="1.9cm" fo:margin-right="0.4cm" fo:margin-top="0.265cm" fo:margin-bottom="0cm" loext:contextual-spacing="false" fo:hyphenation-ladder-count="no-limit" fo:text-indent="-1.7cm" style:auto-text-indent="false" style:page-number="auto" fo:background-color="transparent">
        <style:tab-stops>
          <style:tab-stop style:position="0.002cm"/>
        </style:tab-stops>
      </style:paragraph-properties>
      <style:text-properties fo:hyphenate="false"/>
    </style:style>
    <style:style style:name="P347" style:family="paragraph" style:parent-style-name="Standard" style:list-style-name="L2" style:master-page-name="">
      <loext:graphic-properties draw:fill="none"/>
      <style:paragraph-properties fo:margin-left="0cm" fo:margin-right="-0.801cm" fo:hyphenation-ladder-count="no-limit" fo:text-indent="-1.7cm" style:auto-text-indent="false" style:page-number="auto" fo:background-color="transparent">
        <style:tab-stops>
          <style:tab-stop style:position="0cm"/>
        </style:tab-stops>
      </style:paragraph-properties>
      <style:text-properties fo:hyphenate="false"/>
    </style:style>
    <style:style style:name="P348" style:family="paragraph" style:parent-style-name="Heading_20_3" style:list-style-name="L3">
      <style:paragraph-properties>
        <style:tab-stops>
          <style:tab-stop style:position="0.002cm"/>
        </style:tab-stops>
      </style:paragraph-properties>
    </style:style>
    <style:style style:name="P349" style:family="paragraph" style:parent-style-name="Heading_20_3">
      <style:paragraph-properties fo:margin-left="0.198cm" fo:margin-right="0cm" fo:margin-top="0.125cm" fo:margin-bottom="0cm" loext:contextual-spacing="false" fo:text-indent="0cm" style:auto-text-indent="false">
        <style:tab-stops>
          <style:tab-stop style:position="1.531cm"/>
        </style:tab-stops>
      </style:paragraph-properties>
    </style:style>
    <style:style style:name="P350" style:family="paragraph" style:parent-style-name="Heading_20_3" style:master-page-name="MP3">
      <style:paragraph-properties fo:margin-left="0.198cm" fo:margin-right="0cm" fo:margin-top="0.086cm" fo:margin-bottom="0cm" loext:contextual-spacing="false" fo:text-indent="0cm" style:auto-text-indent="false" style:page-number="auto" fo:break-before="page">
        <style:tab-stops>
          <style:tab-stop style:position="1.531cm"/>
        </style:tab-stops>
      </style:paragraph-properties>
    </style:style>
    <style:style style:name="P351" style:family="paragraph" style:parent-style-name="Heading_20_3" style:list-style-name="L1">
      <style:paragraph-properties fo:margin-left="0.628cm" fo:margin-right="0cm" fo:margin-top="0.099cm" fo:margin-bottom="0cm" loext:contextual-spacing="false" fo:text-align="justify" style:justify-single-word="false" fo:text-indent="-0.43cm" style:auto-text-indent="false">
        <style:tab-stops>
          <style:tab-stop style:position="0.002cm"/>
        </style:tab-stops>
      </style:paragraph-properties>
    </style:style>
    <style:style style:name="P352" style:family="paragraph" style:parent-style-name="Heading_20_3" style:list-style-name="L1">
      <style:paragraph-properties fo:margin-left="0.628cm" fo:margin-right="0cm" fo:text-align="justify" style:justify-single-word="false" fo:text-indent="-0.43cm" style:auto-text-indent="false">
        <style:tab-stops>
          <style:tab-stop style:position="0.002cm"/>
        </style:tab-stops>
      </style:paragraph-properties>
    </style:style>
    <style:style style:name="P353" style:family="paragraph" style:parent-style-name="Heading_20_3" style:list-style-name="L3">
      <style:paragraph-properties fo:margin-top="0.025cm" fo:margin-bottom="0cm" loext:contextual-spacing="false">
        <style:tab-stops>
          <style:tab-stop style:position="0.002cm"/>
        </style:tab-stops>
      </style:paragraph-properties>
    </style:style>
    <style:style style:name="P354" style:family="paragraph" style:parent-style-name="Heading_20_3" style:list-style-name="L3">
      <style:paragraph-properties fo:margin-left="1.469cm" fo:margin-right="0cm" fo:text-indent="0cm" style:auto-text-indent="false">
        <style:tab-stops>
          <style:tab-stop style:position="0.002cm"/>
        </style:tab-stops>
      </style:paragraph-properties>
    </style:style>
    <style:style style:name="P355" style:family="paragraph" style:parent-style-name="Heading_20_3" style:list-style-name="L3" style:master-page-name="MP14">
      <style:paragraph-properties fo:margin-top="0.106cm" fo:margin-bottom="0cm" loext:contextual-spacing="false" style:page-number="auto" fo:break-before="page">
        <style:tab-stops>
          <style:tab-stop style:position="0.002cm"/>
        </style:tab-stops>
      </style:paragraph-properties>
    </style:style>
    <style:style style:name="P356" style:family="paragraph" style:parent-style-name="Heading_20_3" style:list-style-name="L3" style:master-page-name="MP17">
      <style:paragraph-properties fo:margin-top="0.106cm" fo:margin-bottom="0cm" loext:contextual-spacing="false" style:page-number="auto" fo:break-before="page">
        <style:tab-stops>
          <style:tab-stop style:position="0.002cm"/>
        </style:tab-stops>
      </style:paragraph-properties>
    </style:style>
    <style:style style:name="P357" style:family="paragraph" style:parent-style-name="Heading_20_3" style:list-style-name="L3">
      <style:paragraph-properties fo:margin-left="1.466cm" fo:margin-right="0cm" fo:text-indent="0cm" style:auto-text-indent="false">
        <style:tab-stops>
          <style:tab-stop style:position="0.002cm"/>
        </style:tab-stops>
      </style:paragraph-properties>
    </style:style>
    <style:style style:name="P358" style:family="paragraph" style:parent-style-name="Heading_20_3" style:list-style-name="L3">
      <style:paragraph-properties fo:margin-left="1.466cm" fo:margin-right="0cm" fo:text-indent="0cm" style:auto-text-indent="false">
        <style:tab-stops>
          <style:tab-stop style:position="0cm"/>
        </style:tab-stops>
      </style:paragraph-properties>
    </style:style>
    <style:style style:name="P359" style:family="paragraph" style:parent-style-name="Heading_20_3" style:list-style-name="L3">
      <style:paragraph-properties fo:margin-left="1.464cm" fo:margin-right="0cm" fo:text-indent="0cm" style:auto-text-indent="false">
        <style:tab-stops>
          <style:tab-stop style:position="0.002cm"/>
        </style:tab-stops>
      </style:paragraph-properties>
    </style:style>
    <style:style style:name="P360" style:family="paragraph" style:parent-style-name="Heading_20_3" style:list-style-name="L3" style:master-page-name="MP15">
      <style:paragraph-properties fo:margin-left="0cm" fo:margin-right="0cm" fo:margin-top="0.106cm" fo:margin-bottom="0cm" loext:contextual-spacing="false" fo:text-indent="-1.268cm" style:auto-text-indent="false" style:page-number="auto" fo:break-before="page">
        <style:tab-stops>
          <style:tab-stop style:position="0.002cm"/>
        </style:tab-stops>
      </style:paragraph-properties>
    </style:style>
    <style:style style:name="P361" style:family="paragraph" style:parent-style-name="Heading_20_3" style:list-style-name="L3">
      <style:paragraph-properties fo:margin-left="0cm" fo:margin-right="0cm" fo:text-indent="-1.272cm" style:auto-text-indent="false">
        <style:tab-stops>
          <style:tab-stop style:position="0.002cm"/>
        </style:tab-stops>
      </style:paragraph-properties>
    </style:style>
    <style:style style:name="P362" style:family="paragraph" style:parent-style-name="Heading_20_3" style:list-style-name="L3" style:master-page-name="MP25">
      <style:paragraph-properties fo:margin-top="0.108cm" fo:margin-bottom="0cm" loext:contextual-spacing="false" style:page-number="auto" fo:break-before="page">
        <style:tab-stops>
          <style:tab-stop style:position="0.002cm"/>
        </style:tab-stops>
      </style:paragraph-properties>
    </style:style>
    <style:style style:name="P363" style:family="paragraph" style:parent-style-name="Heading_20_3" style:list-style-name="L3">
      <style:paragraph-properties fo:margin-left="0cm" fo:margin-right="0.249cm" fo:line-height="102%" fo:text-indent="0cm" style:auto-text-indent="false">
        <style:tab-stops>
          <style:tab-stop style:position="0.002cm"/>
        </style:tab-stops>
      </style:paragraph-properties>
    </style:style>
    <style:style style:name="P364" style:family="paragraph" style:parent-style-name="Heading_20_3" style:master-page-name="">
      <loext:graphic-properties draw:fill="none"/>
      <style:paragraph-properties fo:margin-left="10.599cm" fo:margin-right="14.3cm" fo:line-height="173%" fo:text-align="center" style:justify-single-word="false" fo:hyphenation-ladder-count="no-limit" fo:text-indent="-7.1cm" style:auto-text-indent="false" style:page-number="auto" fo:background-color="transparent">
        <style:tab-stops/>
      </style:paragraph-properties>
      <style:text-properties fo:hyphenate="false"/>
    </style:style>
    <style:style style:name="P365" style:family="paragraph" style:parent-style-name="Heading_20_2">
      <style:paragraph-properties fo:margin-left="3.618cm" fo:margin-right="3.604cm" fo:margin-top="0.425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366" style:family="paragraph" style:parent-style-name="Heading_20_2">
      <style:paragraph-properties fo:margin-left="4.741cm" fo:margin-right="0cm" fo:text-indent="0cm" style:auto-text-indent="false">
        <style:tab-stops/>
      </style:paragraph-properties>
    </style:style>
    <style:style style:name="P367" style:family="paragraph" style:parent-style-name="Heading_20_2">
      <style:paragraph-properties fo:margin-left="3.353cm" fo:margin-right="0cm" fo:text-indent="0cm" style:auto-text-indent="false">
        <style:tab-stops/>
      </style:paragraph-properties>
    </style:style>
    <style:style style:name="P368" style:family="paragraph" style:parent-style-name="Heading_20_2">
      <style:paragraph-properties fo:margin-left="5.787cm" fo:margin-right="0cm" fo:text-indent="0cm" style:auto-text-indent="false">
        <style:tab-stops/>
      </style:paragraph-properties>
    </style:style>
    <style:style style:name="P369" style:family="paragraph" style:parent-style-name="Heading_20_2" style:master-page-name="MP19">
      <style:paragraph-properties fo:margin-left="4.018cm" fo:margin-right="0cm" fo:margin-top="0.099cm" fo:margin-bottom="0cm" loext:contextual-spacing="false" fo:text-indent="0cm" style:auto-text-indent="false" style:page-number="auto" fo:break-before="page">
        <style:tab-stops/>
      </style:paragraph-properties>
    </style:style>
    <style:style style:name="P370" style:family="paragraph" style:parent-style-name="Heading_20_2" style:master-page-name="MP20">
      <style:paragraph-properties fo:margin-left="0cm" fo:margin-right="4.35cm" fo:margin-top="0.099cm" fo:margin-bottom="0cm" loext:contextual-spacing="false" fo:text-align="center" style:justify-single-word="false" fo:text-indent="0cm" style:auto-text-indent="false" style:page-number="auto" fo:break-before="page"/>
    </style:style>
    <style:style style:name="P371" style:family="paragraph" style:parent-style-name="Heading_20_2">
      <style:paragraph-properties fo:margin-left="0cm" fo:margin-right="0.162cm" fo:margin-top="0.019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372" style:family="paragraph" style:parent-style-name="Heading_20_2">
      <style:paragraph-properties fo:margin-left="0cm" fo:margin-right="4.355cm" fo:text-align="center" style:justify-single-word="false" fo:text-indent="0cm" style:auto-text-indent="false"/>
    </style:style>
    <style:style style:name="P373" style:family="paragraph" style:parent-style-name="Heading_20_2">
      <style:paragraph-properties fo:margin-left="4.895cm" fo:margin-right="0cm" fo:text-indent="0cm" style:auto-text-indent="false">
        <style:tab-stops/>
      </style:paragraph-properties>
    </style:style>
    <style:style style:name="P374" style:family="paragraph" style:parent-style-name="Heading_20_2">
      <style:paragraph-properties fo:margin-left="3.803cm" fo:margin-right="0cm" fo:margin-top="0.018cm" fo:margin-bottom="0cm" loext:contextual-spacing="false" fo:text-indent="0cm" style:auto-text-indent="false">
        <style:tab-stops/>
      </style:paragraph-properties>
    </style:style>
    <style:style style:name="P375" style:family="paragraph" style:parent-style-name="Heading_20_2">
      <style:paragraph-properties fo:margin-left="4.641cm" fo:margin-right="0cm" fo:text-indent="0cm" style:auto-text-indent="false">
        <style:tab-stops/>
      </style:paragraph-properties>
    </style:style>
    <style:style style:name="P376" style:family="paragraph" style:parent-style-name="Table_20_Paragraph">
      <style:paragraph-properties fo:margin-left="0.176cm" fo:margin-right="15.048cm" fo:margin-top="0.088cm" fo:margin-bottom="0cm" loext:contextual-spacing="false" fo:line-height="142%" fo:text-indent="0cm" style:auto-text-indent="false">
        <style:tab-stops/>
      </style:paragraph-properties>
      <style:text-properties officeooo:paragraph-rsid="0005c9b1"/>
    </style:style>
    <style:style style:name="P377" style:family="paragraph">
      <loext:graphic-properties draw:fill="none"/>
      <style:paragraph-properties style:writing-mode="lr-tb"/>
    </style:style>
    <style:style style:name="P378" style:family="paragraph">
      <loext:graphic-properties draw:fill="solid" draw:fill-color="#ffff9a" draw:opacity="100%"/>
      <style:paragraph-properties style:writing-mode="lr-tb"/>
    </style:style>
    <style:style style:name="P379" style:family="paragraph">
      <style:paragraph-properties fo:margin-left="0.182cm" fo:margin-right="0cm" fo:margin-top="0.099cm" fo:margin-bottom="0cm" fo:text-indent="0cm">
        <style:tab-stops/>
      </style:paragraph-properties>
    </style:style>
    <style:style style:name="T1" style:family="text">
      <style:text-properties fo:letter-spacing="-0.021cm"/>
    </style:style>
    <style:style style:name="T2" style:family="text">
      <style:text-properties fo:letter-spacing="-0.016cm"/>
    </style:style>
    <style:style style:name="T3" style:family="text">
      <style:text-properties fo:letter-spacing="-0.018cm"/>
    </style:style>
    <style:style style:name="T4" style:family="text">
      <style:text-properties fo:letter-spacing="-0.018cm" fo:font-style="italic" fo:font-weight="bold" style:font-style-asian="italic" style:font-weight-asian="bold" style:font-name-complex="Arial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size="14pt" fo:letter-spacing="-0.002cm" fo:font-weight="bold" style:font-size-asian="14pt" style:font-weight-asian="bold"/>
    </style:style>
    <style:style style:name="T7" style:family="text">
      <style:text-properties style:font-name="Arial" fo:font-size="14pt" fo:letter-spacing="-0.002cm" officeooo:rsid="0005c9b1" style:font-name-asian="Arial" style:font-size-asian="14pt" style:font-name-complex="Arial"/>
    </style:style>
    <style:style style:name="T8" style:family="text">
      <style:text-properties style:font-name="Arial" fo:font-size="14pt" fo:letter-spacing="-0.028cm" fo:font-weight="bold" style:font-size-asian="14pt" style:font-weight-asian="bold"/>
    </style:style>
    <style:style style:name="T9" style:family="text">
      <style:text-properties style:font-name="Arial" fo:font-size="14pt" fo:letter-spacing="-0.026cm" fo:font-weight="bold" style:font-size-asian="14pt" style:font-weight-asian="bold"/>
    </style:style>
    <style:style style:name="T10" style:family="text">
      <style:text-properties style:font-name="Arial" fo:font-size="14pt" fo:font-weight="bold" style:font-size-asian="14pt" style:font-weight-asian="bold"/>
    </style:style>
    <style:style style:name="T11" style:family="text">
      <style:text-properties style:font-name="Arial" fo:font-size="14pt" fo:letter-spacing="-0.03cm" fo:font-weight="bold" style:font-size-asian="14pt" style:font-weight-asian="bold"/>
    </style:style>
    <style:style style:name="T12" style:family="text">
      <style:text-properties style:font-name="Arial" fo:font-size="14pt" fo:letter-spacing="-0.023cm" fo:font-weight="bold" style:font-size-asian="14pt" style:font-weight-asian="bold"/>
    </style:style>
    <style:style style:name="T13" style:family="text">
      <style:text-properties style:font-name="Arial" fo:font-size="14pt" fo:letter-spacing="0.004cm" fo:font-weight="bold" style:font-size-asian="14pt" style:font-weight-asian="bold"/>
    </style:style>
    <style:style style:name="T14" style:family="text">
      <style:text-properties style:font-name="Arial" fo:font-size="14pt" fo:letter-spacing="-0.032cm" fo:font-weight="bold" style:font-size-asian="14pt" style:font-weight-asian="bold"/>
    </style:style>
    <style:style style:name="T15" style:family="text">
      <style:text-properties style:font-name="Arial" fo:font-size="14pt" officeooo:rsid="0005c9b1" style:font-size-asian="14pt"/>
    </style:style>
    <style:style style:name="T16" style:family="text">
      <style:text-properties style:font-name="Arial" fo:font-size="14pt" fo:letter-spacing="-0.025cm" fo:font-weight="bold" style:font-size-asian="14pt" style:font-weight-asian="bold"/>
    </style:style>
    <style:style style:name="T17" style:family="text">
      <style:text-properties style:font-name="Arial" fo:font-size="10pt" style:font-name-asian="Arial" style:font-size-asian="10pt" style:font-name-complex="Arial" style:font-size-complex="10pt"/>
    </style:style>
    <style:style style:name="T18" style:family="text">
      <style:text-properties style:font-name="Arial" fo:font-size="10pt" fo:letter-spacing="-0.002cm" style:font-size-asian="10pt"/>
    </style:style>
    <style:style style:name="T19" style:family="text">
      <style:text-properties style:font-name="Arial" fo:font-size="10pt" fo:letter-spacing="-0.002cm" fo:font-weight="bold" style:font-size-asian="10pt" style:font-weight-asian="bold"/>
    </style:style>
    <style:style style:name="T20" style:family="text">
      <style:text-properties style:font-name="Arial" fo:font-size="10pt" fo:letter-spacing="-0.002cm" fo:font-weight="bold" style:font-name-asian="Arial" style:font-size-asian="10pt" style:font-weight-asian="bold" style:font-name-complex="Arial" style:font-size-complex="10pt" style:font-weight-complex="bold"/>
    </style:style>
    <style:style style:name="T21" style:family="text">
      <style:text-properties style:font-name="Arial" fo:font-size="10pt" fo:letter-spacing="-0.002cm" style:font-name-asian="Arial" style:font-size-asian="10pt" style:font-name-complex="Arial" style:font-size-complex="10pt"/>
    </style:style>
    <style:style style:name="T22" style:family="text">
      <style:text-properties style:font-name="Arial" fo:font-size="10pt" fo:font-weight="bold" style:font-size-asian="10pt" style:font-weight-asian="bold"/>
    </style:style>
    <style:style style:name="T2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24" style:family="text">
      <style:text-properties style:font-name="Arial" fo:font-size="10pt" fo:letter-spacing="-0.004cm" style:font-name-asian="Arial" style:font-size-asian="10pt" style:font-name-complex="Arial" style:font-size-complex="10pt"/>
    </style:style>
    <style:style style:name="T25" style:family="text">
      <style:text-properties style:font-name="Arial" fo:font-size="10pt" fo:letter-spacing="-0.004cm" style:font-size-asian="10pt"/>
    </style:style>
    <style:style style:name="T26" style:family="text">
      <style:text-properties style:font-name="Arial" fo:font-size="10pt" fo:letter-spacing="-0.004cm" fo:font-weight="bold" style:font-name-asian="Arial" style:font-size-asian="10pt" style:font-weight-asian="bold" style:font-name-complex="Arial" style:font-size-complex="10pt" style:font-weight-complex="bold"/>
    </style:style>
    <style:style style:name="T27" style:family="text">
      <style:text-properties style:font-name="Arial" fo:font-size="10pt" style:font-size-asian="10pt"/>
    </style:style>
    <style:style style:name="T28" style:family="text">
      <style:text-properties style:font-name="Arial" fo:font-size="10pt" fo:letter-spacing="-0.005cm" fo:font-weight="bold" style:font-name-asian="Arial" style:font-size-asian="10pt" style:font-weight-asian="bold" style:font-name-complex="Arial" style:font-size-complex="10pt" style:font-weight-complex="bold"/>
    </style:style>
    <style:style style:name="T29" style:family="text">
      <style:text-properties style:font-name="Arial" fo:font-size="10pt" fo:letter-spacing="-0.005cm" style:font-name-asian="Arial" style:font-size-asian="10pt" style:font-name-complex="Arial" style:font-size-complex="10pt"/>
    </style:style>
    <style:style style:name="T30" style:family="text">
      <style:text-properties style:font-name="Arial" fo:font-size="10pt" fo:letter-spacing="-0.007cm" fo:font-weight="bold" style:font-name-asian="Arial" style:font-size-asian="10pt" style:font-weight-asian="bold" style:font-name-complex="Arial" style:font-size-complex="10pt" style:font-weight-complex="bold"/>
    </style:style>
    <style:style style:name="T31" style:family="text">
      <style:text-properties style:font-name="Arial" fo:font-size="10pt" fo:letter-spacing="0.002cm" style:font-size-asian="10pt"/>
    </style:style>
    <style:style style:name="T32" style:family="text">
      <style:text-properties style:font-name="Arial" fo:font-weight="bold" style:font-weight-asian="bold"/>
    </style:style>
    <style:style style:name="T33" style:family="text">
      <style:text-properties style:font-name="Arial" fo:letter-spacing="-0.032cm" fo:font-weight="bold" style:font-weight-asian="bold"/>
    </style:style>
    <style:style style:name="T34" style:family="text">
      <style:text-properties style:font-name="Arial" fo:letter-spacing="-0.009cm"/>
    </style:style>
    <style:style style:name="T35" style:family="text">
      <style:text-properties style:font-name="Arial" fo:letter-spacing="-0.002cm"/>
    </style:style>
    <style:style style:name="T36" style:family="text">
      <style:text-properties style:font-name="Arial" fo:letter-spacing="-0.002cm" style:font-name-asian="Arial" style:font-name-complex="Arial"/>
    </style:style>
    <style:style style:name="T37" style:family="text">
      <style:text-properties style:font-name="Arial" fo:letter-spacing="-0.002cm" officeooo:rsid="0005c9b1"/>
    </style:style>
    <style:style style:name="T38" style:family="text">
      <style:text-properties style:font-name="Arial" fo:letter-spacing="-0.025cm" fo:font-style="italic" fo:font-weight="bold" style:font-name-asian="Arial" style:font-style-asian="italic" style:font-weight-asian="bold" style:font-name-complex="Arial" style:font-weight-complex="bold"/>
    </style:style>
    <style:style style:name="T39" style:family="text">
      <style:text-properties style:font-name="Arial" style:font-name-asian="Arial" style:font-name-complex="Arial"/>
    </style:style>
    <style:style style:name="T40" style:family="text">
      <style:text-properties style:font-name="Arial" fo:letter-spacing="-0.018cm"/>
    </style:style>
    <style:style style:name="T41" style:family="text">
      <style:text-properties style:font-name="Arial" fo:letter-spacing="-0.018cm" style:font-name-asian="Arial" style:font-name-complex="Arial"/>
    </style:style>
    <style:style style:name="T42" style:family="text">
      <style:text-properties style:font-name="Arial" fo:letter-spacing="-0.014cm"/>
    </style:style>
    <style:style style:name="T43" style:family="text">
      <style:text-properties style:font-name="Arial" fo:letter-spacing="-0.014cm" style:font-name-asian="Arial" style:font-name-complex="Arial"/>
    </style:style>
    <style:style style:name="T44" style:family="text">
      <style:text-properties style:font-name="Arial" fo:letter-spacing="-0.019cm"/>
    </style:style>
    <style:style style:name="T45" style:family="text">
      <style:text-properties style:font-name="Arial" fo:letter-spacing="-0.019cm" fo:font-style="italic" fo:font-weight="bold" style:font-name-asian="Arial" style:font-style-asian="italic" style:font-weight-asian="bold" style:font-name-complex="Arial" style:font-weight-complex="bold"/>
    </style:style>
    <style:style style:name="T46" style:family="text">
      <style:text-properties style:font-name="Arial" fo:letter-spacing="-0.019cm" style:font-name-asian="Arial" style:font-name-complex="Arial"/>
    </style:style>
    <style:style style:name="T47" style:family="text">
      <style:text-properties style:font-name="Arial" fo:letter-spacing="-0.028cm"/>
    </style:style>
    <style:style style:name="T48" style:family="text">
      <style:text-properties style:font-name="Arial" fo:font-style="italic" fo:font-weight="bold" style:font-name-asian="Arial" style:font-style-asian="italic" style:font-weight-asian="bold" style:font-name-complex="Arial" style:font-weight-complex="bold"/>
    </style:style>
    <style:style style:name="T49" style:family="text">
      <style:text-properties style:font-name="Arial" fo:letter-spacing="0.012cm" fo:font-style="italic" fo:font-weight="bold" style:font-name-asian="Arial" style:font-style-asian="italic" style:font-weight-asian="bold" style:font-name-complex="Arial" style:font-weight-complex="bold"/>
    </style:style>
    <style:style style:name="T50" style:family="text">
      <style:text-properties style:font-name="Arial" fo:letter-spacing="0.012cm" style:font-name-asian="Arial" style:font-name-complex="Arial"/>
    </style:style>
    <style:style style:name="T51" style:family="text">
      <style:text-properties style:font-name="Arial" fo:letter-spacing="0.011cm" style:font-name-asian="Arial" style:font-name-complex="Arial"/>
    </style:style>
    <style:style style:name="T52" style:family="text">
      <style:text-properties style:font-name="Arial" fo:letter-spacing="0.011cm" fo:font-style="italic" fo:font-weight="bold" style:font-name-asian="Arial" style:font-style-asian="italic" style:font-weight-asian="bold" style:font-name-complex="Arial" style:font-weight-complex="bold"/>
    </style:style>
    <style:style style:name="T53" style:family="text">
      <style:text-properties style:font-name="Arial" fo:letter-spacing="0.014cm" fo:font-style="italic" fo:font-weight="bold" style:font-name-asian="Arial" style:font-style-asian="italic" style:font-weight-asian="bold" style:font-name-complex="Arial" style:font-weight-complex="bold"/>
    </style:style>
    <style:style style:name="T54" style:family="text">
      <style:text-properties style:font-name="Arial" fo:letter-spacing="-0.012cm" style:font-name-asian="Arial" style:font-name-complex="Arial"/>
    </style:style>
    <style:style style:name="T55" style:family="text">
      <style:text-properties style:font-name="Arial" fo:letter-spacing="-0.021cm" fo:font-style="italic" fo:font-weight="bold" style:font-name-asian="Arial" style:font-style-asian="italic" style:font-weight-asian="bold" style:font-name-complex="Arial" style:font-weight-complex="bold"/>
    </style:style>
    <style:style style:name="T56" style:family="text">
      <style:text-properties style:font-name="Arial" fo:letter-spacing="-0.021cm" style:font-name-asian="Arial" style:font-name-complex="Arial"/>
    </style:style>
    <style:style style:name="T57" style:family="text">
      <style:text-properties style:font-name="Arial" fo:letter-spacing="-0.023cm" style:font-name-asian="Arial" style:font-name-complex="Arial"/>
    </style:style>
    <style:style style:name="T58" style:family="text">
      <style:text-properties style:font-name="Arial" fo:letter-spacing="-0.026cm" style:font-name-asian="Arial" style:font-name-complex="Arial"/>
    </style:style>
    <style:style style:name="T59" style:family="text">
      <style:text-properties style:font-name="Arial" fo:font-size="1pt" style:font-name-asian="Arial" style:font-size-asian="1pt" style:font-name-complex="Arial" style:font-size-complex="1pt"/>
    </style:style>
    <style:style style:name="T60" style:family="text">
      <style:text-properties style:font-name="Times New Roman"/>
    </style:style>
    <style:style style:name="T61" style:family="text">
      <style:text-properties style:font-name="Times New Roman" fo:font-size="14pt" fo:letter-spacing="0.046cm" fo:font-weight="bold" style:font-size-asian="14pt" style:font-weight-asian="bold" style:text-scale="99%"/>
    </style:style>
    <style:style style:name="T62" style:family="text">
      <style:text-properties style:font-name="Times New Roman" fo:font-size="14pt" fo:font-weight="bold" style:font-size-asian="14pt" style:font-weight-asian="bold" style:text-scale="99%"/>
    </style:style>
    <style:style style:name="T63" style:family="text">
      <style:text-properties style:font-name="Times New Roman" fo:font-size="14pt" fo:letter-spacing="0.039cm" fo:font-weight="bold" style:font-size-asian="14pt" style:font-weight-asian="bold" style:text-scale="99%"/>
    </style:style>
    <style:style style:name="T64" style:family="text">
      <style:text-properties style:font-name="Times New Roman" fo:letter-spacing="0.065cm" style:text-scale="99%"/>
    </style:style>
    <style:style style:name="T65" style:family="text">
      <style:text-properties style:font-name="Times New Roman" fo:letter-spacing="0.065cm" style:font-name-asian="Times New Roman" style:font-name-complex="Times New Roman" style:text-scale="99%"/>
    </style:style>
    <style:style style:name="T66" style:family="text">
      <style:text-properties style:font-name="Times New Roman" fo:letter-spacing="0.037cm" style:text-scale="99%"/>
    </style:style>
    <style:style style:name="T67" style:family="text">
      <style:text-properties style:font-name="Times New Roman" fo:letter-spacing="0.037cm" style:font-name-asian="Times New Roman" style:font-name-complex="Times New Roman" style:text-scale="99%"/>
    </style:style>
    <style:style style:name="T68" style:family="text">
      <style:text-properties style:font-name="Times New Roman" fo:letter-spacing="0.06cm" style:text-scale="99%"/>
    </style:style>
    <style:style style:name="T69" style:family="text">
      <style:text-properties style:font-name="Times New Roman" fo:letter-spacing="0.046cm" style:text-scale="99%"/>
    </style:style>
    <style:style style:name="T70" style:family="text">
      <style:text-properties style:font-name="Times New Roman" fo:letter-spacing="0.046cm" style:font-name-asian="Times New Roman" style:font-name-complex="Times New Roman" style:text-scale="99%"/>
    </style:style>
    <style:style style:name="T71" style:family="text">
      <style:text-properties style:font-name="Times New Roman" fo:font-weight="bold" style:font-weight-asian="bold"/>
    </style:style>
    <style:style style:name="T72" style:family="text">
      <style:text-properties style:font-name="Times New Roman" fo:letter-spacing="0.041cm" style:text-scale="99%"/>
    </style:style>
    <style:style style:name="T73" style:family="text">
      <style:text-properties style:font-name="Times New Roman" fo:letter-spacing="0.041cm" style:font-name-asian="Times New Roman" style:font-name-complex="Times New Roman" style:text-scale="99%"/>
    </style:style>
    <style:style style:name="T74" style:family="text">
      <style:text-properties style:font-name="Times New Roman" fo:letter-spacing="0.079cm" style:text-scale="99%"/>
    </style:style>
    <style:style style:name="T75" style:family="text">
      <style:text-properties style:font-name="Times New Roman" fo:letter-spacing="0.042cm" style:text-scale="99%"/>
    </style:style>
    <style:style style:name="T76" style:family="text">
      <style:text-properties style:font-name="Times New Roman" fo:letter-spacing="0.042cm" style:font-name-asian="Times New Roman" style:font-name-complex="Times New Roman" style:text-scale="99%"/>
    </style:style>
    <style:style style:name="T77" style:family="text">
      <style:text-properties style:font-name="Times New Roman" fo:font-size="10pt" fo:font-weight="bold" style:font-size-asian="10pt" style:font-weight-asian="bold"/>
    </style:style>
    <style:style style:name="T78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79" style:family="text">
      <style:text-properties style:font-name="Times New Roman" fo:font-size="10pt" fo:letter-spacing="0.046cm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80" style:family="text">
      <style:text-properties style:font-name="Times New Roman" fo:font-size="10pt" fo:letter-spacing="0.095cm" style:font-size-asian="10pt"/>
    </style:style>
    <style:style style:name="T81" style:family="text">
      <style:text-properties style:font-name="Times New Roman" style:text-scale="99%"/>
    </style:style>
    <style:style style:name="T82" style:family="text">
      <style:text-properties style:font-name="Times New Roman" fo:letter-spacing="0.056cm" style:font-name-asian="Times New Roman" style:font-name-complex="Times New Roman" style:text-scale="99%"/>
    </style:style>
    <style:style style:name="T83" style:family="text">
      <style:text-properties style:font-name="Times New Roman" fo:letter-spacing="0.056cm" style:text-scale="99%"/>
    </style:style>
    <style:style style:name="T84" style:family="text">
      <style:text-properties style:font-name="Times New Roman" fo:letter-spacing="0.049cm" style:font-name-asian="Times New Roman" style:font-name-complex="Times New Roman" style:text-scale="99%"/>
    </style:style>
    <style:style style:name="T85" style:family="text">
      <style:text-properties style:font-name="Times New Roman" fo:letter-spacing="0.049cm" style:text-scale="99%"/>
    </style:style>
    <style:style style:name="T86" style:family="text">
      <style:text-properties style:font-name="Times New Roman" fo:letter-spacing="0.101cm" style:font-name-asian="Times New Roman" style:font-name-complex="Times New Roman" style:text-scale="99%"/>
    </style:style>
    <style:style style:name="T87" style:family="text">
      <style:text-properties style:font-name="Times New Roman" fo:letter-spacing="0.101cm" style:text-scale="99%"/>
    </style:style>
    <style:style style:name="T88" style:family="text">
      <style:text-properties style:font-name="Times New Roman" fo:letter-spacing="0.039cm" style:text-scale="99%"/>
    </style:style>
    <style:style style:name="T89" style:family="text">
      <style:text-properties style:font-name="Times New Roman" fo:letter-spacing="0.039cm" style:font-name-asian="Times New Roman" style:font-name-complex="Times New Roman" style:text-scale="99%"/>
    </style:style>
    <style:style style:name="T90" style:family="text">
      <style:text-properties style:font-name="Times New Roman" fo:letter-spacing="0.086cm" style:text-scale="99%"/>
    </style:style>
    <style:style style:name="T91" style:family="text">
      <style:text-properties style:font-name="Times New Roman" fo:letter-spacing="0.086cm" style:font-name-asian="Times New Roman" style:font-name-complex="Times New Roman" style:text-scale="99%"/>
    </style:style>
    <style:style style:name="T92" style:family="text">
      <style:text-properties style:font-name="Times New Roman" fo:letter-spacing="0.044cm" style:font-name-asian="Times New Roman" style:font-name-complex="Times New Roman" style:text-scale="99%"/>
    </style:style>
    <style:style style:name="T93" style:family="text">
      <style:text-properties style:font-name="Times New Roman" fo:letter-spacing="0.044cm" style:text-scale="99%"/>
    </style:style>
    <style:style style:name="T94" style:family="text">
      <style:text-properties style:font-name="Times New Roman" fo:letter-spacing="0.048cm" style:text-scale="99%"/>
    </style:style>
    <style:style style:name="T95" style:family="text">
      <style:text-properties style:font-name="Times New Roman" fo:letter-spacing="0.118cm" style:font-name-asian="Times New Roman" style:font-name-complex="Times New Roman" style:text-scale="99%"/>
    </style:style>
    <style:style style:name="T96" style:family="text">
      <style:text-properties style:font-name="Times New Roman" fo:letter-spacing="0.051cm" style:text-scale="99%"/>
    </style:style>
    <style:style style:name="T97" style:family="text">
      <style:text-properties style:font-name="Times New Roman" fo:letter-spacing="0.051cm" style:font-name-asian="Times New Roman" style:font-name-complex="Times New Roman" style:text-scale="99%"/>
    </style:style>
    <style:style style:name="T98" style:family="text">
      <style:text-properties style:font-name="Times New Roman" fo:letter-spacing="0.129cm" style:text-scale="99%"/>
    </style:style>
    <style:style style:name="T99" style:family="text">
      <style:text-properties style:font-name="Times New Roman" fo:letter-spacing="0.129cm" style:font-name-asian="Times New Roman" style:font-name-complex="Times New Roman" style:text-scale="99%"/>
    </style:style>
    <style:style style:name="T100" style:family="text">
      <style:text-properties style:font-name="Times New Roman" fo:letter-spacing="0.083cm" style:font-name-asian="Times New Roman" style:font-name-complex="Times New Roman" style:text-scale="99%"/>
    </style:style>
    <style:style style:name="T101" style:family="text">
      <style:text-properties style:font-name="Times New Roman" fo:letter-spacing="0.083cm" style:text-scale="99%"/>
    </style:style>
    <style:style style:name="T102" style:family="text">
      <style:text-properties style:font-name="Times New Roman" fo:letter-spacing="0.072cm" style:font-name-asian="Times New Roman" style:font-name-complex="Times New Roman" style:text-scale="99%"/>
    </style:style>
    <style:style style:name="T103" style:family="text">
      <style:text-properties style:font-name="Times New Roman" fo:letter-spacing="0.072cm" style:text-scale="99%"/>
    </style:style>
    <style:style style:name="T104" style:family="text">
      <style:text-properties style:font-name="Times New Roman" fo:letter-spacing="0.076cm" style:font-name-asian="Times New Roman" style:font-name-complex="Times New Roman" style:text-scale="99%"/>
    </style:style>
    <style:style style:name="T105" style:family="text">
      <style:text-properties style:font-name="Times New Roman" fo:letter-spacing="0.076cm" style:text-scale="99%"/>
    </style:style>
    <style:style style:name="T106" style:family="text">
      <style:text-properties style:font-name="Times New Roman" fo:letter-spacing="0.115cm" style:font-name-asian="Times New Roman" style:font-name-complex="Times New Roman" style:text-scale="99%"/>
    </style:style>
    <style:style style:name="T107" style:family="text">
      <style:text-properties style:font-name="Times New Roman" fo:letter-spacing="0.115cm" style:text-scale="99%"/>
    </style:style>
    <style:style style:name="T108" style:family="text">
      <style:text-properties style:font-name="Times New Roman" fo:letter-spacing="0.062cm" style:font-name-asian="Times New Roman" style:font-name-complex="Times New Roman" style:text-scale="99%"/>
    </style:style>
    <style:style style:name="T109" style:family="text">
      <style:text-properties style:font-name="Times New Roman" fo:letter-spacing="0.062cm" style:text-scale="99%"/>
    </style:style>
    <style:style style:name="T110" style:family="text">
      <style:text-properties style:font-name="Times New Roman" fo:letter-spacing="0.071cm" style:font-name-asian="Times New Roman" style:font-name-complex="Times New Roman" style:text-scale="99%"/>
    </style:style>
    <style:style style:name="T111" style:family="text">
      <style:text-properties style:font-name="Times New Roman" fo:letter-spacing="0.053cm" style:font-name-asian="Times New Roman" style:font-name-complex="Times New Roman" style:text-scale="99%"/>
    </style:style>
    <style:style style:name="T112" style:family="text">
      <style:text-properties style:font-name="Times New Roman" fo:letter-spacing="0.053cm" style:text-scale="99%"/>
    </style:style>
    <style:style style:name="T113" style:family="text">
      <style:text-properties style:font-name="Times New Roman" fo:letter-spacing="0.035cm" style:text-scale="99%"/>
    </style:style>
    <style:style style:name="T114" style:family="text">
      <style:text-properties style:font-name="Times New Roman" fo:letter-spacing="0.035cm" style:font-name-asian="Times New Roman" style:font-name-complex="Times New Roman" style:text-scale="99%"/>
    </style:style>
    <style:style style:name="T115" style:family="text">
      <style:text-properties style:font-name="Times New Roman" fo:letter-spacing="0.111cm" style:font-name-asian="Times New Roman" style:font-name-complex="Times New Roman" style:text-scale="99%"/>
    </style:style>
    <style:style style:name="T116" style:family="text">
      <style:text-properties style:font-name="Times New Roman" fo:letter-spacing="0.111cm" style:text-scale="99%"/>
    </style:style>
    <style:style style:name="T117" style:family="text">
      <style:text-properties style:font-name="Times New Roman" fo:letter-spacing="0.058cm" style:text-scale="99%"/>
    </style:style>
    <style:style style:name="T118" style:family="text">
      <style:text-properties style:font-name="Times New Roman" fo:letter-spacing="0.058cm" style:font-name-asian="Times New Roman" style:font-name-complex="Times New Roman" style:text-scale="99%"/>
    </style:style>
    <style:style style:name="T119" style:family="text">
      <style:text-properties style:font-name="Times New Roman" fo:letter-spacing="0.104cm" style:font-name-asian="Times New Roman" style:font-name-complex="Times New Roman" style:text-scale="99%"/>
    </style:style>
    <style:style style:name="T120" style:family="text">
      <style:text-properties style:font-name="Times New Roman" fo:letter-spacing="0.104cm" style:text-scale="99%"/>
    </style:style>
    <style:style style:name="T121" style:family="text">
      <style:text-properties style:font-name="Times New Roman" fo:letter-spacing="0.055cm" style:font-name-asian="Times New Roman" style:font-name-complex="Times New Roman" style:text-scale="99%"/>
    </style:style>
    <style:style style:name="T122" style:family="text">
      <style:text-properties style:font-name="Times New Roman" fo:letter-spacing="0.055cm" style:text-scale="99%"/>
    </style:style>
    <style:style style:name="T123" style:family="text">
      <style:text-properties style:font-name="Times New Roman" fo:letter-spacing="0.125cm" style:font-name-asian="Times New Roman" style:font-name-complex="Times New Roman" style:text-scale="99%"/>
    </style:style>
    <style:style style:name="T124" style:family="text">
      <style:text-properties style:font-name="Times New Roman" fo:letter-spacing="0.069cm" style:text-scale="99%"/>
    </style:style>
    <style:style style:name="T125" style:family="text">
      <style:text-properties style:font-name="Times New Roman" fo:letter-spacing="0.069cm" style:font-name-asian="Times New Roman" style:font-name-complex="Times New Roman" style:text-scale="99%"/>
    </style:style>
    <style:style style:name="T126" style:family="text">
      <style:text-properties style:font-name="Times New Roman" fo:letter-spacing="0.097cm" style:font-name-asian="Times New Roman" style:font-name-complex="Times New Roman" style:text-scale="99%"/>
    </style:style>
    <style:style style:name="T127" style:family="text">
      <style:text-properties style:font-name="Times New Roman" fo:letter-spacing="0.097cm" style:text-scale="99%"/>
    </style:style>
    <style:style style:name="T128" style:family="text">
      <style:text-properties style:font-name="Times New Roman" fo:letter-spacing="0.067cm" style:font-name-asian="Times New Roman" style:font-name-complex="Times New Roman" style:text-scale="99%"/>
    </style:style>
    <style:style style:name="T129" style:family="text">
      <style:text-properties style:font-name="Times New Roman" fo:letter-spacing="0.064cm" style:font-name-asian="Times New Roman" style:font-name-complex="Times New Roman" style:text-scale="99%"/>
    </style:style>
    <style:style style:name="T130" style:family="text">
      <style:text-properties style:font-name="Times New Roman" fo:letter-spacing="0.064cm" style:text-scale="99%"/>
    </style:style>
    <style:style style:name="T131" style:family="text">
      <style:text-properties style:font-name="Times New Roman" fo:letter-spacing="0.093cm" style:font-name-asian="Times New Roman" style:font-name-complex="Times New Roman" style:text-scale="99%"/>
    </style:style>
    <style:style style:name="T132" style:family="text">
      <style:text-properties style:font-name="Times New Roman" fo:letter-spacing="0.093cm" style:text-scale="99%"/>
    </style:style>
    <style:style style:name="T133" style:family="text">
      <style:text-properties style:font-name="Times New Roman" fo:letter-spacing="0.108cm" style:font-name-asian="Times New Roman" style:font-name-complex="Times New Roman" style:text-scale="99%"/>
    </style:style>
    <style:style style:name="T134" style:family="text">
      <style:text-properties style:font-name="Times New Roman" style:font-name-asian="Times New Roman" style:font-name-complex="Times New Roman" style:text-scale="99%"/>
    </style:style>
    <style:style style:name="T135" style:family="text">
      <style:text-properties style:font-name="Times New Roman" fo:letter-spacing="0.146cm" style:text-scale="99%"/>
    </style:style>
    <style:style style:name="T136" style:family="text">
      <style:text-properties style:font-name="Times New Roman" fo:letter-spacing="0.09cm" style:text-scale="99%"/>
    </style:style>
    <style:style style:name="T137" style:family="text">
      <style:text-properties style:font-name="Times New Roman" fo:letter-spacing="0.136cm" style:text-scale="99%"/>
    </style:style>
    <style:style style:name="T138" style:family="text">
      <style:text-properties fo:letter-spacing="0.056cm"/>
    </style:style>
    <style:style style:name="T139" style:family="text">
      <style:text-properties fo:letter-spacing="0.058cm"/>
    </style:style>
    <style:style style:name="T140" style:family="text">
      <style:text-properties fo:letter-spacing="-0.002cm"/>
    </style:style>
    <style:style style:name="T141" style:family="text">
      <style:text-properties fo:letter-spacing="-0.002cm" fo:font-style="italic" fo:font-weight="bold" style:font-style-asian="italic" style:font-weight-asian="bold" style:font-name-complex="Arial" style:font-weight-complex="bold"/>
    </style:style>
    <style:style style:name="T142" style:family="text">
      <style:text-properties fo:letter-spacing="0.06cm"/>
    </style:style>
    <style:style style:name="T143" style:family="text">
      <style:text-properties fo:letter-spacing="0.055cm"/>
    </style:style>
    <style:style style:name="T144" style:family="text">
      <style:text-properties fo:letter-spacing="0.034cm"/>
    </style:style>
    <style:style style:name="T145" style:family="text">
      <style:text-properties fo:letter-spacing="0.035cm"/>
    </style:style>
    <style:style style:name="T146" style:family="text">
      <style:text-properties fo:letter-spacing="0.032cm"/>
    </style:style>
    <style:style style:name="T147" style:family="text">
      <style:text-properties fo:letter-spacing="0.041cm"/>
    </style:style>
    <style:style style:name="T148" style:family="text">
      <style:text-properties fo:letter-spacing="0.037cm"/>
    </style:style>
    <style:style style:name="T149" style:family="text">
      <style:text-properties fo:letter-spacing="-0.009cm"/>
    </style:style>
    <style:style style:name="T150" style:family="text">
      <style:text-properties fo:letter-spacing="-0.009cm" fo:font-style="italic" fo:font-weight="bold" style:font-style-asian="italic" style:font-weight-asian="bold" style:font-name-complex="Arial" style:font-weight-complex="bold"/>
    </style:style>
    <style:style style:name="T151" style:family="text">
      <style:text-properties fo:letter-spacing="-0.007cm"/>
    </style:style>
    <style:style style:name="T152" style:family="text">
      <style:text-properties fo:letter-spacing="-0.011cm"/>
    </style:style>
    <style:style style:name="T153" style:family="text">
      <style:text-properties fo:letter-spacing="-0.005cm"/>
    </style:style>
    <style:style style:name="T154" style:family="text">
      <style:text-properties fo:letter-spacing="0.046cm"/>
    </style:style>
    <style:style style:name="T155" style:family="text">
      <style:text-properties fo:letter-spacing="0.049cm"/>
    </style:style>
    <style:style style:name="T156" style:family="text">
      <style:text-properties fo:letter-spacing="0.048cm"/>
    </style:style>
    <style:style style:name="T157" style:family="text">
      <style:text-properties fo:letter-spacing="-0.012cm"/>
    </style:style>
    <style:style style:name="T158" style:family="text">
      <style:text-properties fo:color="#ff0000" style:font-name="Times New Roman" fo:font-style="italic" fo:font-weight="bold" style:font-style-asian="italic" style:font-weight-asian="bold"/>
    </style:style>
    <style:style style:name="T159" style:family="text">
      <style:text-properties fo:color="#ff0000" style:font-name="Times New Roman" fo:letter-spacing="-0.023cm" fo:font-style="italic" fo:font-weight="bold" style:font-style-asian="italic" style:font-weight-asian="bold"/>
    </style:style>
    <style:style style:name="T160" style:family="text">
      <style:text-properties fo:color="#ff0000" style:font-name="Times New Roman" fo:letter-spacing="-0.002cm" fo:font-style="italic" fo:font-weight="bold" style:font-style-asian="italic" style:font-weight-asian="bold"/>
    </style:style>
    <style:style style:name="T161" style:family="text">
      <style:text-properties fo:color="#ff0000" style:font-name="Times New Roman" fo:letter-spacing="0.041cm" fo:font-style="italic" fo:font-weight="bold" style:font-style-asian="italic" style:font-weight-asian="bold" style:text-scale="99%"/>
    </style:style>
    <style:style style:name="T162" style:family="text">
      <style:text-properties fo:color="#ff0000" style:font-name="Times New Roman" fo:letter-spacing="-0.019cm" fo:font-style="italic" fo:font-weight="bold" style:font-style-asian="italic" style:font-weight-asian="bold"/>
    </style:style>
    <style:style style:name="T163" style:family="text">
      <style:text-properties fo:letter-spacing="-0.028cm"/>
    </style:style>
    <style:style style:name="T164" style:family="text">
      <style:text-properties fo:letter-spacing="-0.025cm"/>
    </style:style>
    <style:style style:name="T165" style:family="text">
      <style:text-properties fo:letter-spacing="-0.023cm"/>
    </style:style>
    <style:style style:name="T166" style:family="text">
      <style:text-properties fo:letter-spacing="-0.037cm"/>
    </style:style>
    <style:style style:name="T167" style:family="text">
      <style:text-properties fo:letter-spacing="-0.004cm"/>
    </style:style>
    <style:style style:name="T168" style:family="text">
      <style:text-properties fo:letter-spacing="0.026cm"/>
    </style:style>
    <style:style style:name="T169" style:family="text">
      <style:text-properties fo:letter-spacing="0.028cm"/>
    </style:style>
    <style:style style:name="T170" style:family="text">
      <style:text-properties fo:letter-spacing="0.03cm"/>
    </style:style>
    <style:style style:name="T171" style:family="text">
      <style:text-properties fo:letter-spacing="0.042cm"/>
    </style:style>
    <style:style style:name="T172" style:family="text">
      <style:text-properties fo:letter-spacing="0.044cm"/>
    </style:style>
    <style:style style:name="T173" style:family="text">
      <style:text-properties fo:letter-spacing="0.023cm"/>
    </style:style>
    <style:style style:name="T174" style:family="text">
      <style:text-properties fo:letter-spacing="0.025cm"/>
    </style:style>
    <style:style style:name="T175" style:family="text">
      <style:text-properties fo:letter-spacing="-0.014cm"/>
    </style:style>
    <style:style style:name="T176" style:family="text">
      <style:text-properties fo:letter-spacing="-0.014cm" fo:font-style="italic" fo:font-weight="bold" style:font-style-asian="italic" style:font-weight-asian="bold" style:font-name-complex="Arial" style:font-weight-complex="bold"/>
    </style:style>
    <style:style style:name="T177" style:family="text">
      <style:text-properties fo:letter-spacing="0.083cm"/>
    </style:style>
    <style:style style:name="T178" style:family="text">
      <style:text-properties fo:letter-spacing="0.085cm"/>
    </style:style>
    <style:style style:name="T179" style:family="text">
      <style:text-properties style:text-scale="95%"/>
    </style:style>
    <style:style style:name="T180" style:family="text">
      <style:text-properties style:font-name="SimSun" style:font-name-asian="SimSun" style:font-name-complex="SimSun"/>
    </style:style>
    <style:style style:name="T181" style:family="text">
      <style:text-properties fo:font-style="italic" fo:font-weight="bold" style:font-style-asian="italic" style:font-weight-asian="bold"/>
    </style:style>
    <style:style style:name="T182" style:family="text">
      <style:text-properties fo:font-style="italic" fo:font-weight="bold" style:font-style-asian="italic" style:font-weight-asian="bold" style:font-name-complex="Arial" style:font-weight-complex="bold"/>
    </style:style>
    <style:style style:name="T183" style:family="text">
      <style:text-properties fo:letter-spacing="0.065cm"/>
    </style:style>
    <style:style style:name="T184" style:family="text">
      <style:text-properties fo:letter-spacing="0.065cm" fo:font-style="italic" fo:font-weight="bold" style:font-style-asian="italic" style:font-weight-asian="bold" style:font-name-complex="Arial" style:font-weight-complex="bold"/>
    </style:style>
    <style:style style:name="T185" style:family="text">
      <style:text-properties fo:letter-spacing="0.064cm"/>
    </style:style>
    <style:style style:name="T186" style:family="text">
      <style:text-properties fo:letter-spacing="0.064cm" fo:font-style="italic" fo:font-weight="bold" style:font-style-asian="italic" style:font-weight-asian="bold" style:font-name-complex="Arial" style:font-weight-complex="bold"/>
    </style:style>
    <style:style style:name="T187" style:family="text">
      <style:text-properties fo:letter-spacing="0.016cm"/>
    </style:style>
    <style:style style:name="T188" style:family="text">
      <style:text-properties fo:letter-spacing="0.016cm" fo:font-style="italic" fo:font-weight="bold" style:font-style-asian="italic" style:font-weight-asian="bold" style:font-name-complex="Arial" style:font-weight-complex="bold"/>
    </style:style>
    <style:style style:name="T189" style:family="text">
      <style:text-properties fo:letter-spacing="0.018cm"/>
    </style:style>
    <style:style style:name="T190" style:family="text">
      <style:text-properties fo:letter-spacing="0.018cm" fo:font-style="italic" fo:font-weight="bold" style:font-style-asian="italic" style:font-weight-asian="bold" style:font-name-complex="Arial" style:font-weight-complex="bold"/>
    </style:style>
    <style:style style:name="T191" style:family="text">
      <style:text-properties fo:letter-spacing="0.095cm"/>
    </style:style>
    <style:style style:name="T192" style:family="text">
      <style:text-properties fo:letter-spacing="0.097cm"/>
    </style:style>
    <style:style style:name="T193" style:family="text">
      <style:text-properties fo:letter-spacing="0.099cm"/>
    </style:style>
    <style:style style:name="T194" style:family="text">
      <style:text-properties fo:letter-spacing="0.019cm"/>
    </style:style>
    <style:style style:name="T195" style:family="text">
      <style:text-properties fo:letter-spacing="0.021cm"/>
    </style:style>
    <style:style style:name="T196" style:family="text">
      <style:text-properties fo:letter-spacing="0.039cm"/>
    </style:style>
    <style:style style:name="T197" style:family="text">
      <style:text-properties fo:letter-spacing="0.004cm"/>
    </style:style>
    <style:style style:name="T198" style:family="text">
      <style:text-properties fo:letter-spacing="0.005cm"/>
    </style:style>
    <style:style style:name="T199" style:family="text">
      <style:text-properties fo:letter-spacing="0.002cm"/>
    </style:style>
    <style:style style:name="T200" style:family="text">
      <style:text-properties fo:letter-spacing="0.009cm"/>
    </style:style>
    <style:style style:name="T201" style:family="text">
      <style:text-properties fo:letter-spacing="0.011cm"/>
    </style:style>
    <style:style style:name="T202" style:family="text">
      <style:text-properties fo:letter-spacing="0.007cm"/>
    </style:style>
    <style:style style:name="T203" style:family="text">
      <style:text-properties fo:letter-spacing="-0.03cm"/>
    </style:style>
    <style:style style:name="T204" style:family="text">
      <style:text-properties fo:letter-spacing="0.014cm"/>
    </style:style>
    <style:style style:name="T205" style:family="text">
      <style:text-properties fo:letter-spacing="0.012cm"/>
    </style:style>
    <style:style style:name="T206" style:family="text">
      <style:text-properties fo:letter-spacing="-0.039cm"/>
    </style:style>
    <style:style style:name="T207" style:family="text">
      <style:text-properties fo:letter-spacing="-0.019cm"/>
    </style:style>
    <style:style style:name="T208" style:family="text">
      <style:text-properties fo:letter-spacing="-0.026cm"/>
    </style:style>
    <style:style style:name="T209" style:family="text">
      <style:text-properties fo:letter-spacing="0.071cm"/>
    </style:style>
    <style:style style:name="T210" style:family="text">
      <style:text-properties fo:letter-spacing="0.072cm"/>
    </style:style>
    <style:style style:name="T211" style:family="text">
      <style:text-properties fo:letter-spacing="0.062cm"/>
    </style:style>
    <style:style style:name="T212" style:family="text">
      <style:text-properties fo:letter-spacing="0.069cm"/>
    </style:style>
    <style:style style:name="T213" style:family="text">
      <style:text-properties fo:letter-spacing="0.09cm"/>
    </style:style>
    <style:style style:name="T214" style:family="text">
      <style:text-properties fo:letter-spacing="0.092cm"/>
    </style:style>
    <style:style style:name="T215" style:family="text">
      <style:text-properties fo:letter-spacing="0.093cm"/>
    </style:style>
    <style:style style:name="T216" style:family="text">
      <style:text-properties fo:letter-spacing="0.086cm"/>
    </style:style>
    <style:style style:name="T217" style:family="text">
      <style:text-properties fo:letter-spacing="0.088cm"/>
    </style:style>
    <style:style style:name="T218" style:family="text">
      <style:text-properties fo:letter-spacing="0.053cm"/>
    </style:style>
    <style:style style:name="T219" style:family="text">
      <style:text-properties fo:letter-spacing="0.067cm"/>
    </style:style>
    <style:style style:name="T220" style:family="text">
      <style:text-properties fo:letter-spacing="-0.034cm"/>
    </style:style>
    <style:style style:name="T221" style:family="text">
      <style:text-properties fo:letter-spacing="-0.042cm"/>
    </style:style>
    <style:style style:name="T222" style:family="text">
      <style:text-properties fo:letter-spacing="-0.035cm"/>
    </style:style>
    <style:style style:name="T223" style:family="text">
      <style:text-properties fo:letter-spacing="0.076cm"/>
    </style:style>
    <style:style style:name="T224" style:family="text">
      <style:text-properties fo:letter-spacing="0.078cm"/>
    </style:style>
    <style:style style:name="T225" style:family="text">
      <style:text-properties fo:letter-spacing="0.074cm"/>
    </style:style>
    <style:style style:name="T226" style:family="text">
      <style:text-properties fo:letter-spacing="0.101cm"/>
    </style:style>
    <style:style style:name="T227" style:family="text">
      <style:text-properties fo:letter-spacing="0.102cm"/>
    </style:style>
    <style:style style:name="T228" style:family="text">
      <style:text-properties fo:letter-spacing="0.081cm"/>
    </style:style>
    <style:style style:name="T229" style:family="text">
      <style:text-properties fo:letter-spacing="0.051cm"/>
    </style:style>
    <style:style style:name="T230" style:family="text">
      <style:text-properties fo:letter-spacing="0.106cm"/>
    </style:style>
    <style:style style:name="T231" style:family="text">
      <style:text-properties fo:letter-spacing="0.108cm"/>
    </style:style>
    <style:style style:name="T232" style:family="text">
      <style:text-properties fo:letter-spacing="0.079cm"/>
    </style:style>
    <style:style style:name="T233" style:family="text">
      <style:text-properties fo:letter-spacing="0.104cm"/>
    </style:style>
    <style:style style:name="T234" style:family="text">
      <style:text-properties fo:letter-spacing="-0.032cm"/>
    </style:style>
    <style:style style:name="T235" style:family="text">
      <style:text-properties fo:letter-spacing="-0.058cm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ffff99" draw:opacity="100%" fo:padding="0cm" fo:border="none" style:writing-mode="lr-tb" draw:textarea-vertical-align="top"/>
    </style:style>
    <style:style style:name="Sect1" style:family="section">
      <style:section-properties style:writing-mode="lr-tb" fo:margin-left="-1.127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0cm" fo:margin-right="0cm" style:editable="false">
        <style:columns fo:column-count="2">
          <style:column style:rel-width="2710*" fo:start-indent="0cm" fo:end-indent="0.101cm"/>
          <style:column style:rel-width="6640*" fo:start-indent="0.102cm" fo:end-indent="0cm"/>
        </style:columns>
      </style:section-properties>
    </style:style>
    <style:style style:name="Sect4" style:family="section">
      <style:section-properties style:writing-mode="lr-tb" fo:margin-left="0cm" fo:margin-right="0cm" style:editable="false">
        <style:columns fo:column-count="2">
          <style:column style:rel-width="3160*" fo:start-indent="0cm" fo:end-indent="0.035cm"/>
          <style:column style:rel-width="6190*" fo:start-indent="0.035cm" fo:end-indent="0cm"/>
        </style:columns>
      </style:section-properties>
    </style:style>
    <style:style style:name="Sect5" style:family="section">
      <style:section-properties style:writing-mode="lr-tb" fo:margin-left="-1.552cm" fo:margin-right="-0.018cm" style:editable="false">
        <style:columns fo:column-count="1" fo:column-gap="0cm"/>
      </style:section-properties>
    </style:style>
    <text:list-style style:name="L1">
      <text:list-level-style-number text:level="1" text:style-name="WW_5f_CharLFO14LVL1" style:num-suffix="." style:num-format="1">
        <style:list-level-properties text:space-before="0.198cm" text:min-label-width="0.432cm"/>
      </text:list-level-style-number>
      <text:list-level-style-bullet text:level="2" text:bullet-char="•">
        <style:list-level-properties text:space-before="1.951cm" text:min-label-width="0.432cm"/>
      </text:list-level-style-bullet>
      <text:list-level-style-bullet text:level="3" text:bullet-char="•">
        <style:list-level-properties text:space-before="3.706cm" text:min-label-width="0.432cm"/>
      </text:list-level-style-bullet>
      <text:list-level-style-bullet text:level="4" text:bullet-char="•">
        <style:list-level-properties text:space-before="5.461cm" text:min-label-width="0.432cm"/>
      </text:list-level-style-bullet>
      <text:list-level-style-bullet text:level="5" text:bullet-char="•">
        <style:list-level-properties text:space-before="7.216cm" text:min-label-width="0.432cm"/>
      </text:list-level-style-bullet>
      <text:list-level-style-bullet text:level="6" text:bullet-char="•">
        <style:list-level-properties text:space-before="8.97cm" text:min-label-width="0.432cm"/>
      </text:list-level-style-bullet>
      <text:list-level-style-bullet text:level="7" text:bullet-char="•">
        <style:list-level-properties text:space-before="10.725cm" text:min-label-width="0.432cm"/>
      </text:list-level-style-bullet>
      <text:list-level-style-bullet text:level="8" text:bullet-char="•">
        <style:list-level-properties text:space-before="12.48cm" text:min-label-width="0.432cm"/>
      </text:list-level-style-bullet>
      <text:list-level-style-bullet text:level="9" text:bullet-char="•">
        <style:list-level-properties text:space-before="14.233cm" text:min-label-width="0.432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3LVL1" style:num-suffix="." style:num-format="1">
        <style:list-level-properties text:space-before="0.2cm" text:min-label-width="1.693cm"/>
      </text:list-level-style-number>
      <text:list-level-style-bullet text:level="2" text:bullet-char="•">
        <style:list-level-properties text:space-before="0.44cm" text:min-label-width="1.693cm"/>
      </text:list-level-style-bullet>
      <text:list-level-style-bullet text:level="3" text:bullet-char="•">
        <style:list-level-properties text:space-before="0.679cm" text:min-label-width="1.693cm"/>
      </text:list-level-style-bullet>
      <text:list-level-style-bullet text:level="4" text:bullet-char="•">
        <style:list-level-properties text:space-before="0.919cm" text:min-label-width="1.693cm"/>
      </text:list-level-style-bullet>
      <text:list-level-style-bullet text:level="5" text:bullet-char="•">
        <style:list-level-properties text:space-before="1.159cm" text:min-label-width="1.693cm"/>
      </text:list-level-style-bullet>
      <text:list-level-style-bullet text:level="6" text:bullet-char="•">
        <style:list-level-properties text:space-before="1.399cm" text:min-label-width="1.693cm"/>
      </text:list-level-style-bullet>
      <text:list-level-style-bullet text:level="7" text:bullet-char="•">
        <style:list-level-properties text:space-before="1.639cm" text:min-label-width="1.693cm"/>
      </text:list-level-style-bullet>
      <text:list-level-style-bullet text:level="8" text:bullet-char="•">
        <style:list-level-properties text:space-before="1.879cm" text:min-label-width="1.693cm"/>
      </text:list-level-style-bullet>
      <text:list-level-style-bullet text:level="9" text:bullet-char="•">
        <style:list-level-properties text:space-before="2.119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2LVL1" style:num-suffix="." style:num-format="1">
        <style:list-level-properties text:space-before="0.198cm" text:min-label-width="1.27cm"/>
      </text:list-level-style-number>
      <text:list-level-style-number text:level="2" text:style-name="WW_5f_CharLFO12LVL2" style:num-prefix="(" style:num-suffix=")" style:num-format="1">
        <style:list-level-properties text:space-before="1.414cm" text:min-label-width="0.898cm"/>
      </text:list-level-style-number>
      <text:list-level-style-number text:level="3" text:style-name="WW_5f_CharLFO12LVL3" style:num-prefix="(" style:num-suffix=")" style:num-format="a" style:num-letter-sync="true">
        <style:list-level-properties text:space-before="2.259cm" text:min-label-width="0.9cm"/>
      </text:list-level-style-number>
      <text:list-level-style-number text:level="4" text:style-name="WW_5f_CharLFO12LVL4" style:num-prefix="(" style:num-suffix=")" style:num-format="i">
        <style:list-level-properties text:space-before="3.239cm" text:min-label-width="0.769cm"/>
      </text:list-level-style-number>
      <text:list-level-style-bullet text:level="5" text:bullet-char="•">
        <style:list-level-properties text:space-before="1.543cm" text:min-label-width="0.769cm"/>
      </text:list-level-style-bullet>
      <text:list-level-style-bullet text:level="6" text:bullet-char="•">
        <style:list-level-properties text:space-before="1.543cm" text:min-label-width="0.769cm"/>
      </text:list-level-style-bullet>
      <text:list-level-style-bullet text:level="7" text:bullet-char="•">
        <style:list-level-properties text:space-before="1.543cm" text:min-label-width="0.769cm"/>
      </text:list-level-style-bullet>
      <text:list-level-style-bullet text:level="8" text:bullet-char="•">
        <style:list-level-properties text:space-before="1.543cm" text:min-label-width="0.769cm"/>
      </text:list-level-style-bullet>
      <text:list-level-style-bullet text:level="9" text:bullet-char="•">
        <style:list-level-properties text:space-before="1.543cm" text:min-label-width="0.76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1LVL1" style:num-prefix="(" style:num-suffix=")" style:num-format="a" style:num-letter-sync="true">
        <style:list-level-properties text:space-before="2.259cm" text:min-label-width="0.9cm"/>
      </text:list-level-style-number>
      <text:list-level-style-bullet text:level="2" text:bullet-char="•">
        <style:list-level-properties text:space-before="3.825cm" text:min-label-width="0.9cm"/>
      </text:list-level-style-bullet>
      <text:list-level-style-bullet text:level="3" text:bullet-char="•">
        <style:list-level-properties text:space-before="5.392cm" text:min-label-width="0.9cm"/>
      </text:list-level-style-bullet>
      <text:list-level-style-bullet text:level="4" text:bullet-char="•">
        <style:list-level-properties text:space-before="6.956cm" text:min-label-width="0.9cm"/>
      </text:list-level-style-bullet>
      <text:list-level-style-bullet text:level="5" text:bullet-char="•">
        <style:list-level-properties text:space-before="8.519cm" text:min-label-width="0.9cm"/>
      </text:list-level-style-bullet>
      <text:list-level-style-bullet text:level="6" text:bullet-char="•">
        <style:list-level-properties text:space-before="10.086cm" text:min-label-width="0.9cm"/>
      </text:list-level-style-bullet>
      <text:list-level-style-bullet text:level="7" text:bullet-char="•">
        <style:list-level-properties text:space-before="11.648cm" text:min-label-width="0.9cm"/>
      </text:list-level-style-bullet>
      <text:list-level-style-bullet text:level="8" text:bullet-char="•">
        <style:list-level-properties text:space-before="13.215cm" text:min-label-width="0.9cm"/>
      </text:list-level-style-bullet>
      <text:list-level-style-bullet text:level="9" text:bullet-char="•">
        <style:list-level-properties text:space-before="14.779cm" text:min-label-width="0.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10LVL1" style:num-prefix="(" style:num-suffix=")" style:num-format="a" style:num-letter-sync="true">
        <style:list-level-properties text:space-before="2.257cm" text:min-label-width="0.9cm"/>
      </text:list-level-style-number>
      <text:list-level-style-bullet text:level="2" text:bullet-char="•">
        <style:list-level-properties text:space-before="3.774cm" text:min-label-width="0.9cm"/>
      </text:list-level-style-bullet>
      <text:list-level-style-bullet text:level="3" text:bullet-char="•">
        <style:list-level-properties text:space-before="5.289cm" text:min-label-width="0.9cm"/>
      </text:list-level-style-bullet>
      <text:list-level-style-bullet text:level="4" text:bullet-char="•">
        <style:list-level-properties text:space-before="6.806cm" text:min-label-width="0.9cm"/>
      </text:list-level-style-bullet>
      <text:list-level-style-bullet text:level="5" text:bullet-char="•">
        <style:list-level-properties text:space-before="8.322cm" text:min-label-width="0.9cm"/>
      </text:list-level-style-bullet>
      <text:list-level-style-bullet text:level="6" text:bullet-char="•">
        <style:list-level-properties text:space-before="9.837cm" text:min-label-width="0.9cm"/>
      </text:list-level-style-bullet>
      <text:list-level-style-bullet text:level="7" text:bullet-char="•">
        <style:list-level-properties text:space-before="11.354cm" text:min-label-width="0.9cm"/>
      </text:list-level-style-bullet>
      <text:list-level-style-bullet text:level="8" text:bullet-char="•">
        <style:list-level-properties text:space-before="12.867cm" text:min-label-width="0.9cm"/>
      </text:list-level-style-bullet>
      <text:list-level-style-bullet text:level="9" text:bullet-char="•">
        <style:list-level-properties text:space-before="14.382cm" text:min-label-width="0.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9LVL1" style:num-prefix="(" style:num-suffix=")" style:num-format="a" style:num-letter-sync="true">
        <style:list-level-properties text:space-before="2.257cm" text:min-label-width="0.9cm"/>
      </text:list-level-style-number>
      <text:list-level-style-bullet text:level="2" text:bullet-char="•">
        <style:list-level-properties text:space-before="3.774cm" text:min-label-width="0.9cm"/>
      </text:list-level-style-bullet>
      <text:list-level-style-bullet text:level="3" text:bullet-char="•">
        <style:list-level-properties text:space-before="5.289cm" text:min-label-width="0.9cm"/>
      </text:list-level-style-bullet>
      <text:list-level-style-bullet text:level="4" text:bullet-char="•">
        <style:list-level-properties text:space-before="6.805cm" text:min-label-width="0.9cm"/>
      </text:list-level-style-bullet>
      <text:list-level-style-bullet text:level="5" text:bullet-char="•">
        <style:list-level-properties text:space-before="8.322cm" text:min-label-width="0.9cm"/>
      </text:list-level-style-bullet>
      <text:list-level-style-bullet text:level="6" text:bullet-char="•">
        <style:list-level-properties text:space-before="9.837cm" text:min-label-width="0.9cm"/>
      </text:list-level-style-bullet>
      <text:list-level-style-bullet text:level="7" text:bullet-char="•">
        <style:list-level-properties text:space-before="11.35cm" text:min-label-width="0.9cm"/>
      </text:list-level-style-bullet>
      <text:list-level-style-bullet text:level="8" text:bullet-char="•">
        <style:list-level-properties text:space-before="12.867cm" text:min-label-width="0.9cm"/>
      </text:list-level-style-bullet>
      <text:list-level-style-bullet text:level="9" text:bullet-char="•">
        <style:list-level-properties text:space-before="14.382cm" text:min-label-width="0.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8LVL1" style:num-prefix="(" style:num-suffix=")" style:num-format="a" style:num-letter-sync="true">
        <style:list-level-properties text:space-before="2.259cm" text:min-label-width="0.9cm"/>
      </text:list-level-style-number>
      <text:list-level-style-bullet text:level="2" text:bullet-char="•">
        <style:list-level-properties text:space-before="3.774cm" text:min-label-width="0.9cm"/>
      </text:list-level-style-bullet>
      <text:list-level-style-bullet text:level="3" text:bullet-char="•">
        <style:list-level-properties text:space-before="5.291cm" text:min-label-width="0.9cm"/>
      </text:list-level-style-bullet>
      <text:list-level-style-bullet text:level="4" text:bullet-char="•">
        <style:list-level-properties text:space-before="6.806cm" text:min-label-width="0.9cm"/>
      </text:list-level-style-bullet>
      <text:list-level-style-bullet text:level="5" text:bullet-char="•">
        <style:list-level-properties text:space-before="8.323cm" text:min-label-width="0.9cm"/>
      </text:list-level-style-bullet>
      <text:list-level-style-bullet text:level="6" text:bullet-char="•">
        <style:list-level-properties text:space-before="9.839cm" text:min-label-width="0.9cm"/>
      </text:list-level-style-bullet>
      <text:list-level-style-bullet text:level="7" text:bullet-char="•">
        <style:list-level-properties text:space-before="11.354cm" text:min-label-width="0.9cm"/>
      </text:list-level-style-bullet>
      <text:list-level-style-bullet text:level="8" text:bullet-char="•">
        <style:list-level-properties text:space-before="12.867cm" text:min-label-width="0.9cm"/>
      </text:list-level-style-bullet>
      <text:list-level-style-bullet text:level="9" text:bullet-char="•">
        <style:list-level-properties text:space-before="14.386cm" text:min-label-width="0.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7LVL1" style:num-prefix="(" style:num-suffix=")" style:num-format="a" style:num-letter-sync="true">
        <style:list-level-properties text:space-before="2.263cm" text:min-label-width="0.898cm"/>
      </text:list-level-style-number>
      <text:list-level-style-bullet text:level="2" text:bullet-char="•">
        <style:list-level-properties text:space-before="3.778cm" text:min-label-width="0.898cm"/>
      </text:list-level-style-bullet>
      <text:list-level-style-bullet text:level="3" text:bullet-char="•">
        <style:list-level-properties text:space-before="5.293cm" text:min-label-width="0.898cm"/>
      </text:list-level-style-bullet>
      <text:list-level-style-bullet text:level="4" text:bullet-char="•">
        <style:list-level-properties text:space-before="6.808cm" text:min-label-width="0.898cm"/>
      </text:list-level-style-bullet>
      <text:list-level-style-bullet text:level="5" text:bullet-char="•">
        <style:list-level-properties text:space-before="8.325cm" text:min-label-width="0.898cm"/>
      </text:list-level-style-bullet>
      <text:list-level-style-bullet text:level="6" text:bullet-char="•">
        <style:list-level-properties text:space-before="9.841cm" text:min-label-width="0.898cm"/>
      </text:list-level-style-bullet>
      <text:list-level-style-bullet text:level="7" text:bullet-char="•">
        <style:list-level-properties text:space-before="11.356cm" text:min-label-width="0.898cm"/>
      </text:list-level-style-bullet>
      <text:list-level-style-bullet text:level="8" text:bullet-char="•">
        <style:list-level-properties text:space-before="12.871cm" text:min-label-width="0.898cm"/>
      </text:list-level-style-bullet>
      <text:list-level-style-bullet text:level="9" text:bullet-char="•">
        <style:list-level-properties text:space-before="14.388cm" text:min-label-width="0.89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6LVL1" style:num-prefix="(" style:num-suffix=")" style:num-format="a" style:num-letter-sync="true">
        <style:list-level-properties text:space-before="2.311cm" text:min-label-width="0.848cm"/>
      </text:list-level-style-number>
      <text:list-level-style-bullet text:level="2" text:bullet-char="•">
        <style:list-level-properties text:space-before="3.828cm" text:min-label-width="0.848cm"/>
      </text:list-level-style-bullet>
      <text:list-level-style-bullet text:level="3" text:bullet-char="•">
        <style:list-level-properties text:space-before="5.343cm" text:min-label-width="0.848cm"/>
      </text:list-level-style-bullet>
      <text:list-level-style-bullet text:level="4" text:bullet-char="•">
        <style:list-level-properties text:space-before="6.86cm" text:min-label-width="0.848cm"/>
      </text:list-level-style-bullet>
      <text:list-level-style-bullet text:level="5" text:bullet-char="•">
        <style:list-level-properties text:space-before="8.375cm" text:min-label-width="0.848cm"/>
      </text:list-level-style-bullet>
      <text:list-level-style-bullet text:level="6" text:bullet-char="•">
        <style:list-level-properties text:space-before="9.891cm" text:min-label-width="0.848cm"/>
      </text:list-level-style-bullet>
      <text:list-level-style-bullet text:level="7" text:bullet-char="•">
        <style:list-level-properties text:space-before="11.406cm" text:min-label-width="0.848cm"/>
      </text:list-level-style-bullet>
      <text:list-level-style-bullet text:level="8" text:bullet-char="•">
        <style:list-level-properties text:space-before="12.919cm" text:min-label-width="0.848cm"/>
      </text:list-level-style-bullet>
      <text:list-level-style-bullet text:level="9" text:bullet-char="•">
        <style:list-level-properties text:space-before="14.438cm" text:min-label-width="0.84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5LVL1" style:num-prefix="(" style:num-suffix=")" style:num-format="a" style:num-letter-sync="true">
        <style:list-level-properties text:space-before="2.259cm" text:min-label-width="0.9cm"/>
      </text:list-level-style-number>
      <text:list-level-style-number text:level="2" text:style-name="WW_5f_CharLFO5LVL2" style:num-prefix="(" style:num-suffix=")" style:num-format="i">
        <style:list-level-properties text:space-before="3.239cm" text:min-label-width="0.769cm"/>
      </text:list-level-style-number>
      <text:list-level-style-bullet text:level="3" text:bullet-char="•">
        <style:list-level-properties text:space-before="4.828cm" text:min-label-width="0.769cm"/>
      </text:list-level-style-bullet>
      <text:list-level-style-bullet text:level="4" text:bullet-char="•">
        <style:list-level-properties text:space-before="6.417cm" text:min-label-width="0.769cm"/>
      </text:list-level-style-bullet>
      <text:list-level-style-bullet text:level="5" text:bullet-char="•">
        <style:list-level-properties text:space-before="8.008cm" text:min-label-width="0.769cm"/>
      </text:list-level-style-bullet>
      <text:list-level-style-bullet text:level="6" text:bullet-char="•">
        <style:list-level-properties text:space-before="9.597cm" text:min-label-width="0.769cm"/>
      </text:list-level-style-bullet>
      <text:list-level-style-bullet text:level="7" text:bullet-char="•">
        <style:list-level-properties text:space-before="11.187cm" text:min-label-width="0.769cm"/>
      </text:list-level-style-bullet>
      <text:list-level-style-bullet text:level="8" text:bullet-char="•">
        <style:list-level-properties text:space-before="12.778cm" text:min-label-width="0.769cm"/>
      </text:list-level-style-bullet>
      <text:list-level-style-bullet text:level="9" text:bullet-char="•">
        <style:list-level-properties text:space-before="14.367cm" text:min-label-width="0.76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4LVL1" style:num-prefix="(" style:num-suffix=")" style:num-format="a" style:num-letter-sync="true">
        <style:list-level-properties text:space-before="2.263cm" text:min-label-width="0.898cm"/>
      </text:list-level-style-number>
      <text:list-level-style-bullet text:level="2" text:bullet-char="•">
        <style:list-level-properties text:space-before="3.778cm" text:min-label-width="0.898cm"/>
      </text:list-level-style-bullet>
      <text:list-level-style-bullet text:level="3" text:bullet-char="•">
        <style:list-level-properties text:space-before="5.293cm" text:min-label-width="0.898cm"/>
      </text:list-level-style-bullet>
      <text:list-level-style-bullet text:level="4" text:bullet-char="•">
        <style:list-level-properties text:space-before="6.808cm" text:min-label-width="0.898cm"/>
      </text:list-level-style-bullet>
      <text:list-level-style-bullet text:level="5" text:bullet-char="•">
        <style:list-level-properties text:space-before="8.325cm" text:min-label-width="0.898cm"/>
      </text:list-level-style-bullet>
      <text:list-level-style-bullet text:level="6" text:bullet-char="•">
        <style:list-level-properties text:space-before="9.841cm" text:min-label-width="0.898cm"/>
      </text:list-level-style-bullet>
      <text:list-level-style-bullet text:level="7" text:bullet-char="•">
        <style:list-level-properties text:space-before="11.356cm" text:min-label-width="0.898cm"/>
      </text:list-level-style-bullet>
      <text:list-level-style-bullet text:level="8" text:bullet-char="•">
        <style:list-level-properties text:space-before="12.871cm" text:min-label-width="0.898cm"/>
      </text:list-level-style-bullet>
      <text:list-level-style-bullet text:level="9" text:bullet-char="•">
        <style:list-level-properties text:space-before="14.388cm" text:min-label-width="0.89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3LVL1" style:num-prefix="(" style:num-suffix=")" style:num-format="a" style:num-letter-sync="true">
        <style:list-level-properties text:space-before="2.259cm" text:min-label-width="0.9cm"/>
      </text:list-level-style-number>
      <text:list-level-style-bullet text:level="2" text:bullet-char="•">
        <style:list-level-properties text:space-before="3.794cm" text:min-label-width="0.9cm"/>
      </text:list-level-style-bullet>
      <text:list-level-style-bullet text:level="3" text:bullet-char="•">
        <style:list-level-properties text:space-before="5.327cm" text:min-label-width="0.9cm"/>
      </text:list-level-style-bullet>
      <text:list-level-style-bullet text:level="4" text:bullet-char="•">
        <style:list-level-properties text:space-before="6.859cm" text:min-label-width="0.9cm"/>
      </text:list-level-style-bullet>
      <text:list-level-style-bullet text:level="5" text:bullet-char="•">
        <style:list-level-properties text:space-before="8.392cm" text:min-label-width="0.9cm"/>
      </text:list-level-style-bullet>
      <text:list-level-style-bullet text:level="6" text:bullet-char="•">
        <style:list-level-properties text:space-before="9.927cm" text:min-label-width="0.9cm"/>
      </text:list-level-style-bullet>
      <text:list-level-style-bullet text:level="7" text:bullet-char="•">
        <style:list-level-properties text:space-before="11.46cm" text:min-label-width="0.9cm"/>
      </text:list-level-style-bullet>
      <text:list-level-style-bullet text:level="8" text:bullet-char="•">
        <style:list-level-properties text:space-before="12.992cm" text:min-label-width="0.9cm"/>
      </text:list-level-style-bullet>
      <text:list-level-style-bullet text:level="9" text:bullet-char="•">
        <style:list-level-properties text:space-before="14.525cm" text:min-label-width="0.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_5f_CharLFO2LVL1" style:num-prefix="(" style:num-suffix=")" style:num-format="a" style:num-letter-sync="true">
        <style:list-level-properties text:space-before="2.261cm" text:min-label-width="0.898cm"/>
      </text:list-level-style-number>
      <text:list-level-style-bullet text:level="2" text:bullet-char="•">
        <style:list-level-properties text:space-before="3.796cm" text:min-label-width="0.898cm"/>
      </text:list-level-style-bullet>
      <text:list-level-style-bullet text:level="3" text:bullet-char="•">
        <style:list-level-properties text:space-before="5.329cm" text:min-label-width="0.898cm"/>
      </text:list-level-style-bullet>
      <text:list-level-style-bullet text:level="4" text:bullet-char="•">
        <style:list-level-properties text:space-before="6.861cm" text:min-label-width="0.898cm"/>
      </text:list-level-style-bullet>
      <text:list-level-style-bullet text:level="5" text:bullet-char="•">
        <style:list-level-properties text:space-before="8.394cm" text:min-label-width="0.898cm"/>
      </text:list-level-style-bullet>
      <text:list-level-style-bullet text:level="6" text:bullet-char="•">
        <style:list-level-properties text:space-before="9.929cm" text:min-label-width="0.898cm"/>
      </text:list-level-style-bullet>
      <text:list-level-style-bullet text:level="7" text:bullet-char="•">
        <style:list-level-properties text:space-before="11.462cm" text:min-label-width="0.898cm"/>
      </text:list-level-style-bullet>
      <text:list-level-style-bullet text:level="8" text:bullet-char="•">
        <style:list-level-properties text:space-before="12.994cm" text:min-label-width="0.898cm"/>
      </text:list-level-style-bullet>
      <text:list-level-style-bullet text:level="9" text:bullet-char="•">
        <style:list-level-properties text:space-before="14.527cm" text:min-label-width="0.89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WW_5f_CharLFO1LVL1" style:num-prefix="(" style:num-suffix=")" style:num-format="a" style:num-letter-sync="true">
        <style:list-level-properties text:space-before="2.258cm" text:min-label-width="0.901cm"/>
      </text:list-level-style-number>
      <text:list-level-style-bullet text:level="2" text:bullet-char="•">
        <style:list-level-properties text:space-before="3.775cm" text:min-label-width="0.901cm"/>
      </text:list-level-style-bullet>
      <text:list-level-style-bullet text:level="3" text:bullet-char="•">
        <style:list-level-properties text:space-before="5.29cm" text:min-label-width="0.901cm"/>
      </text:list-level-style-bullet>
      <text:list-level-style-bullet text:level="4" text:bullet-char="•">
        <style:list-level-properties text:space-before="6.805cm" text:min-label-width="0.901cm"/>
      </text:list-level-style-bullet>
      <text:list-level-style-bullet text:level="5" text:bullet-char="•">
        <style:list-level-properties text:space-before="8.322cm" text:min-label-width="0.901cm"/>
      </text:list-level-style-bullet>
      <text:list-level-style-bullet text:level="6" text:bullet-char="•">
        <style:list-level-properties text:space-before="9.838cm" text:min-label-width="0.901cm"/>
      </text:list-level-style-bullet>
      <text:list-level-style-bullet text:level="7" text:bullet-char="•">
        <style:list-level-properties text:space-before="11.353cm" text:min-label-width="0.901cm"/>
      </text:list-level-style-bullet>
      <text:list-level-style-bullet text:level="8" text:bullet-char="•">
        <style:list-level-properties text:space-before="12.866cm" text:min-label-width="0.901cm"/>
      </text:list-level-style-bullet>
      <text:list-level-style-bullet text:level="9" text:bullet-char="•">
        <style:list-level-properties text:space-before="14.383cm" text:min-label-width="0.901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000000" svg:stroke-opacity="100%" draw:stroke-linejoin="round" draw:fill="none" fo:min-height="0cm" fo:min-width="0cm" fo:padding-top="-0.025cm" fo:padding-bottom="-0.025cm" fo:padding-left="-0.025cm" fo:padding-right="-0.02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ffff9a" draw:opacity="100%" fo:min-height="0cm" fo:min-width="0cm" style:run-through="background"/>
    </style:style>
    <style:style style:name="gr4" style:family="graphic">
      <style:graphic-properties draw:stroke="solid" svg:stroke-width="0.019cm" svg:stroke-color="#000000" svg:stroke-opacity="100%" draw:stroke-linejoin="round" draw:fill="none" fo:min-height="0cm" fo:min-width="0cm" fo:padding-top="-0.024cm" fo:padding-bottom="-0.024cm" fo:padding-left="-0.024cm" fo:padding-right="-0.024cm" style:run-through="background"/>
    </style:style>
    <style:style style:name="gr5" style:family="graphic">
      <style:graphic-properties style:run-through="background"/>
    </style:style>
    <style:style style:name="gr6" style:family="graphic">
      <style:graphic-properties draw:stroke="none" draw:fill="none" draw:textarea-vertical-align="top" draw:auto-grow-height="false" draw:auto-grow-width="false" fo:min-height="6.02cm" fo:min-width="1.288cm" fo:padding-top="0cm" fo:padding-bottom="0cm" fo:padding-left="0cm" fo:padding-right="0cm" fo:wrap-option="wrap" style:run-through="background"/>
    </style:style>
    <style:style style:name="gr7" style:family="graphic">
      <style:graphic-properties draw:stroke="none" draw:fill="none" draw:textarea-vertical-align="top" draw:auto-grow-height="false" draw:auto-grow-width="false" fo:min-height="6.02cm" fo:min-width="1.289cm" fo:padding-top="0cm" fo:padding-bottom="0cm" fo:padding-left="0cm" fo:padding-right="0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6" text:outline-level="1"/>
      <text:p text:style-name="P17"><text:span text:style-name="Absatz-Standardschriftart"><text:span text:style-name="T17"/></text:span></text:p>
      <text:p text:style-name="P19"/>
      <text:h text:style-name="P317" text:outline-level="1"><text:span text:style-name="Absatz-Standardschriftart"><text:span text:style-name="T140">THE</text:span></text:span><text:span text:style-name="Absatz-Standardschriftart"><text:span text:style-name="T163"> </text:span></text:span><text:span text:style-name="Absatz-Standardschriftart"><text:span text:style-name="T140">COMPANIES</text:span></text:span><text:span text:style-name="Absatz-Standardschriftart"><text:span text:style-name="T163"> </text:span></text:span>ORDINANCE<text:span text:style-name="Absatz-Standardschriftart"><text:span text:style-name="T164"> </text:span></text:span>(CHAPTER<text:span text:style-name="Absatz-Standardschriftart"><text:span text:style-name="T165"> </text:span></text:span>622)</text:h>
      <text:p text:style-name="P1"/>
      <text:p text:style-name="P21"><text:span text:style-name="Absatz-Standardschriftart"><text:span text:style-name="T10">Company</text:span></text:span><text:span text:style-name="Absatz-Standardschriftart"><text:span text:style-name="T9"> </text:span></text:span><text:span text:style-name="Absatz-Standardschriftart"><text:span text:style-name="T10">Limited</text:span></text:span><text:span text:style-name="Absatz-Standardschriftart"><text:span text:style-name="T12"> </text:span></text:span><text:span text:style-name="Absatz-Standardschriftart"><text:span text:style-name="T13">b</text:span></text:span><text:span text:style-name="Absatz-Standardschriftart"><text:span text:style-name="T10">y</text:span></text:span><text:span text:style-name="Absatz-Standardschriftart"><text:span text:style-name="T8"> </text:span></text:span><text:span text:style-name="Absatz-Standardschriftart"><text:span text:style-name="T10">Guarantee</text:span></text:span><text:span text:style-name="Absatz-Standardschriftart"><text:span text:style-name="T62"> </text:span></text:span><text:span text:style-name="Absatz-Standardschriftart"><text:span text:style-name="T6">ARTICLES</text:span></text:span><text:span text:style-name="Absatz-Standardschriftart"><text:span text:style-name="T14"> </text:span></text:span><text:span text:style-name="Absatz-Standardschriftart"><text:span text:style-name="T10">OF</text:span></text:span><text:span text:style-name="Absatz-Standardschriftart"><text:span text:style-name="T14"> </text:span></text:span><text:span text:style-name="Absatz-Standardschriftart"><text:span text:style-name="T10">ASSOCIATION</text:span></text:span><text:span text:style-name="Absatz-Standardschriftart"><text:span text:style-name="T63"> </text:span></text:span><text:span text:style-name="Absatz-Standardschriftart"><text:span text:style-name="T6">OF</text:span></text:span></text:p>
      <text:p text:style-name="P22"/>
      <text:p text:style-name="P24"><text:span text:style-name="Absatz-Standardschriftart"><text:span text:style-name="T17"><draw:frame draw:style-name="fr1" draw:name="Text Box 48" text:anchor-type="as-char" svg:y="0cm" svg:width="17.78cm" style:rel-width="scale" svg:height="2.54cm" style:rel-height="scale" draw:z-index="0"><draw:text-box><text:p text:style-name="P343"><text:span text:style-name="Absatz-Standardschriftart"><text:span text:style-name="T15">WORLD RESERVE SYSTEM FOUNDATION</text:span></text:span></text:p></draw:text-box></draw:frame></text:span></text:span></text:p>
      <text:p text:style-name="P31"/>
      <text:p text:style-name="P3"/>
      <text:h text:style-name="P349" text:outline-level="3">Part<text:span text:style-name="Absatz-Standardschriftart"><text:span text:style-name="T157"> </text:span></text:span>A<text:span text:style-name="Absatz-Standardschriftart"><text:span text:style-name="T60"><text:tab/></text:span></text:span>Mandatory<text:span text:style-name="Absatz-Standardschriftart"><text:span text:style-name="T166"> </text:span></text:span>Articles</text:h>
      <text:list xml:id="list1073014702" text:style-name="L1">
        <text:list-item>
          <text:p text:style-name="P322"><text:span text:style-name="Absatz-Standardschriftart"><text:span text:style-name="T32">Company</text:span></text:span><text:span text:style-name="Absatz-Standardschriftart"><text:span text:style-name="T33"> </text:span></text:span><text:span text:style-name="Absatz-Standardschriftart"><text:span text:style-name="T32">Name</text:span></text:span><text:span text:style-name="Absatz-Standardschriftart"><text:span text:style-name="T71"><text:tab/></text:span></text:span><text:span text:style-name="Absatz-Standardschriftart"><text:span text:style-name="T5">The</text:span></text:span><text:span text:style-name="Absatz-Standardschriftart"><text:span text:style-name="T34"> </text:span></text:span><text:span text:style-name="Absatz-Standardschriftart"><text:span text:style-name="T5">name</text:span></text:span><text:span text:style-name="Absatz-Standardschriftart"><text:span text:style-name="T34"> </text:span></text:span><text:span text:style-name="Absatz-Standardschriftart"><text:span text:style-name="T5">of</text:span></text:span><text:span text:style-name="Absatz-Standardschriftart"><text:span text:style-name="T34"> </text:span></text:span><text:span text:style-name="Absatz-Standardschriftart"><text:span text:style-name="T5">the</text:span></text:span><text:span text:style-name="Absatz-Standardschriftart"><text:span text:style-name="T34"> </text:span></text:span><text:span text:style-name="Absatz-Standardschriftart"><text:span text:style-name="T5">company</text:span></text:span><text:span text:style-name="Absatz-Standardschriftart"><text:span text:style-name="T34"> </text:span></text:span><text:span text:style-name="Absatz-Standardschriftart"><text:span text:style-name="T5">is</text:span></text:span></text:p>
        </text:list-item>
      </text:list>
      <text:p text:style-name="P39"/>
      <text:p text:style-name="P24"><text:span text:style-name="Absatz-Standardschriftart"><text:span text:style-name="T17"><draw:frame draw:style-name="fr1" draw:name="Text Box 47" text:anchor-type="as-char" svg:y="0cm" svg:width="17.78cm" style:rel-width="scale" svg:height="2.54cm" style:rel-height="scale" draw:z-index="1"><draw:text-box><text:p text:style-name="P33"/><text:p text:style-name="P342"><text:span text:style-name="Absatz-Standardschriftart"><text:span text:style-name="T36">“</text:span></text:span><text:span text:style-name="Absatz-Standardschriftart"><text:span text:style-name="T7">WORLD RESERVE SYSTEM FOUNDATION</text:span></text:span><text:span text:style-name="Absatz-Standardschriftart"><text:span text:style-name="T36">”</text:span></text:span></text:p></draw:text-box></draw:frame></text:span></text:span></text:p>
      <text:list xml:id="list232526524029755" text:continue-numbering="true" text:style-name="L1">
        <text:list-item>
          <text:p text:style-name="P351">Members’<text:span text:style-name="Absatz-Standardschriftart"><text:span text:style-name="T166"> </text:span></text:span>Liabilities</text:p>
        </text:list-item>
      </text:list>
      <text:p text:style-name="P41">The<text:span text:style-name="Absatz-Standardschriftart"><text:span text:style-name="T152"> </text:span></text:span>liability<text:span text:style-name="Absatz-Standardschriftart"><text:span text:style-name="T152"> </text:span></text:span>of<text:span text:style-name="Absatz-Standardschriftart"><text:span text:style-name="T149"> </text:span></text:span>the<text:span text:style-name="Absatz-Standardschriftart"><text:span text:style-name="T152"> </text:span></text:span>members<text:span text:style-name="Absatz-Standardschriftart"><text:span text:style-name="T152"> </text:span></text:span>is<text:span text:style-name="Absatz-Standardschriftart"><text:span text:style-name="T149"> </text:span></text:span>limited.</text:p>
      <text:p text:style-name="P33"/>
      <text:p text:style-name="P33"/>
      <text:p text:style-name="P42"/>
      <text:list xml:id="list232526549811401" text:continue-numbering="true" text:style-name="L1">
        <text:list-item>
          <text:p text:style-name="P352"><text:span text:style-name="Absatz-Standardschriftart"><text:span text:style-name="T140">Liabilities</text:span></text:span><text:span text:style-name="Absatz-Standardschriftart"><text:span text:style-name="T3"> </text:span></text:span>or<text:span text:style-name="Absatz-Standardschriftart"><text:span text:style-name="T3"> </text:span></text:span>Contributions<text:span text:style-name="Absatz-Standardschriftart"><text:span text:style-name="T3"> </text:span></text:span>of<text:span text:style-name="Absatz-Standardschriftart"><text:span text:style-name="T3"> </text:span></text:span>Members</text:p>
        </text:list-item>
      </text:list>
      <text:p text:style-name="P34"/>
      <text:p text:style-name="P10"/>
      <text:p text:style-name="P46">Every<text:span text:style-name="Absatz-Standardschriftart"><text:span text:style-name="T167"> </text:span></text:span>member<text:span text:style-name="Absatz-Standardschriftart"><text:span text:style-name="T167"> </text:span></text:span>of<text:span text:style-name="Absatz-Standardschriftart"><text:span text:style-name="T140"> </text:span></text:span>the<text:span text:style-name="Absatz-Standardschriftart"><text:span text:style-name="T140"> </text:span></text:span>company<text:span text:style-name="Absatz-Standardschriftart"><text:span text:style-name="T167"> </text:span></text:span>undertakes<text:span text:style-name="Absatz-Standardschriftart"><text:span text:style-name="T140"> </text:span></text:span>to<text:span text:style-name="Absatz-Standardschriftart"><text:span text:style-name="T140"> </text:span></text:span>contribute to<text:span text:style-name="Absatz-Standardschriftart"><text:span text:style-name="T153"> </text:span></text:span>the<text:span text:style-name="Absatz-Standardschriftart"><text:span text:style-name="T167"> </text:span></text:span>assets <text:span text:style-name="Absatz-Standardschriftart"><text:span text:style-name="T140">of </text:span></text:span>the<text:span text:style-name="Absatz-Standardschriftart"><text:span text:style-name="T167"> </text:span></text:span>company<text:span text:style-name="Absatz-Standardschriftart"><text:span text:style-name="T140"> </text:span></text:span>in<text:span text:style-name="Absatz-Standardschriftart"><text:span text:style-name="T140"> </text:span></text:span>the<text:span text:style-name="Absatz-Standardschriftart"><text:span text:style-name="T167"> </text:span></text:span>event<text:span text:style-name="Absatz-Standardschriftart"><text:span text:style-name="T140"> </text:span></text:span>of its<text:span text:style-name="Absatz-Standardschriftart"><text:span text:style-name="T72"> </text:span></text:span>being<text:span text:style-name="Absatz-Standardschriftart"><text:span text:style-name="T168"> </text:span></text:span>wound<text:span text:style-name="Absatz-Standardschriftart"><text:span text:style-name="T169"> </text:span></text:span>up<text:span text:style-name="Absatz-Standardschriftart"><text:span text:style-name="T168"> </text:span></text:span>while<text:span text:style-name="Absatz-Standardschriftart"><text:span text:style-name="T146"> </text:span></text:span>he<text:span text:style-name="Absatz-Standardschriftart"><text:span text:style-name="T169"> </text:span></text:span>is<text:span text:style-name="Absatz-Standardschriftart"><text:span text:style-name="T168"> </text:span></text:span>a<text:span text:style-name="Absatz-Standardschriftart"><text:span text:style-name="T169"> </text:span></text:span>member,<text:span text:style-name="Absatz-Standardschriftart"><text:span text:style-name="T169"> </text:span></text:span>or<text:span text:style-name="Absatz-Standardschriftart"><text:span text:style-name="T170"> </text:span></text:span>within<text:span text:style-name="Absatz-Standardschriftart"><text:span text:style-name="T170"> </text:span></text:span>1<text:span text:style-name="Absatz-Standardschriftart"><text:span text:style-name="T168"> </text:span></text:span>year<text:span text:style-name="Absatz-Standardschriftart"><text:span text:style-name="T169"> </text:span></text:span>afterwards,<text:span text:style-name="Absatz-Standardschriftart"><text:span text:style-name="T169"> </text:span></text:span>for<text:span text:style-name="Absatz-Standardschriftart"><text:span text:style-name="T168"> </text:span></text:span>the<text:span text:style-name="Absatz-Standardschriftart"><text:span text:style-name="T169"> </text:span></text:span>payment<text:span text:style-name="Absatz-Standardschriftart"><text:span text:style-name="T170"> </text:span></text:span>of<text:span text:style-name="Absatz-Standardschriftart"><text:span text:style-name="T168"> </text:span></text:span>the<text:span text:style-name="Absatz-Standardschriftart"><text:span text:style-name="T169"> </text:span></text:span>debts<text:span text:style-name="Absatz-Standardschriftart"><text:span text:style-name="T169"> </text:span></text:span>and<text:span text:style-name="Absatz-Standardschriftart"><text:span text:style-name="T72"> </text:span></text:span>liabilities<text:span text:style-name="Absatz-Standardschriftart"><text:span text:style-name="T171"> </text:span></text:span>of<text:span text:style-name="Absatz-Standardschriftart"><text:span text:style-name="T171"> </text:span></text:span>the<text:span text:style-name="Absatz-Standardschriftart"><text:span text:style-name="T172"> </text:span></text:span>company<text:span text:style-name="Absatz-Standardschriftart"><text:span text:style-name="T172"> </text:span></text:span>contracted<text:span text:style-name="Absatz-Standardschriftart"><text:span text:style-name="T172"> </text:span></text:span>before<text:span text:style-name="Absatz-Standardschriftart"><text:span text:style-name="T171"> </text:span></text:span>he<text:span text:style-name="Absatz-Standardschriftart"><text:span text:style-name="T172"> </text:span></text:span>ceases<text:span text:style-name="Absatz-Standardschriftart"><text:span text:style-name="T172"> </text:span></text:span>to<text:span text:style-name="Absatz-Standardschriftart"><text:span text:style-name="T171"> </text:span></text:span>be<text:span text:style-name="Absatz-Standardschriftart"><text:span text:style-name="T172"> </text:span></text:span>a<text:span text:style-name="Absatz-Standardschriftart"><text:span text:style-name="T171"> </text:span></text:span>member,<text:span text:style-name="Absatz-Standardschriftart"><text:span text:style-name="T172"> </text:span></text:span>and<text:span text:style-name="Absatz-Standardschriftart"><text:span text:style-name="T172"> </text:span></text:span>the<text:span text:style-name="Absatz-Standardschriftart"><text:span text:style-name="T172"> </text:span></text:span>costs,<text:span text:style-name="Absatz-Standardschriftart"><text:span text:style-name="T172"> </text:span></text:span><text:span text:style-name="Absatz-Standardschriftart"><text:span text:style-name="T140">charges</text:span></text:span><text:span text:style-name="Absatz-Standardschriftart"><text:span text:style-name="T171"> </text:span></text:span>and<text:span text:style-name="Absatz-Standardschriftart"><text:span text:style-name="T69"> </text:span></text:span>expenses<text:span text:style-name="Absatz-Standardschriftart"><text:span text:style-name="T168"> </text:span></text:span>of<text:span text:style-name="Absatz-Standardschriftart"><text:span text:style-name="T173"> </text:span></text:span>winding<text:span text:style-name="Absatz-Standardschriftart"><text:span text:style-name="T169"> </text:span></text:span>up,<text:span text:style-name="Absatz-Standardschriftart"><text:span text:style-name="T173"> </text:span></text:span>and<text:span text:style-name="Absatz-Standardschriftart"><text:span text:style-name="T168"> </text:span></text:span>for<text:span text:style-name="Absatz-Standardschriftart"><text:span text:style-name="T173"> </text:span></text:span>the<text:span text:style-name="Absatz-Standardschriftart"><text:span text:style-name="T174"> </text:span></text:span>adjustment<text:span text:style-name="Absatz-Standardschriftart"><text:span text:style-name="T173"> </text:span></text:span>of<text:span text:style-name="Absatz-Standardschriftart"><text:span text:style-name="T168"> </text:span></text:span>the<text:span text:style-name="Absatz-Standardschriftart"><text:span text:style-name="T173"> </text:span></text:span><text:span text:style-name="Absatz-Standardschriftart"><text:span text:style-name="T140">rights</text:span></text:span><text:span text:style-name="Absatz-Standardschriftart"><text:span text:style-name="T168"> </text:span></text:span>of<text:span text:style-name="Absatz-Standardschriftart"><text:span text:style-name="T174"> </text:span></text:span><text:span text:style-name="Absatz-Standardschriftart"><text:span text:style-name="T140">the</text:span></text:span><text:span text:style-name="Absatz-Standardschriftart"><text:span text:style-name="T168"> </text:span></text:span><text:span text:style-name="Absatz-Standardschriftart"><text:span text:style-name="T140">contributories</text:span></text:span><text:span text:style-name="Absatz-Standardschriftart"><text:span text:style-name="T173"> </text:span></text:span><text:span text:style-name="Absatz-Standardschriftart"><text:span text:style-name="T140">among</text:span></text:span><text:span text:style-name="Absatz-Standardschriftart"><text:span text:style-name="T168"> </text:span></text:span>themselves,<text:span text:style-name="Absatz-Standardschriftart"><text:span text:style-name="T74"> </text:span></text:span>such<text:span text:style-name="Absatz-Standardschriftart"><text:span text:style-name="T157"> </text:span></text:span>amount<text:span text:style-name="Absatz-Standardschriftart"><text:span text:style-name="T152"> </text:span></text:span>as<text:span text:style-name="Absatz-Standardschriftart"><text:span text:style-name="T152"> </text:span></text:span>may<text:span text:style-name="Absatz-Standardschriftart"><text:span text:style-name="T157"> </text:span></text:span>be<text:span text:style-name="Absatz-Standardschriftart"><text:span text:style-name="T149"> </text:span></text:span>required<text:span text:style-name="Absatz-Standardschriftart"><text:span text:style-name="T152"> </text:span></text:span>not<text:span text:style-name="Absatz-Standardschriftart"><text:span text:style-name="T175"> </text:span></text:span>exceeding<text:span text:style-name="Absatz-Standardschriftart"><text:span text:style-name="T152"> </text:span></text:span>the<text:span text:style-name="Absatz-Standardschriftart"><text:span text:style-name="T152"> </text:span></text:span>amount<text:span text:style-name="Absatz-Standardschriftart"><text:span text:style-name="T152"> </text:span></text:span>specified<text:span text:style-name="Absatz-Standardschriftart"><text:span text:style-name="T157"> </text:span></text:span><text:span text:style-name="Absatz-Standardschriftart"><text:span text:style-name="T140">below:</text:span></text:span></text:p>
      <text:p text:style-name="P47"/>
      <text:p text:style-name="P27"><draw:g text:anchor-type="paragraph" draw:z-index="3" draw:name="Group 26" draw:style-name="gr2"><draw:custom-shape draw:name="Freeform 46" draw:style-name="gr3" draw:text-style-name="P378" svg:width="5.987cm" svg:height="0.636cm" svg:x="13.525cm" svg:y="-0.09cm"><text:p/><draw:enhanced-geometry svg:viewBox="0 0 3394 360" draw:text-areas="?f18 ?f20 ?f19 ?f21" draw:glue-points="?f14 ?f15 ?f16 ?f15 ?f16 ?f17 ?f14 ?f17 ?f14 ?f15" draw:type="non-primitive" draw:enhanced-path="M 0 360 L 3393 360 3393 0 0 0 0 36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4"/><draw:equation draw:name="f7" draw:formula="?f4 / 360"/><draw:equation draw:name="f8" draw:formula="0 + 7668 - 7668"/><draw:equation draw:name="f9" draw:formula="?f8 * ?f5 / 3394"/><draw:equation draw:name="f10" draw:formula="309 * ?f4 / 360"/><draw:equation draw:name="f11" draw:formula="0 + 11061 - 7668"/><draw:equation draw:name="f12" draw:formula="?f11 * ?f5 / 3394"/><draw:equation draw:name="f13" draw:formula="-51 * ?f4 / 36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4" draw:style-name="gr3" draw:text-style-name="P378" svg:width="5.987cm" svg:height="0.636cm" svg:x="13.525cm" svg:y="0.545cm"><text:p/><draw:enhanced-geometry svg:viewBox="0 0 3394 360" draw:text-areas="?f18 ?f20 ?f19 ?f21" draw:glue-points="?f14 ?f15 ?f16 ?f15 ?f16 ?f17 ?f14 ?f17 ?f14 ?f15" draw:type="non-primitive" draw:enhanced-path="M 0 360 L 3393 360 3393 0 0 0 0 36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4"/><draw:equation draw:name="f7" draw:formula="?f4 / 360"/><draw:equation draw:name="f8" draw:formula="0 + 7668 - 7668"/><draw:equation draw:name="f9" draw:formula="?f8 * ?f5 / 3394"/><draw:equation draw:name="f10" draw:formula="669 * ?f4 / 360"/><draw:equation draw:name="f11" draw:formula="0 + 11061 - 7668"/><draw:equation draw:name="f12" draw:formula="?f11 * ?f5 / 3394"/><draw:equation draw:name="f13" draw:formula="309 * ?f4 / 36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2" draw:style-name="gr4" draw:text-style-name="P377" svg:width="6.049cm" svg:height="0.004cm" svg:x="13.49cm" svg:y="-0.099cm"><text:p/><draw:enhanced-geometry svg:viewBox="0 0 2178050 1270" draw:text-areas="?f8 ?f9 ?f11 ?f12" draw:glue-points="?f8 ?f9 ?f10 ?f9" draw:type="non-primitive" draw:enhanced-path="M 0 0 L 21774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78050"/><draw:equation draw:name="f7" draw:formula="?f4 / 1270"/><draw:equation draw:name="f8" draw:formula="0 / ?f6"/><draw:equation draw:name="f9" draw:formula="0 / ?f7"/><draw:equation draw:name="f10" draw:formula="2177415 / ?f6"/><draw:equation draw:name="f11" draw:formula="2178050 / ?f6"/><draw:equation draw:name="f12" draw:formula="1270 / ?f7"/></draw:enhanced-geometry></draw:custom-shape><draw:custom-shape draw:name="Freeform 40" draw:style-name="gr4" draw:text-style-name="P377" svg:width="0.004cm" svg:height="2.578cm" svg:x="13.497cm" svg:y="-0.09cm"><text:p/><draw:enhanced-geometry svg:viewBox="0 0 1270 927735" draw:text-areas="?f8 ?f12 ?f11 ?f13" draw:glue-points="?f8 ?f9 ?f8 ?f10" draw:type="non-primitive" draw:enhanced-path="M 0 0 L 0 9271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27735"/><draw:equation draw:name="f8" draw:formula="0 / ?f6"/><draw:equation draw:name="f9" draw:formula="-32385 / ?f7"/><draw:equation draw:name="f10" draw:formula="894715 / ?f7"/><draw:equation draw:name="f11" draw:formula="1270 / ?f6"/><draw:equation draw:name="f12" draw:formula="0 / ?f7"/><draw:equation draw:name="f13" draw:formula="927735 / ?f7"/></draw:enhanced-geometry></draw:custom-shape><draw:custom-shape draw:name="Freeform 38" draw:style-name="gr4" draw:text-style-name="P377" svg:width="0.004cm" svg:height="2.578cm" svg:x="19.53cm" svg:y="-0.09cm"><text:p/><draw:enhanced-geometry svg:viewBox="0 0 1270 927735" draw:text-areas="?f8 ?f12 ?f11 ?f13" draw:glue-points="?f8 ?f9 ?f8 ?f10" draw:type="non-primitive" draw:enhanced-path="M 0 0 L 0 9271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27735"/><draw:equation draw:name="f8" draw:formula="0 / ?f6"/><draw:equation draw:name="f9" draw:formula="-32385 / ?f7"/><draw:equation draw:name="f10" draw:formula="894715 / ?f7"/><draw:equation draw:name="f11" draw:formula="1270 / ?f6"/><draw:equation draw:name="f12" draw:formula="0 / ?f7"/><draw:equation draw:name="f13" draw:formula="927735 / ?f7"/></draw:enhanced-geometry></draw:custom-shape><draw:custom-shape draw:name="Freeform 36" draw:style-name="gr3" draw:text-style-name="P378" svg:width="5.987cm" svg:height="0.636cm" svg:x="13.525cm" svg:y="1.196cm"><text:p/><draw:enhanced-geometry svg:viewBox="0 0 3394 360" draw:text-areas="?f18 ?f20 ?f19 ?f21" draw:glue-points="?f14 ?f15 ?f16 ?f15 ?f16 ?f17 ?f14 ?f17 ?f14 ?f15" draw:type="non-primitive" draw:enhanced-path="M 0 360 L 3393 360 3393 0 0 0 0 36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4"/><draw:equation draw:name="f7" draw:formula="?f4 / 360"/><draw:equation draw:name="f8" draw:formula="0 + 7668 - 7668"/><draw:equation draw:name="f9" draw:formula="?f8 * ?f5 / 3394"/><draw:equation draw:name="f10" draw:formula="1038 * ?f4 / 360"/><draw:equation draw:name="f11" draw:formula="0 + 11061 - 7668"/><draw:equation draw:name="f12" draw:formula="?f11 * ?f5 / 3394"/><draw:equation draw:name="f13" draw:formula="678 * ?f4 / 36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4" draw:style-name="gr3" draw:text-style-name="P378" svg:width="5.987cm" svg:height="0.636cm" svg:x="13.525cm" svg:y="1.831cm"><text:p/><draw:enhanced-geometry svg:viewBox="0 0 3394 360" draw:text-areas="?f18 ?f20 ?f19 ?f21" draw:glue-points="?f14 ?f15 ?f16 ?f15 ?f16 ?f17 ?f14 ?f17 ?f14 ?f15" draw:type="non-primitive" draw:enhanced-path="M 0 360 L 3393 360 3393 0 0 0 0 36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4"/><draw:equation draw:name="f7" draw:formula="?f4 / 360"/><draw:equation draw:name="f8" draw:formula="0 + 7668 - 7668"/><draw:equation draw:name="f9" draw:formula="?f8 * ?f5 / 3394"/><draw:equation draw:name="f10" draw:formula="1398 * ?f4 / 360"/><draw:equation draw:name="f11" draw:formula="0 + 11061 - 7668"/><draw:equation draw:name="f12" draw:formula="?f11 * ?f5 / 3394"/><draw:equation draw:name="f13" draw:formula="1038 * ?f4 / 36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2" draw:style-name="gr4" draw:text-style-name="P377" svg:width="6.049cm" svg:height="0.004cm" svg:x="13.49cm" svg:y="1.189cm"><text:p/><draw:enhanced-geometry svg:viewBox="0 0 2178050 1270" draw:text-areas="?f8 ?f9 ?f11 ?f12" draw:glue-points="?f8 ?f9 ?f10 ?f9" draw:type="non-primitive" draw:enhanced-path="M 0 0 L 21774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78050"/><draw:equation draw:name="f7" draw:formula="?f4 / 1270"/><draw:equation draw:name="f8" draw:formula="0 / ?f6"/><draw:equation draw:name="f9" draw:formula="0 / ?f7"/><draw:equation draw:name="f10" draw:formula="2177415 / ?f6"/><draw:equation draw:name="f11" draw:formula="2178050 / ?f6"/><draw:equation draw:name="f12" draw:formula="1270 / ?f7"/></draw:enhanced-geometry></draw:custom-shape><draw:g draw:name="Group 27" draw:style-name="gr5"><draw:custom-shape draw:name="Freeform 30" draw:style-name="gr4" draw:text-style-name="P377" svg:width="6.049cm" svg:height="0.004cm" svg:x="13.49cm" svg:y="2.476cm"><text:p/><draw:enhanced-geometry svg:viewBox="0 0 2178050 1270" draw:text-areas="?f8 ?f9 ?f11 ?f12" draw:glue-points="?f8 ?f9 ?f10 ?f9" draw:type="non-primitive" draw:enhanced-path="M 0 0 L 21774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78050"/><draw:equation draw:name="f7" draw:formula="?f4 / 1270"/><draw:equation draw:name="f8" draw:formula="0 / ?f6"/><draw:equation draw:name="f9" draw:formula="0 / ?f7"/><draw:equation draw:name="f10" draw:formula="2177415 / ?f6"/><draw:equation draw:name="f11" draw:formula="2178050 / ?f6"/><draw:equation draw:name="f12" draw:formula="1270 / ?f7"/></draw:enhanced-geometry></draw:custom-shape><draw:frame draw:name="Text Box 29" draw:style-name="gr6" draw:text-style-name="P377" svg:width="6.019cm" svg:height="1.288cm" svg:x="13.506cm" svg:y="-0.099cm"><draw:text-box><text:p text:style-name="P379"><text:span text:style-name="T5">[Platinum]</text:span></text:p></draw:text-box></draw:frame><draw:frame draw:name="Text Box 28" draw:style-name="gr7" draw:text-style-name="P377" svg:width="6.019cm" svg:height="1.288cm" svg:x="13.506cm" svg:y="1.189cm"><draw:text-box><text:p text:style-name="P379"><text:span text:style-name="T5">[HKD10]</text:span></text:p></draw:text-box></draw:frame></draw:g></draw:g>Class<text:span text:style-name="Absatz-Standardschriftart"><text:span text:style-name="T2"> </text:span></text:span>of<text:span text:style-name="Absatz-Standardschriftart"><text:span text:style-name="T175"> </text:span></text:span>Members</text:p>
      <text:p text:style-name="P33"/>
      <text:p text:style-name="P48"/>
      <text:p text:style-name="P27">Amount<text:span text:style-name="Absatz-Standardschriftart"><text:span text:style-name="T152"> </text:span></text:span>to<text:span text:style-name="Absatz-Standardschriftart"><text:span text:style-name="T149"> </text:span></text:span>be<text:span text:style-name="Absatz-Standardschriftart"><text:span text:style-name="T149"> </text:span></text:span><text:span text:style-name="Absatz-Standardschriftart"><text:span text:style-name="T140">contributed</text:span></text:span><text:span text:style-name="Absatz-Standardschriftart"><text:span text:style-name="T149"> </text:span></text:span>by<text:span text:style-name="Absatz-Standardschriftart"><text:span text:style-name="T149"> </text:span></text:span>each<text:span text:style-name="Absatz-Standardschriftart"><text:span text:style-name="T149"> </text:span></text:span>of<text:span text:style-name="Absatz-Standardschriftart"><text:span text:style-name="T149"> </text:span></text:span>the<text:span text:style-name="Absatz-Standardschriftart"><text:span text:style-name="T149"> </text:span></text:span>members<text:span text:style-name="Absatz-Standardschriftart"><text:span text:style-name="T149"> </text:span></text:span>in<text:span text:style-name="Absatz-Standardschriftart"><text:span text:style-name="T149"> </text:span></text:span>this<text:span text:style-name="Absatz-Standardschriftart"><text:span text:style-name="T149"> </text:span></text:span><text:span text:style-name="Absatz-Standardschriftart"><text:span text:style-name="T140">class</text:span></text:span></text:p>
      <text:p text:style-name="P32"/>
      <text:p text:style-name="P32"/>
      <text:p text:style-name="P49"/>
      <text:p text:style-name="P26"><draw:g text:anchor-type="paragraph" draw:z-index="4" draw:name="Group 5" draw:style-name="gr2"><draw:custom-shape draw:name="Freeform 25" draw:style-name="gr3" draw:text-style-name="P378" svg:width="5.987cm" svg:height="0.636cm" svg:x="13.499cm" svg:y="0.035cm"><text:p/><draw:enhanced-geometry svg:viewBox="0 0 3394 360" draw:text-areas="?f18 ?f20 ?f19 ?f21" draw:glue-points="?f14 ?f15 ?f16 ?f15 ?f16 ?f17 ?f14 ?f17 ?f14 ?f15" draw:type="non-primitive" draw:enhanced-path="M 0 360 L 3393 360 3393 0 0 0 0 36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4"/><draw:equation draw:name="f7" draw:formula="?f4 / 360"/><draw:equation draw:name="f8" draw:formula="0 + 7668 - 7668"/><draw:equation draw:name="f9" draw:formula="?f8 * ?f5 / 3394"/><draw:equation draw:name="f10" draw:formula="380 * ?f4 / 360"/><draw:equation draw:name="f11" draw:formula="0 + 11061 - 7668"/><draw:equation draw:name="f12" draw:formula="?f11 * ?f5 / 3394"/><draw:equation draw:name="f13" draw:formula="20 * ?f4 / 36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3" draw:style-name="gr3" draw:text-style-name="P378" svg:width="5.987cm" svg:height="0.636cm" svg:x="13.499cm" svg:y="0.67cm"><text:p/><draw:enhanced-geometry svg:viewBox="0 0 3394 360" draw:text-areas="?f18 ?f20 ?f19 ?f21" draw:glue-points="?f14 ?f15 ?f16 ?f15 ?f16 ?f17 ?f14 ?f17 ?f14 ?f15" draw:type="non-primitive" draw:enhanced-path="M 0 360 L 3393 360 3393 0 0 0 0 36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4"/><draw:equation draw:name="f7" draw:formula="?f4 / 360"/><draw:equation draw:name="f8" draw:formula="0 + 7668 - 7668"/><draw:equation draw:name="f9" draw:formula="?f8 * ?f5 / 3394"/><draw:equation draw:name="f10" draw:formula="740 * ?f4 / 360"/><draw:equation draw:name="f11" draw:formula="0 + 11061 - 7668"/><draw:equation draw:name="f12" draw:formula="?f11 * ?f5 / 3394"/><draw:equation draw:name="f13" draw:formula="380 * ?f4 / 36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1" draw:style-name="gr4" draw:text-style-name="P377" svg:width="6.049cm" svg:height="0.004cm" svg:x="13.464cm" svg:y="0.026cm"><text:p/><draw:enhanced-geometry svg:viewBox="0 0 2178050 1270" draw:text-areas="?f8 ?f9 ?f11 ?f12" draw:glue-points="?f8 ?f9 ?f10 ?f9" draw:type="non-primitive" draw:enhanced-path="M 0 0 L 21774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78050"/><draw:equation draw:name="f7" draw:formula="?f4 / 1270"/><draw:equation draw:name="f8" draw:formula="0 / ?f6"/><draw:equation draw:name="f9" draw:formula="0 / ?f7"/><draw:equation draw:name="f10" draw:formula="2177415 / ?f6"/><draw:equation draw:name="f11" draw:formula="2178050 / ?f6"/><draw:equation draw:name="f12" draw:formula="1270 / ?f7"/></draw:enhanced-geometry></draw:custom-shape><draw:custom-shape draw:name="Freeform 19" draw:style-name="gr4" draw:text-style-name="P377" svg:width="0.004cm" svg:height="2.578cm" svg:x="13.471cm" svg:y="0.035cm"><text:p/><draw:enhanced-geometry svg:viewBox="0 0 1270 927735" draw:text-areas="?f8 ?f12 ?f11 ?f13" draw:glue-points="?f8 ?f9 ?f8 ?f10" draw:type="non-primitive" draw:enhanced-path="M 0 0 L 0 9271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27735"/><draw:equation draw:name="f8" draw:formula="0 / ?f6"/><draw:equation draw:name="f9" draw:formula="12700 / ?f7"/><draw:equation draw:name="f10" draw:formula="939800 / ?f7"/><draw:equation draw:name="f11" draw:formula="1270 / ?f6"/><draw:equation draw:name="f12" draw:formula="0 / ?f7"/><draw:equation draw:name="f13" draw:formula="927735 / ?f7"/></draw:enhanced-geometry></draw:custom-shape><draw:custom-shape draw:name="Freeform 17" draw:style-name="gr4" draw:text-style-name="P377" svg:width="0.004cm" svg:height="2.578cm" svg:x="19.504cm" svg:y="0.035cm"><text:p/><draw:enhanced-geometry svg:viewBox="0 0 1270 927735" draw:text-areas="?f8 ?f12 ?f11 ?f13" draw:glue-points="?f8 ?f9 ?f8 ?f10" draw:type="non-primitive" draw:enhanced-path="M 0 0 L 0 9271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27735"/><draw:equation draw:name="f8" draw:formula="0 / ?f6"/><draw:equation draw:name="f9" draw:formula="12700 / ?f7"/><draw:equation draw:name="f10" draw:formula="939800 / ?f7"/><draw:equation draw:name="f11" draw:formula="1270 / ?f6"/><draw:equation draw:name="f12" draw:formula="0 / ?f7"/><draw:equation draw:name="f13" draw:formula="927735 / ?f7"/></draw:enhanced-geometry></draw:custom-shape><draw:custom-shape draw:name="Freeform 15" draw:style-name="gr3" draw:text-style-name="P378" svg:width="5.987cm" svg:height="0.636cm" svg:x="13.499cm" svg:y="1.321cm"><text:p/><draw:enhanced-geometry svg:viewBox="0 0 3394 360" draw:text-areas="?f18 ?f20 ?f19 ?f21" draw:glue-points="?f14 ?f15 ?f16 ?f15 ?f16 ?f17 ?f14 ?f17 ?f14 ?f15" draw:type="non-primitive" draw:enhanced-path="M 0 360 L 3393 360 3393 0 0 0 0 36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4"/><draw:equation draw:name="f7" draw:formula="?f4 / 360"/><draw:equation draw:name="f8" draw:formula="0 + 7668 - 7668"/><draw:equation draw:name="f9" draw:formula="?f8 * ?f5 / 3394"/><draw:equation draw:name="f10" draw:formula="1109 * ?f4 / 360"/><draw:equation draw:name="f11" draw:formula="0 + 11061 - 7668"/><draw:equation draw:name="f12" draw:formula="?f11 * ?f5 / 3394"/><draw:equation draw:name="f13" draw:formula="749 * ?f4 / 36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3" draw:style-name="gr3" draw:text-style-name="P378" svg:width="5.987cm" svg:height="0.636cm" svg:x="13.499cm" svg:y="1.956cm"><text:p/><draw:enhanced-geometry svg:viewBox="0 0 3394 360" draw:text-areas="?f18 ?f20 ?f19 ?f21" draw:glue-points="?f14 ?f15 ?f16 ?f15 ?f16 ?f17 ?f14 ?f17 ?f14 ?f15" draw:type="non-primitive" draw:enhanced-path="M 0 360 L 3393 360 3393 0 0 0 0 36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94"/><draw:equation draw:name="f7" draw:formula="?f4 / 360"/><draw:equation draw:name="f8" draw:formula="0 + 7668 - 7668"/><draw:equation draw:name="f9" draw:formula="?f8 * ?f5 / 3394"/><draw:equation draw:name="f10" draw:formula="1469 * ?f4 / 360"/><draw:equation draw:name="f11" draw:formula="0 + 11061 - 7668"/><draw:equation draw:name="f12" draw:formula="?f11 * ?f5 / 3394"/><draw:equation draw:name="f13" draw:formula="1109 * ?f4 / 36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1" draw:style-name="gr4" draw:text-style-name="P377" svg:width="6.049cm" svg:height="0.004cm" svg:x="13.464cm" svg:y="1.312cm"><text:p/><draw:enhanced-geometry svg:viewBox="0 0 2178050 1270" draw:text-areas="?f8 ?f9 ?f11 ?f12" draw:glue-points="?f8 ?f9 ?f10 ?f9" draw:type="non-primitive" draw:enhanced-path="M 0 0 L 21774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78050"/><draw:equation draw:name="f7" draw:formula="?f4 / 1270"/><draw:equation draw:name="f8" draw:formula="0 / ?f6"/><draw:equation draw:name="f9" draw:formula="0 / ?f7"/><draw:equation draw:name="f10" draw:formula="2177415 / ?f6"/><draw:equation draw:name="f11" draw:formula="2178050 / ?f6"/><draw:equation draw:name="f12" draw:formula="1270 / ?f7"/></draw:enhanced-geometry></draw:custom-shape><draw:g draw:name="Group 6" draw:style-name="gr5"><draw:custom-shape draw:name="Freeform 9" draw:style-name="gr4" draw:text-style-name="P377" svg:width="6.049cm" svg:height="0.004cm" svg:x="13.464cm" svg:y="2.601cm"><text:p/><draw:enhanced-geometry svg:viewBox="0 0 2178050 1270" draw:text-areas="?f8 ?f9 ?f11 ?f12" draw:glue-points="?f8 ?f9 ?f10 ?f9" draw:type="non-primitive" draw:enhanced-path="M 0 0 L 217741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78050"/><draw:equation draw:name="f7" draw:formula="?f4 / 1270"/><draw:equation draw:name="f8" draw:formula="0 / ?f6"/><draw:equation draw:name="f9" draw:formula="0 / ?f7"/><draw:equation draw:name="f10" draw:formula="2177415 / ?f6"/><draw:equation draw:name="f11" draw:formula="2178050 / ?f6"/><draw:equation draw:name="f12" draw:formula="1270 / ?f7"/></draw:enhanced-geometry></draw:custom-shape><draw:frame draw:name="Text Box 8" draw:style-name="gr6" draw:text-style-name="P377" svg:width="6.019cm" svg:height="1.288cm" svg:x="13.48cm" svg:y="0.026cm"><draw:text-box><text:p text:style-name="P379"><text:span text:style-name="T5">[Diamond]</text:span></text:p></draw:text-box></draw:frame><draw:frame draw:name="Text Box 7" draw:style-name="gr7" draw:text-style-name="P377" svg:width="6.019cm" svg:height="1.288cm" svg:x="13.48cm" svg:y="1.312cm"><draw:text-box><text:p text:style-name="P379"><text:span text:style-name="T5">[HKD1]</text:span></text:p></draw:text-box></draw:frame></draw:g></draw:g>Class<text:span text:style-name="Absatz-Standardschriftart"><text:span text:style-name="T2"> </text:span></text:span>of<text:span text:style-name="Absatz-Standardschriftart"><text:span text:style-name="T175"> </text:span></text:span>Members</text:p>
      <text:p text:style-name="P33"/>
      <text:p text:style-name="P48"/>
      <text:p text:style-name="P28">Amount<text:span text:style-name="Absatz-Standardschriftart"><text:span text:style-name="T152"> </text:span></text:span>to<text:span text:style-name="Absatz-Standardschriftart"><text:span text:style-name="T149"> </text:span></text:span>be<text:span text:style-name="Absatz-Standardschriftart"><text:span text:style-name="T149"> </text:span></text:span><text:span text:style-name="Absatz-Standardschriftart"><text:span text:style-name="T140">contributed</text:span></text:span><text:span text:style-name="Absatz-Standardschriftart"><text:span text:style-name="T149"> </text:span></text:span>by<text:span text:style-name="Absatz-Standardschriftart"><text:span text:style-name="T149"> </text:span></text:span>each<text:span text:style-name="Absatz-Standardschriftart"><text:span text:style-name="T149"> </text:span></text:span>of<text:span text:style-name="Absatz-Standardschriftart"><text:span text:style-name="T149"> </text:span></text:span>the<text:span text:style-name="Absatz-Standardschriftart"><text:span text:style-name="T149"> </text:span></text:span>members<text:span text:style-name="Absatz-Standardschriftart"><text:span text:style-name="T149"> </text:span></text:span>in<text:span text:style-name="Absatz-Standardschriftart"><text:span text:style-name="T149"> </text:span></text:span>this<text:span text:style-name="Absatz-Standardschriftart"><text:span text:style-name="T149"> </text:span></text:span><text:span text:style-name="Absatz-Standardschriftart"><text:span text:style-name="T140">class</text:span></text:span></text:p>
      <text:p text:style-name="P93">I/WE,<text:span text:style-name="Absatz-Standardschriftart"><text:span text:style-name="T177"> </text:span></text:span>the<text:span text:style-name="Absatz-Standardschriftart"><text:span text:style-name="T178"> </text:span></text:span>undersigned,<text:span text:style-name="Absatz-Standardschriftart"><text:span text:style-name="T177"> </text:span></text:span>wish<text:span text:style-name="Absatz-Standardschriftart"><text:span text:style-name="T177"> </text:span></text:span>to<text:span text:style-name="Absatz-Standardschriftart"><text:span text:style-name="T178"> </text:span></text:span>form<text:span text:style-name="Absatz-Standardschriftart"><text:span text:style-name="T178"> </text:span></text:span>a<text:span text:style-name="Absatz-Standardschriftart"><text:span text:style-name="T177"> </text:span></text:span>company<text:span text:style-name="Absatz-Standardschriftart"><text:span text:style-name="T178"> </text:span></text:span>and<text:span text:style-name="Absatz-Standardschriftart"><text:span text:style-name="T178"> </text:span></text:span>wish<text:span text:style-name="Absatz-Standardschriftart"><text:span text:style-name="T177"> </text:span></text:span>to<text:span text:style-name="Absatz-Standardschriftart"><text:span text:style-name="T178"> </text:span></text:span>adopt<text:span text:style-name="Absatz-Standardschriftart"><text:span text:style-name="T178"> </text:span></text:span>the<text:span text:style-name="Absatz-Standardschriftart"><text:span text:style-name="T177"> </text:span></text:span>articles<text:span text:style-name="Absatz-Standardschriftart"><text:span text:style-name="T178"> </text:span></text:span>of<text:span text:style-name="Absatz-Standardschriftart"><text:span text:style-name="T178"> </text:span></text:span><text:span text:style-name="Absatz-Standardschriftart"><text:span text:style-name="T140">association</text:span></text:span><text:span text:style-name="Absatz-Standardschriftart"><text:span text:style-name="T177"> </text:span></text:span>as<text:span text:style-name="Absatz-Standardschriftart"><text:span text:style-name="T75"> </text:span></text:span>attached.</text:p>
      <text:p text:style-name="P35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54"><text:span text:style-name="Absatz-Standardschriftart"><text:span text:style-name="T5">Name(s)</text:span></text:span><text:span text:style-name="Absatz-Standardschriftart"><text:span text:style-name="T40"> </text:span></text:span><text:span text:style-name="Absatz-Standardschriftart"><text:span text:style-name="T5">of</text:span></text:span><text:span text:style-name="Absatz-Standardschriftart"><text:span text:style-name="T42"> </text:span></text:span><text:span text:style-name="Absatz-Standardschriftart"><text:span text:style-name="T5">Founder</text:span></text:span><text:span text:style-name="Absatz-Standardschriftart"><text:span text:style-name="T44"> </text:span></text:span><text:span text:style-name="Absatz-Standardschriftart"><text:span text:style-name="T5">Members</text:span></text:span></text:p>
          </table:table-cell>
        </table:table-row>
        <table:table-row table:style-name="Tabelle1.2">
          <table:table-cell table:style-name="Tabelle1.A2" office:value-type="string">
            <text:p text:style-name="P376"><text:span text:style-name="Absatz-Standardschriftart"><text:span text:style-name="T37">Ramin Assisi</text:span></text:span></text:p>
          </table:table-cell>
        </table:table-row>
      </table:table>
      <text:h text:style-name="P350" text:outline-level="3">Part<text:span text:style-name="Absatz-Standardschriftart"><text:span text:style-name="T157"> </text:span></text:span>B<text:span text:style-name="Absatz-Standardschriftart"><text:span text:style-name="T60"><text:tab/></text:span></text:span>Other<text:span text:style-name="Absatz-Standardschriftart"><text:span text:style-name="T164"> </text:span></text:span>Articles</text:h>
      <text:p text:style-name="P34"/>
      <text:p text:style-name="P34"/>
      <text:p text:style-name="P50"/>
      <text:p text:style-name="P25"><text:span text:style-name="Absatz-Standardschriftart"><text:span text:style-name="T18">Article</text:span></text:span></text:p>
      <text:p text:style-name="P32"/>
      <text:p text:style-name="P32"/>
      <text:p text:style-name="P32"/>
      <text:p text:style-name="P14"/>
      <text:list xml:id="list127169553" text:style-name="L2">
        <text:list-item>
          <text:p text:style-name="P347"><text:span text:style-name="Absatz-Standardschriftart"><text:span text:style-name="T18">Interpretation</text:span></text:span></text:p>
        </text:list-item>
      </text:list>
      <text:p text:style-name="P12"/>
      <text:h text:style-name="P318" text:outline-level="1">Contents</text:h>
      <text:p text:style-name="P36"/>
      <text:p text:style-name="P37"/>
      <text:p text:style-name="P56"><text:span text:style-name="Absatz-Standardschriftart"><text:span text:style-name="T22">Part</text:span></text:span><text:span text:style-name="Absatz-Standardschriftart"><text:span text:style-name="T19"> </text:span></text:span><text:span text:style-name="Absatz-Standardschriftart"><text:span text:style-name="T22">1</text:span></text:span><text:span text:style-name="Absatz-Standardschriftart"><text:span text:style-name="T77"> </text:span></text:span><text:span text:style-name="Absatz-Standardschriftart"><text:span text:style-name="T19">Interpretation</text:span></text:span></text:p>
      <text:p text:style-name="P31"/>
      <text:p text:style-name="P57"><text:span text:style-name="Absatz-Standardschriftart"><text:span text:style-name="T22">Part</text:span></text:span><text:span text:style-name="Absatz-Standardschriftart"><text:span text:style-name="T19"> </text:span></text:span><text:span text:style-name="Absatz-Standardschriftart"><text:span text:style-name="T22">2</text:span></text:span></text:p>
      <text:p text:style-name="P58"><text:span text:style-name="Absatz-Standardschriftart"><text:span text:style-name="T20">Directors and Company </text:span></text:span><text:span text:style-name="Absatz-Standardschriftart"><text:span text:style-name="T23">Secretary</text:span></text:span><text:span text:style-name="Absatz-Standardschriftart"><text:span text:style-name="T78"> </text:span></text:span><text:span text:style-name="Absatz-Standardschriftart"><text:span text:style-name="T79"><text:s/></text:span></text:span><text:span text:style-name="Absatz-Standardschriftart"><text:span text:style-name="T20">Division 1—Directors’ Powers</text:span></text:span><text:span text:style-name="Absatz-Standardschriftart"><text:span text:style-name="T23"> </text:span></text:span><text:span text:style-name="Absatz-Standardschriftart"><text:span text:style-name="T20">and Responsibilities</text:span></text:span></text:p>
      <text:section text:style-name="Sect1" text:name="Sect4">
        <text:list xml:id="list232526535940432" text:continue-numbering="true" text:style-name="L2">
          <text:list-item>
            <text:p text:style-name="P325"><text:span text:style-name="Absatz-Standardschriftart"><text:span text:style-name="T21">Directors’ general authority</text:span></text:span></text:p>
          </text:list-item>
          <text:list-item>
            <text:p text:style-name="P326"><text:span text:style-name="Absatz-Standardschriftart"><text:span text:style-name="T21">Members’</text:span></text:span><text:span text:style-name="Absatz-Standardschriftart"><text:span text:style-name="T24"> </text:span></text:span><text:span text:style-name="Absatz-Standardschriftart"><text:span text:style-name="T21">reserve power</text:span></text:span></text:p>
          </text:list-item>
          <text:list-item>
            <text:p text:style-name="P326"><text:span text:style-name="Absatz-Standardschriftart"><text:span text:style-name="T18">Directors may </text:span></text:span><text:span text:style-name="Absatz-Standardschriftart"><text:span text:style-name="T27">delegate</text:span></text:span></text:p>
          </text:list-item>
          <text:list-item>
            <text:p text:style-name="P327"><text:span text:style-name="Absatz-Standardschriftart"><text:span text:style-name="T18">Committees</text:span></text:span></text:p>
          </text:list-item>
        </text:list>
        <text:p text:style-name="P59"><text:span text:style-name="Absatz-Standardschriftart"><text:span text:style-name="T20">Division 2—Decision-taking </text:span></text:span><text:span text:style-name="Absatz-Standardschriftart"><text:span text:style-name="T23">by</text:span></text:span><text:span text:style-name="Absatz-Standardschriftart"><text:span text:style-name="T28"> </text:span></text:span><text:span text:style-name="Absatz-Standardschriftart"><text:span text:style-name="T20">Directors</text:span></text:span></text:p>
        <text:list xml:id="list232526182160317" text:continue-numbering="true" text:style-name="L2">
          <text:list-item>
            <text:p text:style-name="P328"><text:span text:style-name="Absatz-Standardschriftart"><text:span text:style-name="T18">Directors to take</text:span></text:span><text:span text:style-name="Absatz-Standardschriftart"><text:span text:style-name="T27"> </text:span></text:span><text:span text:style-name="Absatz-Standardschriftart"><text:span text:style-name="T18">decision collectively</text:span></text:span></text:p>
          </text:list-item>
          <text:list-item>
            <text:p text:style-name="P326"><text:span text:style-name="Absatz-Standardschriftart"><text:span text:style-name="T18">Unanimous decisions</text:span></text:span></text:p>
          </text:list-item>
          <text:list-item>
            <text:p text:style-name="P326"><text:span text:style-name="Absatz-Standardschriftart"><text:span text:style-name="T17">Calling</text:span></text:span><text:span text:style-name="Absatz-Standardschriftart"><text:span text:style-name="T24"> </text:span></text:span><text:span text:style-name="Absatz-Standardschriftart"><text:span text:style-name="T21">directors’ meetings</text:span></text:span></text:p>
          </text:list-item>
          <text:list-item>
            <text:p text:style-name="P327"><text:span text:style-name="Absatz-Standardschriftart"><text:span text:style-name="T21">Participation in directors’</text:span></text:span><text:span text:style-name="Absatz-Standardschriftart"><text:span text:style-name="T17"> </text:span></text:span><text:span text:style-name="Absatz-Standardschriftart"><text:span text:style-name="T24">meetings</text:span></text:span></text:p>
          </text:list-item>
          <text:list-item>
            <text:p text:style-name="P326"><text:span text:style-name="Absatz-Standardschriftart"><text:span text:style-name="T17">Quorum</text:span></text:span><text:span text:style-name="Absatz-Standardschriftart"><text:span text:style-name="T24"> </text:span></text:span><text:span text:style-name="Absatz-Standardschriftart"><text:span text:style-name="T17">for</text:span></text:span><text:span text:style-name="Absatz-Standardschriftart"><text:span text:style-name="T21"> directors’</text:span></text:span><text:span text:style-name="Absatz-Standardschriftart"><text:span text:style-name="T17"> </text:span></text:span><text:span text:style-name="Absatz-Standardschriftart"><text:span text:style-name="T21">meetings</text:span></text:span></text:p>
          </text:list-item>
          <text:list-item>
            <text:p text:style-name="P326"><text:span text:style-name="Absatz-Standardschriftart"><text:span text:style-name="T18">Meetings if </text:span></text:span><text:span text:style-name="Absatz-Standardschriftart"><text:span text:style-name="T27">total</text:span></text:span><text:span text:style-name="Absatz-Standardschriftart"><text:span text:style-name="T18"> number of</text:span></text:span><text:span text:style-name="Absatz-Standardschriftart"><text:span text:style-name="T27"> </text:span></text:span><text:span text:style-name="Absatz-Standardschriftart"><text:span text:style-name="T18">directors less </text:span></text:span><text:span text:style-name="Absatz-Standardschriftart"><text:span text:style-name="T27">than</text:span></text:span><text:span text:style-name="Absatz-Standardschriftart"><text:span text:style-name="T18"> quorum</text:span></text:span></text:p>
          </text:list-item>
          <text:list-item>
            <text:p text:style-name="P327"><text:span text:style-name="Absatz-Standardschriftart"><text:span text:style-name="T21">Chairing </text:span></text:span><text:span text:style-name="Absatz-Standardschriftart"><text:span text:style-name="T17">of</text:span></text:span><text:span text:style-name="Absatz-Standardschriftart"><text:span text:style-name="T21"> directors’</text:span></text:span><text:span text:style-name="Absatz-Standardschriftart"><text:span text:style-name="T17"> </text:span></text:span><text:span text:style-name="Absatz-Standardschriftart"><text:span text:style-name="T21">meetings</text:span></text:span></text:p>
          </text:list-item>
          <text:list-item>
            <text:p text:style-name="P326"><text:span text:style-name="Absatz-Standardschriftart"><text:span text:style-name="T21">Chairperson’s casting </text:span></text:span><text:span text:style-name="Absatz-Standardschriftart"><text:span text:style-name="T17">vote</text:span></text:span><text:span text:style-name="Absatz-Standardschriftart"><text:span text:style-name="T21"> </text:span></text:span><text:span text:style-name="Absatz-Standardschriftart"><text:span text:style-name="T17">at</text:span></text:span><text:span text:style-name="Absatz-Standardschriftart"><text:span text:style-name="T21"> directors’ meetings</text:span></text:span></text:p>
          </text:list-item>
          <text:list-item>
            <text:p text:style-name="P329"><text:span text:style-name="Absatz-Standardschriftart"><text:span text:style-name="T21">Alternates voting at</text:span></text:span><text:span text:style-name="Absatz-Standardschriftart"><text:span text:style-name="T17"> </text:span></text:span><text:span text:style-name="Absatz-Standardschriftart"><text:span text:style-name="T21">directors’ meetings</text:span></text:span></text:p>
          </text:list-item>
          <text:list-item>
            <text:p text:style-name="P327"><text:span text:style-name="Absatz-Standardschriftart"><text:span text:style-name="T18">Conflicts of interest</text:span></text:span></text:p>
          </text:list-item>
          <text:list-item>
            <text:p text:style-name="P329"><text:span text:style-name="Absatz-Standardschriftart"><text:span text:style-name="T18">Supplementary provisions as</text:span></text:span><text:span text:style-name="Absatz-Standardschriftart"><text:span text:style-name="T27"> to</text:span></text:span><text:span text:style-name="Absatz-Standardschriftart"><text:span text:style-name="T18"> conflicts</text:span></text:span><text:span text:style-name="Absatz-Standardschriftart"><text:span text:style-name="T27"> </text:span></text:span><text:span text:style-name="Absatz-Standardschriftart"><text:span text:style-name="T18">of interest</text:span></text:span></text:p>
          </text:list-item>
          <text:list-item>
            <text:p text:style-name="P329"><text:span text:style-name="Absatz-Standardschriftart"><text:span text:style-name="T18">Validity of acts</text:span></text:span><text:span text:style-name="Absatz-Standardschriftart"><text:span text:style-name="T27"> </text:span></text:span><text:span text:style-name="Absatz-Standardschriftart"><text:span text:style-name="T18">of meeting</text:span></text:span><text:span text:style-name="Absatz-Standardschriftart"><text:span text:style-name="T25"> </text:span></text:span><text:span text:style-name="Absatz-Standardschriftart"><text:span text:style-name="T18">of directors</text:span></text:span></text:p>
          </text:list-item>
          <text:list-item>
            <text:p text:style-name="P327"><text:span text:style-name="Absatz-Standardschriftart"><text:span text:style-name="T18">Record </text:span></text:span><text:span text:style-name="Absatz-Standardschriftart"><text:span text:style-name="T27">of</text:span></text:span><text:span text:style-name="Absatz-Standardschriftart"><text:span text:style-name="T18"> decisions</text:span></text:span><text:span text:style-name="Absatz-Standardschriftart"><text:span text:style-name="T27"> to</text:span></text:span><text:span text:style-name="Absatz-Standardschriftart"><text:span text:style-name="T18"> </text:span></text:span><text:span text:style-name="Absatz-Standardschriftart"><text:span text:style-name="T27">be kept</text:span></text:span></text:p>
          </text:list-item>
          <text:list-item>
            <text:p text:style-name="P329"><text:span text:style-name="Absatz-Standardschriftart"><text:span text:style-name="T21">Directors’</text:span></text:span><text:span text:style-name="Absatz-Standardschriftart"><text:span text:style-name="T24"> </text:span></text:span><text:span text:style-name="Absatz-Standardschriftart"><text:span text:style-name="T21">discretion</text:span></text:span><text:span text:style-name="Absatz-Standardschriftart"><text:span text:style-name="T24"> </text:span></text:span><text:span text:style-name="Absatz-Standardschriftart"><text:span text:style-name="T21">to make further rules</text:span></text:span></text:p>
          </text:list-item>
        </text:list>
        <text:p text:style-name="P60"><text:span text:style-name="Absatz-Standardschriftart"><text:span text:style-name="T20">Division 3—Appointment and</text:span></text:span><text:span text:style-name="Absatz-Standardschriftart"><text:span text:style-name="T23"> </text:span></text:span><text:span text:style-name="Absatz-Standardschriftart"><text:span text:style-name="T20">Retirement </text:span></text:span><text:span text:style-name="Absatz-Standardschriftart"><text:span text:style-name="T23">of</text:span></text:span><text:span text:style-name="Absatz-Standardschriftart"><text:span text:style-name="T26"> Directors</text:span></text:span></text:p>
        <text:list xml:id="list232526168949844" text:continue-numbering="true" text:style-name="L2">
          <text:list-item>
            <text:p text:style-name="P330"><text:span text:style-name="Absatz-Standardschriftart"><text:span text:style-name="T18">Appointment and </text:span></text:span><text:span text:style-name="Absatz-Standardschriftart"><text:span text:style-name="T25">retirement</text:span></text:span><text:span text:style-name="Absatz-Standardschriftart"><text:span text:style-name="T27"> </text:span></text:span><text:span text:style-name="Absatz-Standardschriftart"><text:span text:style-name="T18">of directors</text:span></text:span></text:p>
          </text:list-item>
          <text:list-item>
            <text:p text:style-name="P329"><text:span text:style-name="Absatz-Standardschriftart"><text:span text:style-name="T18">Retiring director eligible</text:span></text:span><text:span text:style-name="Absatz-Standardschriftart"><text:span text:style-name="T27"> </text:span></text:span><text:span text:style-name="Absatz-Standardschriftart"><text:span text:style-name="T18">for </text:span></text:span><text:span text:style-name="Absatz-Standardschriftart"><text:span text:style-name="T25">reappointment</text:span></text:span></text:p>
          </text:list-item>
          <text:list-item>
            <text:p text:style-name="P327"><text:span text:style-name="Absatz-Standardschriftart"><text:span text:style-name="T18">Composite</text:span></text:span><text:span text:style-name="Absatz-Standardschriftart"><text:span text:style-name="T25"> </text:span></text:span><text:span text:style-name="Absatz-Standardschriftart"><text:span text:style-name="T18">resolution</text:span></text:span></text:p>
          </text:list-item>
          <text:list-item>
            <text:p text:style-name="P326"><text:span text:style-name="Absatz-Standardschriftart"><text:span text:style-name="T21">Termination of</text:span></text:span><text:span text:style-name="Absatz-Standardschriftart"><text:span text:style-name="T24"> </text:span></text:span><text:span text:style-name="Absatz-Standardschriftart"><text:span text:style-name="T21">director’s</text:span></text:span><text:span text:style-name="Absatz-Standardschriftart"><text:span text:style-name="T17"> </text:span></text:span><text:span text:style-name="Absatz-Standardschriftart"><text:span text:style-name="T24">appointment</text:span></text:span></text:p>
          </text:list-item>
          <text:list-item>
            <text:p text:style-name="P326"><text:span text:style-name="Absatz-Standardschriftart"><text:span text:style-name="T21">Directors’ remuneration</text:span></text:span></text:p>
          </text:list-item>
          <text:list-item>
            <text:p text:style-name="P327"><text:span text:style-name="Absatz-Standardschriftart"><text:span text:style-name="T21">Directors’ expenses</text:span></text:span></text:p>
          </text:list-item>
        </text:list>
        <text:p text:style-name="P61"><text:span text:style-name="Absatz-Standardschriftart"><text:span text:style-name="T20">Division 4—Alternate Directors</text:span></text:span></text:p>
        <text:list xml:id="list232526944445754" text:continue-numbering="true" text:style-name="L2">
          <text:list-item>
            <text:p text:style-name="P330"><text:span text:style-name="Absatz-Standardschriftart"><text:span text:style-name="T18">Appointment and removal</text:span></text:span><text:span text:style-name="Absatz-Standardschriftart"><text:span text:style-name="T25"> </text:span></text:span><text:span text:style-name="Absatz-Standardschriftart"><text:span text:style-name="T18">of alternates</text:span></text:span></text:p>
          </text:list-item>
          <text:list-item>
            <text:p text:style-name="P346"><text:span text:style-name="Absatz-Standardschriftart"><text:span text:style-name="T18">Rights </text:span></text:span><text:span text:style-name="Absatz-Standardschriftart"><text:span text:style-name="T27">and</text:span></text:span><text:span text:style-name="Absatz-Standardschriftart"><text:span text:style-name="T18"> responsibilities </text:span></text:span><text:span text:style-name="Absatz-Standardschriftart"><text:span text:style-name="T27">of</text:span></text:span><text:span text:style-name="Absatz-Standardschriftart"><text:span text:style-name="T18"> </text:span></text:span><text:span text:style-name="Absatz-Standardschriftart"><text:span text:style-name="T27">alternate </text:span></text:span><text:span text:style-name="Absatz-Standardschriftart"><text:span text:style-name="T18">directors</text:span></text:span></text:p>
          </text:list-item>
          <text:list-item>
            <text:p text:style-name="P326"><text:span text:style-name="Absatz-Standardschriftart"><text:span text:style-name="T18">Termination of</text:span></text:span><text:span text:style-name="Absatz-Standardschriftart"><text:span text:style-name="T25"> </text:span></text:span><text:span text:style-name="Absatz-Standardschriftart"><text:span text:style-name="T18">alternate</text:span></text:span><text:span text:style-name="Absatz-Standardschriftart"><text:span text:style-name="T27"> </text:span></text:span><text:span text:style-name="Absatz-Standardschriftart"><text:span text:style-name="T18">directorship</text:span></text:span></text:p>
          </text:list-item>
        </text:list>
      </text:section>
      <text:p text:style-name="P331"><text:span text:style-name="Absatz-Standardschriftart"><text:span text:style-name="T18">Article</text:span></text:span></text:p>
      <text:p text:style-name="P32"/>
      <text:p text:style-name="P20"/>
      <text:list xml:id="list232527591910643" text:continue-numbering="true" text:style-name="L2">
        <text:list-item>
          <text:p text:style-name="P333"><text:span text:style-name="Absatz-Standardschriftart"><text:span text:style-name="T18">Indemnity</text:span></text:span></text:p>
        </text:list-item>
        <text:list-item>
          <text:p text:style-name="P334"><text:span text:style-name="Absatz-Standardschriftart"><text:span text:style-name="T18">Insurance</text:span></text:span></text:p>
        </text:list-item>
      </text:list>
      <text:p text:style-name="P62"/>
      <text:p text:style-name="P15"/>
      <text:p text:style-name="P63"><text:span text:style-name="Absatz-Standardschriftart"><text:span text:style-name="T20">Division 5—Directors’ Indemnity</text:span></text:span><text:span text:style-name="Absatz-Standardschriftart"><text:span text:style-name="T30"> </text:span></text:span><text:span text:style-name="Absatz-Standardschriftart"><text:span text:style-name="T20">and</text:span></text:span><text:span text:style-name="Absatz-Standardschriftart"><text:span text:style-name="T23"> Insurance</text:span></text:span></text:p>
      <text:p text:style-name="P31"/>
      <text:p text:style-name="P31"/>
      <text:p text:style-name="P31"/>
      <text:p text:style-name="P43"/>
      <text:p text:style-name="P64"><text:span text:style-name="Absatz-Standardschriftart"><text:span text:style-name="T20">Division 6—Company</text:span></text:span><text:span text:style-name="Absatz-Standardschriftart"><text:span text:style-name="T28"> </text:span></text:span><text:span text:style-name="Absatz-Standardschriftart"><text:span text:style-name="T20">Secretary</text:span></text:span></text:p>
      <text:section text:style-name="Sect2" text:name="Sect6">
        <text:list xml:id="list232527825243793" text:continue-numbering="true" text:style-name="L2">
          <text:list-item>
            <text:p text:style-name="P334"><text:span text:style-name="Absatz-Standardschriftart"><text:span text:style-name="T18">Appointment and removal</text:span></text:span><text:span text:style-name="Absatz-Standardschriftart"><text:span text:style-name="T25"> </text:span></text:span><text:span text:style-name="Absatz-Standardschriftart"><text:span text:style-name="T18">of company</text:span></text:span><text:span text:style-name="Absatz-Standardschriftart"><text:span text:style-name="T27"> </text:span></text:span><text:span text:style-name="Absatz-Standardschriftart"><text:span text:style-name="T18">secretary</text:span></text:span></text:p>
          </text:list-item>
        </text:list>
        <text:p text:style-name="P344"><text:span text:style-name="Absatz-Standardschriftart"><text:span text:style-name="T22">Part</text:span></text:span><text:span text:style-name="Absatz-Standardschriftart"><text:span text:style-name="T19"> </text:span></text:span><text:span text:style-name="Absatz-Standardschriftart"><text:span text:style-name="T22">3</text:span></text:span><text:span text:style-name="Absatz-Standardschriftart"><text:span text:style-name="T77"> </text:span></text:span><text:span text:style-name="Absatz-Standardschriftart"><text:span text:style-name="T19">Members</text:span></text:span></text:p>
        <text:p text:style-name="P65"><text:span text:style-name="Absatz-Standardschriftart"><text:span text:style-name="T20">Division 1—Becoming and</text:span></text:span><text:span text:style-name="Absatz-Standardschriftart"><text:span text:style-name="T23"> </text:span></text:span><text:span text:style-name="Absatz-Standardschriftart"><text:span text:style-name="T20">Ceasing to</text:span></text:span><text:span text:style-name="Absatz-Standardschriftart"><text:span text:style-name="T23"> be</text:span></text:span><text:span text:style-name="Absatz-Standardschriftart"><text:span text:style-name="T20"> Member</text:span></text:span></text:p>
        <text:list xml:id="list232527327333074" text:continue-numbering="true" text:style-name="L2">
          <text:list-item>
            <text:p text:style-name="P324"><text:span text:style-name="Absatz-Standardschriftart"><text:span text:style-name="T18">Application </text:span></text:span><text:span text:style-name="Absatz-Standardschriftart"><text:span text:style-name="T27">for</text:span></text:span><text:span text:style-name="Absatz-Standardschriftart"><text:span text:style-name="T18"> membership</text:span></text:span></text:p>
          </text:list-item>
          <text:list-item>
            <text:p text:style-name="P335"><text:span text:style-name="Absatz-Standardschriftart"><text:span text:style-name="T18">Termination of</text:span></text:span><text:span text:style-name="Absatz-Standardschriftart"><text:span text:style-name="T25"> </text:span></text:span><text:span text:style-name="Absatz-Standardschriftart"><text:span text:style-name="T18">membership</text:span></text:span></text:p>
          </text:list-item>
        </text:list>
        <text:p text:style-name="P32"/>
        <text:p text:style-name="P14"/>
      </text:section>
      <text:section text:style-name="Sect3" text:name="Sect7">
        <text:p text:style-name="P32"/>
        <text:p text:style-name="P44"/>
        <text:list xml:id="list232526242510817" text:continue-numbering="true" text:style-name="L2">
          <text:list-item>
            <text:p text:style-name="P323"><text:span text:style-name="Absatz-Standardschriftart"><text:span text:style-name="T18">General meetings</text:span></text:span></text:p>
          </text:list-item>
        </text:list>
        <text:p text:style-name="P29"><text:span text:style-name="Absatz-Standardschriftart"><text:span text:style-name="T20">Division 2—Organization</text:span></text:span><text:span text:style-name="Absatz-Standardschriftart"><text:span text:style-name="T26"> </text:span></text:span><text:span text:style-name="Absatz-Standardschriftart"><text:span text:style-name="T23">of </text:span></text:span><text:span text:style-name="Absatz-Standardschriftart"><text:span text:style-name="T20">General Meetings</text:span></text:span></text:p>
      </text:section>
      <text:section text:style-name="Sect2" text:name="Sect8">
        <text:list xml:id="list232528166724969" text:continue-numbering="true" text:style-name="L2">
          <text:list-item>
            <text:p text:style-name="P334"><text:span text:style-name="Absatz-Standardschriftart"><text:span text:style-name="T18">Notice of general</text:span></text:span><text:span text:style-name="Absatz-Standardschriftart"><text:span text:style-name="T27"> </text:span></text:span><text:span text:style-name="Absatz-Standardschriftart"><text:span text:style-name="T18">meetings</text:span></text:span></text:p>
          </text:list-item>
          <text:list-item>
            <text:p text:style-name="P324"><text:span text:style-name="Absatz-Standardschriftart"><text:span text:style-name="T18">Persons entitled </text:span></text:span><text:span text:style-name="Absatz-Standardschriftart"><text:span text:style-name="T27">to </text:span></text:span><text:span text:style-name="Absatz-Standardschriftart"><text:span text:style-name="T18">receive notice</text:span></text:span><text:span text:style-name="Absatz-Standardschriftart"><text:span text:style-name="T27"> </text:span></text:span><text:span text:style-name="Absatz-Standardschriftart"><text:span text:style-name="T18">of general meetings</text:span></text:span></text:p>
          </text:list-item>
          <text:list-item>
            <text:p text:style-name="P335"><text:span text:style-name="Absatz-Standardschriftart"><text:span text:style-name="T18">Accidental </text:span></text:span><text:span text:style-name="Absatz-Standardschriftart"><text:span text:style-name="T25">omission</text:span></text:span><text:span text:style-name="Absatz-Standardschriftart"><text:span text:style-name="T18"> </text:span></text:span><text:span text:style-name="Absatz-Standardschriftart"><text:span text:style-name="T27">to </text:span></text:span><text:span text:style-name="Absatz-Standardschriftart"><text:span text:style-name="T18">give notice</text:span></text:span><text:span text:style-name="Absatz-Standardschriftart"><text:span text:style-name="T27"> </text:span></text:span><text:span text:style-name="Absatz-Standardschriftart"><text:span text:style-name="T18">of general </text:span></text:span><text:span text:style-name="Absatz-Standardschriftart"><text:span text:style-name="T25">meetings</text:span></text:span></text:p>
          </text:list-item>
          <text:list-item>
            <text:p text:style-name="P324"><text:span text:style-name="Absatz-Standardschriftart"><text:span text:style-name="T27">Attendance</text:span></text:span><text:span text:style-name="Absatz-Standardschriftart"><text:span text:style-name="T18"> and speaking at general</text:span></text:span><text:span text:style-name="Absatz-Standardschriftart"><text:span text:style-name="T27"> </text:span></text:span><text:span text:style-name="Absatz-Standardschriftart"><text:span text:style-name="T25">meetings</text:span></text:span></text:p>
          </text:list-item>
          <text:list-item>
            <text:p text:style-name="P336"><text:span text:style-name="Absatz-Standardschriftart"><text:span text:style-name="T27">Quorum</text:span></text:span><text:span text:style-name="Absatz-Standardschriftart"><text:span text:style-name="T25"> </text:span></text:span><text:span text:style-name="Absatz-Standardschriftart"><text:span text:style-name="T27">for</text:span></text:span><text:span text:style-name="Absatz-Standardschriftart"><text:span text:style-name="T18"> general</text:span></text:span><text:span text:style-name="Absatz-Standardschriftart"><text:span text:style-name="T27"> </text:span></text:span><text:span text:style-name="Absatz-Standardschriftart"><text:span text:style-name="T25">meetings</text:span></text:span></text:p>
          </text:list-item>
          <text:list-item>
            <text:p text:style-name="P337"><text:span text:style-name="Absatz-Standardschriftart"><text:span text:style-name="T18">Chairing general meetings</text:span></text:span></text:p>
          </text:list-item>
          <text:list-item>
            <text:p text:style-name="P324"><text:span text:style-name="Absatz-Standardschriftart"><text:span text:style-name="T27">Attendance</text:span></text:span><text:span text:style-name="Absatz-Standardschriftart"><text:span text:style-name="T18"> and speaking </text:span></text:span><text:span text:style-name="Absatz-Standardschriftart"><text:span text:style-name="T27">by</text:span></text:span><text:span text:style-name="Absatz-Standardschriftart"><text:span text:style-name="T18"> non-members</text:span></text:span></text:p>
          </text:list-item>
          <text:list-item>
            <text:p text:style-name="P336"><text:span text:style-name="Absatz-Standardschriftart"><text:span text:style-name="T18">Adjournment</text:span></text:span></text:p>
          </text:list-item>
        </text:list>
      </text:section>
      <text:section text:style-name="Sect4" text:name="Sect9">
        <text:p text:style-name="P32"/>
        <text:p text:style-name="P4"/>
        <text:list xml:id="list232527977700236" text:continue-numbering="true" text:style-name="L2">
          <text:list-item>
            <text:p text:style-name="P345"><text:span text:style-name="Absatz-Standardschriftart"><text:span text:style-name="T18">General rules on</text:span></text:span><text:span text:style-name="Absatz-Standardschriftart"><text:span text:style-name="T27"> </text:span></text:span><text:span text:style-name="Absatz-Standardschriftart"><text:span text:style-name="T18">voting</text:span></text:span></text:p>
          </text:list-item>
          <text:list-item>
            <text:p text:style-name="P336"><text:span text:style-name="Absatz-Standardschriftart"><text:span text:style-name="T18">Errors and disputes</text:span></text:span></text:p>
          </text:list-item>
          <text:list-item>
            <text:p text:style-name="P337"><text:span text:style-name="Absatz-Standardschriftart"><text:span text:style-name="T25">Demanding</text:span></text:span><text:span text:style-name="Absatz-Standardschriftart"><text:span text:style-name="T18"> </text:span></text:span><text:span text:style-name="Absatz-Standardschriftart"><text:span text:style-name="T27">a</text:span></text:span><text:span text:style-name="Absatz-Standardschriftart"><text:span text:style-name="T25"> </text:span></text:span><text:span text:style-name="Absatz-Standardschriftart"><text:span text:style-name="T18">poll</text:span></text:span></text:p>
          </text:list-item>
        </text:list>
        <text:p text:style-name="P66"><text:span text:style-name="Absatz-Standardschriftart"><text:span text:style-name="T20">Division 3—Voting at</text:span></text:span><text:span text:style-name="Absatz-Standardschriftart"><text:span text:style-name="T23"> </text:span></text:span><text:span text:style-name="Absatz-Standardschriftart"><text:span text:style-name="T20">General</text:span></text:span><text:span text:style-name="Absatz-Standardschriftart"><text:span text:style-name="T26"> </text:span></text:span><text:span text:style-name="Absatz-Standardschriftart"><text:span text:style-name="T20">Meetings</text:span></text:span></text:p>
      </text:section>
      <text:section text:style-name="Sect2" text:name="Sect10">
        <text:list xml:id="list232526553712792" text:continue-numbering="true" text:style-name="L2">
          <text:list-item>
            <text:p text:style-name="P324"><text:span text:style-name="Absatz-Standardschriftart"><text:span text:style-name="T18">Number of votes</text:span></text:span><text:span text:style-name="Absatz-Standardschriftart"><text:span text:style-name="T27"> a</text:span></text:span><text:span text:style-name="Absatz-Standardschriftart"><text:span text:style-name="T18"> member</text:span></text:span><text:span text:style-name="Absatz-Standardschriftart"><text:span text:style-name="T27"> </text:span></text:span><text:span text:style-name="Absatz-Standardschriftart"><text:span text:style-name="T18">has</text:span></text:span></text:p>
          </text:list-item>
          <text:list-item>
            <text:p text:style-name="P324"><text:span text:style-name="Absatz-Standardschriftart"><text:span text:style-name="T27">Votes</text:span></text:span><text:span text:style-name="Absatz-Standardschriftart"><text:span text:style-name="T18"> of mentally</text:span></text:span><text:span text:style-name="Absatz-Standardschriftart"><text:span text:style-name="T27"> </text:span></text:span><text:span text:style-name="Absatz-Standardschriftart"><text:span text:style-name="T18">incapacitated members</text:span></text:span></text:p>
          </text:list-item>
          <text:list-item>
            <text:p text:style-name="P338"><text:span text:style-name="Absatz-Standardschriftart"><text:span text:style-name="T18">Content of proxy</text:span></text:span><text:span text:style-name="Absatz-Standardschriftart"><text:span text:style-name="T27"> </text:span></text:span><text:span text:style-name="Absatz-Standardschriftart"><text:span text:style-name="T18">notices</text:span></text:span></text:p>
          </text:list-item>
          <text:list-item>
            <text:p text:style-name="P339"><text:span text:style-name="Absatz-Standardschriftart"><text:span text:style-name="T18">Execution of appointment</text:span></text:span><text:span text:style-name="Absatz-Standardschriftart"><text:span text:style-name="T27"> </text:span></text:span><text:span text:style-name="Absatz-Standardschriftart"><text:span text:style-name="T18">of proxy</text:span></text:span><text:span text:style-name="Absatz-Standardschriftart"><text:span text:style-name="T31"> </text:span></text:span><text:span text:style-name="Absatz-Standardschriftart"><text:span text:style-name="T18">on behalf of</text:span></text:span><text:span text:style-name="Absatz-Standardschriftart"><text:span text:style-name="T27"> </text:span></text:span><text:span text:style-name="Absatz-Standardschriftart"><text:span text:style-name="T18">member </text:span></text:span><text:span text:style-name="Absatz-Standardschriftart"><text:span text:style-name="T25">appointing</text:span></text:span><text:span text:style-name="Absatz-Standardschriftart"><text:span text:style-name="T27"> the</text:span></text:span><text:span text:style-name="Absatz-Standardschriftart"><text:span text:style-name="T18"> proxy</text:span></text:span></text:p>
          </text:list-item>
          <text:list-item>
            <text:p text:style-name="P334"><text:span text:style-name="Absatz-Standardschriftart"><text:span text:style-name="T18">Delivery of proxy</text:span></text:span><text:span text:style-name="Absatz-Standardschriftart"><text:span text:style-name="T27"> </text:span></text:span><text:span text:style-name="Absatz-Standardschriftart"><text:span text:style-name="T18">notice and</text:span></text:span><text:span text:style-name="Absatz-Standardschriftart"><text:span text:style-name="T27"> </text:span></text:span><text:span text:style-name="Absatz-Standardschriftart"><text:span text:style-name="T18">notice revoking </text:span></text:span><text:span text:style-name="Absatz-Standardschriftart"><text:span text:style-name="T25">appointment</text:span></text:span><text:span text:style-name="Absatz-Standardschriftart"><text:span text:style-name="T27"> </text:span></text:span><text:span text:style-name="Absatz-Standardschriftart"><text:span text:style-name="T18">of proxy</text:span></text:span></text:p>
          </text:list-item>
          <text:list-item>
            <text:p text:style-name="P335"><text:span text:style-name="Absatz-Standardschriftart"><text:span text:style-name="T21">Effect of member’s</text:span></text:span><text:span text:style-name="Absatz-Standardschriftart"><text:span text:style-name="T17"> </text:span></text:span><text:span text:style-name="Absatz-Standardschriftart"><text:span text:style-name="T21">voting</text:span></text:span><text:span text:style-name="Absatz-Standardschriftart"><text:span text:style-name="T24"> </text:span></text:span><text:span text:style-name="Absatz-Standardschriftart"><text:span text:style-name="T21">in</text:span></text:span><text:span text:style-name="Absatz-Standardschriftart"><text:span text:style-name="T17"> </text:span></text:span><text:span text:style-name="Absatz-Standardschriftart"><text:span text:style-name="T21">person on</text:span></text:span><text:span text:style-name="Absatz-Standardschriftart"><text:span text:style-name="T29"> </text:span></text:span><text:span text:style-name="Absatz-Standardschriftart"><text:span text:style-name="T21">proxy’s</text:span></text:span><text:span text:style-name="Absatz-Standardschriftart"><text:span text:style-name="T17"> </text:span></text:span><text:span text:style-name="Absatz-Standardschriftart"><text:span text:style-name="T24">authority</text:span></text:span></text:p>
          </text:list-item>
          <text:list-item>
            <text:p text:style-name="P340"><text:span text:style-name="Absatz-Standardschriftart"><text:span text:style-name="T18">Effect of proxy</text:span></text:span><text:span text:style-name="Absatz-Standardschriftart"><text:span text:style-name="T27"> </text:span></text:span><text:span text:style-name="Absatz-Standardschriftart"><text:span text:style-name="T18">votes in</text:span></text:span><text:span text:style-name="Absatz-Standardschriftart"><text:span text:style-name="T27"> </text:span></text:span><text:span text:style-name="Absatz-Standardschriftart"><text:span text:style-name="T18">case of death,</text:span></text:span><text:span text:style-name="Absatz-Standardschriftart"><text:span text:style-name="T27"> </text:span></text:span><text:span text:style-name="Absatz-Standardschriftart"><text:span text:style-name="T18">mental incapacity,</text:span></text:span><text:span text:style-name="Absatz-Standardschriftart"><text:span text:style-name="T27"> </text:span></text:span><text:span text:style-name="Absatz-Standardschriftart"><text:span text:style-name="T18">etc. of member</text:span></text:span><text:span text:style-name="Absatz-Standardschriftart"><text:span text:style-name="T27"> </text:span></text:span><text:span text:style-name="Absatz-Standardschriftart"><text:span text:style-name="T25">appointing</text:span></text:span><text:span text:style-name="Absatz-Standardschriftart"><text:span text:style-name="T18"> the</text:span></text:span><text:span text:style-name="Absatz-Standardschriftart"><text:span text:style-name="T80"> </text:span></text:span><text:span text:style-name="Absatz-Standardschriftart"><text:span text:style-name="T18">proxy</text:span></text:span></text:p>
          </text:list-item>
          <text:list-item>
            <text:p text:style-name="P341"><text:span text:style-name="Absatz-Standardschriftart"><text:span text:style-name="T18">Amendments </text:span></text:span><text:span text:style-name="Absatz-Standardschriftart"><text:span text:style-name="T27">to</text:span></text:span><text:span text:style-name="Absatz-Standardschriftart"><text:span text:style-name="T18"> proposed</text:span></text:span><text:span text:style-name="Absatz-Standardschriftart"><text:span text:style-name="T25"> </text:span></text:span><text:span text:style-name="Absatz-Standardschriftart"><text:span text:style-name="T18">resolutions</text:span></text:span></text:p>
          </text:list-item>
        </text:list>
      </text:section>
      <text:p text:style-name="P332"><text:span text:style-name="Absatz-Standardschriftart"><text:span text:style-name="T18">Article</text:span></text:span></text:p>
      <text:p text:style-name="P62"/>
      <text:p text:style-name="P15"/>
      <text:p text:style-name="P67"><text:span text:style-name="Absatz-Standardschriftart"><text:span text:style-name="T22">Part</text:span></text:span><text:span text:style-name="Absatz-Standardschriftart"><text:span text:style-name="T19"> </text:span></text:span><text:span text:style-name="Absatz-Standardschriftart"><text:span text:style-name="T22">4</text:span></text:span><text:span text:style-name="Absatz-Standardschriftart"><text:span text:style-name="T77"> </text:span></text:span><text:span text:style-name="Absatz-Standardschriftart"><text:span text:style-name="T19">Miscellaneous Provisions</text:span></text:span></text:p>
      <text:p text:style-name="P30"><text:span text:style-name="Absatz-Standardschriftart"><text:span text:style-name="T20">Division 1—Communications to</text:span></text:span><text:span text:style-name="Absatz-Standardschriftart"><text:span text:style-name="T23"> </text:span></text:span><text:span text:style-name="Absatz-Standardschriftart"><text:span text:style-name="T20">and</text:span></text:span><text:span text:style-name="Absatz-Standardschriftart"><text:span text:style-name="T26"> </text:span></text:span><text:span text:style-name="Absatz-Standardschriftart"><text:span text:style-name="T23">by</text:span></text:span><text:span text:style-name="Absatz-Standardschriftart"><text:span text:style-name="T28"> </text:span></text:span><text:span text:style-name="Absatz-Standardschriftart"><text:span text:style-name="T20">Company</text:span></text:span></text:p>
      <text:section text:style-name="Sect5" text:name="Sect12">
        <text:list xml:id="list232526362330876" text:continue-numbering="true" text:style-name="L2">
          <text:list-item>
            <text:p text:style-name="P335"><text:span text:style-name="Absatz-Standardschriftart"><text:span text:style-name="T18">Means </text:span></text:span><text:span text:style-name="Absatz-Standardschriftart"><text:span text:style-name="T27">of</text:span></text:span><text:span text:style-name="Absatz-Standardschriftart"><text:span text:style-name="T18"> communication </text:span></text:span><text:span text:style-name="Absatz-Standardschriftart"><text:span text:style-name="T27">to</text:span></text:span><text:span text:style-name="Absatz-Standardschriftart"><text:span text:style-name="T18"> </text:span></text:span><text:span text:style-name="Absatz-Standardschriftart"><text:span text:style-name="T27">be </text:span></text:span><text:span text:style-name="Absatz-Standardschriftart"><text:span text:style-name="T18">used</text:span></text:span></text:p>
          </text:list-item>
        </text:list>
        <text:p text:style-name="P68"><text:span text:style-name="Absatz-Standardschriftart"><text:span text:style-name="T20">Division 2—Administrative</text:span></text:span><text:span text:style-name="Absatz-Standardschriftart"><text:span text:style-name="T23"> </text:span></text:span><text:span text:style-name="Absatz-Standardschriftart"><text:span text:style-name="T20">Arrangements</text:span></text:span></text:p>
        <text:list xml:id="list232527416867109" text:continue-numbering="true" text:style-name="L2">
          <text:list-item>
            <text:p text:style-name="P334"><text:span text:style-name="Absatz-Standardschriftart"><text:span text:style-name="T18">Company seals</text:span></text:span></text:p>
          </text:list-item>
          <text:list-item>
            <text:p text:style-name="P335"><text:span text:style-name="Absatz-Standardschriftart"><text:span text:style-name="T27">No</text:span></text:span><text:span text:style-name="Absatz-Standardschriftart"><text:span text:style-name="T18"> right </text:span></text:span><text:span text:style-name="Absatz-Standardschriftart"><text:span text:style-name="T27">to </text:span></text:span><text:span text:style-name="Absatz-Standardschriftart"><text:span text:style-name="T18">inspect accounts</text:span></text:span><text:span text:style-name="Absatz-Standardschriftart"><text:span text:style-name="T27"> and</text:span></text:span><text:span text:style-name="Absatz-Standardschriftart"><text:span text:style-name="T18"> other records</text:span></text:span></text:p>
          </text:list-item>
          <text:list-item>
            <text:p text:style-name="P334"><text:span text:style-name="Absatz-Standardschriftart"><text:span text:style-name="T21">Auditor’s insurance</text:span></text:span></text:p>
          </text:list-item>
        </text:list>
        <text:p text:style-name="P69"/>
        <text:h text:style-name="P364" text:outline-level="1">Part<text:span text:style-name="Absatz-Standardschriftart"><text:span text:style-name="T157"> </text:span></text:span>1<text:span text:style-name="Absatz-Standardschriftart"><text:span text:style-name="T81"> </text:span></text:span><text:span text:style-name="Absatz-Standardschriftart"><text:span text:style-name="T179">Interpretation</text:span></text:span></text:h>
        <text:list xml:id="list2176210169" text:style-name="L3">
          <text:list-item>
            <text:p text:style-name="P353">Interpretation</text:p>
            <text:list>
              <text:list-item>
                <text:p text:style-name="P96">In<text:span text:style-name="Absatz-Standardschriftart"><text:span text:style-name="T2"> </text:span></text:span>these<text:span text:style-name="Absatz-Standardschriftart"><text:span text:style-name="T175"> </text:span></text:span>articles—</text:p>
              </text:list-item>
            </text:list>
          </text:list-item>
        </text:list>
        <text:p text:style-name="P71"><text:span text:style-name="Absatz-Standardschriftart"><text:span text:style-name="T48">alternate</text:span></text:span><text:span text:style-name="Absatz-Standardschriftart"><text:span text:style-name="T49"> </text:span></text:span><text:span text:style-name="Absatz-Standardschriftart"><text:span text:style-name="T39">(</text:span></text:span><text:span text:style-name="Absatz-Standardschriftart"><text:span text:style-name="T180">候補者</text:span></text:span><text:span text:style-name="Absatz-Standardschriftart"><text:span text:style-name="T39">)</text:span></text:span><text:span text:style-name="Absatz-Standardschriftart"><text:span text:style-name="T50"> </text:span></text:span><text:span text:style-name="Absatz-Standardschriftart"><text:span text:style-name="T39">and</text:span></text:span><text:span text:style-name="Absatz-Standardschriftart"><text:span text:style-name="T51"> </text:span></text:span><text:span text:style-name="Absatz-Standardschriftart"><text:span text:style-name="T48">alternate</text:span></text:span><text:span text:style-name="Absatz-Standardschriftart"><text:span text:style-name="T53"> </text:span></text:span><text:span text:style-name="Absatz-Standardschriftart"><text:span text:style-name="T48">director</text:span></text:span><text:span text:style-name="Absatz-Standardschriftart"><text:span text:style-name="T52"> </text:span></text:span><text:span text:style-name="Absatz-Standardschriftart"><text:span text:style-name="T39">(</text:span></text:span><text:span text:style-name="Absatz-Standardschriftart"><text:span text:style-name="T180">候補董事</text:span></text:span><text:span text:style-name="Absatz-Standardschriftart"><text:span text:style-name="T39">)</text:span></text:span><text:span text:style-name="Absatz-Standardschriftart"><text:span text:style-name="T50"> </text:span></text:span><text:span text:style-name="Absatz-Standardschriftart"><text:span text:style-name="T36">mean</text:span></text:span><text:span text:style-name="Absatz-Standardschriftart"><text:span text:style-name="T50"> </text:span></text:span><text:span text:style-name="Absatz-Standardschriftart"><text:span text:style-name="T39">a</text:span></text:span><text:span text:style-name="Absatz-Standardschriftart"><text:span text:style-name="T50"> </text:span></text:span><text:span text:style-name="Absatz-Standardschriftart"><text:span text:style-name="T39">person</text:span></text:span><text:span text:style-name="Absatz-Standardschriftart"><text:span text:style-name="T51"> </text:span></text:span><text:span text:style-name="Absatz-Standardschriftart"><text:span text:style-name="T39">appointed</text:span></text:span><text:span text:style-name="Absatz-Standardschriftart"><text:span text:style-name="T51"> </text:span></text:span><text:span text:style-name="Absatz-Standardschriftart"><text:span text:style-name="T39">by</text:span></text:span><text:span text:style-name="Absatz-Standardschriftart"><text:span text:style-name="T50"> </text:span></text:span><text:span text:style-name="Absatz-Standardschriftart"><text:span text:style-name="T39">a</text:span></text:span><text:span text:style-name="Absatz-Standardschriftart"><text:span text:style-name="T50"> </text:span></text:span><text:span text:style-name="Absatz-Standardschriftart"><text:span text:style-name="T36">director</text:span></text:span><text:span text:style-name="Absatz-Standardschriftart"><text:span text:style-name="T50"> </text:span></text:span><text:span text:style-name="Absatz-Standardschriftart"><text:span text:style-name="T36">as</text:span></text:span><text:span text:style-name="Absatz-Standardschriftart"><text:span text:style-name="T82"> </text:span></text:span><text:span text:style-name="Absatz-Standardschriftart"><text:span text:style-name="T39">an</text:span></text:span><text:span text:style-name="Absatz-Standardschriftart"><text:span text:style-name="T43"> </text:span></text:span><text:span text:style-name="Absatz-Standardschriftart"><text:span text:style-name="T39">alternate</text:span></text:span><text:span text:style-name="Absatz-Standardschriftart"><text:span text:style-name="T43"> </text:span></text:span><text:span text:style-name="Absatz-Standardschriftart"><text:span text:style-name="T39">under</text:span></text:span><text:span text:style-name="Absatz-Standardschriftart"><text:span text:style-name="T54"> </text:span></text:span><text:span text:style-name="Absatz-Standardschriftart"><text:span text:style-name="T39">article</text:span></text:span><text:span text:style-name="Absatz-Standardschriftart"><text:span text:style-name="T43"> </text:span></text:span><text:span text:style-name="Absatz-Standardschriftart"><text:span text:style-name="T39">26(1);</text:span></text:span></text:p>
        <text:p text:style-name="P72"><text:span text:style-name="Absatz-Standardschriftart"><text:span text:style-name="T48">appointor</text:span></text:span><text:span text:style-name="Absatz-Standardschriftart"><text:span text:style-name="T55"> </text:span></text:span><text:span text:style-name="Absatz-Standardschriftart"><text:span text:style-name="T39">(</text:span></text:span><text:span text:style-name="Absatz-Standardschriftart"><text:span text:style-name="T180">委任者</text:span></text:span><text:span text:style-name="Absatz-Standardschriftart"><text:span text:style-name="T39">)—see</text:span></text:span><text:span text:style-name="Absatz-Standardschriftart"><text:span text:style-name="T57"> </text:span></text:span><text:span text:style-name="Absatz-Standardschriftart"><text:span text:style-name="T39">article</text:span></text:span><text:span text:style-name="Absatz-Standardschriftart"><text:span text:style-name="T56"> </text:span></text:span><text:span text:style-name="Absatz-Standardschriftart"><text:span text:style-name="T36">26(1);</text:span></text:span></text:p>
        <text:p text:style-name="P74"><text:span text:style-name="Absatz-Standardschriftart"><text:span text:style-name="T182">articles</text:span></text:span><text:span text:style-name="Absatz-Standardschriftart"><text:span text:style-name="T176"> </text:span></text:span>(<text:span text:style-name="Absatz-Standardschriftart"><text:span text:style-name="T180">本π章程細則ρ</text:span></text:span>)<text:span text:style-name="Absatz-Standardschriftart"><text:span text:style-name="T175"> </text:span></text:span>means<text:span text:style-name="Absatz-Standardschriftart"><text:span text:style-name="T175"> </text:span></text:span><text:span text:style-name="Absatz-Standardschriftart"><text:span text:style-name="T140">the</text:span></text:span><text:span text:style-name="Absatz-Standardschriftart"><text:span text:style-name="T175"> </text:span></text:span>articles<text:span text:style-name="Absatz-Standardschriftart"><text:span text:style-name="T157"> </text:span></text:span><text:span text:style-name="Absatz-Standardschriftart"><text:span text:style-name="T140">of</text:span></text:span><text:span text:style-name="Absatz-Standardschriftart"><text:span text:style-name="T175"> </text:span></text:span>association<text:span text:style-name="Absatz-Standardschriftart"><text:span text:style-name="T2"> </text:span></text:span>of<text:span text:style-name="Absatz-Standardschriftart"><text:span text:style-name="T175"> </text:span></text:span>the<text:span text:style-name="Absatz-Standardschriftart"><text:span text:style-name="T157"> </text:span></text:span>company;</text:p>
        <text:p text:style-name="P75"><text:span text:style-name="Absatz-Standardschriftart"><text:span text:style-name="T48">associated</text:span></text:span><text:span text:style-name="Absatz-Standardschriftart"><text:span text:style-name="T38"> </text:span></text:span><text:span text:style-name="Absatz-Standardschriftart"><text:span text:style-name="T48">company</text:span></text:span><text:span text:style-name="Absatz-Standardschriftart"><text:span text:style-name="T38"> </text:span></text:span><text:span text:style-name="Absatz-Standardschriftart"><text:span text:style-name="T39">(</text:span></text:span><text:span text:style-name="Absatz-Standardschriftart"><text:span text:style-name="T180">有聯繫公司</text:span></text:span><text:span text:style-name="Absatz-Standardschriftart"><text:span text:style-name="T39">)</text:span></text:span><text:span text:style-name="Absatz-Standardschriftart"><text:span text:style-name="T58"> </text:span></text:span><text:span text:style-name="Absatz-Standardschriftart"><text:span text:style-name="T39">means—</text:span></text:span></text:p>
        <text:list xml:id="list232528098523221" text:continue-numbering="true" text:style-name="L3">
          <text:list-item>
            <text:list>
              <text:list-item>
                <text:list>
                  <text:list-item>
                    <text:p text:style-name="P101">a<text:span text:style-name="Absatz-Standardschriftart"><text:span text:style-name="T157"> </text:span></text:span>subsidiary<text:span text:style-name="Absatz-Standardschriftart"><text:span text:style-name="T175"> </text:span></text:span>of<text:span text:style-name="Absatz-Standardschriftart"><text:span text:style-name="T157"> </text:span></text:span>the<text:span text:style-name="Absatz-Standardschriftart"><text:span text:style-name="T157"> </text:span></text:span>company;</text:p>
                  </text:list-item>
                  <text:list-item>
                    <text:p text:style-name="P104">a<text:span text:style-name="Absatz-Standardschriftart"><text:span text:style-name="T152"> </text:span></text:span>holding<text:span text:style-name="Absatz-Standardschriftart"><text:span text:style-name="T152"> </text:span></text:span><text:span text:style-name="Absatz-Standardschriftart"><text:span text:style-name="T140">company</text:span></text:span><text:span text:style-name="Absatz-Standardschriftart"><text:span text:style-name="T152"> </text:span></text:span>of<text:span text:style-name="Absatz-Standardschriftart"><text:span text:style-name="T149"> </text:span></text:span>the<text:span text:style-name="Absatz-Standardschriftart"><text:span text:style-name="T152"> </text:span></text:span>company;<text:span text:style-name="Absatz-Standardschriftart"><text:span text:style-name="T149"> </text:span></text:span>or</text:p>
                  </text:list-item>
                  <text:list-item>
                    <text:p text:style-name="P114">a<text:span text:style-name="Absatz-Standardschriftart"><text:span text:style-name="T157"> </text:span></text:span>subsidiary<text:span text:style-name="Absatz-Standardschriftart"><text:span text:style-name="T157"> </text:span></text:span>of<text:span text:style-name="Absatz-Standardschriftart"><text:span text:style-name="T157"> </text:span></text:span>such<text:span text:style-name="Absatz-Standardschriftart"><text:span text:style-name="T152"> </text:span></text:span>a<text:span text:style-name="Absatz-Standardschriftart"><text:span text:style-name="T152"> </text:span></text:span><text:span text:style-name="Absatz-Standardschriftart"><text:span text:style-name="T140">holding</text:span></text:span><text:span text:style-name="Absatz-Standardschriftart"><text:span text:style-name="T152"> </text:span></text:span>company;</text:p>
                  </text:list-item>
                </text:list>
              </text:list-item>
            </text:list>
          </text:list-item>
        </text:list>
        <text:p text:style-name="P78"><text:span text:style-name="Absatz-Standardschriftart"><text:span text:style-name="T182">mental</text:span></text:span><text:span text:style-name="Absatz-Standardschriftart"><text:span text:style-name="T184"> </text:span></text:span><text:span text:style-name="Absatz-Standardschriftart"><text:span text:style-name="T182">incapacity</text:span></text:span><text:span text:style-name="Absatz-Standardschriftart"><text:span text:style-name="T186"> </text:span></text:span>(<text:span text:style-name="Absatz-Standardschriftart"><text:span text:style-name="T180">精神上無行為能力</text:span></text:span>)<text:span text:style-name="Absatz-Standardschriftart"><text:span text:style-name="T183"> </text:span></text:span><text:span text:style-name="Absatz-Standardschriftart"><text:span text:style-name="T140">has</text:span></text:span><text:span text:style-name="Absatz-Standardschriftart"><text:span text:style-name="T185"> </text:span></text:span>the<text:span text:style-name="Absatz-Standardschriftart"><text:span text:style-name="T183"> </text:span></text:span>meaning<text:span text:style-name="Absatz-Standardschriftart"><text:span text:style-name="T185"> </text:span></text:span>given<text:span text:style-name="Absatz-Standardschriftart"><text:span text:style-name="T183"> </text:span></text:span>by<text:span text:style-name="Absatz-Standardschriftart"><text:span text:style-name="T185"> </text:span></text:span>section<text:span text:style-name="Absatz-Standardschriftart"><text:span text:style-name="T183"> </text:span></text:span>2(1)<text:span text:style-name="Absatz-Standardschriftart"><text:span text:style-name="T185"> </text:span></text:span>of<text:span text:style-name="Absatz-Standardschriftart"><text:span text:style-name="T183"> </text:span></text:span>the<text:span text:style-name="Absatz-Standardschriftart"><text:span text:style-name="T185"> </text:span></text:span>Mental<text:span text:style-name="Absatz-Standardschriftart"><text:span text:style-name="T84"> </text:span></text:span>Health<text:span text:style-name="Absatz-Standardschriftart"><text:span text:style-name="T3"> </text:span></text:span>Ordinance<text:span text:style-name="Absatz-Standardschriftart"><text:span text:style-name="T3"> </text:span></text:span>(Cap.<text:span text:style-name="Absatz-Standardschriftart"><text:span text:style-name="T2"> </text:span></text:span>136);</text:p>
        <text:p text:style-name="P79"><text:span text:style-name="Absatz-Standardschriftart"><text:span text:style-name="T182">mentally</text:span></text:span><text:span text:style-name="Absatz-Standardschriftart"><text:span text:style-name="T188"> </text:span></text:span><text:span text:style-name="Absatz-Standardschriftart"><text:span text:style-name="T141">incapacitated</text:span></text:span><text:span text:style-name="Absatz-Standardschriftart"><text:span text:style-name="T190"> </text:span></text:span><text:span text:style-name="Absatz-Standardschriftart"><text:span text:style-name="T182">person</text:span></text:span><text:span text:style-name="Absatz-Standardschriftart"><text:span text:style-name="T188"> </text:span></text:span>(<text:span text:style-name="Absatz-Standardschriftart"><text:span text:style-name="T180">精神上無行為能力者</text:span></text:span>)<text:span text:style-name="Absatz-Standardschriftart"><text:span text:style-name="T189"> </text:span></text:span><text:span text:style-name="Absatz-Standardschriftart"><text:span text:style-name="T140">means</text:span></text:span><text:span text:style-name="Absatz-Standardschriftart"><text:span text:style-name="T189"> </text:span></text:span>a<text:span text:style-name="Absatz-Standardschriftart"><text:span text:style-name="T189"> </text:span></text:span><text:span text:style-name="Absatz-Standardschriftart"><text:span text:style-name="T140">person</text:span></text:span><text:span text:style-name="Absatz-Standardschriftart"><text:span text:style-name="T189"> </text:span></text:span>who<text:span text:style-name="Absatz-Standardschriftart"><text:span text:style-name="T189"> </text:span></text:span>is<text:span text:style-name="Absatz-Standardschriftart"><text:span text:style-name="T189"> </text:span></text:span><text:span text:style-name="Absatz-Standardschriftart"><text:span text:style-name="T140">found</text:span></text:span><text:span text:style-name="Absatz-Standardschriftart"><text:span text:style-name="T189"> </text:span></text:span>under<text:span text:style-name="Absatz-Standardschriftart"><text:span text:style-name="T189"> </text:span></text:span><text:span text:style-name="Absatz-Standardschriftart"><text:span text:style-name="T140">the</text:span></text:span><text:span text:style-name="Absatz-Standardschriftart"><text:span text:style-name="T86"> </text:span></text:span>Mental<text:span text:style-name="Absatz-Standardschriftart"><text:span text:style-name="T143"> </text:span></text:span>Health<text:span text:style-name="Absatz-Standardschriftart"><text:span text:style-name="T143"> </text:span></text:span>Ordinance<text:span text:style-name="Absatz-Standardschriftart"><text:span text:style-name="T143"> </text:span></text:span>(Cap.<text:span text:style-name="Absatz-Standardschriftart"><text:span text:style-name="T143"> </text:span></text:span>136)<text:span text:style-name="Absatz-Standardschriftart"><text:span text:style-name="T143"> </text:span></text:span>to<text:span text:style-name="Absatz-Standardschriftart"><text:span text:style-name="T138"> </text:span></text:span>be<text:span text:style-name="Absatz-Standardschriftart"><text:span text:style-name="T143"> </text:span></text:span><text:span text:style-name="Absatz-Standardschriftart"><text:span text:style-name="T140">incapable,</text:span></text:span><text:span text:style-name="Absatz-Standardschriftart"><text:span text:style-name="T143"> </text:span></text:span>by<text:span text:style-name="Absatz-Standardschriftart"><text:span text:style-name="T138"> </text:span></text:span>reason<text:span text:style-name="Absatz-Standardschriftart"><text:span text:style-name="T143"> </text:span></text:span>of<text:span text:style-name="Absatz-Standardschriftart"><text:span text:style-name="T138"> </text:span></text:span>mental<text:span text:style-name="Absatz-Standardschriftart"><text:span text:style-name="T143"> </text:span></text:span><text:span text:style-name="Absatz-Standardschriftart"><text:span text:style-name="T140">incapacity,</text:span></text:span><text:span text:style-name="Absatz-Standardschriftart"><text:span text:style-name="T143"> </text:span></text:span>of<text:span text:style-name="Absatz-Standardschriftart"><text:span text:style-name="T65"> </text:span></text:span>managing<text:span text:style-name="Absatz-Standardschriftart"><text:span text:style-name="T157"> </text:span></text:span>and<text:span text:style-name="Absatz-Standardschriftart"><text:span text:style-name="T157"> </text:span></text:span><text:span text:style-name="Absatz-Standardschriftart"><text:span text:style-name="T140">administering</text:span></text:span><text:span text:style-name="Absatz-Standardschriftart"><text:span text:style-name="T157"> </text:span></text:span>his<text:span text:style-name="Absatz-Standardschriftart"><text:span text:style-name="T157"> </text:span></text:span>or<text:span text:style-name="Absatz-Standardschriftart"><text:span text:style-name="T157"> </text:span></text:span>her<text:span text:style-name="Absatz-Standardschriftart"><text:span text:style-name="T157"> </text:span></text:span>property<text:span text:style-name="Absatz-Standardschriftart"><text:span text:style-name="T157"> </text:span></text:span>and<text:span text:style-name="Absatz-Standardschriftart"><text:span text:style-name="T152"> </text:span></text:span>affairs;</text:p>
        <text:p text:style-name="P73"><text:span text:style-name="Absatz-Standardschriftart"><text:span text:style-name="T182">Ordinance</text:span></text:span><text:span text:style-name="Absatz-Standardschriftart"><text:span text:style-name="T4"> </text:span></text:span>(<text:span text:style-name="Absatz-Standardschriftart"><text:span text:style-name="T180">π條例ρ</text:span></text:span>)<text:span text:style-name="Absatz-Standardschriftart"><text:span text:style-name="T3"> </text:span></text:span>means<text:span text:style-name="Absatz-Standardschriftart"><text:span text:style-name="T2"> </text:span></text:span>the<text:span text:style-name="Absatz-Standardschriftart"><text:span text:style-name="T2"> </text:span></text:span>Companies<text:span text:style-name="Absatz-Standardschriftart"><text:span text:style-name="T2"> </text:span></text:span>Ordinance<text:span text:style-name="Absatz-Standardschriftart"><text:span text:style-name="T3"> </text:span></text:span>(Cap.<text:span text:style-name="Absatz-Standardschriftart"><text:span text:style-name="T2"> </text:span></text:span>622);</text:p>
        <text:p text:style-name="P75"><text:span text:style-name="Absatz-Standardschriftart"><text:span text:style-name="T48">proxy</text:span></text:span><text:span text:style-name="Absatz-Standardschriftart"><text:span text:style-name="T45"> </text:span></text:span><text:span text:style-name="Absatz-Standardschriftart"><text:span text:style-name="T48">notice</text:span></text:span><text:span text:style-name="Absatz-Standardschriftart"><text:span text:style-name="T45"> </text:span></text:span><text:span text:style-name="Absatz-Standardschriftart"><text:span text:style-name="T39">(</text:span></text:span><text:span text:style-name="Absatz-Standardschriftart"><text:span text:style-name="T180">代表通知書</text:span></text:span><text:span text:style-name="Absatz-Standardschriftart"><text:span text:style-name="T39">)—see</text:span></text:span><text:span text:style-name="Absatz-Standardschriftart"><text:span text:style-name="T46"> </text:span></text:span><text:span text:style-name="Absatz-Standardschriftart"><text:span text:style-name="T36">article</text:span></text:span><text:span text:style-name="Absatz-Standardschriftart"><text:span text:style-name="T41"> </text:span></text:span><text:span text:style-name="Absatz-Standardschriftart"><text:span text:style-name="T39">48(1).</text:span></text:span></text:p>
        <text:list xml:id="list232527639406738" text:continue-numbering="true" text:style-name="L3">
          <text:list-item>
            <text:list>
              <text:list-item>
                <text:p text:style-name="P117">Other<text:span text:style-name="Absatz-Standardschriftart"><text:span text:style-name="T191"> </text:span></text:span>words<text:span text:style-name="Absatz-Standardschriftart"><text:span text:style-name="T192"> </text:span></text:span>or<text:span text:style-name="Absatz-Standardschriftart"><text:span text:style-name="T192"> </text:span></text:span>expressions<text:span text:style-name="Absatz-Standardschriftart"><text:span text:style-name="T192"> </text:span></text:span>used<text:span text:style-name="Absatz-Standardschriftart"><text:span text:style-name="T191"> </text:span></text:span>in<text:span text:style-name="Absatz-Standardschriftart"><text:span text:style-name="T192"> </text:span></text:span>these<text:span text:style-name="Absatz-Standardschriftart"><text:span text:style-name="T192"> </text:span></text:span>articles<text:span text:style-name="Absatz-Standardschriftart"><text:span text:style-name="T192"> </text:span></text:span>have<text:span text:style-name="Absatz-Standardschriftart"><text:span text:style-name="T192"> </text:span></text:span>the<text:span text:style-name="Absatz-Standardschriftart"><text:span text:style-name="T191"> </text:span></text:span>same<text:span text:style-name="Absatz-Standardschriftart"><text:span text:style-name="T193"> </text:span></text:span>meaning<text:span text:style-name="Absatz-Standardschriftart"><text:span text:style-name="T192"> </text:span></text:span>as<text:span text:style-name="Absatz-Standardschriftart"><text:span text:style-name="T192"> </text:span></text:span>in<text:span text:style-name="Absatz-Standardschriftart"><text:span text:style-name="T192"> </text:span></text:span>the<text:span text:style-name="Absatz-Standardschriftart"><text:span text:style-name="T88"> </text:span></text:span>Ordinance<text:span text:style-name="Absatz-Standardschriftart"><text:span text:style-name="T157"> </text:span></text:span>as<text:span text:style-name="Absatz-Standardschriftart"><text:span text:style-name="T152"> </text:span></text:span>in<text:span text:style-name="Absatz-Standardschriftart"><text:span text:style-name="T149"> </text:span></text:span>force<text:span text:style-name="Absatz-Standardschriftart"><text:span text:style-name="T152"> </text:span></text:span>on<text:span text:style-name="Absatz-Standardschriftart"><text:span text:style-name="T157"> </text:span></text:span>the<text:span text:style-name="Absatz-Standardschriftart"><text:span text:style-name="T149"> </text:span></text:span>date<text:span text:style-name="Absatz-Standardschriftart"><text:span text:style-name="T152"> </text:span></text:span><text:span text:style-name="Absatz-Standardschriftart"><text:span text:style-name="T140">these</text:span></text:span><text:span text:style-name="Absatz-Standardschriftart"><text:span text:style-name="T149"> </text:span></text:span><text:span text:style-name="Absatz-Standardschriftart"><text:span text:style-name="T140">articles</text:span></text:span><text:span text:style-name="Absatz-Standardschriftart"><text:span text:style-name="T152"> </text:span></text:span><text:span text:style-name="Absatz-Standardschriftart"><text:span text:style-name="T140">become</text:span></text:span><text:span text:style-name="Absatz-Standardschriftart"><text:span text:style-name="T152"> </text:span></text:span>binding<text:span text:style-name="Absatz-Standardschriftart"><text:span text:style-name="T149"> </text:span></text:span>on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company.</text:span></text:span></text:p>
              </text:list-item>
              <text:list-item>
                <text:p text:style-name="P118">For<text:span text:style-name="Absatz-Standardschriftart"><text:span text:style-name="T189"> </text:span></text:span>the<text:span text:style-name="Absatz-Standardschriftart"><text:span text:style-name="T189"> </text:span></text:span>purposes<text:span text:style-name="Absatz-Standardschriftart"><text:span text:style-name="T194"> </text:span></text:span>of<text:span text:style-name="Absatz-Standardschriftart"><text:span text:style-name="T194"> </text:span></text:span><text:span text:style-name="Absatz-Standardschriftart"><text:span text:style-name="T140">these</text:span></text:span><text:span text:style-name="Absatz-Standardschriftart"><text:span text:style-name="T194"> </text:span></text:span><text:span text:style-name="Absatz-Standardschriftart"><text:span text:style-name="T140">articles,</text:span></text:span><text:span text:style-name="Absatz-Standardschriftart"><text:span text:style-name="T187"> </text:span></text:span>a<text:span text:style-name="Absatz-Standardschriftart"><text:span text:style-name="T194"> </text:span></text:span>document<text:span text:style-name="Absatz-Standardschriftart"><text:span text:style-name="T194"> </text:span></text:span>is<text:span text:style-name="Absatz-Standardschriftart"><text:span text:style-name="T194"> </text:span></text:span>authenticated<text:span text:style-name="Absatz-Standardschriftart"><text:span text:style-name="T194"> </text:span></text:span>if<text:span text:style-name="Absatz-Standardschriftart"><text:span text:style-name="T194"> </text:span></text:span>it<text:span text:style-name="Absatz-Standardschriftart"><text:span text:style-name="T195"> </text:span></text:span>is<text:span text:style-name="Absatz-Standardschriftart"><text:span text:style-name="T187"> </text:span></text:span><text:span text:style-name="Absatz-Standardschriftart"><text:span text:style-name="T140">authenticated</text:span></text:span><text:span text:style-name="Absatz-Standardschriftart"><text:span text:style-name="T194"> </text:span></text:span>in<text:span text:style-name="Absatz-Standardschriftart"><text:span text:style-name="T194"> </text:span></text:span>any<text:span text:style-name="Absatz-Standardschriftart"><text:span text:style-name="T90"> </text:span></text:span>way<text:span text:style-name="Absatz-Standardschriftart"><text:span text:style-name="T194"> </text:span></text:span>in<text:span text:style-name="Absatz-Standardschriftart"><text:span text:style-name="T195"> </text:span></text:span>which<text:span text:style-name="Absatz-Standardschriftart"><text:span text:style-name="T195"> </text:span></text:span>section<text:span text:style-name="Absatz-Standardschriftart"><text:span text:style-name="T189"> </text:span></text:span>828(5)<text:span text:style-name="Absatz-Standardschriftart"><text:span text:style-name="T195"> </text:span></text:span>or<text:span text:style-name="Absatz-Standardschriftart"><text:span text:style-name="T195"> </text:span></text:span>829(3)<text:span text:style-name="Absatz-Standardschriftart"><text:span text:style-name="T194"> </text:span></text:span>of<text:span text:style-name="Absatz-Standardschriftart"><text:span text:style-name="T195"> </text:span></text:span>the<text:span text:style-name="Absatz-Standardschriftart"><text:span text:style-name="T194"> </text:span></text:span>Ordinance<text:span text:style-name="Absatz-Standardschriftart"><text:span text:style-name="T194"> </text:span></text:span>provides<text:span text:style-name="Absatz-Standardschriftart"><text:span text:style-name="T194"> </text:span></text:span>for<text:span text:style-name="Absatz-Standardschriftart"><text:span text:style-name="T194"> </text:span></text:span>documents<text:span text:style-name="Absatz-Standardschriftart"><text:span text:style-name="T195"> </text:span></text:span>or<text:span text:style-name="Absatz-Standardschriftart"><text:span text:style-name="T81"> </text:span></text:span>information<text:span text:style-name="Absatz-Standardschriftart"><text:span text:style-name="T152"> </text:span></text:span>to<text:span text:style-name="Absatz-Standardschriftart"><text:span text:style-name="T157"> </text:span></text:span>be<text:span text:style-name="Absatz-Standardschriftart"><text:span text:style-name="T157"> </text:span></text:span><text:span text:style-name="Absatz-Standardschriftart"><text:span text:style-name="T140">authenticated</text:span></text:span><text:span text:style-name="Absatz-Standardschriftart"><text:span text:style-name="T152"> </text:span></text:span>for<text:span text:style-name="Absatz-Standardschriftart"><text:span text:style-name="T157"> </text:span></text:span><text:span text:style-name="Absatz-Standardschriftart"><text:span text:style-name="T140">the</text:span></text:span><text:span text:style-name="Absatz-Standardschriftart"><text:span text:style-name="T157"> </text:span></text:span>purposes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57"> </text:span></text:span>Ordinance.</text:p>
              </text:list-item>
            </text:list>
          </text:list-item>
        </text:list>
        <text:p text:style-name="P11"/>
        <text:h text:style-name="P319" text:outline-level="1">Part<text:span text:style-name="Absatz-Standardschriftart"><text:span text:style-name="T157"> </text:span></text:span>2</text:h>
        <text:p text:style-name="P80"><text:span text:style-name="Absatz-Standardschriftart"><text:span text:style-name="T10">Directors</text:span></text:span><text:span text:style-name="Absatz-Standardschriftart"><text:span text:style-name="T9"> </text:span></text:span><text:span text:style-name="Absatz-Standardschriftart"><text:span text:style-name="T10">and</text:span></text:span><text:span text:style-name="Absatz-Standardschriftart"><text:span text:style-name="T16"> </text:span></text:span><text:span text:style-name="Absatz-Standardschriftart"><text:span text:style-name="T10">Company</text:span></text:span><text:span text:style-name="Absatz-Standardschriftart"><text:span text:style-name="T8"> </text:span></text:span><text:span text:style-name="Absatz-Standardschriftart"><text:span text:style-name="T10">Secretary</text:span></text:span></text:p>
        <text:h text:style-name="P365" text:outline-level="2"><text:span text:style-name="Absatz-Standardschriftart"><text:span text:style-name="T140">Division</text:span></text:span><text:span text:style-name="Absatz-Standardschriftart"><text:span text:style-name="T167"> </text:span></text:span><text:span text:style-name="Absatz-Standardschriftart"><text:span text:style-name="T140">1—Directors’ Powers</text:span></text:span> <text:span text:style-name="Absatz-Standardschriftart"><text:span text:style-name="T140">and Responsibilities</text:span></text:span></text:h>
        <text:p text:style-name="P52"/>
        <text:list xml:id="list232527827299962" text:continue-numbering="true" text:style-name="L3">
          <text:list-item>
            <text:p text:style-name="P348">Directors’<text:span text:style-name="Absatz-Standardschriftart"><text:span text:style-name="T164"> </text:span></text:span>general<text:span text:style-name="Absatz-Standardschriftart"><text:span text:style-name="T165"> </text:span></text:span>authority</text:p>
            <text:list>
              <text:list-item>
                <text:p text:style-name="P120">Subject<text:span text:style-name="Absatz-Standardschriftart"><text:span text:style-name="T145"> </text:span></text:span>to<text:span text:style-name="Absatz-Standardschriftart"><text:span text:style-name="T148"> </text:span></text:span><text:span text:style-name="Absatz-Standardschriftart"><text:span text:style-name="T140">the</text:span></text:span><text:span text:style-name="Absatz-Standardschriftart"><text:span text:style-name="T148"> </text:span></text:span>Ordinance<text:span text:style-name="Absatz-Standardschriftart"><text:span text:style-name="T145"> </text:span></text:span>and<text:span text:style-name="Absatz-Standardschriftart"><text:span text:style-name="T148"> </text:span></text:span>these<text:span text:style-name="Absatz-Standardschriftart"><text:span text:style-name="T145"> </text:span></text:span>articles,<text:span text:style-name="Absatz-Standardschriftart"><text:span text:style-name="T148"> </text:span></text:span><text:span text:style-name="Absatz-Standardschriftart"><text:span text:style-name="T140">the</text:span></text:span><text:span text:style-name="Absatz-Standardschriftart"><text:span text:style-name="T148"> </text:span></text:span>business<text:span text:style-name="Absatz-Standardschriftart"><text:span text:style-name="T148"> </text:span></text:span>and<text:span text:style-name="Absatz-Standardschriftart"><text:span text:style-name="T148"> </text:span></text:span>affairs<text:span text:style-name="Absatz-Standardschriftart"><text:span text:style-name="T145"> </text:span></text:span>of<text:span text:style-name="Absatz-Standardschriftart"><text:span text:style-name="T148"> </text:span></text:span>the<text:span text:style-name="Absatz-Standardschriftart"><text:span text:style-name="T148"> </text:span></text:span>company<text:span text:style-name="Absatz-Standardschriftart"><text:span text:style-name="T145"> </text:span></text:span>are<text:span text:style-name="Absatz-Standardschriftart"><text:span text:style-name="T75"> </text:span></text:span>managed<text:span text:style-name="Absatz-Standardschriftart"><text:span text:style-name="T152"> </text:span></text:span>by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directors,</text:span></text:span><text:span text:style-name="Absatz-Standardschriftart"><text:span text:style-name="T149"> </text:span></text:span>who<text:span text:style-name="Absatz-Standardschriftart"><text:span text:style-name="T152"> </text:span></text:span>may<text:span text:style-name="Absatz-Standardschriftart"><text:span text:style-name="T149"> </text:span></text:span>exercise<text:span text:style-name="Absatz-Standardschriftart"><text:span text:style-name="T152"> </text:span></text:span>all<text:span text:style-name="Absatz-Standardschriftart"><text:span text:style-name="T149"> </text:span></text:span><text:span text:style-name="Absatz-Standardschriftart"><text:span text:style-name="T140">the</text:span></text:span><text:span text:style-name="Absatz-Standardschriftart"><text:span text:style-name="T152"> </text:span></text:span>powers<text:span text:style-name="Absatz-Standardschriftart"><text:span text:style-name="T152"> </text:span></text:span>of<text:span text:style-name="Absatz-Standardschriftart"><text:span text:style-name="T149"> </text:span></text:span>the<text:span text:style-name="Absatz-Standardschriftart"><text:span text:style-name="T152"> </text:span></text:span>company.</text:p>
              </text:list-item>
              <text:list-item>
                <text:p text:style-name="P125">An<text:span text:style-name="Absatz-Standardschriftart"><text:span text:style-name="T145"> </text:span></text:span>alteration<text:span text:style-name="Absatz-Standardschriftart"><text:span text:style-name="T148"> </text:span></text:span>of<text:span text:style-name="Absatz-Standardschriftart"><text:span text:style-name="T145"> </text:span></text:span>these<text:span text:style-name="Absatz-Standardschriftart"><text:span text:style-name="T145"> </text:span></text:span>articles<text:span text:style-name="Absatz-Standardschriftart"><text:span text:style-name="T148"> </text:span></text:span><text:span text:style-name="Absatz-Standardschriftart"><text:span text:style-name="T140">does</text:span></text:span><text:span text:style-name="Absatz-Standardschriftart"><text:span text:style-name="T145"> </text:span></text:span>not<text:span text:style-name="Absatz-Standardschriftart"><text:span text:style-name="T145"> </text:span></text:span>invalidate<text:span text:style-name="Absatz-Standardschriftart"><text:span text:style-name="T148"> </text:span></text:span>any<text:span text:style-name="Absatz-Standardschriftart"><text:span text:style-name="T145"> </text:span></text:span>prior<text:span text:style-name="Absatz-Standardschriftart"><text:span text:style-name="T196"> </text:span></text:span>act<text:span text:style-name="Absatz-Standardschriftart"><text:span text:style-name="T145"> </text:span></text:span>of<text:span text:style-name="Absatz-Standardschriftart"><text:span text:style-name="T145"> </text:span></text:span>the<text:span text:style-name="Absatz-Standardschriftart"><text:span text:style-name="T145"> </text:span></text:span>directors<text:span text:style-name="Absatz-Standardschriftart"><text:span text:style-name="T148"> </text:span></text:span>that<text:span text:style-name="Absatz-Standardschriftart"><text:span text:style-name="T144"> </text:span></text:span>would<text:span text:style-name="Absatz-Standardschriftart"><text:span text:style-name="T72"> </text:span></text:span>have<text:span text:style-name="Absatz-Standardschriftart"><text:span text:style-name="T152"> </text:span></text:span>been<text:span text:style-name="Absatz-Standardschriftart"><text:span text:style-name="T149"> </text:span></text:span>valid<text:span text:style-name="Absatz-Standardschriftart"><text:span text:style-name="T149"> </text:span></text:span>if<text:span text:style-name="Absatz-Standardschriftart"><text:span text:style-name="T149"> </text:span></text:span>the<text:span text:style-name="Absatz-Standardschriftart"><text:span text:style-name="T149"> </text:span></text:span><text:span text:style-name="Absatz-Standardschriftart"><text:span text:style-name="T140">alteration</text:span></text:span><text:span text:style-name="Absatz-Standardschriftart"><text:span text:style-name="T152"> </text:span></text:span>had<text:span text:style-name="Absatz-Standardschriftart"><text:span text:style-name="T152"> </text:span></text:span>not<text:span text:style-name="Absatz-Standardschriftart"><text:span text:style-name="T149"> </text:span></text:span>been<text:span text:style-name="Absatz-Standardschriftart"><text:span text:style-name="T149"> </text:span></text:span>made.</text:p>
              </text:list-item>
            </text:list>
          </text:list-item>
        </text:list>
      </text:section>
      <text:list xml:id="list232526387598540" text:continue-numbering="true" text:style-name="L3">
        <text:list-item>
          <text:list>
            <text:list-item>
              <text:p text:style-name="P127">The<text:span text:style-name="Absatz-Standardschriftart"><text:span text:style-name="T197"> </text:span></text:span>powers<text:span text:style-name="Absatz-Standardschriftart"><text:span text:style-name="T197"> </text:span></text:span>given<text:span text:style-name="Absatz-Standardschriftart"><text:span text:style-name="T197"> </text:span></text:span>by<text:span text:style-name="Absatz-Standardschriftart"><text:span text:style-name="T198"> </text:span></text:span>this<text:span text:style-name="Absatz-Standardschriftart"><text:span text:style-name="T197"> </text:span></text:span>article<text:span text:style-name="Absatz-Standardschriftart"><text:span text:style-name="T198"> </text:span></text:span>are<text:span text:style-name="Absatz-Standardschriftart"><text:span text:style-name="T199"> </text:span></text:span>not<text:span text:style-name="Absatz-Standardschriftart"><text:span text:style-name="T197"> </text:span></text:span>limited<text:span text:style-name="Absatz-Standardschriftart"><text:span text:style-name="T198"> </text:span></text:span><text:span text:style-name="Absatz-Standardschriftart"><text:span text:style-name="T140">by</text:span></text:span><text:span text:style-name="Absatz-Standardschriftart"><text:span text:style-name="T199"> </text:span></text:span>any<text:span text:style-name="Absatz-Standardschriftart"><text:span text:style-name="T198"> </text:span></text:span>other<text:span text:style-name="Absatz-Standardschriftart"><text:span text:style-name="T197"> </text:span></text:span>power<text:span text:style-name="Absatz-Standardschriftart"><text:span text:style-name="T198"> </text:span></text:span>given<text:span text:style-name="Absatz-Standardschriftart"><text:span text:style-name="T197"> </text:span></text:span>to<text:span text:style-name="Absatz-Standardschriftart"><text:span text:style-name="T198"> </text:span></text:span>the<text:span text:style-name="Absatz-Standardschriftart"><text:span text:style-name="T197"> </text:span></text:span>directors<text:span text:style-name="Absatz-Standardschriftart"><text:span text:style-name="T198"> </text:span></text:span>by<text:span text:style-name="Absatz-Standardschriftart"><text:span text:style-name="T66"> </text:span></text:span>these<text:span text:style-name="Absatz-Standardschriftart"><text:span text:style-name="T164"> </text:span></text:span><text:span text:style-name="Absatz-Standardschriftart"><text:span text:style-name="T140">articles.</text:span></text:span></text:p>
            </text:list-item>
            <text:list-item>
              <text:p text:style-name="P128">A<text:span text:style-name="Absatz-Standardschriftart"><text:span text:style-name="T173"> </text:span></text:span>directors’<text:span text:style-name="Absatz-Standardschriftart"><text:span text:style-name="T173"> </text:span></text:span>meeting<text:span text:style-name="Absatz-Standardschriftart"><text:span text:style-name="T174"> </text:span></text:span>at<text:span text:style-name="Absatz-Standardschriftart"><text:span text:style-name="T168"> </text:span></text:span>which<text:span text:style-name="Absatz-Standardschriftart"><text:span text:style-name="T174"> </text:span></text:span>a<text:span text:style-name="Absatz-Standardschriftart"><text:span text:style-name="T174"> </text:span></text:span>quorum<text:span text:style-name="Absatz-Standardschriftart"><text:span text:style-name="T173"> </text:span></text:span>is<text:span text:style-name="Absatz-Standardschriftart"><text:span text:style-name="T174"> </text:span></text:span>present<text:span text:style-name="Absatz-Standardschriftart"><text:span text:style-name="T168"> </text:span></text:span>may<text:span text:style-name="Absatz-Standardschriftart"><text:span text:style-name="T173"> </text:span></text:span>exercise<text:span text:style-name="Absatz-Standardschriftart"><text:span text:style-name="T168"> </text:span></text:span>all<text:span text:style-name="Absatz-Standardschriftart"><text:span text:style-name="T174"> </text:span></text:span><text:span text:style-name="Absatz-Standardschriftart"><text:span text:style-name="T140">powers</text:span></text:span><text:span text:style-name="Absatz-Standardschriftart"><text:span text:style-name="T173"> </text:span></text:span>exercisable<text:span text:style-name="Absatz-Standardschriftart"><text:span text:style-name="T168"> </text:span></text:span>by<text:span text:style-name="Absatz-Standardschriftart"><text:span text:style-name="T92"> </text:span></text:span>the<text:span text:style-name="Absatz-Standardschriftart"><text:span text:style-name="T165"> </text:span></text:span>directors.</text:p>
            </text:list-item>
          </text:list>
        </text:list-item>
      </text:list>
      <text:p text:style-name="P81"/>
      <text:list xml:id="list232527148113817" text:continue-numbering="true" text:style-name="L3">
        <text:list-item>
          <text:p text:style-name="P354">Members’<text:span text:style-name="Absatz-Standardschriftart"><text:span text:style-name="T165"> </text:span></text:span>reserve<text:span text:style-name="Absatz-Standardschriftart"><text:span text:style-name="T1"> </text:span></text:span>power</text:p>
          <text:list>
            <text:list-item>
              <text:p text:style-name="P130">The<text:span text:style-name="Absatz-Standardschriftart"><text:span text:style-name="T200"> </text:span></text:span>members<text:span text:style-name="Absatz-Standardschriftart"><text:span text:style-name="T201"> </text:span></text:span>may,<text:span text:style-name="Absatz-Standardschriftart"><text:span text:style-name="T201"> </text:span></text:span>by<text:span text:style-name="Absatz-Standardschriftart"><text:span text:style-name="T202"> </text:span></text:span>special<text:span text:style-name="Absatz-Standardschriftart"><text:span text:style-name="T201"> </text:span></text:span><text:span text:style-name="Absatz-Standardschriftart"><text:span text:style-name="T140">resolution,</text:span></text:span><text:span text:style-name="Absatz-Standardschriftart"><text:span text:style-name="T201"> </text:span></text:span>direct<text:span text:style-name="Absatz-Standardschriftart"><text:span text:style-name="T202"> </text:span></text:span>the<text:span text:style-name="Absatz-Standardschriftart"><text:span text:style-name="T201"> </text:span></text:span>directors<text:span text:style-name="Absatz-Standardschriftart"><text:span text:style-name="T201"> </text:span></text:span>to<text:span text:style-name="Absatz-Standardschriftart"><text:span text:style-name="T200"> </text:span></text:span>take,<text:span text:style-name="Absatz-Standardschriftart"><text:span text:style-name="T200"> </text:span></text:span>or<text:span text:style-name="Absatz-Standardschriftart"><text:span text:style-name="T201"> </text:span></text:span><text:span text:style-name="Absatz-Standardschriftart"><text:span text:style-name="T140">refrain</text:span></text:span><text:span text:style-name="Absatz-Standardschriftart"><text:span text:style-name="T200"> </text:span></text:span>from<text:span text:style-name="Absatz-Standardschriftart"><text:span text:style-name="T201"> </text:span></text:span>taking,<text:span text:style-name="Absatz-Standardschriftart"><text:span text:style-name="T68"> </text:span></text:span>specified<text:span text:style-name="Absatz-Standardschriftart"><text:span text:style-name="T203"> </text:span></text:span><text:span text:style-name="Absatz-Standardschriftart"><text:span text:style-name="T140">action.</text:span></text:span></text:p>
            </text:list-item>
            <text:list-item>
              <text:p text:style-name="P131">The<text:span text:style-name="Absatz-Standardschriftart"><text:span text:style-name="T187"> </text:span></text:span><text:span text:style-name="Absatz-Standardschriftart"><text:span text:style-name="T140">special</text:span></text:span><text:span text:style-name="Absatz-Standardschriftart"><text:span text:style-name="T204"> </text:span></text:span>resolution<text:span text:style-name="Absatz-Standardschriftart"><text:span text:style-name="T187"> </text:span></text:span><text:span text:style-name="Absatz-Standardschriftart"><text:span text:style-name="T140">does</text:span></text:span><text:span text:style-name="Absatz-Standardschriftart"><text:span text:style-name="T194"> </text:span></text:span>not<text:span text:style-name="Absatz-Standardschriftart"><text:span text:style-name="T189"> </text:span></text:span>invalidate<text:span text:style-name="Absatz-Standardschriftart"><text:span text:style-name="T189"> </text:span></text:span>anything<text:span text:style-name="Absatz-Standardschriftart"><text:span text:style-name="T189"> </text:span></text:span>that<text:span text:style-name="Absatz-Standardschriftart"><text:span text:style-name="T189"> </text:span></text:span>the<text:span text:style-name="Absatz-Standardschriftart"><text:span text:style-name="T204"> </text:span></text:span>directors<text:span text:style-name="Absatz-Standardschriftart"><text:span text:style-name="T189"> </text:span></text:span><text:span text:style-name="Absatz-Standardschriftart"><text:span text:style-name="T140">have</text:span></text:span><text:span text:style-name="Absatz-Standardschriftart"><text:span text:style-name="T189"> </text:span></text:span>done<text:span text:style-name="Absatz-Standardschriftart"><text:span text:style-name="T194"> </text:span></text:span>before<text:span text:style-name="Absatz-Standardschriftart"><text:span text:style-name="T189"> </text:span></text:span><text:span text:style-name="Absatz-Standardschriftart"><text:span text:style-name="T140">the</text:span></text:span><text:span text:style-name="Absatz-Standardschriftart"><text:span text:style-name="T94"> </text:span></text:span>passing<text:span text:style-name="Absatz-Standardschriftart"><text:span text:style-name="T175"> </text:span></text:span>of<text:span text:style-name="Absatz-Standardschriftart"><text:span text:style-name="T175"> </text:span></text:span><text:span text:style-name="Absatz-Standardschriftart"><text:span text:style-name="T140">the</text:span></text:span><text:span text:style-name="Absatz-Standardschriftart"><text:span text:style-name="T175"> </text:span></text:span><text:span text:style-name="Absatz-Standardschriftart"><text:span text:style-name="T140">resolution.</text:span></text:span></text:p>
            </text:list-item>
          </text:list>
        </text:list-item>
      </text:list>
      <text:p text:style-name="P38"/>
      <text:list xml:id="list232526847808938" text:continue-numbering="true" text:style-name="L3">
        <text:list-item>
          <text:p text:style-name="P354">Directors<text:span text:style-name="Absatz-Standardschriftart"><text:span text:style-name="T1"> </text:span></text:span>may<text:span text:style-name="Absatz-Standardschriftart"><text:span text:style-name="T164"> </text:span></text:span>delegate</text:p>
          <text:list>
            <text:list-item>
              <text:p text:style-name="P132">Subject<text:span text:style-name="Absatz-Standardschriftart"><text:span text:style-name="T201"> </text:span></text:span>to<text:span text:style-name="Absatz-Standardschriftart"><text:span text:style-name="T200"> </text:span></text:span><text:span text:style-name="Absatz-Standardschriftart"><text:span text:style-name="T140">these</text:span></text:span><text:span text:style-name="Absatz-Standardschriftart"><text:span text:style-name="T205"> </text:span></text:span><text:span text:style-name="Absatz-Standardschriftart"><text:span text:style-name="T140">articles,</text:span></text:span><text:span text:style-name="Absatz-Standardschriftart"><text:span text:style-name="T201"> </text:span></text:span>the<text:span text:style-name="Absatz-Standardschriftart"><text:span text:style-name="T201"> </text:span></text:span><text:span text:style-name="Absatz-Standardschriftart"><text:span text:style-name="T140">directors</text:span></text:span><text:span text:style-name="Absatz-Standardschriftart"><text:span text:style-name="T201"> </text:span></text:span>may,<text:span text:style-name="Absatz-Standardschriftart"><text:span text:style-name="T201"> </text:span></text:span>if<text:span text:style-name="Absatz-Standardschriftart"><text:span text:style-name="T205"> </text:span></text:span><text:span text:style-name="Absatz-Standardschriftart"><text:span text:style-name="T140">they</text:span></text:span><text:span text:style-name="Absatz-Standardschriftart"><text:span text:style-name="T201"> </text:span></text:span>think<text:span text:style-name="Absatz-Standardschriftart"><text:span text:style-name="T200"> </text:span></text:span><text:span text:style-name="Absatz-Standardschriftart"><text:span text:style-name="T140">fit,</text:span></text:span><text:span text:style-name="Absatz-Standardschriftart"><text:span text:style-name="T201"> </text:span></text:span>delegate<text:span text:style-name="Absatz-Standardschriftart"><text:span text:style-name="T200"> </text:span></text:span><text:span text:style-name="Absatz-Standardschriftart"><text:span text:style-name="T140">any</text:span></text:span><text:span text:style-name="Absatz-Standardschriftart"><text:span text:style-name="T205"> </text:span></text:span>of<text:span text:style-name="Absatz-Standardschriftart"><text:span text:style-name="T201"> </text:span></text:span>the<text:span text:style-name="Absatz-Standardschriftart"><text:span text:style-name="T201"> </text:span></text:span><text:span text:style-name="Absatz-Standardschriftart"><text:span text:style-name="T140">powers</text:span></text:span><text:span text:style-name="Absatz-Standardschriftart"><text:span text:style-name="T205"> </text:span></text:span>that<text:span text:style-name="Absatz-Standardschriftart"><text:span text:style-name="T95"> </text:span></text:span>are<text:span text:style-name="Absatz-Standardschriftart"><text:span text:style-name="T157"> </text:span></text:span><text:span text:style-name="Absatz-Standardschriftart"><text:span text:style-name="T140">conferred</text:span></text:span><text:span text:style-name="Absatz-Standardschriftart"><text:span text:style-name="T157"> </text:span></text:span>on<text:span text:style-name="Absatz-Standardschriftart"><text:span text:style-name="T157"> </text:span></text:span>them<text:span text:style-name="Absatz-Standardschriftart"><text:span text:style-name="T157"> </text:span></text:span>under<text:span text:style-name="Absatz-Standardschriftart"><text:span text:style-name="T157"> </text:span></text:span>these<text:span text:style-name="Absatz-Standardschriftart"><text:span text:style-name="T152"> </text:span></text:span><text:span text:style-name="Absatz-Standardschriftart"><text:span text:style-name="T140">articles—</text:span></text:span></text:p>
              <text:list>
                <text:list-item>
                  <text:p text:style-name="P133">to<text:span text:style-name="Absatz-Standardschriftart"><text:span text:style-name="T157"> </text:span></text:span>any<text:span text:style-name="Absatz-Standardschriftart"><text:span text:style-name="T152"> </text:span></text:span>person<text:span text:style-name="Absatz-Standardschriftart"><text:span text:style-name="T157"> </text:span></text:span>or<text:span text:style-name="Absatz-Standardschriftart"><text:span text:style-name="T152"> </text:span></text:span>committee;</text:p>
                </text:list-item>
                <text:list-item>
                  <text:p text:style-name="P134">by<text:span text:style-name="Absatz-Standardschriftart"><text:span text:style-name="T157"> </text:span></text:span>any<text:span text:style-name="Absatz-Standardschriftart"><text:span text:style-name="T149"> </text:span></text:span>means<text:span text:style-name="Absatz-Standardschriftart"><text:span text:style-name="T152"> </text:span></text:span><text:span text:style-name="Absatz-Standardschriftart"><text:span text:style-name="T140">(including</text:span></text:span><text:span text:style-name="Absatz-Standardschriftart"><text:span text:style-name="T152"> </text:span></text:span>by<text:span text:style-name="Absatz-Standardschriftart"><text:span text:style-name="T152"> </text:span></text:span>power<text:span text:style-name="Absatz-Standardschriftart"><text:span text:style-name="T149"> </text:span></text:span>of<text:span text:style-name="Absatz-Standardschriftart"><text:span text:style-name="T152"> </text:span></text:span>attorney);</text:p>
                </text:list-item>
                <text:list-item>
                  <text:p text:style-name="P138">to<text:span text:style-name="Absatz-Standardschriftart"><text:span text:style-name="T157"> </text:span></text:span>any<text:span text:style-name="Absatz-Standardschriftart"><text:span text:style-name="T152"> </text:span></text:span>extent<text:span text:style-name="Absatz-Standardschriftart"><text:span text:style-name="T152"> </text:span></text:span>and<text:span text:style-name="Absatz-Standardschriftart"><text:span text:style-name="T152"> </text:span></text:span>without<text:span text:style-name="Absatz-Standardschriftart"><text:span text:style-name="T152"> </text:span></text:span>territorial<text:span text:style-name="Absatz-Standardschriftart"><text:span text:style-name="T157"> </text:span></text:span>limit;</text:p>
                </text:list-item>
                <text:list-item>
                  <text:p text:style-name="P135">in<text:span text:style-name="Absatz-Standardschriftart"><text:span text:style-name="T152"> </text:span></text:span>relation<text:span text:style-name="Absatz-Standardschriftart"><text:span text:style-name="T149"> </text:span></text:span>to<text:span text:style-name="Absatz-Standardschriftart"><text:span text:style-name="T152"> </text:span></text:span>any<text:span text:style-name="Absatz-Standardschriftart"><text:span text:style-name="T149"> </text:span></text:span>matter;<text:span text:style-name="Absatz-Standardschriftart"><text:span text:style-name="T151"> </text:span></text:span>and</text:p>
                </text:list-item>
                <text:list-item>
                  <text:p text:style-name="P134">on<text:span text:style-name="Absatz-Standardschriftart"><text:span text:style-name="T157"> </text:span></text:span>any<text:span text:style-name="Absatz-Standardschriftart"><text:span text:style-name="T157"> </text:span></text:span>terms<text:span text:style-name="Absatz-Standardschriftart"><text:span text:style-name="T152"> </text:span></text:span>and<text:span text:style-name="Absatz-Standardschriftart"><text:span text:style-name="T157"> </text:span></text:span><text:span text:style-name="Absatz-Standardschriftart"><text:span text:style-name="T140">conditions.</text:span></text:span></text:p>
                </text:list-item>
              </text:list>
            </text:list-item>
            <text:list-item>
              <text:p text:style-name="P139">If<text:span text:style-name="Absatz-Standardschriftart"><text:span text:style-name="T139"> </text:span></text:span>the<text:span text:style-name="Absatz-Standardschriftart"><text:span text:style-name="T139"> </text:span></text:span>directors<text:span text:style-name="Absatz-Standardschriftart"><text:span text:style-name="T142"> </text:span></text:span>so<text:span text:style-name="Absatz-Standardschriftart"><text:span text:style-name="T142"> </text:span></text:span>specify,<text:span text:style-name="Absatz-Standardschriftart"><text:span text:style-name="T139"> </text:span></text:span>the<text:span text:style-name="Absatz-Standardschriftart"><text:span text:style-name="T139"> </text:span></text:span>delegation<text:span text:style-name="Absatz-Standardschriftart"><text:span text:style-name="T142"> </text:span></text:span>may<text:span text:style-name="Absatz-Standardschriftart"><text:span text:style-name="T142"> </text:span></text:span>authorize<text:span text:style-name="Absatz-Standardschriftart"><text:span text:style-name="T142"> </text:span></text:span><text:span text:style-name="Absatz-Standardschriftart"><text:span text:style-name="T140">further</text:span></text:span><text:span text:style-name="Absatz-Standardschriftart"><text:span text:style-name="T142"> </text:span></text:span>delegation<text:span text:style-name="Absatz-Standardschriftart"><text:span text:style-name="T142"> </text:span></text:span>of<text:span text:style-name="Absatz-Standardschriftart"><text:span text:style-name="T139"> </text:span></text:span>the<text:span text:style-name="Absatz-Standardschriftart"><text:span text:style-name="T139"> </text:span></text:span>directors’<text:span text:style-name="Absatz-Standardschriftart"><text:span text:style-name="T70"> </text:span></text:span>powers<text:span text:style-name="Absatz-Standardschriftart"><text:span text:style-name="T152"> </text:span></text:span>by<text:span text:style-name="Absatz-Standardschriftart"><text:span text:style-name="T152"> </text:span></text:span>any<text:span text:style-name="Absatz-Standardschriftart"><text:span text:style-name="T152"> </text:span></text:span>person<text:span text:style-name="Absatz-Standardschriftart"><text:span text:style-name="T152"> </text:span></text:span>to<text:span text:style-name="Absatz-Standardschriftart"><text:span text:style-name="T149"> </text:span></text:span>whom<text:span text:style-name="Absatz-Standardschriftart"><text:span text:style-name="T152"> </text:span></text:span>they<text:span text:style-name="Absatz-Standardschriftart"><text:span text:style-name="T149"> </text:span></text:span>are<text:span text:style-name="Absatz-Standardschriftart"><text:span text:style-name="T152"> </text:span></text:span><text:span text:style-name="Absatz-Standardschriftart"><text:span text:style-name="T140">delegated.</text:span></text:span></text:p>
            </text:list-item>
            <text:list-item>
              <text:p text:style-name="P140">The<text:span text:style-name="Absatz-Standardschriftart"><text:span text:style-name="T3"> </text:span></text:span><text:span text:style-name="Absatz-Standardschriftart"><text:span text:style-name="T140">directors</text:span></text:span><text:span text:style-name="Absatz-Standardschriftart"><text:span text:style-name="T2"> </text:span></text:span>may—</text:p>
              <text:list>
                <text:list-item>
                  <text:p text:style-name="P136">revoke<text:span text:style-name="Absatz-Standardschriftart"><text:span text:style-name="T152"> </text:span></text:span>the<text:span text:style-name="Absatz-Standardschriftart"><text:span text:style-name="T149"> </text:span></text:span>delegation<text:span text:style-name="Absatz-Standardschriftart"><text:span text:style-name="T149"> </text:span></text:span><text:span text:style-name="Absatz-Standardschriftart"><text:span text:style-name="T140">wholly</text:span></text:span><text:span text:style-name="Absatz-Standardschriftart"><text:span text:style-name="T152"> </text:span></text:span>or<text:span text:style-name="Absatz-Standardschriftart"><text:span text:style-name="T149"> </text:span></text:span>in<text:span text:style-name="Absatz-Standardschriftart"><text:span text:style-name="T149"> </text:span></text:span><text:span text:style-name="Absatz-Standardschriftart"><text:span text:style-name="T140">part;</text:span></text:span><text:span text:style-name="Absatz-Standardschriftart"><text:span text:style-name="T152"> </text:span></text:span>or</text:p>
                </text:list-item>
                <text:list-item>
                  <text:p text:style-name="P134">revoke<text:span text:style-name="Absatz-Standardschriftart"><text:span text:style-name="T152"> </text:span></text:span>or<text:span text:style-name="Absatz-Standardschriftart"><text:span text:style-name="T152"> </text:span></text:span>alter<text:span text:style-name="Absatz-Standardschriftart"><text:span text:style-name="T152"> </text:span></text:span>its<text:span text:style-name="Absatz-Standardschriftart"><text:span text:style-name="T152"> </text:span></text:span>terms<text:span text:style-name="Absatz-Standardschriftart"><text:span text:style-name="T157"> </text:span></text:span>and<text:span text:style-name="Absatz-Standardschriftart"><text:span text:style-name="T152"> </text:span></text:span><text:span text:style-name="Absatz-Standardschriftart"><text:span text:style-name="T140">conditions.</text:span></text:span></text:p>
                </text:list-item>
              </text:list>
            </text:list-item>
          </text:list>
        </text:list-item>
      </text:list>
      <text:p text:style-name="P53"/>
      <text:list xml:id="list232528069247251" text:continue-numbering="true" text:style-name="L3">
        <text:list-item>
          <text:p text:style-name="P348">Committees</text:p>
          <text:list>
            <text:list-item>
              <text:p text:style-name="P129">The<text:span text:style-name="Absatz-Standardschriftart"><text:span text:style-name="T148"> </text:span></text:span><text:span text:style-name="Absatz-Standardschriftart"><text:span text:style-name="T140">directors</text:span></text:span><text:span text:style-name="Absatz-Standardschriftart"><text:span text:style-name="T147"> </text:span></text:span>may<text:span text:style-name="Absatz-Standardschriftart"><text:span text:style-name="T147"> </text:span></text:span>make<text:span text:style-name="Absatz-Standardschriftart"><text:span text:style-name="T196"> </text:span></text:span>rules<text:span text:style-name="Absatz-Standardschriftart"><text:span text:style-name="T196"> </text:span></text:span>providing<text:span text:style-name="Absatz-Standardschriftart"><text:span text:style-name="T147"> </text:span></text:span>for<text:span text:style-name="Absatz-Standardschriftart"><text:span text:style-name="T148"> </text:span></text:span>the<text:span text:style-name="Absatz-Standardschriftart"><text:span text:style-name="T148"> </text:span></text:span>conduct<text:span text:style-name="Absatz-Standardschriftart"><text:span text:style-name="T196"> </text:span></text:span>of<text:span text:style-name="Absatz-Standardschriftart"><text:span text:style-name="T145"> </text:span></text:span>business<text:span text:style-name="Absatz-Standardschriftart"><text:span text:style-name="T196"> </text:span></text:span>of<text:span text:style-name="Absatz-Standardschriftart"><text:span text:style-name="T148"> </text:span></text:span>the<text:span text:style-name="Absatz-Standardschriftart"><text:span text:style-name="T196"> </text:span></text:span>committees<text:span text:style-name="Absatz-Standardschriftart"><text:span text:style-name="T148"> </text:span></text:span>to<text:span text:style-name="Absatz-Standardschriftart"><text:span text:style-name="T96"> </text:span></text:span>which<text:span text:style-name="Absatz-Standardschriftart"><text:span text:style-name="T157"> </text:span></text:span>they<text:span text:style-name="Absatz-Standardschriftart"><text:span text:style-name="T152"> </text:span></text:span>have<text:span text:style-name="Absatz-Standardschriftart"><text:span text:style-name="T152"> </text:span></text:span>delegated<text:span text:style-name="Absatz-Standardschriftart"><text:span text:style-name="T152"> </text:span></text:span>any<text:span text:style-name="Absatz-Standardschriftart"><text:span text:style-name="T152"> </text:span></text:span>of<text:span text:style-name="Absatz-Standardschriftart"><text:span text:style-name="T152"> </text:span></text:span>their<text:span text:style-name="Absatz-Standardschriftart"><text:span text:style-name="T152"> </text:span></text:span>powers.</text:p>
            </text:list-item>
            <text:list-item>
              <text:p text:style-name="P141">The<text:span text:style-name="Absatz-Standardschriftart"><text:span text:style-name="T157"> </text:span></text:span>committees<text:span text:style-name="Absatz-Standardschriftart"><text:span text:style-name="T157"> </text:span></text:span>must<text:span text:style-name="Absatz-Standardschriftart"><text:span text:style-name="T157"> </text:span></text:span><text:span text:style-name="Absatz-Standardschriftart"><text:span text:style-name="T140">comply</text:span></text:span><text:span text:style-name="Absatz-Standardschriftart"><text:span text:style-name="T152"> </text:span></text:span>with<text:span text:style-name="Absatz-Standardschriftart"><text:span text:style-name="T157"> </text:span></text:span>the<text:span text:style-name="Absatz-Standardschriftart"><text:span text:style-name="T157"> </text:span></text:span>rules.</text:p>
            </text:list-item>
          </text:list>
        </text:list-item>
      </text:list>
      <text:p text:style-name="P70"/>
      <text:h text:style-name="P366" text:outline-level="2"><text:span text:style-name="Absatz-Standardschriftart"><text:span text:style-name="T140">Division</text:span></text:span><text:span text:style-name="Absatz-Standardschriftart"><text:span text:style-name="T153"> </text:span></text:span><text:span text:style-name="Absatz-Standardschriftart"><text:span text:style-name="T140">2—Decision-taking </text:span></text:span>by<text:span text:style-name="Absatz-Standardschriftart"><text:span text:style-name="T153"> </text:span></text:span>Directors</text:h>
      <text:p text:style-name="P52"/>
      <text:list xml:id="list232527292919540" text:continue-numbering="true" text:style-name="L3">
        <text:list-item>
          <text:p text:style-name="P348">Directors<text:span text:style-name="Absatz-Standardschriftart"><text:span text:style-name="T3"> </text:span></text:span>to<text:span text:style-name="Absatz-Standardschriftart"><text:span text:style-name="T2"> </text:span></text:span>take<text:span text:style-name="Absatz-Standardschriftart"><text:span text:style-name="T3"> </text:span></text:span>decision<text:span text:style-name="Absatz-Standardschriftart"><text:span text:style-name="T2"> </text:span></text:span>collectively</text:p>
        </text:list-item>
      </text:list>
      <text:p text:style-name="P76">A<text:span text:style-name="Absatz-Standardschriftart"><text:span text:style-name="T152"> </text:span></text:span>decision<text:span text:style-name="Absatz-Standardschriftart"><text:span text:style-name="T149"> </text:span></text:span><text:span text:style-name="Absatz-Standardschriftart"><text:span text:style-name="T140">of</text:span></text:span><text:span text:style-name="Absatz-Standardschriftart"><text:span text:style-name="T149"> </text:span></text:span>the<text:span text:style-name="Absatz-Standardschriftart"><text:span text:style-name="T152"> </text:span></text:span><text:span text:style-name="Absatz-Standardschriftart"><text:span text:style-name="T140">directors</text:span></text:span><text:span text:style-name="Absatz-Standardschriftart"><text:span text:style-name="T149"> </text:span></text:span>may<text:span text:style-name="Absatz-Standardschriftart"><text:span text:style-name="T149"> </text:span></text:span>only<text:span text:style-name="Absatz-Standardschriftart"><text:span text:style-name="T149"> </text:span></text:span>be<text:span text:style-name="Absatz-Standardschriftart"><text:span text:style-name="T149"> </text:span></text:span>taken—</text:p>
      <text:list xml:id="list1053366955" text:style-name="L4">
        <text:list-item>
          <text:p text:style-name="P102">by<text:span text:style-name="Absatz-Standardschriftart"><text:span text:style-name="T149"> </text:span></text:span>a<text:span text:style-name="Absatz-Standardschriftart"><text:span text:style-name="T151"> </text:span></text:span>majority<text:span text:style-name="Absatz-Standardschriftart"><text:span text:style-name="T152"> </text:span></text:span>of<text:span text:style-name="Absatz-Standardschriftart"><text:span text:style-name="T151"> </text:span></text:span>the<text:span text:style-name="Absatz-Standardschriftart"><text:span text:style-name="T151"> </text:span></text:span>directors<text:span text:style-name="Absatz-Standardschriftart"><text:span text:style-name="T149"> </text:span></text:span>at<text:span text:style-name="Absatz-Standardschriftart"><text:span text:style-name="T151"> </text:span></text:span>a<text:span text:style-name="Absatz-Standardschriftart"><text:span text:style-name="T149"> </text:span></text:span>meeting;<text:span text:style-name="Absatz-Standardschriftart"><text:span text:style-name="T151"> </text:span></text:span>or</text:p>
        </text:list-item>
        <text:list-item>
          <text:p text:style-name="P102">in<text:span text:style-name="Absatz-Standardschriftart"><text:span text:style-name="T157"> </text:span></text:span><text:span text:style-name="Absatz-Standardschriftart"><text:span text:style-name="T140">accordance</text:span></text:span><text:span text:style-name="Absatz-Standardschriftart"><text:span text:style-name="T152"> </text:span></text:span>with<text:span text:style-name="Absatz-Standardschriftart"><text:span text:style-name="T152"> </text:span></text:span>article<text:span text:style-name="Absatz-Standardschriftart"><text:span text:style-name="T157"> </text:span></text:span>7.</text:p>
        </text:list-item>
      </text:list>
      <text:p text:style-name="P40"/>
      <text:list xml:id="list231338985006405" text:style-name="L3">
        <text:list-item>
          <text:p text:style-name="P348">Unanimous<text:span text:style-name="Absatz-Standardschriftart"><text:span text:style-name="T206"> </text:span></text:span>decisions</text:p>
          <text:list>
            <text:list-item>
              <text:p text:style-name="P142">A<text:span text:style-name="Absatz-Standardschriftart"><text:span text:style-name="T201"> </text:span></text:span>decision<text:span text:style-name="Absatz-Standardschriftart"><text:span text:style-name="T201"> </text:span></text:span><text:span text:style-name="Absatz-Standardschriftart"><text:span text:style-name="T140">of</text:span></text:span><text:span text:style-name="Absatz-Standardschriftart"><text:span text:style-name="T201"> </text:span></text:span>the<text:span text:style-name="Absatz-Standardschriftart"><text:span text:style-name="T201"> </text:span></text:span><text:span text:style-name="Absatz-Standardschriftart"><text:span text:style-name="T140">directors</text:span></text:span><text:span text:style-name="Absatz-Standardschriftart"><text:span text:style-name="T201"> </text:span></text:span>is<text:span text:style-name="Absatz-Standardschriftart"><text:span text:style-name="T201"> </text:span></text:span>taken<text:span text:style-name="Absatz-Standardschriftart"><text:span text:style-name="T202"> </text:span></text:span>in<text:span text:style-name="Absatz-Standardschriftart"><text:span text:style-name="T201"> </text:span></text:span>accordance<text:span text:style-name="Absatz-Standardschriftart"><text:span text:style-name="T201"> </text:span></text:span>with<text:span text:style-name="Absatz-Standardschriftart"><text:span text:style-name="T201"> </text:span></text:span>this<text:span text:style-name="Absatz-Standardschriftart"><text:span text:style-name="T201"> </text:span></text:span><text:span text:style-name="Absatz-Standardschriftart"><text:span text:style-name="T140">article</text:span></text:span><text:span text:style-name="Absatz-Standardschriftart"><text:span text:style-name="T200"> </text:span></text:span>when<text:span text:style-name="Absatz-Standardschriftart"><text:span text:style-name="T200"> </text:span></text:span>all<text:span text:style-name="Absatz-Standardschriftart"><text:span text:style-name="T205"> </text:span></text:span><text:span text:style-name="Absatz-Standardschriftart"><text:span text:style-name="T140">eligible</text:span></text:span><text:span text:style-name="Absatz-Standardschriftart"><text:span text:style-name="T201"> </text:span></text:span>directors<text:span text:style-name="Absatz-Standardschriftart"><text:span text:style-name="T74"> </text:span></text:span>indicate<text:span text:style-name="Absatz-Standardschriftart"><text:span text:style-name="T202"> </text:span></text:span>to<text:span text:style-name="Absatz-Standardschriftart"><text:span text:style-name="T198"> </text:span></text:span><text:span text:style-name="Absatz-Standardschriftart"><text:span text:style-name="T140">each</text:span></text:span><text:span text:style-name="Absatz-Standardschriftart"><text:span text:style-name="T198"> </text:span></text:span>other<text:span text:style-name="Absatz-Standardschriftart"><text:span text:style-name="T202"> </text:span></text:span><text:span text:style-name="Absatz-Standardschriftart"><text:span text:style-name="T140">(either</text:span></text:span><text:span text:style-name="Absatz-Standardschriftart"><text:span text:style-name="T202"> </text:span></text:span>directly<text:span text:style-name="Absatz-Standardschriftart"><text:span text:style-name="T199"> </text:span></text:span>or<text:span text:style-name="Absatz-Standardschriftart"><text:span text:style-name="T198"> </text:span></text:span><text:span text:style-name="Absatz-Standardschriftart"><text:span text:style-name="T140">indirectly)</text:span></text:span><text:span text:style-name="Absatz-Standardschriftart"><text:span text:style-name="T198"> </text:span></text:span>by<text:span text:style-name="Absatz-Standardschriftart"><text:span text:style-name="T198"> </text:span></text:span>any<text:span text:style-name="Absatz-Standardschriftart"><text:span text:style-name="T200"> </text:span></text:span>means<text:span text:style-name="Absatz-Standardschriftart"><text:span text:style-name="T198"> </text:span></text:span>that<text:span text:style-name="Absatz-Standardschriftart"><text:span text:style-name="T198"> </text:span></text:span><text:span text:style-name="Absatz-Standardschriftart"><text:span text:style-name="T140">they</text:span></text:span><text:span text:style-name="Absatz-Standardschriftart"><text:span text:style-name="T198"> </text:span></text:span>share<text:span text:style-name="Absatz-Standardschriftart"><text:span text:style-name="T198"> </text:span></text:span>a<text:span text:style-name="Absatz-Standardschriftart"><text:span text:style-name="T202"> </text:span></text:span>common<text:span text:style-name="Absatz-Standardschriftart"><text:span text:style-name="T74"> </text:span></text:span>view<text:span text:style-name="Absatz-Standardschriftart"><text:span text:style-name="T152"> </text:span></text:span>on<text:span text:style-name="Absatz-Standardschriftart"><text:span text:style-name="T149"> </text:span></text:span>a<text:span text:style-name="Absatz-Standardschriftart"><text:span text:style-name="T149"> </text:span></text:span>matter.</text:p>
            </text:list-item>
            <text:list-item>
              <text:p text:style-name="P143">Such<text:span text:style-name="Absatz-Standardschriftart"><text:span text:style-name="T154"> </text:span></text:span>a<text:span text:style-name="Absatz-Standardschriftart"><text:span text:style-name="T154"> </text:span></text:span>decision<text:span text:style-name="Absatz-Standardschriftart"><text:span text:style-name="T156"> </text:span></text:span>may<text:span text:style-name="Absatz-Standardschriftart"><text:span text:style-name="T154"> </text:span></text:span>take<text:span text:style-name="Absatz-Standardschriftart"><text:span text:style-name="T156"> </text:span></text:span>the<text:span text:style-name="Absatz-Standardschriftart"><text:span text:style-name="T154"> </text:span></text:span>form<text:span text:style-name="Absatz-Standardschriftart"><text:span text:style-name="T156"> </text:span></text:span>of<text:span text:style-name="Absatz-Standardschriftart"><text:span text:style-name="T154"> </text:span></text:span>a<text:span text:style-name="Absatz-Standardschriftart"><text:span text:style-name="T154"> </text:span></text:span>resolution<text:span text:style-name="Absatz-Standardschriftart"><text:span text:style-name="T156"> </text:span></text:span>in<text:span text:style-name="Absatz-Standardschriftart"><text:span text:style-name="T154"> </text:span></text:span>writing,<text:span text:style-name="Absatz-Standardschriftart"><text:span text:style-name="T155"> </text:span></text:span>copies<text:span text:style-name="Absatz-Standardschriftart"><text:span text:style-name="T154"> </text:span></text:span>of<text:span text:style-name="Absatz-Standardschriftart"><text:span text:style-name="T172"> </text:span></text:span>which<text:span text:style-name="Absatz-Standardschriftart"><text:span text:style-name="T156"> </text:span></text:span>have<text:span text:style-name="Absatz-Standardschriftart"><text:span text:style-name="T156"> </text:span></text:span>been<text:span text:style-name="Absatz-Standardschriftart"><text:span text:style-name="T66"> </text:span></text:span>signed<text:span text:style-name="Absatz-Standardschriftart"><text:span text:style-name="T171"> </text:span></text:span>by<text:span text:style-name="Absatz-Standardschriftart"><text:span text:style-name="T171"> </text:span></text:span><text:span text:style-name="Absatz-Standardschriftart"><text:span text:style-name="T140">each</text:span></text:span><text:span text:style-name="Absatz-Standardschriftart"><text:span text:style-name="T172"> </text:span></text:span>eligible<text:span text:style-name="Absatz-Standardschriftart"><text:span text:style-name="T196"> </text:span></text:span>director<text:span text:style-name="Absatz-Standardschriftart"><text:span text:style-name="T172"> </text:span></text:span>or<text:span text:style-name="Absatz-Standardschriftart"><text:span text:style-name="T147"> </text:span></text:span><text:span text:style-name="Absatz-Standardschriftart"><text:span text:style-name="T140">to</text:span></text:span><text:span text:style-name="Absatz-Standardschriftart"><text:span text:style-name="T171"> </text:span></text:span>which<text:span text:style-name="Absatz-Standardschriftart"><text:span text:style-name="T172"> </text:span></text:span><text:span text:style-name="Absatz-Standardschriftart"><text:span text:style-name="T140">each</text:span></text:span><text:span text:style-name="Absatz-Standardschriftart"><text:span text:style-name="T171"> </text:span></text:span><text:span text:style-name="Absatz-Standardschriftart"><text:span text:style-name="T140">eligible</text:span></text:span><text:span text:style-name="Absatz-Standardschriftart"><text:span text:style-name="T172"> </text:span></text:span><text:span text:style-name="Absatz-Standardschriftart"><text:span text:style-name="T140">director</text:span></text:span><text:span text:style-name="Absatz-Standardschriftart"><text:span text:style-name="T171"> </text:span></text:span>has<text:span text:style-name="Absatz-Standardschriftart"><text:span text:style-name="T171"> </text:span></text:span><text:span text:style-name="Absatz-Standardschriftart"><text:span text:style-name="T140">otherwise</text:span></text:span><text:span text:style-name="Absatz-Standardschriftart"><text:span text:style-name="T171"> </text:span></text:span><text:span text:style-name="Absatz-Standardschriftart"><text:span text:style-name="T140">indicated</text:span></text:span><text:span text:style-name="Absatz-Standardschriftart"><text:span text:style-name="T98"> </text:span></text:span>agreement<text:span text:style-name="Absatz-Standardschriftart"><text:span text:style-name="T3"> </text:span></text:span>in<text:span text:style-name="Absatz-Standardschriftart"><text:span text:style-name="T3"> </text:span></text:span>writing.</text:p>
            </text:list-item>
            <text:list-item>
              <text:p text:style-name="P144">A<text:span text:style-name="Absatz-Standardschriftart"><text:span text:style-name="T3"> </text:span></text:span>reference<text:span text:style-name="Absatz-Standardschriftart"><text:span text:style-name="T207"> </text:span></text:span>in<text:span text:style-name="Absatz-Standardschriftart"><text:span text:style-name="T2"> </text:span></text:span>this<text:span text:style-name="Absatz-Standardschriftart"><text:span text:style-name="T3"> </text:span></text:span>article<text:span text:style-name="Absatz-Standardschriftart"><text:span text:style-name="T207"> </text:span></text:span>to<text:span text:style-name="Absatz-Standardschriftart"><text:span text:style-name="T2"> </text:span></text:span><text:span text:style-name="Absatz-Standardschriftart"><text:span text:style-name="T140">eligible</text:span></text:span><text:span text:style-name="Absatz-Standardschriftart"><text:span text:style-name="T3"> </text:span></text:span><text:span text:style-name="Absatz-Standardschriftart"><text:span text:style-name="T140">directors</text:span></text:span><text:span text:style-name="Absatz-Standardschriftart"><text:span text:style-name="T2"> </text:span></text:span>is<text:span text:style-name="Absatz-Standardschriftart"><text:span text:style-name="T3"> </text:span></text:span>a<text:span text:style-name="Absatz-Standardschriftart"><text:span text:style-name="T3"> </text:span></text:span><text:span text:style-name="Absatz-Standardschriftart"><text:span text:style-name="T140">reference</text:span></text:span><text:span text:style-name="Absatz-Standardschriftart"><text:span text:style-name="T2"> </text:span></text:span>to<text:span text:style-name="Absatz-Standardschriftart"><text:span text:style-name="T3"> </text:span></text:span>directors<text:span text:style-name="Absatz-Standardschriftart"><text:span text:style-name="T2"> </text:span></text:span><text:span text:style-name="Absatz-Standardschriftart"><text:span text:style-name="T140">who</text:span></text:span><text:span text:style-name="Absatz-Standardschriftart"><text:span text:style-name="T2"> </text:span></text:span>would<text:span text:style-name="Absatz-Standardschriftart"><text:span text:style-name="T3"> </text:span></text:span>have<text:span text:style-name="Absatz-Standardschriftart"><text:span text:style-name="T3"> </text:span></text:span>been<text:span text:style-name="Absatz-Standardschriftart"><text:span text:style-name="T100"> </text:span></text:span>entitled<text:span text:style-name="Absatz-Standardschriftart"><text:span text:style-name="T149"> </text:span></text:span>to<text:span text:style-name="Absatz-Standardschriftart"><text:span text:style-name="T149"> </text:span></text:span>vote<text:span text:style-name="Absatz-Standardschriftart"><text:span text:style-name="T149"> </text:span></text:span>on<text:span text:style-name="Absatz-Standardschriftart"><text:span text:style-name="T149"> </text:span></text:span>the<text:span text:style-name="Absatz-Standardschriftart"><text:span text:style-name="T151"> </text:span></text:span>matter<text:span text:style-name="Absatz-Standardschriftart"><text:span text:style-name="T149"> </text:span></text:span>if<text:span text:style-name="Absatz-Standardschriftart"><text:span text:style-name="T149"> </text:span></text:span>it<text:span text:style-name="Absatz-Standardschriftart"><text:span text:style-name="T149"> </text:span></text:span>had<text:span text:style-name="Absatz-Standardschriftart"><text:span text:style-name="T149"> </text:span></text:span>been<text:span text:style-name="Absatz-Standardschriftart"><text:span text:style-name="T149"> </text:span></text:span>proposed<text:span text:style-name="Absatz-Standardschriftart"><text:span text:style-name="T149"> </text:span></text:span>as<text:span text:style-name="Absatz-Standardschriftart"><text:span text:style-name="T149"> </text:span></text:span>a<text:span text:style-name="Absatz-Standardschriftart"><text:span text:style-name="T151"> </text:span></text:span>resolution<text:span text:style-name="Absatz-Standardschriftart"><text:span text:style-name="T149"> </text:span></text:span>at<text:span text:style-name="Absatz-Standardschriftart"><text:span text:style-name="T149"> </text:span></text:span>a<text:span text:style-name="Absatz-Standardschriftart"><text:span text:style-name="T152"> </text:span></text:span>directors’<text:span text:style-name="Absatz-Standardschriftart"><text:span text:style-name="T151"> </text:span></text:span><text:span text:style-name="Absatz-Standardschriftart"><text:span text:style-name="T140">meeting.</text:span></text:span></text:p>
            </text:list-item>
            <text:list-item>
              <text:p text:style-name="P145">A decision<text:span text:style-name="Absatz-Standardschriftart"><text:span text:style-name="T140"> </text:span></text:span>may not<text:span text:style-name="Absatz-Standardschriftart"><text:span text:style-name="T199"> </text:span></text:span>be taken in<text:span text:style-name="Absatz-Standardschriftart"><text:span text:style-name="T199"> </text:span></text:span>accordance with this article if the <text:span text:style-name="Absatz-Standardschriftart"><text:span text:style-name="T140">eligible</text:span></text:span><text:span text:style-name="Absatz-Standardschriftart"><text:span text:style-name="T199"> </text:span></text:span>directors<text:span text:style-name="Absatz-Standardschriftart"><text:span text:style-name="T140"> </text:span></text:span>would not<text:span text:style-name="Absatz-Standardschriftart"><text:span text:style-name="T84"> </text:span></text:span>have<text:span text:style-name="Absatz-Standardschriftart"><text:span text:style-name="T152"> </text:span></text:span>formed<text:span text:style-name="Absatz-Standardschriftart"><text:span text:style-name="T152"> </text:span></text:span>a<text:span text:style-name="Absatz-Standardschriftart"><text:span text:style-name="T149"> </text:span></text:span>quorum<text:span text:style-name="Absatz-Standardschriftart"><text:span text:style-name="T152"> </text:span></text:span>at<text:span text:style-name="Absatz-Standardschriftart"><text:span text:style-name="T152"> </text:span></text:span>a<text:span text:style-name="Absatz-Standardschriftart"><text:span text:style-name="T152"> </text:span></text:span>directors’<text:span text:style-name="Absatz-Standardschriftart"><text:span text:style-name="T152"> </text:span></text:span>meeting.</text:p>
            </text:list-item>
          </text:list>
        </text:list-item>
        <text:list-item>
          <text:p text:style-name="P355">Calling<text:span text:style-name="Absatz-Standardschriftart"><text:span text:style-name="T164"> </text:span></text:span>directors’<text:span text:style-name="Absatz-Standardschriftart"><text:span text:style-name="T208"> </text:span></text:span>meetings</text:p>
          <text:list>
            <text:list-item>
              <text:p text:style-name="P146">Any<text:span text:style-name="Absatz-Standardschriftart"><text:span text:style-name="T197"> </text:span></text:span>director<text:span text:style-name="Absatz-Standardschriftart"><text:span text:style-name="T202"> </text:span></text:span>may<text:span text:style-name="Absatz-Standardschriftart"><text:span text:style-name="T198"> </text:span></text:span>call<text:span text:style-name="Absatz-Standardschriftart"><text:span text:style-name="T198"> </text:span></text:span>a<text:span text:style-name="Absatz-Standardschriftart"><text:span text:style-name="T198"> </text:span></text:span>directors’<text:span text:style-name="Absatz-Standardschriftart"><text:span text:style-name="T202"> </text:span></text:span>meeting<text:span text:style-name="Absatz-Standardschriftart"><text:span text:style-name="T198"> </text:span></text:span>by<text:span text:style-name="Absatz-Standardschriftart"><text:span text:style-name="T198"> </text:span></text:span>giving<text:span text:style-name="Absatz-Standardschriftart"><text:span text:style-name="T202"> </text:span></text:span>notice<text:span text:style-name="Absatz-Standardschriftart"><text:span text:style-name="T202"> </text:span></text:span>of<text:span text:style-name="Absatz-Standardschriftart"><text:span text:style-name="T198"> </text:span></text:span>the<text:span text:style-name="Absatz-Standardschriftart"><text:span text:style-name="T198"> </text:span></text:span>meeting<text:span text:style-name="Absatz-Standardschriftart"><text:span text:style-name="T198"> </text:span></text:span>to<text:span text:style-name="Absatz-Standardschriftart"><text:span text:style-name="T198"> </text:span></text:span>the<text:span text:style-name="Absatz-Standardschriftart"><text:span text:style-name="T198"> </text:span></text:span>directors<text:span text:style-name="Absatz-Standardschriftart"><text:span text:style-name="T198"> </text:span></text:span>or<text:span text:style-name="Absatz-Standardschriftart"><text:span text:style-name="T67"> </text:span></text:span>by<text:span text:style-name="Absatz-Standardschriftart"><text:span text:style-name="T157"> </text:span></text:span>authorizing<text:span text:style-name="Absatz-Standardschriftart"><text:span text:style-name="T157"> </text:span></text:span>the<text:span text:style-name="Absatz-Standardschriftart"><text:span text:style-name="T152"> </text:span></text:span>company<text:span text:style-name="Absatz-Standardschriftart"><text:span text:style-name="T157"> </text:span></text:span>secretary<text:span text:style-name="Absatz-Standardschriftart"><text:span text:style-name="T152"> </text:span></text:span>to<text:span text:style-name="Absatz-Standardschriftart"><text:span text:style-name="T157"> </text:span></text:span>give<text:span text:style-name="Absatz-Standardschriftart"><text:span text:style-name="T152"> </text:span></text:span>such<text:span text:style-name="Absatz-Standardschriftart"><text:span text:style-name="T157"> </text:span></text:span>notice.</text:p>
            </text:list-item>
            <text:list-item>
              <text:p text:style-name="P147">Notice<text:span text:style-name="Absatz-Standardschriftart"><text:span text:style-name="T157"> </text:span></text:span>of<text:span text:style-name="Absatz-Standardschriftart"><text:span text:style-name="T157"> </text:span></text:span>a<text:span text:style-name="Absatz-Standardschriftart"><text:span text:style-name="T175"> </text:span></text:span>directors’<text:span text:style-name="Absatz-Standardschriftart"><text:span text:style-name="T157"> </text:span></text:span><text:span text:style-name="Absatz-Standardschriftart"><text:span text:style-name="T140">meeting</text:span></text:span><text:span text:style-name="Absatz-Standardschriftart"><text:span text:style-name="T157"> </text:span></text:span>must<text:span text:style-name="Absatz-Standardschriftart"><text:span text:style-name="T157"> </text:span></text:span>indicate—</text:p>
              <text:list>
                <text:list-item>
                  <text:p text:style-name="P104">its<text:span text:style-name="Absatz-Standardschriftart"><text:span text:style-name="T152"> </text:span></text:span>proposed<text:span text:style-name="Absatz-Standardschriftart"><text:span text:style-name="T157"> </text:span></text:span>date<text:span text:style-name="Absatz-Standardschriftart"><text:span text:style-name="T152"> </text:span></text:span>and<text:span text:style-name="Absatz-Standardschriftart"><text:span text:style-name="T149"> </text:span></text:span>time;<text:span text:style-name="Absatz-Standardschriftart"><text:span text:style-name="T152"> </text:span></text:span>and</text:p>
                </text:list-item>
                <text:list-item>
                  <text:p text:style-name="P94">where<text:span text:style-name="Absatz-Standardschriftart"><text:span text:style-name="T149"> </text:span></text:span>it<text:span text:style-name="Absatz-Standardschriftart"><text:span text:style-name="T151"> </text:span></text:span>is<text:span text:style-name="Absatz-Standardschriftart"><text:span text:style-name="T151"> </text:span></text:span><text:span text:style-name="Absatz-Standardschriftart"><text:span text:style-name="T140">to</text:span></text:span><text:span text:style-name="Absatz-Standardschriftart"><text:span text:style-name="T149"> </text:span></text:span>take<text:span text:style-name="Absatz-Standardschriftart"><text:span text:style-name="T151"> </text:span></text:span><text:span text:style-name="Absatz-Standardschriftart"><text:span text:style-name="T140">place.</text:span></text:span></text:p>
                </text:list-item>
              </text:list>
            </text:list-item>
            <text:list-item>
              <text:p text:style-name="P94">Notice<text:span text:style-name="Absatz-Standardschriftart"><text:span text:style-name="T149"> </text:span></text:span>of<text:span text:style-name="Absatz-Standardschriftart"><text:span text:style-name="T149"> </text:span></text:span>a<text:span text:style-name="Absatz-Standardschriftart"><text:span text:style-name="T152"> </text:span></text:span>directors’<text:span text:style-name="Absatz-Standardschriftart"><text:span text:style-name="T149"> </text:span></text:span><text:span text:style-name="Absatz-Standardschriftart"><text:span text:style-name="T140">meeting</text:span></text:span><text:span text:style-name="Absatz-Standardschriftart"><text:span text:style-name="T149"> </text:span></text:span>must<text:span text:style-name="Absatz-Standardschriftart"><text:span text:style-name="T149"> </text:span></text:span>be<text:span text:style-name="Absatz-Standardschriftart"><text:span text:style-name="T151"> </text:span></text:span>given<text:span text:style-name="Absatz-Standardschriftart"><text:span text:style-name="T149"> </text:span></text:span>to<text:span text:style-name="Absatz-Standardschriftart"><text:span text:style-name="T149"> </text:span></text:span>each<text:span text:style-name="Absatz-Standardschriftart"><text:span text:style-name="T149"> </text:span></text:span><text:span text:style-name="Absatz-Standardschriftart"><text:span text:style-name="T140">director,</text:span></text:span><text:span text:style-name="Absatz-Standardschriftart"><text:span text:style-name="T149"> </text:span></text:span>but<text:span text:style-name="Absatz-Standardschriftart"><text:span text:style-name="T149"> </text:span></text:span>need<text:span text:style-name="Absatz-Standardschriftart"><text:span text:style-name="T152"> </text:span></text:span>not<text:span text:style-name="Absatz-Standardschriftart"><text:span text:style-name="T151"> </text:span></text:span>be<text:span text:style-name="Absatz-Standardschriftart"><text:span text:style-name="T149"> </text:span></text:span>in<text:span text:style-name="Absatz-Standardschriftart"><text:span text:style-name="T149"> </text:span></text:span>writing.</text:p>
            </text:list-item>
          </text:list>
        </text:list-item>
      </text:list>
      <text:p text:style-name="P40"/>
      <text:list xml:id="list232527381987575" text:continue-numbering="true" text:style-name="L3">
        <text:list-item>
          <text:p text:style-name="P357">Participation<text:span text:style-name="Absatz-Standardschriftart"><text:span text:style-name="T1"> </text:span></text:span>in<text:span text:style-name="Absatz-Standardschriftart"><text:span text:style-name="T1"> </text:span></text:span>directors’<text:span text:style-name="Absatz-Standardschriftart"><text:span text:style-name="T165"> </text:span></text:span>meetings</text:p>
          <text:list>
            <text:list-item>
              <text:p text:style-name="P155">Subject<text:span text:style-name="Absatz-Standardschriftart"><text:span text:style-name="T194"> </text:span></text:span>to<text:span text:style-name="Absatz-Standardschriftart"><text:span text:style-name="T194"> </text:span></text:span><text:span text:style-name="Absatz-Standardschriftart"><text:span text:style-name="T140">these</text:span></text:span><text:span text:style-name="Absatz-Standardschriftart"><text:span text:style-name="T194"> </text:span></text:span><text:span text:style-name="Absatz-Standardschriftart"><text:span text:style-name="T140">articles,</text:span></text:span><text:span text:style-name="Absatz-Standardschriftart"><text:span text:style-name="T194"> </text:span></text:span>directors<text:span text:style-name="Absatz-Standardschriftart"><text:span text:style-name="T194"> </text:span></text:span>participate<text:span text:style-name="Absatz-Standardschriftart"><text:span text:style-name="T194"> </text:span></text:span>in<text:span text:style-name="Absatz-Standardschriftart"><text:span text:style-name="T194"> </text:span></text:span>a<text:span text:style-name="Absatz-Standardschriftart"><text:span text:style-name="T194"> </text:span></text:span><text:span text:style-name="Absatz-Standardschriftart"><text:span text:style-name="T140">directors’</text:span></text:span><text:span text:style-name="Absatz-Standardschriftart"><text:span text:style-name="T194"> </text:span></text:span>meeting,<text:span text:style-name="Absatz-Standardschriftart"><text:span text:style-name="T195"> </text:span></text:span>or<text:span text:style-name="Absatz-Standardschriftart"><text:span text:style-name="T194"> </text:span></text:span>part<text:span text:style-name="Absatz-Standardschriftart"><text:span text:style-name="T194"> </text:span></text:span>of<text:span text:style-name="Absatz-Standardschriftart"><text:span text:style-name="T194"> </text:span></text:span>a<text:span text:style-name="Absatz-Standardschriftart"><text:span text:style-name="T195"> </text:span></text:span>directors’<text:span text:style-name="Absatz-Standardschriftart"><text:span text:style-name="T102"> </text:span></text:span>meeting,<text:span text:style-name="Absatz-Standardschriftart"><text:span text:style-name="T203"> </text:span></text:span>when—</text:p>
              <text:list>
                <text:list-item>
                  <text:p text:style-name="P158">the<text:span text:style-name="Absatz-Standardschriftart"><text:span text:style-name="T152"> </text:span></text:span>meeting<text:span text:style-name="Absatz-Standardschriftart"><text:span text:style-name="T152"> </text:span></text:span>has<text:span text:style-name="Absatz-Standardschriftart"><text:span text:style-name="T152"> </text:span></text:span>been<text:span text:style-name="Absatz-Standardschriftart"><text:span text:style-name="T152"> </text:span></text:span><text:span text:style-name="Absatz-Standardschriftart"><text:span text:style-name="T140">called</text:span></text:span><text:span text:style-name="Absatz-Standardschriftart"><text:span text:style-name="T149"> </text:span></text:span>and<text:span text:style-name="Absatz-Standardschriftart"><text:span text:style-name="T152"> </text:span></text:span>takes<text:span text:style-name="Absatz-Standardschriftart"><text:span text:style-name="T152"> </text:span></text:span>place<text:span text:style-name="Absatz-Standardschriftart"><text:span text:style-name="T157"> </text:span></text:span>in<text:span text:style-name="Absatz-Standardschriftart"><text:span text:style-name="T152"> </text:span></text:span>accordance<text:span text:style-name="Absatz-Standardschriftart"><text:span text:style-name="T157"> </text:span></text:span>with<text:span text:style-name="Absatz-Standardschriftart"><text:span text:style-name="T152"> </text:span></text:span>these<text:span text:style-name="Absatz-Standardschriftart"><text:span text:style-name="T152"> </text:span></text:span><text:span text:style-name="Absatz-Standardschriftart"><text:span text:style-name="T140">articles;</text:span></text:span><text:span text:style-name="Absatz-Standardschriftart"><text:span text:style-name="T149"> </text:span></text:span><text:span text:style-name="Absatz-Standardschriftart"><text:span text:style-name="T140">and</text:span></text:span></text:p>
                </text:list-item>
                <text:list-item>
                  <text:p text:style-name="P162">they<text:span text:style-name="Absatz-Standardschriftart"><text:span text:style-name="T149"> </text:span></text:span>can<text:span text:style-name="Absatz-Standardschriftart"><text:span text:style-name="T149"> </text:span></text:span>each<text:span text:style-name="Absatz-Standardschriftart"><text:span text:style-name="T151"> </text:span></text:span>communicate<text:span text:style-name="Absatz-Standardschriftart"><text:span text:style-name="T149"> </text:span></text:span>to<text:span text:style-name="Absatz-Standardschriftart"><text:span text:style-name="T151"> </text:span></text:span>the<text:span text:style-name="Absatz-Standardschriftart"><text:span text:style-name="T149"> </text:span></text:span>others<text:span text:style-name="Absatz-Standardschriftart"><text:span text:style-name="T153"> </text:span></text:span>any<text:span text:style-name="Absatz-Standardschriftart"><text:span text:style-name="T151"> </text:span></text:span><text:span text:style-name="Absatz-Standardschriftart"><text:span text:style-name="T140">information</text:span></text:span><text:span text:style-name="Absatz-Standardschriftart"><text:span text:style-name="T153"> </text:span></text:span>or<text:span text:style-name="Absatz-Standardschriftart"><text:span text:style-name="T151"> </text:span></text:span>opinions<text:span text:style-name="Absatz-Standardschriftart"><text:span text:style-name="T153"> </text:span></text:span><text:span text:style-name="Absatz-Standardschriftart"><text:span text:style-name="T140">they</text:span></text:span><text:span text:style-name="Absatz-Standardschriftart"><text:span text:style-name="T151"> </text:span></text:span>have<text:span text:style-name="Absatz-Standardschriftart"><text:span text:style-name="T153"> </text:span></text:span>on<text:span text:style-name="Absatz-Standardschriftart"><text:span text:style-name="T151"> </text:span></text:span><text:span text:style-name="Absatz-Standardschriftart"><text:span text:style-name="T140">any</text:span></text:span><text:span text:style-name="Absatz-Standardschriftart"><text:span text:style-name="T83"> </text:span></text:span>particular<text:span text:style-name="Absatz-Standardschriftart"><text:span text:style-name="T152"> </text:span></text:span><text:span text:style-name="Absatz-Standardschriftart"><text:span text:style-name="T140">item</text:span></text:span><text:span text:style-name="Absatz-Standardschriftart"><text:span text:style-name="T157"> </text:span></text:span>of<text:span text:style-name="Absatz-Standardschriftart"><text:span text:style-name="T152"> </text:span></text:span>the<text:span text:style-name="Absatz-Standardschriftart"><text:span text:style-name="T152"> </text:span></text:span>business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57"> </text:span></text:span>meeting.</text:p>
                </text:list-item>
              </text:list>
            </text:list-item>
            <text:list-item>
              <text:p text:style-name="P164">In<text:span text:style-name="Absatz-Standardschriftart"><text:span text:style-name="T209"> </text:span></text:span>determining<text:span text:style-name="Absatz-Standardschriftart"><text:span text:style-name="T209"> </text:span></text:span>whether<text:span text:style-name="Absatz-Standardschriftart"><text:span text:style-name="T210"> </text:span></text:span>directors<text:span text:style-name="Absatz-Standardschriftart"><text:span text:style-name="T209"> </text:span></text:span>are<text:span text:style-name="Absatz-Standardschriftart"><text:span text:style-name="T210"> </text:span></text:span><text:span text:style-name="Absatz-Standardschriftart"><text:span text:style-name="T140">participating</text:span></text:span><text:span text:style-name="Absatz-Standardschriftart"><text:span text:style-name="T209"> </text:span></text:span>in<text:span text:style-name="Absatz-Standardschriftart"><text:span text:style-name="T210"> </text:span></text:span>a<text:span text:style-name="Absatz-Standardschriftart"><text:span text:style-name="T209"> </text:span></text:span>directors’<text:span text:style-name="Absatz-Standardschriftart"><text:span text:style-name="T210"> </text:span></text:span>meeting,<text:span text:style-name="Absatz-Standardschriftart"><text:span text:style-name="T209"> </text:span></text:span>it<text:span text:style-name="Absatz-Standardschriftart"><text:span text:style-name="T209"> </text:span></text:span>is<text:span text:style-name="Absatz-Standardschriftart"><text:span text:style-name="T210"> </text:span></text:span><text:span text:style-name="Absatz-Standardschriftart"><text:span text:style-name="T140">irrelevant</text:span></text:span><text:span text:style-name="Absatz-Standardschriftart"><text:span text:style-name="T102"> </text:span></text:span>where<text:span text:style-name="Absatz-Standardschriftart"><text:span text:style-name="T152"> </text:span></text:span>a<text:span text:style-name="Absatz-Standardschriftart"><text:span text:style-name="T152"> </text:span></text:span>director<text:span text:style-name="Absatz-Standardschriftart"><text:span text:style-name="T152"> </text:span></text:span>is<text:span text:style-name="Absatz-Standardschriftart"><text:span text:style-name="T149"> </text:span></text:span>and<text:span text:style-name="Absatz-Standardschriftart"><text:span text:style-name="T152"> </text:span></text:span><text:span text:style-name="Absatz-Standardschriftart"><text:span text:style-name="T140">how</text:span></text:span><text:span text:style-name="Absatz-Standardschriftart"><text:span text:style-name="T152"> </text:span></text:span>they<text:span text:style-name="Absatz-Standardschriftart"><text:span text:style-name="T149"> </text:span></text:span>communicate<text:span text:style-name="Absatz-Standardschriftart"><text:span text:style-name="T149"> </text:span></text:span>with<text:span text:style-name="Absatz-Standardschriftart"><text:span text:style-name="T152"> </text:span></text:span>each<text:span text:style-name="Absatz-Standardschriftart"><text:span text:style-name="T149"> </text:span></text:span><text:span text:style-name="Absatz-Standardschriftart"><text:span text:style-name="T140">other.</text:span></text:span></text:p>
            </text:list-item>
            <text:list-item>
              <text:p text:style-name="P168">If<text:span text:style-name="Absatz-Standardschriftart"><text:span text:style-name="T173"> </text:span></text:span>all<text:span text:style-name="Absatz-Standardschriftart"><text:span text:style-name="T173"> </text:span></text:span>the<text:span text:style-name="Absatz-Standardschriftart"><text:span text:style-name="T173"> </text:span></text:span><text:span text:style-name="Absatz-Standardschriftart"><text:span text:style-name="T140">directors</text:span></text:span><text:span text:style-name="Absatz-Standardschriftart"><text:span text:style-name="T173"> </text:span></text:span>participating<text:span text:style-name="Absatz-Standardschriftart"><text:span text:style-name="T174"> </text:span></text:span>in<text:span text:style-name="Absatz-Standardschriftart"><text:span text:style-name="T173"> </text:span></text:span>a<text:span text:style-name="Absatz-Standardschriftart"><text:span text:style-name="T194"> </text:span></text:span>directors’<text:span text:style-name="Absatz-Standardschriftart"><text:span text:style-name="T173"> </text:span></text:span><text:span text:style-name="Absatz-Standardschriftart"><text:span text:style-name="T140">meeting</text:span></text:span><text:span text:style-name="Absatz-Standardschriftart"><text:span text:style-name="T173"> </text:span></text:span>are<text:span text:style-name="Absatz-Standardschriftart"><text:span text:style-name="T173"> </text:span></text:span><text:span text:style-name="Absatz-Standardschriftart"><text:span text:style-name="T140">not</text:span></text:span><text:span text:style-name="Absatz-Standardschriftart"><text:span text:style-name="T173"> </text:span></text:span>in<text:span text:style-name="Absatz-Standardschriftart"><text:span text:style-name="T173"> </text:span></text:span>the<text:span text:style-name="Absatz-Standardschriftart"><text:span text:style-name="T173"> </text:span></text:span><text:span text:style-name="Absatz-Standardschriftart"><text:span text:style-name="T140">same</text:span></text:span><text:span text:style-name="Absatz-Standardschriftart"><text:span text:style-name="T173"> </text:span></text:span>place,<text:span text:style-name="Absatz-Standardschriftart"><text:span text:style-name="T173"> </text:span></text:span><text:span text:style-name="Absatz-Standardschriftart"><text:span text:style-name="T140">they</text:span></text:span><text:span text:style-name="Absatz-Standardschriftart"><text:span text:style-name="T173"> </text:span></text:span>may<text:span text:style-name="Absatz-Standardschriftart"><text:span text:style-name="T104"> </text:span></text:span>regard<text:span text:style-name="Absatz-Standardschriftart"><text:span text:style-name="T152"> </text:span></text:span>the<text:span text:style-name="Absatz-Standardschriftart"><text:span text:style-name="T149"> </text:span></text:span>meeting<text:span text:style-name="Absatz-Standardschriftart"><text:span text:style-name="T149"> </text:span></text:span>as<text:span text:style-name="Absatz-Standardschriftart"><text:span text:style-name="T152"> </text:span></text:span>taking<text:span text:style-name="Absatz-Standardschriftart"><text:span text:style-name="T152"> </text:span></text:span>place<text:span text:style-name="Absatz-Standardschriftart"><text:span text:style-name="T152"> </text:span></text:span>wherever<text:span text:style-name="Absatz-Standardschriftart"><text:span text:style-name="T149"> </text:span></text:span>any<text:span text:style-name="Absatz-Standardschriftart"><text:span text:style-name="T149"> </text:span></text:span>one<text:span text:style-name="Absatz-Standardschriftart"><text:span text:style-name="T152"> </text:span></text:span>of<text:span text:style-name="Absatz-Standardschriftart"><text:span text:style-name="T149"> </text:span></text:span>them<text:span text:style-name="Absatz-Standardschriftart"><text:span text:style-name="T149"> </text:span></text:span>is.</text:p>
            </text:list-item>
          </text:list>
        </text:list-item>
      </text:list>
      <text:p text:style-name="P38"/>
      <text:list xml:id="list232526828380533" text:continue-numbering="true" text:style-name="L3">
        <text:list-item>
          <text:p text:style-name="P359">Quorum<text:span text:style-name="Absatz-Standardschriftart"><text:span text:style-name="T207"> </text:span></text:span>for<text:span text:style-name="Absatz-Standardschriftart"><text:span text:style-name="T207"> </text:span></text:span>directors’<text:span text:style-name="Absatz-Standardschriftart"><text:span text:style-name="T207"> </text:span></text:span>meetings</text:p>
          <text:list>
            <text:list-item>
              <text:p text:style-name="P169">At<text:span text:style-name="Absatz-Standardschriftart"><text:span text:style-name="T143"> </text:span></text:span>a<text:span text:style-name="Absatz-Standardschriftart"><text:span text:style-name="T138"> </text:span></text:span><text:span text:style-name="Absatz-Standardschriftart"><text:span text:style-name="T140">directors’</text:span></text:span><text:span text:style-name="Absatz-Standardschriftart"><text:span text:style-name="T138"> </text:span></text:span>meeting,<text:span text:style-name="Absatz-Standardschriftart"><text:span text:style-name="T143"> </text:span></text:span>unless<text:span text:style-name="Absatz-Standardschriftart"><text:span text:style-name="T138"> </text:span></text:span>a<text:span text:style-name="Absatz-Standardschriftart"><text:span text:style-name="T138"> </text:span></text:span><text:span text:style-name="Absatz-Standardschriftart"><text:span text:style-name="T140">quorum</text:span></text:span><text:span text:style-name="Absatz-Standardschriftart"><text:span text:style-name="T143"> </text:span></text:span>is<text:span text:style-name="Absatz-Standardschriftart"><text:span text:style-name="T138"> </text:span></text:span><text:span text:style-name="Absatz-Standardschriftart"><text:span text:style-name="T140">participating,</text:span></text:span><text:span text:style-name="Absatz-Standardschriftart"><text:span text:style-name="T143"> </text:span></text:span><text:span text:style-name="Absatz-Standardschriftart"><text:span text:style-name="T140">no</text:span></text:span><text:span text:style-name="Absatz-Standardschriftart"><text:span text:style-name="T138"> </text:span></text:span>proposal<text:span text:style-name="Absatz-Standardschriftart"><text:span text:style-name="T143"> </text:span></text:span>is<text:span text:style-name="Absatz-Standardschriftart"><text:span text:style-name="T138"> </text:span></text:span>to<text:span text:style-name="Absatz-Standardschriftart"><text:span text:style-name="T138"> </text:span></text:span>be<text:span text:style-name="Absatz-Standardschriftart"><text:span text:style-name="T143"> </text:span></text:span><text:span text:style-name="Absatz-Standardschriftart"><text:span text:style-name="T140">voted</text:span></text:span><text:span text:style-name="Absatz-Standardschriftart"><text:span text:style-name="T138"> </text:span></text:span>on,<text:span text:style-name="Absatz-Standardschriftart"><text:span text:style-name="T106"> </text:span></text:span>except<text:span text:style-name="Absatz-Standardschriftart"><text:span text:style-name="T157"> </text:span></text:span>a<text:span text:style-name="Absatz-Standardschriftart"><text:span text:style-name="T152"> </text:span></text:span>proposal<text:span text:style-name="Absatz-Standardschriftart"><text:span text:style-name="T157"> </text:span></text:span>to<text:span text:style-name="Absatz-Standardschriftart"><text:span text:style-name="T152"> </text:span></text:span><text:span text:style-name="Absatz-Standardschriftart"><text:span text:style-name="T140">call</text:span></text:span><text:span text:style-name="Absatz-Standardschriftart"><text:span text:style-name="T157"> </text:span></text:span>another<text:span text:style-name="Absatz-Standardschriftart"><text:span text:style-name="T157"> </text:span></text:span>meeting.</text:p>
            </text:list-item>
            <text:list-item>
              <text:p text:style-name="P170">The<text:span text:style-name="Absatz-Standardschriftart"><text:span text:style-name="T138"> </text:span></text:span>quorum<text:span text:style-name="Absatz-Standardschriftart"><text:span text:style-name="T138"> </text:span></text:span>for<text:span text:style-name="Absatz-Standardschriftart"><text:span text:style-name="T138"> </text:span></text:span><text:span text:style-name="Absatz-Standardschriftart"><text:span text:style-name="T140">directors’</text:span></text:span><text:span text:style-name="Absatz-Standardschriftart"><text:span text:style-name="T138"> </text:span></text:span>meetings<text:span text:style-name="Absatz-Standardschriftart"><text:span text:style-name="T139"> </text:span></text:span>may<text:span text:style-name="Absatz-Standardschriftart"><text:span text:style-name="T138"> </text:span></text:span>be<text:span text:style-name="Absatz-Standardschriftart"><text:span text:style-name="T138"> </text:span></text:span>fixed<text:span text:style-name="Absatz-Standardschriftart"><text:span text:style-name="T138"> </text:span></text:span>from<text:span text:style-name="Absatz-Standardschriftart"><text:span text:style-name="T138"> </text:span></text:span>time<text:span text:style-name="Absatz-Standardschriftart"><text:span text:style-name="T139"> </text:span></text:span>to<text:span text:style-name="Absatz-Standardschriftart"><text:span text:style-name="T138"> </text:span></text:span>time<text:span text:style-name="Absatz-Standardschriftart"><text:span text:style-name="T138"> </text:span></text:span><text:span text:style-name="Absatz-Standardschriftart"><text:span text:style-name="T140">by</text:span></text:span><text:span text:style-name="Absatz-Standardschriftart"><text:span text:style-name="T143"> </text:span></text:span>a<text:span text:style-name="Absatz-Standardschriftart"><text:span text:style-name="T139"> </text:span></text:span><text:span text:style-name="Absatz-Standardschriftart"><text:span text:style-name="T140">decision</text:span></text:span><text:span text:style-name="Absatz-Standardschriftart"><text:span text:style-name="T138"> </text:span></text:span>of<text:span text:style-name="Absatz-Standardschriftart"><text:span text:style-name="T138"> </text:span></text:span>the<text:span text:style-name="Absatz-Standardschriftart"><text:span text:style-name="T108"> </text:span></text:span>directors,<text:span text:style-name="Absatz-Standardschriftart"><text:span text:style-name="T151"> </text:span></text:span><text:span text:style-name="Absatz-Standardschriftart"><text:span text:style-name="T140">but</text:span></text:span><text:span text:style-name="Absatz-Standardschriftart"><text:span text:style-name="T151"> </text:span></text:span>it<text:span text:style-name="Absatz-Standardschriftart"><text:span text:style-name="T151"> </text:span></text:span>must<text:span text:style-name="Absatz-Standardschriftart"><text:span text:style-name="T149"> </text:span></text:span>be<text:span text:style-name="Absatz-Standardschriftart"><text:span text:style-name="T151"> </text:span></text:span>at<text:span text:style-name="Absatz-Standardschriftart"><text:span text:style-name="T151"> </text:span></text:span>least<text:span text:style-name="Absatz-Standardschriftart"><text:span text:style-name="T151"> </text:span></text:span>2,<text:span text:style-name="Absatz-Standardschriftart"><text:span text:style-name="T149"> </text:span></text:span><text:span text:style-name="Absatz-Standardschriftart"><text:span text:style-name="T140">and</text:span></text:span><text:span text:style-name="Absatz-Standardschriftart"><text:span text:style-name="T151"> </text:span></text:span>unless<text:span text:style-name="Absatz-Standardschriftart"><text:span text:style-name="T151"> </text:span></text:span><text:span text:style-name="Absatz-Standardschriftart"><text:span text:style-name="T140">otherwise</text:span></text:span><text:span text:style-name="Absatz-Standardschriftart"><text:span text:style-name="T151"> </text:span></text:span>fixed<text:span text:style-name="Absatz-Standardschriftart"><text:span text:style-name="T149"> </text:span></text:span>it<text:span text:style-name="Absatz-Standardschriftart"><text:span text:style-name="T151"> </text:span></text:span>is<text:span text:style-name="Absatz-Standardschriftart"><text:span text:style-name="T151"> </text:span></text:span>2.</text:p>
            </text:list-item>
          </text:list>
        </text:list-item>
      </text:list>
      <text:p text:style-name="P81"/>
      <text:list xml:id="list232527233839163" text:continue-numbering="true" text:style-name="L3">
        <text:list-item>
          <text:p text:style-name="P359">Meetings<text:span text:style-name="Absatz-Standardschriftart"><text:span text:style-name="T157"> </text:span></text:span>if<text:span text:style-name="Absatz-Standardschriftart"><text:span text:style-name="T157"> </text:span></text:span>total<text:span text:style-name="Absatz-Standardschriftart"><text:span text:style-name="T157"> </text:span></text:span>number<text:span text:style-name="Absatz-Standardschriftart"><text:span text:style-name="T152"> </text:span></text:span>of<text:span text:style-name="Absatz-Standardschriftart"><text:span text:style-name="T157"> </text:span></text:span>directors<text:span text:style-name="Absatz-Standardschriftart"><text:span text:style-name="T175"> </text:span></text:span>less<text:span text:style-name="Absatz-Standardschriftart"><text:span text:style-name="T152"> </text:span></text:span>than<text:span text:style-name="Absatz-Standardschriftart"><text:span text:style-name="T157"> </text:span></text:span>quorum</text:p>
        </text:list-item>
      </text:list>
      <text:p text:style-name="P82">If<text:span text:style-name="Absatz-Standardschriftart"><text:span text:style-name="T195"> </text:span></text:span>the<text:span text:style-name="Absatz-Standardschriftart"><text:span text:style-name="T195"> </text:span></text:span>total<text:span text:style-name="Absatz-Standardschriftart"><text:span text:style-name="T194"> </text:span></text:span><text:span text:style-name="Absatz-Standardschriftart"><text:span text:style-name="T140">number</text:span></text:span><text:span text:style-name="Absatz-Standardschriftart"><text:span text:style-name="T195"> </text:span></text:span>of<text:span text:style-name="Absatz-Standardschriftart"><text:span text:style-name="T195"> </text:span></text:span>directors<text:span text:style-name="Absatz-Standardschriftart"><text:span text:style-name="T195"> </text:span></text:span>for<text:span text:style-name="Absatz-Standardschriftart"><text:span text:style-name="T195"> </text:span></text:span><text:span text:style-name="Absatz-Standardschriftart"><text:span text:style-name="T140">the</text:span></text:span><text:span text:style-name="Absatz-Standardschriftart"><text:span text:style-name="T195"> </text:span></text:span>time<text:span text:style-name="Absatz-Standardschriftart"><text:span text:style-name="T195"> </text:span></text:span>being<text:span text:style-name="Absatz-Standardschriftart"><text:span text:style-name="T195"> </text:span></text:span>is<text:span text:style-name="Absatz-Standardschriftart"><text:span text:style-name="T195"> </text:span></text:span>less<text:span text:style-name="Absatz-Standardschriftart"><text:span text:style-name="T195"> </text:span></text:span><text:span text:style-name="Absatz-Standardschriftart"><text:span text:style-name="T140">than</text:span></text:span><text:span text:style-name="Absatz-Standardschriftart"><text:span text:style-name="T195"> </text:span></text:span>the<text:span text:style-name="Absatz-Standardschriftart"><text:span text:style-name="T195"> </text:span></text:span>quorum<text:span text:style-name="Absatz-Standardschriftart"><text:span text:style-name="T195"> </text:span></text:span>required<text:span text:style-name="Absatz-Standardschriftart"><text:span text:style-name="T173"> </text:span></text:span>for<text:span text:style-name="Absatz-Standardschriftart"><text:span text:style-name="T195"> </text:span></text:span>directors’<text:span text:style-name="Absatz-Standardschriftart"><text:span text:style-name="T97"> </text:span></text:span>meetings,<text:span text:style-name="Absatz-Standardschriftart"><text:span text:style-name="T157"> </text:span></text:span>the<text:span text:style-name="Absatz-Standardschriftart"><text:span text:style-name="T152"> </text:span></text:span>directors<text:span text:style-name="Absatz-Standardschriftart"><text:span text:style-name="T157"> </text:span></text:span>must<text:span text:style-name="Absatz-Standardschriftart"><text:span text:style-name="T152"> </text:span></text:span>not<text:span text:style-name="Absatz-Standardschriftart"><text:span text:style-name="T152"> </text:span></text:span>take<text:span text:style-name="Absatz-Standardschriftart"><text:span text:style-name="T152"> </text:span></text:span>any<text:span text:style-name="Absatz-Standardschriftart"><text:span text:style-name="T152"> </text:span></text:span>decision<text:span text:style-name="Absatz-Standardschriftart"><text:span text:style-name="T152"> </text:span></text:span>other<text:span text:style-name="Absatz-Standardschriftart"><text:span text:style-name="T152"> </text:span></text:span><text:span text:style-name="Absatz-Standardschriftart"><text:span text:style-name="T140">than</text:span></text:span><text:span text:style-name="Absatz-Standardschriftart"><text:span text:style-name="T157"> </text:span></text:span>a<text:span text:style-name="Absatz-Standardschriftart"><text:span text:style-name="T152"> </text:span></text:span><text:span text:style-name="Absatz-Standardschriftart"><text:span text:style-name="T140">decision—</text:span></text:span></text:p>
      <text:list xml:id="list3749890158" text:style-name="L5">
        <text:list-item>
          <text:p text:style-name="P107">to<text:span text:style-name="Absatz-Standardschriftart"><text:span text:style-name="T157"> </text:span></text:span>appoint<text:span text:style-name="Absatz-Standardschriftart"><text:span text:style-name="T157"> </text:span></text:span><text:span text:style-name="Absatz-Standardschriftart"><text:span text:style-name="T140">further</text:span></text:span><text:span text:style-name="Absatz-Standardschriftart"><text:span text:style-name="T157"> </text:span></text:span><text:span text:style-name="Absatz-Standardschriftart"><text:span text:style-name="T140">directors;</text:span></text:span><text:span text:style-name="Absatz-Standardschriftart"><text:span text:style-name="T157"> </text:span></text:span>or</text:p>
        </text:list-item>
        <text:list-item>
          <text:p text:style-name="P172">to<text:span text:style-name="Absatz-Standardschriftart"><text:span text:style-name="T152"> </text:span></text:span>call<text:span text:style-name="Absatz-Standardschriftart"><text:span text:style-name="T149"> </text:span></text:span>a<text:span text:style-name="Absatz-Standardschriftart"><text:span text:style-name="T149"> </text:span></text:span><text:span text:style-name="Absatz-Standardschriftart"><text:span text:style-name="T140">general</text:span></text:span><text:span text:style-name="Absatz-Standardschriftart"><text:span text:style-name="T152"> </text:span></text:span>meeting<text:span text:style-name="Absatz-Standardschriftart"><text:span text:style-name="T149"> </text:span></text:span>so<text:span text:style-name="Absatz-Standardschriftart"><text:span text:style-name="T149"> </text:span></text:span>as<text:span text:style-name="Absatz-Standardschriftart"><text:span text:style-name="T149"> </text:span></text:span>to<text:span text:style-name="Absatz-Standardschriftart"><text:span text:style-name="T152"> </text:span></text:span><text:span text:style-name="Absatz-Standardschriftart"><text:span text:style-name="T140">enable</text:span></text:span><text:span text:style-name="Absatz-Standardschriftart"><text:span text:style-name="T149"> </text:span></text:span>the<text:span text:style-name="Absatz-Standardschriftart"><text:span text:style-name="T149"> </text:span></text:span>members<text:span text:style-name="Absatz-Standardschriftart"><text:span text:style-name="T149"> </text:span></text:span>to<text:span text:style-name="Absatz-Standardschriftart"><text:span text:style-name="T152"> </text:span></text:span>appoint<text:span text:style-name="Absatz-Standardschriftart"><text:span text:style-name="T149"> </text:span></text:span>further<text:span text:style-name="Absatz-Standardschriftart"><text:span text:style-name="T157"> </text:span></text:span>directors.</text:p>
        </text:list-item>
      </text:list>
      <text:p text:style-name="P40"/>
      <text:list xml:id="list231338028772896" text:style-name="L3">
        <text:list-item>
          <text:p text:style-name="P359">Chairing<text:span text:style-name="Absatz-Standardschriftart"><text:span text:style-name="T3"> </text:span></text:span>of<text:span text:style-name="Absatz-Standardschriftart"><text:span text:style-name="T3"> </text:span></text:span>directors’<text:span text:style-name="Absatz-Standardschriftart"><text:span text:style-name="T1"> </text:span></text:span>meetings</text:p>
          <text:list>
            <text:list-item>
              <text:p text:style-name="P173">The<text:span text:style-name="Absatz-Standardschriftart"><text:span text:style-name="T157"> </text:span></text:span><text:span text:style-name="Absatz-Standardschriftart"><text:span text:style-name="T140">directors</text:span></text:span><text:span text:style-name="Absatz-Standardschriftart"><text:span text:style-name="T152"> </text:span></text:span>may<text:span text:style-name="Absatz-Standardschriftart"><text:span text:style-name="T152"> </text:span></text:span>appoint<text:span text:style-name="Absatz-Standardschriftart"><text:span text:style-name="T152"> </text:span></text:span>a<text:span text:style-name="Absatz-Standardschriftart"><text:span text:style-name="T152"> </text:span></text:span>director<text:span text:style-name="Absatz-Standardschriftart"><text:span text:style-name="T157"> </text:span></text:span>to<text:span text:style-name="Absatz-Standardschriftart"><text:span text:style-name="T152"> </text:span></text:span>chair<text:span text:style-name="Absatz-Standardschriftart"><text:span text:style-name="T152"> </text:span></text:span>their<text:span text:style-name="Absatz-Standardschriftart"><text:span text:style-name="T152"> </text:span></text:span>meetings.</text:p>
            </text:list-item>
            <text:list-item>
              <text:p text:style-name="P174">The<text:span text:style-name="Absatz-Standardschriftart"><text:span text:style-name="T152"> </text:span></text:span>person<text:span text:style-name="Absatz-Standardschriftart"><text:span text:style-name="T157"> </text:span></text:span>appointed<text:span text:style-name="Absatz-Standardschriftart"><text:span text:style-name="T149"> </text:span></text:span><text:span text:style-name="Absatz-Standardschriftart"><text:span text:style-name="T140">for</text:span></text:span><text:span text:style-name="Absatz-Standardschriftart"><text:span text:style-name="T152"> </text:span></text:span>the<text:span text:style-name="Absatz-Standardschriftart"><text:span text:style-name="T152"> </text:span></text:span>time<text:span text:style-name="Absatz-Standardschriftart"><text:span text:style-name="T152"> </text:span></text:span>being<text:span text:style-name="Absatz-Standardschriftart"><text:span text:style-name="T149"> </text:span></text:span>is<text:span text:style-name="Absatz-Standardschriftart"><text:span text:style-name="T152"> </text:span></text:span><text:span text:style-name="Absatz-Standardschriftart"><text:span text:style-name="T140">known</text:span></text:span><text:span text:style-name="Absatz-Standardschriftart"><text:span text:style-name="T152"> </text:span></text:span>as<text:span text:style-name="Absatz-Standardschriftart"><text:span text:style-name="T149"> </text:span></text:span>the<text:span text:style-name="Absatz-Standardschriftart"><text:span text:style-name="T152"> </text:span></text:span><text:span text:style-name="Absatz-Standardschriftart"><text:span text:style-name="T140">chairperson.</text:span></text:span></text:p>
            </text:list-item>
            <text:list-item>
              <text:p text:style-name="P173">The<text:span text:style-name="Absatz-Standardschriftart"><text:span text:style-name="T157"> </text:span></text:span><text:span text:style-name="Absatz-Standardschriftart"><text:span text:style-name="T140">directors</text:span></text:span><text:span text:style-name="Absatz-Standardschriftart"><text:span text:style-name="T152"> </text:span></text:span>may<text:span text:style-name="Absatz-Standardschriftart"><text:span text:style-name="T152"> </text:span></text:span>terminate<text:span text:style-name="Absatz-Standardschriftart"><text:span text:style-name="T175"> </text:span></text:span>the<text:span text:style-name="Absatz-Standardschriftart"><text:span text:style-name="T152"> </text:span></text:span><text:span text:style-name="Absatz-Standardschriftart"><text:span text:style-name="T140">appointment</text:span></text:span>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57"> </text:span></text:span>chairperson<text:span text:style-name="Absatz-Standardschriftart"><text:span text:style-name="T152"> </text:span></text:span>at<text:span text:style-name="Absatz-Standardschriftart"><text:span text:style-name="T152"> </text:span></text:span>any<text:span text:style-name="Absatz-Standardschriftart"><text:span text:style-name="T152"> </text:span></text:span>time.</text:p>
            </text:list-item>
            <text:list-item>
              <text:p text:style-name="P176">If<text:span text:style-name="Absatz-Standardschriftart"><text:span text:style-name="T198"> </text:span></text:span>the<text:span text:style-name="Absatz-Standardschriftart"><text:span text:style-name="T197"> </text:span></text:span><text:span text:style-name="Absatz-Standardschriftart"><text:span text:style-name="T140">chairperson</text:span></text:span><text:span text:style-name="Absatz-Standardschriftart"><text:span text:style-name="T200"> </text:span></text:span>is<text:span text:style-name="Absatz-Standardschriftart"><text:span text:style-name="T198"> </text:span></text:span>not<text:span text:style-name="Absatz-Standardschriftart"><text:span text:style-name="T199"> </text:span></text:span>participating<text:span text:style-name="Absatz-Standardschriftart"><text:span text:style-name="T198"> </text:span></text:span>in<text:span text:style-name="Absatz-Standardschriftart"><text:span text:style-name="T198"> </text:span></text:span>a<text:span text:style-name="Absatz-Standardschriftart"><text:span text:style-name="T198"> </text:span></text:span><text:span text:style-name="Absatz-Standardschriftart"><text:span text:style-name="T140">directors’</text:span></text:span><text:span text:style-name="Absatz-Standardschriftart"><text:span text:style-name="T198"> </text:span></text:span>meeting<text:span text:style-name="Absatz-Standardschriftart"><text:span text:style-name="T197"> </text:span></text:span>within<text:span text:style-name="Absatz-Standardschriftart"><text:span text:style-name="T200"> </text:span></text:span>10<text:span text:style-name="Absatz-Standardschriftart"><text:span text:style-name="T198"> </text:span></text:span>minutes<text:span text:style-name="Absatz-Standardschriftart"><text:span text:style-name="T198"> </text:span></text:span>of<text:span text:style-name="Absatz-Standardschriftart"><text:span text:style-name="T198"> </text:span></text:span>the<text:span text:style-name="Absatz-Standardschriftart"><text:span text:style-name="T197"> </text:span></text:span>time<text:span text:style-name="Absatz-Standardschriftart"><text:span text:style-name="T198"> </text:span></text:span>at<text:span text:style-name="Absatz-Standardschriftart"><text:span text:style-name="T65"> </text:span></text:span>which<text:span text:style-name="Absatz-Standardschriftart"><text:span text:style-name="T185"> </text:span></text:span>it<text:span text:style-name="Absatz-Standardschriftart"><text:span text:style-name="T185"> </text:span></text:span>was<text:span text:style-name="Absatz-Standardschriftart"><text:span text:style-name="T185"> </text:span></text:span>to<text:span text:style-name="Absatz-Standardschriftart"><text:span text:style-name="T185"> </text:span></text:span>start<text:span text:style-name="Absatz-Standardschriftart"><text:span text:style-name="T185"> </text:span></text:span>or<text:span text:style-name="Absatz-Standardschriftart"><text:span text:style-name="T183"> </text:span></text:span>is<text:span text:style-name="Absatz-Standardschriftart"><text:span text:style-name="T185"> </text:span></text:span>unwilling<text:span text:style-name="Absatz-Standardschriftart"><text:span text:style-name="T211"> </text:span></text:span>to<text:span text:style-name="Absatz-Standardschriftart"><text:span text:style-name="T185"> </text:span></text:span>chair<text:span text:style-name="Absatz-Standardschriftart"><text:span text:style-name="T183"> </text:span></text:span>the<text:span text:style-name="Absatz-Standardschriftart"><text:span text:style-name="T185"> </text:span></text:span>meeting,<text:span text:style-name="Absatz-Standardschriftart"><text:span text:style-name="T185"> </text:span></text:span>the<text:span text:style-name="Absatz-Standardschriftart"><text:span text:style-name="T185"> </text:span></text:span><text:span text:style-name="Absatz-Standardschriftart"><text:span text:style-name="T140">participating</text:span></text:span><text:span text:style-name="Absatz-Standardschriftart"><text:span text:style-name="T185"> </text:span></text:span><text:span text:style-name="Absatz-Standardschriftart"><text:span text:style-name="T140">directors</text:span></text:span><text:span text:style-name="Absatz-Standardschriftart"><text:span text:style-name="T185"> </text:span></text:span>may<text:span text:style-name="Absatz-Standardschriftart"><text:span text:style-name="T110"> </text:span></text:span>appoint<text:span text:style-name="Absatz-Standardschriftart"><text:span text:style-name="T152"> </text:span></text:span>one<text:span text:style-name="Absatz-Standardschriftart"><text:span text:style-name="T157"> </text:span></text:span>of<text:span text:style-name="Absatz-Standardschriftart"><text:span text:style-name="T149"> </text:span></text:span>themselves<text:span text:style-name="Absatz-Standardschriftart"><text:span text:style-name="T157"> </text:span></text:span>to<text:span text:style-name="Absatz-Standardschriftart"><text:span text:style-name="T149"> </text:span></text:span>chair<text:span text:style-name="Absatz-Standardschriftart"><text:span text:style-name="T157"> </text:span></text:span><text:span text:style-name="Absatz-Standardschriftart"><text:span text:style-name="T140">it.</text:span></text:span></text:p>
            </text:list-item>
          </text:list>
        </text:list-item>
      </text:list>
      <text:p text:style-name="P81"/>
      <text:list xml:id="list232527540313744" text:continue-numbering="true" text:style-name="L3">
        <text:list-item>
          <text:p text:style-name="P359">Chairperson’s<text:span text:style-name="Absatz-Standardschriftart"><text:span text:style-name="T3"> </text:span></text:span>casting<text:span text:style-name="Absatz-Standardschriftart"><text:span text:style-name="T3"> </text:span></text:span>vote<text:span text:style-name="Absatz-Standardschriftart"><text:span text:style-name="T3"> </text:span></text:span>at<text:span text:style-name="Absatz-Standardschriftart"><text:span text:style-name="T3"> </text:span></text:span>directors’<text:span text:style-name="Absatz-Standardschriftart"><text:span text:style-name="T207"> </text:span></text:span>meetings</text:p>
          <text:list>
            <text:list-item>
              <text:p text:style-name="P171">If<text:span text:style-name="Absatz-Standardschriftart"><text:span text:style-name="T209"> </text:span></text:span>the<text:span text:style-name="Absatz-Standardschriftart"><text:span text:style-name="T209"> </text:span></text:span>numbers<text:span text:style-name="Absatz-Standardschriftart"><text:span text:style-name="T210"> </text:span></text:span>of<text:span text:style-name="Absatz-Standardschriftart"><text:span text:style-name="T210"> </text:span></text:span>votes<text:span text:style-name="Absatz-Standardschriftart"><text:span text:style-name="T210"> </text:span></text:span>for<text:span text:style-name="Absatz-Standardschriftart"><text:span text:style-name="T209"> </text:span></text:span>and<text:span text:style-name="Absatz-Standardschriftart"><text:span text:style-name="T210"> </text:span></text:span>against<text:span text:style-name="Absatz-Standardschriftart"><text:span text:style-name="T210"> </text:span></text:span>a<text:span text:style-name="Absatz-Standardschriftart"><text:span text:style-name="T210"> </text:span></text:span>proposal<text:span text:style-name="Absatz-Standardschriftart"><text:span text:style-name="T210"> </text:span></text:span>are<text:span text:style-name="Absatz-Standardschriftart"><text:span text:style-name="T210"> </text:span></text:span>equal,<text:span text:style-name="Absatz-Standardschriftart"><text:span text:style-name="T210"> </text:span></text:span>the<text:span text:style-name="Absatz-Standardschriftart"><text:span text:style-name="T209"> </text:span></text:span>chairperson<text:span text:style-name="Absatz-Standardschriftart"><text:span text:style-name="T212"> </text:span></text:span>or<text:span text:style-name="Absatz-Standardschriftart"><text:span text:style-name="T210"> </text:span></text:span>other<text:span text:style-name="Absatz-Standardschriftart"><text:span text:style-name="T67"> </text:span></text:span>director<text:span text:style-name="Absatz-Standardschriftart"><text:span text:style-name="T157"> </text:span></text:span>chairing<text:span text:style-name="Absatz-Standardschriftart"><text:span text:style-name="T157"> </text:span></text:span>the<text:span text:style-name="Absatz-Standardschriftart"><text:span text:style-name="T152"> </text:span></text:span><text:span text:style-name="Absatz-Standardschriftart"><text:span text:style-name="T140">directors’</text:span></text:span><text:span text:style-name="Absatz-Standardschriftart"><text:span text:style-name="T157"> </text:span></text:span>meeting<text:span text:style-name="Absatz-Standardschriftart"><text:span text:style-name="T152"> </text:span></text:span>has<text:span text:style-name="Absatz-Standardschriftart"><text:span text:style-name="T157"> </text:span></text:span>a<text:span text:style-name="Absatz-Standardschriftart"><text:span text:style-name="T157"> </text:span></text:span><text:span text:style-name="Absatz-Standardschriftart"><text:span text:style-name="T140">casting</text:span></text:span><text:span text:style-name="Absatz-Standardschriftart"><text:span text:style-name="T152"> </text:span></text:span>vote.</text:p>
            </text:list-item>
            <text:list-item>
              <text:p text:style-name="P177">Paragraph<text:span text:style-name="Absatz-Standardschriftart"><text:span text:style-name="T152"> </text:span></text:span>(1)<text:span text:style-name="Absatz-Standardschriftart"><text:span text:style-name="T149"> </text:span></text:span>does<text:span text:style-name="Absatz-Standardschriftart"><text:span text:style-name="T149"> </text:span></text:span>not<text:span text:style-name="Absatz-Standardschriftart"><text:span text:style-name="T152"> </text:span></text:span>apply<text:span text:style-name="Absatz-Standardschriftart"><text:span text:style-name="T149"> </text:span></text:span>if,<text:span text:style-name="Absatz-Standardschriftart"><text:span text:style-name="T152"> </text:span></text:span>in<text:span text:style-name="Absatz-Standardschriftart"><text:span text:style-name="T149"> </text:span></text:span><text:span text:style-name="Absatz-Standardschriftart"><text:span text:style-name="T140">accordance</text:span></text:span><text:span text:style-name="Absatz-Standardschriftart"><text:span text:style-name="T152"> </text:span></text:span>with<text:span text:style-name="Absatz-Standardschriftart"><text:span text:style-name="T149"> </text:span></text:span>these<text:span text:style-name="Absatz-Standardschriftart"><text:span text:style-name="T149"> </text:span></text:span><text:span text:style-name="Absatz-Standardschriftart"><text:span text:style-name="T140">articles,</text:span></text:span>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49"> </text:span></text:span>chairperson<text:span text:style-name="Absatz-Standardschriftart"><text:span text:style-name="T149"> </text:span></text:span><text:span text:style-name="Absatz-Standardschriftart"><text:span text:style-name="T140">or</text:span></text:span><text:span text:style-name="Absatz-Standardschriftart"><text:span text:style-name="T149"> </text:span></text:span>other<text:span text:style-name="Absatz-Standardschriftart"><text:span text:style-name="T103"> </text:span></text:span>director<text:span text:style-name="Absatz-Standardschriftart"><text:span text:style-name="T149"> </text:span></text:span>is<text:span text:style-name="Absatz-Standardschriftart"><text:span text:style-name="T149"> </text:span></text:span><text:span text:style-name="Absatz-Standardschriftart"><text:span text:style-name="T140">not</text:span></text:span><text:span text:style-name="Absatz-Standardschriftart"><text:span text:style-name="T149"> </text:span></text:span>to<text:span text:style-name="Absatz-Standardschriftart"><text:span text:style-name="T149"> </text:span></text:span>be<text:span text:style-name="Absatz-Standardschriftart"><text:span text:style-name="T149"> </text:span></text:span><text:span text:style-name="Absatz-Standardschriftart"><text:span text:style-name="T140">counted</text:span></text:span><text:span text:style-name="Absatz-Standardschriftart"><text:span text:style-name="T151"> </text:span></text:span>as<text:span text:style-name="Absatz-Standardschriftart"><text:span text:style-name="T149"> </text:span></text:span>participating<text:span text:style-name="Absatz-Standardschriftart"><text:span text:style-name="T151"> </text:span></text:span>in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49"> </text:span></text:span><text:span text:style-name="Absatz-Standardschriftart"><text:span text:style-name="T140">decision-making</text:span></text:span><text:span text:style-name="Absatz-Standardschriftart"><text:span text:style-name="T151"> </text:span></text:span>process<text:span text:style-name="Absatz-Standardschriftart"><text:span text:style-name="T149"> </text:span></text:span>for<text:span text:style-name="Absatz-Standardschriftart"><text:span text:style-name="T149"> </text:span></text:span><text:span text:style-name="Absatz-Standardschriftart"><text:span text:style-name="T140">quorum</text:span></text:span><text:span text:style-name="Absatz-Standardschriftart"><text:span text:style-name="T149"> </text:span></text:span>or<text:span text:style-name="Absatz-Standardschriftart"><text:span text:style-name="T87"> </text:span></text:span>voting<text:span text:style-name="Absatz-Standardschriftart"><text:span text:style-name="T163"> </text:span></text:span>purposes.</text:p>
            </text:list-item>
          </text:list>
        </text:list-item>
      </text:list>
      <text:p text:style-name="P23"/>
      <text:list xml:id="list232528374254161" text:continue-numbering="true" text:style-name="L3">
        <text:list-item>
          <text:p text:style-name="P359">Alternates<text:span text:style-name="Absatz-Standardschriftart"><text:span text:style-name="T2"> </text:span></text:span>voting<text:span text:style-name="Absatz-Standardschriftart"><text:span text:style-name="T3"> </text:span></text:span>at<text:span text:style-name="Absatz-Standardschriftart"><text:span text:style-name="T2"> </text:span></text:span>directors’<text:span text:style-name="Absatz-Standardschriftart"><text:span text:style-name="T207"> </text:span></text:span>meetings</text:p>
        </text:list-item>
      </text:list>
      <text:p text:style-name="P82">A<text:span text:style-name="Absatz-Standardschriftart"><text:span text:style-name="T144"> </text:span></text:span>director<text:span text:style-name="Absatz-Standardschriftart"><text:span text:style-name="T148"> </text:span></text:span>who<text:span text:style-name="Absatz-Standardschriftart"><text:span text:style-name="T145"> </text:span></text:span>is<text:span text:style-name="Absatz-Standardschriftart"><text:span text:style-name="T145"> </text:span></text:span>also<text:span text:style-name="Absatz-Standardschriftart"><text:span text:style-name="T145"> </text:span></text:span><text:span text:style-name="Absatz-Standardschriftart"><text:span text:style-name="T140">an</text:span></text:span><text:span text:style-name="Absatz-Standardschriftart"><text:span text:style-name="T144"> </text:span></text:span>alternate<text:span text:style-name="Absatz-Standardschriftart"><text:span text:style-name="T148"> </text:span></text:span>director<text:span text:style-name="Absatz-Standardschriftart"><text:span text:style-name="T148"> </text:span></text:span>has<text:span text:style-name="Absatz-Standardschriftart"><text:span text:style-name="T145"> </text:span></text:span>an<text:span text:style-name="Absatz-Standardschriftart"><text:span text:style-name="T145"> </text:span></text:span>additional<text:span text:style-name="Absatz-Standardschriftart"><text:span text:style-name="T145"> </text:span></text:span>vote<text:span text:style-name="Absatz-Standardschriftart"><text:span text:style-name="T145"> </text:span></text:span>on<text:span text:style-name="Absatz-Standardschriftart"><text:span text:style-name="T145"> </text:span></text:span>behalf<text:span text:style-name="Absatz-Standardschriftart"><text:span text:style-name="T145"> </text:span></text:span>of<text:span text:style-name="Absatz-Standardschriftart"><text:span text:style-name="T145"> </text:span></text:span>each<text:span text:style-name="Absatz-Standardschriftart"><text:span text:style-name="T144"> </text:span></text:span>appointor<text:span text:style-name="Absatz-Standardschriftart"><text:span text:style-name="T89"> </text:span></text:span>who—</text:p>
      <text:list xml:id="list598730878" text:style-name="L6">
        <text:list-item>
          <text:p text:style-name="P108"><text:soft-page-break/>is<text:span text:style-name="Absatz-Standardschriftart"><text:span text:style-name="T152"> </text:span></text:span>not<text:span text:style-name="Absatz-Standardschriftart"><text:span text:style-name="T152"> </text:span></text:span>participating<text:span text:style-name="Absatz-Standardschriftart"><text:span text:style-name="T149"> </text:span></text:span>in<text:span text:style-name="Absatz-Standardschriftart"><text:span text:style-name="T152"> </text:span></text:span>a<text:span text:style-name="Absatz-Standardschriftart"><text:span text:style-name="T152"> </text:span></text:span><text:span text:style-name="Absatz-Standardschriftart"><text:span text:style-name="T140">directors’</text:span></text:span><text:span text:style-name="Absatz-Standardschriftart"><text:span text:style-name="T152"> </text:span></text:span><text:span text:style-name="Absatz-Standardschriftart"><text:span text:style-name="T140">meeting;</text:span></text:span><text:span text:style-name="Absatz-Standardschriftart"><text:span text:style-name="T152"> </text:span></text:span>and</text:p>
        </text:list-item>
        <text:list-item>
          <text:p text:style-name="P103">would<text:span text:style-name="Absatz-Standardschriftart"><text:span text:style-name="T149"> </text:span></text:span>have<text:span text:style-name="Absatz-Standardschriftart"><text:span text:style-name="T149"> </text:span></text:span>been<text:span text:style-name="Absatz-Standardschriftart"><text:span text:style-name="T151"> </text:span></text:span><text:span text:style-name="Absatz-Standardschriftart"><text:span text:style-name="T140">entitled</text:span></text:span><text:span text:style-name="Absatz-Standardschriftart"><text:span text:style-name="T149"> </text:span></text:span>to<text:span text:style-name="Absatz-Standardschriftart"><text:span text:style-name="T151"> </text:span></text:span>vote<text:span text:style-name="Absatz-Standardschriftart"><text:span text:style-name="T149"> </text:span></text:span>if<text:span text:style-name="Absatz-Standardschriftart"><text:span text:style-name="T149"> </text:span></text:span>he<text:span text:style-name="Absatz-Standardschriftart"><text:span text:style-name="T151"> </text:span></text:span>or<text:span text:style-name="Absatz-Standardschriftart"><text:span text:style-name="T149"> </text:span></text:span>she<text:span text:style-name="Absatz-Standardschriftart"><text:span text:style-name="T151"> </text:span></text:span>were<text:span text:style-name="Absatz-Standardschriftart"><text:span text:style-name="T149"> </text:span></text:span><text:span text:style-name="Absatz-Standardschriftart"><text:span text:style-name="T140">participating</text:span></text:span><text:span text:style-name="Absatz-Standardschriftart"><text:span text:style-name="T149"> </text:span></text:span>in<text:span text:style-name="Absatz-Standardschriftart"><text:span text:style-name="T151"> </text:span></text:span>it.</text:p>
        </text:list-item>
      </text:list>
      <text:list xml:id="list231338140145259" text:style-name="L3">
        <text:list-item>
          <text:p text:style-name="P360">Conflicts<text:span text:style-name="Absatz-Standardschriftart"><text:span text:style-name="T2"> </text:span></text:span>of<text:span text:style-name="Absatz-Standardschriftart"><text:span text:style-name="T3"> </text:span></text:span>interest</text:p>
          <text:list>
            <text:list-item>
              <text:p text:style-name="P178">This<text:span text:style-name="Absatz-Standardschriftart"><text:span text:style-name="T157"> </text:span></text:span>article<text:span text:style-name="Absatz-Standardschriftart"><text:span text:style-name="T175"> </text:span></text:span>applies<text:span text:style-name="Absatz-Standardschriftart"><text:span text:style-name="T157"> </text:span></text:span>if—</text:p>
              <text:list>
                <text:list-item>
                  <text:p text:style-name="P179">a<text:span text:style-name="Absatz-Standardschriftart"><text:span text:style-name="T2"> </text:span></text:span>director<text:span text:style-name="Absatz-Standardschriftart"><text:span text:style-name="T2"> </text:span></text:span>is<text:span text:style-name="Absatz-Standardschriftart"><text:span text:style-name="T2"> </text:span></text:span>in<text:span text:style-name="Absatz-Standardschriftart"><text:span text:style-name="T2"> </text:span></text:span>any<text:span text:style-name="Absatz-Standardschriftart"><text:span text:style-name="T2"> </text:span></text:span>way<text:span text:style-name="Absatz-Standardschriftart"><text:span text:style-name="T2"> </text:span></text:span>(directly<text:span text:style-name="Absatz-Standardschriftart"><text:span text:style-name="T2"> </text:span></text:span>or<text:span text:style-name="Absatz-Standardschriftart"><text:span text:style-name="T2"> </text:span></text:span>indirectly)<text:span text:style-name="Absatz-Standardschriftart"><text:span text:style-name="T175"> </text:span></text:span><text:span text:style-name="Absatz-Standardschriftart"><text:span text:style-name="T140">interested</text:span></text:span><text:span text:style-name="Absatz-Standardschriftart"><text:span text:style-name="T2"> </text:span></text:span>in<text:span text:style-name="Absatz-Standardschriftart"><text:span text:style-name="T2"> </text:span></text:span>a<text:span text:style-name="Absatz-Standardschriftart"><text:span text:style-name="T2"> </text:span></text:span>transaction,<text:span text:style-name="Absatz-Standardschriftart"><text:span text:style-name="T3"> </text:span></text:span><text:span text:style-name="Absatz-Standardschriftart"><text:span text:style-name="T140">arrangement</text:span></text:span><text:span text:style-name="Absatz-Standardschriftart"><text:span text:style-name="T175"> </text:span></text:span>or<text:span text:style-name="Absatz-Standardschriftart"><text:span text:style-name="T110"> </text:span></text:span>contract<text:span text:style-name="Absatz-Standardschriftart"><text:span text:style-name="T152"> </text:span></text:span><text:span text:style-name="Absatz-Standardschriftart"><text:span text:style-name="T140">with</text:span></text:span><text:span text:style-name="Absatz-Standardschriftart"><text:span text:style-name="T157"> </text:span></text:span>the<text:span text:style-name="Absatz-Standardschriftart"><text:span text:style-name="T152"> </text:span></text:span>company<text:span text:style-name="Absatz-Standardschriftart"><text:span text:style-name="T152"> </text:span></text:span>that<text:span text:style-name="Absatz-Standardschriftart"><text:span text:style-name="T152"> </text:span></text:span>is<text:span text:style-name="Absatz-Standardschriftart"><text:span text:style-name="T152"> </text:span></text:span><text:span text:style-name="Absatz-Standardschriftart"><text:span text:style-name="T140">significant</text:span></text:span><text:span text:style-name="Absatz-Standardschriftart"><text:span text:style-name="T152"> </text:span></text:span>in<text:span text:style-name="Absatz-Standardschriftart"><text:span text:style-name="T152"> </text:span></text:span><text:span text:style-name="Absatz-Standardschriftart"><text:span text:style-name="T140">relation</text:span></text:span><text:span text:style-name="Absatz-Standardschriftart"><text:span text:style-name="T152"> </text:span></text:span>to<text:span text:style-name="Absatz-Standardschriftart"><text:span text:style-name="T152"> </text:span></text:span>the<text:span text:style-name="Absatz-Standardschriftart"><text:span text:style-name="T157"> </text:span></text:span>company’s<text:span text:style-name="Absatz-Standardschriftart"><text:span text:style-name="T152"> </text:span></text:span>business;<text:span text:style-name="Absatz-Standardschriftart"><text:span text:style-name="T152"> </text:span></text:span><text:span text:style-name="Absatz-Standardschriftart"><text:span text:style-name="T140">and</text:span></text:span></text:p>
                </text:list-item>
                <text:list-item>
                  <text:p text:style-name="P137">the<text:span text:style-name="Absatz-Standardschriftart"><text:span text:style-name="T175"> </text:span></text:span>director’s<text:span text:style-name="Absatz-Standardschriftart"><text:span text:style-name="T175"> </text:span></text:span>interest<text:span text:style-name="Absatz-Standardschriftart"><text:span text:style-name="T175"> </text:span></text:span>is<text:span text:style-name="Absatz-Standardschriftart"><text:span text:style-name="T175"> </text:span></text:span>material.</text:p>
                </text:list-item>
              </text:list>
            </text:list-item>
            <text:list-item>
              <text:p text:style-name="P180">The<text:span text:style-name="Absatz-Standardschriftart"><text:span text:style-name="T213"> </text:span></text:span><text:span text:style-name="Absatz-Standardschriftart"><text:span text:style-name="T140">director</text:span></text:span><text:span text:style-name="Absatz-Standardschriftart"><text:span text:style-name="T214"> </text:span></text:span>must<text:span text:style-name="Absatz-Standardschriftart"><text:span text:style-name="T215"> </text:span></text:span>declare<text:span text:style-name="Absatz-Standardschriftart"><text:span text:style-name="T215"> </text:span></text:span>the<text:span text:style-name="Absatz-Standardschriftart"><text:span text:style-name="T214"> </text:span></text:span>nature<text:span text:style-name="Absatz-Standardschriftart"><text:span text:style-name="T215"> </text:span></text:span>and<text:span text:style-name="Absatz-Standardschriftart"><text:span text:style-name="T215"> </text:span></text:span>extent<text:span text:style-name="Absatz-Standardschriftart"><text:span text:style-name="T215"> </text:span></text:span>of<text:span text:style-name="Absatz-Standardschriftart"><text:span text:style-name="T215"> </text:span></text:span>the<text:span text:style-name="Absatz-Standardschriftart"><text:span text:style-name="T214"> </text:span></text:span>director’s<text:span text:style-name="Absatz-Standardschriftart"><text:span text:style-name="T215"> </text:span></text:span><text:span text:style-name="Absatz-Standardschriftart"><text:span text:style-name="T140">interest</text:span></text:span><text:span text:style-name="Absatz-Standardschriftart"><text:span text:style-name="T213"> </text:span></text:span>to<text:span text:style-name="Absatz-Standardschriftart"><text:span text:style-name="T215"> </text:span></text:span>the<text:span text:style-name="Absatz-Standardschriftart"><text:span text:style-name="T214"> </text:span></text:span>other<text:span text:style-name="Absatz-Standardschriftart"><text:span text:style-name="T111"> </text:span></text:span>directors<text:span text:style-name="Absatz-Standardschriftart"><text:span text:style-name="T157"> </text:span></text:span>in<text:span text:style-name="Absatz-Standardschriftart"><text:span text:style-name="T175"> </text:span></text:span>accordance<text:span text:style-name="Absatz-Standardschriftart"><text:span text:style-name="T157"> </text:span></text:span>with<text:span text:style-name="Absatz-Standardschriftart"><text:span text:style-name="T157"> </text:span></text:span>section<text:span text:style-name="Absatz-Standardschriftart"><text:span text:style-name="T157"> </text:span></text:span>536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52"> </text:span></text:span>Ordinance.</text:p>
            </text:list-item>
            <text:list-item>
              <text:p text:style-name="P140">The<text:span text:style-name="Absatz-Standardschriftart"><text:span text:style-name="T175"> </text:span></text:span>director<text:span text:style-name="Absatz-Standardschriftart"><text:span text:style-name="T175"> </text:span></text:span>and<text:span text:style-name="Absatz-Standardschriftart"><text:span text:style-name="T157"> </text:span></text:span>the<text:span text:style-name="Absatz-Standardschriftart"><text:span text:style-name="T157"> </text:span></text:span><text:span text:style-name="Absatz-Standardschriftart"><text:span text:style-name="T140">director’s</text:span></text:span><text:span text:style-name="Absatz-Standardschriftart"><text:span text:style-name="T157"> </text:span></text:span><text:span text:style-name="Absatz-Standardschriftart"><text:span text:style-name="T140">alternate</text:span></text:span><text:span text:style-name="Absatz-Standardschriftart"><text:span text:style-name="T157"> </text:span></text:span>must<text:span text:style-name="Absatz-Standardschriftart"><text:span text:style-name="T175"> </text:span></text:span>neither—</text:p>
              <text:list>
                <text:list-item>
                  <text:p text:style-name="P181">vote<text:span text:style-name="Absatz-Standardschriftart"><text:span text:style-name="T169"> </text:span></text:span>in<text:span text:style-name="Absatz-Standardschriftart"><text:span text:style-name="T170"> </text:span></text:span>respect<text:span text:style-name="Absatz-Standardschriftart"><text:span text:style-name="T170"> </text:span></text:span>of<text:span text:style-name="Absatz-Standardschriftart"><text:span text:style-name="T170"> </text:span></text:span>the<text:span text:style-name="Absatz-Standardschriftart"><text:span text:style-name="T169"> </text:span></text:span>transaction,<text:span text:style-name="Absatz-Standardschriftart"><text:span text:style-name="T169"> </text:span></text:span><text:span text:style-name="Absatz-Standardschriftart"><text:span text:style-name="T140">arrangement</text:span></text:span><text:span text:style-name="Absatz-Standardschriftart"><text:span text:style-name="T146"> </text:span></text:span>or<text:span text:style-name="Absatz-Standardschriftart"><text:span text:style-name="T170"> </text:span></text:span>contract<text:span text:style-name="Absatz-Standardschriftart"><text:span text:style-name="T170"> </text:span></text:span>in<text:span text:style-name="Absatz-Standardschriftart"><text:span text:style-name="T170"> </text:span></text:span>which<text:span text:style-name="Absatz-Standardschriftart"><text:span text:style-name="T170"> </text:span></text:span>the<text:span text:style-name="Absatz-Standardschriftart"><text:span text:style-name="T169"> </text:span></text:span>director<text:span text:style-name="Absatz-Standardschriftart"><text:span text:style-name="T170"> </text:span></text:span>is<text:span text:style-name="Absatz-Standardschriftart"><text:span text:style-name="T168"> </text:span></text:span>so<text:span text:style-name="Absatz-Standardschriftart"><text:span text:style-name="T113"> </text:span></text:span>interested;<text:span text:style-name="Absatz-Standardschriftart"><text:span text:style-name="T165"> </text:span></text:span>nor</text:p>
                </text:list-item>
                <text:list-item>
                  <text:p text:style-name="P109">be<text:span text:style-name="Absatz-Standardschriftart"><text:span text:style-name="T157"> </text:span></text:span>counted<text:span text:style-name="Absatz-Standardschriftart"><text:span text:style-name="T157"> </text:span></text:span><text:span text:style-name="Absatz-Standardschriftart"><text:span text:style-name="T140">for</text:span></text:span><text:span text:style-name="Absatz-Standardschriftart"><text:span text:style-name="T152"> </text:span></text:span>quorum<text:span text:style-name="Absatz-Standardschriftart"><text:span text:style-name="T157"> </text:span></text:span>purposes<text:span text:style-name="Absatz-Standardschriftart"><text:span text:style-name="T157"> </text:span></text:span>in<text:span text:style-name="Absatz-Standardschriftart"><text:span text:style-name="T152"> </text:span></text:span><text:span text:style-name="Absatz-Standardschriftart"><text:span text:style-name="T140">respect</text:span></text:span><text:span text:style-name="Absatz-Standardschriftart"><text:span text:style-name="T157"> </text:span></text:span>of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57"> </text:span></text:span><text:span text:style-name="Absatz-Standardschriftart"><text:span text:style-name="T140">transaction,</text:span></text:span><text:span text:style-name="Absatz-Standardschriftart"><text:span text:style-name="T157"> </text:span></text:span>arrangement<text:span text:style-name="Absatz-Standardschriftart"><text:span text:style-name="T152"> </text:span></text:span>or<text:span text:style-name="Absatz-Standardschriftart"><text:span text:style-name="T157"> </text:span></text:span><text:span text:style-name="Absatz-Standardschriftart"><text:span text:style-name="T140">contract.</text:span></text:span></text:p>
                </text:list-item>
              </text:list>
            </text:list-item>
            <text:list-item>
              <text:p text:style-name="P148">Paragraph<text:span text:style-name="Absatz-Standardschriftart"><text:span text:style-name="T157"> </text:span></text:span>(3)<text:span text:style-name="Absatz-Standardschriftart"><text:span text:style-name="T157"> </text:span></text:span>does<text:span text:style-name="Absatz-Standardschriftart"><text:span text:style-name="T157"> </text:span></text:span>not<text:span text:style-name="Absatz-Standardschriftart"><text:span text:style-name="T175"> </text:span></text:span>preclude<text:span text:style-name="Absatz-Standardschriftart"><text:span text:style-name="T157"> </text:span></text:span>the<text:span text:style-name="Absatz-Standardschriftart"><text:span text:style-name="T175"> </text:span></text:span>alternate<text:span text:style-name="Absatz-Standardschriftart"><text:span text:style-name="T157"> </text:span></text:span><text:span text:style-name="Absatz-Standardschriftart"><text:span text:style-name="T140">from—</text:span></text:span></text:p>
              <text:list>
                <text:list-item>
                  <text:p text:style-name="P181">voting<text:span text:style-name="Absatz-Standardschriftart"><text:span text:style-name="T178"> </text:span></text:span>in<text:span text:style-name="Absatz-Standardschriftart"><text:span text:style-name="T178"> </text:span></text:span>respect<text:span text:style-name="Absatz-Standardschriftart"><text:span text:style-name="T216"> </text:span></text:span>of<text:span text:style-name="Absatz-Standardschriftart"><text:span text:style-name="T178"> </text:span></text:span><text:span text:style-name="Absatz-Standardschriftart"><text:span text:style-name="T140">the</text:span></text:span><text:span text:style-name="Absatz-Standardschriftart"><text:span text:style-name="T178"> </text:span></text:span><text:span text:style-name="Absatz-Standardschriftart"><text:span text:style-name="T140">transaction,</text:span></text:span><text:span text:style-name="Absatz-Standardschriftart"><text:span text:style-name="T178"> </text:span></text:span>arrangement<text:span text:style-name="Absatz-Standardschriftart"><text:span text:style-name="T216"> </text:span></text:span>or<text:span text:style-name="Absatz-Standardschriftart"><text:span text:style-name="T178"> </text:span></text:span>contract<text:span text:style-name="Absatz-Standardschriftart"><text:span text:style-name="T178"> </text:span></text:span>on<text:span text:style-name="Absatz-Standardschriftart"><text:span text:style-name="T216"> </text:span></text:span><text:span text:style-name="Absatz-Standardschriftart"><text:span text:style-name="T140">behalf</text:span></text:span><text:span text:style-name="Absatz-Standardschriftart"><text:span text:style-name="T178"> </text:span></text:span>of<text:span text:style-name="Absatz-Standardschriftart"><text:span text:style-name="T178"> </text:span></text:span><text:span text:style-name="Absatz-Standardschriftart"><text:span text:style-name="T140">another</text:span></text:span><text:span text:style-name="Absatz-Standardschriftart"><text:span text:style-name="T101"> </text:span></text:span>appointor<text:span text:style-name="Absatz-Standardschriftart"><text:span text:style-name="T152"> </text:span></text:span>who<text:span text:style-name="Absatz-Standardschriftart"><text:span text:style-name="T152"> </text:span></text:span>does<text:span text:style-name="Absatz-Standardschriftart"><text:span text:style-name="T152"> </text:span></text:span>not<text:span text:style-name="Absatz-Standardschriftart"><text:span text:style-name="T152"> </text:span></text:span>have<text:span text:style-name="Absatz-Standardschriftart"><text:span text:style-name="T152"> </text:span></text:span>such<text:span text:style-name="Absatz-Standardschriftart"><text:span text:style-name="T152"> </text:span></text:span>an<text:span text:style-name="Absatz-Standardschriftart"><text:span text:style-name="T149"> </text:span></text:span>interest;<text:span text:style-name="Absatz-Standardschriftart"><text:span text:style-name="T149"> </text:span></text:span><text:span text:style-name="Absatz-Standardschriftart"><text:span text:style-name="T140">and</text:span></text:span></text:p>
                </text:list-item>
                <text:list-item>
                  <text:p text:style-name="P184">being<text:span text:style-name="Absatz-Standardschriftart"><text:span text:style-name="T216"> </text:span></text:span><text:span text:style-name="Absatz-Standardschriftart"><text:span text:style-name="T140">counted</text:span></text:span><text:span text:style-name="Absatz-Standardschriftart"><text:span text:style-name="T217"> </text:span></text:span>for<text:span text:style-name="Absatz-Standardschriftart"><text:span text:style-name="T217"> </text:span></text:span>quorum<text:span text:style-name="Absatz-Standardschriftart"><text:span text:style-name="T213"> </text:span></text:span>purposes<text:span text:style-name="Absatz-Standardschriftart"><text:span text:style-name="T217"> </text:span></text:span>in<text:span text:style-name="Absatz-Standardschriftart"><text:span text:style-name="T217"> </text:span></text:span>respect<text:span text:style-name="Absatz-Standardschriftart"><text:span text:style-name="T217"> </text:span></text:span>of<text:span text:style-name="Absatz-Standardschriftart"><text:span text:style-name="T217"> </text:span></text:span>the<text:span text:style-name="Absatz-Standardschriftart"><text:span text:style-name="T216"> </text:span></text:span>transaction,<text:span text:style-name="Absatz-Standardschriftart"><text:span text:style-name="T216"> </text:span></text:span><text:span text:style-name="Absatz-Standardschriftart"><text:span text:style-name="T140">arrangement</text:span></text:span><text:span text:style-name="Absatz-Standardschriftart"><text:span text:style-name="T213"> </text:span></text:span>or<text:span text:style-name="Absatz-Standardschriftart"><text:span text:style-name="T96"> </text:span></text:span>contract.</text:p>
                </text:list-item>
              </text:list>
            </text:list-item>
            <text:list-item>
              <text:p text:style-name="P121">If<text:span text:style-name="Absatz-Standardschriftart"><text:span text:style-name="T200"> </text:span></text:span>the<text:span text:style-name="Absatz-Standardschriftart"><text:span text:style-name="T201"> </text:span></text:span><text:span text:style-name="Absatz-Standardschriftart"><text:span text:style-name="T140">director</text:span></text:span><text:span text:style-name="Absatz-Standardschriftart"><text:span text:style-name="T201"> </text:span></text:span>or<text:span text:style-name="Absatz-Standardschriftart"><text:span text:style-name="T200"> </text:span></text:span>the<text:span text:style-name="Absatz-Standardschriftart"><text:span text:style-name="T201"> </text:span></text:span><text:span text:style-name="Absatz-Standardschriftart"><text:span text:style-name="T140">director’s</text:span></text:span><text:span text:style-name="Absatz-Standardschriftart"><text:span text:style-name="T201"> </text:span></text:span><text:span text:style-name="Absatz-Standardschriftart"><text:span text:style-name="T140">alternate</text:span></text:span><text:span text:style-name="Absatz-Standardschriftart"><text:span text:style-name="T201"> </text:span></text:span>contravenes<text:span text:style-name="Absatz-Standardschriftart"><text:span text:style-name="T200"> </text:span></text:span><text:span text:style-name="Absatz-Standardschriftart"><text:span text:style-name="T140">paragraph</text:span></text:span><text:span text:style-name="Absatz-Standardschriftart"><text:span text:style-name="T201"> </text:span></text:span>(3)(a),<text:span text:style-name="Absatz-Standardschriftart"><text:span text:style-name="T201"> </text:span></text:span>the<text:span text:style-name="Absatz-Standardschriftart"><text:span text:style-name="T201"> </text:span></text:span>vote<text:span text:style-name="Absatz-Standardschriftart"><text:span text:style-name="T200"> </text:span></text:span>must<text:span text:style-name="Absatz-Standardschriftart"><text:span text:style-name="T201"> </text:span></text:span>not<text:span text:style-name="Absatz-Standardschriftart"><text:span text:style-name="T201"> </text:span></text:span>be<text:span text:style-name="Absatz-Standardschriftart"><text:span text:style-name="T115"> </text:span></text:span>counted.</text:p>
            </text:list-item>
            <text:list-item>
              <text:p text:style-name="P147">Paragraph<text:span text:style-name="Absatz-Standardschriftart"><text:span text:style-name="T157"> </text:span></text:span>(3)<text:span text:style-name="Absatz-Standardschriftart"><text:span text:style-name="T152"> </text:span></text:span>does<text:span text:style-name="Absatz-Standardschriftart"><text:span text:style-name="T152"> </text:span></text:span>not<text:span text:style-name="Absatz-Standardschriftart"><text:span text:style-name="T157"> </text:span></text:span>apply<text:span text:style-name="Absatz-Standardschriftart"><text:span text:style-name="T152"> </text:span></text:span>to—</text:p>
              <text:list>
                <text:list-item>
                  <text:p text:style-name="P186">an<text:span text:style-name="Absatz-Standardschriftart"><text:span text:style-name="T198"> </text:span></text:span><text:span text:style-name="Absatz-Standardschriftart"><text:span text:style-name="T140">arrangement</text:span></text:span><text:span text:style-name="Absatz-Standardschriftart"><text:span text:style-name="T198"> </text:span></text:span>for<text:span text:style-name="Absatz-Standardschriftart"><text:span text:style-name="T198"> </text:span></text:span>giving<text:span text:style-name="Absatz-Standardschriftart"><text:span text:style-name="T198"> </text:span></text:span>a<text:span text:style-name="Absatz-Standardschriftart"><text:span text:style-name="T198"> </text:span></text:span><text:span text:style-name="Absatz-Standardschriftart"><text:span text:style-name="T140">director</text:span></text:span><text:span text:style-name="Absatz-Standardschriftart"><text:span text:style-name="T198"> </text:span></text:span>any<text:span text:style-name="Absatz-Standardschriftart"><text:span text:style-name="T198"> </text:span></text:span><text:span text:style-name="Absatz-Standardschriftart"><text:span text:style-name="T140">security</text:span></text:span><text:span text:style-name="Absatz-Standardschriftart"><text:span text:style-name="T198"> </text:span></text:span>or<text:span text:style-name="Absatz-Standardschriftart"><text:span text:style-name="T198"> </text:span></text:span>indemnity<text:span text:style-name="Absatz-Standardschriftart"><text:span text:style-name="T202"> </text:span></text:span>in<text:span text:style-name="Absatz-Standardschriftart"><text:span text:style-name="T198"> </text:span></text:span>respect<text:span text:style-name="Absatz-Standardschriftart"><text:span text:style-name="T197"> </text:span></text:span>of<text:span text:style-name="Absatz-Standardschriftart"><text:span text:style-name="T198"> </text:span></text:span>money<text:span text:style-name="Absatz-Standardschriftart"><text:span text:style-name="T198"> </text:span></text:span>lent<text:span text:style-name="Absatz-Standardschriftart"><text:span text:style-name="T101"> </text:span></text:span>by<text:span text:style-name="Absatz-Standardschriftart"><text:span text:style-name="T192"> </text:span></text:span>the<text:span text:style-name="Absatz-Standardschriftart"><text:span text:style-name="T192"> </text:span></text:span>director<text:span text:style-name="Absatz-Standardschriftart"><text:span text:style-name="T192"> </text:span></text:span>to<text:span text:style-name="Absatz-Standardschriftart"><text:span text:style-name="T192"> </text:span></text:span>or<text:span text:style-name="Absatz-Standardschriftart"><text:span text:style-name="T193"> </text:span></text:span>obligations<text:span text:style-name="Absatz-Standardschriftart"><text:span text:style-name="T191"> </text:span></text:span>undertaken<text:span text:style-name="Absatz-Standardschriftart"><text:span text:style-name="T192"> </text:span></text:span>by<text:span text:style-name="Absatz-Standardschriftart"><text:span text:style-name="T192"> </text:span></text:span>the<text:span text:style-name="Absatz-Standardschriftart"><text:span text:style-name="T192"> </text:span></text:span>director<text:span text:style-name="Absatz-Standardschriftart"><text:span text:style-name="T193"> </text:span></text:span>for<text:span text:style-name="Absatz-Standardschriftart"><text:span text:style-name="T192"> </text:span></text:span>the<text:span text:style-name="Absatz-Standardschriftart"><text:span text:style-name="T192"> </text:span></text:span>benefit<text:span text:style-name="Absatz-Standardschriftart"><text:span text:style-name="T192"> </text:span></text:span>of<text:span text:style-name="Absatz-Standardschriftart"><text:span text:style-name="T192"> </text:span></text:span><text:span text:style-name="Absatz-Standardschriftart"><text:span text:style-name="T140">the</text:span></text:span><text:span text:style-name="Absatz-Standardschriftart"><text:span text:style-name="T75"> </text:span></text:span>company;</text:p>
                </text:list-item>
                <text:list-item>
                  <text:p text:style-name="P189">an<text:span text:style-name="Absatz-Standardschriftart"><text:span text:style-name="T157"> </text:span></text:span><text:span text:style-name="Absatz-Standardschriftart"><text:span text:style-name="T140">arrangement</text:span></text:span><text:span text:style-name="Absatz-Standardschriftart"><text:span text:style-name="T157"> </text:span></text:span>for<text:span text:style-name="Absatz-Standardschriftart"><text:span text:style-name="T157"> </text:span></text:span>the<text:span text:style-name="Absatz-Standardschriftart"><text:span text:style-name="T175"> </text:span></text:span>company<text:span text:style-name="Absatz-Standardschriftart"><text:span text:style-name="T157"> </text:span></text:span>to<text:span text:style-name="Absatz-Standardschriftart"><text:span text:style-name="T157"> </text:span></text:span>give<text:span text:style-name="Absatz-Standardschriftart"><text:span text:style-name="T152"> </text:span></text:span>any<text:span text:style-name="Absatz-Standardschriftart"><text:span text:style-name="T157"> </text:span></text:span>security<text:span text:style-name="Absatz-Standardschriftart"><text:span text:style-name="T152"> </text:span></text:span>to<text:span text:style-name="Absatz-Standardschriftart"><text:span text:style-name="T157"> </text:span></text:span>a<text:span text:style-name="Absatz-Standardschriftart"><text:span text:style-name="T152"> </text:span></text:span><text:span text:style-name="Absatz-Standardschriftart"><text:span text:style-name="T140">third</text:span></text:span><text:span text:style-name="Absatz-Standardschriftart"><text:span text:style-name="T152"> </text:span></text:span>party<text:span text:style-name="Absatz-Standardschriftart"><text:span text:style-name="T157"> </text:span></text:span>in<text:span text:style-name="Absatz-Standardschriftart"><text:span text:style-name="T152"> </text:span></text:span><text:span text:style-name="Absatz-Standardschriftart"><text:span text:style-name="T140">respect</text:span></text:span><text:span text:style-name="Absatz-Standardschriftart"><text:span text:style-name="T152"> </text:span></text:span>of<text:span text:style-name="Absatz-Standardschriftart"><text:span text:style-name="T175"> </text:span></text:span>a<text:span text:style-name="Absatz-Standardschriftart"><text:span text:style-name="T152"> </text:span></text:span><text:span text:style-name="Absatz-Standardschriftart"><text:span text:style-name="T140">debt</text:span></text:span><text:span text:style-name="Absatz-Standardschriftart"><text:span text:style-name="T74"> </text:span></text:span>or<text:span text:style-name="Absatz-Standardschriftart"><text:span text:style-name="T157"> </text:span></text:span>obligation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52"> </text:span></text:span>company<text:span text:style-name="Absatz-Standardschriftart"><text:span text:style-name="T157"> </text:span></text:span>for<text:span text:style-name="Absatz-Standardschriftart"><text:span text:style-name="T152"> </text:span></text:span>which<text:span text:style-name="Absatz-Standardschriftart"><text:span text:style-name="T152"> </text:span></text:span>the<text:span text:style-name="Absatz-Standardschriftart"><text:span text:style-name="T157"> </text:span></text:span>director<text:span text:style-name="Absatz-Standardschriftart"><text:span text:style-name="T152"> </text:span></text:span>has<text:span text:style-name="Absatz-Standardschriftart"><text:span text:style-name="T157"> </text:span></text:span>assumed<text:span text:style-name="Absatz-Standardschriftart"><text:span text:style-name="T152"> </text:span></text:span><text:span text:style-name="Absatz-Standardschriftart"><text:span text:style-name="T140">responsibility</text:span></text:span><text:span text:style-name="Absatz-Standardschriftart"><text:span text:style-name="T157"> </text:span></text:span>wholly<text:span text:style-name="Absatz-Standardschriftart"><text:span text:style-name="T149"> </text:span></text:span>or<text:span text:style-name="Absatz-Standardschriftart"><text:span text:style-name="T112"> </text:span></text:span>in<text:span text:style-name="Absatz-Standardschriftart"><text:span text:style-name="T149"> </text:span></text:span>part<text:span text:style-name="Absatz-Standardschriftart"><text:span text:style-name="T149"> </text:span></text:span><text:span text:style-name="Absatz-Standardschriftart"><text:span text:style-name="T140">under</text:span></text:span><text:span text:style-name="Absatz-Standardschriftart"><text:span text:style-name="T151"> </text:span></text:span>a<text:span text:style-name="Absatz-Standardschriftart"><text:span text:style-name="T149"> </text:span></text:span>guarantee<text:span text:style-name="Absatz-Standardschriftart"><text:span text:style-name="T151"> </text:span></text:span>or<text:span text:style-name="Absatz-Standardschriftart"><text:span text:style-name="T149"> </text:span></text:span>indemnity<text:span text:style-name="Absatz-Standardschriftart"><text:span text:style-name="T151"> </text:span></text:span>or<text:span text:style-name="Absatz-Standardschriftart"><text:span text:style-name="T149"> </text:span></text:span>by<text:span text:style-name="Absatz-Standardschriftart"><text:span text:style-name="T151"> </text:span></text:span>the<text:span text:style-name="Absatz-Standardschriftart"><text:span text:style-name="T151"> </text:span></text:span>deposit<text:span text:style-name="Absatz-Standardschriftart"><text:span text:style-name="T151"> </text:span></text:span>of<text:span text:style-name="Absatz-Standardschriftart"><text:span text:style-name="T149"> </text:span></text:span>a<text:span text:style-name="Absatz-Standardschriftart"><text:span text:style-name="T149"> </text:span></text:span>security;<text:span text:style-name="Absatz-Standardschriftart"><text:span text:style-name="T149"> </text:span></text:span>or</text:p>
                </text:list-item>
                <text:list-item>
                  <text:p text:style-name="P190">an<text:span text:style-name="Absatz-Standardschriftart"><text:span text:style-name="T175"> </text:span></text:span>arrangement<text:span text:style-name="Absatz-Standardschriftart"><text:span text:style-name="T175"> </text:span></text:span>under<text:span text:style-name="Absatz-Standardschriftart"><text:span text:style-name="T157"> </text:span></text:span>which<text:span text:style-name="Absatz-Standardschriftart"><text:span text:style-name="T175"> </text:span></text:span>benefits<text:span text:style-name="Absatz-Standardschriftart"><text:span text:style-name="T175"> </text:span></text:span>are<text:span text:style-name="Absatz-Standardschriftart"><text:span text:style-name="T175"> </text:span></text:span>made<text:span text:style-name="Absatz-Standardschriftart"><text:span text:style-name="T157"> </text:span></text:span>available<text:span text:style-name="Absatz-Standardschriftart"><text:span text:style-name="T175"> </text:span></text:span>to<text:span text:style-name="Absatz-Standardschriftart"><text:span text:style-name="T175"> </text:span></text:span>employees<text:span text:style-name="Absatz-Standardschriftart"><text:span text:style-name="T157"> </text:span></text:span>and<text:span text:style-name="Absatz-Standardschriftart"><text:span text:style-name="T175"> </text:span></text:span><text:span text:style-name="Absatz-Standardschriftart"><text:span text:style-name="T140">directors</text:span></text:span><text:span text:style-name="Absatz-Standardschriftart"><text:span text:style-name="T175"> </text:span></text:span>or<text:span text:style-name="Absatz-Standardschriftart"><text:span text:style-name="T85"> </text:span></text:span>former<text:span text:style-name="Absatz-Standardschriftart"><text:span text:style-name="T167"> </text:span></text:span>employees<text:span text:style-name="Absatz-Standardschriftart"><text:span text:style-name="T167"> </text:span></text:span>and<text:span text:style-name="Absatz-Standardschriftart"><text:span text:style-name="T140"> </text:span></text:span>directors<text:span text:style-name="Absatz-Standardschriftart"><text:span text:style-name="T140"> </text:span></text:span>of<text:span text:style-name="Absatz-Standardschriftart"><text:span text:style-name="T140"> the </text:span></text:span>company<text:span text:style-name="Absatz-Standardschriftart"><text:span text:style-name="T140"> </text:span></text:span>or<text:span text:style-name="Absatz-Standardschriftart"><text:span text:style-name="T140"> </text:span></text:span>any<text:span text:style-name="Absatz-Standardschriftart"><text:span text:style-name="T140"> </text:span></text:span>of<text:span text:style-name="Absatz-Standardschriftart"><text:span text:style-name="T140"> </text:span></text:span>its<text:span text:style-name="Absatz-Standardschriftart"><text:span text:style-name="T140"> subsidiaries,</text:span></text:span><text:span text:style-name="Absatz-Standardschriftart"><text:span text:style-name="T153"> </text:span></text:span>which<text:span text:style-name="Absatz-Standardschriftart"><text:span text:style-name="T140"> </text:span></text:span>do<text:span text:style-name="Absatz-Standardschriftart"><text:span text:style-name="T140"> not</text:span></text:span><text:span text:style-name="Absatz-Standardschriftart"><text:span text:style-name="T117"> </text:span></text:span>provide<text:span text:style-name="Absatz-Standardschriftart"><text:span text:style-name="T175"> </text:span></text:span>special<text:span text:style-name="Absatz-Standardschriftart"><text:span text:style-name="T157"> </text:span></text:span>benefits<text:span text:style-name="Absatz-Standardschriftart"><text:span text:style-name="T175"> </text:span></text:span>for<text:span text:style-name="Absatz-Standardschriftart"><text:span text:style-name="T175"> </text:span></text:span>directors<text:span text:style-name="Absatz-Standardschriftart"><text:span text:style-name="T175"> </text:span></text:span>or<text:span text:style-name="Absatz-Standardschriftart"><text:span text:style-name="T157"> </text:span></text:span>former<text:span text:style-name="Absatz-Standardschriftart"><text:span text:style-name="T175"> </text:span></text:span>directors.</text:p>
                </text:list-item>
              </text:list>
            </text:list-item>
            <text:list-item>
              <text:p text:style-name="P192">A<text:span text:style-name="Absatz-Standardschriftart"><text:span text:style-name="T143"> </text:span></text:span>reference<text:span text:style-name="Absatz-Standardschriftart"><text:span text:style-name="T143"> </text:span></text:span>in<text:span text:style-name="Absatz-Standardschriftart"><text:span text:style-name="T138"> </text:span></text:span>this<text:span text:style-name="Absatz-Standardschriftart"><text:span text:style-name="T143"> </text:span></text:span>article<text:span text:style-name="Absatz-Standardschriftart"><text:span text:style-name="T139"> </text:span></text:span>to<text:span text:style-name="Absatz-Standardschriftart"><text:span text:style-name="T143"> </text:span></text:span>a<text:span text:style-name="Absatz-Standardschriftart"><text:span text:style-name="T143"> </text:span></text:span><text:span text:style-name="Absatz-Standardschriftart"><text:span text:style-name="T140">transaction,</text:span></text:span><text:span text:style-name="Absatz-Standardschriftart"><text:span text:style-name="T138"> </text:span></text:span><text:span text:style-name="Absatz-Standardschriftart"><text:span text:style-name="T140">arrangement</text:span></text:span><text:span text:style-name="Absatz-Standardschriftart"><text:span text:style-name="T138"> </text:span></text:span>or<text:span text:style-name="Absatz-Standardschriftart"><text:span text:style-name="T138"> </text:span></text:span>contract<text:span text:style-name="Absatz-Standardschriftart"><text:span text:style-name="T218"> </text:span></text:span><text:span text:style-name="Absatz-Standardschriftart"><text:span text:style-name="T140">includes</text:span></text:span><text:span text:style-name="Absatz-Standardschriftart"><text:span text:style-name="T138"> </text:span></text:span>a<text:span text:style-name="Absatz-Standardschriftart"><text:span text:style-name="T218"> </text:span></text:span><text:span text:style-name="Absatz-Standardschriftart"><text:span text:style-name="T140">proposed</text:span></text:span><text:span text:style-name="Absatz-Standardschriftart"><text:span text:style-name="T107"> </text:span></text:span>transaction,<text:span text:style-name="Absatz-Standardschriftart"><text:span text:style-name="T164"> </text:span></text:span>arrangement<text:span text:style-name="Absatz-Standardschriftart"><text:span text:style-name="T207"> </text:span></text:span>or<text:span text:style-name="Absatz-Standardschriftart"><text:span text:style-name="T1"> </text:span></text:span>contract.</text:p>
            </text:list-item>
          </text:list>
        </text:list-item>
      </text:list>
      <text:p text:style-name="P81"/>
      <text:list xml:id="list232526989479096" text:continue-numbering="true" text:style-name="L3">
        <text:list-item>
          <text:p text:style-name="P361">Supplementary<text:span text:style-name="Absatz-Standardschriftart"><text:span text:style-name="T207"> </text:span></text:span>provisions<text:span text:style-name="Absatz-Standardschriftart"><text:span text:style-name="T175"> </text:span></text:span>as<text:span text:style-name="Absatz-Standardschriftart"><text:span text:style-name="T2"> </text:span></text:span>to<text:span text:style-name="Absatz-Standardschriftart"><text:span text:style-name="T2"> </text:span></text:span>conflicts<text:span text:style-name="Absatz-Standardschriftart"><text:span text:style-name="T157"> </text:span></text:span>of<text:span text:style-name="Absatz-Standardschriftart"><text:span text:style-name="T2"> </text:span></text:span>interest</text:p>
          <text:list>
            <text:list-item>
              <text:p text:style-name="P122">A<text:span text:style-name="Absatz-Standardschriftart"><text:span text:style-name="T205"> </text:span></text:span>director<text:span text:style-name="Absatz-Standardschriftart"><text:span text:style-name="T205"> </text:span></text:span>may<text:span text:style-name="Absatz-Standardschriftart"><text:span text:style-name="T205"> </text:span></text:span>hold<text:span text:style-name="Absatz-Standardschriftart"><text:span text:style-name="T204"> </text:span></text:span>any<text:span text:style-name="Absatz-Standardschriftart"><text:span text:style-name="T204"> </text:span></text:span>other<text:span text:style-name="Absatz-Standardschriftart"><text:span text:style-name="T205"> </text:span></text:span>office<text:span text:style-name="Absatz-Standardschriftart"><text:span text:style-name="T204"> </text:span></text:span>or<text:span text:style-name="Absatz-Standardschriftart"><text:span text:style-name="T205"> </text:span></text:span>position<text:span text:style-name="Absatz-Standardschriftart"><text:span text:style-name="T205"> </text:span></text:span>of<text:span text:style-name="Absatz-Standardschriftart"><text:span text:style-name="T204"> </text:span></text:span>profit<text:span text:style-name="Absatz-Standardschriftart"><text:span text:style-name="T205"> </text:span></text:span>under<text:span text:style-name="Absatz-Standardschriftart"><text:span text:style-name="T205"> </text:span></text:span>the<text:span text:style-name="Absatz-Standardschriftart"><text:span text:style-name="T204"> </text:span></text:span>company<text:span text:style-name="Absatz-Standardschriftart"><text:span text:style-name="T205"> </text:span></text:span>(other<text:span text:style-name="Absatz-Standardschriftart"><text:span text:style-name="T205"> </text:span></text:span>than<text:span text:style-name="Absatz-Standardschriftart"><text:span text:style-name="T204"> </text:span></text:span>the<text:span text:style-name="Absatz-Standardschriftart"><text:span text:style-name="T88"> </text:span></text:span>office<text:span text:style-name="Absatz-Standardschriftart"><text:span text:style-name="T144"> </text:span></text:span>of<text:span text:style-name="Absatz-Standardschriftart"><text:span text:style-name="T145"> </text:span></text:span><text:span text:style-name="Absatz-Standardschriftart"><text:span text:style-name="T140">auditor)</text:span></text:span><text:span text:style-name="Absatz-Standardschriftart"><text:span text:style-name="T145"> </text:span></text:span>in<text:span text:style-name="Absatz-Standardschriftart"><text:span text:style-name="T144"> </text:span></text:span><text:span text:style-name="Absatz-Standardschriftart"><text:span text:style-name="T140">conjunction</text:span></text:span><text:span text:style-name="Absatz-Standardschriftart"><text:span text:style-name="T145"> </text:span></text:span><text:span text:style-name="Absatz-Standardschriftart"><text:span text:style-name="T140">with</text:span></text:span><text:span text:style-name="Absatz-Standardschriftart"><text:span text:style-name="T145"> </text:span></text:span>the<text:span text:style-name="Absatz-Standardschriftart"><text:span text:style-name="T145"> </text:span></text:span>office<text:span text:style-name="Absatz-Standardschriftart"><text:span text:style-name="T146"> </text:span></text:span>of<text:span text:style-name="Absatz-Standardschriftart"><text:span text:style-name="T145"> </text:span></text:span>director<text:span text:style-name="Absatz-Standardschriftart"><text:span text:style-name="T145"> </text:span></text:span><text:span text:style-name="Absatz-Standardschriftart"><text:span text:style-name="T140">for</text:span></text:span><text:span text:style-name="Absatz-Standardschriftart"><text:span text:style-name="T144"> </text:span></text:span>a<text:span text:style-name="Absatz-Standardschriftart"><text:span text:style-name="T145"> </text:span></text:span>period<text:span text:style-name="Absatz-Standardschriftart"><text:span text:style-name="T144"> </text:span></text:span>and<text:span text:style-name="Absatz-Standardschriftart"><text:span text:style-name="T145"> </text:span></text:span>on<text:span text:style-name="Absatz-Standardschriftart"><text:span text:style-name="T144"> </text:span></text:span>terms<text:span text:style-name="Absatz-Standardschriftart"><text:span text:style-name="T145"> </text:span></text:span>(as<text:span text:style-name="Absatz-Standardschriftart"><text:span text:style-name="T145"> </text:span></text:span>to<text:span text:style-name="Absatz-Standardschriftart"><text:span text:style-name="T74"> </text:span></text:span>remuneration<text:span text:style-name="Absatz-Standardschriftart"><text:span text:style-name="T2"> </text:span></text:span>or<text:span text:style-name="Absatz-Standardschriftart"><text:span text:style-name="T2"> </text:span></text:span>otherwise)<text:span text:style-name="Absatz-Standardschriftart"><text:span text:style-name="T175"> </text:span></text:span>that<text:span text:style-name="Absatz-Standardschriftart"><text:span text:style-name="T2"> </text:span></text:span>the<text:span text:style-name="Absatz-Standardschriftart"><text:span text:style-name="T2"> </text:span></text:span>directors<text:span text:style-name="Absatz-Standardschriftart"><text:span text:style-name="T2"> </text:span></text:span><text:span text:style-name="Absatz-Standardschriftart"><text:span text:style-name="T140">determine.</text:span></text:span></text:p>
            </text:list-item>
            <text:list-item>
              <text:p text:style-name="P193">A<text:span text:style-name="Absatz-Standardschriftart"><text:span text:style-name="T144"> </text:span></text:span>director<text:span text:style-name="Absatz-Standardschriftart"><text:span text:style-name="T148"> </text:span></text:span><text:span text:style-name="Absatz-Standardschriftart"><text:span text:style-name="T140">or</text:span></text:span><text:span text:style-name="Absatz-Standardschriftart"><text:span text:style-name="T145"> </text:span></text:span>intending<text:span text:style-name="Absatz-Standardschriftart"><text:span text:style-name="T146"> </text:span></text:span>director<text:span text:style-name="Absatz-Standardschriftart"><text:span text:style-name="T145"> </text:span></text:span>is<text:span text:style-name="Absatz-Standardschriftart"><text:span text:style-name="T145"> </text:span></text:span><text:span text:style-name="Absatz-Standardschriftart"><text:span text:style-name="T140">not</text:span></text:span><text:span text:style-name="Absatz-Standardschriftart"><text:span text:style-name="T145"> </text:span></text:span><text:span text:style-name="Absatz-Standardschriftart"><text:span text:style-name="T140">disqualified</text:span></text:span><text:span text:style-name="Absatz-Standardschriftart"><text:span text:style-name="T145"> </text:span></text:span>by<text:span text:style-name="Absatz-Standardschriftart"><text:span text:style-name="T144"> </text:span></text:span>the<text:span text:style-name="Absatz-Standardschriftart"><text:span text:style-name="T145"> </text:span></text:span><text:span text:style-name="Absatz-Standardschriftart"><text:span text:style-name="T140">office</text:span></text:span><text:span text:style-name="Absatz-Standardschriftart"><text:span text:style-name="T145"> </text:span></text:span>of<text:span text:style-name="Absatz-Standardschriftart"><text:span text:style-name="T144"> </text:span></text:span>director<text:span text:style-name="Absatz-Standardschriftart"><text:span text:style-name="T148"> </text:span></text:span>from<text:span text:style-name="Absatz-Standardschriftart"><text:span text:style-name="T144"> </text:span></text:span><text:span text:style-name="Absatz-Standardschriftart"><text:span text:style-name="T140">contracting</text:span></text:span><text:span text:style-name="Absatz-Standardschriftart"><text:span text:style-name="T119"> </text:span></text:span>with<text:span text:style-name="Absatz-Standardschriftart"><text:span text:style-name="T3"> </text:span></text:span>the<text:span text:style-name="Absatz-Standardschriftart"><text:span text:style-name="T2"> </text:span></text:span><text:span text:style-name="Absatz-Standardschriftart"><text:span text:style-name="T140">company—</text:span></text:span></text:p>
              <text:list>
                <text:list-item>
                  <text:p text:style-name="P196">with<text:span text:style-name="Absatz-Standardschriftart"><text:span text:style-name="T199"> </text:span></text:span>regard<text:span text:style-name="Absatz-Standardschriftart"><text:span text:style-name="T199"> </text:span></text:span><text:span text:style-name="Absatz-Standardschriftart"><text:span text:style-name="T140">to</text:span></text:span><text:span text:style-name="Absatz-Standardschriftart"><text:span text:style-name="T199"> </text:span></text:span>the<text:span text:style-name="Absatz-Standardschriftart"><text:span text:style-name="T197"> </text:span></text:span>tenure of<text:span text:style-name="Absatz-Standardschriftart"><text:span text:style-name="T199"> </text:span></text:span>the<text:span text:style-name="Absatz-Standardschriftart"><text:span text:style-name="T197"> </text:span></text:span>other office<text:span text:style-name="Absatz-Standardschriftart"><text:span text:style-name="T199"> </text:span></text:span>or<text:span text:style-name="Absatz-Standardschriftart"><text:span text:style-name="T199"> </text:span></text:span><text:span text:style-name="Absatz-Standardschriftart"><text:span text:style-name="T140">position</text:span></text:span><text:span text:style-name="Absatz-Standardschriftart"><text:span text:style-name="T199"> </text:span></text:span>of <text:span text:style-name="Absatz-Standardschriftart"><text:span text:style-name="T140">profit</text:span></text:span><text:span text:style-name="Absatz-Standardschriftart"><text:span text:style-name="T197"> </text:span></text:span>mentioned<text:span text:style-name="Absatz-Standardschriftart"><text:span text:style-name="T199"> </text:span></text:span>in<text:span text:style-name="Absatz-Standardschriftart"><text:span text:style-name="T199"> </text:span></text:span><text:span text:style-name="Absatz-Standardschriftart"><text:span text:style-name="T140">paragraph</text:span></text:span><text:span text:style-name="Absatz-Standardschriftart"><text:span text:style-name="T105"> </text:span></text:span>(1);<text:span text:style-name="Absatz-Standardschriftart"><text:span text:style-name="T152"> </text:span></text:span>or</text:p>
                </text:list-item>
                <text:list-item>
                  <text:p text:style-name="P112">as<text:span text:style-name="Absatz-Standardschriftart"><text:span text:style-name="T2"> </text:span></text:span>vendor,<text:span text:style-name="Absatz-Standardschriftart"><text:span text:style-name="T175"> </text:span></text:span>purchaser<text:span text:style-name="Absatz-Standardschriftart"><text:span text:style-name="T175"> </text:span></text:span>or<text:span text:style-name="Absatz-Standardschriftart"><text:span text:style-name="T2"> </text:span></text:span>otherwise.</text:p>
                </text:list-item>
              </text:list>
            </text:list-item>
            <text:list-item>
              <text:p text:style-name="P197">The<text:span text:style-name="Absatz-Standardschriftart"><text:span text:style-name="T1"> </text:span></text:span>contract<text:span text:style-name="Absatz-Standardschriftart"><text:span text:style-name="T1"> </text:span></text:span>mentioned<text:span text:style-name="Absatz-Standardschriftart"><text:span text:style-name="T207"> </text:span></text:span>in<text:span text:style-name="Absatz-Standardschriftart"><text:span text:style-name="T207"> </text:span></text:span>paragraph<text:span text:style-name="Absatz-Standardschriftart"><text:span text:style-name="T207"> </text:span></text:span>(2)<text:span text:style-name="Absatz-Standardschriftart"><text:span text:style-name="T207"> </text:span></text:span>or<text:span text:style-name="Absatz-Standardschriftart"><text:span text:style-name="T207"> </text:span></text:span>any<text:span text:style-name="Absatz-Standardschriftart"><text:span text:style-name="T207"> </text:span></text:span>transaction,<text:span text:style-name="Absatz-Standardschriftart"><text:span text:style-name="T165"> </text:span></text:span><text:span text:style-name="Absatz-Standardschriftart"><text:span text:style-name="T140">arrangement</text:span></text:span><text:span text:style-name="Absatz-Standardschriftart"><text:span text:style-name="T207"> </text:span></text:span>or<text:span text:style-name="Absatz-Standardschriftart"><text:span text:style-name="T207"> </text:span></text:span>contract<text:span text:style-name="Absatz-Standardschriftart"><text:span text:style-name="T207"> </text:span></text:span><text:span text:style-name="Absatz-Standardschriftart"><text:span text:style-name="T140">entered</text:span></text:span><text:span text:style-name="Absatz-Standardschriftart"><text:span text:style-name="T83"> </text:span></text:span>into<text:span text:style-name="Absatz-Standardschriftart"><text:span text:style-name="T152"> </text:span></text:span>by<text:span text:style-name="Absatz-Standardschriftart"><text:span text:style-name="T157"> </text:span></text:span>or<text:span text:style-name="Absatz-Standardschriftart"><text:span text:style-name="T152"> </text:span></text:span>on<text:span text:style-name="Absatz-Standardschriftart"><text:span text:style-name="T152"> </text:span></text:span>behalf<text:span text:style-name="Absatz-Standardschriftart"><text:span text:style-name="T152"> </text:span></text:span>of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52"> </text:span></text:span>company<text:span text:style-name="Absatz-Standardschriftart"><text:span text:style-name="T157"> </text:span></text:span>in<text:span text:style-name="Absatz-Standardschriftart"><text:span text:style-name="T152"> </text:span></text:span>which<text:span text:style-name="Absatz-Standardschriftart"><text:span text:style-name="T152"> </text:span></text:span>any<text:span text:style-name="Absatz-Standardschriftart"><text:span text:style-name="T152"> </text:span></text:span>director<text:span text:style-name="Absatz-Standardschriftart"><text:span text:style-name="T152"> </text:span></text:span>is<text:span text:style-name="Absatz-Standardschriftart"><text:span text:style-name="T175"> </text:span></text:span>in<text:span text:style-name="Absatz-Standardschriftart"><text:span text:style-name="T157"> </text:span></text:span>any<text:span text:style-name="Absatz-Standardschriftart"><text:span text:style-name="T152"> </text:span></text:span>way<text:span text:style-name="Absatz-Standardschriftart"><text:span text:style-name="T152"> </text:span></text:span>interested<text:span text:style-name="Absatz-Standardschriftart"><text:span text:style-name="T152"> </text:span></text:span>is<text:span text:style-name="Absatz-Standardschriftart"><text:span text:style-name="T152"> </text:span></text:span><text:span text:style-name="Absatz-Standardschriftart"><text:span text:style-name="T140">not</text:span></text:span><text:span text:style-name="Absatz-Standardschriftart"><text:span text:style-name="T152"> </text:span></text:span>liable<text:span text:style-name="Absatz-Standardschriftart"><text:span text:style-name="T93"> </text:span></text:span>to<text:span text:style-name="Absatz-Standardschriftart"><text:span text:style-name="T157"> </text:span></text:span>be<text:span text:style-name="Absatz-Standardschriftart"><text:span text:style-name="T152"> </text:span></text:span>avoided.</text:p>
            </text:list-item>
            <text:list-item>
              <text:p text:style-name="P193">A<text:span text:style-name="Absatz-Standardschriftart"><text:span text:style-name="T195"> </text:span></text:span>director<text:span text:style-name="Absatz-Standardschriftart"><text:span text:style-name="T195"> </text:span></text:span><text:span text:style-name="Absatz-Standardschriftart"><text:span text:style-name="T140">who</text:span></text:span><text:span text:style-name="Absatz-Standardschriftart"><text:span text:style-name="T173"> </text:span></text:span>has<text:span text:style-name="Absatz-Standardschriftart"><text:span text:style-name="T194"> </text:span></text:span><text:span text:style-name="Absatz-Standardschriftart"><text:span text:style-name="T140">entered</text:span></text:span><text:span text:style-name="Absatz-Standardschriftart"><text:span text:style-name="T195"> </text:span></text:span>into<text:span text:style-name="Absatz-Standardschriftart"><text:span text:style-name="T173"> </text:span></text:span>a<text:span text:style-name="Absatz-Standardschriftart"><text:span text:style-name="T194"> </text:span></text:span>contract<text:span text:style-name="Absatz-Standardschriftart"><text:span text:style-name="T195"> </text:span></text:span>mentioned<text:span text:style-name="Absatz-Standardschriftart"><text:span text:style-name="T173"> </text:span></text:span>in<text:span text:style-name="Absatz-Standardschriftart"><text:span text:style-name="T194"> </text:span></text:span><text:span text:style-name="Absatz-Standardschriftart"><text:span text:style-name="T140">paragraph</text:span></text:span><text:span text:style-name="Absatz-Standardschriftart"><text:span text:style-name="T195"> </text:span></text:span>(2)<text:span text:style-name="Absatz-Standardschriftart"><text:span text:style-name="T195"> </text:span></text:span>or<text:span text:style-name="Absatz-Standardschriftart"><text:span text:style-name="T195"> </text:span></text:span>is<text:span text:style-name="Absatz-Standardschriftart"><text:span text:style-name="T195"> </text:span></text:span>interested<text:span text:style-name="Absatz-Standardschriftart"><text:span text:style-name="T173"> </text:span></text:span>in<text:span text:style-name="Absatz-Standardschriftart"><text:span text:style-name="T195"> </text:span></text:span>a<text:span text:style-name="Absatz-Standardschriftart"><text:span text:style-name="T121"> </text:span></text:span>transaction,<text:span text:style-name="Absatz-Standardschriftart"><text:span text:style-name="T187"> </text:span></text:span>arrangement<text:span text:style-name="Absatz-Standardschriftart"><text:span text:style-name="T194"> </text:span></text:span>or<text:span text:style-name="Absatz-Standardschriftart"><text:span text:style-name="T194"> </text:span></text:span>contract<text:span text:style-name="Absatz-Standardschriftart"><text:span text:style-name="T194"> </text:span></text:span>mentioned<text:span text:style-name="Absatz-Standardschriftart"><text:span text:style-name="T173"> </text:span></text:span>in<text:span text:style-name="Absatz-Standardschriftart"><text:span text:style-name="T194"> </text:span></text:span>paragraph<text:span text:style-name="Absatz-Standardschriftart"><text:span text:style-name="T194"> </text:span></text:span>(3)<text:span text:style-name="Absatz-Standardschriftart"><text:span text:style-name="T194"> </text:span></text:span>is<text:span text:style-name="Absatz-Standardschriftart"><text:span text:style-name="T194"> </text:span></text:span>not<text:span text:style-name="Absatz-Standardschriftart"><text:span text:style-name="T195"> </text:span></text:span>liable<text:span text:style-name="Absatz-Standardschriftart"><text:span text:style-name="T194"> </text:span></text:span>to<text:span text:style-name="Absatz-Standardschriftart"><text:span text:style-name="T194"> </text:span></text:span>account<text:span text:style-name="Absatz-Standardschriftart"><text:span text:style-name="T194"> </text:span></text:span>to<text:span text:style-name="Absatz-Standardschriftart"><text:span text:style-name="T67"> </text:span></text:span>the<text:span text:style-name="Absatz-Standardschriftart"><text:span text:style-name="T170"> </text:span></text:span>company<text:span text:style-name="Absatz-Standardschriftart"><text:span text:style-name="T170"> </text:span></text:span>for<text:span text:style-name="Absatz-Standardschriftart"><text:span text:style-name="T170"> </text:span></text:span>any<text:span text:style-name="Absatz-Standardschriftart"><text:span text:style-name="T146"> </text:span></text:span>profit<text:span text:style-name="Absatz-Standardschriftart"><text:span text:style-name="T170"> </text:span></text:span>realized<text:span text:style-name="Absatz-Standardschriftart"><text:span text:style-name="T168"> </text:span></text:span>by<text:span text:style-name="Absatz-Standardschriftart"><text:span text:style-name="T146"> </text:span></text:span>the<text:span text:style-name="Absatz-Standardschriftart"><text:span text:style-name="T170"> </text:span></text:span>transaction,<text:span text:style-name="Absatz-Standardschriftart"><text:span text:style-name="T170"> </text:span></text:span><text:span text:style-name="Absatz-Standardschriftart"><text:span text:style-name="T140">arrangement</text:span></text:span><text:span text:style-name="Absatz-Standardschriftart"><text:span text:style-name="T170"> </text:span></text:span>or<text:span text:style-name="Absatz-Standardschriftart"><text:span text:style-name="T146"> </text:span></text:span>contract<text:span text:style-name="Absatz-Standardschriftart"><text:span text:style-name="T170"> </text:span></text:span><text:span text:style-name="Absatz-Standardschriftart"><text:span text:style-name="T140">by</text:span></text:span><text:span text:style-name="Absatz-Standardschriftart"><text:span text:style-name="T169"> </text:span></text:span>reason<text:span text:style-name="Absatz-Standardschriftart"><text:span text:style-name="T67"> </text:span></text:span>of—</text:p>
              <text:list>
                <text:list-item>
                  <text:p text:style-name="P109">the<text:span text:style-name="Absatz-Standardschriftart"><text:span text:style-name="T152"> </text:span></text:span>director<text:span text:style-name="Absatz-Standardschriftart"><text:span text:style-name="T157"> </text:span></text:span>holding<text:span text:style-name="Absatz-Standardschriftart"><text:span text:style-name="T152"> </text:span></text:span>the<text:span text:style-name="Absatz-Standardschriftart"><text:span text:style-name="T157"> </text:span></text:span>office;<text:span text:style-name="Absatz-Standardschriftart"><text:span text:style-name="T152"> </text:span></text:span>or</text:p>
                </text:list-item>
                <text:list-item>
                  <text:p text:style-name="P101">the<text:span text:style-name="Absatz-Standardschriftart"><text:span text:style-name="T175"> </text:span></text:span>fiduciary<text:span text:style-name="Absatz-Standardschriftart"><text:span text:style-name="T175"> </text:span></text:span>relation<text:span text:style-name="Absatz-Standardschriftart"><text:span text:style-name="T157"> </text:span></text:span><text:span text:style-name="Absatz-Standardschriftart"><text:span text:style-name="T140">established</text:span></text:span><text:span text:style-name="Absatz-Standardschriftart"><text:span text:style-name="T157"> </text:span></text:span>by<text:span text:style-name="Absatz-Standardschriftart"><text:span text:style-name="T175"> </text:span></text:span>the<text:span text:style-name="Absatz-Standardschriftart"><text:span text:style-name="T157"> </text:span></text:span>office.</text:p>
                </text:list-item>
              </text:list>
            </text:list-item>
            <text:list-item>
              <text:p text:style-name="P199">Paragraph<text:span text:style-name="Absatz-Standardschriftart"><text:span text:style-name="T152"> </text:span></text:span>(1),<text:span text:style-name="Absatz-Standardschriftart"><text:span text:style-name="T149"> </text:span></text:span>(2),<text:span text:style-name="Absatz-Standardschriftart"><text:span text:style-name="T152"> </text:span></text:span>(3)<text:span text:style-name="Absatz-Standardschriftart"><text:span text:style-name="T149"> </text:span></text:span>or<text:span text:style-name="Absatz-Standardschriftart"><text:span text:style-name="T152"> </text:span></text:span>(4)<text:span text:style-name="Absatz-Standardschriftart"><text:span text:style-name="T149"> </text:span></text:span>only<text:span text:style-name="Absatz-Standardschriftart"><text:span text:style-name="T152"> </text:span></text:span>applies<text:span text:style-name="Absatz-Standardschriftart"><text:span text:style-name="T149"> </text:span></text:span>if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49"> </text:span></text:span>director<text:span text:style-name="Absatz-Standardschriftart"><text:span text:style-name="T149"> </text:span></text:span>has<text:span text:style-name="Absatz-Standardschriftart"><text:span text:style-name="T152"> </text:span></text:span><text:span text:style-name="Absatz-Standardschriftart"><text:span text:style-name="T140">declared</text:span></text:span><text:span text:style-name="Absatz-Standardschriftart"><text:span text:style-name="T149"> </text:span></text:span>the<text:span text:style-name="Absatz-Standardschriftart"><text:span text:style-name="T175"> </text:span></text:span>nature<text:span text:style-name="Absatz-Standardschriftart"><text:span text:style-name="T149"> </text:span></text:span>and<text:span text:style-name="Absatz-Standardschriftart"><text:span text:style-name="T152"> </text:span></text:span>extent<text:span text:style-name="Absatz-Standardschriftart"><text:span text:style-name="T149"> </text:span></text:span>of<text:span text:style-name="Absatz-Standardschriftart"><text:span text:style-name="T97"> </text:span></text:span>the<text:span text:style-name="Absatz-Standardschriftart"><text:span text:style-name="T201"> </text:span></text:span><text:span text:style-name="Absatz-Standardschriftart"><text:span text:style-name="T140">director’s</text:span></text:span><text:span text:style-name="Absatz-Standardschriftart"><text:span text:style-name="T201"> </text:span></text:span>interest<text:span text:style-name="Absatz-Standardschriftart"><text:span text:style-name="T205"> </text:span></text:span><text:span text:style-name="Absatz-Standardschriftart"><text:span text:style-name="T140">under</text:span></text:span><text:span text:style-name="Absatz-Standardschriftart"><text:span text:style-name="T201"> </text:span></text:span>the<text:span text:style-name="Absatz-Standardschriftart"><text:span text:style-name="T201"> </text:span></text:span><text:span text:style-name="Absatz-Standardschriftart"><text:span text:style-name="T140">paragraph</text:span></text:span><text:span text:style-name="Absatz-Standardschriftart"><text:span text:style-name="T205"> </text:span></text:span>to<text:span text:style-name="Absatz-Standardschriftart"><text:span text:style-name="T201"> </text:span></text:span>the<text:span text:style-name="Absatz-Standardschriftart"><text:span text:style-name="T201"> </text:span></text:span>other<text:span text:style-name="Absatz-Standardschriftart"><text:span text:style-name="T201"> </text:span></text:span><text:span text:style-name="Absatz-Standardschriftart"><text:span text:style-name="T140">directors</text:span></text:span><text:span text:style-name="Absatz-Standardschriftart"><text:span text:style-name="T201"> </text:span></text:span>in<text:span text:style-name="Absatz-Standardschriftart"><text:span text:style-name="T205"> </text:span></text:span><text:span text:style-name="Absatz-Standardschriftart"><text:span text:style-name="T140">accordance</text:span></text:span><text:span text:style-name="Absatz-Standardschriftart"><text:span text:style-name="T201"> </text:span></text:span>with<text:span text:style-name="Absatz-Standardschriftart"><text:span text:style-name="T201"> </text:span></text:span>section<text:span text:style-name="Absatz-Standardschriftart"><text:span text:style-name="T123"> </text:span></text:span>536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52"> </text:span></text:span>Ordinance.</text:p>
            </text:list-item>
            <text:list-item>
              <text:p text:style-name="P200">A<text:span text:style-name="Absatz-Standardschriftart"><text:span text:style-name="T168"> </text:span></text:span>director<text:span text:style-name="Absatz-Standardschriftart"><text:span text:style-name="T169"> </text:span></text:span>of<text:span text:style-name="Absatz-Standardschriftart"><text:span text:style-name="T168"> </text:span></text:span>the<text:span text:style-name="Absatz-Standardschriftart"><text:span text:style-name="T168"> </text:span></text:span>company<text:span text:style-name="Absatz-Standardschriftart"><text:span text:style-name="T169"> </text:span></text:span>may<text:span text:style-name="Absatz-Standardschriftart"><text:span text:style-name="T168"> </text:span></text:span>be<text:span text:style-name="Absatz-Standardschriftart"><text:span text:style-name="T168"> </text:span></text:span>a<text:span text:style-name="Absatz-Standardschriftart"><text:span text:style-name="T169"> </text:span></text:span>director<text:span text:style-name="Absatz-Standardschriftart"><text:span text:style-name="T169"> </text:span></text:span>or<text:span text:style-name="Absatz-Standardschriftart"><text:span text:style-name="T168"> </text:span></text:span>other<text:span text:style-name="Absatz-Standardschriftart"><text:span text:style-name="T169"> </text:span></text:span><text:span text:style-name="Absatz-Standardschriftart"><text:span text:style-name="T140">officer</text:span></text:span><text:span text:style-name="Absatz-Standardschriftart"><text:span text:style-name="T168"> </text:span></text:span>of,<text:span text:style-name="Absatz-Standardschriftart"><text:span text:style-name="T170"> </text:span></text:span>or<text:span text:style-name="Absatz-Standardschriftart"><text:span text:style-name="T168"> </text:span></text:span>be<text:span text:style-name="Absatz-Standardschriftart"><text:span text:style-name="T169"> </text:span></text:span><text:span text:style-name="Absatz-Standardschriftart"><text:span text:style-name="T140">otherwise</text:span></text:span><text:span text:style-name="Absatz-Standardschriftart"><text:span text:style-name="T168"> </text:span></text:span><text:span text:style-name="Absatz-Standardschriftart"><text:span text:style-name="T140">interested</text:span></text:span><text:span text:style-name="Absatz-Standardschriftart"><text:span text:style-name="T100"> </text:span></text:span>in—</text:p>
              <text:list>
                <text:list-item>
                  <text:p text:style-name="P97">any<text:span text:style-name="Absatz-Standardschriftart"><text:span text:style-name="T157"> </text:span></text:span>company<text:span text:style-name="Absatz-Standardschriftart"><text:span text:style-name="T157"> </text:span></text:span>promoted<text:span text:style-name="Absatz-Standardschriftart"><text:span text:style-name="T149"> </text:span></text:span>by<text:span text:style-name="Absatz-Standardschriftart"><text:span text:style-name="T157"> </text:span></text:span>the<text:span text:style-name="Absatz-Standardschriftart"><text:span text:style-name="T152"> </text:span></text:span>company;<text:span text:style-name="Absatz-Standardschriftart"><text:span text:style-name="T157"> </text:span></text:span>or</text:p>
                </text:list-item>
                <text:list-item>
                  <text:p text:style-name="P136">any<text:span text:style-name="Absatz-Standardschriftart"><text:span text:style-name="T157"> </text:span></text:span>company<text:span text:style-name="Absatz-Standardschriftart"><text:span text:style-name="T152"> </text:span></text:span>in<text:span text:style-name="Absatz-Standardschriftart"><text:span text:style-name="T152"> </text:span></text:span>which<text:span text:style-name="Absatz-Standardschriftart"><text:span text:style-name="T157"> </text:span></text:span>the<text:span text:style-name="Absatz-Standardschriftart"><text:span text:style-name="T152"> </text:span></text:span>company<text:span text:style-name="Absatz-Standardschriftart"><text:span text:style-name="T149"> </text:span></text:span>may<text:span text:style-name="Absatz-Standardschriftart"><text:span text:style-name="T157"> </text:span></text:span>be<text:span text:style-name="Absatz-Standardschriftart"><text:span text:style-name="T152"> </text:span></text:span>interested<text:span text:style-name="Absatz-Standardschriftart"><text:span text:style-name="T152"> </text:span></text:span>as<text:span text:style-name="Absatz-Standardschriftart"><text:span text:style-name="T157"> </text:span></text:span><text:span text:style-name="Absatz-Standardschriftart"><text:span text:style-name="T140">shareholder</text:span></text:span><text:span text:style-name="Absatz-Standardschriftart"><text:span text:style-name="T152"> </text:span></text:span>or<text:span text:style-name="Absatz-Standardschriftart"><text:span text:style-name="T152"> </text:span></text:span>otherwise.</text:p>
                </text:list-item>
              </text:list>
            </text:list-item>
            <text:list-item>
              <text:p text:style-name="P201">Subject<text:span text:style-name="Absatz-Standardschriftart"><text:span text:style-name="T171"> </text:span></text:span>to<text:span text:style-name="Absatz-Standardschriftart"><text:span text:style-name="T172"> </text:span></text:span>the<text:span text:style-name="Absatz-Standardschriftart"><text:span text:style-name="T171"> </text:span></text:span>Ordinance,<text:span text:style-name="Absatz-Standardschriftart"><text:span text:style-name="T171"> </text:span></text:span>the<text:span text:style-name="Absatz-Standardschriftart"><text:span text:style-name="T171"> </text:span></text:span>director<text:span text:style-name="Absatz-Standardschriftart"><text:span text:style-name="T154"> </text:span></text:span>is<text:span text:style-name="Absatz-Standardschriftart"><text:span text:style-name="T171"> </text:span></text:span><text:span text:style-name="Absatz-Standardschriftart"><text:span text:style-name="T140">not</text:span></text:span><text:span text:style-name="Absatz-Standardschriftart"><text:span text:style-name="T172"> </text:span></text:span><text:span text:style-name="Absatz-Standardschriftart"><text:span text:style-name="T140">accountable</text:span></text:span><text:span text:style-name="Absatz-Standardschriftart"><text:span text:style-name="T171"> </text:span></text:span>to<text:span text:style-name="Absatz-Standardschriftart"><text:span text:style-name="T172"> </text:span></text:span>the<text:span text:style-name="Absatz-Standardschriftart"><text:span text:style-name="T172"> </text:span></text:span>company<text:span text:style-name="Absatz-Standardschriftart"><text:span text:style-name="T172"> </text:span></text:span>for<text:span text:style-name="Absatz-Standardschriftart"><text:span text:style-name="T172"> </text:span></text:span>any<text:span text:style-name="Absatz-Standardschriftart"><text:span text:style-name="T70"> </text:span></text:span>remuneration<text:span text:style-name="Absatz-Standardschriftart"><text:span text:style-name="T167"> </text:span></text:span>or<text:span text:style-name="Absatz-Standardschriftart"><text:span text:style-name="T140"> </text:span></text:span>other<text:span text:style-name="Absatz-Standardschriftart"><text:span text:style-name="T140"> benefits</text:span></text:span> received<text:span text:style-name="Absatz-Standardschriftart"><text:span text:style-name="T167"> </text:span></text:span>by<text:span text:style-name="Absatz-Standardschriftart"><text:span text:style-name="T140"> </text:span></text:span>the<text:span text:style-name="Absatz-Standardschriftart"><text:span text:style-name="T140"> </text:span></text:span>director<text:span text:style-name="Absatz-Standardschriftart"><text:span text:style-name="T140"> </text:span></text:span>as<text:span text:style-name="Absatz-Standardschriftart"><text:span text:style-name="T140"> </text:span></text:span>a<text:span text:style-name="Absatz-Standardschriftart"><text:span text:style-name="T167"> </text:span></text:span>director<text:span text:style-name="Absatz-Standardschriftart"><text:span text:style-name="T140"> </text:span></text:span>or<text:span text:style-name="Absatz-Standardschriftart"><text:span text:style-name="T140"> officer </text:span></text:span>of,<text:span text:style-name="Absatz-Standardschriftart"><text:span text:style-name="T140"> </text:span></text:span>or<text:span text:style-name="Absatz-Standardschriftart"><text:span text:style-name="T153"> </text:span></text:span><text:span text:style-name="Absatz-Standardschriftart"><text:span text:style-name="T140">from</text:span></text:span> the<text:span text:style-name="Absatz-Standardschriftart"><text:span text:style-name="T118"> </text:span></text:span>director’s<text:span text:style-name="Absatz-Standardschriftart"><text:span text:style-name="T2"> </text:span></text:span><text:span text:style-name="Absatz-Standardschriftart"><text:span text:style-name="T140">interest</text:span></text:span><text:span text:style-name="Absatz-Standardschriftart"><text:span text:style-name="T157"> </text:span></text:span>in,<text:span text:style-name="Absatz-Standardschriftart"><text:span text:style-name="T157"> </text:span></text:span>the<text:span text:style-name="Absatz-Standardschriftart"><text:span text:style-name="T175"> </text:span></text:span>other<text:span text:style-name="Absatz-Standardschriftart"><text:span text:style-name="T157"> </text:span></text:span>company<text:span text:style-name="Absatz-Standardschriftart"><text:span text:style-name="T157"> </text:span></text:span>unless<text:span text:style-name="Absatz-Standardschriftart"><text:span text:style-name="T175"> </text:span></text:span><text:span text:style-name="Absatz-Standardschriftart"><text:span text:style-name="T140">the</text:span></text:span><text:span text:style-name="Absatz-Standardschriftart"><text:span text:style-name="T157"> </text:span></text:span>company<text:span text:style-name="Absatz-Standardschriftart"><text:span text:style-name="T152"> </text:span></text:span>otherwise<text:span text:style-name="Absatz-Standardschriftart"><text:span text:style-name="T157"> </text:span></text:span>directs.</text:p>
            </text:list-item>
          </text:list>
        </text:list-item>
      </text:list>
      <text:p text:style-name="P81"/>
      <text:list xml:id="list232528071901633" text:continue-numbering="true" text:style-name="L3">
        <text:list-item>
          <text:p text:style-name="P348">Validity<text:span text:style-name="Absatz-Standardschriftart"><text:span text:style-name="T2"> </text:span></text:span>of<text:span text:style-name="Absatz-Standardschriftart"><text:span text:style-name="T149"> </text:span></text:span>acts<text:span text:style-name="Absatz-Standardschriftart"><text:span text:style-name="T152"> </text:span></text:span>of<text:span text:style-name="Absatz-Standardschriftart"><text:span text:style-name="T152"> </text:span></text:span>meeting<text:span text:style-name="Absatz-Standardschriftart"><text:span text:style-name="T157"> </text:span></text:span>of<text:span text:style-name="Absatz-Standardschriftart"><text:span text:style-name="T152"> </text:span></text:span>directors</text:p>
        </text:list-item>
      </text:list>
      <text:p text:style-name="P83">The<text:span text:style-name="Absatz-Standardschriftart"><text:span text:style-name="T3"> </text:span></text:span>acts<text:span text:style-name="Absatz-Standardschriftart"><text:span text:style-name="T2"> </text:span></text:span>of<text:span text:style-name="Absatz-Standardschriftart"><text:span text:style-name="T3"> </text:span></text:span>any<text:span text:style-name="Absatz-Standardschriftart"><text:span text:style-name="T2"> </text:span></text:span>meeting<text:span text:style-name="Absatz-Standardschriftart"><text:span text:style-name="T175"> </text:span></text:span>of<text:span text:style-name="Absatz-Standardschriftart"><text:span text:style-name="T3"> </text:span></text:span>directors<text:span text:style-name="Absatz-Standardschriftart"><text:span text:style-name="T3"> </text:span></text:span>or<text:span text:style-name="Absatz-Standardschriftart"><text:span text:style-name="T2"> </text:span></text:span>of<text:span text:style-name="Absatz-Standardschriftart"><text:span text:style-name="T2"> </text:span></text:span>a<text:span text:style-name="Absatz-Standardschriftart"><text:span text:style-name="T2"> </text:span></text:span>committee<text:span text:style-name="Absatz-Standardschriftart"><text:span text:style-name="T3"> </text:span></text:span>of<text:span text:style-name="Absatz-Standardschriftart"><text:span text:style-name="T2"> </text:span></text:span>directors<text:span text:style-name="Absatz-Standardschriftart"><text:span text:style-name="T175"> </text:span></text:span>or<text:span text:style-name="Absatz-Standardschriftart"><text:span text:style-name="T2"> </text:span></text:span>the<text:span text:style-name="Absatz-Standardschriftart"><text:span text:style-name="T3"> </text:span></text:span>acts<text:span text:style-name="Absatz-Standardschriftart"><text:span text:style-name="T3"> </text:span></text:span>of<text:span text:style-name="Absatz-Standardschriftart"><text:span text:style-name="T2"> </text:span></text:span>any<text:span text:style-name="Absatz-Standardschriftart"><text:span text:style-name="T2"> </text:span></text:span>person<text:span text:style-name="Absatz-Standardschriftart"><text:span text:style-name="T2"> </text:span></text:span><text:span text:style-name="Absatz-Standardschriftart"><text:span text:style-name="T140">acting</text:span></text:span><text:span text:style-name="Absatz-Standardschriftart"><text:span text:style-name="T92"> </text:span></text:span>as<text:span text:style-name="Absatz-Standardschriftart"><text:span text:style-name="T201"> </text:span></text:span>a<text:span text:style-name="Absatz-Standardschriftart"><text:span text:style-name="T205"> </text:span></text:span>director<text:span text:style-name="Absatz-Standardschriftart"><text:span text:style-name="T205"> </text:span></text:span>are<text:span text:style-name="Absatz-Standardschriftart"><text:span text:style-name="T205"> </text:span></text:span>as<text:span text:style-name="Absatz-Standardschriftart"><text:span text:style-name="T205"> </text:span></text:span>valid<text:span text:style-name="Absatz-Standardschriftart"><text:span text:style-name="T205"> </text:span></text:span>as<text:span text:style-name="Absatz-Standardschriftart"><text:span text:style-name="T205"> </text:span></text:span>if<text:span text:style-name="Absatz-Standardschriftart"><text:span text:style-name="T201"> </text:span></text:span>the<text:span text:style-name="Absatz-Standardschriftart"><text:span text:style-name="T205"> </text:span></text:span>directors<text:span text:style-name="Absatz-Standardschriftart"><text:span text:style-name="T205"> </text:span></text:span>or<text:span text:style-name="Absatz-Standardschriftart"><text:span text:style-name="T205"> </text:span></text:span>the<text:span text:style-name="Absatz-Standardschriftart"><text:span text:style-name="T205"> </text:span></text:span>person<text:span text:style-name="Absatz-Standardschriftart"><text:span text:style-name="T205"> </text:span></text:span>had<text:span text:style-name="Absatz-Standardschriftart"><text:span text:style-name="T205"> </text:span></text:span>been<text:span text:style-name="Absatz-Standardschriftart"><text:span text:style-name="T201"> </text:span></text:span>duly<text:span text:style-name="Absatz-Standardschriftart"><text:span text:style-name="T205"> </text:span></text:span>appointed<text:span text:style-name="Absatz-Standardschriftart"><text:span text:style-name="T204"> </text:span></text:span>as<text:span text:style-name="Absatz-Standardschriftart"><text:span text:style-name="T205"> </text:span></text:span>a<text:span text:style-name="Absatz-Standardschriftart"><text:span text:style-name="T205"> </text:span></text:span>director<text:span text:style-name="Absatz-Standardschriftart"><text:span text:style-name="T67"> </text:span></text:span>and<text:span text:style-name="Absatz-Standardschriftart"><text:span text:style-name="T152"> </text:span></text:span>was<text:span text:style-name="Absatz-Standardschriftart"><text:span text:style-name="T149"> </text:span></text:span>qualified<text:span text:style-name="Absatz-Standardschriftart"><text:span text:style-name="T149"> </text:span></text:span>to<text:span text:style-name="Absatz-Standardschriftart"><text:span text:style-name="T149"> </text:span></text:span>be<text:span text:style-name="Absatz-Standardschriftart"><text:span text:style-name="T152"> </text:span></text:span>a<text:span text:style-name="Absatz-Standardschriftart"><text:span text:style-name="T149"> </text:span></text:span>director,<text:span text:style-name="Absatz-Standardschriftart"><text:span text:style-name="T149"> </text:span></text:span><text:span text:style-name="Absatz-Standardschriftart"><text:span text:style-name="T140">even</text:span></text:span><text:span text:style-name="Absatz-Standardschriftart"><text:span text:style-name="T149"> </text:span></text:span>if<text:span text:style-name="Absatz-Standardschriftart"><text:span text:style-name="T152"> </text:span></text:span>it<text:span text:style-name="Absatz-Standardschriftart"><text:span text:style-name="T149"> </text:span></text:span>is<text:span text:style-name="Absatz-Standardschriftart"><text:span text:style-name="T149"> </text:span></text:span><text:span text:style-name="Absatz-Standardschriftart"><text:span text:style-name="T140">afterwards</text:span></text:span><text:span text:style-name="Absatz-Standardschriftart"><text:span text:style-name="T149"> </text:span></text:span>discovered<text:span text:style-name="Absatz-Standardschriftart"><text:span text:style-name="T149"> </text:span></text:span>that—</text:p>
      <text:list xml:id="list1320448409" text:style-name="L7">
        <text:list-item>
          <text:p text:style-name="P202">there<text:span text:style-name="Absatz-Standardschriftart"><text:span text:style-name="T3"> </text:span></text:span>was<text:span text:style-name="Absatz-Standardschriftart"><text:span text:style-name="T2"> </text:span></text:span>a<text:span text:style-name="Absatz-Standardschriftart"><text:span text:style-name="T2"> </text:span></text:span>defect<text:span text:style-name="Absatz-Standardschriftart"><text:span text:style-name="T2"> </text:span></text:span>in<text:span text:style-name="Absatz-Standardschriftart"><text:span text:style-name="T2"> </text:span></text:span>the<text:span text:style-name="Absatz-Standardschriftart"><text:span text:style-name="T3"> </text:span></text:span>appointment<text:span text:style-name="Absatz-Standardschriftart"><text:span text:style-name="T2"> </text:span></text:span>of<text:span text:style-name="Absatz-Standardschriftart"><text:span text:style-name="T2"> </text:span></text:span>any<text:span text:style-name="Absatz-Standardschriftart"><text:span text:style-name="T2"> </text:span></text:span>of<text:span text:style-name="Absatz-Standardschriftart"><text:span text:style-name="T3"> </text:span></text:span>the<text:span text:style-name="Absatz-Standardschriftart"><text:span text:style-name="T2"> </text:span></text:span>directors<text:span text:style-name="Absatz-Standardschriftart"><text:span text:style-name="T175"> </text:span></text:span><text:span text:style-name="Absatz-Standardschriftart"><text:span text:style-name="T140">or</text:span></text:span><text:span text:style-name="Absatz-Standardschriftart"><text:span text:style-name="T3"> </text:span></text:span>of<text:span text:style-name="Absatz-Standardschriftart"><text:span text:style-name="T2"> </text:span></text:span>the<text:span text:style-name="Absatz-Standardschriftart"><text:span text:style-name="T2"> </text:span></text:span>person<text:span text:style-name="Absatz-Standardschriftart"><text:span text:style-name="T2"> </text:span></text:span>acting<text:span text:style-name="Absatz-Standardschriftart"><text:span text:style-name="T3"> </text:span></text:span>as<text:span text:style-name="Absatz-Standardschriftart"><text:span text:style-name="T2"> </text:span></text:span>a<text:span text:style-name="Absatz-Standardschriftart"><text:span text:style-name="T66"> </text:span></text:span>director;</text:p>
        </text:list-item>
        <text:list-item>
          <text:p text:style-name="P204">any<text:span text:style-name="Absatz-Standardschriftart"><text:span text:style-name="T168"> </text:span></text:span>one<text:span text:style-name="Absatz-Standardschriftart"><text:span text:style-name="T168"> </text:span></text:span>or<text:span text:style-name="Absatz-Standardschriftart"><text:span text:style-name="T168"> </text:span></text:span>more<text:span text:style-name="Absatz-Standardschriftart"><text:span text:style-name="T168"> </text:span></text:span>of<text:span text:style-name="Absatz-Standardschriftart"><text:span text:style-name="T168"> </text:span></text:span>them<text:span text:style-name="Absatz-Standardschriftart"><text:span text:style-name="T169"> </text:span></text:span>were<text:span text:style-name="Absatz-Standardschriftart"><text:span text:style-name="T168"> </text:span></text:span>not<text:span text:style-name="Absatz-Standardschriftart"><text:span text:style-name="T168"> </text:span></text:span>qualified<text:span text:style-name="Absatz-Standardschriftart"><text:span text:style-name="T168"> </text:span></text:span>to<text:span text:style-name="Absatz-Standardschriftart"><text:span text:style-name="T174"> </text:span></text:span>be<text:span text:style-name="Absatz-Standardschriftart"><text:span text:style-name="T168"> </text:span></text:span>a<text:span text:style-name="Absatz-Standardschriftart"><text:span text:style-name="T169"> </text:span></text:span><text:span text:style-name="Absatz-Standardschriftart"><text:span text:style-name="T140">director</text:span></text:span><text:span text:style-name="Absatz-Standardschriftart"><text:span text:style-name="T168"> </text:span></text:span>or<text:span text:style-name="Absatz-Standardschriftart"><text:span text:style-name="T168"> </text:span></text:span>were<text:span text:style-name="Absatz-Standardschriftart"><text:span text:style-name="T169"> </text:span></text:span>disqualified<text:span text:style-name="Absatz-Standardschriftart"><text:span text:style-name="T174"> </text:span></text:span><text:span text:style-name="Absatz-Standardschriftart"><text:span text:style-name="T140">from</text:span></text:span><text:span text:style-name="Absatz-Standardschriftart"><text:span text:style-name="T85"> </text:span></text:span>being<text:span text:style-name="Absatz-Standardschriftart"><text:span text:style-name="T175"> </text:span></text:span>a<text:span text:style-name="Absatz-Standardschriftart"><text:span text:style-name="T157"> </text:span></text:span><text:span text:style-name="Absatz-Standardschriftart"><text:span text:style-name="T140">director;</text:span></text:span></text:p>
        </text:list-item>
        <text:list-item>
          <text:p text:style-name="P115">any<text:span text:style-name="Absatz-Standardschriftart"><text:span text:style-name="T149"> </text:span></text:span>one<text:span text:style-name="Absatz-Standardschriftart"><text:span text:style-name="T151"> </text:span></text:span>or<text:span text:style-name="Absatz-Standardschriftart"><text:span text:style-name="T151"> </text:span></text:span>more<text:span text:style-name="Absatz-Standardschriftart"><text:span text:style-name="T151"> </text:span></text:span>of<text:span text:style-name="Absatz-Standardschriftart"><text:span text:style-name="T151"> </text:span></text:span>them<text:span text:style-name="Absatz-Standardschriftart"><text:span text:style-name="T149"> </text:span></text:span>had<text:span text:style-name="Absatz-Standardschriftart"><text:span text:style-name="T151"> </text:span></text:span>ceased<text:span text:style-name="Absatz-Standardschriftart"><text:span text:style-name="T151"> </text:span></text:span>to<text:span text:style-name="Absatz-Standardschriftart"><text:span text:style-name="T151"> </text:span></text:span>hold<text:span text:style-name="Absatz-Standardschriftart"><text:span text:style-name="T151"> </text:span></text:span><text:span text:style-name="Absatz-Standardschriftart"><text:span text:style-name="T140">office</text:span></text:span><text:span text:style-name="Absatz-Standardschriftart"><text:span text:style-name="T149"> </text:span></text:span>as<text:span text:style-name="Absatz-Standardschriftart"><text:span text:style-name="T151"> </text:span></text:span>a<text:span text:style-name="Absatz-Standardschriftart"><text:span text:style-name="T151"> </text:span></text:span><text:span text:style-name="Absatz-Standardschriftart"><text:span text:style-name="T140">director;</text:span></text:span><text:span text:style-name="Absatz-Standardschriftart"><text:span text:style-name="T151"> </text:span></text:span>or</text:p>
        </text:list-item>
        <text:list-item>
          <text:p text:style-name="P105">any<text:span text:style-name="Absatz-Standardschriftart"><text:span text:style-name="T149"> </text:span></text:span>one<text:span text:style-name="Absatz-Standardschriftart"><text:span text:style-name="T151"> </text:span></text:span>or<text:span text:style-name="Absatz-Standardschriftart"><text:span text:style-name="T149"> </text:span></text:span>more<text:span text:style-name="Absatz-Standardschriftart"><text:span text:style-name="T151"> </text:span></text:span>of<text:span text:style-name="Absatz-Standardschriftart"><text:span text:style-name="T149"> </text:span></text:span>them<text:span text:style-name="Absatz-Standardschriftart"><text:span text:style-name="T151"> </text:span></text:span>were<text:span text:style-name="Absatz-Standardschriftart"><text:span text:style-name="T149"> </text:span></text:span>not<text:span text:style-name="Absatz-Standardschriftart"><text:span text:style-name="T153"> </text:span></text:span>entitled<text:span text:style-name="Absatz-Standardschriftart"><text:span text:style-name="T151"> </text:span></text:span>to<text:span text:style-name="Absatz-Standardschriftart"><text:span text:style-name="T149"> </text:span></text:span>vote<text:span text:style-name="Absatz-Standardschriftart"><text:span text:style-name="T151"> </text:span></text:span>on<text:span text:style-name="Absatz-Standardschriftart"><text:span text:style-name="T149"> </text:span></text:span>the<text:span text:style-name="Absatz-Standardschriftart"><text:span text:style-name="T151"> </text:span></text:span>matter<text:span text:style-name="Absatz-Standardschriftart"><text:span text:style-name="T149"> </text:span></text:span>in<text:span text:style-name="Absatz-Standardschriftart"><text:span text:style-name="T151"> </text:span></text:span>question.</text:p>
        </text:list-item>
      </text:list>
      <text:p text:style-name="P53"/>
      <text:list xml:id="list231337118190264" text:style-name="L3">
        <text:list-item>
          <text:p text:style-name="P348">Record<text:span text:style-name="Absatz-Standardschriftart"><text:span text:style-name="T152"> </text:span></text:span>of<text:span text:style-name="Absatz-Standardschriftart"><text:span text:style-name="T152"> </text:span></text:span>decisions<text:span text:style-name="Absatz-Standardschriftart"><text:span text:style-name="T157"> </text:span></text:span>to<text:span text:style-name="Absatz-Standardschriftart"><text:span text:style-name="T152"> </text:span></text:span>be<text:span text:style-name="Absatz-Standardschriftart"><text:span text:style-name="T152"> </text:span></text:span>kept</text:p>
        </text:list-item>
      </text:list>
      <text:p text:style-name="P84">The<text:span text:style-name="Absatz-Standardschriftart"><text:span text:style-name="T3"> </text:span></text:span><text:span text:style-name="Absatz-Standardschriftart"><text:span text:style-name="T140">directors</text:span></text:span><text:span text:style-name="Absatz-Standardschriftart"><text:span text:style-name="T2"> </text:span></text:span>must<text:span text:style-name="Absatz-Standardschriftart"><text:span text:style-name="T3"> </text:span></text:span>ensure<text:span text:style-name="Absatz-Standardschriftart"><text:span text:style-name="T175"> </text:span></text:span>that<text:span text:style-name="Absatz-Standardschriftart"><text:span text:style-name="T3"> </text:span></text:span>the<text:span text:style-name="Absatz-Standardschriftart"><text:span text:style-name="T2"> </text:span></text:span>company<text:span text:style-name="Absatz-Standardschriftart"><text:span text:style-name="T3"> </text:span></text:span>keeps<text:span text:style-name="Absatz-Standardschriftart"><text:span text:style-name="T2"> </text:span></text:span>a<text:span text:style-name="Absatz-Standardschriftart"><text:span text:style-name="T3"> </text:span></text:span>written<text:span text:style-name="Absatz-Standardschriftart"><text:span text:style-name="T175"> </text:span></text:span>record<text:span text:style-name="Absatz-Standardschriftart"><text:span text:style-name="T3"> </text:span></text:span>of<text:span text:style-name="Absatz-Standardschriftart"><text:span text:style-name="T2"> </text:span></text:span>every<text:span text:style-name="Absatz-Standardschriftart"><text:span text:style-name="T2"> </text:span></text:span>decision<text:span text:style-name="Absatz-Standardschriftart"><text:span text:style-name="T3"> </text:span></text:span>taken<text:span text:style-name="Absatz-Standardschriftart"><text:span text:style-name="T3"> </text:span></text:span>by<text:span text:style-name="Absatz-Standardschriftart"><text:span text:style-name="T2"> </text:span></text:span>the<text:span text:style-name="Absatz-Standardschriftart"><text:span text:style-name="T96"> </text:span></text:span>directors<text:span text:style-name="Absatz-Standardschriftart"><text:span text:style-name="T149"> </text:span></text:span><text:span text:style-name="Absatz-Standardschriftart"><text:span text:style-name="T140">under</text:span></text:span><text:span text:style-name="Absatz-Standardschriftart"><text:span text:style-name="T149"> </text:span></text:span>article<text:span text:style-name="Absatz-Standardschriftart"><text:span text:style-name="T149"> </text:span></text:span>6<text:span text:style-name="Absatz-Standardschriftart"><text:span text:style-name="T149"> </text:span></text:span>for<text:span text:style-name="Absatz-Standardschriftart"><text:span text:style-name="T149"> </text:span></text:span>at<text:span text:style-name="Absatz-Standardschriftart"><text:span text:style-name="T149"> </text:span></text:span>least<text:span text:style-name="Absatz-Standardschriftart"><text:span text:style-name="T151"> </text:span></text:span><text:span text:style-name="Absatz-Standardschriftart"><text:span text:style-name="T140">10</text:span></text:span><text:span text:style-name="Absatz-Standardschriftart"><text:span text:style-name="T149"> </text:span></text:span>years<text:span text:style-name="Absatz-Standardschriftart"><text:span text:style-name="T149"> </text:span></text:span>from<text:span text:style-name="Absatz-Standardschriftart"><text:span text:style-name="T151"> </text:span></text:span>the<text:span text:style-name="Absatz-Standardschriftart"><text:span text:style-name="T149"> </text:span></text:span>date<text:span text:style-name="Absatz-Standardschriftart"><text:span text:style-name="T149"> </text:span></text:span>of<text:span text:style-name="Absatz-Standardschriftart"><text:span text:style-name="T151"> </text:span></text:span><text:span text:style-name="Absatz-Standardschriftart"><text:span text:style-name="T140">the</text:span></text:span><text:span text:style-name="Absatz-Standardschriftart"><text:span text:style-name="T149"> </text:span></text:span><text:span text:style-name="Absatz-Standardschriftart"><text:span text:style-name="T140">decision.</text:span></text:span></text:p>
      <text:p text:style-name="P38"/>
      <text:list xml:id="list232526571864487" text:continue-numbering="true" text:style-name="L3">
        <text:list-item>
          <text:p text:style-name="P348">Directors’<text:span text:style-name="Absatz-Standardschriftart"><text:span text:style-name="T2"> </text:span></text:span>discretion<text:span text:style-name="Absatz-Standardschriftart"><text:span text:style-name="T2"> </text:span></text:span>to<text:span text:style-name="Absatz-Standardschriftart"><text:span text:style-name="T175"> </text:span></text:span>make<text:span text:style-name="Absatz-Standardschriftart"><text:span text:style-name="T2"> </text:span></text:span>further<text:span text:style-name="Absatz-Standardschriftart"><text:span text:style-name="T175"> </text:span></text:span>rules</text:p>
        </text:list-item>
      </text:list>
      <text:p text:style-name="P77">Subject<text:span text:style-name="Absatz-Standardschriftart"><text:span text:style-name="T152"> </text:span></text:span>to<text:span text:style-name="Absatz-Standardschriftart"><text:span text:style-name="T149"> </text:span></text:span><text:span text:style-name="Absatz-Standardschriftart"><text:span text:style-name="T140">these</text:span></text:span><text:span text:style-name="Absatz-Standardschriftart"><text:span text:style-name="T149"> </text:span></text:span><text:span text:style-name="Absatz-Standardschriftart"><text:span text:style-name="T140">articles,</text:span></text:span><text:span text:style-name="Absatz-Standardschriftart"><text:span text:style-name="T157"> </text:span></text:span>the<text:span text:style-name="Absatz-Standardschriftart"><text:span text:style-name="T149"> </text:span></text:span><text:span text:style-name="Absatz-Standardschriftart"><text:span text:style-name="T140">directors</text:span></text:span><text:span text:style-name="Absatz-Standardschriftart"><text:span text:style-name="T149"> </text:span></text:span>may<text:span text:style-name="Absatz-Standardschriftart"><text:span text:style-name="T149"> </text:span></text:span>make<text:span text:style-name="Absatz-Standardschriftart"><text:span text:style-name="T149"> </text:span></text:span>any<text:span text:style-name="Absatz-Standardschriftart"><text:span text:style-name="T149"> </text:span></text:span>rule<text:span text:style-name="Absatz-Standardschriftart"><text:span text:style-name="T152"> </text:span></text:span>that<text:span text:style-name="Absatz-Standardschriftart"><text:span text:style-name="T149"> </text:span></text:span>they<text:span text:style-name="Absatz-Standardschriftart"><text:span text:style-name="T149"> </text:span></text:span>think<text:span text:style-name="Absatz-Standardschriftart"><text:span text:style-name="T152"> </text:span></text:span><text:span text:style-name="Absatz-Standardschriftart"><text:span text:style-name="T140">fit</text:span></text:span><text:span text:style-name="Absatz-Standardschriftart"><text:span text:style-name="T149"> </text:span></text:span>about—</text:p>
      <text:list xml:id="list944730803" text:style-name="L8">
        <text:list-item>
          <text:p text:style-name="P206">how<text:span text:style-name="Absatz-Standardschriftart"><text:span text:style-name="T157"> </text:span></text:span>they<text:span text:style-name="Absatz-Standardschriftart"><text:span text:style-name="T157"> </text:span></text:span>take<text:span text:style-name="Absatz-Standardschriftart"><text:span text:style-name="T152"> </text:span></text:span>decisions;<text:span text:style-name="Absatz-Standardschriftart"><text:span text:style-name="T157"> </text:span></text:span>and</text:p>
        </text:list-item>
        <text:list-item>
          <text:p text:style-name="P95">how<text:span text:style-name="Absatz-Standardschriftart"><text:span text:style-name="T152"> </text:span></text:span>the<text:span text:style-name="Absatz-Standardschriftart"><text:span text:style-name="T152"> </text:span></text:span>rules<text:span text:style-name="Absatz-Standardschriftart"><text:span text:style-name="T152"> </text:span></text:span>are<text:span text:style-name="Absatz-Standardschriftart"><text:span text:style-name="T149"> </text:span></text:span>to<text:span text:style-name="Absatz-Standardschriftart"><text:span text:style-name="T152"> </text:span></text:span>be<text:span text:style-name="Absatz-Standardschriftart"><text:span text:style-name="T152"> </text:span></text:span><text:span text:style-name="Absatz-Standardschriftart"><text:span text:style-name="T140">recorded</text:span></text:span><text:span text:style-name="Absatz-Standardschriftart"><text:span text:style-name="T149"> </text:span></text:span>or<text:span text:style-name="Absatz-Standardschriftart"><text:span text:style-name="T152"> </text:span></text:span>communicated<text:span text:style-name="Absatz-Standardschriftart"><text:span text:style-name="T152"> </text:span></text:span>to<text:span text:style-name="Absatz-Standardschriftart"><text:span text:style-name="T149"> </text:span></text:span><text:span text:style-name="Absatz-Standardschriftart"><text:span text:style-name="T140">directors.</text:span></text:span></text:p>
        </text:list-item>
      </text:list>
      <text:p text:style-name="P70"/>
      <text:h text:style-name="P367" text:outline-level="2"><text:span text:style-name="Absatz-Standardschriftart"><text:span text:style-name="T140">Division</text:span></text:span><text:span text:style-name="Absatz-Standardschriftart"><text:span text:style-name="T153"> </text:span></text:span><text:span text:style-name="Absatz-Standardschriftart"><text:span text:style-name="T140">3—Appointment and</text:span></text:span><text:span text:style-name="Absatz-Standardschriftart"><text:span text:style-name="T167"> </text:span></text:span><text:span text:style-name="Absatz-Standardschriftart"><text:span text:style-name="T140">Retirement</text:span></text:span><text:span text:style-name="Absatz-Standardschriftart"><text:span text:style-name="T167"> </text:span></text:span>of<text:span text:style-name="Absatz-Standardschriftart"><text:span text:style-name="T140"> Directors</text:span></text:span></text:h>
      <text:p text:style-name="P52"/>
      <text:list xml:id="list231337589268538" text:style-name="L3">
        <text:list-item>
          <text:p text:style-name="P348">Appointment<text:span text:style-name="Absatz-Standardschriftart"><text:span text:style-name="T3"> </text:span></text:span>and<text:span text:style-name="Absatz-Standardschriftart"><text:span text:style-name="T3"> </text:span></text:span>retirement<text:span text:style-name="Absatz-Standardschriftart"><text:span text:style-name="T3"> </text:span></text:span>of<text:span text:style-name="Absatz-Standardschriftart"><text:span text:style-name="T3"> </text:span></text:span>directors</text:p>
          <text:list>
            <text:list-item>
              <text:p text:style-name="P209">A<text:span text:style-name="Absatz-Standardschriftart"><text:span text:style-name="T212"> </text:span></text:span>person<text:span text:style-name="Absatz-Standardschriftart"><text:span text:style-name="T212"> </text:span></text:span><text:span text:style-name="Absatz-Standardschriftart"><text:span text:style-name="T140">who</text:span></text:span><text:span text:style-name="Absatz-Standardschriftart"><text:span text:style-name="T212"> </text:span></text:span>is<text:span text:style-name="Absatz-Standardschriftart"><text:span text:style-name="T209"> </text:span></text:span>willing<text:span text:style-name="Absatz-Standardschriftart"><text:span text:style-name="T219"> </text:span></text:span>to<text:span text:style-name="Absatz-Standardschriftart"><text:span text:style-name="T212"> </text:span></text:span>act<text:span text:style-name="Absatz-Standardschriftart"><text:span text:style-name="T212"> </text:span></text:span>as<text:span text:style-name="Absatz-Standardschriftart"><text:span text:style-name="T219"> </text:span></text:span>a<text:span text:style-name="Absatz-Standardschriftart"><text:span text:style-name="T212"> </text:span></text:span>director,<text:span text:style-name="Absatz-Standardschriftart"><text:span text:style-name="T219"> </text:span></text:span>and<text:span text:style-name="Absatz-Standardschriftart"><text:span text:style-name="T212"> </text:span></text:span>is<text:span text:style-name="Absatz-Standardschriftart"><text:span text:style-name="T212"> </text:span></text:span><text:span text:style-name="Absatz-Standardschriftart"><text:span text:style-name="T140">permitted</text:span></text:span><text:span text:style-name="Absatz-Standardschriftart"><text:span text:style-name="T209"> </text:span></text:span>by<text:span text:style-name="Absatz-Standardschriftart"><text:span text:style-name="T212"> </text:span></text:span>law<text:span text:style-name="Absatz-Standardschriftart"><text:span text:style-name="T212"> </text:span></text:span>to<text:span text:style-name="Absatz-Standardschriftart"><text:span text:style-name="T212"> </text:span></text:span>do<text:span text:style-name="Absatz-Standardschriftart"><text:span text:style-name="T212"> </text:span></text:span>so,<text:span text:style-name="Absatz-Standardschriftart"><text:span text:style-name="T219"> </text:span></text:span>may<text:span text:style-name="Absatz-Standardschriftart"><text:span text:style-name="T212"> </text:span></text:span>be<text:span text:style-name="Absatz-Standardschriftart"><text:span text:style-name="T84"> </text:span></text:span>appointed<text:span text:style-name="Absatz-Standardschriftart"><text:span text:style-name="T157"> </text:span></text:span>to<text:span text:style-name="Absatz-Standardschriftart"><text:span text:style-name="T157"> </text:span></text:span>be<text:span text:style-name="Absatz-Standardschriftart"><text:span text:style-name="T152"> </text:span></text:span>a<text:span text:style-name="Absatz-Standardschriftart"><text:span text:style-name="T157"> </text:span></text:span><text:span text:style-name="Absatz-Standardschriftart"><text:span text:style-name="T140">director—</text:span></text:span></text:p>
              <text:list>
                <text:list-item>
                  <text:p text:style-name="P109">by<text:span text:style-name="Absatz-Standardschriftart"><text:span text:style-name="T175"> </text:span></text:span>ordinary<text:span text:style-name="Absatz-Standardschriftart"><text:span text:style-name="T175"> </text:span></text:span>resolution;<text:span text:style-name="Absatz-Standardschriftart"><text:span text:style-name="T157"> </text:span></text:span>or</text:p>
                </text:list-item>
                <text:list-item>
                  <text:p text:style-name="P101">by<text:span text:style-name="Absatz-Standardschriftart"><text:span text:style-name="T152"> </text:span></text:span>a<text:span text:style-name="Absatz-Standardschriftart"><text:span text:style-name="T149"> </text:span></text:span><text:span text:style-name="Absatz-Standardschriftart"><text:span text:style-name="T140">decision</text:span></text:span><text:span text:style-name="Absatz-Standardschriftart"><text:span text:style-name="T149"> </text:span></text:span>of<text:span text:style-name="Absatz-Standardschriftart"><text:span text:style-name="T152"> </text:span></text:span>the<text:span text:style-name="Absatz-Standardschriftart"><text:span text:style-name="T149"> </text:span></text:span><text:span text:style-name="Absatz-Standardschriftart"><text:span text:style-name="T140">directors.</text:span></text:span></text:p>
                </text:list-item>
              </text:list>
            </text:list-item>
            <text:list-item>
              <text:p text:style-name="P122">Unless<text:span text:style-name="Absatz-Standardschriftart"><text:span text:style-name="T200"> </text:span></text:span>otherwise<text:span text:style-name="Absatz-Standardschriftart"><text:span text:style-name="T200"> </text:span></text:span>specified<text:span text:style-name="Absatz-Standardschriftart"><text:span text:style-name="T200"> </text:span></text:span>in<text:span text:style-name="Absatz-Standardschriftart"><text:span text:style-name="T200"> </text:span></text:span>the<text:span text:style-name="Absatz-Standardschriftart"><text:span text:style-name="T200"> </text:span></text:span>appointment,<text:span text:style-name="Absatz-Standardschriftart"><text:span text:style-name="T205"> </text:span></text:span>a<text:span text:style-name="Absatz-Standardschriftart"><text:span text:style-name="T200"> </text:span></text:span>director<text:span text:style-name="Absatz-Standardschriftart"><text:span text:style-name="T200"> </text:span></text:span>appointed<text:span text:style-name="Absatz-Standardschriftart"><text:span text:style-name="T200"> </text:span></text:span>under<text:span text:style-name="Absatz-Standardschriftart"><text:span text:style-name="T200"> </text:span></text:span>paragraph<text:span text:style-name="Absatz-Standardschriftart"><text:span text:style-name="T200"> </text:span></text:span>(1)(a)<text:span text:style-name="Absatz-Standardschriftart"><text:span text:style-name="T66"> </text:span></text:span>holds<text:span text:style-name="Absatz-Standardschriftart"><text:span text:style-name="T152"> </text:span></text:span>office<text:span text:style-name="Absatz-Standardschriftart"><text:span text:style-name="T152"> </text:span></text:span>for<text:span text:style-name="Absatz-Standardschriftart"><text:span text:style-name="T152"> </text:span></text:span>an<text:span text:style-name="Absatz-Standardschriftart"><text:span text:style-name="T149"> </text:span></text:span>unlimited<text:span text:style-name="Absatz-Standardschriftart"><text:span text:style-name="T152"> </text:span></text:span>period<text:span text:style-name="Absatz-Standardschriftart"><text:span text:style-name="T149"> </text:span></text:span>of<text:span text:style-name="Absatz-Standardschriftart"><text:span text:style-name="T157"> </text:span></text:span>time.</text:p>
            </text:list-item>
            <text:list-item>
              <text:p text:style-name="P149">An<text:span text:style-name="Absatz-Standardschriftart"><text:span text:style-name="T157"> </text:span></text:span>appointment<text:span text:style-name="Absatz-Standardschriftart"><text:span text:style-name="T152"> </text:span></text:span>under<text:span text:style-name="Absatz-Standardschriftart"><text:span text:style-name="T157"> </text:span></text:span>paragraph<text:span text:style-name="Absatz-Standardschriftart"><text:span text:style-name="T152"> </text:span></text:span>(1)(b)<text:span text:style-name="Absatz-Standardschriftart"><text:span text:style-name="T152"> </text:span></text:span>may<text:span text:style-name="Absatz-Standardschriftart"><text:span text:style-name="T157"> </text:span></text:span>only<text:span text:style-name="Absatz-Standardschriftart"><text:span text:style-name="T152"> </text:span></text:span>be<text:span text:style-name="Absatz-Standardschriftart"><text:span text:style-name="T152"> </text:span></text:span>made<text:span text:style-name="Absatz-Standardschriftart"><text:span text:style-name="T152"> </text:span></text:span>to—</text:p>
              <text:list>
                <text:list-item>
                  <text:p text:style-name="P101">fill<text:span text:style-name="Absatz-Standardschriftart"><text:span text:style-name="T152"> </text:span></text:span>a<text:span text:style-name="Absatz-Standardschriftart"><text:span text:style-name="T149"> </text:span></text:span><text:span text:style-name="Absatz-Standardschriftart"><text:span text:style-name="T140">casual</text:span></text:span><text:span text:style-name="Absatz-Standardschriftart"><text:span text:style-name="T152"> </text:span></text:span>vacancy;<text:span text:style-name="Absatz-Standardschriftart"><text:span text:style-name="T149"> </text:span></text:span>or</text:p>
                </text:list-item>
                <text:list-item>
                  <text:p text:style-name="P205">appoint<text:span text:style-name="Absatz-Standardschriftart"><text:span text:style-name="T167"> </text:span></text:span>a<text:span text:style-name="Absatz-Standardschriftart"><text:span text:style-name="T140"> </text:span></text:span>director<text:span text:style-name="Absatz-Standardschriftart"><text:span text:style-name="T140"> </text:span></text:span>as<text:span text:style-name="Absatz-Standardschriftart"><text:span text:style-name="T140"> </text:span></text:span>an<text:span text:style-name="Absatz-Standardschriftart"><text:span text:style-name="T140"> </text:span></text:span>addition<text:span text:style-name="Absatz-Standardschriftart"><text:span text:style-name="T167"> </text:span></text:span>to<text:span text:style-name="Absatz-Standardschriftart"><text:span text:style-name="T140"> </text:span></text:span>the<text:span text:style-name="Absatz-Standardschriftart"><text:span text:style-name="T167"> </text:span></text:span>existing<text:span text:style-name="Absatz-Standardschriftart"><text:span text:style-name="T140"> </text:span></text:span>directors<text:span text:style-name="Absatz-Standardschriftart"><text:span text:style-name="T140"> </text:span></text:span>if<text:span text:style-name="Absatz-Standardschriftart"><text:span text:style-name="T140"> the</text:span></text:span><text:span text:style-name="Absatz-Standardschriftart"><text:span text:style-name="T167"> </text:span></text:span>total<text:span text:style-name="Absatz-Standardschriftart"><text:span text:style-name="T167"> </text:span></text:span>number<text:span text:style-name="Absatz-Standardschriftart"><text:span text:style-name="T140"> </text:span></text:span>of<text:span text:style-name="Absatz-Standardschriftart"><text:span text:style-name="T140"> </text:span></text:span>directors<text:span text:style-name="Absatz-Standardschriftart"><text:span text:style-name="T88"> </text:span></text:span>does<text:span text:style-name="Absatz-Standardschriftart"><text:span text:style-name="T157"> </text:span></text:span>not<text:span text:style-name="Absatz-Standardschriftart"><text:span text:style-name="T152"> </text:span></text:span>exceed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number</text:span></text:span><text:span text:style-name="Absatz-Standardschriftart"><text:span text:style-name="T152"> </text:span></text:span>fixed<text:span text:style-name="Absatz-Standardschriftart"><text:span text:style-name="T157"> </text:span></text:span>in<text:span text:style-name="Absatz-Standardschriftart"><text:span text:style-name="T152"> </text:span></text:span>accordance<text:span text:style-name="Absatz-Standardschriftart"><text:span text:style-name="T152"> </text:span></text:span>with<text:span text:style-name="Absatz-Standardschriftart"><text:span text:style-name="T152"> </text:span></text:span>these<text:span text:style-name="Absatz-Standardschriftart"><text:span text:style-name="T157"> </text:span></text:span>articles.</text:p>
                </text:list-item>
              </text:list>
            </text:list-item>
            <text:list-item>
              <text:p text:style-name="P147">A<text:span text:style-name="Absatz-Standardschriftart"><text:span text:style-name="T175"> </text:span></text:span>director<text:span text:style-name="Absatz-Standardschriftart"><text:span text:style-name="T175"> </text:span></text:span><text:span text:style-name="Absatz-Standardschriftart"><text:span text:style-name="T140">appointed</text:span></text:span><text:span text:style-name="Absatz-Standardschriftart"><text:span text:style-name="T175"> </text:span></text:span><text:span text:style-name="Absatz-Standardschriftart"><text:span text:style-name="T140">under</text:span></text:span><text:span text:style-name="Absatz-Standardschriftart"><text:span text:style-name="T175"> </text:span></text:span>paragraph<text:span text:style-name="Absatz-Standardschriftart"><text:span text:style-name="T175"> </text:span></text:span>(1)(b)<text:span text:style-name="Absatz-Standardschriftart"><text:span text:style-name="T175"> </text:span></text:span>must—</text:p>
              <text:list>
                <text:list-item>
                  <text:p text:style-name="P104">retire<text:span text:style-name="Absatz-Standardschriftart"><text:span text:style-name="T157"> </text:span></text:span>from<text:span text:style-name="Absatz-Standardschriftart"><text:span text:style-name="T152"> </text:span></text:span>office<text:span text:style-name="Absatz-Standardschriftart"><text:span text:style-name="T152"> </text:span></text:span>at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next</text:span></text:span><text:span text:style-name="Absatz-Standardschriftart"><text:span text:style-name="T152"> </text:span></text:span>annual<text:span text:style-name="Absatz-Standardschriftart"><text:span text:style-name="T157"> </text:span></text:span>general<text:span text:style-name="Absatz-Standardschriftart"><text:span text:style-name="T152"> </text:span></text:span>meeting<text:span text:style-name="Absatz-Standardschriftart"><text:span text:style-name="T152"> </text:span></text:span>following<text:span text:style-name="Absatz-Standardschriftart"><text:span text:style-name="T175"> </text:span></text:span>the<text:span text:style-name="Absatz-Standardschriftart"><text:span text:style-name="T152"> </text:span></text:span><text:span text:style-name="Absatz-Standardschriftart"><text:span text:style-name="T140">appointment;</text:span></text:span><text:span text:style-name="Absatz-Standardschriftart"><text:span text:style-name="T152"> </text:span></text:span>or</text:p>
                </text:list-item>
                <text:list-item>
                  <text:p text:style-name="P181">if<text:span text:style-name="Absatz-Standardschriftart"><text:span text:style-name="T172"> </text:span></text:span>the<text:span text:style-name="Absatz-Standardschriftart"><text:span text:style-name="T172"> </text:span></text:span>company<text:span text:style-name="Absatz-Standardschriftart"><text:span text:style-name="T172"> </text:span></text:span>has<text:span text:style-name="Absatz-Standardschriftart"><text:span text:style-name="T172"> </text:span></text:span>dispensed<text:span text:style-name="Absatz-Standardschriftart"><text:span text:style-name="T154"> </text:span></text:span>with<text:span text:style-name="Absatz-Standardschriftart"><text:span text:style-name="T172"> </text:span></text:span>the<text:span text:style-name="Absatz-Standardschriftart"><text:span text:style-name="T154"> </text:span></text:span><text:span text:style-name="Absatz-Standardschriftart"><text:span text:style-name="T140">holding</text:span></text:span><text:span text:style-name="Absatz-Standardschriftart"><text:span text:style-name="T172"> </text:span></text:span>of<text:span text:style-name="Absatz-Standardschriftart"><text:span text:style-name="T154"> </text:span></text:span><text:span text:style-name="Absatz-Standardschriftart"><text:span text:style-name="T140">annual</text:span></text:span><text:span text:style-name="Absatz-Standardschriftart"><text:span text:style-name="T172"> </text:span></text:span>general<text:span text:style-name="Absatz-Standardschriftart"><text:span text:style-name="T154"> </text:span></text:span>meetings<text:span text:style-name="Absatz-Standardschriftart"><text:span text:style-name="T154"> </text:span></text:span>or<text:span text:style-name="Absatz-Standardschriftart"><text:span text:style-name="T172"> </text:span></text:span>is<text:span text:style-name="Absatz-Standardschriftart"><text:span text:style-name="T172"> </text:span></text:span>not<text:span text:style-name="Absatz-Standardschriftart"><text:span text:style-name="T76"> </text:span></text:span>required to<text:span text:style-name="Absatz-Standardschriftart"><text:span text:style-name="T199"> </text:span></text:span>hold<text:span text:style-name="Absatz-Standardschriftart"><text:span text:style-name="T199"> </text:span></text:span>annual general<text:span text:style-name="Absatz-Standardschriftart"><text:span text:style-name="T199"> </text:span></text:span>meetings,<text:span text:style-name="Absatz-Standardschriftart"><text:span text:style-name="T199"> </text:span></text:span>retire from<text:span text:style-name="Absatz-Standardschriftart"><text:span text:style-name="T199"> </text:span></text:span>office<text:span text:style-name="Absatz-Standardschriftart"><text:span text:style-name="T199"> </text:span></text:span>before the<text:span text:style-name="Absatz-Standardschriftart"><text:span text:style-name="T199"> </text:span></text:span>end<text:span text:style-name="Absatz-Standardschriftart"><text:span text:style-name="T199"> </text:span></text:span>of<text:span text:style-name="Absatz-Standardschriftart"><text:span text:style-name="T199"> </text:span></text:span>9<text:span text:style-name="Absatz-Standardschriftart"><text:span text:style-name="T199"> </text:span></text:span>months<text:span text:style-name="Absatz-Standardschriftart"><text:span text:style-name="T67"> </text:span></text:span>after<text:span text:style-name="Absatz-Standardschriftart"><text:span text:style-name="T194"> </text:span></text:span>the<text:span text:style-name="Absatz-Standardschriftart"><text:span text:style-name="T195"> </text:span></text:span>end<text:span text:style-name="Absatz-Standardschriftart"><text:span text:style-name="T194"> </text:span></text:span>of<text:span text:style-name="Absatz-Standardschriftart"><text:span text:style-name="T195"> </text:span></text:span>the<text:span text:style-name="Absatz-Standardschriftart"><text:span text:style-name="T194"> </text:span></text:span>company’s<text:span text:style-name="Absatz-Standardschriftart"><text:span text:style-name="T195"> </text:span></text:span>accounting<text:span text:style-name="Absatz-Standardschriftart"><text:span text:style-name="T194"> </text:span></text:span><text:span text:style-name="Absatz-Standardschriftart"><text:span text:style-name="T140">reference</text:span></text:span><text:span text:style-name="Absatz-Standardschriftart"><text:span text:style-name="T195"> </text:span></text:span>period<text:span text:style-name="Absatz-Standardschriftart"><text:span text:style-name="T194"> </text:span></text:span>by<text:span text:style-name="Absatz-Standardschriftart"><text:span text:style-name="T195"> </text:span></text:span>reference<text:span text:style-name="Absatz-Standardschriftart"><text:span text:style-name="T194"> </text:span></text:span>to<text:span text:style-name="Absatz-Standardschriftart"><text:span text:style-name="T195"> </text:span></text:span>which<text:span text:style-name="Absatz-Standardschriftart"><text:span text:style-name="T195"> </text:span></text:span>the<text:span text:style-name="Absatz-Standardschriftart"><text:span text:style-name="T97"> </text:span></text:span>financial<text:span text:style-name="Absatz-Standardschriftart"><text:span text:style-name="T157"> </text:span></text:span><text:span text:style-name="Absatz-Standardschriftart"><text:span text:style-name="T140">year</text:span></text:span><text:span text:style-name="Absatz-Standardschriftart"><text:span text:style-name="T152"> </text:span></text:span>in<text:span text:style-name="Absatz-Standardschriftart"><text:span text:style-name="T152"> </text:span></text:span>which<text:span text:style-name="Absatz-Standardschriftart"><text:span text:style-name="T149"> </text:span></text:span><text:span text:style-name="Absatz-Standardschriftart"><text:span text:style-name="T140">the</text:span></text:span><text:span text:style-name="Absatz-Standardschriftart"><text:span text:style-name="T152"> </text:span></text:span>director<text:span text:style-name="Absatz-Standardschriftart"><text:span text:style-name="T152"> </text:span></text:span>was<text:span text:style-name="Absatz-Standardschriftart"><text:span text:style-name="T149"> </text:span></text:span><text:span text:style-name="Absatz-Standardschriftart"><text:span text:style-name="T140">appointed</text:span></text:span><text:span text:style-name="Absatz-Standardschriftart"><text:span text:style-name="T152"> </text:span></text:span>is<text:span text:style-name="Absatz-Standardschriftart"><text:span text:style-name="T152"> </text:span></text:span>to<text:span text:style-name="Absatz-Standardschriftart"><text:span text:style-name="T152"> </text:span></text:span>be<text:span text:style-name="Absatz-Standardschriftart"><text:span text:style-name="T149"> </text:span></text:span><text:span text:style-name="Absatz-Standardschriftart"><text:span text:style-name="T140">determined.</text:span></text:span></text:p>
                </text:list-item>
              </text:list>
            </text:list-item>
          </text:list>
        </text:list-item>
        <text:list-item>
          <text:p text:style-name="P356">Retiring<text:span text:style-name="Absatz-Standardschriftart"><text:span text:style-name="T207"> </text:span></text:span>director<text:span text:style-name="Absatz-Standardschriftart"><text:span text:style-name="T1"> </text:span></text:span>eligible<text:span text:style-name="Absatz-Standardschriftart"><text:span text:style-name="T3"> </text:span></text:span>for<text:span text:style-name="Absatz-Standardschriftart"><text:span text:style-name="T3"> </text:span></text:span>reappointment</text:p>
        </text:list-item>
      </text:list>
      <text:p text:style-name="P77">A<text:span text:style-name="Absatz-Standardschriftart"><text:span text:style-name="T152"> </text:span></text:span>retiring<text:span text:style-name="Absatz-Standardschriftart"><text:span text:style-name="T152"> </text:span></text:span><text:span text:style-name="Absatz-Standardschriftart"><text:span text:style-name="T140">director</text:span></text:span><text:span text:style-name="Absatz-Standardschriftart"><text:span text:style-name="T152"> </text:span></text:span>is<text:span text:style-name="Absatz-Standardschriftart"><text:span text:style-name="T152"> </text:span></text:span>eligible<text:span text:style-name="Absatz-Standardschriftart"><text:span text:style-name="T152"> </text:span></text:span>for<text:span text:style-name="Absatz-Standardschriftart"><text:span text:style-name="T152"> </text:span></text:span><text:span text:style-name="Absatz-Standardschriftart"><text:span text:style-name="T140">reappointment</text:span></text:span><text:span text:style-name="Absatz-Standardschriftart"><text:span text:style-name="T152"> </text:span></text:span>to<text:span text:style-name="Absatz-Standardschriftart"><text:span text:style-name="T149"> </text:span></text:span>the<text:span text:style-name="Absatz-Standardschriftart"><text:span text:style-name="T152"> </text:span></text:span>office.</text:p>
      <text:p text:style-name="P40"/>
      <text:list xml:id="list232527004385561" text:continue-numbering="true" text:style-name="L3">
        <text:list-item>
          <text:p text:style-name="P348">Composite<text:span text:style-name="Absatz-Standardschriftart"><text:span text:style-name="T206"> </text:span></text:span>resolution</text:p>
          <text:list>
            <text:list-item>
              <text:p text:style-name="P210">This<text:span text:style-name="Absatz-Standardschriftart"><text:span text:style-name="T197"> </text:span></text:span>article<text:span text:style-name="Absatz-Standardschriftart"><text:span text:style-name="T198"> </text:span></text:span>applies<text:span text:style-name="Absatz-Standardschriftart"><text:span text:style-name="T202"> </text:span></text:span>if<text:span text:style-name="Absatz-Standardschriftart"><text:span text:style-name="T198"> </text:span></text:span><text:span text:style-name="Absatz-Standardschriftart"><text:span text:style-name="T140">proposals</text:span></text:span><text:span text:style-name="Absatz-Standardschriftart"><text:span text:style-name="T202"> </text:span></text:span>are<text:span text:style-name="Absatz-Standardschriftart"><text:span text:style-name="T199"> </text:span></text:span>under<text:span text:style-name="Absatz-Standardschriftart"><text:span text:style-name="T202"> </text:span></text:span>consideration<text:span text:style-name="Absatz-Standardschriftart"><text:span text:style-name="T198"> </text:span></text:span><text:span text:style-name="Absatz-Standardschriftart"><text:span text:style-name="T140">concerning</text:span></text:span><text:span text:style-name="Absatz-Standardschriftart"><text:span text:style-name="T198"> </text:span></text:span>the<text:span text:style-name="Absatz-Standardschriftart"><text:span text:style-name="T197"> </text:span></text:span>appointment<text:span text:style-name="Absatz-Standardschriftart"><text:span text:style-name="T202"> </text:span></text:span>of<text:span text:style-name="Absatz-Standardschriftart"><text:span text:style-name="T198"> </text:span></text:span>2<text:span text:style-name="Absatz-Standardschriftart"><text:span text:style-name="T202"> </text:span></text:span>or<text:span text:style-name="Absatz-Standardschriftart"><text:span text:style-name="T117"> </text:span></text:span>more<text:span text:style-name="Absatz-Standardschriftart"><text:span text:style-name="T157"> </text:span></text:span>directors<text:span text:style-name="Absatz-Standardschriftart"><text:span text:style-name="T152"> </text:span></text:span>to<text:span text:style-name="Absatz-Standardschriftart"><text:span text:style-name="T152"> </text:span></text:span><text:span text:style-name="Absatz-Standardschriftart"><text:span text:style-name="T140">offices</text:span></text:span><text:span text:style-name="Absatz-Standardschriftart"><text:span text:style-name="T157"> </text:span></text:span>or<text:span text:style-name="Absatz-Standardschriftart"><text:span text:style-name="T152"> </text:span></text:span>employments<text:span text:style-name="Absatz-Standardschriftart"><text:span text:style-name="T149"> </text:span></text:span>with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57"> </text:span></text:span>company<text:span text:style-name="Absatz-Standardschriftart"><text:span text:style-name="T149"> </text:span></text:span>or<text:span text:style-name="Absatz-Standardschriftart"><text:span text:style-name="T152"> </text:span></text:span>any<text:span text:style-name="Absatz-Standardschriftart"><text:span text:style-name="T152"> </text:span></text:span>other<text:span text:style-name="Absatz-Standardschriftart"><text:span text:style-name="T152"> </text:span></text:span>body<text:span text:style-name="Absatz-Standardschriftart"><text:span text:style-name="T152"> </text:span></text:span>corporate.</text:p>
            </text:list-item>
            <text:list-item>
              <text:p text:style-name="P147">The<text:span text:style-name="Absatz-Standardschriftart"><text:span text:style-name="T157"> </text:span></text:span>proposals<text:span text:style-name="Absatz-Standardschriftart"><text:span text:style-name="T152"> </text:span></text:span>may<text:span text:style-name="Absatz-Standardschriftart"><text:span text:style-name="T157"> </text:span></text:span>be<text:span text:style-name="Absatz-Standardschriftart"><text:span text:style-name="T152"> </text:span></text:span>divided<text:span text:style-name="Absatz-Standardschriftart"><text:span text:style-name="T157"> </text:span></text:span>and<text:span text:style-name="Absatz-Standardschriftart"><text:span text:style-name="T152"> </text:span></text:span>considered<text:span text:style-name="Absatz-Standardschriftart"><text:span text:style-name="T152"> </text:span></text:span>in<text:span text:style-name="Absatz-Standardschriftart"><text:span text:style-name="T157"> </text:span></text:span>relation<text:span text:style-name="Absatz-Standardschriftart"><text:span text:style-name="T152"> </text:span></text:span>to<text:span text:style-name="Absatz-Standardschriftart"><text:span text:style-name="T175"> </text:span></text:span>each<text:span text:style-name="Absatz-Standardschriftart"><text:span text:style-name="T152"> </text:span></text:span><text:span text:style-name="Absatz-Standardschriftart"><text:span text:style-name="T140">director</text:span></text:span><text:span text:style-name="Absatz-Standardschriftart"><text:span text:style-name="T152"> </text:span></text:span>separately.</text:p>
            </text:list-item>
            <text:list-item>
              <text:p text:style-name="P122">Each<text:span text:style-name="Absatz-Standardschriftart"><text:span text:style-name="T174"> </text:span></text:span>of<text:span text:style-name="Absatz-Standardschriftart"><text:span text:style-name="T174"> </text:span></text:span><text:span text:style-name="Absatz-Standardschriftart"><text:span text:style-name="T140">the</text:span></text:span><text:span text:style-name="Absatz-Standardschriftart"><text:span text:style-name="T174"> </text:span></text:span><text:span text:style-name="Absatz-Standardschriftart"><text:span text:style-name="T140">directors</text:span></text:span><text:span text:style-name="Absatz-Standardschriftart"><text:span text:style-name="T174"> </text:span></text:span>concerned<text:span text:style-name="Absatz-Standardschriftart"><text:span text:style-name="T174"> </text:span></text:span>is<text:span text:style-name="Absatz-Standardschriftart"><text:span text:style-name="T168"> </text:span></text:span>entitled<text:span text:style-name="Absatz-Standardschriftart"><text:span text:style-name="T173"> </text:span></text:span>to<text:span text:style-name="Absatz-Standardschriftart"><text:span text:style-name="T173"> </text:span></text:span>vote<text:span text:style-name="Absatz-Standardschriftart"><text:span text:style-name="T174"> </text:span></text:span>(if<text:span text:style-name="Absatz-Standardschriftart"><text:span text:style-name="T174"> </text:span></text:span>the<text:span text:style-name="Absatz-Standardschriftart"><text:span text:style-name="T173"> </text:span></text:span>director<text:span text:style-name="Absatz-Standardschriftart"><text:span text:style-name="T173"> </text:span></text:span>is<text:span text:style-name="Absatz-Standardschriftart"><text:span text:style-name="T168"> </text:span></text:span><text:span text:style-name="Absatz-Standardschriftart"><text:span text:style-name="T140">not</text:span></text:span><text:span text:style-name="Absatz-Standardschriftart"><text:span text:style-name="T174"> </text:span></text:span>for<text:span text:style-name="Absatz-Standardschriftart"><text:span text:style-name="T174"> </text:span></text:span><text:span text:style-name="Absatz-Standardschriftart"><text:span text:style-name="T140">another</text:span></text:span><text:span text:style-name="Absatz-Standardschriftart"><text:span text:style-name="T168"> </text:span></text:span>reason<text:span text:style-name="Absatz-Standardschriftart"><text:span text:style-name="T108"> </text:span></text:span>precluded<text:span text:style-name="Absatz-Standardschriftart"><text:span text:style-name="T173"> </text:span></text:span><text:span text:style-name="Absatz-Standardschriftart"><text:span text:style-name="T140">from</text:span></text:span><text:span text:style-name="Absatz-Standardschriftart"><text:span text:style-name="T174"> </text:span></text:span>voting)<text:span text:style-name="Absatz-Standardschriftart"><text:span text:style-name="T168"> </text:span></text:span>and<text:span text:style-name="Absatz-Standardschriftart"><text:span text:style-name="T173"> </text:span></text:span>be<text:span text:style-name="Absatz-Standardschriftart"><text:span text:style-name="T174"> </text:span></text:span>counted<text:span text:style-name="Absatz-Standardschriftart"><text:span text:style-name="T174"> </text:span></text:span>in<text:span text:style-name="Absatz-Standardschriftart"><text:span text:style-name="T173"> </text:span></text:span>the<text:span text:style-name="Absatz-Standardschriftart"><text:span text:style-name="T174"> </text:span></text:span>quorum<text:span text:style-name="Absatz-Standardschriftart"><text:span text:style-name="T174"> </text:span></text:span>in<text:span text:style-name="Absatz-Standardschriftart"><text:span text:style-name="T173"> </text:span></text:span>respect<text:span text:style-name="Absatz-Standardschriftart"><text:span text:style-name="T174"> </text:span></text:span>of<text:span text:style-name="Absatz-Standardschriftart"><text:span text:style-name="T174"> </text:span></text:span><text:span text:style-name="Absatz-Standardschriftart"><text:span text:style-name="T140">each</text:span></text:span><text:span text:style-name="Absatz-Standardschriftart"><text:span text:style-name="T173"> </text:span></text:span>resolution<text:span text:style-name="Absatz-Standardschriftart"><text:span text:style-name="T174"> </text:span></text:span>except<text:span text:style-name="Absatz-Standardschriftart"><text:span text:style-name="T92"> </text:span></text:span>that<text:span text:style-name="Absatz-Standardschriftart"><text:span text:style-name="T2"> </text:span></text:span><text:span text:style-name="Absatz-Standardschriftart"><text:span text:style-name="T140">concerning</text:span></text:span><text:span text:style-name="Absatz-Standardschriftart"><text:span text:style-name="T2"> </text:span></text:span>the<text:span text:style-name="Absatz-Standardschriftart"><text:span text:style-name="T2"> </text:span></text:span>director’s<text:span text:style-name="Absatz-Standardschriftart"><text:span text:style-name="T2"> </text:span></text:span>own<text:span text:style-name="Absatz-Standardschriftart"><text:span text:style-name="T175"> </text:span></text:span><text:span text:style-name="Absatz-Standardschriftart"><text:span text:style-name="T140">appointment.</text:span></text:span></text:p>
            </text:list-item>
          </text:list>
        </text:list-item>
      </text:list>
      <text:p text:style-name="P23"/>
      <text:list xml:id="list232527306273269" text:continue-numbering="true" text:style-name="L3">
        <text:list-item>
          <text:p text:style-name="P348">Termination<text:span text:style-name="Absatz-Standardschriftart"><text:span text:style-name="T164"> </text:span></text:span>of<text:span text:style-name="Absatz-Standardschriftart"><text:span text:style-name="T165"> </text:span></text:span>director’s<text:span text:style-name="Absatz-Standardschriftart"><text:span text:style-name="T164"> </text:span></text:span>appointment</text:p>
        </text:list-item>
      </text:list>
      <text:p text:style-name="P76">A<text:span text:style-name="Absatz-Standardschriftart"><text:span text:style-name="T149"> </text:span></text:span>person<text:span text:style-name="Absatz-Standardschriftart"><text:span text:style-name="T149"> </text:span></text:span><text:span text:style-name="Absatz-Standardschriftart"><text:span text:style-name="T140">ceases</text:span></text:span><text:span text:style-name="Absatz-Standardschriftart"><text:span text:style-name="T149"> </text:span></text:span>to<text:span text:style-name="Absatz-Standardschriftart"><text:span text:style-name="T151"> </text:span></text:span>be<text:span text:style-name="Absatz-Standardschriftart"><text:span text:style-name="T149"> </text:span></text:span>a<text:span text:style-name="Absatz-Standardschriftart"><text:span text:style-name="T152"> </text:span></text:span>director<text:span text:style-name="Absatz-Standardschriftart"><text:span text:style-name="T149"> </text:span></text:span>if<text:span text:style-name="Absatz-Standardschriftart"><text:span text:style-name="T151"> </text:span></text:span><text:span text:style-name="Absatz-Standardschriftart"><text:span text:style-name="T140">the</text:span></text:span><text:span text:style-name="Absatz-Standardschriftart"><text:span text:style-name="T149"> </text:span></text:span>person—</text:p>
      <text:list xml:id="list1053762546" text:style-name="L9">
        <text:list-item>
          <text:p text:style-name="P213">ceases<text:span text:style-name="Absatz-Standardschriftart"><text:span text:style-name="T177"> </text:span></text:span>to<text:span text:style-name="Absatz-Standardschriftart"><text:span text:style-name="T178"> </text:span></text:span>be<text:span text:style-name="Absatz-Standardschriftart"><text:span text:style-name="T216"> </text:span></text:span>a<text:span text:style-name="Absatz-Standardschriftart"><text:span text:style-name="T216"> </text:span></text:span><text:span text:style-name="Absatz-Standardschriftart"><text:span text:style-name="T140">director</text:span></text:span><text:span text:style-name="Absatz-Standardschriftart"><text:span text:style-name="T178"> </text:span></text:span>under<text:span text:style-name="Absatz-Standardschriftart"><text:span text:style-name="T216"> </text:span></text:span><text:span text:style-name="Absatz-Standardschriftart"><text:span text:style-name="T140">the</text:span></text:span><text:span text:style-name="Absatz-Standardschriftart"><text:span text:style-name="T216"> </text:span></text:span>Ordinance<text:span text:style-name="Absatz-Standardschriftart"><text:span text:style-name="T178"> </text:span></text:span>or<text:span text:style-name="Absatz-Standardschriftart"><text:span text:style-name="T178"> </text:span></text:span>the<text:span text:style-name="Absatz-Standardschriftart"><text:span text:style-name="T216"> </text:span></text:span><text:span text:style-name="Absatz-Standardschriftart"><text:span text:style-name="T140">Companies</text:span></text:span><text:span text:style-name="Absatz-Standardschriftart"><text:span text:style-name="T216"> </text:span></text:span>(Winding<text:span text:style-name="Absatz-Standardschriftart"><text:span text:style-name="T216"> </text:span></text:span>Up<text:span text:style-name="Absatz-Standardschriftart"><text:span text:style-name="T178"> </text:span></text:span>and<text:span text:style-name="Absatz-Standardschriftart"><text:span text:style-name="T117"> </text:span></text:span><text:span text:style-name="Absatz-Standardschriftart"><text:span text:style-name="T140">Miscellaneous</text:span></text:span><text:span text:style-name="Absatz-Standardschriftart"><text:span text:style-name="T149"> </text:span></text:span>Provisions)<text:span text:style-name="Absatz-Standardschriftart"><text:span text:style-name="T149"> </text:span></text:span>Ordinance<text:span text:style-name="Absatz-Standardschriftart"><text:span text:style-name="T152"> </text:span></text:span>(Cap.<text:span text:style-name="Absatz-Standardschriftart"><text:span text:style-name="T149"> </text:span></text:span>32)<text:span text:style-name="Absatz-Standardschriftart"><text:span text:style-name="T151"> </text:span></text:span>or<text:span text:style-name="Absatz-Standardschriftart"><text:span text:style-name="T151"> </text:span></text:span>is<text:span text:style-name="Absatz-Standardschriftart"><text:span text:style-name="T149"> </text:span></text:span><text:span text:style-name="Absatz-Standardschriftart"><text:span text:style-name="T140">prohibited</text:span></text:span><text:span text:style-name="Absatz-Standardschriftart"><text:span text:style-name="T149"> </text:span></text:span>from<text:span text:style-name="Absatz-Standardschriftart"><text:span text:style-name="T149"> </text:span></text:span>being<text:span text:style-name="Absatz-Standardschriftart"><text:span text:style-name="T149"> </text:span></text:span>a<text:span text:style-name="Absatz-Standardschriftart"><text:span text:style-name="T151"> </text:span></text:span>director<text:span text:style-name="Absatz-Standardschriftart"><text:span text:style-name="T152"> </text:span></text:span>by<text:span text:style-name="Absatz-Standardschriftart"><text:span text:style-name="T103"> </text:span></text:span>law;</text:p>
        </text:list-item>
        <text:list-item>
          <text:p text:style-name="P214">becomes <text:span text:style-name="Absatz-Standardschriftart"><text:span text:style-name="T187"><text:s/></text:span></text:span>bankrupt <text:span text:style-name="Absatz-Standardschriftart"><text:span text:style-name="T189"><text:s/></text:span></text:span>or <text:span text:style-name="Absatz-Standardschriftart"><text:span text:style-name="T187"><text:s/></text:span></text:span>makes <text:span text:style-name="Absatz-Standardschriftart"><text:span text:style-name="T189"><text:s/></text:span></text:span>any <text:span text:style-name="Absatz-Standardschriftart"><text:span text:style-name="T187"><text:s/></text:span></text:span>arrangement <text:span text:style-name="Absatz-Standardschriftart"><text:span text:style-name="T189"><text:s/></text:span></text:span>or <text:span text:style-name="Absatz-Standardschriftart"><text:span text:style-name="T189"><text:s/></text:span></text:span>composition <text:span text:style-name="Absatz-Standardschriftart"><text:span text:style-name="T187"><text:s/></text:span></text:span>with <text:span text:style-name="Absatz-Standardschriftart"><text:span text:style-name="T187"><text:s/></text:span></text:span>the <text:span text:style-name="Absatz-Standardschriftart"><text:span text:style-name="T187"><text:s/></text:span></text:span>person’s<text:span text:style-name="Absatz-Standardschriftart"><text:span text:style-name="T89"> </text:span></text:span>creditors<text:span text:style-name="Absatz-Standardschriftart"><text:span text:style-name="T220"> </text:span></text:span><text:span text:style-name="Absatz-Standardschriftart"><text:span text:style-name="T140">generally;</text:span></text:span></text:p>
        </text:list-item>
        <text:list-item>
          <text:p text:style-name="P216">becomes<text:span text:style-name="Absatz-Standardschriftart"><text:span text:style-name="T3"> </text:span></text:span>a<text:span text:style-name="Absatz-Standardschriftart"><text:span text:style-name="T3"> </text:span></text:span>mentally<text:span text:style-name="Absatz-Standardschriftart"><text:span text:style-name="T3"> </text:span></text:span>incapacitated<text:span text:style-name="Absatz-Standardschriftart"><text:span text:style-name="T2"> </text:span></text:span><text:span text:style-name="Absatz-Standardschriftart"><text:span text:style-name="T140">person;</text:span></text:span></text:p>
        </text:list-item>
        <text:list-item>
          <text:p text:style-name="P215">resigns<text:span text:style-name="Absatz-Standardschriftart"><text:span text:style-name="T174"> </text:span></text:span>the<text:span text:style-name="Absatz-Standardschriftart"><text:span text:style-name="T173"> </text:span></text:span>office<text:span text:style-name="Absatz-Standardschriftart"><text:span text:style-name="T168"> </text:span></text:span>of<text:span text:style-name="Absatz-Standardschriftart"><text:span text:style-name="T168"> </text:span></text:span><text:span text:style-name="Absatz-Standardschriftart"><text:span text:style-name="T140">director</text:span></text:span><text:span text:style-name="Absatz-Standardschriftart"><text:span text:style-name="T168"> </text:span></text:span>by<text:span text:style-name="Absatz-Standardschriftart"><text:span text:style-name="T168"> </text:span></text:span>notice<text:span text:style-name="Absatz-Standardschriftart"><text:span text:style-name="T169"> </text:span></text:span>in<text:span text:style-name="Absatz-Standardschriftart"><text:span text:style-name="T174"> </text:span></text:span><text:span text:style-name="Absatz-Standardschriftart"><text:span text:style-name="T140">writing</text:span></text:span><text:span text:style-name="Absatz-Standardschriftart"><text:span text:style-name="T168"> </text:span></text:span>of<text:span text:style-name="Absatz-Standardschriftart"><text:span text:style-name="T174"> </text:span></text:span>the<text:span text:style-name="Absatz-Standardschriftart"><text:span text:style-name="T168"> </text:span></text:span>resignation<text:span text:style-name="Absatz-Standardschriftart"><text:span text:style-name="T168"> </text:span></text:span>in<text:span text:style-name="Absatz-Standardschriftart"><text:span text:style-name="T174"> </text:span></text:span><text:span text:style-name="Absatz-Standardschriftart"><text:span text:style-name="T140">accordance</text:span></text:span><text:span text:style-name="Absatz-Standardschriftart"><text:span text:style-name="T174"> </text:span></text:span>with<text:span text:style-name="Absatz-Standardschriftart"><text:span text:style-name="T124"> </text:span></text:span>section<text:span text:style-name="Absatz-Standardschriftart"><text:span text:style-name="T175"> </text:span></text:span><text:span text:style-name="Absatz-Standardschriftart"><text:span text:style-name="T140">464(5)</text:span></text:span><text:span text:style-name="Absatz-Standardschriftart"><text:span text:style-name="T157"> </text:span></text:span>of<text:span text:style-name="Absatz-Standardschriftart"><text:span text:style-name="T175"> </text:span></text:span>the<text:span text:style-name="Absatz-Standardschriftart"><text:span text:style-name="T157"> </text:span></text:span>Ordinance;</text:p>
        </text:list-item>
        <text:list-item>
          <text:p text:style-name="P217">for <text:s/>more <text:span text:style-name="Absatz-Standardschriftart"><text:span text:style-name="T199"><text:s/></text:span></text:span>than <text:span text:style-name="Absatz-Standardschriftart"><text:span text:style-name="T199"><text:s/></text:span></text:span>6 <text:span text:style-name="Absatz-Standardschriftart"><text:span text:style-name="T199"><text:s/></text:span></text:span>months <text:span text:style-name="Absatz-Standardschriftart"><text:span text:style-name="T199"><text:s/></text:span></text:span>has <text:span text:style-name="Absatz-Standardschriftart"><text:span text:style-name="T199"><text:s/></text:span></text:span><text:span text:style-name="Absatz-Standardschriftart"><text:span text:style-name="T140">been</text:span></text:span> <text:span text:style-name="Absatz-Standardschriftart"><text:span text:style-name="T199"><text:s/></text:span></text:span>absent <text:span text:style-name="Absatz-Standardschriftart"><text:span text:style-name="T197"><text:s/></text:span></text:span>without <text:span text:style-name="Absatz-Standardschriftart"><text:span text:style-name="T197"><text:s/></text:span></text:span>the <text:span text:style-name="Absatz-Standardschriftart"><text:span text:style-name="T199"><text:s/></text:span></text:span><text:span text:style-name="Absatz-Standardschriftart"><text:span text:style-name="T140">directors’</text:span></text:span> <text:s/><text:span text:style-name="Absatz-Standardschriftart"><text:span text:style-name="T140">permission</text:span></text:span> <text:span text:style-name="Absatz-Standardschriftart"><text:span text:style-name="T199"><text:s/></text:span></text:span><text:span text:style-name="Absatz-Standardschriftart"><text:span text:style-name="T140">from</text:span></text:span><text:span text:style-name="Absatz-Standardschriftart"><text:span text:style-name="T100"> </text:span></text:span>directors’<text:span text:style-name="Absatz-Standardschriftart"><text:span text:style-name="T157"> </text:span></text:span><text:span text:style-name="Absatz-Standardschriftart"><text:span text:style-name="T140">meetings</text:span></text:span><text:span text:style-name="Absatz-Standardschriftart"><text:span text:style-name="T157"> </text:span></text:span>held<text:span text:style-name="Absatz-Standardschriftart"><text:span text:style-name="T175"> </text:span></text:span>during<text:span text:style-name="Absatz-Standardschriftart"><text:span text:style-name="T157"> </text:span></text:span>that<text:span text:style-name="Absatz-Standardschriftart"><text:span text:style-name="T175"> </text:span></text:span>period;<text:span text:style-name="Absatz-Standardschriftart"><text:span text:style-name="T157"> </text:span></text:span>or</text:p>
        </text:list-item>
        <text:list-item>
          <text:p text:style-name="P216">is<text:span text:style-name="Absatz-Standardschriftart"><text:span text:style-name="T152"> </text:span></text:span>removed<text:span text:style-name="Absatz-Standardschriftart"><text:span text:style-name="T149"> </text:span></text:span>from<text:span text:style-name="Absatz-Standardschriftart"><text:span text:style-name="T152"> </text:span></text:span>the<text:span text:style-name="Absatz-Standardschriftart"><text:span text:style-name="T149"> </text:span></text:span>office<text:span text:style-name="Absatz-Standardschriftart"><text:span text:style-name="T152"> </text:span></text:span>of<text:span text:style-name="Absatz-Standardschriftart"><text:span text:style-name="T149"> </text:span></text:span>director<text:span text:style-name="Absatz-Standardschriftart"><text:span text:style-name="T157"> </text:span></text:span>by<text:span text:style-name="Absatz-Standardschriftart"><text:span text:style-name="T149"> </text:span></text:span>an<text:span text:style-name="Absatz-Standardschriftart"><text:span text:style-name="T149"> </text:span></text:span>ordinary<text:span text:style-name="Absatz-Standardschriftart"><text:span text:style-name="T152"> </text:span></text:span>resolution<text:span text:style-name="Absatz-Standardschriftart"><text:span text:style-name="T149"> </text:span></text:span>of<text:span text:style-name="Absatz-Standardschriftart"><text:span text:style-name="T152"> </text:span></text:span>the<text:span text:style-name="Absatz-Standardschriftart"><text:span text:style-name="T149"> </text:span></text:span>company.</text:p>
        </text:list-item>
      </text:list>
      <text:p text:style-name="P40"/>
      <text:list xml:id="list231337905560586" text:style-name="L3">
        <text:list-item>
          <text:p text:style-name="P357">Directors’<text:span text:style-name="Absatz-Standardschriftart"><text:span text:style-name="T221"> </text:span></text:span>remuneration</text:p>
          <text:list>
            <text:list-item>
              <text:p text:style-name="P150">Directors’<text:span text:style-name="Absatz-Standardschriftart"><text:span text:style-name="T157"> </text:span></text:span><text:span text:style-name="Absatz-Standardschriftart"><text:span text:style-name="T140">remuneration</text:span></text:span><text:span text:style-name="Absatz-Standardschriftart"><text:span text:style-name="T157"> </text:span></text:span>must<text:span text:style-name="Absatz-Standardschriftart"><text:span text:style-name="T157"> </text:span></text:span>be<text:span text:style-name="Absatz-Standardschriftart"><text:span text:style-name="T157"> </text:span></text:span>determined<text:span text:style-name="Absatz-Standardschriftart"><text:span text:style-name="T157"> </text:span></text:span>by<text:span text:style-name="Absatz-Standardschriftart"><text:span text:style-name="T157"> </text:span></text:span>the<text:span text:style-name="Absatz-Standardschriftart"><text:span text:style-name="T152"> </text:span></text:span>company<text:span text:style-name="Absatz-Standardschriftart"><text:span text:style-name="T157"> </text:span></text:span>at<text:span text:style-name="Absatz-Standardschriftart"><text:span text:style-name="T157"> </text:span></text:span>a<text:span text:style-name="Absatz-Standardschriftart"><text:span text:style-name="T157"> </text:span></text:span>general<text:span text:style-name="Absatz-Standardschriftart"><text:span text:style-name="T157"> </text:span></text:span>meeting.</text:p>
            </text:list-item>
            <text:list-item>
              <text:p text:style-name="P148">A<text:span text:style-name="Absatz-Standardschriftart"><text:span text:style-name="T207"> </text:span></text:span>director’s<text:span text:style-name="Absatz-Standardschriftart"><text:span text:style-name="T207"> </text:span></text:span>remuneration<text:span text:style-name="Absatz-Standardschriftart"><text:span text:style-name="T3"> </text:span></text:span>may—</text:p>
              <text:list>
                <text:list-item>
                  <text:p text:style-name="P218">take<text:span text:style-name="Absatz-Standardschriftart"><text:span text:style-name="T152"> </text:span></text:span>any<text:span text:style-name="Absatz-Standardschriftart"><text:span text:style-name="T152"> </text:span></text:span>form;<text:span text:style-name="Absatz-Standardschriftart"><text:span text:style-name="T149"> </text:span></text:span>and</text:p>
                </text:list-item>
                <text:list-item>
                  <text:p text:style-name="P224">include<text:span text:style-name="Absatz-Standardschriftart"><text:span text:style-name="T207"> </text:span></text:span>any<text:span text:style-name="Absatz-Standardschriftart"><text:span text:style-name="T207"> </text:span></text:span>arrangements<text:span text:style-name="Absatz-Standardschriftart"><text:span text:style-name="T3"> </text:span></text:span>in<text:span text:style-name="Absatz-Standardschriftart"><text:span text:style-name="T207"> </text:span></text:span><text:span text:style-name="Absatz-Standardschriftart"><text:span text:style-name="T140">connection</text:span></text:span><text:span text:style-name="Absatz-Standardschriftart"><text:span text:style-name="T207"> </text:span></text:span>with<text:span text:style-name="Absatz-Standardschriftart"><text:span text:style-name="T3"> </text:span></text:span>the<text:span text:style-name="Absatz-Standardschriftart"><text:span text:style-name="T3"> </text:span></text:span>payment<text:span text:style-name="Absatz-Standardschriftart"><text:span text:style-name="T207"> </text:span></text:span>of<text:span text:style-name="Absatz-Standardschriftart"><text:span text:style-name="T157"> </text:span></text:span>a<text:span text:style-name="Absatz-Standardschriftart"><text:span text:style-name="T207"> </text:span></text:span>retirement<text:span text:style-name="Absatz-Standardschriftart"><text:span text:style-name="T3"> </text:span></text:span>benefit<text:span text:style-name="Absatz-Standardschriftart"><text:span text:style-name="T3"> </text:span></text:span>to<text:span text:style-name="Absatz-Standardschriftart"><text:span text:style-name="T207"> </text:span></text:span>or<text:span text:style-name="Absatz-Standardschriftart"><text:span text:style-name="T207"> </text:span></text:span>in<text:span text:style-name="Absatz-Standardschriftart"><text:span text:style-name="T96"> </text:span></text:span>respect<text:span text:style-name="Absatz-Standardschriftart"><text:span text:style-name="T175"> </text:span></text:span>of<text:span text:style-name="Absatz-Standardschriftart"><text:span text:style-name="T157"> </text:span></text:span><text:span text:style-name="Absatz-Standardschriftart"><text:span text:style-name="T140">that</text:span></text:span><text:span text:style-name="Absatz-Standardschriftart"><text:span text:style-name="T157"> </text:span></text:span>director.</text:p>
                </text:list-item>
              </text:list>
            </text:list-item>
            <text:list-item>
              <text:p text:style-name="P147">Directors’<text:span text:style-name="Absatz-Standardschriftart"><text:span text:style-name="T175"> </text:span></text:span><text:span text:style-name="Absatz-Standardschriftart"><text:span text:style-name="T140">remuneration</text:span></text:span><text:span text:style-name="Absatz-Standardschriftart"><text:span text:style-name="T157"> </text:span></text:span>accrues<text:span text:style-name="Absatz-Standardschriftart"><text:span text:style-name="T175"> </text:span></text:span><text:span text:style-name="Absatz-Standardschriftart"><text:span text:style-name="T140">from</text:span></text:span><text:span text:style-name="Absatz-Standardschriftart"><text:span text:style-name="T175"> </text:span></text:span>day<text:span text:style-name="Absatz-Standardschriftart"><text:span text:style-name="T175"> </text:span></text:span>to<text:span text:style-name="Absatz-Standardschriftart"><text:span text:style-name="T157"> </text:span></text:span>day.</text:p>
            </text:list-item>
          </text:list>
        </text:list-item>
      </text:list>
      <text:p text:style-name="P40"/>
      <text:list xml:id="list232528114385792" text:continue-numbering="true" text:style-name="L3">
        <text:list-item>
          <text:p text:style-name="P357">Directors’<text:span text:style-name="Absatz-Standardschriftart"><text:span text:style-name="T222"> </text:span></text:span>expenses</text:p>
        </text:list-item>
      </text:list>
      <text:p text:style-name="P85">The<text:span text:style-name="Absatz-Standardschriftart"><text:span text:style-name="T205"> </text:span></text:span>company<text:span text:style-name="Absatz-Standardschriftart"><text:span text:style-name="T189"> </text:span></text:span>may<text:span text:style-name="Absatz-Standardschriftart"><text:span text:style-name="T187"> </text:span></text:span>pay<text:span text:style-name="Absatz-Standardschriftart"><text:span text:style-name="T204"> </text:span></text:span>any<text:span text:style-name="Absatz-Standardschriftart"><text:span text:style-name="T187"> </text:span></text:span>travelling,<text:span text:style-name="Absatz-Standardschriftart"><text:span text:style-name="T187"> </text:span></text:span>accommodation<text:span text:style-name="Absatz-Standardschriftart"><text:span text:style-name="T187"> </text:span></text:span>and<text:span text:style-name="Absatz-Standardschriftart"><text:span text:style-name="T204"> </text:span></text:span>other<text:span text:style-name="Absatz-Standardschriftart"><text:span text:style-name="T187"> </text:span></text:span>expenses<text:span text:style-name="Absatz-Standardschriftart"><text:span text:style-name="T187"> </text:span></text:span><text:span text:style-name="Absatz-Standardschriftart"><text:span text:style-name="T140">properly</text:span></text:span><text:span text:style-name="Absatz-Standardschriftart"><text:span text:style-name="T204"> </text:span></text:span>incurred<text:span text:style-name="Absatz-Standardschriftart"><text:span text:style-name="T204"> </text:span></text:span>by<text:span text:style-name="Absatz-Standardschriftart"><text:span text:style-name="T111"> </text:span></text:span>directors<text:span text:style-name="Absatz-Standardschriftart"><text:span text:style-name="T3"> </text:span></text:span>in<text:span text:style-name="Absatz-Standardschriftart"><text:span text:style-name="T3"> </text:span></text:span>connection<text:span text:style-name="Absatz-Standardschriftart"><text:span text:style-name="T3"> </text:span></text:span>with—</text:p>
      <text:list xml:id="list715506310" text:style-name="L10">
        <text:list-item>
          <text:p text:style-name="P110">their<text:span text:style-name="Absatz-Standardschriftart"><text:span text:style-name="T3"> </text:span></text:span><text:span text:style-name="Absatz-Standardschriftart"><text:span text:style-name="T140">attendance</text:span></text:span><text:span text:style-name="Absatz-Standardschriftart"><text:span text:style-name="T3"> </text:span></text:span>at—</text:p>
          <text:list>
            <text:list-item>
              <text:p text:style-name="P208">meetings<text:span text:style-name="Absatz-Standardschriftart"><text:span text:style-name="T175"> </text:span></text:span>of<text:span text:style-name="Absatz-Standardschriftart"><text:span text:style-name="T157"> </text:span></text:span>directors<text:span text:style-name="Absatz-Standardschriftart"><text:span text:style-name="T175"> </text:span></text:span>or<text:span text:style-name="Absatz-Standardschriftart"><text:span text:style-name="T175"> </text:span></text:span>committees<text:span text:style-name="Absatz-Standardschriftart"><text:span text:style-name="T157"> </text:span></text:span>of<text:span text:style-name="Absatz-Standardschriftart"><text:span text:style-name="T175"> </text:span></text:span>directors;</text:p>
            </text:list-item>
            <text:list-item>
              <text:p text:style-name="P225">general<text:span text:style-name="Absatz-Standardschriftart"><text:span text:style-name="T3"> </text:span></text:span>meetings;<text:span text:style-name="Absatz-Standardschriftart"><text:span text:style-name="T3"> </text:span></text:span>or</text:p>
            </text:list-item>
            <text:list-item>
              <text:p text:style-name="P226">separate<text:span text:style-name="Absatz-Standardschriftart"><text:span text:style-name="T157"> </text:span></text:span>meetings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57"> </text:span></text:span>holders<text:span text:style-name="Absatz-Standardschriftart"><text:span text:style-name="T152"> </text:span></text:span>of<text:span text:style-name="Absatz-Standardschriftart"><text:span text:style-name="T152"> </text:span></text:span><text:span text:style-name="Absatz-Standardschriftart"><text:span text:style-name="T140">debentures</text:span></text:span><text:span text:style-name="Absatz-Standardschriftart"><text:span text:style-name="T152"> </text:span></text:span>of<text:span text:style-name="Absatz-Standardschriftart"><text:span text:style-name="T157"> </text:span></text:span>the<text:span text:style-name="Absatz-Standardschriftart"><text:span text:style-name="T152"> </text:span></text:span>company;<text:span text:style-name="Absatz-Standardschriftart"><text:span text:style-name="T152"> </text:span></text:span>or</text:p>
            </text:list-item>
          </text:list>
        </text:list-item>
        <text:list-item>
          <text:p text:style-name="P227">the<text:span text:style-name="Absatz-Standardschriftart"><text:span text:style-name="T197"> </text:span></text:span>exercise<text:span text:style-name="Absatz-Standardschriftart"><text:span text:style-name="T198"> </text:span></text:span>of<text:span text:style-name="Absatz-Standardschriftart"><text:span text:style-name="T198"> </text:span></text:span>their<text:span text:style-name="Absatz-Standardschriftart"><text:span text:style-name="T197"> </text:span></text:span>powers<text:span text:style-name="Absatz-Standardschriftart"><text:span text:style-name="T202"> </text:span></text:span>and<text:span text:style-name="Absatz-Standardschriftart"><text:span text:style-name="T197"> </text:span></text:span>the<text:span text:style-name="Absatz-Standardschriftart"><text:span text:style-name="T198"> </text:span></text:span>discharge<text:span text:style-name="Absatz-Standardschriftart"><text:span text:style-name="T198"> </text:span></text:span>of<text:span text:style-name="Absatz-Standardschriftart"><text:span text:style-name="T197"> </text:span></text:span>their<text:span text:style-name="Absatz-Standardschriftart"><text:span text:style-name="T197"> </text:span></text:span>responsibilities<text:span text:style-name="Absatz-Standardschriftart"><text:span text:style-name="T198"> </text:span></text:span>in<text:span text:style-name="Absatz-Standardschriftart"><text:span text:style-name="T199"> </text:span></text:span>relation<text:span text:style-name="Absatz-Standardschriftart"><text:span text:style-name="T198"> </text:span></text:span>to<text:span text:style-name="Absatz-Standardschriftart"><text:span text:style-name="T197"> </text:span></text:span>the<text:span text:style-name="Absatz-Standardschriftart"><text:span text:style-name="T81"> </text:span></text:span>company.</text:p>
        </text:list-item>
      </text:list>
      <text:p text:style-name="P86"/>
      <text:h text:style-name="P368" text:outline-level="2"><text:span text:style-name="Absatz-Standardschriftart"><text:span text:style-name="T140">Division</text:span></text:span><text:span text:style-name="Absatz-Standardschriftart"><text:span text:style-name="T167"> </text:span></text:span><text:span text:style-name="Absatz-Standardschriftart"><text:span text:style-name="T140">4—Alternate</text:span></text:span> <text:span text:style-name="Absatz-Standardschriftart"><text:span text:style-name="T140">Directors</text:span></text:span></text:h>
      <text:p text:style-name="P52"/>
      <text:list xml:id="list231338367353443" text:style-name="L3">
        <text:list-item>
          <text:p text:style-name="P348">Appointment<text:span text:style-name="Absatz-Standardschriftart"><text:span text:style-name="T2"> </text:span></text:span>and<text:span text:style-name="Absatz-Standardschriftart"><text:span text:style-name="T3"> </text:span></text:span>removal<text:span text:style-name="Absatz-Standardschriftart"><text:span text:style-name="T3"> </text:span></text:span>of<text:span text:style-name="Absatz-Standardschriftart"><text:span text:style-name="T3"> </text:span></text:span>alternates</text:p>
          <text:list>
            <text:list-item>
              <text:p text:style-name="P210">A<text:span text:style-name="Absatz-Standardschriftart"><text:span text:style-name="T189"> </text:span></text:span>director<text:span text:style-name="Absatz-Standardschriftart"><text:span text:style-name="T189"> </text:span></text:span>(<text:span text:style-name="Absatz-Standardschriftart"><text:span text:style-name="T181">appointor</text:span></text:span>)<text:span text:style-name="Absatz-Standardschriftart"><text:span text:style-name="T194"> </text:span></text:span>may<text:span text:style-name="Absatz-Standardschriftart"><text:span text:style-name="T189"> </text:span></text:span>appoint<text:span text:style-name="Absatz-Standardschriftart"><text:span text:style-name="T194"> </text:span></text:span>as<text:span text:style-name="Absatz-Standardschriftart"><text:span text:style-name="T189"> </text:span></text:span>an<text:span text:style-name="Absatz-Standardschriftart"><text:span text:style-name="T189"> </text:span></text:span>alternate<text:span text:style-name="Absatz-Standardschriftart"><text:span text:style-name="T189"> </text:span></text:span>any<text:span text:style-name="Absatz-Standardschriftart"><text:span text:style-name="T189"> </text:span></text:span>other<text:span text:style-name="Absatz-Standardschriftart"><text:span text:style-name="T194"> </text:span></text:span>director,<text:span text:style-name="Absatz-Standardschriftart"><text:span text:style-name="T189"> </text:span></text:span>or<text:span text:style-name="Absatz-Standardschriftart"><text:span text:style-name="T189"> </text:span></text:span>any<text:span text:style-name="Absatz-Standardschriftart"><text:span text:style-name="T189"> </text:span></text:span>other<text:span text:style-name="Absatz-Standardschriftart"><text:span text:style-name="T189"> </text:span></text:span>person<text:span text:style-name="Absatz-Standardschriftart"><text:span text:style-name="T66"> </text:span></text:span>approved<text:span text:style-name="Absatz-Standardschriftart"><text:span text:style-name="T175"> </text:span></text:span>by<text:span text:style-name="Absatz-Standardschriftart"><text:span text:style-name="T157"> </text:span></text:span>resolution<text:span text:style-name="Absatz-Standardschriftart"><text:span text:style-name="T157"> </text:span></text:span><text:span text:style-name="Absatz-Standardschriftart"><text:span text:style-name="T140">of</text:span></text:span><text:span text:style-name="Absatz-Standardschriftart"><text:span text:style-name="T157"> </text:span></text:span>the<text:span text:style-name="Absatz-Standardschriftart"><text:span text:style-name="T157"> </text:span></text:span><text:span text:style-name="Absatz-Standardschriftart"><text:span text:style-name="T140">directors.</text:span></text:span></text:p>
            </text:list-item>
            <text:list-item>
              <text:p text:style-name="P194">An<text:span text:style-name="Absatz-Standardschriftart"><text:span text:style-name="T171"> </text:span></text:span>alternate<text:span text:style-name="Absatz-Standardschriftart"><text:span text:style-name="T147"> </text:span></text:span>may<text:span text:style-name="Absatz-Standardschriftart"><text:span text:style-name="T172"> </text:span></text:span>exercise<text:span text:style-name="Absatz-Standardschriftart"><text:span text:style-name="T171"> </text:span></text:span>the<text:span text:style-name="Absatz-Standardschriftart"><text:span text:style-name="T147"> </text:span></text:span>powers<text:span text:style-name="Absatz-Standardschriftart"><text:span text:style-name="T172"> </text:span></text:span>and<text:span text:style-name="Absatz-Standardschriftart"><text:span text:style-name="T147"> </text:span></text:span><text:span text:style-name="Absatz-Standardschriftart"><text:span text:style-name="T140">carry</text:span></text:span><text:span text:style-name="Absatz-Standardschriftart"><text:span text:style-name="T172"> </text:span></text:span>out<text:span text:style-name="Absatz-Standardschriftart"><text:span text:style-name="T171"> </text:span></text:span>the<text:span text:style-name="Absatz-Standardschriftart"><text:span text:style-name="T171"> </text:span></text:span><text:span text:style-name="Absatz-Standardschriftart"><text:span text:style-name="T140">responsibilities</text:span></text:span><text:span text:style-name="Absatz-Standardschriftart"><text:span text:style-name="T154"> </text:span></text:span>of<text:span text:style-name="Absatz-Standardschriftart"><text:span text:style-name="T147"> </text:span></text:span><text:soft-page-break/>the<text:span text:style-name="Absatz-Standardschriftart"><text:span text:style-name="T171"> </text:span></text:span><text:span text:style-name="Absatz-Standardschriftart"><text:span text:style-name="T140">alternate’s</text:span></text:span><text:span text:style-name="Absatz-Standardschriftart"><text:span text:style-name="T126"> </text:span></text:span>appointor,<text:span text:style-name="Absatz-Standardschriftart"><text:span text:style-name="T213"> </text:span></text:span>in<text:span text:style-name="Absatz-Standardschriftart"><text:span text:style-name="T217"> </text:span></text:span>relation<text:span text:style-name="Absatz-Standardschriftart"><text:span text:style-name="T216"> </text:span></text:span><text:span text:style-name="Absatz-Standardschriftart"><text:span text:style-name="T140">to</text:span></text:span><text:span text:style-name="Absatz-Standardschriftart"><text:span text:style-name="T213"> </text:span></text:span>the<text:span text:style-name="Absatz-Standardschriftart"><text:span text:style-name="T217"> </text:span></text:span><text:span text:style-name="Absatz-Standardschriftart"><text:span text:style-name="T140">taking</text:span></text:span><text:span text:style-name="Absatz-Standardschriftart"><text:span text:style-name="T217"> </text:span></text:span>of<text:span text:style-name="Absatz-Standardschriftart"><text:span text:style-name="T217"> </text:span></text:span><text:span text:style-name="Absatz-Standardschriftart"><text:span text:style-name="T140">decisions</text:span></text:span><text:span text:style-name="Absatz-Standardschriftart"><text:span text:style-name="T213"> </text:span></text:span>by<text:span text:style-name="Absatz-Standardschriftart"><text:span text:style-name="T217"> </text:span></text:span>the<text:span text:style-name="Absatz-Standardschriftart"><text:span text:style-name="T216"> </text:span></text:span>directors<text:span text:style-name="Absatz-Standardschriftart"><text:span text:style-name="T217"> </text:span></text:span>in<text:span text:style-name="Absatz-Standardschriftart"><text:span text:style-name="T216"> </text:span></text:span>the<text:span text:style-name="Absatz-Standardschriftart"><text:span text:style-name="T217"> </text:span></text:span><text:span text:style-name="Absatz-Standardschriftart"><text:span text:style-name="T140">absence</text:span></text:span><text:span text:style-name="Absatz-Standardschriftart"><text:span text:style-name="T213"> </text:span></text:span>of<text:span text:style-name="Absatz-Standardschriftart"><text:span text:style-name="T217"> </text:span></text:span>the<text:span text:style-name="Absatz-Standardschriftart"><text:span text:style-name="T125"> </text:span></text:span>alternate’s<text:span text:style-name="Absatz-Standardschriftart"><text:span text:style-name="T222"> </text:span></text:span><text:span text:style-name="Absatz-Standardschriftart"><text:span text:style-name="T140">appointor.</text:span></text:span></text:p>
            </text:list-item>
            <text:list-item>
              <text:p text:style-name="P151">An<text:span text:style-name="Absatz-Standardschriftart"><text:span text:style-name="T157"> </text:span></text:span>appointment<text:span text:style-name="Absatz-Standardschriftart"><text:span text:style-name="T152"> </text:span></text:span>or<text:span text:style-name="Absatz-Standardschriftart"><text:span text:style-name="T152"> </text:span></text:span>removal<text:span text:style-name="Absatz-Standardschriftart"><text:span text:style-name="T157"> </text:span></text:span>of<text:span text:style-name="Absatz-Standardschriftart"><text:span text:style-name="T152"> </text:span></text:span>an<text:span text:style-name="Absatz-Standardschriftart"><text:span text:style-name="T152"> </text:span></text:span>alternate<text:span text:style-name="Absatz-Standardschriftart"><text:span text:style-name="T152"> </text:span></text:span>by<text:span text:style-name="Absatz-Standardschriftart"><text:span text:style-name="T157"> </text:span></text:span>the<text:span text:style-name="Absatz-Standardschriftart"><text:span text:style-name="T152"> </text:span></text:span>alternate’s<text:span text:style-name="Absatz-Standardschriftart"><text:span text:style-name="T152"> </text:span></text:span>appointor<text:span text:style-name="Absatz-Standardschriftart"><text:span text:style-name="T152"> </text:span></text:span>must<text:span text:style-name="Absatz-Standardschriftart"><text:span text:style-name="T157"> </text:span></text:span>be<text:span text:style-name="Absatz-Standardschriftart"><text:span text:style-name="T152"> </text:span></text:span><text:span text:style-name="Absatz-Standardschriftart"><text:span text:style-name="T140">effected—</text:span></text:span></text:p>
              <text:list>
                <text:list-item>
                  <text:p text:style-name="P101">by<text:span text:style-name="Absatz-Standardschriftart"><text:span text:style-name="T152"> </text:span></text:span>notice<text:span text:style-name="Absatz-Standardschriftart"><text:span text:style-name="T149"> </text:span></text:span>to<text:span text:style-name="Absatz-Standardschriftart"><text:span text:style-name="T149"> </text:span></text:span>the<text:span text:style-name="Absatz-Standardschriftart"><text:span text:style-name="T149"> </text:span></text:span>company;<text:span text:style-name="Absatz-Standardschriftart"><text:span text:style-name="T149"> </text:span></text:span>or</text:p>
                </text:list-item>
                <text:list-item>
                  <text:p text:style-name="P104">in<text:span text:style-name="Absatz-Standardschriftart"><text:span text:style-name="T157"> </text:span></text:span>any<text:span text:style-name="Absatz-Standardschriftart"><text:span text:style-name="T152"> </text:span></text:span>other<text:span text:style-name="Absatz-Standardschriftart"><text:span text:style-name="T152"> </text:span></text:span>manner<text:span text:style-name="Absatz-Standardschriftart"><text:span text:style-name="T152"> </text:span></text:span>approved<text:span text:style-name="Absatz-Standardschriftart"><text:span text:style-name="T152"> </text:span></text:span>by<text:span text:style-name="Absatz-Standardschriftart"><text:span text:style-name="T152"> </text:span></text:span>the<text:span text:style-name="Absatz-Standardschriftart"><text:span text:style-name="T149"> </text:span></text:span>directors.</text:p>
                </text:list-item>
              </text:list>
            </text:list-item>
            <text:list-item>
              <text:p text:style-name="P150">The<text:span text:style-name="Absatz-Standardschriftart"><text:span text:style-name="T157"> </text:span></text:span>notice<text:span text:style-name="Absatz-Standardschriftart"><text:span text:style-name="T175"> </text:span></text:span>must<text:span text:style-name="Absatz-Standardschriftart"><text:span text:style-name="T152"> </text:span></text:span>be<text:span text:style-name="Absatz-Standardschriftart"><text:span text:style-name="T157"> </text:span></text:span>authenticated<text:span text:style-name="Absatz-Standardschriftart"><text:span text:style-name="T152"> </text:span></text:span><text:span text:style-name="Absatz-Standardschriftart"><text:span text:style-name="T140">by</text:span></text:span><text:span text:style-name="Absatz-Standardschriftart"><text:span text:style-name="T157"> </text:span></text:span>the<text:span text:style-name="Absatz-Standardschriftart"><text:span text:style-name="T157"> </text:span></text:span>appointor.</text:p>
            </text:list-item>
            <text:list-item>
              <text:p text:style-name="P229">The<text:span text:style-name="Absatz-Standardschriftart"><text:span text:style-name="T2"> </text:span></text:span>notice<text:span text:style-name="Absatz-Standardschriftart"><text:span text:style-name="T2"> </text:span></text:span>must—</text:p>
              <text:list>
                <text:list-item>
                  <text:p text:style-name="P104">identify<text:span text:style-name="Absatz-Standardschriftart"><text:span text:style-name="T2"> </text:span></text:span>the<text:span text:style-name="Absatz-Standardschriftart"><text:span text:style-name="T175"> </text:span></text:span>proposed<text:span text:style-name="Absatz-Standardschriftart"><text:span text:style-name="T175"> </text:span></text:span><text:span text:style-name="Absatz-Standardschriftart"><text:span text:style-name="T140">alternate;</text:span></text:span><text:span text:style-name="Absatz-Standardschriftart"><text:span text:style-name="T175"> </text:span></text:span>and</text:p>
                </text:list-item>
                <text:list-item>
                  <text:p text:style-name="P181">if<text:span text:style-name="Absatz-Standardschriftart"><text:span text:style-name="T219"> </text:span></text:span>it<text:span text:style-name="Absatz-Standardschriftart"><text:span text:style-name="T212"> </text:span></text:span>is<text:span text:style-name="Absatz-Standardschriftart"><text:span text:style-name="T212"> </text:span></text:span>a<text:span text:style-name="Absatz-Standardschriftart"><text:span text:style-name="T212"> </text:span></text:span><text:span text:style-name="Absatz-Standardschriftart"><text:span text:style-name="T140">notice</text:span></text:span><text:span text:style-name="Absatz-Standardschriftart"><text:span text:style-name="T219"> </text:span></text:span>of<text:span text:style-name="Absatz-Standardschriftart"><text:span text:style-name="T212"> </text:span></text:span><text:span text:style-name="Absatz-Standardschriftart"><text:span text:style-name="T140">appointment,</text:span></text:span><text:span text:style-name="Absatz-Standardschriftart"><text:span text:style-name="T209"> </text:span></text:span>contain<text:span text:style-name="Absatz-Standardschriftart"><text:span text:style-name="T212"> </text:span></text:span>a<text:span text:style-name="Absatz-Standardschriftart"><text:span text:style-name="T212"> </text:span></text:span><text:span text:style-name="Absatz-Standardschriftart"><text:span text:style-name="T140">statement</text:span></text:span><text:span text:style-name="Absatz-Standardschriftart"><text:span text:style-name="T212"> </text:span></text:span>authenticated<text:span text:style-name="Absatz-Standardschriftart"><text:span text:style-name="T209"> </text:span></text:span><text:span text:style-name="Absatz-Standardschriftart"><text:span text:style-name="T140">by</text:span></text:span><text:span text:style-name="Absatz-Standardschriftart"><text:span text:style-name="T212"> </text:span></text:span>the<text:span text:style-name="Absatz-Standardschriftart"><text:span text:style-name="T212"> </text:span></text:span><text:span text:style-name="Absatz-Standardschriftart"><text:span text:style-name="T140">proposed</text:span></text:span><text:span text:style-name="Absatz-Standardschriftart"><text:span text:style-name="T106"> </text:span></text:span>alternate<text:span text:style-name="Absatz-Standardschriftart"><text:span text:style-name="T145"> </text:span></text:span><text:span text:style-name="Absatz-Standardschriftart"><text:span text:style-name="T140">indicating</text:span></text:span><text:span text:style-name="Absatz-Standardschriftart"><text:span text:style-name="T145"> </text:span></text:span>the<text:span text:style-name="Absatz-Standardschriftart"><text:span text:style-name="T146"> </text:span></text:span>proposed<text:span text:style-name="Absatz-Standardschriftart"><text:span text:style-name="T144"> </text:span></text:span>alternate’s<text:span text:style-name="Absatz-Standardschriftart"><text:span text:style-name="T145"> </text:span></text:span><text:span text:style-name="Absatz-Standardschriftart"><text:span text:style-name="T140">willingness</text:span></text:span><text:span text:style-name="Absatz-Standardschriftart"><text:span text:style-name="T148"> </text:span></text:span>to<text:span text:style-name="Absatz-Standardschriftart"><text:span text:style-name="T144"> </text:span></text:span>act<text:span text:style-name="Absatz-Standardschriftart"><text:span text:style-name="T144"> </text:span></text:span>as<text:span text:style-name="Absatz-Standardschriftart"><text:span text:style-name="T144"> </text:span></text:span>the<text:span text:style-name="Absatz-Standardschriftart"><text:span text:style-name="T144"> </text:span></text:span>alternate<text:span text:style-name="Absatz-Standardschriftart"><text:span text:style-name="T148"> </text:span></text:span>of<text:span text:style-name="Absatz-Standardschriftart"><text:span text:style-name="T144"> </text:span></text:span>the<text:span text:style-name="Absatz-Standardschriftart"><text:span text:style-name="T128"> </text:span></text:span>appointor.</text:p>
                </text:list-item>
              </text:list>
            </text:list-item>
            <text:list-item>
              <text:p text:style-name="P211">If<text:span text:style-name="Absatz-Standardschriftart"><text:span text:style-name="T211"> </text:span></text:span>an<text:span text:style-name="Absatz-Standardschriftart"><text:span text:style-name="T185"> </text:span></text:span>alternate<text:span text:style-name="Absatz-Standardschriftart"><text:span text:style-name="T185"> </text:span></text:span>is<text:span text:style-name="Absatz-Standardschriftart"><text:span text:style-name="T185"> </text:span></text:span>removed<text:span text:style-name="Absatz-Standardschriftart"><text:span text:style-name="T185"> </text:span></text:span>by<text:span text:style-name="Absatz-Standardschriftart"><text:span text:style-name="T185"> </text:span></text:span>resolution<text:span text:style-name="Absatz-Standardschriftart"><text:span text:style-name="T185"> </text:span></text:span>of<text:span text:style-name="Absatz-Standardschriftart"><text:span text:style-name="T185"> </text:span></text:span>the<text:span text:style-name="Absatz-Standardschriftart"><text:span text:style-name="T211"> </text:span></text:span>directors,<text:span text:style-name="Absatz-Standardschriftart"><text:span text:style-name="T211"> </text:span></text:span><text:span text:style-name="Absatz-Standardschriftart"><text:span text:style-name="T140">the</text:span></text:span><text:span text:style-name="Absatz-Standardschriftart"><text:span text:style-name="T185"> </text:span></text:span>company<text:span text:style-name="Absatz-Standardschriftart"><text:span text:style-name="T183"> </text:span></text:span>must<text:span text:style-name="Absatz-Standardschriftart"><text:span text:style-name="T185"> </text:span></text:span>as<text:span text:style-name="Absatz-Standardschriftart"><text:span text:style-name="T185"> </text:span></text:span>soon<text:span text:style-name="Absatz-Standardschriftart"><text:span text:style-name="T185"> </text:span></text:span>as<text:span text:style-name="Absatz-Standardschriftart"><text:span text:style-name="T89"> </text:span></text:span>practicable<text:span text:style-name="Absatz-Standardschriftart"><text:span text:style-name="T2"> </text:span></text:span>give<text:span text:style-name="Absatz-Standardschriftart"><text:span text:style-name="T157"> </text:span></text:span>notice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52"> </text:span></text:span>removal<text:span text:style-name="Absatz-Standardschriftart"><text:span text:style-name="T157"> </text:span></text:span>to<text:span text:style-name="Absatz-Standardschriftart"><text:span text:style-name="T157"> </text:span></text:span>the<text:span text:style-name="Absatz-Standardschriftart"><text:span text:style-name="T152"> </text:span></text:span><text:span text:style-name="Absatz-Standardschriftart"><text:span text:style-name="T140">alternate’s</text:span></text:span><text:span text:style-name="Absatz-Standardschriftart"><text:span text:style-name="T157"> </text:span></text:span><text:span text:style-name="Absatz-Standardschriftart"><text:span text:style-name="T140">appointor.</text:span></text:span></text:p>
            </text:list-item>
          </text:list>
        </text:list-item>
      </text:list>
      <text:p text:style-name="P38"/>
      <text:list xml:id="list232528559275096" text:continue-numbering="true" text:style-name="L3">
        <text:list-item>
          <text:p text:style-name="P348">Rights<text:span text:style-name="Absatz-Standardschriftart"><text:span text:style-name="T3"> </text:span></text:span>and<text:span text:style-name="Absatz-Standardschriftart"><text:span text:style-name="T3"> </text:span></text:span>responsibilities<text:span text:style-name="Absatz-Standardschriftart"><text:span text:style-name="T2"> </text:span></text:span>of<text:span text:style-name="Absatz-Standardschriftart"><text:span text:style-name="T2"> </text:span></text:span>alternate<text:span text:style-name="Absatz-Standardschriftart"><text:span text:style-name="T3"> </text:span></text:span>directors</text:p>
          <text:list>
            <text:list-item>
              <text:p text:style-name="P146">An<text:span text:style-name="Absatz-Standardschriftart"><text:span text:style-name="T219"> </text:span></text:span><text:span text:style-name="Absatz-Standardschriftart"><text:span text:style-name="T140">alternate</text:span></text:span><text:span text:style-name="Absatz-Standardschriftart"><text:span text:style-name="T219"> </text:span></text:span>director<text:span text:style-name="Absatz-Standardschriftart"><text:span text:style-name="T219"> </text:span></text:span><text:span text:style-name="Absatz-Standardschriftart"><text:span text:style-name="T140">has</text:span></text:span><text:span text:style-name="Absatz-Standardschriftart"><text:span text:style-name="T219"> </text:span></text:span>the<text:span text:style-name="Absatz-Standardschriftart"><text:span text:style-name="T219"> </text:span></text:span>same<text:span text:style-name="Absatz-Standardschriftart"><text:span text:style-name="T219"> </text:span></text:span>rights<text:span text:style-name="Absatz-Standardschriftart"><text:span text:style-name="T212"> </text:span></text:span>as<text:span text:style-name="Absatz-Standardschriftart"><text:span text:style-name="T183"> </text:span></text:span>the<text:span text:style-name="Absatz-Standardschriftart"><text:span text:style-name="T212"> </text:span></text:span><text:span text:style-name="Absatz-Standardschriftart"><text:span text:style-name="T140">alternate’s</text:span></text:span><text:span text:style-name="Absatz-Standardschriftart"><text:span text:style-name="T219"> </text:span></text:span><text:span text:style-name="Absatz-Standardschriftart"><text:span text:style-name="T140">appointor</text:span></text:span><text:span text:style-name="Absatz-Standardschriftart"><text:span text:style-name="T212"> </text:span></text:span>in<text:span text:style-name="Absatz-Standardschriftart"><text:span text:style-name="T219"> </text:span></text:span><text:span text:style-name="Absatz-Standardschriftart"><text:span text:style-name="T140">relation</text:span></text:span><text:span text:style-name="Absatz-Standardschriftart"><text:span text:style-name="T212"> </text:span></text:span>to<text:span text:style-name="Absatz-Standardschriftart"><text:span text:style-name="T219"> </text:span></text:span>any<text:span text:style-name="Absatz-Standardschriftart"><text:span text:style-name="T106"> </text:span></text:span>decision<text:span text:style-name="Absatz-Standardschriftart"><text:span text:style-name="T157"> </text:span></text:span>taken<text:span text:style-name="Absatz-Standardschriftart"><text:span text:style-name="T152"> </text:span></text:span>by<text:span text:style-name="Absatz-Standardschriftart"><text:span text:style-name="T152"> </text:span></text:span>the<text:span text:style-name="Absatz-Standardschriftart"><text:span text:style-name="T152"> </text:span></text:span>directors<text:span text:style-name="Absatz-Standardschriftart"><text:span text:style-name="T152"> </text:span></text:span>under<text:span text:style-name="Absatz-Standardschriftart"><text:span text:style-name="T157"> </text:span></text:span>article<text:span text:style-name="Absatz-Standardschriftart"><text:span text:style-name="T152"> </text:span></text:span>6.</text:p>
            </text:list-item>
            <text:list-item>
              <text:p text:style-name="P147">Unless<text:span text:style-name="Absatz-Standardschriftart"><text:span text:style-name="T3"> </text:span></text:span>these<text:span text:style-name="Absatz-Standardschriftart"><text:span text:style-name="T2"> </text:span></text:span>articles<text:span text:style-name="Absatz-Standardschriftart"><text:span text:style-name="T207"> </text:span></text:span><text:span text:style-name="Absatz-Standardschriftart"><text:span text:style-name="T140">specify</text:span></text:span><text:span text:style-name="Absatz-Standardschriftart"><text:span text:style-name="T2"> </text:span></text:span>otherwise,<text:span text:style-name="Absatz-Standardschriftart"><text:span text:style-name="T2"> </text:span></text:span>alternate<text:span text:style-name="Absatz-Standardschriftart"><text:span text:style-name="T207"> </text:span></text:span>directors—</text:p>
              <text:list>
                <text:list-item>
                  <text:p text:style-name="P104">are<text:span text:style-name="Absatz-Standardschriftart"><text:span text:style-name="T152"> </text:span></text:span>deemed<text:span text:style-name="Absatz-Standardschriftart"><text:span text:style-name="T152"> </text:span></text:span>for<text:span text:style-name="Absatz-Standardschriftart"><text:span text:style-name="T149"> </text:span></text:span>all<text:span text:style-name="Absatz-Standardschriftart"><text:span text:style-name="T152"> </text:span></text:span><text:span text:style-name="Absatz-Standardschriftart"><text:span text:style-name="T140">purposes</text:span></text:span><text:span text:style-name="Absatz-Standardschriftart"><text:span text:style-name="T152"> </text:span></text:span>to<text:span text:style-name="Absatz-Standardschriftart"><text:span text:style-name="T149"> </text:span></text:span>be<text:span text:style-name="Absatz-Standardschriftart"><text:span text:style-name="T152"> </text:span></text:span><text:span text:style-name="Absatz-Standardschriftart"><text:span text:style-name="T140">directors;</text:span></text:span></text:p>
                </text:list-item>
                <text:list-item>
                  <text:p text:style-name="P101">are<text:span text:style-name="Absatz-Standardschriftart"><text:span text:style-name="T152"> </text:span></text:span>liable<text:span text:style-name="Absatz-Standardschriftart"><text:span text:style-name="T149"> </text:span></text:span>for<text:span text:style-name="Absatz-Standardschriftart"><text:span text:style-name="T157"> </text:span></text:span>their<text:span text:style-name="Absatz-Standardschriftart"><text:span text:style-name="T149"> </text:span></text:span>own<text:span text:style-name="Absatz-Standardschriftart"><text:span text:style-name="T152"> </text:span></text:span>acts<text:span text:style-name="Absatz-Standardschriftart"><text:span text:style-name="T149"> </text:span></text:span>and<text:span text:style-name="Absatz-Standardschriftart"><text:span text:style-name="T152"> </text:span></text:span>omissions;</text:p>
                </text:list-item>
                <text:list-item>
                  <text:p text:style-name="P231">are<text:span text:style-name="Absatz-Standardschriftart"><text:span text:style-name="T152"> </text:span></text:span>subject<text:span text:style-name="Absatz-Standardschriftart"><text:span text:style-name="T152"> </text:span></text:span><text:span text:style-name="Absatz-Standardschriftart"><text:span text:style-name="T140">to</text:span></text:span><text:span text:style-name="Absatz-Standardschriftart"><text:span text:style-name="T152"> </text:span></text:span>the<text:span text:style-name="Absatz-Standardschriftart"><text:span text:style-name="T152"> </text:span></text:span>same<text:span text:style-name="Absatz-Standardschriftart"><text:span text:style-name="T152"> </text:span></text:span><text:span text:style-name="Absatz-Standardschriftart"><text:span text:style-name="T140">restrictions</text:span></text:span><text:span text:style-name="Absatz-Standardschriftart"><text:span text:style-name="T152"> </text:span></text:span><text:span text:style-name="Absatz-Standardschriftart"><text:span text:style-name="T140">as</text:span></text:span><text:span text:style-name="Absatz-Standardschriftart"><text:span text:style-name="T152"> </text:span></text:span>their<text:span text:style-name="Absatz-Standardschriftart"><text:span text:style-name="T152"> </text:span></text:span>appointors;<text:span text:style-name="Absatz-Standardschriftart"><text:span text:style-name="T149"> </text:span></text:span>and</text:p>
                </text:list-item>
                <text:list-item>
                  <text:p text:style-name="P104">are<text:span text:style-name="Absatz-Standardschriftart"><text:span text:style-name="T149"> </text:span></text:span>deemed<text:span text:style-name="Absatz-Standardschriftart"><text:span text:style-name="T149"> </text:span></text:span>to<text:span text:style-name="Absatz-Standardschriftart"><text:span text:style-name="T149"> </text:span></text:span>be<text:span text:style-name="Absatz-Standardschriftart"><text:span text:style-name="T149"> </text:span></text:span><text:span text:style-name="Absatz-Standardschriftart"><text:span text:style-name="T140">agents</text:span></text:span><text:span text:style-name="Absatz-Standardschriftart"><text:span text:style-name="T149"> </text:span></text:span>of<text:span text:style-name="Absatz-Standardschriftart"><text:span text:style-name="T149"> </text:span></text:span>or<text:span text:style-name="Absatz-Standardschriftart"><text:span text:style-name="T149"> </text:span></text:span>for<text:span text:style-name="Absatz-Standardschriftart"><text:span text:style-name="T149"> </text:span></text:span><text:span text:style-name="Absatz-Standardschriftart"><text:span text:style-name="T140">their</text:span></text:span><text:span text:style-name="Absatz-Standardschriftart"><text:span text:style-name="T149"> </text:span></text:span><text:span text:style-name="Absatz-Standardschriftart"><text:span text:style-name="T140">appointors.</text:span></text:span></text:p>
                </text:list-item>
              </text:list>
            </text:list-item>
            <text:list-item>
              <text:p text:style-name="P150">Subject<text:span text:style-name="Absatz-Standardschriftart"><text:span text:style-name="T152"> </text:span></text:span>to<text:span text:style-name="Absatz-Standardschriftart"><text:span text:style-name="T149"> </text:span></text:span><text:span text:style-name="Absatz-Standardschriftart"><text:span text:style-name="T140">article</text:span></text:span><text:span text:style-name="Absatz-Standardschriftart"><text:span text:style-name="T149"> </text:span></text:span>15(3),<text:span text:style-name="Absatz-Standardschriftart"><text:span text:style-name="T152"> </text:span></text:span>a<text:span text:style-name="Absatz-Standardschriftart"><text:span text:style-name="T149"> </text:span></text:span>person<text:span text:style-name="Absatz-Standardschriftart"><text:span text:style-name="T149"> </text:span></text:span>who<text:span text:style-name="Absatz-Standardschriftart"><text:span text:style-name="T149"> </text:span></text:span>is<text:span text:style-name="Absatz-Standardschriftart"><text:span text:style-name="T152"> </text:span></text:span>an<text:span text:style-name="Absatz-Standardschriftart"><text:span text:style-name="T149"> </text:span></text:span><text:span text:style-name="Absatz-Standardschriftart"><text:span text:style-name="T140">alternate</text:span></text:span><text:span text:style-name="Absatz-Standardschriftart"><text:span text:style-name="T149"> </text:span></text:span>director<text:span text:style-name="Absatz-Standardschriftart"><text:span text:style-name="T152"> </text:span></text:span>but<text:span text:style-name="Absatz-Standardschriftart"><text:span text:style-name="T149"> </text:span></text:span>not<text:span text:style-name="Absatz-Standardschriftart"><text:span text:style-name="T149"> </text:span></text:span>a<text:span text:style-name="Absatz-Standardschriftart"><text:span text:style-name="T149"> </text:span></text:span><text:span text:style-name="Absatz-Standardschriftart"><text:span text:style-name="T140">director—</text:span></text:span></text:p>
              <text:list>
                <text:list-item>
                  <text:p text:style-name="P233">may<text:span text:style-name="Absatz-Standardschriftart"><text:span text:style-name="T198"> </text:span></text:span>be<text:span text:style-name="Absatz-Standardschriftart"><text:span text:style-name="T198"> </text:span></text:span>counted<text:span text:style-name="Absatz-Standardschriftart"><text:span text:style-name="T198"> </text:span></text:span>as<text:span text:style-name="Absatz-Standardschriftart"><text:span text:style-name="T198"> </text:span></text:span><text:span text:style-name="Absatz-Standardschriftart"><text:span text:style-name="T140">participating</text:span></text:span><text:span text:style-name="Absatz-Standardschriftart"><text:span text:style-name="T197"> </text:span></text:span>for<text:span text:style-name="Absatz-Standardschriftart"><text:span text:style-name="T199"> </text:span></text:span>determining<text:span text:style-name="Absatz-Standardschriftart"><text:span text:style-name="T202"> </text:span></text:span>whether<text:span text:style-name="Absatz-Standardschriftart"><text:span text:style-name="T198"> </text:span></text:span>a<text:span text:style-name="Absatz-Standardschriftart"><text:span text:style-name="T202"> </text:span></text:span><text:span text:style-name="Absatz-Standardschriftart"><text:span text:style-name="T140">quorum</text:span></text:span><text:span text:style-name="Absatz-Standardschriftart"><text:span text:style-name="T198"> </text:span></text:span>is<text:span text:style-name="Absatz-Standardschriftart"><text:span text:style-name="T202"> </text:span></text:span><text:span text:style-name="Absatz-Standardschriftart"><text:span text:style-name="T140">participating</text:span></text:span><text:span text:style-name="Absatz-Standardschriftart"><text:span text:style-name="T199"> </text:span></text:span><text:span text:style-name="Absatz-Standardschriftart"><text:span text:style-name="T140">(but</text:span></text:span><text:span text:style-name="Absatz-Standardschriftart"><text:span text:style-name="T106"> </text:span></text:span>only<text:span text:style-name="Absatz-Standardschriftart"><text:span text:style-name="T157"> </text:span></text:span>if<text:span text:style-name="Absatz-Standardschriftart"><text:span text:style-name="T152"> </text:span></text:span>that<text:span text:style-name="Absatz-Standardschriftart"><text:span text:style-name="T152"> </text:span></text:span>person’s<text:span text:style-name="Absatz-Standardschriftart"><text:span text:style-name="T152"> </text:span></text:span><text:span text:style-name="Absatz-Standardschriftart"><text:span text:style-name="T140">appointor</text:span></text:span><text:span text:style-name="Absatz-Standardschriftart"><text:span text:style-name="T152"> </text:span></text:span>is<text:span text:style-name="Absatz-Standardschriftart"><text:span text:style-name="T152"> </text:span></text:span>not<text:span text:style-name="Absatz-Standardschriftart"><text:span text:style-name="T157"> </text:span></text:span><text:span text:style-name="Absatz-Standardschriftart"><text:span text:style-name="T140">participating);</text:span></text:span><text:span text:style-name="Absatz-Standardschriftart"><text:span text:style-name="T157"> </text:span></text:span>and</text:p>
                </text:list-item>
                <text:list-item>
                  <text:p text:style-name="P234">may<text:span text:style-name="Absatz-Standardschriftart"><text:span text:style-name="T151"> </text:span></text:span>sign<text:span text:style-name="Absatz-Standardschriftart"><text:span text:style-name="T153"> </text:span></text:span>a<text:span text:style-name="Absatz-Standardschriftart"><text:span text:style-name="T167"> </text:span></text:span>written<text:span text:style-name="Absatz-Standardschriftart"><text:span text:style-name="T153"> </text:span></text:span>resolution<text:span text:style-name="Absatz-Standardschriftart"><text:span text:style-name="T153"> </text:span></text:span>(but<text:span text:style-name="Absatz-Standardschriftart"><text:span text:style-name="T153"> </text:span></text:span>only<text:span text:style-name="Absatz-Standardschriftart"><text:span text:style-name="T153"> </text:span></text:span>if<text:span text:style-name="Absatz-Standardschriftart"><text:span text:style-name="T151"> </text:span></text:span>it<text:span text:style-name="Absatz-Standardschriftart"><text:span text:style-name="T153"> </text:span></text:span>is<text:span text:style-name="Absatz-Standardschriftart"><text:span text:style-name="T153"> </text:span></text:span>not<text:span text:style-name="Absatz-Standardschriftart"><text:span text:style-name="T153"> </text:span></text:span>signed<text:span text:style-name="Absatz-Standardschriftart"><text:span text:style-name="T151"> </text:span></text:span>or<text:span text:style-name="Absatz-Standardschriftart"><text:span text:style-name="T153"> </text:span></text:span>to<text:span text:style-name="Absatz-Standardschriftart"><text:span text:style-name="T151"> </text:span></text:span>be<text:span text:style-name="Absatz-Standardschriftart"><text:span text:style-name="T153"> </text:span></text:span>signed<text:span text:style-name="Absatz-Standardschriftart"><text:span text:style-name="T151"> </text:span></text:span><text:span text:style-name="Absatz-Standardschriftart"><text:span text:style-name="T140">by</text:span></text:span><text:span text:style-name="Absatz-Standardschriftart"><text:span text:style-name="T151"> </text:span></text:span>that<text:span text:style-name="Absatz-Standardschriftart"><text:span text:style-name="T153"> </text:span></text:span>person’s<text:span text:style-name="Absatz-Standardschriftart"><text:span text:style-name="T67"> </text:span></text:span>appointor).</text:p>
                </text:list-item>
              </text:list>
            </text:list-item>
            <text:list-item>
              <text:p text:style-name="P165">An<text:span text:style-name="Absatz-Standardschriftart"><text:span text:style-name="T191"> </text:span></text:span>alternate<text:span text:style-name="Absatz-Standardschriftart"><text:span text:style-name="T192"> </text:span></text:span>director<text:span text:style-name="Absatz-Standardschriftart"><text:span text:style-name="T191"> </text:span></text:span>must<text:span text:style-name="Absatz-Standardschriftart"><text:span text:style-name="T192"> </text:span></text:span>not<text:span text:style-name="Absatz-Standardschriftart"><text:span text:style-name="T192"> </text:span></text:span>be<text:span text:style-name="Absatz-Standardschriftart"><text:span text:style-name="T191"> </text:span></text:span>counted<text:span text:style-name="Absatz-Standardschriftart"><text:span text:style-name="T192"> </text:span></text:span>or<text:span text:style-name="Absatz-Standardschriftart"><text:span text:style-name="T192"> </text:span></text:span>regarded<text:span text:style-name="Absatz-Standardschriftart"><text:span text:style-name="T191"> </text:span></text:span>as<text:span text:style-name="Absatz-Standardschriftart"><text:span text:style-name="T192"> </text:span></text:span>more<text:span text:style-name="Absatz-Standardschriftart"><text:span text:style-name="T192"> </text:span></text:span>than<text:span text:style-name="Absatz-Standardschriftart"><text:span text:style-name="T191"> </text:span></text:span>one<text:span text:style-name="Absatz-Standardschriftart"><text:span text:style-name="T192"> </text:span></text:span>director<text:span text:style-name="Absatz-Standardschriftart"><text:span text:style-name="T192"> </text:span></text:span>for<text:span text:style-name="Absatz-Standardschriftart"><text:span text:style-name="T89"> </text:span></text:span>determining<text:span text:style-name="Absatz-Standardschriftart"><text:span text:style-name="T206"> </text:span></text:span>whether—</text:p>
              <text:list>
                <text:list-item>
                  <text:p text:style-name="P236">a<text:span text:style-name="Absatz-Standardschriftart"><text:span text:style-name="T157"> </text:span></text:span><text:span text:style-name="Absatz-Standardschriftart"><text:span text:style-name="T140">quorum</text:span></text:span><text:span text:style-name="Absatz-Standardschriftart"><text:span text:style-name="T152"> </text:span></text:span>is<text:span text:style-name="Absatz-Standardschriftart"><text:span text:style-name="T152"> </text:span></text:span>participating;<text:span text:style-name="Absatz-Standardschriftart"><text:span text:style-name="T152"> </text:span></text:span>or</text:p>
                </text:list-item>
                <text:list-item>
                  <text:p text:style-name="P237">a<text:span text:style-name="Absatz-Standardschriftart"><text:span text:style-name="T175"> </text:span></text:span><text:span text:style-name="Absatz-Standardschriftart"><text:span text:style-name="T140">directors’</text:span></text:span><text:span text:style-name="Absatz-Standardschriftart"><text:span text:style-name="T157"> </text:span></text:span>written<text:span text:style-name="Absatz-Standardschriftart"><text:span text:style-name="T175"> </text:span></text:span><text:span text:style-name="Absatz-Standardschriftart"><text:span text:style-name="T140">resolution</text:span></text:span><text:span text:style-name="Absatz-Standardschriftart"><text:span text:style-name="T157"> </text:span></text:span>is<text:span text:style-name="Absatz-Standardschriftart"><text:span text:style-name="T2"> </text:span></text:span>adopted.</text:p>
                </text:list-item>
              </text:list>
            </text:list-item>
            <text:list-item>
              <text:p text:style-name="P166">An<text:span text:style-name="Absatz-Standardschriftart"><text:span text:style-name="T207"> </text:span></text:span>alternate<text:span text:style-name="Absatz-Standardschriftart"><text:span text:style-name="T207"> </text:span></text:span>director<text:span text:style-name="Absatz-Standardschriftart"><text:span text:style-name="T3"> </text:span></text:span>is<text:span text:style-name="Absatz-Standardschriftart"><text:span text:style-name="T207"> </text:span></text:span><text:span text:style-name="Absatz-Standardschriftart"><text:span text:style-name="T140">not</text:span></text:span><text:span text:style-name="Absatz-Standardschriftart"><text:span text:style-name="T207"> </text:span></text:span>entitled<text:span text:style-name="Absatz-Standardschriftart"><text:span text:style-name="T207"> </text:span></text:span>to<text:span text:style-name="Absatz-Standardschriftart"><text:span text:style-name="T1"> </text:span></text:span>receive<text:span text:style-name="Absatz-Standardschriftart"><text:span text:style-name="T207"> </text:span></text:span>any<text:span text:style-name="Absatz-Standardschriftart"><text:span text:style-name="T207"> </text:span></text:span>remuneration<text:span text:style-name="Absatz-Standardschriftart"><text:span text:style-name="T207"> </text:span></text:span>from<text:span text:style-name="Absatz-Standardschriftart"><text:span text:style-name="T207"> </text:span></text:span>the<text:span text:style-name="Absatz-Standardschriftart"><text:span text:style-name="T207"> </text:span></text:span>company<text:span text:style-name="Absatz-Standardschriftart"><text:span text:style-name="T207"> </text:span></text:span>for<text:span text:style-name="Absatz-Standardschriftart"><text:span text:style-name="T207"> </text:span></text:span>serving<text:span text:style-name="Absatz-Standardschriftart"><text:span text:style-name="T72"> </text:span></text:span>as<text:span text:style-name="Absatz-Standardschriftart"><text:span text:style-name="T175"> </text:span></text:span>an<text:span text:style-name="Absatz-Standardschriftart"><text:span text:style-name="T157"> </text:span></text:span><text:span text:style-name="Absatz-Standardschriftart"><text:span text:style-name="T140">alternate</text:span></text:span><text:span text:style-name="Absatz-Standardschriftart"><text:span text:style-name="T157"> </text:span></text:span>director.</text:p>
            </text:list-item>
            <text:list-item>
              <text:p text:style-name="P156">But<text:span text:style-name="Absatz-Standardschriftart"><text:span text:style-name="T197"> </text:span></text:span>the<text:span text:style-name="Absatz-Standardschriftart"><text:span text:style-name="T198"> </text:span></text:span>alternate’s<text:span text:style-name="Absatz-Standardschriftart"><text:span text:style-name="T198"> </text:span></text:span>appointor<text:span text:style-name="Absatz-Standardschriftart"><text:span text:style-name="T202"> </text:span></text:span>may,<text:span text:style-name="Absatz-Standardschriftart"><text:span text:style-name="T197"> </text:span></text:span>by<text:span text:style-name="Absatz-Standardschriftart"><text:span text:style-name="T202"> </text:span></text:span>notice<text:span text:style-name="Absatz-Standardschriftart"><text:span text:style-name="T198"> </text:span></text:span>in<text:span text:style-name="Absatz-Standardschriftart"><text:span text:style-name="T198"> </text:span></text:span><text:span text:style-name="Absatz-Standardschriftart"><text:span text:style-name="T140">writing</text:span></text:span><text:span text:style-name="Absatz-Standardschriftart"><text:span text:style-name="T198"> </text:span></text:span>made<text:span text:style-name="Absatz-Standardschriftart"><text:span text:style-name="T198"> </text:span></text:span>to<text:span text:style-name="Absatz-Standardschriftart"><text:span text:style-name="T198"> </text:span></text:span>the<text:span text:style-name="Absatz-Standardschriftart"><text:span text:style-name="T197"> </text:span></text:span>company,<text:span text:style-name="Absatz-Standardschriftart"><text:span text:style-name="T198"> </text:span></text:span>direct<text:span text:style-name="Absatz-Standardschriftart"><text:span text:style-name="T198"> </text:span></text:span>that<text:span text:style-name="Absatz-Standardschriftart"><text:span text:style-name="T198"> </text:span></text:span>any<text:span text:style-name="Absatz-Standardschriftart"><text:span text:style-name="T70"> </text:span></text:span>part<text:span text:style-name="Absatz-Standardschriftart"><text:span text:style-name="T157"> </text:span></text:span>of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appointor’s</text:span></text:span><text:span text:style-name="Absatz-Standardschriftart"><text:span text:style-name="T152"> </text:span></text:span><text:span text:style-name="Absatz-Standardschriftart"><text:span text:style-name="T140">remuneration</text:span></text:span><text:span text:style-name="Absatz-Standardschriftart"><text:span text:style-name="T152"> </text:span></text:span>be<text:span text:style-name="Absatz-Standardschriftart"><text:span text:style-name="T152"> </text:span></text:span>paid<text:span text:style-name="Absatz-Standardschriftart"><text:span text:style-name="T152"> </text:span></text:span>to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52"> </text:span></text:span>alternate.</text:p>
            </text:list-item>
          </text:list>
        </text:list-item>
      </text:list>
      <text:p text:style-name="P81"/>
      <text:list xml:id="list232526878168188" text:continue-numbering="true" text:style-name="L3">
        <text:list-item>
          <text:p text:style-name="P357">Termination<text:span text:style-name="Absatz-Standardschriftart"><text:span text:style-name="T164"> </text:span></text:span>of<text:span text:style-name="Absatz-Standardschriftart"><text:span text:style-name="T1"> </text:span></text:span>alternate<text:span text:style-name="Absatz-Standardschriftart"><text:span text:style-name="T165"> </text:span></text:span>directorship</text:p>
          <text:list>
            <text:list-item>
              <text:p text:style-name="P96">An<text:span text:style-name="Absatz-Standardschriftart"><text:span text:style-name="T2"> </text:span></text:span>alternate<text:span text:style-name="Absatz-Standardschriftart"><text:span text:style-name="T175"> </text:span></text:span>director’s<text:span text:style-name="Absatz-Standardschriftart"><text:span text:style-name="T2"> </text:span></text:span><text:span text:style-name="Absatz-Standardschriftart"><text:span text:style-name="T140">appointment</text:span></text:span><text:span text:style-name="Absatz-Standardschriftart"><text:span text:style-name="T175"> </text:span></text:span>as<text:span text:style-name="Absatz-Standardschriftart"><text:span text:style-name="T2"> </text:span></text:span>an<text:span text:style-name="Absatz-Standardschriftart"><text:span text:style-name="T175"> </text:span></text:span><text:span text:style-name="Absatz-Standardschriftart"><text:span text:style-name="T140">alternate</text:span></text:span><text:span text:style-name="Absatz-Standardschriftart"><text:span text:style-name="T2"> </text:span></text:span>terminates—</text:p>
              <text:list>
                <text:list-item>
                  <text:p text:style-name="P238">if<text:span text:style-name="Absatz-Standardschriftart"><text:span text:style-name="T153"> </text:span></text:span>the<text:span text:style-name="Absatz-Standardschriftart"><text:span text:style-name="T153"> </text:span></text:span><text:span text:style-name="Absatz-Standardschriftart"><text:span text:style-name="T140">alternate’s</text:span></text:span><text:span text:style-name="Absatz-Standardschriftart"><text:span text:style-name="T153"> </text:span></text:span><text:span text:style-name="Absatz-Standardschriftart"><text:span text:style-name="T140">appointor</text:span></text:span><text:span text:style-name="Absatz-Standardschriftart"><text:span text:style-name="T167"> </text:span></text:span>revokes<text:span text:style-name="Absatz-Standardschriftart"><text:span text:style-name="T153"> </text:span></text:span>the<text:span text:style-name="Absatz-Standardschriftart"><text:span text:style-name="T153"> </text:span></text:span>appointment<text:span text:style-name="Absatz-Standardschriftart"><text:span text:style-name="T167"> </text:span></text:span>by<text:span text:style-name="Absatz-Standardschriftart"><text:span text:style-name="T167"> </text:span></text:span>notice<text:span text:style-name="Absatz-Standardschriftart"><text:span text:style-name="T167"> </text:span></text:span>to<text:span text:style-name="Absatz-Standardschriftart"><text:span text:style-name="T153"> </text:span></text:span>the<text:span text:style-name="Absatz-Standardschriftart"><text:span text:style-name="T153"> </text:span></text:span>company<text:span text:style-name="Absatz-Standardschriftart"><text:span text:style-name="T153"> </text:span></text:span>in<text:span text:style-name="Absatz-Standardschriftart"><text:span text:style-name="T167"> </text:span></text:span>writing<text:span text:style-name="Absatz-Standardschriftart"><text:span text:style-name="T129"> </text:span></text:span>specifying<text:span text:style-name="Absatz-Standardschriftart"><text:span text:style-name="T157"> </text:span></text:span>when<text:span text:style-name="Absatz-Standardschriftart"><text:span text:style-name="T152"> </text:span></text:span>it<text:span text:style-name="Absatz-Standardschriftart"><text:span text:style-name="T152"> </text:span></text:span>is<text:span text:style-name="Absatz-Standardschriftart"><text:span text:style-name="T152"> </text:span></text:span>to<text:span text:style-name="Absatz-Standardschriftart"><text:span text:style-name="T157"> </text:span></text:span><text:span text:style-name="Absatz-Standardschriftart"><text:span text:style-name="T140">terminate;</text:span></text:span></text:p>
                </text:list-item>
                <text:list-item>
                  <text:p text:style-name="P189">on<text:span text:style-name="Absatz-Standardschriftart"><text:span text:style-name="T157"> </text:span></text:span>the<text:span text:style-name="Absatz-Standardschriftart"><text:span text:style-name="T157"> </text:span></text:span><text:span text:style-name="Absatz-Standardschriftart"><text:span text:style-name="T140">occurrence</text:span></text:span><text:span text:style-name="Absatz-Standardschriftart"><text:span text:style-name="T157"> </text:span></text:span>in<text:span text:style-name="Absatz-Standardschriftart"><text:span text:style-name="T152"> </text:span></text:span><text:span text:style-name="Absatz-Standardschriftart"><text:span text:style-name="T140">relation</text:span></text:span><text:span text:style-name="Absatz-Standardschriftart"><text:span text:style-name="T157"> </text:span></text:span>to<text:span text:style-name="Absatz-Standardschriftart"><text:span text:style-name="T157"> </text:span></text:span>the<text:span text:style-name="Absatz-Standardschriftart"><text:span text:style-name="T157"> </text:span></text:span>alternate<text:span text:style-name="Absatz-Standardschriftart"><text:span text:style-name="T152"> </text:span></text:span>of<text:span text:style-name="Absatz-Standardschriftart"><text:span text:style-name="T157"> </text:span></text:span>any<text:span text:style-name="Absatz-Standardschriftart"><text:span text:style-name="T152"> </text:span></text:span>event<text:span text:style-name="Absatz-Standardschriftart"><text:span text:style-name="T152"> </text:span></text:span>which,<text:span text:style-name="Absatz-Standardschriftart"><text:span text:style-name="T152"> </text:span></text:span>if<text:span text:style-name="Absatz-Standardschriftart"><text:span text:style-name="T152"> </text:span></text:span>it<text:span text:style-name="Absatz-Standardschriftart"><text:span text:style-name="T157"> </text:span></text:span><text:span text:style-name="Absatz-Standardschriftart"><text:span text:style-name="T140">occurred</text:span></text:span><text:span text:style-name="Absatz-Standardschriftart"><text:span text:style-name="T152"> </text:span></text:span>in<text:span text:style-name="Absatz-Standardschriftart"><text:span text:style-name="T157"> </text:span></text:span><text:span text:style-name="Absatz-Standardschriftart"><text:span text:style-name="T140">relation</text:span></text:span><text:span text:style-name="Absatz-Standardschriftart"><text:span text:style-name="T131"> </text:span></text:span>to<text:span text:style-name="Absatz-Standardschriftart"><text:span text:style-name="T143"> </text:span></text:span>the<text:span text:style-name="Absatz-Standardschriftart"><text:span text:style-name="T138"> </text:span></text:span><text:span text:style-name="Absatz-Standardschriftart"><text:span text:style-name="T140">alternate’s</text:span></text:span><text:span text:style-name="Absatz-Standardschriftart"><text:span text:style-name="T138"> </text:span></text:span><text:span text:style-name="Absatz-Standardschriftart"><text:span text:style-name="T140">appointor,</text:span></text:span><text:span text:style-name="Absatz-Standardschriftart"><text:span text:style-name="T139"> </text:span></text:span>would<text:span text:style-name="Absatz-Standardschriftart"><text:span text:style-name="T139"> </text:span></text:span>result<text:span text:style-name="Absatz-Standardschriftart"><text:span text:style-name="T138"> </text:span></text:span>in<text:span text:style-name="Absatz-Standardschriftart"><text:span text:style-name="T143"> </text:span></text:span>the<text:span text:style-name="Absatz-Standardschriftart"><text:span text:style-name="T138"> </text:span></text:span>termination<text:span text:style-name="Absatz-Standardschriftart"><text:span text:style-name="T138"> </text:span></text:span>of<text:span text:style-name="Absatz-Standardschriftart"><text:span text:style-name="T143"> </text:span></text:span><text:span text:style-name="Absatz-Standardschriftart"><text:span text:style-name="T140">the</text:span></text:span><text:span text:style-name="Absatz-Standardschriftart"><text:span text:style-name="T139"> </text:span></text:span><text:span text:style-name="Absatz-Standardschriftart"><text:span text:style-name="T140">appointor’s</text:span></text:span><text:span text:style-name="Absatz-Standardschriftart"><text:span text:style-name="T133"> </text:span></text:span>appointment<text:span text:style-name="Absatz-Standardschriftart"><text:span text:style-name="T2"> </text:span></text:span>as<text:span text:style-name="Absatz-Standardschriftart"><text:span text:style-name="T175"> </text:span></text:span>a<text:span text:style-name="Absatz-Standardschriftart"><text:span text:style-name="T175"> </text:span></text:span><text:span text:style-name="Absatz-Standardschriftart"><text:span text:style-name="T140">director;</text:span></text:span></text:p>
                </text:list-item>
                <text:list-item>
                  <text:p text:style-name="P232">on<text:span text:style-name="Absatz-Standardschriftart"><text:span text:style-name="T152"> </text:span></text:span>the<text:span text:style-name="Absatz-Standardschriftart"><text:span text:style-name="T152"> </text:span></text:span>death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49"> </text:span></text:span><text:span text:style-name="Absatz-Standardschriftart"><text:span text:style-name="T140">alternate’s</text:span></text:span><text:span text:style-name="Absatz-Standardschriftart"><text:span text:style-name="T152"> </text:span></text:span><text:span text:style-name="Absatz-Standardschriftart"><text:span text:style-name="T140">appointor;</text:span></text:span><text:span text:style-name="Absatz-Standardschriftart"><text:span text:style-name="T149"> </text:span></text:span>or</text:p>
                </text:list-item>
                <text:list-item>
                  <text:p text:style-name="P101">when<text:span text:style-name="Absatz-Standardschriftart"><text:span text:style-name="T2"> </text:span></text:span>the<text:span text:style-name="Absatz-Standardschriftart"><text:span text:style-name="T175"> </text:span></text:span>alternate’s<text:span text:style-name="Absatz-Standardschriftart"><text:span text:style-name="T157"> </text:span></text:span><text:span text:style-name="Absatz-Standardschriftart"><text:span text:style-name="T140">appointor’s</text:span></text:span><text:span text:style-name="Absatz-Standardschriftart"><text:span text:style-name="T175"> </text:span></text:span><text:span text:style-name="Absatz-Standardschriftart"><text:span text:style-name="T140">appointment</text:span></text:span><text:span text:style-name="Absatz-Standardschriftart"><text:span text:style-name="T175"> </text:span></text:span>as<text:span text:style-name="Absatz-Standardschriftart"><text:span text:style-name="T175"> </text:span></text:span>a<text:span text:style-name="Absatz-Standardschriftart"><text:span text:style-name="T175"> </text:span></text:span>director<text:span text:style-name="Absatz-Standardschriftart"><text:span text:style-name="T175"> </text:span></text:span><text:span text:style-name="Absatz-Standardschriftart"><text:span text:style-name="T140">terminates.</text:span></text:span></text:p>
                </text:list-item>
              </text:list>
            </text:list-item>
            <text:list-item>
              <text:p text:style-name="P203">If <text:span text:style-name="Absatz-Standardschriftart"><text:span text:style-name="T144"><text:s/></text:span></text:span>the <text:span text:style-name="Absatz-Standardschriftart"><text:span text:style-name="T144"><text:s/></text:span></text:span>alternate <text:span text:style-name="Absatz-Standardschriftart"><text:span text:style-name="T145"><text:s/></text:span></text:span>was <text:span text:style-name="Absatz-Standardschriftart"><text:span text:style-name="T145"><text:s/></text:span></text:span>not <text:span text:style-name="Absatz-Standardschriftart"><text:span text:style-name="T145"><text:s/></text:span></text:span>a <text:span text:style-name="Absatz-Standardschriftart"><text:span text:style-name="T144"><text:s/></text:span></text:span>director <text:span text:style-name="Absatz-Standardschriftart"><text:span text:style-name="T145"><text:s/></text:span></text:span>when <text:span text:style-name="Absatz-Standardschriftart"><text:span text:style-name="T148"><text:s/></text:span></text:span>appointed <text:span text:style-name="Absatz-Standardschriftart"><text:span text:style-name="T145"><text:s/></text:span></text:span>as <text:span text:style-name="Absatz-Standardschriftart"><text:span text:style-name="T144"><text:s/></text:span></text:span>an <text:span text:style-name="Absatz-Standardschriftart"><text:span text:style-name="T144"><text:s/></text:span></text:span>alternate, <text:span text:style-name="Absatz-Standardschriftart"><text:span text:style-name="T148"><text:s/></text:span></text:span>the <text:span text:style-name="Absatz-Standardschriftart"><text:span text:style-name="T144"><text:s/></text:span></text:span>alternate’s<text:span text:style-name="Absatz-Standardschriftart"><text:span text:style-name="T67"> </text:span></text:span>appointment<text:span text:style-name="Absatz-Standardschriftart"><text:span text:style-name="T175"> </text:span></text:span>as<text:span text:style-name="Absatz-Standardschriftart"><text:span text:style-name="T175"> </text:span></text:span>an<text:span text:style-name="Absatz-Standardschriftart"><text:span text:style-name="T157"> </text:span></text:span><text:span text:style-name="Absatz-Standardschriftart"><text:span text:style-name="T140">alternate</text:span></text:span><text:span text:style-name="Absatz-Standardschriftart"><text:span text:style-name="T175"> </text:span></text:span>terminates<text:span text:style-name="Absatz-Standardschriftart"><text:span text:style-name="T2"> </text:span></text:span>if—</text:p>
              <text:list>
                <text:list-item>
                  <text:p text:style-name="P158">the<text:span text:style-name="Absatz-Standardschriftart"><text:span text:style-name="T152"> </text:span></text:span>approval<text:span text:style-name="Absatz-Standardschriftart"><text:span text:style-name="T152"> </text:span></text:span>under<text:span text:style-name="Absatz-Standardschriftart"><text:span text:style-name="T152"> </text:span></text:span>article<text:span text:style-name="Absatz-Standardschriftart"><text:span text:style-name="T152"> </text:span></text:span>26(1)<text:span text:style-name="Absatz-Standardschriftart"><text:span text:style-name="T152"> </text:span></text:span>is<text:span text:style-name="Absatz-Standardschriftart"><text:span text:style-name="T152"> </text:span></text:span>withdrawn<text:span text:style-name="Absatz-Standardschriftart"><text:span text:style-name="T152"> </text:span></text:span>or<text:span text:style-name="Absatz-Standardschriftart"><text:span text:style-name="T152"> </text:span></text:span>revoked;<text:span text:style-name="Absatz-Standardschriftart"><text:span text:style-name="T152"> </text:span></text:span>or</text:p>
                </text:list-item>
                <text:list-item>
                  <text:p text:style-name="P235">the<text:span text:style-name="Absatz-Standardschriftart"><text:span text:style-name="T143"> </text:span></text:span>company<text:span text:style-name="Absatz-Standardschriftart"><text:span text:style-name="T138"> </text:span></text:span>by<text:span text:style-name="Absatz-Standardschriftart"><text:span text:style-name="T138"> </text:span></text:span>an<text:span text:style-name="Absatz-Standardschriftart"><text:span text:style-name="T138"> </text:span></text:span>ordinary<text:span text:style-name="Absatz-Standardschriftart"><text:span text:style-name="T138"> </text:span></text:span>resolution<text:span text:style-name="Absatz-Standardschriftart"><text:span text:style-name="T138"> </text:span></text:span>passed<text:span text:style-name="Absatz-Standardschriftart"><text:span text:style-name="T143"> </text:span></text:span>at<text:span text:style-name="Absatz-Standardschriftart"><text:span text:style-name="T138"> </text:span></text:span>a<text:span text:style-name="Absatz-Standardschriftart"><text:span text:style-name="T143"> </text:span></text:span>general<text:span text:style-name="Absatz-Standardschriftart"><text:span text:style-name="T139"> </text:span></text:span>meeting<text:span text:style-name="Absatz-Standardschriftart"><text:span text:style-name="T138"> </text:span></text:span>terminates<text:span text:style-name="Absatz-Standardschriftart"><text:span text:style-name="T138"> </text:span></text:span>the<text:span text:style-name="Absatz-Standardschriftart"><text:span text:style-name="T88"> </text:span></text:span>appointment.</text:p>
                </text:list-item>
              </text:list>
            </text:list-item>
          </text:list>
        </text:list-item>
      </text:list>
      <text:h text:style-name="P369" text:outline-level="2"><text:span text:style-name="Absatz-Standardschriftart"><text:span text:style-name="T140">Division</text:span></text:span><text:span text:style-name="Absatz-Standardschriftart"><text:span text:style-name="T167"> </text:span></text:span><text:span text:style-name="Absatz-Standardschriftart"><text:span text:style-name="T140">5—Directors’ Indemnity</text:span></text:span><text:span text:style-name="Absatz-Standardschriftart"><text:span text:style-name="T153"> </text:span></text:span>and<text:span text:style-name="Absatz-Standardschriftart"><text:span text:style-name="T140"> Insurance</text:span></text:span></text:h>
      <text:p text:style-name="P52"/>
      <text:list xml:id="list232527280606940" text:continue-numbering="true" text:style-name="L3">
        <text:list-item>
          <text:p text:style-name="P348">Indemnity</text:p>
          <text:list>
            <text:list-item>
              <text:p text:style-name="P126">A<text:span text:style-name="Absatz-Standardschriftart"><text:span text:style-name="T175"> </text:span></text:span>director<text:span text:style-name="Absatz-Standardschriftart"><text:span text:style-name="T157"> </text:span></text:span>or<text:span text:style-name="Absatz-Standardschriftart"><text:span text:style-name="T2"> </text:span></text:span>former<text:span text:style-name="Absatz-Standardschriftart"><text:span text:style-name="T175"> </text:span></text:span><text:span text:style-name="Absatz-Standardschriftart"><text:span text:style-name="T140">director</text:span></text:span><text:span text:style-name="Absatz-Standardschriftart"><text:span text:style-name="T157"> </text:span></text:span>of<text:span text:style-name="Absatz-Standardschriftart"><text:span text:style-name="T2"> </text:span></text:span>the<text:span text:style-name="Absatz-Standardschriftart"><text:span text:style-name="T2"> </text:span></text:span>company<text:span text:style-name="Absatz-Standardschriftart"><text:span text:style-name="T175"> </text:span></text:span>may<text:span text:style-name="Absatz-Standardschriftart"><text:span text:style-name="T157"> </text:span></text:span>be<text:span text:style-name="Absatz-Standardschriftart"><text:span text:style-name="T157"> </text:span></text:span>indemnified<text:span text:style-name="Absatz-Standardschriftart"><text:span text:style-name="T157"> </text:span></text:span>out<text:span text:style-name="Absatz-Standardschriftart"><text:span text:style-name="T2"> </text:span></text:span>of<text:span text:style-name="Absatz-Standardschriftart"><text:span text:style-name="T2"> </text:span></text:span><text:span text:style-name="Absatz-Standardschriftart"><text:span text:style-name="T140">the</text:span></text:span><text:span text:style-name="Absatz-Standardschriftart"><text:span text:style-name="T157"> </text:span></text:span>company’s<text:span text:style-name="Absatz-Standardschriftart"><text:span text:style-name="T175"> </text:span></text:span>assets<text:span text:style-name="Absatz-Standardschriftart"><text:span text:style-name="T114"> </text:span></text:span>against<text:span text:style-name="Absatz-Standardschriftart"><text:span text:style-name="T223"> </text:span></text:span>any<text:span text:style-name="Absatz-Standardschriftart"><text:span text:style-name="T210"> </text:span></text:span>liability<text:span text:style-name="Absatz-Standardschriftart"><text:span text:style-name="T223"> </text:span></text:span>incurred<text:span text:style-name="Absatz-Standardschriftart"><text:span text:style-name="T223"> </text:span></text:span>by<text:span text:style-name="Absatz-Standardschriftart"><text:span text:style-name="T224"> </text:span></text:span>the<text:span text:style-name="Absatz-Standardschriftart"><text:span text:style-name="T223"> </text:span></text:span>director<text:span text:style-name="Absatz-Standardschriftart"><text:span text:style-name="T225"> </text:span></text:span><text:span text:style-name="Absatz-Standardschriftart"><text:span text:style-name="T140">to</text:span></text:span><text:span text:style-name="Absatz-Standardschriftart"><text:span text:style-name="T223"> </text:span></text:span>a<text:span text:style-name="Absatz-Standardschriftart"><text:span text:style-name="T223"> </text:span></text:span>person<text:span text:style-name="Absatz-Standardschriftart"><text:span text:style-name="T223"> </text:span></text:span>other<text:span text:style-name="Absatz-Standardschriftart"><text:span text:style-name="T223"> </text:span></text:span>than<text:span text:style-name="Absatz-Standardschriftart"><text:span text:style-name="T225"> </text:span></text:span>the<text:span text:style-name="Absatz-Standardschriftart"><text:span text:style-name="T223"> </text:span></text:span><text:span text:style-name="Absatz-Standardschriftart"><text:span text:style-name="T140">company</text:span></text:span><text:span text:style-name="Absatz-Standardschriftart"><text:span text:style-name="T223"> </text:span></text:span>or<text:span text:style-name="Absatz-Standardschriftart"><text:span text:style-name="T223"> </text:span></text:span>an<text:span text:style-name="Absatz-Standardschriftart"><text:span text:style-name="T70"> </text:span></text:span><text:span text:style-name="Absatz-Standardschriftart"><text:span text:style-name="T140">associated</text:span></text:span><text:span text:style-name="Absatz-Standardschriftart"><text:span text:style-name="T194"> </text:span></text:span>company<text:span text:style-name="Absatz-Standardschriftart"><text:span text:style-name="T173"> </text:span></text:span>of<text:span text:style-name="Absatz-Standardschriftart"><text:span text:style-name="T173"> </text:span></text:span>the<text:span text:style-name="Absatz-Standardschriftart"><text:span text:style-name="T195"> </text:span></text:span>company<text:span text:style-name="Absatz-Standardschriftart"><text:span text:style-name="T173"> </text:span></text:span>in<text:span text:style-name="Absatz-Standardschriftart"><text:span text:style-name="T173"> </text:span></text:span><text:span text:style-name="Absatz-Standardschriftart"><text:span text:style-name="T140">connection</text:span></text:span><text:span text:style-name="Absatz-Standardschriftart"><text:span text:style-name="T173"> </text:span></text:span>with<text:span text:style-name="Absatz-Standardschriftart"><text:span text:style-name="T195"> </text:span></text:span><text:span text:style-name="Absatz-Standardschriftart"><text:span text:style-name="T140">any</text:span></text:span><text:span text:style-name="Absatz-Standardschriftart"><text:span text:style-name="T173"> </text:span></text:span><text:span text:style-name="Absatz-Standardschriftart"><text:span text:style-name="T140">negligence,</text:span></text:span><text:span text:style-name="Absatz-Standardschriftart"><text:span text:style-name="T173"> </text:span></text:span>default,<text:span text:style-name="Absatz-Standardschriftart"><text:span text:style-name="T195"> </text:span></text:span>breach<text:span text:style-name="Absatz-Standardschriftart"><text:span text:style-name="T195"> </text:span></text:span>of<text:span text:style-name="Absatz-Standardschriftart"><text:span text:style-name="T119"> </text:span></text:span>duty<text:span text:style-name="Absatz-Standardschriftart"><text:span text:style-name="T205"> </text:span></text:span>or<text:span text:style-name="Absatz-Standardschriftart"><text:span text:style-name="T205"> </text:span></text:span>breach<text:span text:style-name="Absatz-Standardschriftart"><text:span text:style-name="T205"> </text:span></text:span>of<text:span text:style-name="Absatz-Standardschriftart"><text:span text:style-name="T204"> </text:span></text:span>trust<text:span text:style-name="Absatz-Standardschriftart"><text:span text:style-name="T205"> </text:span></text:span>in<text:span text:style-name="Absatz-Standardschriftart"><text:span text:style-name="T205"> </text:span></text:span>relation<text:span text:style-name="Absatz-Standardschriftart"><text:span text:style-name="T205"> </text:span></text:span>to<text:span text:style-name="Absatz-Standardschriftart"><text:span text:style-name="T205"> </text:span></text:span>the<text:span text:style-name="Absatz-Standardschriftart"><text:span text:style-name="T205"> </text:span></text:span>company<text:span text:style-name="Absatz-Standardschriftart"><text:span text:style-name="T205"> </text:span></text:span>or<text:span text:style-name="Absatz-Standardschriftart"><text:span text:style-name="T204"> </text:span></text:span>associated<text:span text:style-name="Absatz-Standardschriftart"><text:span text:style-name="T205"> </text:span></text:span>company<text:span text:style-name="Absatz-Standardschriftart"><text:span text:style-name="T205"> </text:span></text:span>(as<text:span text:style-name="Absatz-Standardschriftart"><text:span text:style-name="T205"> </text:span></text:span>the<text:span text:style-name="Absatz-Standardschriftart"><text:span text:style-name="T204"> </text:span></text:span>case<text:span text:style-name="Absatz-Standardschriftart"><text:span text:style-name="T205"> </text:span></text:span>may<text:span text:style-name="Absatz-Standardschriftart"><text:span text:style-name="T134"> </text:span></text:span>be).</text:p>
            </text:list-item>
            <text:list-item>
              <text:p text:style-name="P147">Paragraph<text:span text:style-name="Absatz-Standardschriftart"><text:span text:style-name="T157"> </text:span></text:span>(1)<text:span text:style-name="Absatz-Standardschriftart"><text:span text:style-name="T152"> </text:span></text:span>only<text:span text:style-name="Absatz-Standardschriftart"><text:span text:style-name="T152"> </text:span></text:span>applies<text:span text:style-name="Absatz-Standardschriftart"><text:span text:style-name="T152"> </text:span></text:span>if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indemnity</text:span></text:span><text:span text:style-name="Absatz-Standardschriftart"><text:span text:style-name="T152"> </text:span></text:span>does<text:span text:style-name="Absatz-Standardschriftart"><text:span text:style-name="T152"> </text:span></text:span>not<text:span text:style-name="Absatz-Standardschriftart"><text:span text:style-name="T152"> </text:span></text:span>cover—</text:p>
              <text:list>
                <text:list-item>
                  <text:p text:style-name="P104">any<text:span text:style-name="Absatz-Standardschriftart"><text:span text:style-name="T152"> </text:span></text:span>liability<text:span text:style-name="Absatz-Standardschriftart"><text:span text:style-name="T149"> </text:span></text:span>of<text:span text:style-name="Absatz-Standardschriftart"><text:span text:style-name="T149"> </text:span></text:span>the<text:span text:style-name="Absatz-Standardschriftart"><text:span text:style-name="T149"> </text:span></text:span><text:span text:style-name="Absatz-Standardschriftart"><text:span text:style-name="T140">director</text:span></text:span><text:span text:style-name="Absatz-Standardschriftart"><text:span text:style-name="T149"> </text:span></text:span>to<text:span text:style-name="Absatz-Standardschriftart"><text:span text:style-name="T149"> </text:span></text:span>pay—</text:p>
                  <text:list>
                    <text:list-item>
                      <text:p text:style-name="P94">a<text:span text:style-name="Absatz-Standardschriftart"><text:span text:style-name="T157"> </text:span></text:span>fine<text:span text:style-name="Absatz-Standardschriftart"><text:span text:style-name="T152"> </text:span></text:span>imposed<text:span text:style-name="Absatz-Standardschriftart"><text:span text:style-name="T152"> </text:span></text:span>in<text:span text:style-name="Absatz-Standardschriftart"><text:span text:style-name="T157"> </text:span></text:span><text:span text:style-name="Absatz-Standardschriftart"><text:span text:style-name="T140">criminal</text:span></text:span><text:span text:style-name="Absatz-Standardschriftart"><text:span text:style-name="T152"> </text:span></text:span><text:span text:style-name="Absatz-Standardschriftart"><text:span text:style-name="T140">proceedings;</text:span></text:span><text:span text:style-name="Absatz-Standardschriftart"><text:span text:style-name="T152"> </text:span></text:span>or</text:p>
                    </text:list-item>
                    <text:list-item>
                      <text:p text:style-name="P239">a<text:span text:style-name="Absatz-Standardschriftart"><text:span text:style-name="T197"> </text:span></text:span>sum<text:span text:style-name="Absatz-Standardschriftart"><text:span text:style-name="T197"> </text:span></text:span>payable<text:span text:style-name="Absatz-Standardschriftart"><text:span text:style-name="T198"> </text:span></text:span>by<text:span text:style-name="Absatz-Standardschriftart"><text:span text:style-name="T197"> </text:span></text:span>way<text:span text:style-name="Absatz-Standardschriftart"><text:span text:style-name="T197"> </text:span></text:span>of<text:span text:style-name="Absatz-Standardschriftart"><text:span text:style-name="T197"> </text:span></text:span>a<text:span text:style-name="Absatz-Standardschriftart"><text:span text:style-name="T197"> </text:span></text:span>penalty<text:span text:style-name="Absatz-Standardschriftart"><text:span text:style-name="T198"> </text:span></text:span>in<text:span text:style-name="Absatz-Standardschriftart"><text:span text:style-name="T197"> </text:span></text:span>respect<text:span text:style-name="Absatz-Standardschriftart"><text:span text:style-name="T197"> </text:span></text:span>of<text:span text:style-name="Absatz-Standardschriftart"><text:span text:style-name="T197"> </text:span></text:span><text:span text:style-name="Absatz-Standardschriftart"><text:span text:style-name="T140">non-compliance</text:span></text:span><text:span text:style-name="Absatz-Standardschriftart"><text:span text:style-name="T199"> </text:span></text:span>with<text:span text:style-name="Absatz-Standardschriftart"><text:span text:style-name="T197"> </text:span></text:span>any<text:span text:style-name="Absatz-Standardschriftart"><text:span text:style-name="T69"> </text:span></text:span>requirement<text:span text:style-name="Absatz-Standardschriftart"><text:span text:style-name="T157"> </text:span></text:span>of<text:span text:style-name="Absatz-Standardschriftart"><text:span text:style-name="T157"> </text:span></text:span>a<text:span text:style-name="Absatz-Standardschriftart"><text:span text:style-name="T157"> </text:span></text:span><text:span text:style-name="Absatz-Standardschriftart"><text:span text:style-name="T140">regulatory</text:span></text:span><text:span text:style-name="Absatz-Standardschriftart"><text:span text:style-name="T157"> </text:span></text:span>nature;<text:span text:style-name="Absatz-Standardschriftart"><text:span text:style-name="T157"> </text:span></text:span>or</text:p>
                    </text:list-item>
                  </text:list>
                </text:list-item>
                <text:list-item>
                  <text:p text:style-name="P109">any<text:span text:style-name="Absatz-Standardschriftart"><text:span text:style-name="T157"> </text:span></text:span>liability<text:span text:style-name="Absatz-Standardschriftart"><text:span text:style-name="T157"> </text:span></text:span><text:span text:style-name="Absatz-Standardschriftart"><text:span text:style-name="T140">incurred</text:span></text:span><text:span text:style-name="Absatz-Standardschriftart"><text:span text:style-name="T157"> </text:span></text:span>by<text:span text:style-name="Absatz-Standardschriftart"><text:span text:style-name="T157"> </text:span></text:span>the<text:span text:style-name="Absatz-Standardschriftart"><text:span text:style-name="T152"> </text:span></text:span><text:span text:style-name="Absatz-Standardschriftart"><text:span text:style-name="T140">director—</text:span></text:span></text:p>
                  <text:list>
                    <text:list-item>
                      <text:p text:style-name="P207">in<text:span text:style-name="Absatz-Standardschriftart"><text:span text:style-name="T157"> </text:span></text:span>defending<text:span text:style-name="Absatz-Standardschriftart"><text:span text:style-name="T175"> </text:span></text:span>criminal<text:span text:style-name="Absatz-Standardschriftart"><text:span text:style-name="T157"> </text:span></text:span><text:span text:style-name="Absatz-Standardschriftart"><text:span text:style-name="T140">proceedings</text:span></text:span><text:span text:style-name="Absatz-Standardschriftart"><text:span text:style-name="T157"> </text:span></text:span>in<text:span text:style-name="Absatz-Standardschriftart"><text:span text:style-name="T175"> </text:span></text:span>which<text:span text:style-name="Absatz-Standardschriftart"><text:span text:style-name="T152"> </text:span></text:span>the<text:span text:style-name="Absatz-Standardschriftart"><text:span text:style-name="T157"> </text:span></text:span>director<text:span text:style-name="Absatz-Standardschriftart"><text:span text:style-name="T157"> </text:span></text:span>is<text:span text:style-name="Absatz-Standardschriftart"><text:span text:style-name="T157"> </text:span></text:span><text:span text:style-name="Absatz-Standardschriftart"><text:span text:style-name="T140">convicted;</text:span></text:span></text:p>
                    </text:list-item>
                    <text:list-item>
                      <text:p text:style-name="P240">in<text:span text:style-name="Absatz-Standardschriftart"><text:span text:style-name="T149"> </text:span></text:span>defending<text:span text:style-name="Absatz-Standardschriftart"><text:span text:style-name="T152"> </text:span></text:span>civil<text:span text:style-name="Absatz-Standardschriftart"><text:span text:style-name="T149"> </text:span></text:span><text:span text:style-name="Absatz-Standardschriftart"><text:span text:style-name="T140">proceedings</text:span></text:span><text:span text:style-name="Absatz-Standardschriftart"><text:span text:style-name="T149"> </text:span></text:span><text:span text:style-name="Absatz-Standardschriftart"><text:span text:style-name="T140">brought</text:span></text:span><text:span text:style-name="Absatz-Standardschriftart"><text:span text:style-name="T151"> </text:span></text:span>by<text:span text:style-name="Absatz-Standardschriftart"><text:span text:style-name="T149"> </text:span></text:span>the<text:span text:style-name="Absatz-Standardschriftart"><text:span text:style-name="T149"> </text:span></text:span><text:span text:style-name="Absatz-Standardschriftart"><text:span text:style-name="T140">company,</text:span></text:span><text:span text:style-name="Absatz-Standardschriftart"><text:span text:style-name="T149"> </text:span></text:span>or<text:span text:style-name="Absatz-Standardschriftart"><text:span text:style-name="T151"> </text:span></text:span>an<text:span text:style-name="Absatz-Standardschriftart"><text:span text:style-name="T149"> </text:span></text:span><text:span text:style-name="Absatz-Standardschriftart"><text:span text:style-name="T140">associated</text:span></text:span><text:span text:style-name="Absatz-Standardschriftart"><text:span text:style-name="T149"> </text:span></text:span>company<text:span text:style-name="Absatz-Standardschriftart"><text:span text:style-name="T107"> </text:span></text:span>of<text:span text:style-name="Absatz-Standardschriftart"><text:span text:style-name="T152"> </text:span></text:span>the<text:span text:style-name="Absatz-Standardschriftart"><text:span text:style-name="T152"> </text:span></text:span>company,<text:span text:style-name="Absatz-Standardschriftart"><text:span text:style-name="T152"> </text:span></text:span>in<text:span text:style-name="Absatz-Standardschriftart"><text:span text:style-name="T149"> </text:span></text:span>which<text:span text:style-name="Absatz-Standardschriftart"><text:span text:style-name="T152"> </text:span></text:span>judgment<text:span text:style-name="Absatz-Standardschriftart"><text:span text:style-name="T152"> </text:span></text:span>is<text:span text:style-name="Absatz-Standardschriftart"><text:span text:style-name="T152"> </text:span></text:span>given<text:span text:style-name="Absatz-Standardschriftart"><text:span text:style-name="T149"> </text:span></text:span>against<text:span text:style-name="Absatz-Standardschriftart"><text:span text:style-name="T152"> </text:span></text:span>the<text:span text:style-name="Absatz-Standardschriftart"><text:span text:style-name="T152"> </text:span></text:span>director;</text:p>
                    </text:list-item>
                    <text:list-item>
                      <text:p text:style-name="P241">in<text:span text:style-name="Absatz-Standardschriftart"><text:span text:style-name="T204"> </text:span></text:span>defending<text:span text:style-name="Absatz-Standardschriftart"><text:span text:style-name="T204"> </text:span></text:span>civil<text:span text:style-name="Absatz-Standardschriftart"><text:span text:style-name="T187"> </text:span></text:span>proceedings<text:span text:style-name="Absatz-Standardschriftart"><text:span text:style-name="T189"> </text:span></text:span><text:span text:style-name="Absatz-Standardschriftart"><text:span text:style-name="T140">brought</text:span></text:span><text:span text:style-name="Absatz-Standardschriftart"><text:span text:style-name="T189"> </text:span></text:span>on<text:span text:style-name="Absatz-Standardschriftart"><text:span text:style-name="T187"> </text:span></text:span>behalf<text:span text:style-name="Absatz-Standardschriftart"><text:span text:style-name="T189"> </text:span></text:span>of<text:span text:style-name="Absatz-Standardschriftart"><text:span text:style-name="T189"> </text:span></text:span>the<text:span text:style-name="Absatz-Standardschriftart"><text:span text:style-name="T204"> </text:span></text:span>company<text:span text:style-name="Absatz-Standardschriftart"><text:span text:style-name="T187"> </text:span></text:span>by<text:span text:style-name="Absatz-Standardschriftart"><text:span text:style-name="T187"> </text:span></text:span>a<text:span text:style-name="Absatz-Standardschriftart"><text:span text:style-name="T194"> </text:span></text:span>member<text:span text:style-name="Absatz-Standardschriftart"><text:span text:style-name="T187"> </text:span></text:span>of<text:span text:style-name="Absatz-Standardschriftart"><text:span text:style-name="T69"> </text:span></text:span>the<text:span text:style-name="Absatz-Standardschriftart"><text:span text:style-name="T187"> </text:span></text:span>company<text:span text:style-name="Absatz-Standardschriftart"><text:span text:style-name="T189"> </text:span></text:span>or<text:span text:style-name="Absatz-Standardschriftart"><text:span text:style-name="T194"> </text:span></text:span>of<text:span text:style-name="Absatz-Standardschriftart"><text:span text:style-name="T194"> </text:span></text:span>an<text:span text:style-name="Absatz-Standardschriftart"><text:span text:style-name="T194"> </text:span></text:span><text:span text:style-name="Absatz-Standardschriftart"><text:span text:style-name="T140">associated</text:span></text:span><text:span text:style-name="Absatz-Standardschriftart"><text:span text:style-name="T194"> </text:span></text:span>company<text:span text:style-name="Absatz-Standardschriftart"><text:span text:style-name="T189"> </text:span></text:span>of<text:span text:style-name="Absatz-Standardschriftart"><text:span text:style-name="T194"> </text:span></text:span>the<text:span text:style-name="Absatz-Standardschriftart"><text:span text:style-name="T194"> </text:span></text:span>company,<text:span text:style-name="Absatz-Standardschriftart"><text:span text:style-name="T194"> </text:span></text:span>in<text:span text:style-name="Absatz-Standardschriftart"><text:span text:style-name="T189"> </text:span></text:span>which<text:span text:style-name="Absatz-Standardschriftart"><text:span text:style-name="T194"> </text:span></text:span><text:span text:style-name="Absatz-Standardschriftart"><text:span text:style-name="T140">judgment</text:span></text:span><text:span text:style-name="Absatz-Standardschriftart"><text:span text:style-name="T194"> </text:span></text:span>is<text:span text:style-name="Absatz-Standardschriftart"><text:span text:style-name="T68"> </text:span></text:span>given<text:span text:style-name="Absatz-Standardschriftart"><text:span text:style-name="T175"> </text:span></text:span>against<text:span text:style-name="Absatz-Standardschriftart"><text:span text:style-name="T175"> </text:span></text:span>the<text:span text:style-name="Absatz-Standardschriftart"><text:span text:style-name="T175"> </text:span></text:span><text:span text:style-name="Absatz-Standardschriftart"><text:span text:style-name="T140">director;</text:span></text:span></text:p>
                    </text:list-item>
                    <text:list-item>
                      <text:p text:style-name="P242">in<text:span text:style-name="Absatz-Standardschriftart"><text:span text:style-name="T202"> </text:span></text:span>defending<text:span text:style-name="Absatz-Standardschriftart"><text:span text:style-name="T198"> </text:span></text:span>civil<text:span text:style-name="Absatz-Standardschriftart"><text:span text:style-name="T198"> </text:span></text:span><text:span text:style-name="Absatz-Standardschriftart"><text:span text:style-name="T140">proceedings</text:span></text:span><text:span text:style-name="Absatz-Standardschriftart"><text:span text:style-name="T200"> </text:span></text:span><text:span text:style-name="Absatz-Standardschriftart"><text:span text:style-name="T140">brought</text:span></text:span><text:span text:style-name="Absatz-Standardschriftart"><text:span text:style-name="T202"> </text:span></text:span>on<text:span text:style-name="Absatz-Standardschriftart"><text:span text:style-name="T202"> </text:span></text:span>behalf<text:span text:style-name="Absatz-Standardschriftart"><text:span text:style-name="T200"> </text:span></text:span>of<text:span text:style-name="Absatz-Standardschriftart"><text:span text:style-name="T202"> </text:span></text:span>an<text:span text:style-name="Absatz-Standardschriftart"><text:span text:style-name="T200"> </text:span></text:span>associated<text:span text:style-name="Absatz-Standardschriftart"><text:span text:style-name="T202"> </text:span></text:span>company<text:span text:style-name="Absatz-Standardschriftart"><text:span text:style-name="T202"> </text:span></text:span>of<text:span text:style-name="Absatz-Standardschriftart"><text:span text:style-name="T202"> </text:span></text:span>the<text:span text:style-name="Absatz-Standardschriftart"><text:span text:style-name="T68"> </text:span></text:span>company<text:span text:style-name="Absatz-Standardschriftart"><text:span text:style-name="T201"> </text:span></text:span>by<text:span text:style-name="Absatz-Standardschriftart"><text:span text:style-name="T200"> </text:span></text:span>a<text:span text:style-name="Absatz-Standardschriftart"><text:span text:style-name="T205"> </text:span></text:span>member<text:span text:style-name="Absatz-Standardschriftart"><text:span text:style-name="T201"> </text:span></text:span>of<text:span text:style-name="Absatz-Standardschriftart"><text:span text:style-name="T201"> </text:span></text:span>the<text:span text:style-name="Absatz-Standardschriftart"><text:span text:style-name="T201"> </text:span></text:span><text:span text:style-name="Absatz-Standardschriftart"><text:span text:style-name="T140">associated</text:span></text:span><text:span text:style-name="Absatz-Standardschriftart"><text:span text:style-name="T201"> </text:span></text:span>company<text:span text:style-name="Absatz-Standardschriftart"><text:span text:style-name="T201"> </text:span></text:span>or<text:span text:style-name="Absatz-Standardschriftart"><text:span text:style-name="T201"> </text:span></text:span>by<text:span text:style-name="Absatz-Standardschriftart"><text:span text:style-name="T201"> </text:span></text:span>a<text:span text:style-name="Absatz-Standardschriftart"><text:span text:style-name="T205"> </text:span></text:span>member<text:span text:style-name="Absatz-Standardschriftart"><text:span text:style-name="T201"> </text:span></text:span>of<text:span text:style-name="Absatz-Standardschriftart"><text:span text:style-name="T201"> </text:span></text:span>an<text:span text:style-name="Absatz-Standardschriftart"><text:span text:style-name="T75"> </text:span></text:span><text:span text:style-name="Absatz-Standardschriftart"><text:span text:style-name="T140">associated</text:span></text:span><text:span text:style-name="Absatz-Standardschriftart"><text:span text:style-name="T192"> </text:span></text:span>company<text:span text:style-name="Absatz-Standardschriftart"><text:span text:style-name="T226"> </text:span></text:span>of<text:span text:style-name="Absatz-Standardschriftart"><text:span text:style-name="T227"> </text:span></text:span>the<text:span text:style-name="Absatz-Standardschriftart"><text:span text:style-name="T226"> </text:span></text:span><text:span text:style-name="Absatz-Standardschriftart"><text:span text:style-name="T140">associated</text:span></text:span><text:span text:style-name="Absatz-Standardschriftart"><text:span text:style-name="T226"> </text:span></text:span>company,<text:span text:style-name="Absatz-Standardschriftart"><text:span text:style-name="T226"> </text:span></text:span>in<text:span text:style-name="Absatz-Standardschriftart"><text:span text:style-name="T226"> </text:span></text:span>which<text:span text:style-name="Absatz-Standardschriftart"><text:span text:style-name="T227"> </text:span></text:span>judgment<text:span text:style-name="Absatz-Standardschriftart"><text:span text:style-name="T226"> </text:span></text:span>is<text:span text:style-name="Absatz-Standardschriftart"><text:span text:style-name="T227"> </text:span></text:span>given<text:span text:style-name="Absatz-Standardschriftart"><text:span text:style-name="T130"> </text:span></text:span>against<text:span text:style-name="Absatz-Standardschriftart"><text:span text:style-name="T157"> </text:span></text:span>the<text:span text:style-name="Absatz-Standardschriftart"><text:span text:style-name="T175"> </text:span></text:span>director;<text:span text:style-name="Absatz-Standardschriftart"><text:span text:style-name="T157"> </text:span></text:span>or</text:p>
                    </text:list-item>
                    <text:list-item>
                      <text:p text:style-name="P191">in<text:span text:style-name="Absatz-Standardschriftart"><text:span text:style-name="T199"> </text:span></text:span>connection<text:span text:style-name="Absatz-Standardschriftart"><text:span text:style-name="T199"> </text:span></text:span>with<text:span text:style-name="Absatz-Standardschriftart"><text:span text:style-name="T199"> </text:span></text:span>an<text:span text:style-name="Absatz-Standardschriftart"><text:span text:style-name="T199"> </text:span></text:span>application for<text:span text:style-name="Absatz-Standardschriftart"><text:span text:style-name="T199"> </text:span></text:span>relief<text:span text:style-name="Absatz-Standardschriftart"><text:span text:style-name="T199"> </text:span></text:span>under<text:span text:style-name="Absatz-Standardschriftart"><text:span text:style-name="T199"> </text:span></text:span>section<text:span text:style-name="Absatz-Standardschriftart"><text:span text:style-name="T199"> </text:span></text:span>903<text:span text:style-name="Absatz-Standardschriftart"><text:span text:style-name="T199"> </text:span></text:span>or<text:span text:style-name="Absatz-Standardschriftart"><text:span text:style-name="T199"> </text:span></text:span>904<text:span text:style-name="Absatz-Standardschriftart"><text:span text:style-name="T199"> </text:span></text:span>of<text:span text:style-name="Absatz-Standardschriftart"><text:span text:style-name="T199"> </text:span></text:span>the<text:span text:style-name="Absatz-Standardschriftart"><text:span text:style-name="T81"> </text:span></text:span>Ordinance<text:span text:style-name="Absatz-Standardschriftart"><text:span text:style-name="T157"> </text:span></text:span>in<text:span text:style-name="Absatz-Standardschriftart"><text:span text:style-name="T152"> </text:span></text:span>which<text:span text:style-name="Absatz-Standardschriftart"><text:span text:style-name="T152"> </text:span></text:span>the<text:span text:style-name="Absatz-Standardschriftart"><text:span text:style-name="T152"> </text:span></text:span>Court<text:span text:style-name="Absatz-Standardschriftart"><text:span text:style-name="T152"> </text:span></text:span>refuses<text:span text:style-name="Absatz-Standardschriftart"><text:span text:style-name="T152"> </text:span></text:span>to<text:span text:style-name="Absatz-Standardschriftart"><text:span text:style-name="T152"> </text:span></text:span>grant<text:span text:style-name="Absatz-Standardschriftart"><text:span text:style-name="T149"> </text:span></text:span><text:span text:style-name="Absatz-Standardschriftart"><text:span text:style-name="T140">the</text:span></text:span><text:span text:style-name="Absatz-Standardschriftart"><text:span text:style-name="T152"> </text:span></text:span>director<text:span text:style-name="Absatz-Standardschriftart"><text:span text:style-name="T152"> </text:span></text:span>relief.</text:p>
                    </text:list-item>
                  </text:list>
                </text:list-item>
              </text:list>
            </text:list-item>
            <text:list-item>
              <text:p text:style-name="P212">A<text:span text:style-name="Absatz-Standardschriftart"><text:span text:style-name="T151"> </text:span></text:span>reference<text:span text:style-name="Absatz-Standardschriftart"><text:span text:style-name="T153"> </text:span></text:span>in<text:span text:style-name="Absatz-Standardschriftart"><text:span text:style-name="T153"> </text:span></text:span>paragraph<text:span text:style-name="Absatz-Standardschriftart"><text:span text:style-name="T167"> </text:span></text:span>(2)(b)<text:span text:style-name="Absatz-Standardschriftart"><text:span text:style-name="T153"> </text:span></text:span>to<text:span text:style-name="Absatz-Standardschriftart"><text:span text:style-name="T153"> </text:span></text:span>a<text:span text:style-name="Absatz-Standardschriftart"><text:span text:style-name="T153"> </text:span></text:span>conviction,<text:span text:style-name="Absatz-Standardschriftart"><text:span text:style-name="T153"> </text:span></text:span>judgment<text:span text:style-name="Absatz-Standardschriftart"><text:span text:style-name="T153"> </text:span></text:span>or<text:span text:style-name="Absatz-Standardschriftart"><text:span text:style-name="T140"> </text:span></text:span>refusal<text:span text:style-name="Absatz-Standardschriftart"><text:span text:style-name="T153"> </text:span></text:span>of<text:span text:style-name="Absatz-Standardschriftart"><text:span text:style-name="T153"> </text:span></text:span>relief<text:span text:style-name="Absatz-Standardschriftart"><text:span text:style-name="T153"> </text:span></text:span>is<text:span text:style-name="Absatz-Standardschriftart"><text:span text:style-name="T153"> </text:span></text:span>a<text:span text:style-name="Absatz-Standardschriftart"><text:span text:style-name="T153"> </text:span></text:span><text:span text:style-name="Absatz-Standardschriftart"><text:span text:style-name="T140">reference</text:span></text:span><text:span text:style-name="Absatz-Standardschriftart"><text:span text:style-name="T151"> </text:span></text:span>to<text:span text:style-name="Absatz-Standardschriftart"><text:span text:style-name="T94"> </text:span></text:span>the<text:span text:style-name="Absatz-Standardschriftart"><text:span text:style-name="T157"> </text:span></text:span>final<text:span text:style-name="Absatz-Standardschriftart"><text:span text:style-name="T157"> </text:span></text:span>decision<text:span text:style-name="Absatz-Standardschriftart"><text:span text:style-name="T157"> </text:span></text:span>in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75"> </text:span></text:span>proceedings.</text:p>
            </text:list-item>
            <text:list-item>
              <text:p text:style-name="P147">For<text:span text:style-name="Absatz-Standardschriftart"><text:span text:style-name="T152"> </text:span></text:span>the<text:span text:style-name="Absatz-Standardschriftart"><text:span text:style-name="T152"> </text:span></text:span>purposes<text:span text:style-name="Absatz-Standardschriftart"><text:span text:style-name="T152"> </text:span></text:span>of<text:span text:style-name="Absatz-Standardschriftart"><text:span text:style-name="T152"> </text:span></text:span><text:span text:style-name="Absatz-Standardschriftart"><text:span text:style-name="T140">paragraph</text:span></text:span><text:span text:style-name="Absatz-Standardschriftart"><text:span text:style-name="T152"> </text:span></text:span>(3),<text:span text:style-name="Absatz-Standardschriftart"><text:span text:style-name="T152"> </text:span></text:span>a<text:span text:style-name="Absatz-Standardschriftart"><text:span text:style-name="T152"> </text:span></text:span>conviction,<text:span text:style-name="Absatz-Standardschriftart"><text:span text:style-name="T149"> </text:span></text:span>judgment<text:span text:style-name="Absatz-Standardschriftart"><text:span text:style-name="T152"> </text:span></text:span>or<text:span text:style-name="Absatz-Standardschriftart"><text:span text:style-name="T152"> </text:span></text:span>refusal<text:span text:style-name="Absatz-Standardschriftart"><text:span text:style-name="T152"> </text:span></text:span>of<text:span text:style-name="Absatz-Standardschriftart"><text:span text:style-name="T152"> </text:span></text:span>relief—</text:p>
              <text:list>
                <text:list-item>
                  <text:p text:style-name="P101">if<text:span text:style-name="Absatz-Standardschriftart"><text:span text:style-name="T157"> </text:span></text:span>not<text:span text:style-name="Absatz-Standardschriftart"><text:span text:style-name="T157"> </text:span></text:span>appealed<text:span text:style-name="Absatz-Standardschriftart"><text:span text:style-name="T157"> </text:span></text:span>against,<text:span text:style-name="Absatz-Standardschriftart"><text:span text:style-name="T175"> </text:span></text:span>becomes<text:span text:style-name="Absatz-Standardschriftart"><text:span text:style-name="T157"> </text:span></text:span>final<text:span text:style-name="Absatz-Standardschriftart"><text:span text:style-name="T175"> </text:span></text:span>at<text:span text:style-name="Absatz-Standardschriftart"><text:span text:style-name="T157"> </text:span></text:span>the<text:span text:style-name="Absatz-Standardschriftart"><text:span text:style-name="T175"> </text:span></text:span>end<text:span text:style-name="Absatz-Standardschriftart"><text:span text:style-name="T175"> </text:span></text:span>of<text:span text:style-name="Absatz-Standardschriftart"><text:span text:style-name="T157"> </text:span></text:span>the<text:span text:style-name="Absatz-Standardschriftart"><text:span text:style-name="T175"> </text:span></text:span><text:span text:style-name="Absatz-Standardschriftart"><text:span text:style-name="T140">period</text:span></text:span><text:span text:style-name="Absatz-Standardschriftart"><text:span text:style-name="T157"> </text:span></text:span>for<text:span text:style-name="Absatz-Standardschriftart"><text:span text:style-name="T175"> </text:span></text:span><text:span text:style-name="Absatz-Standardschriftart"><text:span text:style-name="T140">bringing</text:span></text:span><text:span text:style-name="Absatz-Standardschriftart"><text:span text:style-name="T157"> </text:span></text:span>an<text:span text:style-name="Absatz-Standardschriftart"><text:span text:style-name="T157"> </text:span></text:span>appeal;<text:span text:style-name="Absatz-Standardschriftart"><text:span text:style-name="T175"> </text:span></text:span>or</text:p>
                </text:list-item>
                <text:list-item>
                  <text:p text:style-name="P182">if<text:span text:style-name="Absatz-Standardschriftart"><text:span text:style-name="T197"> </text:span></text:span>appealed<text:span text:style-name="Absatz-Standardschriftart"><text:span text:style-name="T197"> </text:span></text:span>against,<text:span text:style-name="Absatz-Standardschriftart"><text:span text:style-name="T198"> </text:span></text:span>becomes<text:span text:style-name="Absatz-Standardschriftart"><text:span text:style-name="T202"> </text:span></text:span>final<text:span text:style-name="Absatz-Standardschriftart"><text:span text:style-name="T197"> </text:span></text:span>when<text:span text:style-name="Absatz-Standardschriftart"><text:span text:style-name="T198"> </text:span></text:span>the<text:span text:style-name="Absatz-Standardschriftart"><text:span text:style-name="T197"> </text:span></text:span>appeal,<text:span text:style-name="Absatz-Standardschriftart"><text:span text:style-name="T202"> </text:span></text:span>or<text:span text:style-name="Absatz-Standardschriftart"><text:span text:style-name="T197"> </text:span></text:span>any<text:span text:style-name="Absatz-Standardschriftart"><text:span text:style-name="T198"> </text:span></text:span>further<text:span text:style-name="Absatz-Standardschriftart"><text:span text:style-name="T197"> </text:span></text:span>appeal,<text:span text:style-name="Absatz-Standardschriftart"><text:span text:style-name="T202"> </text:span></text:span>is<text:span text:style-name="Absatz-Standardschriftart"><text:span text:style-name="T198"> </text:span></text:span><text:span text:style-name="Absatz-Standardschriftart"><text:span text:style-name="T140">disposed</text:span></text:span><text:span text:style-name="Absatz-Standardschriftart"><text:span text:style-name="T94"> </text:span></text:span>of.</text:p>
                </text:list-item>
              </text:list>
            </text:list-item>
            <text:list-item>
              <text:p text:style-name="P149">For<text:span text:style-name="Absatz-Standardschriftart"><text:span text:style-name="T152"> </text:span></text:span>the<text:span text:style-name="Absatz-Standardschriftart"><text:span text:style-name="T149"> </text:span></text:span>purposes<text:span text:style-name="Absatz-Standardschriftart"><text:span text:style-name="T152"> </text:span></text:span>of<text:span text:style-name="Absatz-Standardschriftart"><text:span text:style-name="T149"> </text:span></text:span><text:span text:style-name="Absatz-Standardschriftart"><text:span text:style-name="T140">paragraph</text:span></text:span><text:span text:style-name="Absatz-Standardschriftart"><text:span text:style-name="T152"> </text:span></text:span>(4)(b),<text:span text:style-name="Absatz-Standardschriftart"><text:span text:style-name="T149"> </text:span></text:span>an<text:span text:style-name="Absatz-Standardschriftart"><text:span text:style-name="T149"> </text:span></text:span>appeal<text:span text:style-name="Absatz-Standardschriftart"><text:span text:style-name="T152"> </text:span></text:span>is<text:span text:style-name="Absatz-Standardschriftart"><text:span text:style-name="T149"> </text:span></text:span>disposed<text:span text:style-name="Absatz-Standardschriftart"><text:span text:style-name="T157"> </text:span></text:span>of<text:span text:style-name="Absatz-Standardschriftart"><text:span text:style-name="T149"> </text:span></text:span>if—</text:p>
              <text:list>
                <text:list-item>
                  <text:p text:style-name="P101">it<text:span text:style-name="Absatz-Standardschriftart"><text:span text:style-name="T152"> </text:span></text:span>is<text:span text:style-name="Absatz-Standardschriftart"><text:span text:style-name="T149"> </text:span></text:span>determined,<text:span text:style-name="Absatz-Standardschriftart"><text:span text:style-name="T149"> </text:span></text:span>and<text:span text:style-name="Absatz-Standardschriftart"><text:span text:style-name="T152"> </text:span></text:span>the<text:span text:style-name="Absatz-Standardschriftart"><text:span text:style-name="T152"> </text:span></text:span>period<text:span text:style-name="Absatz-Standardschriftart"><text:span text:style-name="T149"> </text:span></text:span>for<text:span text:style-name="Absatz-Standardschriftart"><text:span text:style-name="T149"> </text:span></text:span><text:span text:style-name="Absatz-Standardschriftart"><text:span text:style-name="T140">bringing</text:span></text:span><text:span text:style-name="Absatz-Standardschriftart"><text:span text:style-name="T152"> </text:span></text:span>any<text:span text:style-name="Absatz-Standardschriftart"><text:span text:style-name="T149"> </text:span></text:span>further<text:span text:style-name="Absatz-Standardschriftart"><text:span text:style-name="T149"> </text:span></text:span>appeal<text:span text:style-name="Absatz-Standardschriftart"><text:span text:style-name="T149"> </text:span></text:span>has<text:span text:style-name="Absatz-Standardschriftart"><text:span text:style-name="T152"> </text:span></text:span><text:span text:style-name="Absatz-Standardschriftart"><text:span text:style-name="T140">ended;</text:span></text:span><text:span text:style-name="Absatz-Standardschriftart"><text:span text:style-name="T149"> </text:span></text:span>or</text:p>
                </text:list-item>
                <text:list-item>
                  <text:p text:style-name="P101">it<text:span text:style-name="Absatz-Standardschriftart"><text:span text:style-name="T152"> </text:span></text:span>is<text:span text:style-name="Absatz-Standardschriftart"><text:span text:style-name="T152"> </text:span></text:span><text:span text:style-name="Absatz-Standardschriftart"><text:span text:style-name="T140">abandoned</text:span></text:span><text:span text:style-name="Absatz-Standardschriftart"><text:span text:style-name="T152"> </text:span></text:span>or<text:span text:style-name="Absatz-Standardschriftart"><text:span text:style-name="T149"> </text:span></text:span>otherwise<text:span text:style-name="Absatz-Standardschriftart"><text:span text:style-name="T152"> </text:span></text:span>ceases<text:span text:style-name="Absatz-Standardschriftart"><text:span text:style-name="T152"> </text:span></text:span>to<text:span text:style-name="Absatz-Standardschriftart"><text:span text:style-name="T152"> </text:span></text:span>have<text:span text:style-name="Absatz-Standardschriftart"><text:span text:style-name="T149"> </text:span></text:span>effect.</text:p>
                </text:list-item>
              </text:list>
            </text:list-item>
          </text:list>
        </text:list-item>
      </text:list>
      <text:p text:style-name="P40"/>
      <text:list xml:id="list232528646230976" text:continue-numbering="true" text:style-name="L3">
        <text:list-item>
          <text:p text:style-name="P348">Insurance</text:p>
        </text:list-item>
      </text:list>
      <text:p text:style-name="P85">The<text:span text:style-name="Absatz-Standardschriftart"><text:span text:style-name="T207"> </text:span></text:span><text:span text:style-name="Absatz-Standardschriftart"><text:span text:style-name="T140">directors</text:span></text:span><text:span text:style-name="Absatz-Standardschriftart"><text:span text:style-name="T207"> </text:span></text:span>may<text:span text:style-name="Absatz-Standardschriftart"><text:span text:style-name="T207"> </text:span></text:span><text:span text:style-name="Absatz-Standardschriftart"><text:span text:style-name="T140">decide</text:span></text:span><text:span text:style-name="Absatz-Standardschriftart"><text:span text:style-name="T207"> </text:span></text:span>to<text:span text:style-name="Absatz-Standardschriftart"><text:span text:style-name="T207"> </text:span></text:span><text:span text:style-name="Absatz-Standardschriftart"><text:span text:style-name="T140">purchase</text:span></text:span><text:span text:style-name="Absatz-Standardschriftart"><text:span text:style-name="T207"> </text:span></text:span>and<text:span text:style-name="Absatz-Standardschriftart"><text:span text:style-name="T207"> </text:span></text:span><text:span text:style-name="Absatz-Standardschriftart"><text:span text:style-name="T140">maintain</text:span></text:span><text:span text:style-name="Absatz-Standardschriftart"><text:span text:style-name="T207"> </text:span></text:span><text:span text:style-name="Absatz-Standardschriftart"><text:span text:style-name="T140">insurance,</text:span></text:span><text:span text:style-name="Absatz-Standardschriftart"><text:span text:style-name="T207"> </text:span></text:span>at<text:span text:style-name="Absatz-Standardschriftart"><text:span text:style-name="T207"> </text:span></text:span>the<text:span text:style-name="Absatz-Standardschriftart"><text:span text:style-name="T207"> </text:span></text:span>expense<text:span text:style-name="Absatz-Standardschriftart"><text:span text:style-name="T207"> </text:span></text:span>of<text:span text:style-name="Absatz-Standardschriftart"><text:span text:style-name="T207"> </text:span></text:span><text:span text:style-name="Absatz-Standardschriftart"><text:span text:style-name="T140">the</text:span></text:span><text:span text:style-name="Absatz-Standardschriftart"><text:span text:style-name="T1"> </text:span></text:span>company,<text:span text:style-name="Absatz-Standardschriftart"><text:span text:style-name="T207"> </text:span></text:span>for<text:span text:style-name="Absatz-Standardschriftart"><text:span text:style-name="T99"> </text:span></text:span>a<text:span text:style-name="Absatz-Standardschriftart"><text:span text:style-name="T152"> </text:span></text:span>director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52"> </text:span></text:span>company,<text:span text:style-name="Absatz-Standardschriftart"><text:span text:style-name="T149"> </text:span></text:span>or<text:span text:style-name="Absatz-Standardschriftart"><text:span text:style-name="T152"> </text:span></text:span>a<text:span text:style-name="Absatz-Standardschriftart"><text:span text:style-name="T149"> </text:span></text:span>director<text:span text:style-name="Absatz-Standardschriftart"><text:span text:style-name="T152"> </text:span></text:span>of<text:span text:style-name="Absatz-Standardschriftart"><text:span text:style-name="T149"> </text:span></text:span>an<text:span text:style-name="Absatz-Standardschriftart"><text:span text:style-name="T152"> </text:span></text:span>associated<text:span text:style-name="Absatz-Standardschriftart"><text:span text:style-name="T152"> </text:span></text:span><text:span text:style-name="Absatz-Standardschriftart"><text:span text:style-name="T140">company</text:span></text:span><text:span text:style-name="Absatz-Standardschriftart"><text:span text:style-name="T149"> </text:span></text:span>of<text:span text:style-name="Absatz-Standardschriftart"><text:span text:style-name="T152"> </text:span></text:span>the<text:span text:style-name="Absatz-Standardschriftart"><text:span text:style-name="T149"> </text:span></text:span>company,<text:span text:style-name="Absatz-Standardschriftart"><text:span text:style-name="T152"> </text:span></text:span>against—</text:p>
      <text:list xml:id="list1031642683" text:style-name="L11">
        <text:list-item>
          <text:p text:style-name="P243">any<text:span text:style-name="Absatz-Standardschriftart"><text:span text:style-name="T173"> </text:span></text:span>liability<text:span text:style-name="Absatz-Standardschriftart"><text:span text:style-name="T173"> </text:span></text:span>to<text:span text:style-name="Absatz-Standardschriftart"><text:span text:style-name="T174"> </text:span></text:span>any<text:span text:style-name="Absatz-Standardschriftart"><text:span text:style-name="T173"> </text:span></text:span>person<text:span text:style-name="Absatz-Standardschriftart"><text:span text:style-name="T174"> </text:span></text:span>attaching<text:span text:style-name="Absatz-Standardschriftart"><text:span text:style-name="T173"> </text:span></text:span>to<text:span text:style-name="Absatz-Standardschriftart"><text:span text:style-name="T173"> </text:span></text:span>the<text:span text:style-name="Absatz-Standardschriftart"><text:span text:style-name="T174"> </text:span></text:span><text:span text:style-name="Absatz-Standardschriftart"><text:span text:style-name="T140">director</text:span></text:span><text:span text:style-name="Absatz-Standardschriftart"><text:span text:style-name="T173"> </text:span></text:span>in<text:span text:style-name="Absatz-Standardschriftart"><text:span text:style-name="T174"> </text:span></text:span><text:span text:style-name="Absatz-Standardschriftart"><text:span text:style-name="T140">connection</text:span></text:span><text:span text:style-name="Absatz-Standardschriftart"><text:span text:style-name="T174"> </text:span></text:span>with<text:span text:style-name="Absatz-Standardschriftart"><text:span text:style-name="T173"> </text:span></text:span><text:span text:style-name="Absatz-Standardschriftart"><text:span text:style-name="T140">any</text:span></text:span><text:span text:style-name="Absatz-Standardschriftart"><text:span text:style-name="T174"> </text:span></text:span><text:span text:style-name="Absatz-Standardschriftart"><text:span text:style-name="T140">negligence,</text:span></text:span><text:span text:style-name="Absatz-Standardschriftart"><text:span text:style-name="T127"> </text:span></text:span>default,<text:span text:style-name="Absatz-Standardschriftart"><text:span text:style-name="T153"> </text:span></text:span><text:span text:style-name="Absatz-Standardschriftart"><text:span text:style-name="T140">breach</text:span></text:span><text:span text:style-name="Absatz-Standardschriftart"><text:span text:style-name="T153"> </text:span></text:span>of<text:span text:style-name="Absatz-Standardschriftart"><text:span text:style-name="T151"> </text:span></text:span>duty<text:span text:style-name="Absatz-Standardschriftart"><text:span text:style-name="T153"> </text:span></text:span>or<text:span text:style-name="Absatz-Standardschriftart"><text:span text:style-name="T149"> </text:span></text:span>breach<text:span text:style-name="Absatz-Standardschriftart"><text:span text:style-name="T153"> </text:span></text:span>of<text:span text:style-name="Absatz-Standardschriftart"><text:span text:style-name="T151"> </text:span></text:span><text:span text:style-name="Absatz-Standardschriftart"><text:span text:style-name="T140">trust</text:span></text:span><text:span text:style-name="Absatz-Standardschriftart"><text:span text:style-name="T151"> </text:span></text:span>(except<text:span text:style-name="Absatz-Standardschriftart"><text:span text:style-name="T153"> </text:span></text:span><text:span text:style-name="Absatz-Standardschriftart"><text:span text:style-name="T140">for</text:span></text:span><text:span text:style-name="Absatz-Standardschriftart"><text:span text:style-name="T151"> </text:span></text:span>fraud)<text:span text:style-name="Absatz-Standardschriftart"><text:span text:style-name="T153"> </text:span></text:span>in<text:span text:style-name="Absatz-Standardschriftart"><text:span text:style-name="T153"> </text:span></text:span><text:span text:style-name="Absatz-Standardschriftart"><text:span text:style-name="T140">relation</text:span></text:span><text:span text:style-name="Absatz-Standardschriftart"><text:span text:style-name="T151"> </text:span></text:span>to<text:span text:style-name="Absatz-Standardschriftart"><text:span text:style-name="T151"> </text:span></text:span><text:span text:style-name="Absatz-Standardschriftart"><text:span text:style-name="T140">the</text:span></text:span><text:span text:style-name="Absatz-Standardschriftart"><text:span text:style-name="T151"> </text:span></text:span>company<text:span text:style-name="Absatz-Standardschriftart"><text:span text:style-name="T153"> </text:span></text:span>or<text:span text:style-name="Absatz-Standardschriftart"><text:span text:style-name="T64"> </text:span></text:span><text:span text:style-name="Absatz-Standardschriftart"><text:span text:style-name="T140">associated</text:span></text:span><text:span text:style-name="Absatz-Standardschriftart"><text:span text:style-name="T152"> </text:span></text:span>company<text:span text:style-name="Absatz-Standardschriftart"><text:span text:style-name="T152"> </text:span></text:span>(as<text:span text:style-name="Absatz-Standardschriftart"><text:span text:style-name="T149"> </text:span></text:span>the<text:span text:style-name="Absatz-Standardschriftart"><text:span text:style-name="T152"> </text:span></text:span>case<text:span text:style-name="Absatz-Standardschriftart"><text:span text:style-name="T152"> </text:span></text:span>may<text:span text:style-name="Absatz-Standardschriftart"><text:span text:style-name="T152"> </text:span></text:span>be);<text:span text:style-name="Absatz-Standardschriftart"><text:span text:style-name="T152"> </text:span></text:span>or</text:p>
        </text:list-item>
        <text:list-item>
          <text:p text:style-name="P248">any<text:span text:style-name="Absatz-Standardschriftart"><text:span text:style-name="T210"> </text:span></text:span>liability<text:span text:style-name="Absatz-Standardschriftart"><text:span text:style-name="T210"> </text:span></text:span>incurred<text:span text:style-name="Absatz-Standardschriftart"><text:span text:style-name="T210"> </text:span></text:span><text:span text:style-name="Absatz-Standardschriftart"><text:span text:style-name="T140">by</text:span></text:span><text:span text:style-name="Absatz-Standardschriftart"><text:span text:style-name="T209"> </text:span></text:span>the<text:span text:style-name="Absatz-Standardschriftart"><text:span text:style-name="T225"> </text:span></text:span>director<text:span text:style-name="Absatz-Standardschriftart"><text:span text:style-name="T210"> </text:span></text:span>in<text:span text:style-name="Absatz-Standardschriftart"><text:span text:style-name="T210"> </text:span></text:span>defending<text:span text:style-name="Absatz-Standardschriftart"><text:span text:style-name="T210"> </text:span></text:span>any<text:span text:style-name="Absatz-Standardschriftart"><text:span text:style-name="T225"> </text:span></text:span>proceedings<text:span text:style-name="Absatz-Standardschriftart"><text:span text:style-name="T210"> </text:span></text:span><text:span text:style-name="Absatz-Standardschriftart"><text:span text:style-name="T140">(whether</text:span></text:span><text:span text:style-name="Absatz-Standardschriftart"><text:span text:style-name="T210"> </text:span></text:span>civil<text:span text:style-name="Absatz-Standardschriftart"><text:span text:style-name="T210"> </text:span></text:span>or<text:span text:style-name="Absatz-Standardschriftart"><text:span text:style-name="T69"> </text:span></text:span>criminal)<text:span text:style-name="Absatz-Standardschriftart"><text:span text:style-name="T2"> </text:span></text:span>taken<text:span text:style-name="Absatz-Standardschriftart"><text:span text:style-name="T175"> </text:span></text:span>against<text:span text:style-name="Absatz-Standardschriftart"><text:span text:style-name="T175"> </text:span></text:span>the<text:span text:style-name="Absatz-Standardschriftart"><text:span text:style-name="T175"> </text:span></text:span>director<text:span text:style-name="Absatz-Standardschriftart"><text:span text:style-name="T175"> </text:span></text:span>for<text:span text:style-name="Absatz-Standardschriftart"><text:span text:style-name="T175"> </text:span></text:span>any<text:span text:style-name="Absatz-Standardschriftart"><text:span text:style-name="T175"> </text:span></text:span>negligence,<text:span text:style-name="Absatz-Standardschriftart"><text:span text:style-name="T157"> </text:span></text:span>default,<text:span text:style-name="Absatz-Standardschriftart"><text:span text:style-name="T175"> </text:span></text:span>breach<text:span text:style-name="Absatz-Standardschriftart"><text:span text:style-name="T157"> </text:span></text:span>of<text:span text:style-name="Absatz-Standardschriftart"><text:span text:style-name="T175"> </text:span></text:span>duty<text:span text:style-name="Absatz-Standardschriftart"><text:span text:style-name="T157"> </text:span></text:span>or<text:span text:style-name="Absatz-Standardschriftart"><text:span text:style-name="T175"> </text:span></text:span>breach<text:span text:style-name="Absatz-Standardschriftart"><text:span text:style-name="T88"> </text:span></text:span>of<text:span text:style-name="Absatz-Standardschriftart"><text:span text:style-name="T149"> </text:span></text:span>trust<text:span text:style-name="Absatz-Standardschriftart"><text:span text:style-name="T151"> </text:span></text:span><text:span text:style-name="Absatz-Standardschriftart"><text:span text:style-name="T140">(including</text:span></text:span><text:span text:style-name="Absatz-Standardschriftart"><text:span text:style-name="T151"> </text:span></text:span>fraud)<text:span text:style-name="Absatz-Standardschriftart"><text:span text:style-name="T149"> </text:span></text:span>in<text:span text:style-name="Absatz-Standardschriftart"><text:span text:style-name="T151"> </text:span></text:span>relation<text:span text:style-name="Absatz-Standardschriftart"><text:span text:style-name="T151"> </text:span></text:span><text:span text:style-name="Absatz-Standardschriftart"><text:span text:style-name="T140">to</text:span></text:span><text:span text:style-name="Absatz-Standardschriftart"><text:span text:style-name="T151"> </text:span></text:span>the<text:span text:style-name="Absatz-Standardschriftart"><text:span text:style-name="T151"> </text:span></text:span>company<text:span text:style-name="Absatz-Standardschriftart"><text:span text:style-name="T151"> </text:span></text:span>or<text:span text:style-name="Absatz-Standardschriftart"><text:span text:style-name="T151"> </text:span></text:span>associated<text:span text:style-name="Absatz-Standardschriftart"><text:span text:style-name="T153"> </text:span></text:span>company<text:span text:style-name="Absatz-Standardschriftart"><text:span text:style-name="T151"> </text:span></text:span>(as<text:span text:style-name="Absatz-Standardschriftart"><text:span text:style-name="T151"> </text:span></text:span>the<text:span text:style-name="Absatz-Standardschriftart"><text:span text:style-name="T149"> </text:span></text:span>case<text:span text:style-name="Absatz-Standardschriftart"><text:span text:style-name="T113"> </text:span></text:span><text:span text:style-name="Absatz-Standardschriftart"><text:span text:style-name="T140">may</text:span></text:span><text:span text:style-name="Absatz-Standardschriftart"><text:span text:style-name="T2"> </text:span></text:span><text:span text:style-name="Absatz-Standardschriftart"><text:span text:style-name="T140">be).</text:span></text:span></text:p>
        </text:list-item>
      </text:list>
      <text:h text:style-name="P370" text:outline-level="2"><text:span text:style-name="Absatz-Standardschriftart"><text:span text:style-name="T140">Division</text:span></text:span><text:span text:style-name="Absatz-Standardschriftart"><text:span text:style-name="T167"> </text:span></text:span><text:span text:style-name="Absatz-Standardschriftart"><text:span text:style-name="T140">6—Company</text:span></text:span><text:span text:style-name="Absatz-Standardschriftart"><text:span text:style-name="T153"> </text:span></text:span><text:span text:style-name="Absatz-Standardschriftart"><text:span text:style-name="T140">Secretary</text:span></text:span></text:h>
      <text:p text:style-name="P52"/>
      <text:list xml:id="list231337920779530" text:style-name="L3">
        <text:list-item>
          <text:p text:style-name="P348">Appointment<text:span text:style-name="Absatz-Standardschriftart"><text:span text:style-name="T2"> </text:span></text:span>and<text:span text:style-name="Absatz-Standardschriftart"><text:span text:style-name="T3"> </text:span></text:span>removal<text:span text:style-name="Absatz-Standardschriftart"><text:span text:style-name="T3"> </text:span></text:span>of<text:span text:style-name="Absatz-Standardschriftart"><text:span text:style-name="T2"> </text:span></text:span>company<text:span text:style-name="Absatz-Standardschriftart"><text:span text:style-name="T1"> </text:span></text:span>secretary</text:p>
          <text:list>
            <text:list-item>
              <text:p text:style-name="P249">The<text:span text:style-name="Absatz-Standardschriftart"><text:span text:style-name="T177"> </text:span></text:span><text:span text:style-name="Absatz-Standardschriftart"><text:span text:style-name="T140">directors</text:span></text:span><text:span text:style-name="Absatz-Standardschriftart"><text:span text:style-name="T178"> </text:span></text:span>may<text:span text:style-name="Absatz-Standardschriftart"><text:span text:style-name="T177"> </text:span></text:span>appoint<text:span text:style-name="Absatz-Standardschriftart"><text:span text:style-name="T178"> </text:span></text:span>a<text:span text:style-name="Absatz-Standardschriftart"><text:span text:style-name="T177"> </text:span></text:span>company<text:span text:style-name="Absatz-Standardschriftart"><text:span text:style-name="T178"> </text:span></text:span>secretary<text:span text:style-name="Absatz-Standardschriftart"><text:span text:style-name="T178"> </text:span></text:span>for<text:span text:style-name="Absatz-Standardschriftart"><text:span text:style-name="T177"> </text:span></text:span>a<text:span text:style-name="Absatz-Standardschriftart"><text:span text:style-name="T178"> </text:span></text:span>term,<text:span text:style-name="Absatz-Standardschriftart"><text:span text:style-name="T228"> </text:span></text:span>at<text:span text:style-name="Absatz-Standardschriftart"><text:span text:style-name="T178"> </text:span></text:span>a<text:span text:style-name="Absatz-Standardschriftart"><text:span text:style-name="T177"> </text:span></text:span>remuneration<text:span text:style-name="Absatz-Standardschriftart"><text:span text:style-name="T178"> </text:span></text:span>and<text:span text:style-name="Absatz-Standardschriftart"><text:span text:style-name="T178"> </text:span></text:span>on<text:span text:style-name="Absatz-Standardschriftart"><text:span text:style-name="T96"> </text:span></text:span>conditions<text:span text:style-name="Absatz-Standardschriftart"><text:span text:style-name="T175"> </text:span></text:span><text:span text:style-name="Absatz-Standardschriftart"><text:span text:style-name="T140">they</text:span></text:span><text:span text:style-name="Absatz-Standardschriftart"><text:span text:style-name="T157"> </text:span></text:span>think<text:span text:style-name="Absatz-Standardschriftart"><text:span text:style-name="T157"> </text:span></text:span>fit.</text:p>
            </text:list-item>
            <text:list-item>
              <text:p text:style-name="P147">The<text:span text:style-name="Absatz-Standardschriftart"><text:span text:style-name="T157"> </text:span></text:span><text:span text:style-name="Absatz-Standardschriftart"><text:span text:style-name="T140">directors</text:span></text:span><text:span text:style-name="Absatz-Standardschriftart"><text:span text:style-name="T157"> </text:span></text:span>may<text:span text:style-name="Absatz-Standardschriftart"><text:span text:style-name="T157"> </text:span></text:span>remove<text:span text:style-name="Absatz-Standardschriftart"><text:span text:style-name="T157"> </text:span></text:span>a<text:span text:style-name="Absatz-Standardschriftart"><text:span text:style-name="T157"> </text:span></text:span>company<text:span text:style-name="Absatz-Standardschriftart"><text:span text:style-name="T157"> </text:span></text:span>secretary<text:span text:style-name="Absatz-Standardschriftart"><text:span text:style-name="T157"> </text:span></text:span>appointed<text:span text:style-name="Absatz-Standardschriftart"><text:span text:style-name="T157"> </text:span></text:span><text:span text:style-name="Absatz-Standardschriftart"><text:span text:style-name="T140">by</text:span></text:span><text:span text:style-name="Absatz-Standardschriftart"><text:span text:style-name="T157"> </text:span></text:span>them.</text:p>
            </text:list-item>
          </text:list>
        </text:list-item>
      </text:list>
      <text:p text:style-name="P81"/>
      <text:h text:style-name="P320" text:outline-level="1">Part<text:span text:style-name="Absatz-Standardschriftart"><text:span text:style-name="T157"> </text:span></text:span>3<text:span text:style-name="Absatz-Standardschriftart"><text:span text:style-name="T81"> </text:span></text:span><text:span text:style-name="Absatz-Standardschriftart"><text:span text:style-name="T179">Members</text:span></text:span></text:h>
      <text:h text:style-name="P371" text:outline-level="2"><text:span text:style-name="Absatz-Standardschriftart"><text:span text:style-name="T140">Division</text:span></text:span><text:span text:style-name="Absatz-Standardschriftart"><text:span text:style-name="T167"> </text:span></text:span><text:span text:style-name="Absatz-Standardschriftart"><text:span text:style-name="T140">1—Becoming </text:span></text:span>and<text:span text:style-name="Absatz-Standardschriftart"><text:span text:style-name="T140"> Ceasing</text:span></text:span><text:span text:style-name="Absatz-Standardschriftart"><text:span text:style-name="T167"> </text:span></text:span>to<text:span text:style-name="Absatz-Standardschriftart"><text:span text:style-name="T140"> </text:span></text:span>be<text:span text:style-name="Absatz-Standardschriftart"><text:span text:style-name="T140"> Member</text:span></text:span></text:h>
      <text:p text:style-name="P52"/>
      <text:list xml:id="list232528148684713" text:continue-numbering="true" text:style-name="L3">
        <text:list-item>
          <text:p text:style-name="P348">Application<text:span text:style-name="Absatz-Standardschriftart"><text:span text:style-name="T164"> </text:span></text:span>for<text:span text:style-name="Absatz-Standardschriftart"><text:span text:style-name="T164"> </text:span></text:span>membership</text:p>
        </text:list-item>
      </text:list>
      <text:p text:style-name="P76">A<text:span text:style-name="Absatz-Standardschriftart"><text:span text:style-name="T152"> </text:span></text:span>person<text:span text:style-name="Absatz-Standardschriftart"><text:span text:style-name="T149"> </text:span></text:span>may<text:span text:style-name="Absatz-Standardschriftart"><text:span text:style-name="T149"> </text:span></text:span>become<text:span text:style-name="Absatz-Standardschriftart"><text:span text:style-name="T151"> </text:span></text:span>a<text:span text:style-name="Absatz-Standardschriftart"><text:span text:style-name="T152"> </text:span></text:span>member<text:span text:style-name="Absatz-Standardschriftart"><text:span text:style-name="T149"> </text:span></text:span>of<text:span text:style-name="Absatz-Standardschriftart"><text:span text:style-name="T149"> </text:span></text:span>the<text:span text:style-name="Absatz-Standardschriftart"><text:span text:style-name="T149"> </text:span></text:span>company<text:span text:style-name="Absatz-Standardschriftart"><text:span text:style-name="T149"> </text:span></text:span>only<text:span text:style-name="Absatz-Standardschriftart"><text:span text:style-name="T152"> </text:span></text:span>if—</text:p>
      <text:list xml:id="list3939148130" text:style-name="L12">
        <text:list-item>
          <text:p text:style-name="P251">that<text:span text:style-name="Absatz-Standardschriftart"><text:span text:style-name="T144"> </text:span></text:span>person<text:span text:style-name="Absatz-Standardschriftart"><text:span text:style-name="T144"> </text:span></text:span>has<text:span text:style-name="Absatz-Standardschriftart"><text:span text:style-name="T144"> </text:span></text:span>completed<text:span text:style-name="Absatz-Standardschriftart"><text:span text:style-name="T144"> </text:span></text:span>an<text:span text:style-name="Absatz-Standardschriftart"><text:span text:style-name="T144"> </text:span></text:span>application<text:span text:style-name="Absatz-Standardschriftart"><text:span text:style-name="T148"> </text:span></text:span>for<text:span text:style-name="Absatz-Standardschriftart"><text:span text:style-name="T144"> </text:span></text:span>membership<text:span text:style-name="Absatz-Standardschriftart"><text:span text:style-name="T144"> </text:span></text:span>in<text:span text:style-name="Absatz-Standardschriftart"><text:span text:style-name="T144"> </text:span></text:span>a<text:span text:style-name="Absatz-Standardschriftart"><text:span text:style-name="T144"> </text:span></text:span>form<text:span text:style-name="Absatz-Standardschriftart"><text:span text:style-name="T144"> </text:span></text:span>approved<text:span text:style-name="Absatz-Standardschriftart"><text:span text:style-name="T145"> </text:span></text:span>by<text:span text:style-name="Absatz-Standardschriftart"><text:span text:style-name="T144"> </text:span></text:span>the<text:span text:style-name="Absatz-Standardschriftart"><text:span text:style-name="T88"> </text:span></text:span>directors;<text:span text:style-name="Absatz-Standardschriftart"><text:span text:style-name="T1"> </text:span></text:span><text:span text:style-name="Absatz-Standardschriftart"><text:span text:style-name="T140">and</text:span></text:span></text:p>
        </text:list-item>
        <text:list-item>
          <text:p text:style-name="P111">the<text:span text:style-name="Absatz-Standardschriftart"><text:span text:style-name="T2"> </text:span></text:span>directors<text:span text:style-name="Absatz-Standardschriftart"><text:span text:style-name="T175"> </text:span></text:span>have<text:span text:style-name="Absatz-Standardschriftart"><text:span text:style-name="T175"> </text:span></text:span>approved<text:span text:style-name="Absatz-Standardschriftart"><text:span text:style-name="T175"> </text:span></text:span>the<text:span text:style-name="Absatz-Standardschriftart"><text:span text:style-name="T175"> </text:span></text:span>application.</text:p>
        </text:list-item>
      </text:list>
      <text:p text:style-name="P53"/>
      <text:list xml:id="list231337895966549" text:style-name="L3">
        <text:list-item>
          <text:p text:style-name="P348">Termination<text:span text:style-name="Absatz-Standardschriftart"><text:span text:style-name="T208"> </text:span></text:span>of<text:span text:style-name="Absatz-Standardschriftart"><text:span text:style-name="T208"> </text:span></text:span>membership</text:p>
          <text:list>
            <text:list-item>
              <text:p text:style-name="P252">A<text:span text:style-name="Absatz-Standardschriftart"><text:span text:style-name="T146"> </text:span></text:span>member<text:span text:style-name="Absatz-Standardschriftart"><text:span text:style-name="T145"> </text:span></text:span>may<text:span text:style-name="Absatz-Standardschriftart"><text:span text:style-name="T146"> </text:span></text:span>withdraw<text:span text:style-name="Absatz-Standardschriftart"><text:span text:style-name="T144"> </text:span></text:span>from<text:span text:style-name="Absatz-Standardschriftart"><text:span text:style-name="T144"> </text:span></text:span>membership<text:span text:style-name="Absatz-Standardschriftart"><text:span text:style-name="T146"> </text:span></text:span>of<text:span text:style-name="Absatz-Standardschriftart"><text:span text:style-name="T146"> </text:span></text:span>the<text:span text:style-name="Absatz-Standardschriftart"><text:span text:style-name="T144"> </text:span></text:span><text:span text:style-name="Absatz-Standardschriftart"><text:span text:style-name="T140">company</text:span></text:span><text:span text:style-name="Absatz-Standardschriftart"><text:span text:style-name="T146"> </text:span></text:span>by<text:span text:style-name="Absatz-Standardschriftart"><text:span text:style-name="T144"> </text:span></text:span>giving<text:span text:style-name="Absatz-Standardschriftart"><text:span text:style-name="T144"> </text:span></text:span>7<text:span text:style-name="Absatz-Standardschriftart"><text:span text:style-name="T146"> </text:span></text:span>days’<text:span text:style-name="Absatz-Standardschriftart"><text:span text:style-name="T144"> </text:span></text:span><text:span text:style-name="Absatz-Standardschriftart"><text:span text:style-name="T140">notice</text:span></text:span><text:span text:style-name="Absatz-Standardschriftart"><text:span text:style-name="T144"> </text:span></text:span>to<text:span text:style-name="Absatz-Standardschriftart"><text:span text:style-name="T170"> </text:span></text:span>the<text:span text:style-name="Absatz-Standardschriftart"><text:span text:style-name="T89"> </text:span></text:span>company<text:span text:style-name="Absatz-Standardschriftart"><text:span text:style-name="T2"> </text:span></text:span>in<text:span text:style-name="Absatz-Standardschriftart"><text:span text:style-name="T2"> </text:span></text:span>writing.</text:p>
            </text:list-item>
            <text:list-item>
              <text:p text:style-name="P147">Membership<text:span text:style-name="Absatz-Standardschriftart"><text:span text:style-name="T2"> </text:span></text:span>is<text:span text:style-name="Absatz-Standardschriftart"><text:span text:style-name="T3"> </text:span></text:span>not<text:span text:style-name="Absatz-Standardschriftart"><text:span text:style-name="T3"> </text:span></text:span><text:span text:style-name="Absatz-Standardschriftart"><text:span text:style-name="T140">transferable.</text:span></text:span></text:p>
            </text:list-item>
            <text:list-item>
              <text:p text:style-name="P150">A<text:span text:style-name="Absatz-Standardschriftart"><text:span text:style-name="T157"> </text:span></text:span>person’s<text:span text:style-name="Absatz-Standardschriftart"><text:span text:style-name="T157"> </text:span></text:span>membership<text:span text:style-name="Absatz-Standardschriftart"><text:span text:style-name="T149"> </text:span></text:span>terminates<text:span text:style-name="Absatz-Standardschriftart"><text:span text:style-name="T175"> </text:span></text:span>when<text:span text:style-name="Absatz-Standardschriftart"><text:span text:style-name="T152"> </text:span></text:span>that<text:span text:style-name="Absatz-Standardschriftart"><text:span text:style-name="T152"> </text:span></text:span>person<text:span text:style-name="Absatz-Standardschriftart"><text:span text:style-name="T157"> </text:span></text:span>dies<text:span text:style-name="Absatz-Standardschriftart"><text:span text:style-name="T152"> </text:span></text:span><text:span text:style-name="Absatz-Standardschriftart"><text:span text:style-name="T140">or</text:span></text:span><text:span text:style-name="Absatz-Standardschriftart"><text:span text:style-name="T152"> </text:span></text:span>ceases<text:span text:style-name="Absatz-Standardschriftart"><text:span text:style-name="T157"> </text:span></text:span>to<text:span text:style-name="Absatz-Standardschriftart"><text:span text:style-name="T157"> </text:span></text:span>exist.</text:p>
            </text:list-item>
          </text:list>
        </text:list-item>
      </text:list>
      <text:p text:style-name="P70"/>
      <text:h text:style-name="P372" text:outline-level="2"><text:span text:style-name="Absatz-Standardschriftart"><text:span text:style-name="T140">Division</text:span></text:span><text:span text:style-name="Absatz-Standardschriftart"><text:span text:style-name="T167"> </text:span></text:span><text:span text:style-name="Absatz-Standardschriftart"><text:span text:style-name="T140">2—Organization </text:span></text:span>of<text:span text:style-name="Absatz-Standardschriftart"><text:span text:style-name="T140"> General</text:span></text:span><text:span text:style-name="Absatz-Standardschriftart"><text:span text:style-name="T167"> </text:span></text:span><text:span text:style-name="Absatz-Standardschriftart"><text:span text:style-name="T140">Meetings</text:span></text:span></text:h>
      <text:p text:style-name="P52"/>
      <text:list xml:id="list232527712211502" text:continue-numbering="true" text:style-name="L3">
        <text:list-item>
          <text:p text:style-name="P348">General<text:span text:style-name="Absatz-Standardschriftart"><text:span text:style-name="T220"> </text:span></text:span>meetings</text:p>
          <text:list>
            <text:list-item>
              <text:p text:style-name="P253">Subject<text:span text:style-name="Absatz-Standardschriftart"><text:span text:style-name="T152"> </text:span></text:span>to<text:span text:style-name="Absatz-Standardschriftart"><text:span text:style-name="T157"> </text:span></text:span>sections<text:span text:style-name="Absatz-Standardschriftart"><text:span text:style-name="T152"> </text:span></text:span>611,<text:span text:style-name="Absatz-Standardschriftart"><text:span text:style-name="T157"> </text:span></text:span>612<text:span text:style-name="Absatz-Standardschriftart"><text:span text:style-name="T149"> </text:span></text:span>and<text:span text:style-name="Absatz-Standardschriftart"><text:span text:style-name="T157"> </text:span></text:span><text:span text:style-name="Absatz-Standardschriftart"><text:span text:style-name="T140">613</text:span></text:span>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52"> </text:span></text:span>Ordinance,<text:span text:style-name="Absatz-Standardschriftart"><text:span text:style-name="T157"> </text:span></text:span>the<text:span text:style-name="Absatz-Standardschriftart"><text:span text:style-name="T157"> </text:span></text:span>company<text:span text:style-name="Absatz-Standardschriftart"><text:span text:style-name="T152"> </text:span></text:span>must,<text:span text:style-name="Absatz-Standardschriftart"><text:span text:style-name="T149"> </text:span></text:span>in<text:span text:style-name="Absatz-Standardschriftart"><text:span text:style-name="T157"> </text:span></text:span><text:span text:style-name="Absatz-Standardschriftart"><text:span text:style-name="T140">respect</text:span></text:span><text:span text:style-name="Absatz-Standardschriftart"><text:span text:style-name="T152"> </text:span></text:span>of<text:span text:style-name="Absatz-Standardschriftart"><text:span text:style-name="T152"> </text:span></text:span><text:span text:style-name="Absatz-Standardschriftart"><text:span text:style-name="T140">each</text:span></text:span><text:span text:style-name="Absatz-Standardschriftart"><text:span text:style-name="T72"> </text:span></text:span>financial<text:span text:style-name="Absatz-Standardschriftart"><text:span text:style-name="T210"> </text:span></text:span>year<text:span text:style-name="Absatz-Standardschriftart"><text:span text:style-name="T223"> </text:span></text:span>of<text:span text:style-name="Absatz-Standardschriftart"><text:span text:style-name="T223"> </text:span></text:span>the<text:span text:style-name="Absatz-Standardschriftart"><text:span text:style-name="T223"> </text:span></text:span>company,<text:span text:style-name="Absatz-Standardschriftart"><text:span text:style-name="T225"> </text:span></text:span>hold<text:span text:style-name="Absatz-Standardschriftart"><text:span text:style-name="T223"> </text:span></text:span>a<text:span text:style-name="Absatz-Standardschriftart"><text:span text:style-name="T223"> </text:span></text:span><text:span text:style-name="Absatz-Standardschriftart"><text:span text:style-name="T140">general</text:span></text:span><text:span text:style-name="Absatz-Standardschriftart"><text:span text:style-name="T224"> </text:span></text:span>meeting<text:span text:style-name="Absatz-Standardschriftart"><text:span text:style-name="T225"> </text:span></text:span><text:span text:style-name="Absatz-Standardschriftart"><text:span text:style-name="T140">as</text:span></text:span><text:span text:style-name="Absatz-Standardschriftart"><text:span text:style-name="T223"> </text:span></text:span>its<text:span text:style-name="Absatz-Standardschriftart"><text:span text:style-name="T225"> </text:span></text:span>annual<text:span text:style-name="Absatz-Standardschriftart"><text:span text:style-name="T223"> </text:span></text:span>general<text:span text:style-name="Absatz-Standardschriftart"><text:span text:style-name="T225"> </text:span></text:span>meeting<text:span text:style-name="Absatz-Standardschriftart"><text:span text:style-name="T223"> </text:span></text:span>in<text:span text:style-name="Absatz-Standardschriftart"><text:span text:style-name="T85"> </text:span></text:span>accordance<text:span text:style-name="Absatz-Standardschriftart"><text:span text:style-name="T175"> </text:span></text:span>with<text:span text:style-name="Absatz-Standardschriftart"><text:span text:style-name="T175"> </text:span></text:span>section<text:span text:style-name="Absatz-Standardschriftart"><text:span text:style-name="T175"> </text:span></text:span>610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57"> </text:span></text:span>Ordinance.</text:p>
            </text:list-item>
            <text:list-item>
              <text:p text:style-name="P147">The<text:span text:style-name="Absatz-Standardschriftart"><text:span text:style-name="T152"> </text:span></text:span><text:span text:style-name="Absatz-Standardschriftart"><text:span text:style-name="T140">directors</text:span></text:span><text:span text:style-name="Absatz-Standardschriftart"><text:span text:style-name="T149"> </text:span></text:span>may,<text:span text:style-name="Absatz-Standardschriftart"><text:span text:style-name="T149"> </text:span></text:span>if<text:span text:style-name="Absatz-Standardschriftart"><text:span text:style-name="T149"> </text:span></text:span>they<text:span text:style-name="Absatz-Standardschriftart"><text:span text:style-name="T149"> </text:span></text:span>think<text:span text:style-name="Absatz-Standardschriftart"><text:span text:style-name="T149"> </text:span></text:span>fit,<text:span text:style-name="Absatz-Standardschriftart"><text:span text:style-name="T149"> </text:span></text:span><text:span text:style-name="Absatz-Standardschriftart"><text:span text:style-name="T140">call</text:span></text:span><text:span text:style-name="Absatz-Standardschriftart"><text:span text:style-name="T149"> </text:span></text:span>a<text:span text:style-name="Absatz-Standardschriftart"><text:span text:style-name="T152"> </text:span></text:span>general<text:span text:style-name="Absatz-Standardschriftart"><text:span text:style-name="T152"> </text:span></text:span>meeting.</text:p>
            </text:list-item>
            <text:list-item>
              <text:p text:style-name="P254">If<text:span text:style-name="Absatz-Standardschriftart"><text:span text:style-name="T174"> </text:span></text:span>the<text:span text:style-name="Absatz-Standardschriftart"><text:span text:style-name="T168"> </text:span></text:span><text:span text:style-name="Absatz-Standardschriftart"><text:span text:style-name="T140">directors</text:span></text:span><text:span text:style-name="Absatz-Standardschriftart"><text:span text:style-name="T169"> </text:span></text:span>are<text:span text:style-name="Absatz-Standardschriftart"><text:span text:style-name="T174"> </text:span></text:span>required<text:span text:style-name="Absatz-Standardschriftart"><text:span text:style-name="T168"> </text:span></text:span>to<text:span text:style-name="Absatz-Standardschriftart"><text:span text:style-name="T168"> </text:span></text:span>call<text:span text:style-name="Absatz-Standardschriftart"><text:span text:style-name="T173"> </text:span></text:span>a<text:span text:style-name="Absatz-Standardschriftart"><text:span text:style-name="T168"> </text:span></text:span>general<text:span text:style-name="Absatz-Standardschriftart"><text:span text:style-name="T169"> </text:span></text:span>meeting<text:span text:style-name="Absatz-Standardschriftart"><text:span text:style-name="T174"> </text:span></text:span><text:span text:style-name="Absatz-Standardschriftart"><text:span text:style-name="T140">under</text:span></text:span><text:span text:style-name="Absatz-Standardschriftart"><text:span text:style-name="T168"> </text:span></text:span>section<text:span text:style-name="Absatz-Standardschriftart"><text:span text:style-name="T168"> </text:span></text:span><text:span text:style-name="Absatz-Standardschriftart"><text:span text:style-name="T140">566</text:span></text:span><text:span text:style-name="Absatz-Standardschriftart"><text:span text:style-name="T174"> </text:span></text:span>of<text:span text:style-name="Absatz-Standardschriftart"><text:span text:style-name="T169"> </text:span></text:span>the<text:span text:style-name="Absatz-Standardschriftart"><text:span text:style-name="T168"> </text:span></text:span>Ordinance,<text:span text:style-name="Absatz-Standardschriftart"><text:span text:style-name="T112"> </text:span></text:span>they<text:span text:style-name="Absatz-Standardschriftart"><text:span text:style-name="T152"> </text:span></text:span>must<text:span text:style-name="Absatz-Standardschriftart"><text:span text:style-name="T149"> </text:span></text:span>call<text:span text:style-name="Absatz-Standardschriftart"><text:span text:style-name="T149"> </text:span></text:span>it<text:span text:style-name="Absatz-Standardschriftart"><text:span text:style-name="T152"> </text:span></text:span>in<text:span text:style-name="Absatz-Standardschriftart"><text:span text:style-name="T149"> </text:span></text:span><text:span text:style-name="Absatz-Standardschriftart"><text:span text:style-name="T140">accordance</text:span></text:span><text:span text:style-name="Absatz-Standardschriftart"><text:span text:style-name="T149"> </text:span></text:span>with<text:span text:style-name="Absatz-Standardschriftart"><text:span text:style-name="T152"> </text:span></text:span>section<text:span text:style-name="Absatz-Standardschriftart"><text:span text:style-name="T149"> </text:span></text:span>567<text:span text:style-name="Absatz-Standardschriftart"><text:span text:style-name="T149"> </text:span></text:span><text:span text:style-name="Absatz-Standardschriftart"><text:span text:style-name="T140">of</text:span></text:span><text:span text:style-name="Absatz-Standardschriftart"><text:span text:style-name="T152"> </text:span></text:span>the<text:span text:style-name="Absatz-Standardschriftart"><text:span text:style-name="T149"> </text:span></text:span>Ordinance.</text:p>
            </text:list-item>
            <text:list-item>
              <text:p text:style-name="P255">If<text:span text:style-name="Absatz-Standardschriftart"><text:span text:style-name="T199"> </text:span></text:span>the<text:span text:style-name="Absatz-Standardschriftart"><text:span text:style-name="T199"> </text:span></text:span><text:span text:style-name="Absatz-Standardschriftart"><text:span text:style-name="T140">directors</text:span></text:span><text:span text:style-name="Absatz-Standardschriftart"><text:span text:style-name="T199"> </text:span></text:span>do<text:span text:style-name="Absatz-Standardschriftart"><text:span text:style-name="T199"> </text:span></text:span>not<text:span text:style-name="Absatz-Standardschriftart"><text:span text:style-name="T199"> </text:span></text:span>call<text:span text:style-name="Absatz-Standardschriftart"><text:span text:style-name="T199"> </text:span></text:span>a<text:span text:style-name="Absatz-Standardschriftart"><text:span text:style-name="T199"> </text:span></text:span><text:span text:style-name="Absatz-Standardschriftart"><text:span text:style-name="T140">general</text:span></text:span><text:span text:style-name="Absatz-Standardschriftart"><text:span text:style-name="T199"> </text:span></text:span>meeting<text:span text:style-name="Absatz-Standardschriftart"><text:span text:style-name="T197"> </text:span></text:span>in<text:span text:style-name="Absatz-Standardschriftart"><text:span text:style-name="T199"> </text:span></text:span><text:span text:style-name="Absatz-Standardschriftart"><text:span text:style-name="T140">accordance</text:span></text:span><text:span text:style-name="Absatz-Standardschriftart"><text:span text:style-name="T199"> </text:span></text:span>with section<text:span text:style-name="Absatz-Standardschriftart"><text:span text:style-name="T199"> </text:span></text:span>567<text:span text:style-name="Absatz-Standardschriftart"><text:span text:style-name="T199"> </text:span></text:span>of<text:span text:style-name="Absatz-Standardschriftart"><text:span text:style-name="T199"> </text:span></text:span>the<text:span text:style-name="Absatz-Standardschriftart"><text:span text:style-name="T74"> </text:span></text:span>Ordinance,<text:span text:style-name="Absatz-Standardschriftart"><text:span text:style-name="T2"> </text:span></text:span>the<text:span text:style-name="Absatz-Standardschriftart"><text:span text:style-name="T2"> </text:span></text:span>members<text:span text:style-name="Absatz-Standardschriftart"><text:span text:style-name="T157"> </text:span></text:span>who<text:span text:style-name="Absatz-Standardschriftart"><text:span text:style-name="T175"> </text:span></text:span>requested<text:span text:style-name="Absatz-Standardschriftart"><text:span text:style-name="T2"> </text:span></text:span>the<text:span text:style-name="Absatz-Standardschriftart"><text:span text:style-name="T175"> </text:span></text:span>meeting,<text:span text:style-name="Absatz-Standardschriftart"><text:span text:style-name="T2"> </text:span></text:span>or<text:span text:style-name="Absatz-Standardschriftart"><text:span text:style-name="T175"> </text:span></text:span>any<text:span text:style-name="Absatz-Standardschriftart"><text:span text:style-name="T175"> </text:span></text:span>of<text:span text:style-name="Absatz-Standardschriftart"><text:span text:style-name="T175"> </text:span></text:span>them<text:span text:style-name="Absatz-Standardschriftart"><text:span text:style-name="T175"> </text:span></text:span>representing<text:span text:style-name="Absatz-Standardschriftart"><text:span text:style-name="T2"> </text:span></text:span>more<text:span text:style-name="Absatz-Standardschriftart"><text:span text:style-name="T2"> </text:span></text:span><text:span text:style-name="Absatz-Standardschriftart"><text:span text:style-name="T140">than</text:span></text:span><text:span text:style-name="Absatz-Standardschriftart"><text:span text:style-name="T72"> </text:span></text:span>one<text:span text:style-name="Absatz-Standardschriftart"><text:span text:style-name="T170"> </text:span></text:span>half<text:span text:style-name="Absatz-Standardschriftart"><text:span text:style-name="T146"> </text:span></text:span>of<text:span text:style-name="Absatz-Standardschriftart"><text:span text:style-name="T170"> </text:span></text:span>the<text:span text:style-name="Absatz-Standardschriftart"><text:span text:style-name="T170"> </text:span></text:span>total<text:span text:style-name="Absatz-Standardschriftart"><text:span text:style-name="T170"> </text:span></text:span>voting<text:span text:style-name="Absatz-Standardschriftart"><text:span text:style-name="T170"> </text:span></text:span>rights<text:span text:style-name="Absatz-Standardschriftart"><text:span text:style-name="T170"> </text:span></text:span>of<text:span text:style-name="Absatz-Standardschriftart"><text:span text:style-name="T169"> </text:span></text:span>all<text:span text:style-name="Absatz-Standardschriftart"><text:span text:style-name="T146"> </text:span></text:span>of<text:span text:style-name="Absatz-Standardschriftart"><text:span text:style-name="T170"> </text:span></text:span>them,<text:span text:style-name="Absatz-Standardschriftart"><text:span text:style-name="T170"> </text:span></text:span>may<text:span text:style-name="Absatz-Standardschriftart"><text:span text:style-name="T146"> </text:span></text:span>themselves<text:span text:style-name="Absatz-Standardschriftart"><text:span text:style-name="T170"> </text:span></text:span>call<text:span text:style-name="Absatz-Standardschriftart"><text:span text:style-name="T170"> </text:span></text:span>a<text:span text:style-name="Absatz-Standardschriftart"><text:span text:style-name="T146"> </text:span></text:span><text:span text:style-name="Absatz-Standardschriftart"><text:span text:style-name="T140">general</text:span></text:span><text:span text:style-name="Absatz-Standardschriftart"><text:span text:style-name="T170"> </text:span></text:span>meeting<text:span text:style-name="Absatz-Standardschriftart"><text:span text:style-name="T170"> </text:span></text:span>in<text:span text:style-name="Absatz-Standardschriftart"><text:span text:style-name="T94"> </text:span></text:span>accordance<text:span text:style-name="Absatz-Standardschriftart"><text:span text:style-name="T175"> </text:span></text:span>with<text:span text:style-name="Absatz-Standardschriftart"><text:span text:style-name="T175"> </text:span></text:span>section<text:span text:style-name="Absatz-Standardschriftart"><text:span text:style-name="T175"> </text:span></text:span>568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57"> </text:span></text:span>Ordinance.</text:p>
            </text:list-item>
          </text:list>
        </text:list-item>
      </text:list>
      <text:p text:style-name="P16"/>
      <text:list xml:id="list232527247576348" text:continue-numbering="true" text:style-name="L3">
        <text:list-item>
          <text:p text:style-name="P348">Notice<text:span text:style-name="Absatz-Standardschriftart"><text:span text:style-name="T2"> </text:span></text:span>of<text:span text:style-name="Absatz-Standardschriftart"><text:span text:style-name="T2"> </text:span></text:span>general<text:span text:style-name="Absatz-Standardschriftart"><text:span text:style-name="T2"> </text:span></text:span>meetings</text:p>
          <text:list>
            <text:list-item>
              <text:p text:style-name="P150">An<text:span text:style-name="Absatz-Standardschriftart"><text:span text:style-name="T149"> </text:span></text:span>annual<text:span text:style-name="Absatz-Standardschriftart"><text:span text:style-name="T149"> </text:span></text:span>general<text:span text:style-name="Absatz-Standardschriftart"><text:span text:style-name="T149"> </text:span></text:span>meeting<text:span text:style-name="Absatz-Standardschriftart"><text:span text:style-name="T149"> </text:span></text:span>must<text:span text:style-name="Absatz-Standardschriftart"><text:span text:style-name="T149"> </text:span></text:span>be<text:span text:style-name="Absatz-Standardschriftart"><text:span text:style-name="T151"> </text:span></text:span>called<text:span text:style-name="Absatz-Standardschriftart"><text:span text:style-name="T149"> </text:span></text:span>by<text:span text:style-name="Absatz-Standardschriftart"><text:span text:style-name="T149"> </text:span></text:span><text:span text:style-name="Absatz-Standardschriftart"><text:span text:style-name="T140">notice</text:span></text:span><text:span text:style-name="Absatz-Standardschriftart"><text:span text:style-name="T149"> </text:span></text:span>of<text:span text:style-name="Absatz-Standardschriftart"><text:span text:style-name="T149"> </text:span></text:span>at<text:span text:style-name="Absatz-Standardschriftart"><text:span text:style-name="T151"> </text:span></text:span><text:span text:style-name="Absatz-Standardschriftart"><text:span text:style-name="T140">least</text:span></text:span><text:span text:style-name="Absatz-Standardschriftart"><text:span text:style-name="T149"> </text:span></text:span>21<text:span text:style-name="Absatz-Standardschriftart"><text:span text:style-name="T149"> </text:span></text:span>days<text:span text:style-name="Absatz-Standardschriftart"><text:span text:style-name="T149"> </text:span></text:span>in<text:span text:style-name="Absatz-Standardschriftart"><text:span text:style-name="T149"> </text:span></text:span>writing.</text:p>
            </text:list-item>
            <text:list-item>
              <text:p text:style-name="P250">A<text:span text:style-name="Absatz-Standardschriftart"><text:span text:style-name="T149"> </text:span></text:span>general<text:span text:style-name="Absatz-Standardschriftart"><text:span text:style-name="T151"> </text:span></text:span>meeting<text:span text:style-name="Absatz-Standardschriftart"><text:span text:style-name="T151"> </text:span></text:span>other<text:span text:style-name="Absatz-Standardschriftart"><text:span text:style-name="T151"> </text:span></text:span>than<text:span text:style-name="Absatz-Standardschriftart"><text:span text:style-name="T151"> </text:span></text:span>an<text:span text:style-name="Absatz-Standardschriftart"><text:span text:style-name="T151"> </text:span></text:span>annual<text:span text:style-name="Absatz-Standardschriftart"><text:span text:style-name="T151"> </text:span></text:span>general<text:span text:style-name="Absatz-Standardschriftart"><text:span text:style-name="T149"> </text:span></text:span>meeting<text:span text:style-name="Absatz-Standardschriftart"><text:span text:style-name="T151"> </text:span></text:span>must<text:span text:style-name="Absatz-Standardschriftart"><text:span text:style-name="T151"> </text:span></text:span>be<text:span text:style-name="Absatz-Standardschriftart"><text:span text:style-name="T151"> </text:span></text:span>called<text:span text:style-name="Absatz-Standardschriftart"><text:span text:style-name="T151"> </text:span></text:span>by<text:span text:style-name="Absatz-Standardschriftart"><text:span text:style-name="T151"> </text:span></text:span>notice<text:span text:style-name="Absatz-Standardschriftart"><text:span text:style-name="T151"> </text:span></text:span>of<text:span text:style-name="Absatz-Standardschriftart"><text:span text:style-name="T151"> </text:span></text:span>at<text:span text:style-name="Absatz-Standardschriftart"><text:span text:style-name="T151"> </text:span></text:span>least<text:span text:style-name="Absatz-Standardschriftart"><text:span text:style-name="T66"> </text:span></text:span>14<text:span text:style-name="Absatz-Standardschriftart"><text:span text:style-name="T152"> </text:span></text:span>days<text:span text:style-name="Absatz-Standardschriftart"><text:span text:style-name="T149"> </text:span></text:span>in<text:span text:style-name="Absatz-Standardschriftart"><text:span text:style-name="T152"> </text:span></text:span>writing.</text:p>
            </text:list-item>
            <text:list-item>
              <text:p text:style-name="P149">The<text:span text:style-name="Absatz-Standardschriftart"><text:span text:style-name="T157"> </text:span></text:span>notice<text:span text:style-name="Absatz-Standardschriftart"><text:span text:style-name="T152"> </text:span></text:span>is<text:span text:style-name="Absatz-Standardschriftart"><text:span text:style-name="T152"> </text:span></text:span>exclusive<text:span text:style-name="Absatz-Standardschriftart"><text:span text:style-name="T152"> </text:span></text:span>of—</text:p>
              <text:list>
                <text:list-item>
                  <text:p text:style-name="P101">the<text:span text:style-name="Absatz-Standardschriftart"><text:span text:style-name="T149"> </text:span></text:span>day<text:span text:style-name="Absatz-Standardschriftart"><text:span text:style-name="T151"> </text:span></text:span>on<text:span text:style-name="Absatz-Standardschriftart"><text:span text:style-name="T151"> </text:span></text:span>which<text:span text:style-name="Absatz-Standardschriftart"><text:span text:style-name="T151"> </text:span></text:span>it<text:span text:style-name="Absatz-Standardschriftart"><text:span text:style-name="T149"> </text:span></text:span>is<text:span text:style-name="Absatz-Standardschriftart"><text:span text:style-name="T149"> </text:span></text:span>served<text:span text:style-name="Absatz-Standardschriftart"><text:span text:style-name="T151"> </text:span></text:span>or<text:span text:style-name="Absatz-Standardschriftart"><text:span text:style-name="T151"> </text:span></text:span>deemed<text:span text:style-name="Absatz-Standardschriftart"><text:span text:style-name="T149"> </text:span></text:span>to<text:span text:style-name="Absatz-Standardschriftart"><text:span text:style-name="T151"> </text:span></text:span>be<text:span text:style-name="Absatz-Standardschriftart"><text:span text:style-name="T151"> </text:span></text:span>served;<text:span text:style-name="Absatz-Standardschriftart"><text:span text:style-name="T151"> </text:span></text:span>and</text:p>
                </text:list-item>
                <text:list-item>
                  <text:p text:style-name="P101">the<text:span text:style-name="Absatz-Standardschriftart"><text:span text:style-name="T149"> </text:span></text:span>day<text:span text:style-name="Absatz-Standardschriftart"><text:span text:style-name="T151"> </text:span></text:span>for<text:span text:style-name="Absatz-Standardschriftart"><text:span text:style-name="T151"> </text:span></text:span>which<text:span text:style-name="Absatz-Standardschriftart"><text:span text:style-name="T151"> </text:span></text:span>it<text:span text:style-name="Absatz-Standardschriftart"><text:span text:style-name="T151"> </text:span></text:span>is<text:span text:style-name="Absatz-Standardschriftart"><text:span text:style-name="T151"> </text:span></text:span><text:span text:style-name="Absatz-Standardschriftart"><text:span text:style-name="T140">given.</text:span></text:span></text:p>
                </text:list-item>
              </text:list>
            </text:list-item>
            <text:list-item>
              <text:p text:style-name="P230">The<text:span text:style-name="Absatz-Standardschriftart"><text:span text:style-name="T2"> </text:span></text:span>notice<text:span text:style-name="Absatz-Standardschriftart"><text:span text:style-name="T2"> </text:span></text:span>must—</text:p>
              <text:list>
                <text:list-item>
                  <text:p text:style-name="P101">specify<text:span text:style-name="Absatz-Standardschriftart"><text:span text:style-name="T152"> </text:span></text:span>the<text:span text:style-name="Absatz-Standardschriftart"><text:span text:style-name="T152"> </text:span></text:span>date<text:span text:style-name="Absatz-Standardschriftart"><text:span text:style-name="T149"> </text:span></text:span>and<text:span text:style-name="Absatz-Standardschriftart"><text:span text:style-name="T149"> </text:span></text:span>time<text:span text:style-name="Absatz-Standardschriftart"><text:span text:style-name="T149"> </text:span></text:span>of<text:span text:style-name="Absatz-Standardschriftart"><text:span text:style-name="T152"> </text:span></text:span>the<text:span text:style-name="Absatz-Standardschriftart"><text:span text:style-name="T149"> </text:span></text:span>meeting;</text:p>
                </text:list-item>
                <text:list-item>
                  <text:p text:style-name="P257">specify<text:span text:style-name="Absatz-Standardschriftart"><text:span text:style-name="T3"> </text:span></text:span>the<text:span text:style-name="Absatz-Standardschriftart"><text:span text:style-name="T2"> </text:span></text:span><text:span text:style-name="Absatz-Standardschriftart"><text:span text:style-name="T140">place</text:span></text:span><text:span text:style-name="Absatz-Standardschriftart"><text:span text:style-name="T2"> </text:span></text:span>of<text:span text:style-name="Absatz-Standardschriftart"><text:span text:style-name="T3"> </text:span></text:span>the<text:span text:style-name="Absatz-Standardschriftart"><text:span text:style-name="T3"> </text:span></text:span>meeting<text:span text:style-name="Absatz-Standardschriftart"><text:span text:style-name="T2"> </text:span></text:span>(and<text:span text:style-name="Absatz-Standardschriftart"><text:span text:style-name="T2"> </text:span></text:span>if<text:span text:style-name="Absatz-Standardschriftart"><text:span text:style-name="T2"> </text:span></text:span>the<text:span text:style-name="Absatz-Standardschriftart"><text:span text:style-name="T2"> </text:span></text:span><text:span text:style-name="Absatz-Standardschriftart"><text:span text:style-name="T140">meeting</text:span></text:span><text:span text:style-name="Absatz-Standardschriftart"><text:span text:style-name="T2"> </text:span></text:span>is<text:span text:style-name="Absatz-Standardschriftart"><text:span text:style-name="T2"> </text:span></text:span>to<text:span text:style-name="Absatz-Standardschriftart"><text:span text:style-name="T2"> </text:span></text:span>be<text:span text:style-name="Absatz-Standardschriftart"><text:span text:style-name="T2"> </text:span></text:span><text:span text:style-name="Absatz-Standardschriftart"><text:span text:style-name="T140">held</text:span></text:span><text:span text:style-name="Absatz-Standardschriftart"><text:span text:style-name="T2"> </text:span></text:span>in<text:span text:style-name="Absatz-Standardschriftart"><text:span text:style-name="T3"> </text:span></text:span>2<text:span text:style-name="Absatz-Standardschriftart"><text:span text:style-name="T3"> </text:span></text:span>or<text:span text:style-name="Absatz-Standardschriftart"><text:span text:style-name="T2"> </text:span></text:span>more<text:span text:style-name="Absatz-Standardschriftart"><text:span text:style-name="T2"> </text:span></text:span>places,<text:span text:style-name="Absatz-Standardschriftart"><text:span text:style-name="T3"> </text:span></text:span><text:span text:style-name="Absatz-Standardschriftart"><text:span text:style-name="T140">the</text:span></text:span><text:span text:style-name="Absatz-Standardschriftart"><text:span text:style-name="T96"> </text:span></text:span>principal<text:span text:style-name="Absatz-Standardschriftart"><text:span text:style-name="T152"> </text:span></text:span><text:span text:style-name="Absatz-Standardschriftart"><text:span text:style-name="T140">place</text:span></text:span><text:span text:style-name="Absatz-Standardschriftart"><text:span text:style-name="T149"> </text:span></text:span>of<text:span text:style-name="Absatz-Standardschriftart"><text:span text:style-name="T149"> </text:span></text:span>the<text:span text:style-name="Absatz-Standardschriftart"><text:span text:style-name="T149"> </text:span></text:span>meeting<text:span text:style-name="Absatz-Standardschriftart"><text:span text:style-name="T152"> </text:span></text:span>and<text:span text:style-name="Absatz-Standardschriftart"><text:span text:style-name="T149"> </text:span></text:span><text:span text:style-name="Absatz-Standardschriftart"><text:span text:style-name="T140">the</text:span></text:span><text:span text:style-name="Absatz-Standardschriftart"><text:span text:style-name="T149"> </text:span></text:span>other<text:span text:style-name="Absatz-Standardschriftart"><text:span text:style-name="T149"> </text:span></text:span>place<text:span text:style-name="Absatz-Standardschriftart"><text:span text:style-name="T149"> </text:span></text:span>or<text:span text:style-name="Absatz-Standardschriftart"><text:span text:style-name="T152"> </text:span></text:span>places<text:span text:style-name="Absatz-Standardschriftart"><text:span text:style-name="T152"> </text:span></text:span>of<text:span text:style-name="Absatz-Standardschriftart"><text:span text:style-name="T149"> </text:span></text:span>the<text:span text:style-name="Absatz-Standardschriftart"><text:span text:style-name="T149"> </text:span></text:span>meeting);</text:p>
                </text:list-item>
                <text:list-item>
                  <text:p text:style-name="P116">state<text:span text:style-name="Absatz-Standardschriftart"><text:span text:style-name="T149"> </text:span></text:span>the<text:span text:style-name="Absatz-Standardschriftart"><text:span text:style-name="T149"> </text:span></text:span><text:span text:style-name="Absatz-Standardschriftart"><text:span text:style-name="T140">general</text:span></text:span><text:span text:style-name="Absatz-Standardschriftart"><text:span text:style-name="T149"> </text:span></text:span>nature<text:span text:style-name="Absatz-Standardschriftart"><text:span text:style-name="T152"> </text:span></text:span>of<text:span text:style-name="Absatz-Standardschriftart"><text:span text:style-name="T149"> </text:span></text:span>the<text:span text:style-name="Absatz-Standardschriftart"><text:span text:style-name="T149"> </text:span></text:span><text:span text:style-name="Absatz-Standardschriftart"><text:span text:style-name="T140">business</text:span></text:span><text:span text:style-name="Absatz-Standardschriftart"><text:span text:style-name="T149"> </text:span></text:span>to<text:span text:style-name="Absatz-Standardschriftart"><text:span text:style-name="T151"> </text:span></text:span>be<text:span text:style-name="Absatz-Standardschriftart"><text:span text:style-name="T149"> </text:span></text:span><text:span text:style-name="Absatz-Standardschriftart"><text:span text:style-name="T140">dealt</text:span></text:span><text:span text:style-name="Absatz-Standardschriftart"><text:span text:style-name="T149"> </text:span></text:span>with<text:span text:style-name="Absatz-Standardschriftart"><text:span text:style-name="T149"> </text:span></text:span>at<text:span text:style-name="Absatz-Standardschriftart"><text:span text:style-name="T149"> </text:span></text:span><text:span text:style-name="Absatz-Standardschriftart"><text:span text:style-name="T140">the</text:span></text:span><text:span text:style-name="Absatz-Standardschriftart"><text:span text:style-name="T149"> </text:span></text:span>meeting;</text:p>
                </text:list-item>
                <text:list-item>
                  <text:p text:style-name="P185">for<text:span text:style-name="Absatz-Standardschriftart"><text:span text:style-name="T142"> </text:span></text:span>a<text:span text:style-name="Absatz-Standardschriftart"><text:span text:style-name="T211"> </text:span></text:span>notice<text:span text:style-name="Absatz-Standardschriftart"><text:span text:style-name="T211"> </text:span></text:span>calling<text:span text:style-name="Absatz-Standardschriftart"><text:span text:style-name="T142"> </text:span></text:span>an<text:span text:style-name="Absatz-Standardschriftart"><text:span text:style-name="T211"> </text:span></text:span>annual<text:span text:style-name="Absatz-Standardschriftart"><text:span text:style-name="T211"> </text:span></text:span>general<text:span text:style-name="Absatz-Standardschriftart"><text:span text:style-name="T211"> </text:span></text:span>meeting,<text:span text:style-name="Absatz-Standardschriftart"><text:span text:style-name="T211"> </text:span></text:span>state<text:span text:style-name="Absatz-Standardschriftart"><text:span text:style-name="T211"> </text:span></text:span>that<text:span text:style-name="Absatz-Standardschriftart"><text:span text:style-name="T142"> </text:span></text:span>the<text:span text:style-name="Absatz-Standardschriftart"><text:span text:style-name="T142"> </text:span></text:span>meeting<text:span text:style-name="Absatz-Standardschriftart"><text:span text:style-name="T211"> </text:span></text:span>is<text:span text:style-name="Absatz-Standardschriftart"><text:span text:style-name="T211"> </text:span></text:span>an<text:span text:style-name="Absatz-Standardschriftart"><text:span text:style-name="T211"> </text:span></text:span>annual<text:span text:style-name="Absatz-Standardschriftart"><text:span text:style-name="T66"> </text:span></text:span>general<text:span text:style-name="Absatz-Standardschriftart"><text:span text:style-name="T163"> </text:span></text:span>meeting;</text:p>
                </text:list-item>
                <text:list-item>
                  <text:p text:style-name="P183">if<text:span text:style-name="Absatz-Standardschriftart"><text:span text:style-name="T185"> </text:span></text:span>a<text:span text:style-name="Absatz-Standardschriftart"><text:span text:style-name="T185"> </text:span></text:span><text:span text:style-name="Absatz-Standardschriftart"><text:span text:style-name="T140">resolution</text:span></text:span><text:span text:style-name="Absatz-Standardschriftart"><text:span text:style-name="T183"> </text:span></text:span>(whether<text:span text:style-name="Absatz-Standardschriftart"><text:span text:style-name="T185"> </text:span></text:span>or<text:span text:style-name="Absatz-Standardschriftart"><text:span text:style-name="T183"> </text:span></text:span>not<text:span text:style-name="Absatz-Standardschriftart"><text:span text:style-name="T185"> </text:span></text:span>a<text:span text:style-name="Absatz-Standardschriftart"><text:span text:style-name="T183"> </text:span></text:span>special<text:span text:style-name="Absatz-Standardschriftart"><text:span text:style-name="T185"> </text:span></text:span><text:span text:style-name="Absatz-Standardschriftart"><text:span text:style-name="T140">resolution)</text:span></text:span><text:span text:style-name="Absatz-Standardschriftart"><text:span text:style-name="T183"> </text:span></text:span>is<text:span text:style-name="Absatz-Standardschriftart"><text:span text:style-name="T185"> </text:span></text:span><text:span text:style-name="Absatz-Standardschriftart"><text:span text:style-name="T140">intended</text:span></text:span><text:span text:style-name="Absatz-Standardschriftart"><text:span text:style-name="T183"> </text:span></text:span>to<text:span text:style-name="Absatz-Standardschriftart"><text:span text:style-name="T185"> </text:span></text:span>be<text:span text:style-name="Absatz-Standardschriftart"><text:span text:style-name="T183"> </text:span></text:span>moved<text:span text:style-name="Absatz-Standardschriftart"><text:span text:style-name="T185"> </text:span></text:span>at<text:span text:style-name="Absatz-Standardschriftart"><text:span text:style-name="T219"> </text:span></text:span>the<text:span text:style-name="Absatz-Standardschriftart"><text:span text:style-name="T91"> </text:span></text:span>meeting—</text:p>
                  <text:list>
                    <text:list-item>
                      <text:p text:style-name="P258">include<text:span text:style-name="Absatz-Standardschriftart"><text:span text:style-name="T157"> </text:span></text:span><text:span text:style-name="Absatz-Standardschriftart"><text:span text:style-name="T140">notice</text:span></text:span><text:span text:style-name="Absatz-Standardschriftart"><text:span text:style-name="T152"> </text:span></text:span>of<text:span text:style-name="Absatz-Standardschriftart"><text:span text:style-name="T157"> </text:span></text:span>the<text:span text:style-name="Absatz-Standardschriftart"><text:span text:style-name="T152"> </text:span></text:span><text:span text:style-name="Absatz-Standardschriftart"><text:span text:style-name="T140">resolution;</text:span></text:span><text:span text:style-name="Absatz-Standardschriftart"><text:span text:style-name="T157"> </text:span></text:span>and</text:p>
                    </text:list-item>
                    <text:list-item>
                      <text:p text:style-name="P260">include <text:span text:style-name="Absatz-Standardschriftart"><text:span text:style-name="T143"><text:s/></text:span></text:span>or <text:span text:style-name="Absatz-Standardschriftart"><text:span text:style-name="T218"><text:s/></text:span></text:span>be <text:span text:style-name="Absatz-Standardschriftart"><text:span text:style-name="T218"><text:s/></text:span></text:span>accompanied <text:span text:style-name="Absatz-Standardschriftart"><text:span text:style-name="T138"><text:s/></text:span></text:span>by <text:span text:style-name="Absatz-Standardschriftart"><text:span text:style-name="T218"><text:s/></text:span></text:span>a <text:span text:style-name="Absatz-Standardschriftart"><text:span text:style-name="T138"><text:s/></text:span></text:span>statement <text:span text:style-name="Absatz-Standardschriftart"><text:span text:style-name="T143"><text:s/></text:span></text:span>containing <text:span text:style-name="Absatz-Standardschriftart"><text:span text:style-name="T218"><text:s/></text:span></text:span>any <text:span text:style-name="Absatz-Standardschriftart"><text:span text:style-name="T218"><text:s/></text:span></text:span>information <text:span text:style-name="Absatz-Standardschriftart"><text:span text:style-name="T143"><text:s/></text:span></text:span>or<text:span text:style-name="Absatz-Standardschriftart"><text:span text:style-name="T81"> </text:span></text:span>explanation<text:span text:style-name="Absatz-Standardschriftart"><text:span text:style-name="T157"> </text:span></text:span>that<text:span text:style-name="Absatz-Standardschriftart"><text:span text:style-name="T157"> </text:span></text:span>is<text:span text:style-name="Absatz-Standardschriftart"><text:span text:style-name="T157"> </text:span></text:span><text:span text:style-name="Absatz-Standardschriftart"><text:span text:style-name="T140">reasonably</text:span></text:span><text:span text:style-name="Absatz-Standardschriftart"><text:span text:style-name="T157"> </text:span></text:span>necessary<text:span text:style-name="Absatz-Standardschriftart"><text:span text:style-name="T152"> </text:span></text:span>to<text:span text:style-name="Absatz-Standardschriftart"><text:span text:style-name="T157"> </text:span></text:span>indicate<text:span text:style-name="Absatz-Standardschriftart"><text:span text:style-name="T157"> </text:span></text:span>the<text:span text:style-name="Absatz-Standardschriftart"><text:span text:style-name="T157"> </text:span></text:span><text:span text:style-name="Absatz-Standardschriftart"><text:span text:style-name="T140">purpose</text:span></text:span><text:span text:style-name="Absatz-Standardschriftart"><text:span text:style-name="T152"> </text:span></text:span>of<text:span text:style-name="Absatz-Standardschriftart"><text:span text:style-name="T157"> </text:span></text:span>the<text:span text:style-name="Absatz-Standardschriftart"><text:span text:style-name="T157"> </text:span></text:span><text:span text:style-name="Absatz-Standardschriftart"><text:span text:style-name="T140">resolution;</text:span></text:span></text:p>
                    </text:list-item>
                  </text:list>
                </text:list-item>
                <text:list-item>
                  <text:p text:style-name="P261">if<text:span text:style-name="Absatz-Standardschriftart"><text:span text:style-name="T199"> </text:span></text:span>a<text:span text:style-name="Absatz-Standardschriftart"><text:span text:style-name="T199"> </text:span></text:span><text:span text:style-name="Absatz-Standardschriftart"><text:span text:style-name="T140">special</text:span></text:span><text:span text:style-name="Absatz-Standardschriftart"><text:span text:style-name="T199"> </text:span></text:span><text:span text:style-name="Absatz-Standardschriftart"><text:span text:style-name="T140">resolution</text:span></text:span><text:span text:style-name="Absatz-Standardschriftart"><text:span text:style-name="T199"> </text:span></text:span>is intended<text:span text:style-name="Absatz-Standardschriftart"><text:span text:style-name="T199"> </text:span></text:span>to<text:span text:style-name="Absatz-Standardschriftart"><text:span text:style-name="T199"> </text:span></text:span>be<text:span text:style-name="Absatz-Standardschriftart"><text:span text:style-name="T199"> </text:span></text:span>moved<text:span text:style-name="Absatz-Standardschriftart"><text:span text:style-name="T199"> </text:span></text:span>at<text:span text:style-name="Absatz-Standardschriftart"><text:span text:style-name="T197"> </text:span></text:span>the<text:span text:style-name="Absatz-Standardschriftart"><text:span text:style-name="T199"> </text:span></text:span><text:span text:style-name="Absatz-Standardschriftart"><text:span text:style-name="T140">meeting,</text:span></text:span><text:span text:style-name="Absatz-Standardschriftart"><text:span text:style-name="T199"> </text:span></text:span>specify<text:span text:style-name="Absatz-Standardschriftart"><text:span text:style-name="T197"> </text:span></text:span>the intention<text:span text:style-name="Absatz-Standardschriftart"><text:span text:style-name="T199"> </text:span></text:span><text:span text:style-name="Absatz-Standardschriftart"><text:span text:style-name="T140">and</text:span></text:span><text:span text:style-name="Absatz-Standardschriftart"><text:span text:style-name="T74"> </text:span></text:span>include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text</text:span></text:span><text:span text:style-name="Absatz-Standardschriftart"><text:span text:style-name="T152"> </text:span></text:span>of<text:span text:style-name="Absatz-Standardschriftart"><text:span text:style-name="T149"> </text:span></text:span>the<text:span text:style-name="Absatz-Standardschriftart"><text:span text:style-name="T152"> </text:span></text:span>special<text:span text:style-name="Absatz-Standardschriftart"><text:span text:style-name="T152"> </text:span></text:span><text:span text:style-name="Absatz-Standardschriftart"><text:span text:style-name="T140">resolution;</text:span></text:span><text:span text:style-name="Absatz-Standardschriftart"><text:span text:style-name="T152"> </text:span></text:span>and</text:p>
                </text:list-item>
                <text:list-item>
                  <text:p text:style-name="P262">contain<text:span text:style-name="Absatz-Standardschriftart"><text:span text:style-name="T207"> </text:span></text:span>a<text:span text:style-name="Absatz-Standardschriftart"><text:span text:style-name="T3"> </text:span></text:span><text:span text:style-name="Absatz-Standardschriftart"><text:span text:style-name="T140">statement</text:span></text:span><text:span text:style-name="Absatz-Standardschriftart"><text:span text:style-name="T3"> </text:span></text:span>specifying<text:span text:style-name="Absatz-Standardschriftart"><text:span text:style-name="T3"> </text:span></text:span>a<text:span text:style-name="Absatz-Standardschriftart"><text:span text:style-name="T207"> </text:span></text:span>member’s<text:span text:style-name="Absatz-Standardschriftart"><text:span text:style-name="T3"> </text:span></text:span>right<text:span text:style-name="Absatz-Standardschriftart"><text:span text:style-name="T3"> </text:span></text:span>to<text:span text:style-name="Absatz-Standardschriftart"><text:span text:style-name="T207"> </text:span></text:span>appoint<text:span text:style-name="Absatz-Standardschriftart"><text:span text:style-name="T3"> </text:span></text:span>a<text:span text:style-name="Absatz-Standardschriftart"><text:span text:style-name="T207"> </text:span></text:span>proxy<text:span text:style-name="Absatz-Standardschriftart"><text:span text:style-name="T3"> </text:span></text:span>under<text:span text:style-name="Absatz-Standardschriftart"><text:span text:style-name="T2"> </text:span></text:span>section<text:span text:style-name="Absatz-Standardschriftart"><text:span text:style-name="T3"> </text:span></text:span><text:span text:style-name="Absatz-Standardschriftart"><text:span text:style-name="T140">596(1)</text:span></text:span><text:span text:style-name="Absatz-Standardschriftart"><text:span text:style-name="T92"> </text:span></text:span>of<text:span text:style-name="Absatz-Standardschriftart"><text:span text:style-name="T175"> </text:span></text:span>the<text:span text:style-name="Absatz-Standardschriftart"><text:span text:style-name="T175"> </text:span></text:span>Ordinance.</text:p>
                </text:list-item>
              </text:list>
            </text:list-item>
            <text:list-item>
              <text:p text:style-name="P147">Paragraph<text:span text:style-name="Absatz-Standardschriftart"><text:span text:style-name="T152"> </text:span></text:span>(4)(e)<text:span text:style-name="Absatz-Standardschriftart"><text:span text:style-name="T152"> </text:span></text:span>does<text:span text:style-name="Absatz-Standardschriftart"><text:span text:style-name="T149"> </text:span></text:span><text:span text:style-name="Absatz-Standardschriftart"><text:span text:style-name="T140">not</text:span></text:span><text:span text:style-name="Absatz-Standardschriftart"><text:span text:style-name="T152"> </text:span></text:span>apply<text:span text:style-name="Absatz-Standardschriftart"><text:span text:style-name="T152"> </text:span></text:span>in<text:span text:style-name="Absatz-Standardschriftart"><text:span text:style-name="T149"> </text:span></text:span>relation<text:span text:style-name="Absatz-Standardschriftart"><text:span text:style-name="T152"> </text:span></text:span>to<text:span text:style-name="Absatz-Standardschriftart"><text:span text:style-name="T149"> </text:span></text:span>a<text:span text:style-name="Absatz-Standardschriftart"><text:span text:style-name="T152"> </text:span></text:span><text:span text:style-name="Absatz-Standardschriftart"><text:span text:style-name="T140">resolution</text:span></text:span><text:span text:style-name="Absatz-Standardschriftart"><text:span text:style-name="T152"> </text:span></text:span>of<text:span text:style-name="Absatz-Standardschriftart"><text:span text:style-name="T152"> </text:span></text:span>which—</text:p>
              <text:list>
                <text:list-item>
                  <text:p text:style-name="P228">notice has <text:span text:style-name="Absatz-Standardschriftart"><text:span text:style-name="T140">been</text:span></text:span> <text:span text:style-name="Absatz-Standardschriftart"><text:span text:style-name="T140">included</text:span></text:span><text:span text:style-name="Absatz-Standardschriftart"><text:span text:style-name="T199"> </text:span></text:span>in the notice of<text:span text:style-name="Absatz-Standardschriftart"><text:span text:style-name="T199"> </text:span></text:span>the meeting under section <text:span text:style-name="Absatz-Standardschriftart"><text:span text:style-name="T140">567(3)</text:span></text:span> or 568(2)<text:span text:style-name="Absatz-Standardschriftart"><text:span text:style-name="T199"> </text:span></text:span>of<text:span text:style-name="Absatz-Standardschriftart"><text:span text:style-name="T96"> </text:span></text:span>the<text:span text:style-name="Absatz-Standardschriftart"><text:span text:style-name="T2"> </text:span></text:span>Ordinance;<text:span text:style-name="Absatz-Standardschriftart"><text:span text:style-name="T2"> </text:span></text:span>or</text:p>
                </text:list-item>
                <text:list-item>
                  <text:p text:style-name="P112">notice<text:span text:style-name="Absatz-Standardschriftart"><text:span text:style-name="T152"> </text:span></text:span>has<text:span text:style-name="Absatz-Standardschriftart"><text:span text:style-name="T152"> </text:span></text:span><text:span text:style-name="Absatz-Standardschriftart"><text:span text:style-name="T140">been</text:span></text:span><text:span text:style-name="Absatz-Standardschriftart"><text:span text:style-name="T152"> </text:span></text:span>given<text:span text:style-name="Absatz-Standardschriftart"><text:span text:style-name="T152"> </text:span></text:span>under<text:span text:style-name="Absatz-Standardschriftart"><text:span text:style-name="T152"> </text:span></text:span>section<text:span text:style-name="Absatz-Standardschriftart"><text:span text:style-name="T157"> </text:span></text:span>615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52"> </text:span></text:span>Ordinance.</text:p>
                </text:list-item>
              </text:list>
            </text:list-item>
            <text:list-item>
              <text:p text:style-name="P263">Despite<text:span text:style-name="Absatz-Standardschriftart"><text:span text:style-name="T200"> </text:span></text:span>the<text:span text:style-name="Absatz-Standardschriftart"><text:span text:style-name="T202"> </text:span></text:span>fact<text:span text:style-name="Absatz-Standardschriftart"><text:span text:style-name="T202"> </text:span></text:span>that<text:span text:style-name="Absatz-Standardschriftart"><text:span text:style-name="T200"> </text:span></text:span>a<text:span text:style-name="Absatz-Standardschriftart"><text:span text:style-name="T200"> </text:span></text:span>general<text:span text:style-name="Absatz-Standardschriftart"><text:span text:style-name="T200"> </text:span></text:span>meeting<text:span text:style-name="Absatz-Standardschriftart"><text:span text:style-name="T201"> </text:span></text:span>is<text:span text:style-name="Absatz-Standardschriftart"><text:span text:style-name="T200"> </text:span></text:span>called<text:span text:style-name="Absatz-Standardschriftart"><text:span text:style-name="T202"> </text:span></text:span>by<text:span text:style-name="Absatz-Standardschriftart"><text:span text:style-name="T201"> </text:span></text:span>shorter<text:span text:style-name="Absatz-Standardschriftart"><text:span text:style-name="T200"> </text:span></text:span>notice<text:span text:style-name="Absatz-Standardschriftart"><text:span text:style-name="T200"> </text:span></text:span>than<text:span text:style-name="Absatz-Standardschriftart"><text:span text:style-name="T200"> </text:span></text:span>that<text:span text:style-name="Absatz-Standardschriftart"><text:span text:style-name="T202"> </text:span></text:span>specified<text:span text:style-name="Absatz-Standardschriftart"><text:span text:style-name="T198"> </text:span></text:span>in<text:span text:style-name="Absatz-Standardschriftart"><text:span text:style-name="T201"> </text:span></text:span>this<text:span text:style-name="Absatz-Standardschriftart"><text:span text:style-name="T67"> </text:span></text:span>article,<text:span text:style-name="Absatz-Standardschriftart"><text:span text:style-name="T149"> </text:span></text:span>it<text:span text:style-name="Absatz-Standardschriftart"><text:span text:style-name="T149"> </text:span></text:span>is<text:span text:style-name="Absatz-Standardschriftart"><text:span text:style-name="T149"> </text:span></text:span><text:span text:style-name="Absatz-Standardschriftart"><text:span text:style-name="T140">regarded</text:span></text:span><text:span text:style-name="Absatz-Standardschriftart"><text:span text:style-name="T149"> </text:span></text:span>as<text:span text:style-name="Absatz-Standardschriftart"><text:span text:style-name="T149"> </text:span></text:span>having<text:span text:style-name="Absatz-Standardschriftart"><text:span text:style-name="T149"> </text:span></text:span>been<text:span text:style-name="Absatz-Standardschriftart"><text:span text:style-name="T151"> </text:span></text:span>duly<text:span text:style-name="Absatz-Standardschriftart"><text:span text:style-name="T149"> </text:span></text:span>called<text:span text:style-name="Absatz-Standardschriftart"><text:span text:style-name="T151"> </text:span></text:span>if<text:span text:style-name="Absatz-Standardschriftart"><text:span text:style-name="T149"> </text:span></text:span>it<text:span text:style-name="Absatz-Standardschriftart"><text:span text:style-name="T151"> </text:span></text:span>is<text:span text:style-name="Absatz-Standardschriftart"><text:span text:style-name="T152"> </text:span></text:span>so<text:span text:style-name="Absatz-Standardschriftart"><text:span text:style-name="T151"> </text:span></text:span><text:span text:style-name="Absatz-Standardschriftart"><text:span text:style-name="T140">agreed—</text:span></text:span></text:p>
              <text:list>
                <text:list-item>
                  <text:p text:style-name="P264">for<text:span text:style-name="Absatz-Standardschriftart"><text:span text:style-name="T145"> </text:span></text:span>an<text:span text:style-name="Absatz-Standardschriftart"><text:span text:style-name="T145"> </text:span></text:span>annual<text:span text:style-name="Absatz-Standardschriftart"><text:span text:style-name="T148"> </text:span></text:span>general<text:span text:style-name="Absatz-Standardschriftart"><text:span text:style-name="T144"> </text:span></text:span>meeting,<text:span text:style-name="Absatz-Standardschriftart"><text:span text:style-name="T145"> </text:span></text:span>by<text:span text:style-name="Absatz-Standardschriftart"><text:span text:style-name="T148"> </text:span></text:span>all<text:span text:style-name="Absatz-Standardschriftart"><text:span text:style-name="T145"> </text:span></text:span>the<text:span text:style-name="Absatz-Standardschriftart"><text:span text:style-name="T145"> </text:span></text:span>members<text:span text:style-name="Absatz-Standardschriftart"><text:span text:style-name="T148"> </text:span></text:span>entitled<text:span text:style-name="Absatz-Standardschriftart"><text:span text:style-name="T148"> </text:span></text:span>to<text:span text:style-name="Absatz-Standardschriftart"><text:span text:style-name="T145"> </text:span></text:span>attend<text:span text:style-name="Absatz-Standardschriftart"><text:span text:style-name="T148"> </text:span></text:span>and<text:span text:style-name="Absatz-Standardschriftart"><text:span text:style-name="T145"> </text:span></text:span>vote<text:span text:style-name="Absatz-Standardschriftart"><text:span text:style-name="T145"> </text:span></text:span>at<text:span text:style-name="Absatz-Standardschriftart"><text:span text:style-name="T148"> </text:span></text:span>the<text:span text:style-name="Absatz-Standardschriftart"><text:span text:style-name="T81"> </text:span></text:span>meeting;<text:span text:style-name="Absatz-Standardschriftart"><text:span text:style-name="T165"> </text:span></text:span>and</text:p>
                </text:list-item>
                <text:list-item>
                  <text:p text:style-name="P187">in<text:span text:style-name="Absatz-Standardschriftart"><text:span text:style-name="T152"> </text:span></text:span>any<text:span text:style-name="Absatz-Standardschriftart"><text:span text:style-name="T149"> </text:span></text:span>other<text:span text:style-name="Absatz-Standardschriftart"><text:span text:style-name="T152"> </text:span></text:span>case,<text:span text:style-name="Absatz-Standardschriftart"><text:span text:style-name="T149"> </text:span></text:span>by<text:span text:style-name="Absatz-Standardschriftart"><text:span text:style-name="T152"> </text:span></text:span>a<text:span text:style-name="Absatz-Standardschriftart"><text:span text:style-name="T157"> </text:span></text:span>majority<text:span text:style-name="Absatz-Standardschriftart"><text:span text:style-name="T149"> </text:span></text:span>in<text:span text:style-name="Absatz-Standardschriftart"><text:span text:style-name="T149"> </text:span></text:span>number<text:span text:style-name="Absatz-Standardschriftart"><text:span text:style-name="T149"> </text:span></text:span>of<text:span text:style-name="Absatz-Standardschriftart"><text:span text:style-name="T152"> </text:span></text:span>the<text:span text:style-name="Absatz-Standardschriftart"><text:span text:style-name="T149"> </text:span></text:span>members<text:span text:style-name="Absatz-Standardschriftart"><text:span text:style-name="T151"> </text:span></text:span>entitled<text:span text:style-name="Absatz-Standardschriftart"><text:span text:style-name="T149"> </text:span></text:span>to<text:span text:style-name="Absatz-Standardschriftart"><text:span text:style-name="T152"> </text:span></text:span><text:span text:style-name="Absatz-Standardschriftart"><text:span text:style-name="T140">attend</text:span></text:span><text:span text:style-name="Absatz-Standardschriftart"><text:span text:style-name="T152"> </text:span></text:span>and<text:span text:style-name="Absatz-Standardschriftart"><text:span text:style-name="T149"> </text:span></text:span>vote<text:span text:style-name="Absatz-Standardschriftart"><text:span text:style-name="T149"> </text:span></text:span>at<text:span text:style-name="Absatz-Standardschriftart"><text:span text:style-name="T93"> </text:span></text:span>the<text:span text:style-name="Absatz-Standardschriftart"><text:span text:style-name="T138"> </text:span></text:span>meeting,<text:span text:style-name="Absatz-Standardschriftart"><text:span text:style-name="T139"> </text:span></text:span>being<text:span text:style-name="Absatz-Standardschriftart"><text:span text:style-name="T139"> </text:span></text:span>a<text:span text:style-name="Absatz-Standardschriftart"><text:span text:style-name="T138"> </text:span></text:span>majority<text:span text:style-name="Absatz-Standardschriftart"><text:span text:style-name="T139"> </text:span></text:span>together<text:span text:style-name="Absatz-Standardschriftart"><text:span text:style-name="T139"> </text:span></text:span>representing<text:span text:style-name="Absatz-Standardschriftart"><text:span text:style-name="T138"> </text:span></text:span>at<text:span text:style-name="Absatz-Standardschriftart"><text:span text:style-name="T139"> </text:span></text:span><text:span text:style-name="Absatz-Standardschriftart"><text:span text:style-name="T140">least</text:span></text:span><text:span text:style-name="Absatz-Standardschriftart"><text:span text:style-name="T139"> </text:span></text:span>95%<text:span text:style-name="Absatz-Standardschriftart"><text:span text:style-name="T138"> </text:span></text:span>of<text:span text:style-name="Absatz-Standardschriftart"><text:span text:style-name="T139"> </text:span></text:span>the<text:span text:style-name="Absatz-Standardschriftart"><text:span text:style-name="T139"> </text:span></text:span>total<text:span text:style-name="Absatz-Standardschriftart"><text:span text:style-name="T138"> </text:span></text:span>voting<text:span text:style-name="Absatz-Standardschriftart"><text:span text:style-name="T75"> </text:span></text:span>rights<text:span text:style-name="Absatz-Standardschriftart"><text:span text:style-name="T152"> </text:span></text:span>at<text:span text:style-name="Absatz-Standardschriftart"><text:span text:style-name="T149"> </text:span></text:span>the<text:span text:style-name="Absatz-Standardschriftart"><text:span text:style-name="T152"> </text:span></text:span>meeting<text:span text:style-name="Absatz-Standardschriftart"><text:span text:style-name="T149"> </text:span></text:span>of<text:span text:style-name="Absatz-Standardschriftart"><text:span text:style-name="T149"> </text:span></text:span>all<text:span text:style-name="Absatz-Standardschriftart"><text:span text:style-name="T149"> </text:span></text:span>the<text:span text:style-name="Absatz-Standardschriftart"><text:span text:style-name="T152"> </text:span></text:span>members.</text:p>
                </text:list-item>
              </text:list>
            </text:list-item>
          </text:list>
        </text:list-item>
      </text:list>
      <text:p text:style-name="P16"/>
      <text:list xml:id="list232528729315434" text:continue-numbering="true" text:style-name="L3">
        <text:list-item>
          <text:p text:style-name="P348">Persons<text:span text:style-name="Absatz-Standardschriftart"><text:span text:style-name="T175"> </text:span></text:span>entitled<text:span text:style-name="Absatz-Standardschriftart"><text:span text:style-name="T157"> </text:span></text:span>to<text:span text:style-name="Absatz-Standardschriftart"><text:span text:style-name="T157"> </text:span></text:span>receive<text:span text:style-name="Absatz-Standardschriftart"><text:span text:style-name="T175"> </text:span></text:span>notice<text:span text:style-name="Absatz-Standardschriftart"><text:span text:style-name="T175"> </text:span></text:span>of<text:span text:style-name="Absatz-Standardschriftart"><text:span text:style-name="T157"> </text:span></text:span>general<text:span text:style-name="Absatz-Standardschriftart"><text:span text:style-name="T175"> </text:span></text:span>meetings</text:p>
          <text:list>
            <text:list-item>
              <text:p text:style-name="P150">Notice<text:span text:style-name="Absatz-Standardschriftart"><text:span text:style-name="T152"> </text:span></text:span>of<text:span text:style-name="Absatz-Standardschriftart"><text:span text:style-name="T149"> </text:span></text:span>a<text:span text:style-name="Absatz-Standardschriftart"><text:span text:style-name="T152"> </text:span></text:span>general<text:span text:style-name="Absatz-Standardschriftart"><text:span text:style-name="T152"> </text:span></text:span>meeting<text:span text:style-name="Absatz-Standardschriftart"><text:span text:style-name="T149"> </text:span></text:span>must<text:span text:style-name="Absatz-Standardschriftart"><text:span text:style-name="T149"> </text:span></text:span>be<text:span text:style-name="Absatz-Standardschriftart"><text:span text:style-name="T149"> </text:span></text:span>given<text:span text:style-name="Absatz-Standardschriftart"><text:span text:style-name="T152"> </text:span></text:span>to—</text:p>
              <text:list>
                <text:list-item>
                  <text:p text:style-name="P159"><text:span text:style-name="Absatz-Standardschriftart"><text:span text:style-name="T140">every</text:span></text:span><text:span text:style-name="Absatz-Standardschriftart"><text:span text:style-name="T2"> </text:span></text:span><text:span text:style-name="Absatz-Standardschriftart"><text:span text:style-name="T140">member;</text:span></text:span><text:span text:style-name="Absatz-Standardschriftart"><text:span text:style-name="T2"> </text:span></text:span><text:span text:style-name="Absatz-Standardschriftart"><text:span text:style-name="T140">and</text:span></text:span></text:p>
                </text:list-item>
                <text:list-item>
                  <text:p text:style-name="P94">every<text:span text:style-name="Absatz-Standardschriftart"><text:span text:style-name="T164"> </text:span></text:span>director.</text:p>
                </text:list-item>
              </text:list>
            </text:list-item>
            <text:list-item>
              <text:p text:style-name="P195">If<text:span text:style-name="Absatz-Standardschriftart"><text:span text:style-name="T149"> </text:span></text:span>notice<text:span text:style-name="Absatz-Standardschriftart"><text:span text:style-name="T149"> </text:span></text:span>of<text:span text:style-name="Absatz-Standardschriftart"><text:span text:style-name="T152"> </text:span></text:span>a<text:span text:style-name="Absatz-Standardschriftart"><text:span text:style-name="T149"> </text:span></text:span>general<text:span text:style-name="Absatz-Standardschriftart"><text:span text:style-name="T151"> </text:span></text:span><text:span text:style-name="Absatz-Standardschriftart"><text:span text:style-name="T140">meeting</text:span></text:span><text:span text:style-name="Absatz-Standardschriftart"><text:span text:style-name="T149"> </text:span></text:span>or<text:span text:style-name="Absatz-Standardschriftart"><text:span text:style-name="T151"> </text:span></text:span><text:span text:style-name="Absatz-Standardschriftart"><text:span text:style-name="T140">any</text:span></text:span><text:span text:style-name="Absatz-Standardschriftart"><text:span text:style-name="T149"> </text:span></text:span>other<text:span text:style-name="Absatz-Standardschriftart"><text:span text:style-name="T151"> </text:span></text:span>document<text:span text:style-name="Absatz-Standardschriftart"><text:span text:style-name="T149"> </text:span></text:span>relating<text:span text:style-name="Absatz-Standardschriftart"><text:span text:style-name="T149"> </text:span></text:span><text:span text:style-name="Absatz-Standardschriftart"><text:span text:style-name="T140">to</text:span></text:span><text:span text:style-name="Absatz-Standardschriftart"><text:span text:style-name="T151"> </text:span></text:span>the<text:span text:style-name="Absatz-Standardschriftart"><text:span text:style-name="T149"> </text:span></text:span><text:span text:style-name="Absatz-Standardschriftart"><text:span text:style-name="T140">meeting</text:span></text:span><text:span text:style-name="Absatz-Standardschriftart"><text:span text:style-name="T151"> </text:span></text:span>is<text:span text:style-name="Absatz-Standardschriftart"><text:span text:style-name="T149"> </text:span></text:span>required<text:span text:style-name="Absatz-Standardschriftart"><text:span text:style-name="T149"> </text:span></text:span>to<text:span text:style-name="Absatz-Standardschriftart"><text:span text:style-name="T149"> </text:span></text:span>be<text:span text:style-name="Absatz-Standardschriftart"><text:span text:style-name="T96"> </text:span></text:span>given<text:span text:style-name="Absatz-Standardschriftart"><text:span text:style-name="T138"> </text:span></text:span>to<text:span text:style-name="Absatz-Standardschriftart"><text:span text:style-name="T138"> </text:span></text:span>a<text:span text:style-name="Absatz-Standardschriftart"><text:span text:style-name="T139"> </text:span></text:span>member,<text:span text:style-name="Absatz-Standardschriftart"><text:span text:style-name="T138"> </text:span></text:span>the<text:span text:style-name="Absatz-Standardschriftart"><text:span text:style-name="T138"> </text:span></text:span>company<text:span text:style-name="Absatz-Standardschriftart"><text:span text:style-name="T139"> </text:span></text:span>must<text:span text:style-name="Absatz-Standardschriftart"><text:span text:style-name="T138"> </text:span></text:span>give<text:span text:style-name="Absatz-Standardschriftart"><text:span text:style-name="T138"> </text:span></text:span>a<text:span text:style-name="Absatz-Standardschriftart"><text:span text:style-name="T138"> </text:span></text:span>copy<text:span text:style-name="Absatz-Standardschriftart"><text:span text:style-name="T139"> </text:span></text:span>of<text:span text:style-name="Absatz-Standardschriftart"><text:span text:style-name="T138"> </text:span></text:span>it<text:span text:style-name="Absatz-Standardschriftart"><text:span text:style-name="T138"> </text:span></text:span>to<text:span text:style-name="Absatz-Standardschriftart"><text:span text:style-name="T138"> </text:span></text:span>its<text:span text:style-name="Absatz-Standardschriftart"><text:span text:style-name="T138"> </text:span></text:span>auditor<text:span text:style-name="Absatz-Standardschriftart"><text:span text:style-name="T143"> </text:span></text:span>(if<text:span text:style-name="Absatz-Standardschriftart"><text:span text:style-name="T138"> </text:span></text:span>more<text:span text:style-name="Absatz-Standardschriftart"><text:span text:style-name="T138"> </text:span></text:span>than<text:span text:style-name="Absatz-Standardschriftart"><text:span text:style-name="T138"> </text:span></text:span>one<text:span text:style-name="Absatz-Standardschriftart"><text:span text:style-name="T88"> </text:span></text:span>auditor,<text:span text:style-name="Absatz-Standardschriftart"><text:span text:style-name="T207"> </text:span></text:span>to<text:span text:style-name="Absatz-Standardschriftart"><text:span text:style-name="T3"> </text:span></text:span><text:span text:style-name="Absatz-Standardschriftart"><text:span text:style-name="T140">everyone</text:span></text:span><text:span text:style-name="Absatz-Standardschriftart"><text:span text:style-name="T3"> </text:span></text:span>of<text:span text:style-name="Absatz-Standardschriftart"><text:span text:style-name="T3"> </text:span></text:span>them)<text:span text:style-name="Absatz-Standardschriftart"><text:span text:style-name="T207"> </text:span></text:span>at<text:span text:style-name="Absatz-Standardschriftart"><text:span text:style-name="T3"> </text:span></text:span>the<text:span text:style-name="Absatz-Standardschriftart"><text:span text:style-name="T2"> </text:span></text:span>same<text:span text:style-name="Absatz-Standardschriftart"><text:span text:style-name="T3"> </text:span></text:span>time<text:span text:style-name="Absatz-Standardschriftart"><text:span text:style-name="T3"> </text:span></text:span>as<text:span text:style-name="Absatz-Standardschriftart"><text:span text:style-name="T207"> </text:span></text:span>the<text:span text:style-name="Absatz-Standardschriftart"><text:span text:style-name="T3"> </text:span></text:span>notice<text:span text:style-name="Absatz-Standardschriftart"><text:span text:style-name="T207"> </text:span></text:span>or<text:span text:style-name="Absatz-Standardschriftart"><text:span text:style-name="T3"> </text:span></text:span>the<text:span text:style-name="Absatz-Standardschriftart"><text:span text:style-name="T3"> </text:span></text:span>other<text:span text:style-name="Absatz-Standardschriftart"><text:span text:style-name="T207"> </text:span></text:span>document<text:span text:style-name="Absatz-Standardschriftart"><text:span text:style-name="T3"> </text:span></text:span>is<text:span text:style-name="Absatz-Standardschriftart"><text:span text:style-name="T3"> </text:span></text:span>given<text:span text:style-name="Absatz-Standardschriftart"><text:span text:style-name="T3"> </text:span></text:span>to<text:span text:style-name="Absatz-Standardschriftart"><text:span text:style-name="T85"> </text:span></text:span>the<text:span text:style-name="Absatz-Standardschriftart"><text:span text:style-name="T1"> </text:span></text:span>member.</text:p>
            </text:list-item>
          </text:list>
        </text:list-item>
      </text:list>
      <text:p text:style-name="P16"/>
      <text:list xml:id="list232527305915211" text:continue-numbering="true" text:style-name="L3">
        <text:list-item>
          <text:p text:style-name="P348">Accidental<text:span text:style-name="Absatz-Standardschriftart"><text:span text:style-name="T157"> </text:span></text:span>omission<text:span text:style-name="Absatz-Standardschriftart"><text:span text:style-name="T175"> </text:span></text:span>to<text:span text:style-name="Absatz-Standardschriftart"><text:span text:style-name="T175"> </text:span></text:span>give<text:span text:style-name="Absatz-Standardschriftart"><text:span text:style-name="T175"> </text:span></text:span>notice<text:span text:style-name="Absatz-Standardschriftart"><text:span text:style-name="T157"> </text:span></text:span>of<text:span text:style-name="Absatz-Standardschriftart"><text:span text:style-name="T175"> </text:span></text:span>general<text:span text:style-name="Absatz-Standardschriftart"><text:span text:style-name="T175"> </text:span></text:span>meetings</text:p>
        </text:list-item>
      </text:list>
      <text:p text:style-name="P87">Any<text:span text:style-name="Absatz-Standardschriftart"><text:span text:style-name="T205"> </text:span></text:span>accidental<text:span text:style-name="Absatz-Standardschriftart"><text:span text:style-name="T205"> </text:span></text:span>omission<text:span text:style-name="Absatz-Standardschriftart"><text:span text:style-name="T205"> </text:span></text:span>to<text:span text:style-name="Absatz-Standardschriftart"><text:span text:style-name="T205"> </text:span></text:span>give<text:span text:style-name="Absatz-Standardschriftart"><text:span text:style-name="T205"> </text:span></text:span>notice<text:span text:style-name="Absatz-Standardschriftart"><text:span text:style-name="T204"> </text:span></text:span>of<text:span text:style-name="Absatz-Standardschriftart"><text:span text:style-name="T205"> </text:span></text:span>a<text:span text:style-name="Absatz-Standardschriftart"><text:span text:style-name="T205"> </text:span></text:span><text:span text:style-name="Absatz-Standardschriftart"><text:span text:style-name="T140">general</text:span></text:span><text:span text:style-name="Absatz-Standardschriftart"><text:span text:style-name="T204"> </text:span></text:span>meeting<text:span text:style-name="Absatz-Standardschriftart"><text:span text:style-name="T205"> </text:span></text:span>to,<text:span text:style-name="Absatz-Standardschriftart"><text:span text:style-name="T204"> </text:span></text:span>or<text:span text:style-name="Absatz-Standardschriftart"><text:span text:style-name="T205"> </text:span></text:span>any<text:span text:style-name="Absatz-Standardschriftart"><text:span text:style-name="T205"> </text:span></text:span>non-receipt<text:span text:style-name="Absatz-Standardschriftart"><text:span text:style-name="T204"> </text:span></text:span><text:span text:style-name="Absatz-Standardschriftart"><text:span text:style-name="T140">of</text:span></text:span><text:span text:style-name="Absatz-Standardschriftart"><text:span text:style-name="T205"> </text:span></text:span>notice<text:span text:style-name="Absatz-Standardschriftart"><text:span text:style-name="T205"> </text:span></text:span>of<text:span text:style-name="Absatz-Standardschriftart"><text:span text:style-name="T204"> </text:span></text:span>a<text:span text:style-name="Absatz-Standardschriftart"><text:span text:style-name="T94"> </text:span></text:span>general<text:span text:style-name="Absatz-Standardschriftart"><text:span text:style-name="T201"> </text:span></text:span>meeting<text:span text:style-name="Absatz-Standardschriftart"><text:span text:style-name="T201"> </text:span></text:span>by,<text:span text:style-name="Absatz-Standardschriftart"><text:span text:style-name="T205"> </text:span></text:span>any<text:span text:style-name="Absatz-Standardschriftart"><text:span text:style-name="T201"> </text:span></text:span>person<text:span text:style-name="Absatz-Standardschriftart"><text:span text:style-name="T205"> </text:span></text:span>entitled<text:span text:style-name="Absatz-Standardschriftart"><text:span text:style-name="T201"> </text:span></text:span>to<text:span text:style-name="Absatz-Standardschriftart"><text:span text:style-name="T205"> </text:span></text:span><text:span text:style-name="Absatz-Standardschriftart"><text:span text:style-name="T140">receive</text:span></text:span><text:span text:style-name="Absatz-Standardschriftart"><text:span text:style-name="T201"> </text:span></text:span>notice<text:span text:style-name="Absatz-Standardschriftart"><text:span text:style-name="T205"> </text:span></text:span><text:span text:style-name="Absatz-Standardschriftart"><text:span text:style-name="T140">does</text:span></text:span><text:span text:style-name="Absatz-Standardschriftart"><text:span text:style-name="T201"> </text:span></text:span>not<text:span text:style-name="Absatz-Standardschriftart"><text:span text:style-name="T205"> </text:span></text:span><text:span text:style-name="Absatz-Standardschriftart"><text:span text:style-name="T140">invalidate</text:span></text:span><text:span text:style-name="Absatz-Standardschriftart"><text:span text:style-name="T201"> </text:span></text:span>the<text:span text:style-name="Absatz-Standardschriftart"><text:span text:style-name="T201"> </text:span></text:span><text:span text:style-name="Absatz-Standardschriftart"><text:span text:style-name="T140">proceedings</text:span></text:span><text:span text:style-name="Absatz-Standardschriftart"><text:span text:style-name="T205"> </text:span></text:span><text:span text:style-name="Absatz-Standardschriftart"><text:span text:style-name="T140">at</text:span></text:span><text:span text:style-name="Absatz-Standardschriftart"><text:span text:style-name="T127"> </text:span></text:span>the<text:span text:style-name="Absatz-Standardschriftart"><text:span text:style-name="T1"> </text:span></text:span>meeting.</text:p>
      <text:p text:style-name="P81"/>
      <text:list xml:id="list232527478788632" text:continue-numbering="true" text:style-name="L3">
        <text:list-item>
          <text:p text:style-name="P348">Attendance<text:span text:style-name="Absatz-Standardschriftart"><text:span text:style-name="T2"> </text:span></text:span>and<text:span text:style-name="Absatz-Standardschriftart"><text:span text:style-name="T2"> </text:span></text:span>speaking<text:span text:style-name="Absatz-Standardschriftart"><text:span text:style-name="T2"> </text:span></text:span>at<text:span text:style-name="Absatz-Standardschriftart"><text:span text:style-name="T2"> </text:span></text:span>general<text:span text:style-name="Absatz-Standardschriftart"><text:span text:style-name="T2"> </text:span></text:span>meetings</text:p>
          <text:list>
            <text:list-item>
              <text:p text:style-name="P122">A<text:span text:style-name="Absatz-Standardschriftart"><text:span text:style-name="T198"> </text:span></text:span>person<text:span text:style-name="Absatz-Standardschriftart"><text:span text:style-name="T197"> </text:span></text:span>is<text:span text:style-name="Absatz-Standardschriftart"><text:span text:style-name="T197"> </text:span></text:span>able<text:span text:style-name="Absatz-Standardschriftart"><text:span text:style-name="T198"> </text:span></text:span>to<text:span text:style-name="Absatz-Standardschriftart"><text:span text:style-name="T197"> </text:span></text:span>exercise<text:span text:style-name="Absatz-Standardschriftart"><text:span text:style-name="T197"> </text:span></text:span>the<text:span text:style-name="Absatz-Standardschriftart"><text:span text:style-name="T198"> </text:span></text:span><text:span text:style-name="Absatz-Standardschriftart"><text:span text:style-name="T140">right</text:span></text:span><text:span text:style-name="Absatz-Standardschriftart"><text:span text:style-name="T198"> </text:span></text:span>to<text:span text:style-name="Absatz-Standardschriftart"><text:span text:style-name="T198"> </text:span></text:span>speak<text:span text:style-name="Absatz-Standardschriftart"><text:span text:style-name="T198"> </text:span></text:span>at<text:span text:style-name="Absatz-Standardschriftart"><text:span text:style-name="T198"> </text:span></text:span>a<text:span text:style-name="Absatz-Standardschriftart"><text:span text:style-name="T198"> </text:span></text:span><text:span text:style-name="Absatz-Standardschriftart"><text:span text:style-name="T140">general</text:span></text:span><text:span text:style-name="Absatz-Standardschriftart"><text:span text:style-name="T197"> </text:span></text:span>meeting<text:span text:style-name="Absatz-Standardschriftart"><text:span text:style-name="T198"> </text:span></text:span>when<text:span text:style-name="Absatz-Standardschriftart"><text:span text:style-name="T198"> </text:span></text:span>the<text:span text:style-name="Absatz-Standardschriftart"><text:span text:style-name="T198"> </text:span></text:span><text:span text:style-name="Absatz-Standardschriftart"><text:span text:style-name="T140">person</text:span></text:span><text:span text:style-name="Absatz-Standardschriftart"><text:span text:style-name="T198"> </text:span></text:span>is<text:span text:style-name="Absatz-Standardschriftart"><text:span text:style-name="T198"> </text:span></text:span>in<text:span text:style-name="Absatz-Standardschriftart"><text:span text:style-name="T197"> </text:span></text:span>a<text:span text:style-name="Absatz-Standardschriftart"><text:span text:style-name="T93"> </text:span></text:span>position<text:span text:style-name="Absatz-Standardschriftart"><text:span text:style-name="T200"> </text:span></text:span>to<text:span text:style-name="Absatz-Standardschriftart"><text:span text:style-name="T202"> </text:span></text:span>communicate<text:span text:style-name="Absatz-Standardschriftart"><text:span text:style-name="T201"> </text:span></text:span>to<text:span text:style-name="Absatz-Standardschriftart"><text:span text:style-name="T201"> </text:span></text:span><text:span text:style-name="Absatz-Standardschriftart"><text:span text:style-name="T140">all</text:span></text:span><text:span text:style-name="Absatz-Standardschriftart"><text:span text:style-name="T201"> </text:span></text:span><text:span text:style-name="Absatz-Standardschriftart"><text:span text:style-name="T140">those</text:span></text:span><text:span text:style-name="Absatz-Standardschriftart"><text:span text:style-name="T201"> </text:span></text:span><text:span text:style-name="Absatz-Standardschriftart"><text:span text:style-name="T140">attending</text:span></text:span><text:span text:style-name="Absatz-Standardschriftart"><text:span text:style-name="T201"> </text:span></text:span>the<text:span text:style-name="Absatz-Standardschriftart"><text:span text:style-name="T201"> </text:span></text:span><text:span text:style-name="Absatz-Standardschriftart"><text:span text:style-name="T140">meeting,</text:span></text:span><text:span text:style-name="Absatz-Standardschriftart"><text:span text:style-name="T201"> </text:span></text:span><text:span text:style-name="Absatz-Standardschriftart"><text:span text:style-name="T140">during</text:span></text:span><text:span text:style-name="Absatz-Standardschriftart"><text:span text:style-name="T201"> </text:span></text:span>the<text:span text:style-name="Absatz-Standardschriftart"><text:span text:style-name="T201"> </text:span></text:span><text:span text:style-name="Absatz-Standardschriftart"><text:span text:style-name="T140">meeting,</text:span></text:span><text:span text:style-name="Absatz-Standardschriftart"><text:span text:style-name="T201"> </text:span></text:span>any<text:span text:style-name="Absatz-Standardschriftart"><text:span text:style-name="T107"> </text:span></text:span>information<text:span text:style-name="Absatz-Standardschriftart"><text:span text:style-name="T149"> </text:span></text:span>or<text:span text:style-name="Absatz-Standardschriftart"><text:span text:style-name="T152"> </text:span></text:span>opinions<text:span text:style-name="Absatz-Standardschriftart"><text:span text:style-name="T149"> </text:span></text:span><text:span text:style-name="Absatz-Standardschriftart"><text:span text:style-name="T140">that</text:span></text:span><text:span text:style-name="Absatz-Standardschriftart"><text:span text:style-name="T152"> </text:span></text:span>the<text:span text:style-name="Absatz-Standardschriftart"><text:span text:style-name="T152"> </text:span></text:span>person<text:span text:style-name="Absatz-Standardschriftart"><text:span text:style-name="T149"> </text:span></text:span>has<text:span text:style-name="Absatz-Standardschriftart"><text:span text:style-name="T152"> </text:span></text:span>on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49"> </text:span></text:span>business<text:span text:style-name="Absatz-Standardschriftart"><text:span text:style-name="T157"> </text:span></text:span>of<text:span text:style-name="Absatz-Standardschriftart"><text:span text:style-name="T149"> </text:span></text:span>the<text:span text:style-name="Absatz-Standardschriftart"><text:span text:style-name="T152"> </text:span></text:span>meeting.</text:p>
            </text:list-item>
            <text:list-item>
              <text:p text:style-name="P152">A<text:span text:style-name="Absatz-Standardschriftart"><text:span text:style-name="T149"> </text:span></text:span>person<text:span text:style-name="Absatz-Standardschriftart"><text:span text:style-name="T149"> </text:span></text:span>is<text:span text:style-name="Absatz-Standardschriftart"><text:span text:style-name="T149"> </text:span></text:span>able<text:span text:style-name="Absatz-Standardschriftart"><text:span text:style-name="T149"> </text:span></text:span>to<text:span text:style-name="Absatz-Standardschriftart"><text:span text:style-name="T149"> </text:span></text:span>exercise<text:span text:style-name="Absatz-Standardschriftart"><text:span text:style-name="T151"> </text:span></text:span>the<text:span text:style-name="Absatz-Standardschriftart"><text:span text:style-name="T149"> </text:span></text:span><text:span text:style-name="Absatz-Standardschriftart"><text:span text:style-name="T140">right</text:span></text:span><text:span text:style-name="Absatz-Standardschriftart"><text:span text:style-name="T149"> </text:span></text:span>to<text:span text:style-name="Absatz-Standardschriftart"><text:span text:style-name="T151"> </text:span></text:span>vote<text:span text:style-name="Absatz-Standardschriftart"><text:span text:style-name="T149"> </text:span></text:span>at<text:span text:style-name="Absatz-Standardschriftart"><text:span text:style-name="T149"> </text:span></text:span>a<text:span text:style-name="Absatz-Standardschriftart"><text:span text:style-name="T151"> </text:span></text:span>general<text:span text:style-name="Absatz-Standardschriftart"><text:span text:style-name="T149"> </text:span></text:span>meeting<text:span text:style-name="Absatz-Standardschriftart"><text:span text:style-name="T149"> </text:span></text:span>when—</text:p>
              <text:list>
                <text:list-item>
                  <text:p text:style-name="P265">the<text:span text:style-name="Absatz-Standardschriftart"><text:span text:style-name="T156"> </text:span></text:span>person<text:span text:style-name="Absatz-Standardschriftart"><text:span text:style-name="T229"> </text:span></text:span>is<text:span text:style-name="Absatz-Standardschriftart"><text:span text:style-name="T155"> </text:span></text:span>able<text:span text:style-name="Absatz-Standardschriftart"><text:span text:style-name="T156"> </text:span></text:span>to<text:span text:style-name="Absatz-Standardschriftart"><text:span text:style-name="T155"> </text:span></text:span>vote,<text:span text:style-name="Absatz-Standardschriftart"><text:span text:style-name="T155"> </text:span></text:span>during<text:span text:style-name="Absatz-Standardschriftart"><text:span text:style-name="T229"> </text:span></text:span>the<text:span text:style-name="Absatz-Standardschriftart"><text:span text:style-name="T156"> </text:span></text:span>meeting,<text:span text:style-name="Absatz-Standardschriftart"><text:span text:style-name="T218"> </text:span></text:span>on<text:span text:style-name="Absatz-Standardschriftart"><text:span text:style-name="T155"> </text:span></text:span><text:span text:style-name="Absatz-Standardschriftart"><text:span text:style-name="T140">resolutions</text:span></text:span><text:span text:style-name="Absatz-Standardschriftart"><text:span text:style-name="T155"> </text:span></text:span>put<text:span text:style-name="Absatz-Standardschriftart"><text:span text:style-name="T156"> </text:span></text:span>to<text:span text:style-name="Absatz-Standardschriftart"><text:span text:style-name="T155"> </text:span></text:span>the<text:span text:style-name="Absatz-Standardschriftart"><text:span text:style-name="T155"> </text:span></text:span>vote<text:span text:style-name="Absatz-Standardschriftart"><text:span text:style-name="T156"> </text:span></text:span>at<text:span text:style-name="Absatz-Standardschriftart"><text:span text:style-name="T155"> </text:span></text:span>the<text:span text:style-name="Absatz-Standardschriftart"><text:span text:style-name="T88"> </text:span></text:span>meeting;<text:span text:style-name="Absatz-Standardschriftart"><text:span text:style-name="T165"> </text:span></text:span>and</text:p>
                </text:list-item>
                <text:list-item>
                  <text:p text:style-name="P188">the<text:span text:style-name="Absatz-Standardschriftart"><text:span text:style-name="T217"> </text:span></text:span>person’s<text:span text:style-name="Absatz-Standardschriftart"><text:span text:style-name="T214"> </text:span></text:span>vote<text:span text:style-name="Absatz-Standardschriftart"><text:span text:style-name="T213"> </text:span></text:span>can<text:span text:style-name="Absatz-Standardschriftart"><text:span text:style-name="T213"> </text:span></text:span>be<text:span text:style-name="Absatz-Standardschriftart"><text:span text:style-name="T217"> </text:span></text:span>taken<text:span text:style-name="Absatz-Standardschriftart"><text:span text:style-name="T213"> </text:span></text:span>into<text:span text:style-name="Absatz-Standardschriftart"><text:span text:style-name="T214"> </text:span></text:span>account<text:span text:style-name="Absatz-Standardschriftart"><text:span text:style-name="T217"> </text:span></text:span>in<text:span text:style-name="Absatz-Standardschriftart"><text:span text:style-name="T217"> </text:span></text:span>determining<text:span text:style-name="Absatz-Standardschriftart"><text:span text:style-name="T214"> </text:span></text:span>whether<text:span text:style-name="Absatz-Standardschriftart"><text:span text:style-name="T214"> </text:span></text:span>or<text:span text:style-name="Absatz-Standardschriftart"><text:span text:style-name="T217"> </text:span></text:span>not<text:span text:style-name="Absatz-Standardschriftart"><text:span text:style-name="T213"> </text:span></text:span>those<text:span text:style-name="Absatz-Standardschriftart"><text:span text:style-name="T134"> </text:span></text:span>resolutions<text:span text:style-name="Absatz-Standardschriftart"><text:span text:style-name="T167"> </text:span></text:span>are passed<text:span text:style-name="Absatz-Standardschriftart"><text:span text:style-name="T140"> </text:span></text:span>at<text:span text:style-name="Absatz-Standardschriftart"><text:span text:style-name="T199"> </text:span></text:span>the same time as the<text:span text:style-name="Absatz-Standardschriftart"><text:span text:style-name="T199"> </text:span></text:span>votes of all the other<text:span text:style-name="Absatz-Standardschriftart"><text:span text:style-name="T199"> </text:span></text:span>persons attending<text:span text:style-name="Absatz-Standardschriftart"><text:span text:style-name="T134"> </text:span></text:span>the<text:span text:style-name="Absatz-Standardschriftart"><text:span text:style-name="T1"> </text:span></text:span>meeting.</text:p>
                </text:list-item>
              </text:list>
            </text:list-item>
            <text:list-item>
              <text:p text:style-name="P123">The<text:span text:style-name="Absatz-Standardschriftart"><text:span text:style-name="T200"> </text:span></text:span><text:span text:style-name="Absatz-Standardschriftart"><text:span text:style-name="T140">directors</text:span></text:span><text:span text:style-name="Absatz-Standardschriftart"><text:span text:style-name="T200"> </text:span></text:span>may<text:span text:style-name="Absatz-Standardschriftart"><text:span text:style-name="T200"> </text:span></text:span>make<text:span text:style-name="Absatz-Standardschriftart"><text:span text:style-name="T201"> </text:span></text:span>whatever<text:span text:style-name="Absatz-Standardschriftart"><text:span text:style-name="T200"> </text:span></text:span>arrangements<text:span text:style-name="Absatz-Standardschriftart"><text:span text:style-name="T200"> </text:span></text:span>they<text:span text:style-name="Absatz-Standardschriftart"><text:span text:style-name="T200"> </text:span></text:span><text:span text:style-name="Absatz-Standardschriftart"><text:span text:style-name="T140">consider</text:span></text:span><text:span text:style-name="Absatz-Standardschriftart"><text:span text:style-name="T201"> </text:span></text:span>appropriate<text:span text:style-name="Absatz-Standardschriftart"><text:span text:style-name="T200"> </text:span></text:span>to<text:span text:style-name="Absatz-Standardschriftart"><text:span text:style-name="T200"> </text:span></text:span><text:span text:style-name="Absatz-Standardschriftart"><text:span text:style-name="T140">enable</text:span></text:span><text:span text:style-name="Absatz-Standardschriftart"><text:span text:style-name="T200"> </text:span></text:span>those<text:span text:style-name="Absatz-Standardschriftart"><text:span text:style-name="T103"> </text:span></text:span>attending<text:span text:style-name="Absatz-Standardschriftart"><text:span text:style-name="T149"> </text:span></text:span>a<text:span text:style-name="Absatz-Standardschriftart"><text:span text:style-name="T152"> </text:span></text:span>general<text:span text:style-name="Absatz-Standardschriftart"><text:span text:style-name="T149"> </text:span></text:span>meeting<text:span text:style-name="Absatz-Standardschriftart"><text:span text:style-name="T149"> </text:span></text:span>to<text:span text:style-name="Absatz-Standardschriftart"><text:span text:style-name="T149"> </text:span></text:span>exercise<text:span text:style-name="Absatz-Standardschriftart"><text:span text:style-name="T149"> </text:span></text:span>their<text:span text:style-name="Absatz-Standardschriftart"><text:span text:style-name="T149"> </text:span></text:span><text:span text:style-name="Absatz-Standardschriftart"><text:span text:style-name="T140">rights</text:span></text:span><text:span text:style-name="Absatz-Standardschriftart"><text:span text:style-name="T149"> </text:span></text:span>to<text:span text:style-name="Absatz-Standardschriftart"><text:span text:style-name="T149"> </text:span></text:span>speak<text:span text:style-name="Absatz-Standardschriftart"><text:span text:style-name="T152"> </text:span></text:span>or<text:span text:style-name="Absatz-Standardschriftart"><text:span text:style-name="T149"> </text:span></text:span>vote<text:span text:style-name="Absatz-Standardschriftart"><text:span text:style-name="T149"> </text:span></text:span>at<text:span text:style-name="Absatz-Standardschriftart"><text:span text:style-name="T149"> </text:span></text:span>it.</text:p>
            </text:list-item>
            <text:list-item>
              <text:p text:style-name="P266">In<text:span text:style-name="Absatz-Standardschriftart"><text:span text:style-name="T211"> </text:span></text:span>determining<text:span text:style-name="Absatz-Standardschriftart"><text:span text:style-name="T185"> </text:span></text:span><text:span text:style-name="Absatz-Standardschriftart"><text:span text:style-name="T140">attendance</text:span></text:span><text:span text:style-name="Absatz-Standardschriftart"><text:span text:style-name="T185"> </text:span></text:span>at<text:span text:style-name="Absatz-Standardschriftart"><text:span text:style-name="T185"> </text:span></text:span>a<text:span text:style-name="Absatz-Standardschriftart"><text:span text:style-name="T142"> </text:span></text:span><text:span text:style-name="Absatz-Standardschriftart"><text:span text:style-name="T140">general</text:span></text:span><text:span text:style-name="Absatz-Standardschriftart"><text:span text:style-name="T211"> </text:span></text:span>meeting,<text:span text:style-name="Absatz-Standardschriftart"><text:span text:style-name="T185"> </text:span></text:span>it<text:span text:style-name="Absatz-Standardschriftart"><text:span text:style-name="T185"> </text:span></text:span>is<text:span text:style-name="Absatz-Standardschriftart"><text:span text:style-name="T185"> </text:span></text:span>immaterial<text:span text:style-name="Absatz-Standardschriftart"><text:span text:style-name="T185"> </text:span></text:span><text:span text:style-name="Absatz-Standardschriftart"><text:span text:style-name="T140">whether</text:span></text:span><text:span text:style-name="Absatz-Standardschriftart"><text:span text:style-name="T211"> </text:span></text:span>any<text:span text:style-name="Absatz-Standardschriftart"><text:span text:style-name="T185"> </text:span></text:span>2<text:span text:style-name="Absatz-Standardschriftart"><text:span text:style-name="T185"> </text:span></text:span><text:span text:style-name="Absatz-Standardschriftart"><text:span text:style-name="T140">or</text:span></text:span><text:span text:style-name="Absatz-Standardschriftart"><text:span text:style-name="T185"> </text:span></text:span>more<text:span text:style-name="Absatz-Standardschriftart"><text:span text:style-name="T74"> </text:span></text:span>members<text:span text:style-name="Absatz-Standardschriftart"><text:span text:style-name="T152"> </text:span></text:span>attending<text:span text:style-name="Absatz-Standardschriftart"><text:span text:style-name="T149"> </text:span></text:span>it<text:span text:style-name="Absatz-Standardschriftart"><text:span text:style-name="T149"> </text:span></text:span>are<text:span text:style-name="Absatz-Standardschriftart"><text:span text:style-name="T152"> </text:span></text:span>in<text:span text:style-name="Absatz-Standardschriftart"><text:span text:style-name="T152"> </text:span></text:span>the<text:span text:style-name="Absatz-Standardschriftart"><text:span text:style-name="T149"> </text:span></text:span>same<text:span text:style-name="Absatz-Standardschriftart"><text:span text:style-name="T149"> </text:span></text:span>place<text:span text:style-name="Absatz-Standardschriftart"><text:span text:style-name="T149"> </text:span></text:span>as<text:span text:style-name="Absatz-Standardschriftart"><text:span text:style-name="T149"> </text:span></text:span><text:span text:style-name="Absatz-Standardschriftart"><text:span text:style-name="T140">each</text:span></text:span><text:span text:style-name="Absatz-Standardschriftart"><text:span text:style-name="T152"> </text:span></text:span>other.</text:p>
            </text:list-item>
            <text:list-item>
              <text:p text:style-name="P267">Two<text:span text:style-name="Absatz-Standardschriftart"><text:span text:style-name="T149"> </text:span></text:span>or<text:span text:style-name="Absatz-Standardschriftart"><text:span text:style-name="T151"> </text:span></text:span>more<text:span text:style-name="Absatz-Standardschriftart"><text:span text:style-name="T149"> </text:span></text:span>persons<text:span text:style-name="Absatz-Standardschriftart"><text:span text:style-name="T151"> </text:span></text:span>who<text:span text:style-name="Absatz-Standardschriftart"><text:span text:style-name="T149"> </text:span></text:span>are<text:span text:style-name="Absatz-Standardschriftart"><text:span text:style-name="T151"> </text:span></text:span>not<text:span text:style-name="Absatz-Standardschriftart"><text:span text:style-name="T149"> </text:span></text:span>in<text:span text:style-name="Absatz-Standardschriftart"><text:span text:style-name="T151"> </text:span></text:span>the<text:span text:style-name="Absatz-Standardschriftart"><text:span text:style-name="T149"> </text:span></text:span>same<text:span text:style-name="Absatz-Standardschriftart"><text:span text:style-name="T151"> </text:span></text:span>place<text:span text:style-name="Absatz-Standardschriftart"><text:span text:style-name="T149"> </text:span></text:span>as<text:span text:style-name="Absatz-Standardschriftart"><text:span text:style-name="T151"> </text:span></text:span>each<text:span text:style-name="Absatz-Standardschriftart"><text:span text:style-name="T149"> </text:span></text:span>other<text:span text:style-name="Absatz-Standardschriftart"><text:span text:style-name="T149"> </text:span></text:span>attend<text:span text:style-name="Absatz-Standardschriftart"><text:span text:style-name="T151"> </text:span></text:span>a<text:span text:style-name="Absatz-Standardschriftart"><text:span text:style-name="T149"> </text:span></text:span>general<text:span text:style-name="Absatz-Standardschriftart"><text:span text:style-name="T151"> </text:span></text:span>meeting<text:span text:style-name="Absatz-Standardschriftart"><text:span text:style-name="T81"> </text:span></text:span>if<text:span text:style-name="Absatz-Standardschriftart"><text:span text:style-name="T149"> </text:span></text:span>their<text:span text:style-name="Absatz-Standardschriftart"><text:span text:style-name="T152"> </text:span></text:span><text:span text:style-name="Absatz-Standardschriftart"><text:span text:style-name="T140">circumstances</text:span></text:span><text:span text:style-name="Absatz-Standardschriftart"><text:span text:style-name="T149"> </text:span></text:span><text:span text:style-name="Absatz-Standardschriftart"><text:span text:style-name="T140">are</text:span></text:span><text:span text:style-name="Absatz-Standardschriftart"><text:span text:style-name="T151"> </text:span></text:span>such<text:span text:style-name="Absatz-Standardschriftart"><text:span text:style-name="T149"> </text:span></text:span>that<text:span text:style-name="Absatz-Standardschriftart"><text:span text:style-name="T152"> </text:span></text:span>if<text:span text:style-name="Absatz-Standardschriftart"><text:span text:style-name="T151"> </text:span></text:span>they<text:span text:style-name="Absatz-Standardschriftart"><text:span text:style-name="T151"> </text:span></text:span><text:span text:style-name="Absatz-Standardschriftart"><text:span text:style-name="T140">have</text:span></text:span><text:span text:style-name="Absatz-Standardschriftart"><text:span text:style-name="T149"> </text:span></text:span>rights<text:span text:style-name="Absatz-Standardschriftart"><text:span text:style-name="T151"> </text:span></text:span>to<text:span text:style-name="Absatz-Standardschriftart"><text:span text:style-name="T152"> </text:span></text:span><text:span text:style-name="Absatz-Standardschriftart"><text:span text:style-name="T140">speak</text:span></text:span><text:span text:style-name="Absatz-Standardschriftart"><text:span text:style-name="T151"> </text:span></text:span>and<text:span text:style-name="Absatz-Standardschriftart"><text:span text:style-name="T151"> </text:span></text:span>vote<text:span text:style-name="Absatz-Standardschriftart"><text:span text:style-name="T152"> </text:span></text:span>at<text:span text:style-name="Absatz-Standardschriftart"><text:span text:style-name="T151"> </text:span></text:span>the<text:span text:style-name="Absatz-Standardschriftart"><text:span text:style-name="T149"> </text:span></text:span>meeting,<text:span text:style-name="Absatz-Standardschriftart"><text:span text:style-name="T151"> </text:span></text:span>they<text:span text:style-name="Absatz-Standardschriftart"><text:span text:style-name="T109"> </text:span></text:span>are<text:span text:style-name="Absatz-Standardschriftart"><text:span text:style-name="T152"> </text:span></text:span>able<text:span text:style-name="Absatz-Standardschriftart"><text:span text:style-name="T152"> </text:span></text:span>to<text:span text:style-name="Absatz-Standardschriftart"><text:span text:style-name="T152"> </text:span></text:span><text:span text:style-name="Absatz-Standardschriftart"><text:span text:style-name="T140">exercise</text:span></text:span><text:span text:style-name="Absatz-Standardschriftart"><text:span text:style-name="T152"> </text:span></text:span><text:span text:style-name="Absatz-Standardschriftart"><text:span text:style-name="T140">them.</text:span></text:span></text:p>
            </text:list-item>
          </text:list>
        </text:list-item>
      </text:list>
      <text:p text:style-name="P16"/>
      <text:list xml:id="list232527235773241" text:continue-numbering="true" text:style-name="L3">
        <text:list-item>
          <text:p text:style-name="P361">Quorum<text:span text:style-name="Absatz-Standardschriftart"><text:span text:style-name="T3"> </text:span></text:span>for<text:span text:style-name="Absatz-Standardschriftart"><text:span text:style-name="T3"> </text:span></text:span>general<text:span text:style-name="Absatz-Standardschriftart"><text:span text:style-name="T3"> </text:span></text:span>meetings</text:p>
          <text:list>
            <text:list-item>
              <text:p text:style-name="P98">Two<text:span text:style-name="Absatz-Standardschriftart"><text:span text:style-name="T152"> </text:span></text:span>members<text:span text:style-name="Absatz-Standardschriftart"><text:span text:style-name="T152"> </text:span></text:span>present<text:span text:style-name="Absatz-Standardschriftart"><text:span text:style-name="T149"> </text:span></text:span>in<text:span text:style-name="Absatz-Standardschriftart"><text:span text:style-name="T157"> </text:span></text:span>person<text:span text:style-name="Absatz-Standardschriftart"><text:span text:style-name="T149"> </text:span></text:span>or<text:span text:style-name="Absatz-Standardschriftart"><text:span text:style-name="T152"> </text:span></text:span><text:span text:style-name="Absatz-Standardschriftart"><text:span text:style-name="T140">by</text:span></text:span><text:span text:style-name="Absatz-Standardschriftart"><text:span text:style-name="T152"> </text:span></text:span>proxy<text:span text:style-name="Absatz-Standardschriftart"><text:span text:style-name="T152"> </text:span></text:span>constitute<text:span text:style-name="Absatz-Standardschriftart"><text:span text:style-name="T152"> </text:span></text:span>a<text:span text:style-name="Absatz-Standardschriftart"><text:span text:style-name="T149"> </text:span></text:span><text:span text:style-name="Absatz-Standardschriftart"><text:span text:style-name="T140">quorum</text:span></text:span><text:span text:style-name="Absatz-Standardschriftart"><text:span text:style-name="T152"> </text:span></text:span>at<text:span text:style-name="Absatz-Standardschriftart"><text:span text:style-name="T149"> </text:span></text:span>a<text:span text:style-name="Absatz-Standardschriftart"><text:span text:style-name="T152"> </text:span></text:span>general<text:span text:style-name="Absatz-Standardschriftart"><text:span text:style-name="T149"> </text:span></text:span>meeting.</text:p>
            </text:list-item>
            <text:list-item>
              <text:p text:style-name="P268">No<text:span text:style-name="Absatz-Standardschriftart"><text:span text:style-name="T3"> </text:span></text:span>business<text:span text:style-name="Absatz-Standardschriftart"><text:span text:style-name="T3"> </text:span></text:span>other<text:span text:style-name="Absatz-Standardschriftart"><text:span text:style-name="T3"> </text:span></text:span>than<text:span text:style-name="Absatz-Standardschriftart"><text:span text:style-name="T3"> </text:span></text:span>the<text:span text:style-name="Absatz-Standardschriftart"><text:span text:style-name="T3"> </text:span></text:span>appointment<text:span text:style-name="Absatz-Standardschriftart"><text:span text:style-name="T2"> </text:span></text:span>of<text:span text:style-name="Absatz-Standardschriftart"><text:span text:style-name="T3"> </text:span></text:span>the<text:span text:style-name="Absatz-Standardschriftart"><text:span text:style-name="T3"> </text:span></text:span><text:span text:style-name="Absatz-Standardschriftart"><text:span text:style-name="T140">chairperson</text:span></text:span><text:span text:style-name="Absatz-Standardschriftart"><text:span text:style-name="T2"> </text:span></text:span>of<text:span text:style-name="Absatz-Standardschriftart"><text:span text:style-name="T207"> </text:span></text:span>the<text:span text:style-name="Absatz-Standardschriftart"><text:span text:style-name="T3"> </text:span></text:span>meeting<text:span text:style-name="Absatz-Standardschriftart"><text:span text:style-name="T3"> </text:span></text:span>is<text:span text:style-name="Absatz-Standardschriftart"><text:span text:style-name="T3"> </text:span></text:span>to<text:span text:style-name="Absatz-Standardschriftart"><text:span text:style-name="T3"> </text:span></text:span>be<text:span text:style-name="Absatz-Standardschriftart"><text:span text:style-name="T3"> </text:span></text:span><text:span text:style-name="Absatz-Standardschriftart"><text:span text:style-name="T140">transacted</text:span></text:span><text:span text:style-name="Absatz-Standardschriftart"><text:span text:style-name="T64"> </text:span></text:span>at<text:span text:style-name="Absatz-Standardschriftart"><text:span text:style-name="T152"> </text:span></text:span>a<text:span text:style-name="Absatz-Standardschriftart"><text:span text:style-name="T149"> </text:span></text:span>general<text:span text:style-name="Absatz-Standardschriftart"><text:span text:style-name="T152"> </text:span></text:span>meeting<text:span text:style-name="Absatz-Standardschriftart"><text:span text:style-name="T149"> </text:span></text:span>if<text:span text:style-name="Absatz-Standardschriftart"><text:span text:style-name="T149"> </text:span></text:span>the<text:span text:style-name="Absatz-Standardschriftart"><text:span text:style-name="T149"> </text:span></text:span>persons<text:span text:style-name="Absatz-Standardschriftart"><text:span text:style-name="T149"> </text:span></text:span><text:span text:style-name="Absatz-Standardschriftart"><text:span text:style-name="T140">attending</text:span></text:span><text:span text:style-name="Absatz-Standardschriftart"><text:span text:style-name="T152"> </text:span></text:span>it<text:span text:style-name="Absatz-Standardschriftart"><text:span text:style-name="T152"> </text:span></text:span>do<text:span text:style-name="Absatz-Standardschriftart"><text:span text:style-name="T152"> </text:span></text:span>not<text:span text:style-name="Absatz-Standardschriftart"><text:span text:style-name="T149"> </text:span></text:span><text:span text:style-name="Absatz-Standardschriftart"><text:span text:style-name="T140">constitute</text:span></text:span><text:span text:style-name="Absatz-Standardschriftart"><text:span text:style-name="T149"> </text:span></text:span>a<text:span text:style-name="Absatz-Standardschriftart"><text:span text:style-name="T149"> </text:span></text:span>quorum.</text:p>
            </text:list-item>
          </text:list>
        </text:list-item>
      </text:list>
      <text:p text:style-name="P38"/>
      <text:list xml:id="list232527833488590" text:continue-numbering="true" text:style-name="L3">
        <text:list-item>
          <text:p text:style-name="P357">Chairing<text:span text:style-name="Absatz-Standardschriftart"><text:span text:style-name="T165"> </text:span></text:span>general<text:span text:style-name="Absatz-Standardschriftart"><text:span text:style-name="T165"> </text:span></text:span>meetings</text:p>
          <text:list>
            <text:list-item>
              <text:p text:style-name="P270">If<text:span text:style-name="Absatz-Standardschriftart"><text:span text:style-name="T145"> </text:span></text:span>the<text:span text:style-name="Absatz-Standardschriftart"><text:span text:style-name="T145"> </text:span></text:span><text:span text:style-name="Absatz-Standardschriftart"><text:span text:style-name="T140">chairperson</text:span></text:span><text:span text:style-name="Absatz-Standardschriftart"><text:span text:style-name="T148"> </text:span></text:span>(if<text:span text:style-name="Absatz-Standardschriftart"><text:span text:style-name="T145"> </text:span></text:span><text:span text:style-name="Absatz-Standardschriftart"><text:span text:style-name="T140">any)</text:span></text:span><text:span text:style-name="Absatz-Standardschriftart"><text:span text:style-name="T145"> </text:span></text:span>of<text:span text:style-name="Absatz-Standardschriftart"><text:span text:style-name="T148"> </text:span></text:span>the<text:span text:style-name="Absatz-Standardschriftart"><text:span text:style-name="T148"> </text:span></text:span><text:span text:style-name="Absatz-Standardschriftart"><text:span text:style-name="T140">board</text:span></text:span><text:span text:style-name="Absatz-Standardschriftart"><text:span text:style-name="T148"> </text:span></text:span>of<text:span text:style-name="Absatz-Standardschriftart"><text:span text:style-name="T148"> </text:span></text:span><text:span text:style-name="Absatz-Standardschriftart"><text:span text:style-name="T140">directors</text:span></text:span><text:span text:style-name="Absatz-Standardschriftart"><text:span text:style-name="T145"> </text:span></text:span>is<text:span text:style-name="Absatz-Standardschriftart"><text:span text:style-name="T148"> </text:span></text:span><text:span text:style-name="Absatz-Standardschriftart"><text:span text:style-name="T140">present</text:span></text:span><text:span text:style-name="Absatz-Standardschriftart"><text:span text:style-name="T148"> </text:span></text:span>at<text:span text:style-name="Absatz-Standardschriftart"><text:span text:style-name="T148"> </text:span></text:span>a<text:span text:style-name="Absatz-Standardschriftart"><text:span text:style-name="T144"> </text:span></text:span><text:span text:style-name="Absatz-Standardschriftart"><text:span text:style-name="T140">general</text:span></text:span><text:span text:style-name="Absatz-Standardschriftart"><text:span text:style-name="T148"> </text:span></text:span><text:span text:style-name="Absatz-Standardschriftart"><text:span text:style-name="T140">meeting</text:span></text:span><text:span text:style-name="Absatz-Standardschriftart"><text:span text:style-name="T148"> </text:span></text:span>and<text:span text:style-name="Absatz-Standardschriftart"><text:span text:style-name="T148"> </text:span></text:span>is<text:span text:style-name="Absatz-Standardschriftart"><text:span text:style-name="T135"> </text:span></text:span>willing<text:span text:style-name="Absatz-Standardschriftart"><text:span text:style-name="T152"> </text:span></text:span>to<text:span text:style-name="Absatz-Standardschriftart"><text:span text:style-name="T149"> </text:span></text:span><text:span text:style-name="Absatz-Standardschriftart"><text:span text:style-name="T140">preside</text:span></text:span><text:span text:style-name="Absatz-Standardschriftart"><text:span text:style-name="T152"> </text:span></text:span>as<text:span text:style-name="Absatz-Standardschriftart"><text:span text:style-name="T152"> </text:span></text:span><text:span text:style-name="Absatz-Standardschriftart"><text:span text:style-name="T140">chairperson</text:span></text:span><text:span text:style-name="Absatz-Standardschriftart"><text:span text:style-name="T149"> </text:span></text:span>at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49"> </text:span></text:span>meeting,<text:span text:style-name="Absatz-Standardschriftart"><text:span text:style-name="T152"> </text:span></text:span>the<text:span text:style-name="Absatz-Standardschriftart"><text:span text:style-name="T149"> </text:span></text:span>meeting<text:span text:style-name="Absatz-Standardschriftart"><text:span text:style-name="T152"> </text:span></text:span>is<text:span text:style-name="Absatz-Standardschriftart"><text:span text:style-name="T149"> </text:span></text:span>to<text:span text:style-name="Absatz-Standardschriftart"><text:span text:style-name="T149"> </text:span></text:span>be<text:span text:style-name="Absatz-Standardschriftart"><text:span text:style-name="T152"> </text:span></text:span>presided<text:span text:style-name="Absatz-Standardschriftart"><text:span text:style-name="T149"> </text:span></text:span>over<text:span text:style-name="Absatz-Standardschriftart"><text:span text:style-name="T152"> </text:span></text:span>by<text:span text:style-name="Absatz-Standardschriftart"><text:span text:style-name="T149"> </text:span></text:span>him<text:span text:style-name="Absatz-Standardschriftart"><text:span text:style-name="T149"> </text:span></text:span>or<text:span text:style-name="Absatz-Standardschriftart"><text:span text:style-name="T64"> </text:span></text:span>her.</text:p>
            </text:list-item>
            <text:list-item>
              <text:p text:style-name="P269">The<text:span text:style-name="Absatz-Standardschriftart"><text:span text:style-name="T202"> </text:span></text:span><text:span text:style-name="Absatz-Standardschriftart"><text:span text:style-name="T140">directors</text:span></text:span><text:span text:style-name="Absatz-Standardschriftart"><text:span text:style-name="T200"> </text:span></text:span>present<text:span text:style-name="Absatz-Standardschriftart"><text:span text:style-name="T202"> </text:span></text:span>at<text:span text:style-name="Absatz-Standardschriftart"><text:span text:style-name="T200"> </text:span></text:span>a<text:span text:style-name="Absatz-Standardschriftart"><text:span text:style-name="T200"> </text:span></text:span>general<text:span text:style-name="Absatz-Standardschriftart"><text:span text:style-name="T202"> </text:span></text:span>meeting<text:span text:style-name="Absatz-Standardschriftart"><text:span text:style-name="T200"> </text:span></text:span>must<text:span text:style-name="Absatz-Standardschriftart"><text:span text:style-name="T200"> </text:span></text:span>elect<text:span text:style-name="Absatz-Standardschriftart"><text:span text:style-name="T200"> </text:span></text:span>one<text:span text:style-name="Absatz-Standardschriftart"><text:span text:style-name="T200"> </text:span></text:span>of<text:span text:style-name="Absatz-Standardschriftart"><text:span text:style-name="T200"> </text:span></text:span>themselves<text:span text:style-name="Absatz-Standardschriftart"><text:span text:style-name="T198"> </text:span></text:span>to<text:span text:style-name="Absatz-Standardschriftart"><text:span text:style-name="T200"> </text:span></text:span>be<text:span text:style-name="Absatz-Standardschriftart"><text:span text:style-name="T200"> </text:span></text:span>the<text:span text:style-name="Absatz-Standardschriftart"><text:span text:style-name="T84"> </text:span></text:span>chairperson<text:span text:style-name="Absatz-Standardschriftart"><text:span text:style-name="T163"> </text:span></text:span>if—</text:p>
              <text:list>
                <text:list-item>
                  <text:p text:style-name="P221">there<text:span text:style-name="Absatz-Standardschriftart"><text:span text:style-name="T152"> </text:span></text:span>is<text:span text:style-name="Absatz-Standardschriftart"><text:span text:style-name="T149"> </text:span></text:span>no<text:span text:style-name="Absatz-Standardschriftart"><text:span text:style-name="T152"> </text:span></text:span>chairperson<text:span text:style-name="Absatz-Standardschriftart"><text:span text:style-name="T149"> </text:span></text:span><text:span text:style-name="Absatz-Standardschriftart"><text:span text:style-name="T140">of</text:span></text:span><text:span text:style-name="Absatz-Standardschriftart"><text:span text:style-name="T152"> </text:span></text:span>the<text:span text:style-name="Absatz-Standardschriftart"><text:span text:style-name="T149"> </text:span></text:span>board<text:span text:style-name="Absatz-Standardschriftart"><text:span text:style-name="T152"> </text:span></text:span>of<text:span text:style-name="Absatz-Standardschriftart"><text:span text:style-name="T152"> </text:span></text:span>directors;</text:p>
                </text:list-item>
                <text:list-item>
                  <text:p text:style-name="P273">the<text:span text:style-name="Absatz-Standardschriftart"><text:span text:style-name="T152"> </text:span></text:span><text:span text:style-name="Absatz-Standardschriftart"><text:span text:style-name="T140">chairperson</text:span></text:span><text:span text:style-name="Absatz-Standardschriftart"><text:span text:style-name="T152"> </text:span></text:span>is<text:span text:style-name="Absatz-Standardschriftart"><text:span text:style-name="T149"> </text:span></text:span>not<text:span text:style-name="Absatz-Standardschriftart"><text:span text:style-name="T152"> </text:span></text:span><text:span text:style-name="Absatz-Standardschriftart"><text:span text:style-name="T140">present</text:span></text:span><text:span text:style-name="Absatz-Standardschriftart"><text:span text:style-name="T152"> </text:span></text:span>within<text:span text:style-name="Absatz-Standardschriftart"><text:span text:style-name="T152"> </text:span></text:span>15<text:span text:style-name="Absatz-Standardschriftart"><text:span text:style-name="T152"> </text:span></text:span>minutes<text:span text:style-name="Absatz-Standardschriftart"><text:span text:style-name="T149"> </text:span></text:span>after<text:span text:style-name="Absatz-Standardschriftart"><text:span text:style-name="T152"> </text:span></text:span>the<text:span text:style-name="Absatz-Standardschriftart"><text:span text:style-name="T152"> </text:span></text:span>time<text:span text:style-name="Absatz-Standardschriftart"><text:span text:style-name="T149"> </text:span></text:span>appointed<text:span text:style-name="Absatz-Standardschriftart"><text:span text:style-name="T157"> </text:span></text:span>for<text:span text:style-name="Absatz-Standardschriftart"><text:span text:style-name="T149"> </text:span></text:span>holding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17"> </text:span></text:span>meeting;</text:p>
                </text:list-item>
                <text:list-item>
                  <text:p text:style-name="P274">the<text:span text:style-name="Absatz-Standardschriftart"><text:span text:style-name="T152"> </text:span></text:span><text:span text:style-name="Absatz-Standardschriftart"><text:span text:style-name="T140">chairperson</text:span></text:span><text:span text:style-name="Absatz-Standardschriftart"><text:span text:style-name="T149"> </text:span></text:span>is<text:span text:style-name="Absatz-Standardschriftart"><text:span text:style-name="T152"> </text:span></text:span>unwilling<text:span text:style-name="Absatz-Standardschriftart"><text:span text:style-name="T149"> </text:span></text:span>to<text:span text:style-name="Absatz-Standardschriftart"><text:span text:style-name="T152"> </text:span></text:span>act;<text:span text:style-name="Absatz-Standardschriftart"><text:span text:style-name="T149"> </text:span></text:span>or</text:p>
                </text:list-item>
                <text:list-item>
                  <text:p text:style-name="P277">the<text:span text:style-name="Absatz-Standardschriftart"><text:span text:style-name="T183"> </text:span></text:span><text:span text:style-name="Absatz-Standardschriftart"><text:span text:style-name="T140">chairperson</text:span></text:span><text:span text:style-name="Absatz-Standardschriftart"><text:span text:style-name="T219"> </text:span></text:span>has<text:span text:style-name="Absatz-Standardschriftart"><text:span text:style-name="T219"> </text:span></text:span>given<text:span text:style-name="Absatz-Standardschriftart"><text:span text:style-name="T219"> </text:span></text:span>notice<text:span text:style-name="Absatz-Standardschriftart"><text:span text:style-name="T183"> </text:span></text:span>to<text:span text:style-name="Absatz-Standardschriftart"><text:span text:style-name="T185"> </text:span></text:span>the<text:span text:style-name="Absatz-Standardschriftart"><text:span text:style-name="T219"> </text:span></text:span><text:span text:style-name="Absatz-Standardschriftart"><text:span text:style-name="T140">company</text:span></text:span><text:span text:style-name="Absatz-Standardschriftart"><text:span text:style-name="T219"> </text:span></text:span>of<text:span text:style-name="Absatz-Standardschriftart"><text:span text:style-name="T219"> </text:span></text:span>the<text:span text:style-name="Absatz-Standardschriftart"><text:span text:style-name="T219"> </text:span></text:span><text:span text:style-name="Absatz-Standardschriftart"><text:span text:style-name="T140">intention</text:span></text:span><text:span text:style-name="Absatz-Standardschriftart"><text:span text:style-name="T183"> </text:span></text:span>not<text:span text:style-name="Absatz-Standardschriftart"><text:span text:style-name="T185"> </text:span></text:span>to<text:span text:style-name="Absatz-Standardschriftart"><text:span text:style-name="T219"> </text:span></text:span>attend<text:span text:style-name="Absatz-Standardschriftart"><text:span text:style-name="T219"> </text:span></text:span><text:span text:style-name="Absatz-Standardschriftart"><text:span text:style-name="T140">the</text:span></text:span><text:span text:style-name="Absatz-Standardschriftart"><text:span text:style-name="T136"> </text:span></text:span>meeting.</text:p>
                </text:list-item>
              </text:list>
            </text:list-item>
            <text:list-item>
              <text:p text:style-name="P279">The<text:span text:style-name="Absatz-Standardschriftart"><text:span text:style-name="T230"> </text:span></text:span>members <text:s/>present<text:span text:style-name="Absatz-Standardschriftart"><text:span text:style-name="T230"> </text:span></text:span>at <text:s/>a <text:s/><text:span text:style-name="Absatz-Standardschriftart"><text:span text:style-name="T140">general</text:span></text:span> <text:s/>meeting<text:span text:style-name="Absatz-Standardschriftart"><text:span text:style-name="T231"> </text:span></text:span>must<text:span text:style-name="Absatz-Standardschriftart"><text:span text:style-name="T231"> </text:span></text:span>elect<text:span text:style-name="Absatz-Standardschriftart"><text:span text:style-name="T230"> </text:span></text:span>one<text:span text:style-name="Absatz-Standardschriftart"><text:span text:style-name="T230"> </text:span></text:span>of <text:s/><text:span text:style-name="Absatz-Standardschriftart"><text:span text:style-name="T140">themselves</text:span></text:span> <text:s/>to <text:s/>be <text:s/>the<text:span text:style-name="Absatz-Standardschriftart"><text:span text:style-name="T82"> </text:span></text:span>chairperson<text:span text:style-name="Absatz-Standardschriftart"><text:span text:style-name="T163"> </text:span></text:span>if—</text:p>
              <text:list>
                <text:list-item>
                  <text:p text:style-name="P160">no<text:span text:style-name="Absatz-Standardschriftart"><text:span text:style-name="T149"> </text:span></text:span>director<text:span text:style-name="Absatz-Standardschriftart"><text:span text:style-name="T149"> </text:span></text:span><text:span text:style-name="Absatz-Standardschriftart"><text:span text:style-name="T140">is</text:span></text:span><text:span text:style-name="Absatz-Standardschriftart"><text:span text:style-name="T149"> </text:span></text:span>willing<text:span text:style-name="Absatz-Standardschriftart"><text:span text:style-name="T149"> </text:span></text:span>to<text:span text:style-name="Absatz-Standardschriftart"><text:span text:style-name="T149"> </text:span></text:span><text:span text:style-name="Absatz-Standardschriftart"><text:span text:style-name="T140">act</text:span></text:span><text:span text:style-name="Absatz-Standardschriftart"><text:span text:style-name="T149"> </text:span></text:span>as<text:span text:style-name="Absatz-Standardschriftart"><text:span text:style-name="T149"> </text:span></text:span><text:span text:style-name="Absatz-Standardschriftart"><text:span text:style-name="T140">chairperson;</text:span></text:span><text:span text:style-name="Absatz-Standardschriftart"><text:span text:style-name="T149"> </text:span></text:span>or</text:p>
                </text:list-item>
                <text:list-item>
                  <text:p text:style-name="P161">no<text:span text:style-name="Absatz-Standardschriftart"><text:span text:style-name="T207"> </text:span></text:span>director<text:span text:style-name="Absatz-Standardschriftart"><text:span text:style-name="T3"> </text:span></text:span>is<text:span text:style-name="Absatz-Standardschriftart"><text:span text:style-name="T3"> </text:span></text:span>present<text:span text:style-name="Absatz-Standardschriftart"><text:span text:style-name="T3"> </text:span></text:span>within<text:span text:style-name="Absatz-Standardschriftart"><text:span text:style-name="T207"> </text:span></text:span>15<text:span text:style-name="Absatz-Standardschriftart"><text:span text:style-name="T207"> </text:span></text:span>minutes<text:span text:style-name="Absatz-Standardschriftart"><text:span text:style-name="T3"> </text:span></text:span>after<text:span text:style-name="Absatz-Standardschriftart"><text:span text:style-name="T207"> </text:span></text:span>the<text:span text:style-name="Absatz-Standardschriftart"><text:span text:style-name="T3"> </text:span></text:span>time<text:span text:style-name="Absatz-Standardschriftart"><text:span text:style-name="T207"> </text:span></text:span>appointed<text:span text:style-name="Absatz-Standardschriftart"><text:span text:style-name="T207"> </text:span></text:span>for<text:span text:style-name="Absatz-Standardschriftart"><text:span text:style-name="T3"> </text:span></text:span>holding<text:span text:style-name="Absatz-Standardschriftart"><text:span text:style-name="T207"> </text:span></text:span>the<text:span text:style-name="Absatz-Standardschriftart"><text:span text:style-name="T207"> </text:span></text:span>meeting.</text:p>
                </text:list-item>
              </text:list>
            </text:list-item>
            <text:list-item>
              <text:p text:style-name="P280">A<text:span text:style-name="Absatz-Standardschriftart"><text:span text:style-name="T170"> </text:span></text:span>proxy<text:span text:style-name="Absatz-Standardschriftart"><text:span text:style-name="T146"> </text:span></text:span>may<text:span text:style-name="Absatz-Standardschriftart"><text:span text:style-name="T170"> </text:span></text:span>be<text:span text:style-name="Absatz-Standardschriftart"><text:span text:style-name="T146"> </text:span></text:span>elected<text:span text:style-name="Absatz-Standardschriftart"><text:span text:style-name="T146"> </text:span></text:span>to<text:span text:style-name="Absatz-Standardschriftart"><text:span text:style-name="T169"> </text:span></text:span>be<text:span text:style-name="Absatz-Standardschriftart"><text:span text:style-name="T146"> </text:span></text:span>the<text:span text:style-name="Absatz-Standardschriftart"><text:span text:style-name="T170"> </text:span></text:span>chairperson<text:span text:style-name="Absatz-Standardschriftart"><text:span text:style-name="T168"> </text:span></text:span>of<text:span text:style-name="Absatz-Standardschriftart"><text:span text:style-name="T146"> </text:span></text:span>a<text:span text:style-name="Absatz-Standardschriftart"><text:span text:style-name="T170"> </text:span></text:span>general<text:span text:style-name="Absatz-Standardschriftart"><text:span text:style-name="T170"> </text:span></text:span>meeting<text:span text:style-name="Absatz-Standardschriftart"><text:span text:style-name="T170"> </text:span></text:span>by<text:span text:style-name="Absatz-Standardschriftart"><text:span text:style-name="T170"> </text:span></text:span>a<text:span text:style-name="Absatz-Standardschriftart"><text:span text:style-name="T170"> </text:span></text:span>resolution<text:span text:style-name="Absatz-Standardschriftart"><text:span text:style-name="T170"> </text:span></text:span>of<text:span text:style-name="Absatz-Standardschriftart"><text:span text:style-name="T170"> </text:span></text:span>the<text:span text:style-name="Absatz-Standardschriftart"><text:span text:style-name="T66"> </text:span></text:span>company<text:span text:style-name="Absatz-Standardschriftart"><text:span text:style-name="T175"> </text:span></text:span>passed<text:span text:style-name="Absatz-Standardschriftart"><text:span text:style-name="T175"> </text:span></text:span>at<text:span text:style-name="Absatz-Standardschriftart"><text:span text:style-name="T157"> </text:span></text:span>the<text:span text:style-name="Absatz-Standardschriftart"><text:span text:style-name="T175"> </text:span></text:span>meeting.</text:p>
            </text:list-item>
          </text:list>
        </text:list-item>
      </text:list>
      <text:p text:style-name="P81"/>
      <text:list xml:id="list232528223255754" text:continue-numbering="true" text:style-name="L3">
        <text:list-item>
          <text:p text:style-name="P357">Attendance<text:span text:style-name="Absatz-Standardschriftart"><text:span text:style-name="T3"> </text:span></text:span>and<text:span text:style-name="Absatz-Standardschriftart"><text:span text:style-name="T207"> </text:span></text:span>speaking<text:span text:style-name="Absatz-Standardschriftart"><text:span text:style-name="T3"> </text:span></text:span>by<text:span text:style-name="Absatz-Standardschriftart"><text:span text:style-name="T165"> </text:span></text:span>non-members</text:p>
          <text:list>
            <text:list-item>
              <text:p text:style-name="P281">Directors<text:span text:style-name="Absatz-Standardschriftart"><text:span text:style-name="T157"> </text:span></text:span>may<text:span text:style-name="Absatz-Standardschriftart"><text:span text:style-name="T152"> </text:span></text:span>attend<text:span text:style-name="Absatz-Standardschriftart"><text:span text:style-name="T152"> </text:span></text:span>and<text:span text:style-name="Absatz-Standardschriftart"><text:span text:style-name="T152"> </text:span></text:span>speak<text:span text:style-name="Absatz-Standardschriftart"><text:span text:style-name="T152"> </text:span></text:span>at<text:span text:style-name="Absatz-Standardschriftart"><text:span text:style-name="T152"> </text:span></text:span><text:span text:style-name="Absatz-Standardschriftart"><text:span text:style-name="T140">general</text:span></text:span><text:span text:style-name="Absatz-Standardschriftart"><text:span text:style-name="T152"> </text:span></text:span>meetings,<text:span text:style-name="Absatz-Standardschriftart"><text:span text:style-name="T152"> </text:span></text:span>whether<text:span text:style-name="Absatz-Standardschriftart"><text:span text:style-name="T152"> </text:span></text:span>or<text:span text:style-name="Absatz-Standardschriftart"><text:span text:style-name="T152"> </text:span></text:span>not<text:span text:style-name="Absatz-Standardschriftart"><text:span text:style-name="T157"> </text:span></text:span>they<text:span text:style-name="Absatz-Standardschriftart"><text:span text:style-name="T152"> </text:span></text:span>are<text:span text:style-name="Absatz-Standardschriftart"><text:span text:style-name="T152"> </text:span></text:span>members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85"> </text:span></text:span>company.</text:p>
            </text:list-item>
            <text:list-item>
              <text:p text:style-name="P284">The<text:span text:style-name="Absatz-Standardschriftart"><text:span text:style-name="T146"> </text:span></text:span><text:span text:style-name="Absatz-Standardschriftart"><text:span text:style-name="T140">chairperson</text:span></text:span><text:span text:style-name="Absatz-Standardschriftart"><text:span text:style-name="T146"> </text:span></text:span>of<text:span text:style-name="Absatz-Standardschriftart"><text:span text:style-name="T170"> </text:span></text:span>a<text:span text:style-name="Absatz-Standardschriftart"><text:span text:style-name="T146"> </text:span></text:span><text:span text:style-name="Absatz-Standardschriftart"><text:span text:style-name="T140">general</text:span></text:span><text:span text:style-name="Absatz-Standardschriftart"><text:span text:style-name="T146"> </text:span></text:span>meeting<text:span text:style-name="Absatz-Standardschriftart"><text:span text:style-name="T146"> </text:span></text:span>may<text:span text:style-name="Absatz-Standardschriftart"><text:span text:style-name="T146"> </text:span></text:span>permit<text:span text:style-name="Absatz-Standardschriftart"><text:span text:style-name="T146"> </text:span></text:span>other<text:span text:style-name="Absatz-Standardschriftart"><text:span text:style-name="T146"> </text:span></text:span><text:span text:style-name="Absatz-Standardschriftart"><text:span text:style-name="T140">persons</text:span></text:span><text:span text:style-name="Absatz-Standardschriftart"><text:span text:style-name="T144"> </text:span></text:span>to<text:span text:style-name="Absatz-Standardschriftart"><text:span text:style-name="T170"> </text:span></text:span><text:span text:style-name="Absatz-Standardschriftart"><text:span text:style-name="T140">attend</text:span></text:span><text:span text:style-name="Absatz-Standardschriftart"><text:span text:style-name="T146"> </text:span></text:span>and<text:span text:style-name="Absatz-Standardschriftart"><text:span text:style-name="T170"> </text:span></text:span><text:span text:style-name="Absatz-Standardschriftart"><text:span text:style-name="T140">speak</text:span></text:span><text:span text:style-name="Absatz-Standardschriftart"><text:span text:style-name="T146"> </text:span></text:span>at<text:span text:style-name="Absatz-Standardschriftart"><text:span text:style-name="T170"> </text:span></text:span>a<text:span text:style-name="Absatz-Standardschriftart"><text:span text:style-name="T133"> </text:span></text:span>general<text:span text:style-name="Absatz-Standardschriftart"><text:span text:style-name="T157"> </text:span></text:span>meeting<text:span text:style-name="Absatz-Standardschriftart"><text:span text:style-name="T157"> </text:span></text:span>even<text:span text:style-name="Absatz-Standardschriftart"><text:span text:style-name="T157"> </text:span></text:span>though<text:span text:style-name="Absatz-Standardschriftart"><text:span text:style-name="T157"> </text:span></text:span>they<text:span text:style-name="Absatz-Standardschriftart"><text:span text:style-name="T157"> </text:span></text:span>are<text:span text:style-name="Absatz-Standardschriftart"><text:span text:style-name="T157"> </text:span></text:span>not—</text:p>
              <text:list>
                <text:list-item>
                  <text:p text:style-name="P158">members<text:span text:style-name="Absatz-Standardschriftart"><text:span text:style-name="T157"> </text:span></text:span>of<text:span text:style-name="Absatz-Standardschriftart"><text:span text:style-name="T152"> </text:span></text:span>the<text:span text:style-name="Absatz-Standardschriftart"><text:span text:style-name="T152"> </text:span></text:span>company;<text:span text:style-name="Absatz-Standardschriftart"><text:span text:style-name="T157"> </text:span></text:span>or</text:p>
                </text:list-item>
                <text:list-item>
                  <text:p text:style-name="P161">otherwise<text:span text:style-name="Absatz-Standardschriftart"><text:span text:style-name="T157"> </text:span></text:span><text:span text:style-name="Absatz-Standardschriftart"><text:span text:style-name="T140">entitled</text:span></text:span><text:span text:style-name="Absatz-Standardschriftart"><text:span text:style-name="T152"> </text:span></text:span>to<text:span text:style-name="Absatz-Standardschriftart"><text:span text:style-name="T152"> </text:span></text:span>exercise<text:span text:style-name="Absatz-Standardschriftart"><text:span text:style-name="T157"> </text:span></text:span>the<text:span text:style-name="Absatz-Standardschriftart"><text:span text:style-name="T152"> </text:span></text:span>rights<text:span text:style-name="Absatz-Standardschriftart"><text:span text:style-name="T152"> </text:span></text:span>of<text:span text:style-name="Absatz-Standardschriftart"><text:span text:style-name="T157"> </text:span></text:span>members<text:span text:style-name="Absatz-Standardschriftart"><text:span text:style-name="T152"> </text:span></text:span>in<text:span text:style-name="Absatz-Standardschriftart"><text:span text:style-name="T152"> </text:span></text:span>relation<text:span text:style-name="Absatz-Standardschriftart"><text:span text:style-name="T152"> </text:span></text:span>to<text:span text:style-name="Absatz-Standardschriftart"><text:span text:style-name="T157"> </text:span></text:span>general<text:span text:style-name="Absatz-Standardschriftart"><text:span text:style-name="T152"> </text:span></text:span>meetings.</text:p>
                </text:list-item>
              </text:list>
            </text:list-item>
          </text:list>
        </text:list-item>
      </text:list>
      <text:p text:style-name="P40"/>
      <text:list xml:id="list232527994819598" text:continue-numbering="true" text:style-name="L3">
        <text:list-item>
          <text:p text:style-name="P357">Adjournment</text:p>
          <text:list>
            <text:list-item>
              <text:p text:style-name="P285">If<text:span text:style-name="Absatz-Standardschriftart"><text:span text:style-name="T201"> </text:span></text:span>a<text:span text:style-name="Absatz-Standardschriftart"><text:span text:style-name="T205"> </text:span></text:span>quorum<text:span text:style-name="Absatz-Standardschriftart"><text:span text:style-name="T205"> </text:span></text:span>is<text:span text:style-name="Absatz-Standardschriftart"><text:span text:style-name="T205"> </text:span></text:span>not<text:span text:style-name="Absatz-Standardschriftart"><text:span text:style-name="T201"> </text:span></text:span><text:span text:style-name="Absatz-Standardschriftart"><text:span text:style-name="T140">present</text:span></text:span><text:span text:style-name="Absatz-Standardschriftart"><text:span text:style-name="T205"> </text:span></text:span>within<text:span text:style-name="Absatz-Standardschriftart"><text:span text:style-name="T205"> </text:span></text:span>half<text:span text:style-name="Absatz-Standardschriftart"><text:span text:style-name="T201"> </text:span></text:span>an<text:span text:style-name="Absatz-Standardschriftart"><text:span text:style-name="T205"> </text:span></text:span>hour<text:span text:style-name="Absatz-Standardschriftart"><text:span text:style-name="T201"> </text:span></text:span>from<text:span text:style-name="Absatz-Standardschriftart"><text:span text:style-name="T205"> </text:span></text:span>the<text:span text:style-name="Absatz-Standardschriftart"><text:span text:style-name="T205"> </text:span></text:span>time<text:span text:style-name="Absatz-Standardschriftart"><text:span text:style-name="T205"> </text:span></text:span>appointed<text:span text:style-name="Absatz-Standardschriftart"><text:span text:style-name="T205"> </text:span></text:span><text:span text:style-name="Absatz-Standardschriftart"><text:span text:style-name="T140">for</text:span></text:span><text:span text:style-name="Absatz-Standardschriftart"><text:span text:style-name="T201"> </text:span></text:span>holding<text:span text:style-name="Absatz-Standardschriftart"><text:span text:style-name="T205"> </text:span></text:span>a<text:span text:style-name="Absatz-Standardschriftart"><text:span text:style-name="T205"> </text:span></text:span>general<text:span text:style-name="Absatz-Standardschriftart"><text:span text:style-name="T84"> </text:span></text:span>meeting,<text:span text:style-name="Absatz-Standardschriftart"><text:span text:style-name="T2"> </text:span></text:span>the<text:span text:style-name="Absatz-Standardschriftart"><text:span text:style-name="T2"> </text:span></text:span>meeting<text:span text:style-name="Absatz-Standardschriftart"><text:span text:style-name="T2"> </text:span></text:span>must—</text:p>
              <text:list>
                <text:list-item>
                  <text:p text:style-name="P158">if<text:span text:style-name="Absatz-Standardschriftart"><text:span text:style-name="T152"> </text:span></text:span>called<text:span text:style-name="Absatz-Standardschriftart"><text:span text:style-name="T152"> </text:span></text:span>on<text:span text:style-name="Absatz-Standardschriftart"><text:span text:style-name="T149"> </text:span></text:span><text:span text:style-name="Absatz-Standardschriftart"><text:span text:style-name="T140">the</text:span></text:span><text:span text:style-name="Absatz-Standardschriftart"><text:span text:style-name="T149"> </text:span></text:span>request<text:span text:style-name="Absatz-Standardschriftart"><text:span text:style-name="T149"> </text:span></text:span><text:span text:style-name="Absatz-Standardschriftart"><text:span text:style-name="T140">of</text:span></text:span><text:span text:style-name="Absatz-Standardschriftart"><text:span text:style-name="T152"> </text:span></text:span>members,<text:span text:style-name="Absatz-Standardschriftart"><text:span text:style-name="T151"> </text:span></text:span>be<text:span text:style-name="Absatz-Standardschriftart"><text:span text:style-name="T149"> </text:span></text:span><text:span text:style-name="Absatz-Standardschriftart"><text:span text:style-name="T140">dissolved;</text:span></text:span><text:span text:style-name="Absatz-Standardschriftart"><text:span text:style-name="T149"> </text:span></text:span>or</text:p>
                </text:list-item>
                <text:list-item>
                  <text:p text:style-name="P277">in<text:span text:style-name="Absatz-Standardschriftart"><text:span text:style-name="T157"> </text:span></text:span>any<text:span text:style-name="Absatz-Standardschriftart"><text:span text:style-name="T152"> </text:span></text:span>other<text:span text:style-name="Absatz-Standardschriftart"><text:span text:style-name="T157"> </text:span></text:span>case,<text:span text:style-name="Absatz-Standardschriftart"><text:span text:style-name="T175"> </text:span></text:span>be<text:span text:style-name="Absatz-Standardschriftart"><text:span text:style-name="T175"> </text:span></text:span>adjourned<text:span text:style-name="Absatz-Standardschriftart"><text:span text:style-name="T152"> </text:span></text:span>to<text:span text:style-name="Absatz-Standardschriftart"><text:span text:style-name="T157"> </text:span></text:span><text:span text:style-name="Absatz-Standardschriftart"><text:span text:style-name="T140">the</text:span></text:span><text:span text:style-name="Absatz-Standardschriftart"><text:span text:style-name="T175"> </text:span></text:span>same<text:span text:style-name="Absatz-Standardschriftart"><text:span text:style-name="T157"> </text:span></text:span>day<text:span text:style-name="Absatz-Standardschriftart"><text:span text:style-name="T152"> </text:span></text:span>in<text:span text:style-name="Absatz-Standardschriftart"><text:span text:style-name="T157"> </text:span></text:span>the<text:span text:style-name="Absatz-Standardschriftart"><text:span text:style-name="T157"> </text:span></text:span>next<text:span text:style-name="Absatz-Standardschriftart"><text:span text:style-name="T152"> </text:span></text:span>week,<text:span text:style-name="Absatz-Standardschriftart"><text:span text:style-name="T157"> </text:span></text:span>at<text:span text:style-name="Absatz-Standardschriftart"><text:span text:style-name="T152"> </text:span></text:span>the<text:span text:style-name="Absatz-Standardschriftart"><text:span text:style-name="T175"> </text:span></text:span>same<text:span text:style-name="Absatz-Standardschriftart"><text:span text:style-name="T157"> </text:span></text:span>time<text:span text:style-name="Absatz-Standardschriftart"><text:span text:style-name="T175"> </text:span></text:span>and<text:span text:style-name="Absatz-Standardschriftart"><text:span text:style-name="T88"> </text:span></text:span>place,<text:span text:style-name="Absatz-Standardschriftart"><text:span text:style-name="T152"> </text:span></text:span>or<text:span text:style-name="Absatz-Standardschriftart"><text:span text:style-name="T149"> </text:span></text:span>to<text:span text:style-name="Absatz-Standardschriftart"><text:span text:style-name="T152"> </text:span></text:span>another<text:span text:style-name="Absatz-Standardschriftart"><text:span text:style-name="T152"> </text:span></text:span>day<text:span text:style-name="Absatz-Standardschriftart"><text:span text:style-name="T149"> </text:span></text:span>and<text:span text:style-name="Absatz-Standardschriftart"><text:span text:style-name="T149"> </text:span></text:span>at<text:span text:style-name="Absatz-Standardschriftart"><text:span text:style-name="T152"> </text:span></text:span><text:span text:style-name="Absatz-Standardschriftart"><text:span text:style-name="T140">another</text:span></text:span><text:span text:style-name="Absatz-Standardschriftart"><text:span text:style-name="T149"> </text:span></text:span>time<text:span text:style-name="Absatz-Standardschriftart"><text:span text:style-name="T149"> </text:span></text:span>and<text:span text:style-name="Absatz-Standardschriftart"><text:span text:style-name="T152"> </text:span></text:span>place<text:span text:style-name="Absatz-Standardschriftart"><text:span text:style-name="T149"> </text:span></text:span>that<text:span text:style-name="Absatz-Standardschriftart"><text:span text:style-name="T149"> </text:span></text:span><text:span text:style-name="Absatz-Standardschriftart"><text:span text:style-name="T140">the</text:span></text:span><text:span text:style-name="Absatz-Standardschriftart"><text:span text:style-name="T152"> </text:span></text:span>directors<text:span text:style-name="Absatz-Standardschriftart"><text:span text:style-name="T149"> </text:span></text:span><text:span text:style-name="Absatz-Standardschriftart"><text:span text:style-name="T140">determine.</text:span></text:span></text:p>
                </text:list-item>
              </text:list>
            </text:list-item>
            <text:list-item>
              <text:p text:style-name="P282">If<text:span text:style-name="Absatz-Standardschriftart"><text:span text:style-name="T177"> </text:span></text:span>at<text:span text:style-name="Absatz-Standardschriftart"><text:span text:style-name="T178"> </text:span></text:span>the<text:span text:style-name="Absatz-Standardschriftart"><text:span text:style-name="T232"> </text:span></text:span><text:span text:style-name="Absatz-Standardschriftart"><text:span text:style-name="T140">adjourned</text:span></text:span><text:span text:style-name="Absatz-Standardschriftart"><text:span text:style-name="T178"> </text:span></text:span>meeting,<text:span text:style-name="Absatz-Standardschriftart"><text:span text:style-name="T228"> </text:span></text:span>a<text:span text:style-name="Absatz-Standardschriftart"><text:span text:style-name="T228"> </text:span></text:span><text:span text:style-name="Absatz-Standardschriftart"><text:span text:style-name="T140">quorum</text:span></text:span><text:span text:style-name="Absatz-Standardschriftart"><text:span text:style-name="T177"> </text:span></text:span>is<text:span text:style-name="Absatz-Standardschriftart"><text:span text:style-name="T178"> </text:span></text:span>not<text:span text:style-name="Absatz-Standardschriftart"><text:span text:style-name="T232"> </text:span></text:span>present<text:span text:style-name="Absatz-Standardschriftart"><text:span text:style-name="T228"> </text:span></text:span><text:span text:style-name="Absatz-Standardschriftart"><text:span text:style-name="T140">within</text:span></text:span><text:span text:style-name="Absatz-Standardschriftart"><text:span text:style-name="T177"> </text:span></text:span>half<text:span text:style-name="Absatz-Standardschriftart"><text:span text:style-name="T228"> </text:span></text:span>an<text:span text:style-name="Absatz-Standardschriftart"><text:span text:style-name="T232"> </text:span></text:span>hour<text:span text:style-name="Absatz-Standardschriftart"><text:span text:style-name="T178"> </text:span></text:span>from<text:span text:style-name="Absatz-Standardschriftart"><text:span text:style-name="T228"> </text:span></text:span>the<text:span text:style-name="Absatz-Standardschriftart"><text:span text:style-name="T228"> </text:span></text:span>time<text:span text:style-name="Absatz-Standardschriftart"><text:span text:style-name="T64"> </text:span></text:span>appointed<text:span text:style-name="Absatz-Standardschriftart"><text:span text:style-name="T144"> </text:span></text:span><text:span text:style-name="Absatz-Standardschriftart"><text:span text:style-name="T140">for</text:span></text:span><text:span text:style-name="Absatz-Standardschriftart"><text:span text:style-name="T145"> </text:span></text:span>holding<text:span text:style-name="Absatz-Standardschriftart"><text:span text:style-name="T144"> </text:span></text:span><text:span text:style-name="Absatz-Standardschriftart"><text:span text:style-name="T140">the</text:span></text:span><text:span text:style-name="Absatz-Standardschriftart"><text:span text:style-name="T145"> </text:span></text:span>meeting,<text:span text:style-name="Absatz-Standardschriftart"><text:span text:style-name="T145"> </text:span></text:span>the<text:span text:style-name="Absatz-Standardschriftart"><text:span text:style-name="T144"> </text:span></text:span>member<text:span text:style-name="Absatz-Standardschriftart"><text:span text:style-name="T145"> </text:span></text:span>or<text:span text:style-name="Absatz-Standardschriftart"><text:span text:style-name="T144"> </text:span></text:span>members<text:span text:style-name="Absatz-Standardschriftart"><text:span text:style-name="T145"> </text:span></text:span>present<text:span text:style-name="Absatz-Standardschriftart"><text:span text:style-name="T145"> </text:span></text:span>in<text:span text:style-name="Absatz-Standardschriftart"><text:span text:style-name="T144"> </text:span></text:span>person<text:span text:style-name="Absatz-Standardschriftart"><text:span text:style-name="T145"> </text:span></text:span>or<text:span text:style-name="Absatz-Standardschriftart"><text:span text:style-name="T144"> </text:span></text:span>by<text:span text:style-name="Absatz-Standardschriftart"><text:span text:style-name="T144"> </text:span></text:span>proxy<text:span text:style-name="Absatz-Standardschriftart"><text:span text:style-name="T69"> </text:span></text:span>constitute<text:span text:style-name="Absatz-Standardschriftart"><text:span text:style-name="T3"> </text:span></text:span>a<text:span text:style-name="Absatz-Standardschriftart"><text:span text:style-name="T207"> </text:span></text:span>quorum.</text:p>
            </text:list-item>
            <text:list-item>
              <text:p text:style-name="P286">The<text:span text:style-name="Absatz-Standardschriftart"><text:span text:style-name="T152"> </text:span></text:span><text:span text:style-name="Absatz-Standardschriftart"><text:span text:style-name="T140">chairperson</text:span></text:span><text:span text:style-name="Absatz-Standardschriftart"><text:span text:style-name="T152"> </text:span></text:span>may<text:span text:style-name="Absatz-Standardschriftart"><text:span text:style-name="T149"> </text:span></text:span>adjourn<text:span text:style-name="Absatz-Standardschriftart"><text:span text:style-name="T152"> </text:span></text:span>a<text:span text:style-name="Absatz-Standardschriftart"><text:span text:style-name="T152"> </text:span></text:span><text:span text:style-name="Absatz-Standardschriftart"><text:span text:style-name="T140">general</text:span></text:span><text:span text:style-name="Absatz-Standardschriftart"><text:span text:style-name="T149"> </text:span></text:span>meeting<text:span text:style-name="Absatz-Standardschriftart"><text:span text:style-name="T152"> </text:span></text:span>at<text:span text:style-name="Absatz-Standardschriftart"><text:span text:style-name="T152"> </text:span></text:span>which<text:span text:style-name="Absatz-Standardschriftart"><text:span text:style-name="T149"> </text:span></text:span>a<text:span text:style-name="Absatz-Standardschriftart"><text:span text:style-name="T152"> </text:span></text:span><text:span text:style-name="Absatz-Standardschriftart"><text:span text:style-name="T140">quorum</text:span></text:span><text:span text:style-name="Absatz-Standardschriftart"><text:span text:style-name="T152"> </text:span></text:span>is<text:span text:style-name="Absatz-Standardschriftart"><text:span text:style-name="T149"> </text:span></text:span>present<text:span text:style-name="Absatz-Standardschriftart"><text:span text:style-name="T152"> </text:span></text:span>if—</text:p>
              <text:list>
                <text:list-item>
                  <text:p text:style-name="P159">the<text:span text:style-name="Absatz-Standardschriftart"><text:span text:style-name="T157"> </text:span></text:span>meeting<text:span text:style-name="Absatz-Standardschriftart"><text:span text:style-name="T157"> </text:span></text:span>consents<text:span text:style-name="Absatz-Standardschriftart"><text:span text:style-name="T152"> </text:span></text:span>to<text:span text:style-name="Absatz-Standardschriftart"><text:span text:style-name="T175"> </text:span></text:span>an<text:span text:style-name="Absatz-Standardschriftart"><text:span text:style-name="T152"> </text:span></text:span>adjournment;<text:span text:style-name="Absatz-Standardschriftart"><text:span text:style-name="T152"> </text:span></text:span>or</text:p>
                </text:list-item>
                <text:list-item>
                  <text:p text:style-name="P278">it<text:span text:style-name="Absatz-Standardschriftart"><text:span text:style-name="T205"> </text:span></text:span>appears<text:span text:style-name="Absatz-Standardschriftart"><text:span text:style-name="T205"> </text:span></text:span><text:span text:style-name="Absatz-Standardschriftart"><text:span text:style-name="T140">to</text:span></text:span><text:span text:style-name="Absatz-Standardschriftart"><text:span text:style-name="T205"> </text:span></text:span>the<text:span text:style-name="Absatz-Standardschriftart"><text:span text:style-name="T201"> </text:span></text:span><text:span text:style-name="Absatz-Standardschriftart"><text:span text:style-name="T140">chairperson</text:span></text:span><text:span text:style-name="Absatz-Standardschriftart"><text:span text:style-name="T205"> </text:span></text:span>that<text:span text:style-name="Absatz-Standardschriftart"><text:span text:style-name="T201"> </text:span></text:span><text:span text:style-name="Absatz-Standardschriftart"><text:span text:style-name="T140">an</text:span></text:span><text:span text:style-name="Absatz-Standardschriftart"><text:span text:style-name="T205"> </text:span></text:span>adjournment<text:span text:style-name="Absatz-Standardschriftart"><text:span text:style-name="T205"> </text:span></text:span>is<text:span text:style-name="Absatz-Standardschriftart"><text:span text:style-name="T205"> </text:span></text:span><text:span text:style-name="Absatz-Standardschriftart"><text:span text:style-name="T140">necessary</text:span></text:span><text:span text:style-name="Absatz-Standardschriftart"><text:span text:style-name="T205"> </text:span></text:span>to<text:span text:style-name="Absatz-Standardschriftart"><text:span text:style-name="T205"> </text:span></text:span><text:span text:style-name="Absatz-Standardschriftart"><text:span text:style-name="T140">protect</text:span></text:span><text:span text:style-name="Absatz-Standardschriftart"><text:span text:style-name="T205"> </text:span></text:span>the<text:span text:style-name="Absatz-Standardschriftart"><text:span text:style-name="T201"> </text:span></text:span><text:span text:style-name="Absatz-Standardschriftart"><text:span text:style-name="T140">safety</text:span></text:span><text:span text:style-name="Absatz-Standardschriftart"><text:span text:style-name="T201"> </text:span></text:span>of<text:span text:style-name="Absatz-Standardschriftart"><text:span text:style-name="T120"> </text:span></text:span>any<text:span text:style-name="Absatz-Standardschriftart"><text:span text:style-name="T227"> </text:span></text:span>person<text:span text:style-name="Absatz-Standardschriftart"><text:span text:style-name="T233"> </text:span></text:span>attending<text:span text:style-name="Absatz-Standardschriftart"><text:span text:style-name="T233"> </text:span></text:span>the<text:span text:style-name="Absatz-Standardschriftart"><text:span text:style-name="T227"> </text:span></text:span>meeting<text:span text:style-name="Absatz-Standardschriftart"><text:span text:style-name="T227"> </text:span></text:span>or<text:span text:style-name="Absatz-Standardschriftart"><text:span text:style-name="T233"> </text:span></text:span>ensure<text:span text:style-name="Absatz-Standardschriftart"><text:span text:style-name="T233"> </text:span></text:span>that<text:span text:style-name="Absatz-Standardschriftart"><text:span text:style-name="T227"> </text:span></text:span>the<text:span text:style-name="Absatz-Standardschriftart"><text:span text:style-name="T227"> </text:span></text:span>business<text:span text:style-name="Absatz-Standardschriftart"><text:span text:style-name="T227"> </text:span></text:span>of<text:span text:style-name="Absatz-Standardschriftart"><text:span text:style-name="T226"> </text:span></text:span>the<text:span text:style-name="Absatz-Standardschriftart"><text:span text:style-name="T227"> </text:span></text:span>meeting<text:span text:style-name="Absatz-Standardschriftart"><text:span text:style-name="T233"> </text:span></text:span>is<text:span text:style-name="Absatz-Standardschriftart"><text:span text:style-name="T81"> </text:span></text:span>conducted<text:span text:style-name="Absatz-Standardschriftart"><text:span text:style-name="T175"> </text:span></text:span>in<text:span text:style-name="Absatz-Standardschriftart"><text:span text:style-name="T157"> </text:span></text:span>an<text:span text:style-name="Absatz-Standardschriftart"><text:span text:style-name="T175"> </text:span></text:span>orderly<text:span text:style-name="Absatz-Standardschriftart"><text:span text:style-name="T157"> </text:span></text:span>manner.</text:p>
                </text:list-item>
              </text:list>
            </text:list-item>
            <text:list-item>
              <text:p text:style-name="P153">The<text:span text:style-name="Absatz-Standardschriftart"><text:span text:style-name="T152"> </text:span></text:span><text:span text:style-name="Absatz-Standardschriftart"><text:span text:style-name="T140">chairperson</text:span></text:span><text:span text:style-name="Absatz-Standardschriftart"><text:span text:style-name="T149"> </text:span></text:span>must<text:span text:style-name="Absatz-Standardschriftart"><text:span text:style-name="T152"> </text:span></text:span>adjourn<text:span text:style-name="Absatz-Standardschriftart"><text:span text:style-name="T149"> </text:span></text:span>a<text:span text:style-name="Absatz-Standardschriftart"><text:span text:style-name="T149"> </text:span></text:span><text:span text:style-name="Absatz-Standardschriftart"><text:span text:style-name="T140">general</text:span></text:span><text:span text:style-name="Absatz-Standardschriftart"><text:span text:style-name="T152"> </text:span></text:span>meeting<text:span text:style-name="Absatz-Standardschriftart"><text:span text:style-name="T149"> </text:span></text:span>if<text:span text:style-name="Absatz-Standardschriftart"><text:span text:style-name="T152"> </text:span></text:span>directed<text:span text:style-name="Absatz-Standardschriftart"><text:span text:style-name="T149"> </text:span></text:span><text:span text:style-name="Absatz-Standardschriftart"><text:span text:style-name="T140">to</text:span></text:span><text:span text:style-name="Absatz-Standardschriftart"><text:span text:style-name="T149"> </text:span></text:span>do<text:span text:style-name="Absatz-Standardschriftart"><text:span text:style-name="T152"> </text:span></text:span>so<text:span text:style-name="Absatz-Standardschriftart"><text:span text:style-name="T149"> </text:span></text:span>by<text:span text:style-name="Absatz-Standardschriftart"><text:span text:style-name="T149"> </text:span></text:span>the<text:span text:style-name="Absatz-Standardschriftart"><text:span text:style-name="T152"> </text:span></text:span>meeting.</text:p>
            </text:list-item>
            <text:list-item>
              <text:p text:style-name="P270">When<text:span text:style-name="Absatz-Standardschriftart"><text:span text:style-name="T201"> </text:span></text:span><text:span text:style-name="Absatz-Standardschriftart"><text:span text:style-name="T140">adjourning</text:span></text:span><text:span text:style-name="Absatz-Standardschriftart"><text:span text:style-name="T201"> </text:span></text:span>a<text:span text:style-name="Absatz-Standardschriftart"><text:span text:style-name="T205"> </text:span></text:span><text:span text:style-name="Absatz-Standardschriftart"><text:span text:style-name="T140">general</text:span></text:span><text:span text:style-name="Absatz-Standardschriftart"><text:span text:style-name="T201"> </text:span></text:span><text:span text:style-name="Absatz-Standardschriftart"><text:span text:style-name="T140">meeting,</text:span></text:span><text:span text:style-name="Absatz-Standardschriftart"><text:span text:style-name="T201"> </text:span></text:span>the<text:span text:style-name="Absatz-Standardschriftart"><text:span text:style-name="T205"> </text:span></text:span><text:span text:style-name="Absatz-Standardschriftart"><text:span text:style-name="T140">chairperson</text:span></text:span><text:span text:style-name="Absatz-Standardschriftart"><text:span text:style-name="T201"> </text:span></text:span>must<text:span text:style-name="Absatz-Standardschriftart"><text:span text:style-name="T200"> </text:span></text:span>specify<text:span text:style-name="Absatz-Standardschriftart"><text:span text:style-name="T205"> </text:span></text:span>the<text:span text:style-name="Absatz-Standardschriftart"><text:span text:style-name="T200"> </text:span></text:span>date,<text:span text:style-name="Absatz-Standardschriftart"><text:span text:style-name="T201"> </text:span></text:span>time<text:span text:style-name="Absatz-Standardschriftart"><text:span text:style-name="T205"> </text:span></text:span><text:span text:style-name="Absatz-Standardschriftart"><text:span text:style-name="T140">and</text:span></text:span><text:span text:style-name="Absatz-Standardschriftart"><text:span text:style-name="T201"> </text:span></text:span>place<text:span text:style-name="Absatz-Standardschriftart"><text:span text:style-name="T107"> </text:span></text:span>to<text:span text:style-name="Absatz-Standardschriftart"><text:span text:style-name="T152"> </text:span></text:span>which<text:span text:style-name="Absatz-Standardschriftart"><text:span text:style-name="T149"> </text:span></text:span>it<text:span text:style-name="Absatz-Standardschriftart"><text:span text:style-name="T149"> </text:span></text:span>is<text:span text:style-name="Absatz-Standardschriftart"><text:span text:style-name="T152"> </text:span></text:span>adjourned.</text:p>
            </text:list-item>
            <text:list-item>
              <text:p text:style-name="P287">Only<text:span text:style-name="Absatz-Standardschriftart"><text:span text:style-name="T151"> </text:span></text:span>the<text:span text:style-name="Absatz-Standardschriftart"><text:span text:style-name="T153"> </text:span></text:span>business<text:span text:style-name="Absatz-Standardschriftart"><text:span text:style-name="T153"> </text:span></text:span>left<text:span text:style-name="Absatz-Standardschriftart"><text:span text:style-name="T151"> </text:span></text:span><text:span text:style-name="Absatz-Standardschriftart"><text:span text:style-name="T140">unfinished</text:span></text:span><text:span text:style-name="Absatz-Standardschriftart"><text:span text:style-name="T151"> </text:span></text:span>at<text:span text:style-name="Absatz-Standardschriftart"><text:span text:style-name="T151"> </text:span></text:span>the<text:span text:style-name="Absatz-Standardschriftart"><text:span text:style-name="T151"> </text:span></text:span>general<text:span text:style-name="Absatz-Standardschriftart"><text:span text:style-name="T151"> </text:span></text:span>meeting<text:span text:style-name="Absatz-Standardschriftart"><text:span text:style-name="T153"> </text:span></text:span>may<text:span text:style-name="Absatz-Standardschriftart"><text:span text:style-name="T151"> </text:span></text:span>be<text:span text:style-name="Absatz-Standardschriftart"><text:span text:style-name="T153"> </text:span></text:span>transacted<text:span text:style-name="Absatz-Standardschriftart"><text:span text:style-name="T153"> </text:span></text:span>at<text:span text:style-name="Absatz-Standardschriftart"><text:span text:style-name="T151"> </text:span></text:span>the<text:span text:style-name="Absatz-Standardschriftart"><text:span text:style-name="T151"> </text:span></text:span><text:span text:style-name="Absatz-Standardschriftart"><text:span text:style-name="T140">adjourned</text:span></text:span><text:span text:style-name="Absatz-Standardschriftart"><text:span text:style-name="T68"> </text:span></text:span>meeting.</text:p>
            </text:list-item>
            <text:list-item>
              <text:p text:style-name="P271">If<text:span text:style-name="Absatz-Standardschriftart"><text:span text:style-name="T140"> </text:span></text:span>a<text:span text:style-name="Absatz-Standardschriftart"><text:span text:style-name="T140"> </text:span></text:span>general<text:span text:style-name="Absatz-Standardschriftart"><text:span text:style-name="T167"> </text:span></text:span>meeting<text:span text:style-name="Absatz-Standardschriftart"><text:span text:style-name="T140"> </text:span></text:span>is<text:span text:style-name="Absatz-Standardschriftart"><text:span text:style-name="T140"> adjourned </text:span></text:span>for<text:span text:style-name="Absatz-Standardschriftart"><text:span text:style-name="T167"> </text:span></text:span>30<text:span text:style-name="Absatz-Standardschriftart"><text:span text:style-name="T140"> </text:span></text:span>days<text:span text:style-name="Absatz-Standardschriftart"><text:span text:style-name="T140"> </text:span></text:span>or<text:span text:style-name="Absatz-Standardschriftart"><text:span text:style-name="T167"> </text:span></text:span>more,<text:span text:style-name="Absatz-Standardschriftart"><text:span text:style-name="T140"> </text:span></text:span>notice<text:span text:style-name="Absatz-Standardschriftart"><text:span text:style-name="T153"> </text:span></text:span>of the<text:span text:style-name="Absatz-Standardschriftart"><text:span text:style-name="T167"> </text:span></text:span><text:span text:style-name="Absatz-Standardschriftart"><text:span text:style-name="T140">adjourned </text:span></text:span>meeting<text:span text:style-name="Absatz-Standardschriftart"><text:span text:style-name="T140"> </text:span></text:span>must<text:span text:style-name="Absatz-Standardschriftart"><text:span text:style-name="T122"> </text:span></text:span>be<text:span text:style-name="Absatz-Standardschriftart"><text:span text:style-name="T152"> </text:span></text:span>given<text:span text:style-name="Absatz-Standardschriftart"><text:span text:style-name="T149"> </text:span></text:span>as<text:span text:style-name="Absatz-Standardschriftart"><text:span text:style-name="T149"> </text:span></text:span>for<text:span text:style-name="Absatz-Standardschriftart"><text:span text:style-name="T149"> </text:span></text:span>an<text:span text:style-name="Absatz-Standardschriftart"><text:span text:style-name="T152"> </text:span></text:span><text:span text:style-name="Absatz-Standardschriftart"><text:span text:style-name="T140">original</text:span></text:span><text:span text:style-name="Absatz-Standardschriftart"><text:span text:style-name="T149"> </text:span></text:span>meeting.</text:p>
            </text:list-item>
            <text:list-item>
              <text:p text:style-name="P288">If<text:span text:style-name="Absatz-Standardschriftart"><text:span text:style-name="T151"> </text:span></text:span>a<text:span text:style-name="Absatz-Standardschriftart"><text:span text:style-name="T153"> </text:span></text:span>general<text:span text:style-name="Absatz-Standardschriftart"><text:span text:style-name="T151"> </text:span></text:span>meeting<text:span text:style-name="Absatz-Standardschriftart"><text:span text:style-name="T153"> </text:span></text:span>is<text:span text:style-name="Absatz-Standardschriftart"><text:span text:style-name="T153"> </text:span></text:span><text:span text:style-name="Absatz-Standardschriftart"><text:span text:style-name="T140">adjourned</text:span></text:span><text:span text:style-name="Absatz-Standardschriftart"><text:span text:style-name="T153"> </text:span></text:span>for<text:span text:style-name="Absatz-Standardschriftart"><text:span text:style-name="T151"> </text:span></text:span>less<text:span text:style-name="Absatz-Standardschriftart"><text:span text:style-name="T151"> </text:span></text:span>than<text:span text:style-name="Absatz-Standardschriftart"><text:span text:style-name="T153"> </text:span></text:span><text:span text:style-name="Absatz-Standardschriftart"><text:span text:style-name="T140">30</text:span></text:span><text:span text:style-name="Absatz-Standardschriftart"><text:span text:style-name="T167"> </text:span></text:span>days,<text:span text:style-name="Absatz-Standardschriftart"><text:span text:style-name="T153"> </text:span></text:span>it<text:span text:style-name="Absatz-Standardschriftart"><text:span text:style-name="T153"> </text:span></text:span>is<text:span text:style-name="Absatz-Standardschriftart"><text:span text:style-name="T151"> </text:span></text:span>not<text:span text:style-name="Absatz-Standardschriftart"><text:span text:style-name="T151"> </text:span></text:span><text:span text:style-name="Absatz-Standardschriftart"><text:span text:style-name="T140">necessary</text:span></text:span><text:span text:style-name="Absatz-Standardschriftart"><text:span text:style-name="T153"> </text:span></text:span>to<text:span text:style-name="Absatz-Standardschriftart"><text:span text:style-name="T153"> </text:span></text:span>give<text:span text:style-name="Absatz-Standardschriftart"><text:span text:style-name="T153"> </text:span></text:span>any<text:span text:style-name="Absatz-Standardschriftart"><text:span text:style-name="T153"> </text:span></text:span>notice<text:span text:style-name="Absatz-Standardschriftart"><text:span text:style-name="T109"> </text:span></text:span>of<text:span text:style-name="Absatz-Standardschriftart"><text:span text:style-name="T175"> </text:span></text:span>the<text:span text:style-name="Absatz-Standardschriftart"><text:span text:style-name="T175"> </text:span></text:span><text:span text:style-name="Absatz-Standardschriftart"><text:span text:style-name="T140">adjourned</text:span></text:span><text:span text:style-name="Absatz-Standardschriftart"><text:span text:style-name="T175"> </text:span></text:span>meeting.</text:p>
            </text:list-item>
          </text:list>
        </text:list-item>
      </text:list>
      <text:p text:style-name="P51"/>
      <text:h text:style-name="P373" text:outline-level="2"><text:span text:style-name="Absatz-Standardschriftart"><text:span text:style-name="T140">Division</text:span></text:span><text:span text:style-name="Absatz-Standardschriftart"><text:span text:style-name="T167"> </text:span></text:span><text:span text:style-name="Absatz-Standardschriftart"><text:span text:style-name="T140">3—Voting </text:span></text:span>at<text:span text:style-name="Absatz-Standardschriftart"><text:span text:style-name="T140"> General</text:span></text:span><text:span text:style-name="Absatz-Standardschriftart"><text:span text:style-name="T167"> </text:span></text:span>Meetings</text:h>
      <text:p text:style-name="P52"/>
      <text:list xml:id="list232526956755319" text:continue-numbering="true" text:style-name="L3">
        <text:list-item>
          <text:p text:style-name="P348">General<text:span text:style-name="Absatz-Standardschriftart"><text:span text:style-name="T2"> </text:span></text:span>rules<text:span text:style-name="Absatz-Standardschriftart"><text:span text:style-name="T175"> </text:span></text:span>on<text:span text:style-name="Absatz-Standardschriftart"><text:span text:style-name="T175"> </text:span></text:span>voting</text:p>
          <text:list>
            <text:list-item>
              <text:p text:style-name="P272">A<text:span text:style-name="Absatz-Standardschriftart"><text:span text:style-name="T2"> </text:span></text:span>resolution<text:span text:style-name="Absatz-Standardschriftart"><text:span text:style-name="T175"> </text:span></text:span>put<text:span text:style-name="Absatz-Standardschriftart"><text:span text:style-name="T157"> </text:span></text:span>to<text:span text:style-name="Absatz-Standardschriftart"><text:span text:style-name="T175"> </text:span></text:span>the<text:span text:style-name="Absatz-Standardschriftart"><text:span text:style-name="T175"> </text:span></text:span>vote<text:span text:style-name="Absatz-Standardschriftart"><text:span text:style-name="T2"> </text:span></text:span>of<text:span text:style-name="Absatz-Standardschriftart"><text:span text:style-name="T175"> </text:span></text:span>a<text:span text:style-name="Absatz-Standardschriftart"><text:span text:style-name="T175"> </text:span></text:span>general<text:span text:style-name="Absatz-Standardschriftart"><text:span text:style-name="T157"> </text:span></text:span>meeting<text:span text:style-name="Absatz-Standardschriftart"><text:span text:style-name="T175"> </text:span></text:span>must<text:span text:style-name="Absatz-Standardschriftart"><text:span text:style-name="T2"> </text:span></text:span>be<text:span text:style-name="Absatz-Standardschriftart"><text:span text:style-name="T175"> </text:span></text:span>decided<text:span text:style-name="Absatz-Standardschriftart"><text:span text:style-name="T157"> </text:span></text:span>on<text:span text:style-name="Absatz-Standardschriftart"><text:span text:style-name="T175"> </text:span></text:span>a<text:span text:style-name="Absatz-Standardschriftart"><text:span text:style-name="T175"> </text:span></text:span>show<text:span text:style-name="Absatz-Standardschriftart"><text:span text:style-name="T2"> </text:span></text:span>of<text:span text:style-name="Absatz-Standardschriftart"><text:span text:style-name="T175"> </text:span></text:span>hands<text:span text:style-name="Absatz-Standardschriftart"><text:span text:style-name="T157"> </text:span></text:span>unless<text:span text:style-name="Absatz-Standardschriftart"><text:span text:style-name="T66"> </text:span></text:span>a<text:span text:style-name="Absatz-Standardschriftart"><text:span text:style-name="T152"> </text:span></text:span>poll<text:span text:style-name="Absatz-Standardschriftart"><text:span text:style-name="T152"> </text:span></text:span>is<text:span text:style-name="Absatz-Standardschriftart"><text:span text:style-name="T157"> </text:span></text:span>duly<text:span text:style-name="Absatz-Standardschriftart"><text:span text:style-name="T152"> </text:span></text:span>demanded<text:span text:style-name="Absatz-Standardschriftart"><text:span text:style-name="T149"> </text:span></text:span>in<text:span text:style-name="Absatz-Standardschriftart"><text:span text:style-name="T152"> </text:span></text:span>accordance<text:span text:style-name="Absatz-Standardschriftart"><text:span text:style-name="T152"> </text:span></text:span>with<text:span text:style-name="Absatz-Standardschriftart"><text:span text:style-name="T152"> </text:span></text:span>these<text:span text:style-name="Absatz-Standardschriftart"><text:span text:style-name="T157"> </text:span></text:span>articles.</text:p>
            </text:list-item>
            <text:list-item>
              <text:p text:style-name="P288">If<text:span text:style-name="Absatz-Standardschriftart"><text:span text:style-name="T205"> </text:span></text:span>there<text:span text:style-name="Absatz-Standardschriftart"><text:span text:style-name="T201"> </text:span></text:span>is<text:span text:style-name="Absatz-Standardschriftart"><text:span text:style-name="T205"> </text:span></text:span><text:span text:style-name="Absatz-Standardschriftart"><text:span text:style-name="T140">an</text:span></text:span><text:span text:style-name="Absatz-Standardschriftart"><text:span text:style-name="T205"> </text:span></text:span>equality<text:span text:style-name="Absatz-Standardschriftart"><text:span text:style-name="T205"> </text:span></text:span>of<text:span text:style-name="Absatz-Standardschriftart"><text:span text:style-name="T201"> </text:span></text:span>votes,<text:span text:style-name="Absatz-Standardschriftart"><text:span text:style-name="T205"> </text:span></text:span>whether<text:span text:style-name="Absatz-Standardschriftart"><text:span text:style-name="T205"> </text:span></text:span>on<text:span text:style-name="Absatz-Standardschriftart"><text:span text:style-name="T205"> </text:span></text:span>a<text:span text:style-name="Absatz-Standardschriftart"><text:span text:style-name="T204"> </text:span></text:span><text:span text:style-name="Absatz-Standardschriftart"><text:span text:style-name="T140">show</text:span></text:span><text:span text:style-name="Absatz-Standardschriftart"><text:span text:style-name="T205"> </text:span></text:span>of<text:span text:style-name="Absatz-Standardschriftart"><text:span text:style-name="T205"> </text:span></text:span>hands<text:span text:style-name="Absatz-Standardschriftart"><text:span text:style-name="T205"> </text:span></text:span>or<text:span text:style-name="Absatz-Standardschriftart"><text:span text:style-name="T205"> </text:span></text:span>on<text:span text:style-name="Absatz-Standardschriftart"><text:span text:style-name="T205"> </text:span></text:span>a<text:span text:style-name="Absatz-Standardschriftart"><text:span text:style-name="T205"> </text:span></text:span><text:span text:style-name="Absatz-Standardschriftart"><text:span text:style-name="T140">poll,</text:span></text:span><text:span text:style-name="Absatz-Standardschriftart"><text:span text:style-name="T205"> </text:span></text:span>the<text:span text:style-name="Absatz-Standardschriftart"><text:span text:style-name="T205"> </text:span></text:span><text:span text:style-name="Absatz-Standardschriftart"><text:span text:style-name="T140">chairperson</text:span></text:span><text:span text:style-name="Absatz-Standardschriftart"><text:span text:style-name="T205"> </text:span></text:span>of<text:span text:style-name="Absatz-Standardschriftart"><text:span text:style-name="T109"> </text:span></text:span>the<text:span text:style-name="Absatz-Standardschriftart"><text:span text:style-name="T145"> </text:span></text:span>meeting<text:span text:style-name="Absatz-Standardschriftart"><text:span text:style-name="T148"> </text:span></text:span>at<text:span text:style-name="Absatz-Standardschriftart"><text:span text:style-name="T148"> </text:span></text:span>which<text:span text:style-name="Absatz-Standardschriftart"><text:span text:style-name="T145"> </text:span></text:span>the<text:span text:style-name="Absatz-Standardschriftart"><text:span text:style-name="T148"> </text:span></text:span>show<text:span text:style-name="Absatz-Standardschriftart"><text:span text:style-name="T148"> </text:span></text:span>of<text:span text:style-name="Absatz-Standardschriftart"><text:span text:style-name="T145"> </text:span></text:span>hands<text:span text:style-name="Absatz-Standardschriftart"><text:span text:style-name="T148"> </text:span></text:span>takes<text:span text:style-name="Absatz-Standardschriftart"><text:span text:style-name="T145"> </text:span></text:span>place<text:span text:style-name="Absatz-Standardschriftart"><text:span text:style-name="T145"> </text:span></text:span>or<text:span text:style-name="Absatz-Standardschriftart"><text:span text:style-name="T148"> </text:span></text:span>at<text:span text:style-name="Absatz-Standardschriftart"><text:span text:style-name="T145"> </text:span></text:span>which<text:span text:style-name="Absatz-Standardschriftart"><text:span text:style-name="T145"> </text:span></text:span>the<text:span text:style-name="Absatz-Standardschriftart"><text:span text:style-name="T148"> </text:span></text:span>poll<text:span text:style-name="Absatz-Standardschriftart"><text:span text:style-name="T148"> </text:span></text:span>is<text:span text:style-name="Absatz-Standardschriftart"><text:span text:style-name="T145"> </text:span></text:span>demanded,<text:span text:style-name="Absatz-Standardschriftart"><text:span text:style-name="T196"> </text:span></text:span>is<text:span text:style-name="Absatz-Standardschriftart"><text:span text:style-name="T81"> </text:span></text:span>entitled<text:span text:style-name="Absatz-Standardschriftart"><text:span text:style-name="T152"> </text:span></text:span>to<text:span text:style-name="Absatz-Standardschriftart"><text:span text:style-name="T149"> </text:span></text:span>a<text:span text:style-name="Absatz-Standardschriftart"><text:span text:style-name="T152"> </text:span></text:span>second<text:span text:style-name="Absatz-Standardschriftart"><text:span text:style-name="T152"> </text:span></text:span>or<text:span text:style-name="Absatz-Standardschriftart"><text:span text:style-name="T149"> </text:span></text:span>casting<text:span text:style-name="Absatz-Standardschriftart"><text:span text:style-name="T149"> </text:span></text:span>vote.</text:p>
            </text:list-item>
            <text:list-item>
              <text:p text:style-name="P289">On<text:span text:style-name="Absatz-Standardschriftart"><text:span text:style-name="T144"> </text:span></text:span>a<text:span text:style-name="Absatz-Standardschriftart"><text:span text:style-name="T145"> </text:span></text:span>vote<text:span text:style-name="Absatz-Standardschriftart"><text:span text:style-name="T145"> </text:span></text:span>on<text:span text:style-name="Absatz-Standardschriftart"><text:span text:style-name="T145"> </text:span></text:span>a<text:span text:style-name="Absatz-Standardschriftart"><text:span text:style-name="T145"> </text:span></text:span>resolution<text:span text:style-name="Absatz-Standardschriftart"><text:span text:style-name="T145"> </text:span></text:span>on<text:span text:style-name="Absatz-Standardschriftart"><text:span text:style-name="T145"> </text:span></text:span>a<text:span text:style-name="Absatz-Standardschriftart"><text:span text:style-name="T145"> </text:span></text:span><text:span text:style-name="Absatz-Standardschriftart"><text:span text:style-name="T140">show</text:span></text:span><text:span text:style-name="Absatz-Standardschriftart"><text:span text:style-name="T145"> </text:span></text:span>of<text:span text:style-name="Absatz-Standardschriftart"><text:span text:style-name="T145"> </text:span></text:span>hands<text:span text:style-name="Absatz-Standardschriftart"><text:span text:style-name="T144"> </text:span></text:span>at<text:span text:style-name="Absatz-Standardschriftart"><text:span text:style-name="T145"> </text:span></text:span>a<text:span text:style-name="Absatz-Standardschriftart"><text:span text:style-name="T144"> </text:span></text:span>general<text:span text:style-name="Absatz-Standardschriftart"><text:span text:style-name="T145"> </text:span></text:span>meeting,<text:span text:style-name="Absatz-Standardschriftart"><text:span text:style-name="T145"> </text:span></text:span>a<text:span text:style-name="Absatz-Standardschriftart"><text:span text:style-name="T145"> </text:span></text:span>declaration<text:span text:style-name="Absatz-Standardschriftart"><text:span text:style-name="T144"> </text:span></text:span>by<text:span text:style-name="Absatz-Standardschriftart"><text:span text:style-name="T145"> </text:span></text:span>the<text:span text:style-name="Absatz-Standardschriftart"><text:span text:style-name="T76"> </text:span></text:span>chairperson<text:span text:style-name="Absatz-Standardschriftart"><text:span text:style-name="T1"> </text:span></text:span>that<text:span text:style-name="Absatz-Standardschriftart"><text:span text:style-name="T3"> </text:span></text:span>the<text:span text:style-name="Absatz-Standardschriftart"><text:span text:style-name="T3"> </text:span></text:span><text:span text:style-name="Absatz-Standardschriftart"><text:span text:style-name="T140">resolution—</text:span></text:span></text:p>
              <text:list>
                <text:list-item>
                  <text:p text:style-name="P112">has<text:span text:style-name="Absatz-Standardschriftart"><text:span text:style-name="T149"> </text:span></text:span>or<text:span text:style-name="Absatz-Standardschriftart"><text:span text:style-name="T149"> </text:span></text:span>has<text:span text:style-name="Absatz-Standardschriftart"><text:span text:style-name="T151"> </text:span></text:span><text:span text:style-name="Absatz-Standardschriftart"><text:span text:style-name="T140">not</text:span></text:span><text:span text:style-name="Absatz-Standardschriftart"><text:span text:style-name="T149"> </text:span></text:span>been<text:span text:style-name="Absatz-Standardschriftart"><text:span text:style-name="T151"> </text:span></text:span>passed;<text:span text:style-name="Absatz-Standardschriftart"><text:span text:style-name="T149"> </text:span></text:span>or</text:p>
                </text:list-item>
                <text:list-item>
                  <text:p text:style-name="P101">has<text:span text:style-name="Absatz-Standardschriftart"><text:span text:style-name="T157"> </text:span></text:span>passed<text:span text:style-name="Absatz-Standardschriftart"><text:span text:style-name="T157"> </text:span></text:span>by<text:span text:style-name="Absatz-Standardschriftart"><text:span text:style-name="T157"> </text:span></text:span>a<text:span text:style-name="Absatz-Standardschriftart"><text:span text:style-name="T152"> </text:span></text:span>particular<text:span text:style-name="Absatz-Standardschriftart"><text:span text:style-name="T157"> </text:span></text:span>majority,</text:p>
                </text:list-item>
              </text:list>
            </text:list-item>
          </text:list>
        </text:list-item>
      </text:list>
      <text:p text:style-name="P88">is<text:span text:style-name="Absatz-Standardschriftart"><text:span text:style-name="T171"> </text:span></text:span><text:span text:style-name="Absatz-Standardschriftart"><text:span text:style-name="T140">conclusive</text:span></text:span><text:span text:style-name="Absatz-Standardschriftart"><text:span text:style-name="T172"> </text:span></text:span>evidence<text:span text:style-name="Absatz-Standardschriftart"><text:span text:style-name="T171"> </text:span></text:span>of<text:span text:style-name="Absatz-Standardschriftart"><text:span text:style-name="T172"> </text:span></text:span>that<text:span text:style-name="Absatz-Standardschriftart"><text:span text:style-name="T171"> </text:span></text:span><text:span text:style-name="Absatz-Standardschriftart"><text:span text:style-name="T140">fact</text:span></text:span><text:span text:style-name="Absatz-Standardschriftart"><text:span text:style-name="T171"> </text:span></text:span>without<text:span text:style-name="Absatz-Standardschriftart"><text:span text:style-name="T172"> </text:span></text:span><text:span text:style-name="Absatz-Standardschriftart"><text:span text:style-name="T140">proof</text:span></text:span><text:span text:style-name="Absatz-Standardschriftart"><text:span text:style-name="T172"> </text:span></text:span>of<text:span text:style-name="Absatz-Standardschriftart"><text:span text:style-name="T171"> </text:span></text:span>the<text:span text:style-name="Absatz-Standardschriftart"><text:span text:style-name="T171"> </text:span></text:span><text:span text:style-name="Absatz-Standardschriftart"><text:span text:style-name="T140">number</text:span></text:span><text:span text:style-name="Absatz-Standardschriftart"><text:span text:style-name="T172"> </text:span></text:span>or<text:span text:style-name="Absatz-Standardschriftart"><text:span text:style-name="T172"> </text:span></text:span>proportion<text:span text:style-name="Absatz-Standardschriftart"><text:span text:style-name="T172"> </text:span></text:span>of<text:span text:style-name="Absatz-Standardschriftart"><text:span text:style-name="T171"> </text:span></text:span><text:span text:style-name="Absatz-Standardschriftart"><text:span text:style-name="T140">the</text:span></text:span><text:span text:style-name="Absatz-Standardschriftart"><text:span text:style-name="T172"> </text:span></text:span>votes<text:span text:style-name="Absatz-Standardschriftart"><text:span text:style-name="T101"> </text:span></text:span>recorded<text:span text:style-name="Absatz-Standardschriftart"><text:span text:style-name="T152"> </text:span></text:span>in<text:span text:style-name="Absatz-Standardschriftart"><text:span text:style-name="T152"> </text:span></text:span><text:span text:style-name="Absatz-Standardschriftart"><text:span text:style-name="T140">favour</text:span></text:span><text:span text:style-name="Absatz-Standardschriftart"><text:span text:style-name="T152"> </text:span></text:span>of<text:span text:style-name="Absatz-Standardschriftart"><text:span text:style-name="T152"> </text:span></text:span>or<text:span text:style-name="Absatz-Standardschriftart"><text:span text:style-name="T152"> </text:span></text:span>against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resolution.</text:span></text:span></text:p>
      <text:list xml:id="list232528716083725" text:continue-numbering="true" text:style-name="L3">
        <text:list-item>
          <text:list>
            <text:list-item>
              <text:p text:style-name="P287">An<text:span text:style-name="Absatz-Standardschriftart"><text:span text:style-name="T223"> </text:span></text:span>entry<text:span text:style-name="Absatz-Standardschriftart"><text:span text:style-name="T223"> </text:span></text:span>in<text:span text:style-name="Absatz-Standardschriftart"><text:span text:style-name="T224"> </text:span></text:span>respect<text:span text:style-name="Absatz-Standardschriftart"><text:span text:style-name="T223"> </text:span></text:span>of<text:span text:style-name="Absatz-Standardschriftart"><text:span text:style-name="T224"> </text:span></text:span>the<text:span text:style-name="Absatz-Standardschriftart"><text:span text:style-name="T223"> </text:span></text:span>declaration<text:span text:style-name="Absatz-Standardschriftart"><text:span text:style-name="T223"> </text:span></text:span>in<text:span text:style-name="Absatz-Standardschriftart"><text:span text:style-name="T223"> </text:span></text:span>the<text:span text:style-name="Absatz-Standardschriftart"><text:span text:style-name="T223"> </text:span></text:span>minutes<text:span text:style-name="Absatz-Standardschriftart"><text:span text:style-name="T224"> </text:span></text:span>of<text:span text:style-name="Absatz-Standardschriftart"><text:span text:style-name="T223"> </text:span></text:span>the<text:span text:style-name="Absatz-Standardschriftart"><text:span text:style-name="T223"> </text:span></text:span>meeting<text:span text:style-name="Absatz-Standardschriftart"><text:span text:style-name="T223"> </text:span></text:span>is<text:span text:style-name="Absatz-Standardschriftart"><text:span text:style-name="T223"> </text:span></text:span>also<text:span text:style-name="Absatz-Standardschriftart"><text:span text:style-name="T224"> </text:span></text:span><text:span text:style-name="Absatz-Standardschriftart"><text:span text:style-name="T140">conclusive</text:span></text:span><text:span text:style-name="Absatz-Standardschriftart"><text:span text:style-name="T96"> </text:span></text:span>evidence<text:span text:style-name="Absatz-Standardschriftart"><text:span text:style-name="T152"> </text:span></text:span>of<text:span text:style-name="Absatz-Standardschriftart"><text:span text:style-name="T152"> </text:span></text:span>that<text:span text:style-name="Absatz-Standardschriftart"><text:span text:style-name="T152"> </text:span></text:span>fact<text:span text:style-name="Absatz-Standardschriftart"><text:span text:style-name="T149"> </text:span></text:span><text:span text:style-name="Absatz-Standardschriftart"><text:span text:style-name="T140">without</text:span></text:span>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proof.</text:span></text:span></text:p>
            </text:list-item>
          </text:list>
        </text:list-item>
      </text:list>
      <text:p text:style-name="P81"/>
      <text:list xml:id="list232527857544802" text:continue-numbering="true" text:style-name="L3">
        <text:list-item>
          <text:p text:style-name="P348">Errors<text:span text:style-name="Absatz-Standardschriftart"><text:span text:style-name="T3"> </text:span></text:span>and<text:span text:style-name="Absatz-Standardschriftart"><text:span text:style-name="T2"> </text:span></text:span>disputes</text:p>
          <text:list>
            <text:list-item>
              <text:p text:style-name="P256">Any<text:span text:style-name="Absatz-Standardschriftart"><text:span text:style-name="T172"> </text:span></text:span>objection<text:span text:style-name="Absatz-Standardschriftart"><text:span text:style-name="T172"> </text:span></text:span>to<text:span text:style-name="Absatz-Standardschriftart"><text:span text:style-name="T172"> </text:span></text:span>the<text:span text:style-name="Absatz-Standardschriftart"><text:span text:style-name="T172"> </text:span></text:span><text:span text:style-name="Absatz-Standardschriftart"><text:span text:style-name="T140">qualification</text:span></text:span><text:span text:style-name="Absatz-Standardschriftart"><text:span text:style-name="T172"> </text:span></text:span>of<text:span text:style-name="Absatz-Standardschriftart"><text:span text:style-name="T172"> </text:span></text:span>any<text:span text:style-name="Absatz-Standardschriftart"><text:span text:style-name="T172"> </text:span></text:span>person<text:span text:style-name="Absatz-Standardschriftart"><text:span text:style-name="T172"> </text:span></text:span>voting<text:span text:style-name="Absatz-Standardschriftart"><text:span text:style-name="T154"> </text:span></text:span>at<text:span text:style-name="Absatz-Standardschriftart"><text:span text:style-name="T154"> </text:span></text:span>a<text:span text:style-name="Absatz-Standardschriftart"><text:span text:style-name="T172"> </text:span></text:span>general<text:span text:style-name="Absatz-Standardschriftart"><text:span text:style-name="T172"> </text:span></text:span>meeting<text:span text:style-name="Absatz-Standardschriftart"><text:span text:style-name="T172"> </text:span></text:span>may<text:span text:style-name="Absatz-Standardschriftart"><text:span text:style-name="T172"> </text:span></text:span>only<text:span text:style-name="Absatz-Standardschriftart"><text:span text:style-name="T172"> </text:span></text:span>be<text:span text:style-name="Absatz-Standardschriftart"><text:span text:style-name="T85"> </text:span></text:span>raised<text:span text:style-name="Absatz-Standardschriftart"><text:span text:style-name="T199"> </text:span></text:span>at<text:span text:style-name="Absatz-Standardschriftart"><text:span text:style-name="T199"> </text:span></text:span>the meeting<text:span text:style-name="Absatz-Standardschriftart"><text:span text:style-name="T197"> </text:span></text:span>or<text:span text:style-name="Absatz-Standardschriftart"><text:span text:style-name="T197"> </text:span></text:span>adjourned<text:span text:style-name="Absatz-Standardschriftart"><text:span text:style-name="T199"> </text:span></text:span>meeting<text:span text:style-name="Absatz-Standardschriftart"><text:span text:style-name="T197"> </text:span></text:span>at<text:span text:style-name="Absatz-Standardschriftart"><text:span text:style-name="T197"> </text:span></text:span>which<text:span text:style-name="Absatz-Standardschriftart"><text:span text:style-name="T199"> </text:span></text:span>the<text:span text:style-name="Absatz-Standardschriftart"><text:span text:style-name="T199"> </text:span></text:span>vote<text:span text:style-name="Absatz-Standardschriftart"><text:span text:style-name="T197"> </text:span></text:span>objected to<text:span text:style-name="Absatz-Standardschriftart"><text:span text:style-name="T199"> </text:span></text:span>is<text:span text:style-name="Absatz-Standardschriftart"><text:span text:style-name="T197"> </text:span></text:span>tendered, and<text:span text:style-name="Absatz-Standardschriftart"><text:span text:style-name="T199"> </text:span></text:span>a<text:span text:style-name="Absatz-Standardschriftart"><text:span text:style-name="T81"> </text:span></text:span>vote<text:span text:style-name="Absatz-Standardschriftart"><text:span text:style-name="T152"> </text:span></text:span>not<text:span text:style-name="Absatz-Standardschriftart"><text:span text:style-name="T149"> </text:span></text:span>disallowed<text:span text:style-name="Absatz-Standardschriftart"><text:span text:style-name="T152"> </text:span></text:span>at<text:span text:style-name="Absatz-Standardschriftart"><text:span text:style-name="T149"> </text:span></text:span><text:span text:style-name="Absatz-Standardschriftart"><text:span text:style-name="T140">the</text:span></text:span><text:span text:style-name="Absatz-Standardschriftart"><text:span text:style-name="T152"> </text:span></text:span>meeting<text:span text:style-name="Absatz-Standardschriftart"><text:span text:style-name="T149"> </text:span></text:span>is<text:span text:style-name="Absatz-Standardschriftart"><text:span text:style-name="T152"> </text:span></text:span>valid.</text:p>
            </text:list-item>
            <text:list-item>
              <text:p text:style-name="P154">Any<text:span text:style-name="Absatz-Standardschriftart"><text:span text:style-name="T152"> </text:span></text:span>objection<text:span text:style-name="Absatz-Standardschriftart"><text:span text:style-name="T152"> </text:span></text:span>must<text:span text:style-name="Absatz-Standardschriftart"><text:span text:style-name="T152"> </text:span></text:span>be<text:span text:style-name="Absatz-Standardschriftart"><text:span text:style-name="T149"> </text:span></text:span>referred<text:span text:style-name="Absatz-Standardschriftart"><text:span text:style-name="T152"> </text:span></text:span>to<text:span text:style-name="Absatz-Standardschriftart"><text:span text:style-name="T152"> </text:span></text:span>the<text:span text:style-name="Absatz-Standardschriftart"><text:span text:style-name="T149"> </text:span></text:span>chairperson<text:span text:style-name="Absatz-Standardschriftart"><text:span text:style-name="T157"> </text:span></text:span>of<text:span text:style-name="Absatz-Standardschriftart"><text:span text:style-name="T152"> </text:span></text:span>the<text:span text:style-name="Absatz-Standardschriftart"><text:span text:style-name="T149"> </text:span></text:span>meeting<text:span text:style-name="Absatz-Standardschriftart"><text:span text:style-name="T152"> </text:span></text:span>whose<text:span text:style-name="Absatz-Standardschriftart"><text:span text:style-name="T152"> </text:span></text:span>decision<text:span text:style-name="Absatz-Standardschriftart"><text:span text:style-name="T152"> </text:span></text:span>is<text:span text:style-name="Absatz-Standardschriftart"><text:span text:style-name="T152"> </text:span></text:span><text:span text:style-name="Absatz-Standardschriftart"><text:span text:style-name="T140">final.</text:span></text:span></text:p>
            </text:list-item>
          </text:list>
        </text:list-item>
      </text:list>
      <text:p text:style-name="P53"/>
      <text:list xml:id="list232528633985974" text:continue-numbering="true" text:style-name="L3">
        <text:list-item>
          <text:p text:style-name="P348">Demanding<text:span text:style-name="Absatz-Standardschriftart"><text:span text:style-name="T175"> </text:span></text:span>a<text:span text:style-name="Absatz-Standardschriftart"><text:span text:style-name="T2"> </text:span></text:span>poll</text:p>
          <text:list>
            <text:list-item>
              <text:p text:style-name="P96">A<text:span text:style-name="Absatz-Standardschriftart"><text:span text:style-name="T152"> </text:span></text:span>poll<text:span text:style-name="Absatz-Standardschriftart"><text:span text:style-name="T149"> </text:span></text:span>on<text:span text:style-name="Absatz-Standardschriftart"><text:span text:style-name="T152"> </text:span></text:span>a<text:span text:style-name="Absatz-Standardschriftart"><text:span text:style-name="T149"> </text:span></text:span><text:span text:style-name="Absatz-Standardschriftart"><text:span text:style-name="T140">resolution</text:span></text:span><text:span text:style-name="Absatz-Standardschriftart"><text:span text:style-name="T152"> </text:span></text:span><text:span text:style-name="Absatz-Standardschriftart"><text:span text:style-name="T140">may</text:span></text:span><text:span text:style-name="Absatz-Standardschriftart"><text:span text:style-name="T149"> </text:span></text:span>be<text:span text:style-name="Absatz-Standardschriftart"><text:span text:style-name="T152"> </text:span></text:span>demanded—</text:p>
              <text:list>
                <text:list-item>
                  <text:p text:style-name="P220">in<text:span text:style-name="Absatz-Standardschriftart"><text:span text:style-name="T151"> </text:span></text:span>advance<text:span text:style-name="Absatz-Standardschriftart"><text:span text:style-name="T151"> </text:span></text:span>of<text:span text:style-name="Absatz-Standardschriftart"><text:span text:style-name="T149"> </text:span></text:span>the<text:span text:style-name="Absatz-Standardschriftart"><text:span text:style-name="T151"> </text:span></text:span><text:span text:style-name="Absatz-Standardschriftart"><text:span text:style-name="T140">general</text:span></text:span><text:span text:style-name="Absatz-Standardschriftart"><text:span text:style-name="T151"> </text:span></text:span>meeting<text:span text:style-name="Absatz-Standardschriftart"><text:span text:style-name="T151"> </text:span></text:span>where<text:span text:style-name="Absatz-Standardschriftart"><text:span text:style-name="T151"> </text:span></text:span>it<text:span text:style-name="Absatz-Standardschriftart"><text:span text:style-name="T151"> </text:span></text:span>is<text:span text:style-name="Absatz-Standardschriftart"><text:span text:style-name="T151"> </text:span></text:span><text:span text:style-name="Absatz-Standardschriftart"><text:span text:style-name="T140">to</text:span></text:span><text:span text:style-name="Absatz-Standardschriftart"><text:span text:style-name="T151"> </text:span></text:span>be<text:span text:style-name="Absatz-Standardschriftart"><text:span text:style-name="T151"> </text:span></text:span>put<text:span text:style-name="Absatz-Standardschriftart"><text:span text:style-name="T151"> </text:span></text:span>to<text:span text:style-name="Absatz-Standardschriftart"><text:span text:style-name="T151"> </text:span></text:span><text:span text:style-name="Absatz-Standardschriftart"><text:span text:style-name="T140">the</text:span></text:span><text:span text:style-name="Absatz-Standardschriftart"><text:span text:style-name="T151"> </text:span></text:span>vote;<text:span text:style-name="Absatz-Standardschriftart"><text:span text:style-name="T151"> </text:span></text:span>or</text:p>
                </text:list-item>
                <text:list-item>
                  <text:p text:style-name="P290">at<text:span text:style-name="Absatz-Standardschriftart"><text:span text:style-name="T2"> </text:span></text:span>a<text:span text:style-name="Absatz-Standardschriftart"><text:span text:style-name="T2"> </text:span></text:span>general<text:span text:style-name="Absatz-Standardschriftart"><text:span text:style-name="T2"> </text:span></text:span>meeting,<text:span text:style-name="Absatz-Standardschriftart"><text:span text:style-name="T2"> </text:span></text:span>either<text:span text:style-name="Absatz-Standardschriftart"><text:span text:style-name="T157"> </text:span></text:span>before<text:span text:style-name="Absatz-Standardschriftart"><text:span text:style-name="T175"> </text:span></text:span>or<text:span text:style-name="Absatz-Standardschriftart"><text:span text:style-name="T2"> </text:span></text:span>on<text:span text:style-name="Absatz-Standardschriftart"><text:span text:style-name="T175"> </text:span></text:span>the<text:span text:style-name="Absatz-Standardschriftart"><text:span text:style-name="T2"> </text:span></text:span>declaration<text:span text:style-name="Absatz-Standardschriftart"><text:span text:style-name="T157"> </text:span></text:span>of<text:span text:style-name="Absatz-Standardschriftart"><text:span text:style-name="T2"> </text:span></text:span><text:span text:style-name="Absatz-Standardschriftart"><text:span text:style-name="T140">the</text:span></text:span><text:span text:style-name="Absatz-Standardschriftart"><text:span text:style-name="T2"> </text:span></text:span>result<text:span text:style-name="Absatz-Standardschriftart"><text:span text:style-name="T175"> </text:span></text:span>of<text:span text:style-name="Absatz-Standardschriftart"><text:span text:style-name="T2"> </text:span></text:span>a<text:span text:style-name="Absatz-Standardschriftart"><text:span text:style-name="T2"> </text:span></text:span>show<text:span text:style-name="Absatz-Standardschriftart"><text:span text:style-name="T2"> </text:span></text:span>of<text:span text:style-name="Absatz-Standardschriftart"><text:span text:style-name="T175"> </text:span></text:span>hands<text:span text:style-name="Absatz-Standardschriftart"><text:span text:style-name="T88"> </text:span></text:span>on<text:span text:style-name="Absatz-Standardschriftart"><text:span text:style-name="T2"> </text:span></text:span>that<text:span text:style-name="Absatz-Standardschriftart"><text:span text:style-name="T175"> </text:span></text:span>resolution.</text:p>
                </text:list-item>
              </text:list>
            </text:list-item>
            <text:list-item>
              <text:p text:style-name="P99">A<text:span text:style-name="Absatz-Standardschriftart"><text:span text:style-name="T152"> </text:span></text:span>poll<text:span text:style-name="Absatz-Standardschriftart"><text:span text:style-name="T149"> </text:span></text:span>on<text:span text:style-name="Absatz-Standardschriftart"><text:span text:style-name="T149"> </text:span></text:span>a<text:span text:style-name="Absatz-Standardschriftart"><text:span text:style-name="T149"> </text:span></text:span><text:span text:style-name="Absatz-Standardschriftart"><text:span text:style-name="T140">resolution</text:span></text:span><text:span text:style-name="Absatz-Standardschriftart"><text:span text:style-name="T149"> </text:span></text:span><text:span text:style-name="Absatz-Standardschriftart"><text:span text:style-name="T140">may</text:span></text:span><text:span text:style-name="Absatz-Standardschriftart"><text:span text:style-name="T149"> </text:span></text:span>be<text:span text:style-name="Absatz-Standardschriftart"><text:span text:style-name="T149"> </text:span></text:span>demanded<text:span text:style-name="Absatz-Standardschriftart"><text:span text:style-name="T149"> </text:span></text:span>by—</text:p>
              <text:list>
                <text:list-item>
                  <text:p text:style-name="P159">the<text:span text:style-name="Absatz-Standardschriftart"><text:span text:style-name="T175"> </text:span></text:span><text:span text:style-name="Absatz-Standardschriftart"><text:span text:style-name="T140">chairperson</text:span></text:span>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57"> </text:span></text:span>meeting;</text:p>
                </text:list-item>
                <text:list-item>
                  <text:p text:style-name="P161">at<text:span text:style-name="Absatz-Standardschriftart"><text:span text:style-name="T149"> </text:span></text:span>least<text:span text:style-name="Absatz-Standardschriftart"><text:span text:style-name="T149"> </text:span></text:span>2<text:span text:style-name="Absatz-Standardschriftart"><text:span text:style-name="T151"> </text:span></text:span>members<text:span text:style-name="Absatz-Standardschriftart"><text:span text:style-name="T149"> </text:span></text:span>present<text:span text:style-name="Absatz-Standardschriftart"><text:span text:style-name="T149"> </text:span></text:span>in<text:span text:style-name="Absatz-Standardschriftart"><text:span text:style-name="T151"> </text:span></text:span><text:span text:style-name="Absatz-Standardschriftart"><text:span text:style-name="T140">person</text:span></text:span><text:span text:style-name="Absatz-Standardschriftart"><text:span text:style-name="T149"> </text:span></text:span>or<text:span text:style-name="Absatz-Standardschriftart"><text:span text:style-name="T149"> </text:span></text:span>by<text:span text:style-name="Absatz-Standardschriftart"><text:span text:style-name="T151"> </text:span></text:span>proxy;<text:span text:style-name="Absatz-Standardschriftart"><text:span text:style-name="T149"> </text:span></text:span>or</text:p>
                </text:list-item>
                <text:list-item>
                  <text:p text:style-name="P291">any<text:span text:style-name="Absatz-Standardschriftart"><text:span text:style-name="T199"> </text:span></text:span>member<text:span text:style-name="Absatz-Standardschriftart"><text:span text:style-name="T197"> </text:span></text:span>or<text:span text:style-name="Absatz-Standardschriftart"><text:span text:style-name="T197"> </text:span></text:span>members<text:span text:style-name="Absatz-Standardschriftart"><text:span text:style-name="T197"> </text:span></text:span>present in<text:span text:style-name="Absatz-Standardschriftart"><text:span text:style-name="T199"> </text:span></text:span>person<text:span text:style-name="Absatz-Standardschriftart"><text:span text:style-name="T197"> </text:span></text:span>or<text:span text:style-name="Absatz-Standardschriftart"><text:span text:style-name="T197"> </text:span></text:span><text:span text:style-name="Absatz-Standardschriftart"><text:span text:style-name="T140">by</text:span></text:span><text:span text:style-name="Absatz-Standardschriftart"><text:span text:style-name="T199"> </text:span></text:span>proxy<text:span text:style-name="Absatz-Standardschriftart"><text:span text:style-name="T199"> </text:span></text:span>and<text:span text:style-name="Absatz-Standardschriftart"><text:span text:style-name="T197"> </text:span></text:span>representing<text:span text:style-name="Absatz-Standardschriftart"><text:span text:style-name="T199"> </text:span></text:span>at<text:span text:style-name="Absatz-Standardschriftart"><text:span text:style-name="T197"> </text:span></text:span>least<text:span text:style-name="Absatz-Standardschriftart"><text:span text:style-name="T199"> </text:span></text:span>5%<text:span text:style-name="Absatz-Standardschriftart"><text:span text:style-name="T199"> </text:span></text:span>of<text:span text:style-name="Absatz-Standardschriftart"><text:span text:style-name="T72"> </text:span></text:span>the<text:span text:style-name="Absatz-Standardschriftart"><text:span text:style-name="T149"> </text:span></text:span>total<text:span text:style-name="Absatz-Standardschriftart"><text:span text:style-name="T149"> </text:span></text:span>voting<text:span text:style-name="Absatz-Standardschriftart"><text:span text:style-name="T149"> </text:span></text:span>rights<text:span text:style-name="Absatz-Standardschriftart"><text:span text:style-name="T151"> </text:span></text:span>of<text:span text:style-name="Absatz-Standardschriftart"><text:span text:style-name="T152"> </text:span></text:span>all<text:span text:style-name="Absatz-Standardschriftart"><text:span text:style-name="T149"> </text:span></text:span>the<text:span text:style-name="Absatz-Standardschriftart"><text:span text:style-name="T151"> </text:span></text:span>members<text:span text:style-name="Absatz-Standardschriftart"><text:span text:style-name="T149"> </text:span></text:span>having<text:span text:style-name="Absatz-Standardschriftart"><text:span text:style-name="T149"> </text:span></text:span>the<text:span text:style-name="Absatz-Standardschriftart"><text:span text:style-name="T151"> </text:span></text:span>right<text:span text:style-name="Absatz-Standardschriftart"><text:span text:style-name="T149"> </text:span></text:span>to<text:span text:style-name="Absatz-Standardschriftart"><text:span text:style-name="T149"> </text:span></text:span>vote<text:span text:style-name="Absatz-Standardschriftart"><text:span text:style-name="T151"> </text:span></text:span>at<text:span text:style-name="Absatz-Standardschriftart"><text:span text:style-name="T149"> </text:span></text:span>the<text:span text:style-name="Absatz-Standardschriftart"><text:span text:style-name="T149"> </text:span></text:span>meeting.</text:p>
                </text:list-item>
              </text:list>
            </text:list-item>
            <text:list-item>
              <text:p text:style-name="P283">The<text:span text:style-name="Absatz-Standardschriftart"><text:span text:style-name="T146"> </text:span></text:span>instrument<text:span text:style-name="Absatz-Standardschriftart"><text:span text:style-name="T145"> </text:span></text:span>appointing<text:span text:style-name="Absatz-Standardschriftart"><text:span text:style-name="T146"> </text:span></text:span>a<text:span text:style-name="Absatz-Standardschriftart"><text:span text:style-name="T144"> </text:span></text:span>proxy<text:span text:style-name="Absatz-Standardschriftart"><text:span text:style-name="T144"> </text:span></text:span>is<text:span text:style-name="Absatz-Standardschriftart"><text:span text:style-name="T146"> </text:span></text:span>regarded<text:span text:style-name="Absatz-Standardschriftart"><text:span text:style-name="T144"> </text:span></text:span>as<text:span text:style-name="Absatz-Standardschriftart"><text:span text:style-name="T144"> </text:span></text:span><text:span text:style-name="Absatz-Standardschriftart"><text:span text:style-name="T140">conferring</text:span></text:span><text:span text:style-name="Absatz-Standardschriftart"><text:span text:style-name="T146"> </text:span></text:span>authority<text:span text:style-name="Absatz-Standardschriftart"><text:span text:style-name="T144"> </text:span></text:span>to<text:span text:style-name="Absatz-Standardschriftart"><text:span text:style-name="T144"> </text:span></text:span>demand<text:span text:style-name="Absatz-Standardschriftart"><text:span text:style-name="T146"> </text:span></text:span>or<text:span text:style-name="Absatz-Standardschriftart"><text:span text:style-name="T144"> </text:span></text:span>join<text:span text:style-name="Absatz-Standardschriftart"><text:span text:style-name="T146"> </text:span></text:span>in<text:span text:style-name="Absatz-Standardschriftart"><text:span text:style-name="T96"> </text:span></text:span>demanding<text:span text:style-name="Absatz-Standardschriftart"><text:span text:style-name="T157"> </text:span></text:span>a<text:span text:style-name="Absatz-Standardschriftart"><text:span text:style-name="T152"> </text:span></text:span>poll<text:span text:style-name="Absatz-Standardschriftart"><text:span text:style-name="T152"> </text:span></text:span>on<text:span text:style-name="Absatz-Standardschriftart"><text:span text:style-name="T152"> </text:span></text:span>a<text:span text:style-name="Absatz-Standardschriftart"><text:span text:style-name="T152"> </text:span></text:span><text:span text:style-name="Absatz-Standardschriftart"><text:span text:style-name="T140">resolution.</text:span></text:span></text:p>
            </text:list-item>
            <text:list-item>
              <text:p text:style-name="P258">A<text:span text:style-name="Absatz-Standardschriftart"><text:span text:style-name="T149"> </text:span></text:span>demand<text:span text:style-name="Absatz-Standardschriftart"><text:span text:style-name="T149"> </text:span></text:span>for<text:span text:style-name="Absatz-Standardschriftart"><text:span text:style-name="T149"> </text:span></text:span>a<text:span text:style-name="Absatz-Standardschriftart"><text:span text:style-name="T149"> </text:span></text:span>poll<text:span text:style-name="Absatz-Standardschriftart"><text:span text:style-name="T149"> </text:span></text:span>on<text:span text:style-name="Absatz-Standardschriftart"><text:span text:style-name="T152"> </text:span></text:span>a<text:span text:style-name="Absatz-Standardschriftart"><text:span text:style-name="T151"> </text:span></text:span>resolution<text:span text:style-name="Absatz-Standardschriftart"><text:span text:style-name="T152"> </text:span></text:span>may<text:span text:style-name="Absatz-Standardschriftart"><text:span text:style-name="T149"> </text:span></text:span>be<text:span text:style-name="Absatz-Standardschriftart"><text:span text:style-name="T151"> </text:span></text:span>withdrawn.</text:p>
            </text:list-item>
          </text:list>
        </text:list-item>
      </text:list>
      <text:p text:style-name="P40"/>
      <text:list xml:id="list232527779256185" text:continue-numbering="true" text:style-name="L3">
        <text:list-item>
          <text:p text:style-name="P357">Number<text:span text:style-name="Absatz-Standardschriftart"><text:span text:style-name="T157"> </text:span></text:span>of<text:span text:style-name="Absatz-Standardschriftart"><text:span text:style-name="T149"> </text:span></text:span>votes<text:span text:style-name="Absatz-Standardschriftart"><text:span text:style-name="T152"> </text:span></text:span>a<text:span text:style-name="Absatz-Standardschriftart"><text:span text:style-name="T152"> </text:span></text:span>member<text:span text:style-name="Absatz-Standardschriftart"><text:span text:style-name="T152"> </text:span></text:span>has</text:p>
        </text:list-item>
      </text:list>
      <text:p text:style-name="P89">On<text:span text:style-name="Absatz-Standardschriftart"><text:span text:style-name="T3"> </text:span></text:span>a<text:span text:style-name="Absatz-Standardschriftart"><text:span text:style-name="T3"> </text:span></text:span>vote<text:span text:style-name="Absatz-Standardschriftart"><text:span text:style-name="T3"> </text:span></text:span>on<text:span text:style-name="Absatz-Standardschriftart"><text:span text:style-name="T3"> </text:span></text:span>a<text:span text:style-name="Absatz-Standardschriftart"><text:span text:style-name="T3"> </text:span></text:span><text:span text:style-name="Absatz-Standardschriftart"><text:span text:style-name="T140">resolution,</text:span></text:span><text:span text:style-name="Absatz-Standardschriftart"><text:span text:style-name="T3"> </text:span></text:span>whether<text:span text:style-name="Absatz-Standardschriftart"><text:span text:style-name="T3"> </text:span></text:span>on<text:span text:style-name="Absatz-Standardschriftart"><text:span text:style-name="T3"> </text:span></text:span>a<text:span text:style-name="Absatz-Standardschriftart"><text:span text:style-name="T3"> </text:span></text:span>show<text:span text:style-name="Absatz-Standardschriftart"><text:span text:style-name="T3"> </text:span></text:span>of<text:span text:style-name="Absatz-Standardschriftart"><text:span text:style-name="T2"> </text:span></text:span>hands<text:span text:style-name="Absatz-Standardschriftart"><text:span text:style-name="T3"> </text:span></text:span>at<text:span text:style-name="Absatz-Standardschriftart"><text:span text:style-name="T3"> </text:span></text:span>a<text:span text:style-name="Absatz-Standardschriftart"><text:span text:style-name="T3"> </text:span></text:span>general<text:span text:style-name="Absatz-Standardschriftart"><text:span text:style-name="T3"> </text:span></text:span>meeting<text:span text:style-name="Absatz-Standardschriftart"><text:span text:style-name="T3"> </text:span></text:span>or<text:span text:style-name="Absatz-Standardschriftart"><text:span text:style-name="T3"> </text:span></text:span>on<text:span text:style-name="Absatz-Standardschriftart"><text:span text:style-name="T3"> </text:span></text:span>a<text:span text:style-name="Absatz-Standardschriftart"><text:span text:style-name="T3"> </text:span></text:span>poll<text:span text:style-name="Absatz-Standardschriftart"><text:span text:style-name="T3"> </text:span></text:span>taken<text:span text:style-name="Absatz-Standardschriftart"><text:span text:style-name="T2"> </text:span></text:span>at<text:span text:style-name="Absatz-Standardschriftart"><text:span text:style-name="T207"> </text:span></text:span>a<text:span text:style-name="Absatz-Standardschriftart"><text:span text:style-name="T114"> </text:span></text:span>general<text:span text:style-name="Absatz-Standardschriftart"><text:span text:style-name="T234"> </text:span></text:span>meeting—</text:p>
      <text:list xml:id="list62694178" text:style-name="L13">
        <text:list-item>
          <text:p text:style-name="P259">every<text:span text:style-name="Absatz-Standardschriftart"><text:span text:style-name="T149"> </text:span></text:span>member<text:span text:style-name="Absatz-Standardschriftart"><text:span text:style-name="T152"> </text:span></text:span>present<text:span text:style-name="Absatz-Standardschriftart"><text:span text:style-name="T149"> </text:span></text:span>in<text:span text:style-name="Absatz-Standardschriftart"><text:span text:style-name="T152"> </text:span></text:span>person<text:span text:style-name="Absatz-Standardschriftart"><text:span text:style-name="T152"> </text:span></text:span>has<text:span text:style-name="Absatz-Standardschriftart"><text:span text:style-name="T152"> </text:span></text:span>1<text:span text:style-name="Absatz-Standardschriftart"><text:span text:style-name="T152"> </text:span></text:span>vote;<text:span text:style-name="Absatz-Standardschriftart"><text:span text:style-name="T149"> </text:span></text:span>and</text:p>
        </text:list-item>
        <text:list-item>
          <text:p text:style-name="P245">every<text:span text:style-name="Absatz-Standardschriftart"><text:span text:style-name="T198"> </text:span></text:span>proxy<text:span text:style-name="Absatz-Standardschriftart"><text:span text:style-name="T202"> </text:span></text:span>present<text:span text:style-name="Absatz-Standardschriftart"><text:span text:style-name="T202"> </text:span></text:span>who<text:span text:style-name="Absatz-Standardschriftart"><text:span text:style-name="T198"> </text:span></text:span>has<text:span text:style-name="Absatz-Standardschriftart"><text:span text:style-name="T202"> </text:span></text:span>been<text:span text:style-name="Absatz-Standardschriftart"><text:span text:style-name="T198"> </text:span></text:span><text:span text:style-name="Absatz-Standardschriftart"><text:span text:style-name="T140">duly</text:span></text:span><text:span text:style-name="Absatz-Standardschriftart"><text:span text:style-name="T198"> </text:span></text:span>appointed<text:span text:style-name="Absatz-Standardschriftart"><text:span text:style-name="T202"> </text:span></text:span>by<text:span text:style-name="Absatz-Standardschriftart"><text:span text:style-name="T202"> </text:span></text:span>a<text:span text:style-name="Absatz-Standardschriftart"><text:span text:style-name="T198"> </text:span></text:span>member<text:span text:style-name="Absatz-Standardschriftart"><text:span text:style-name="T198"> </text:span></text:span>entitled<text:span text:style-name="Absatz-Standardschriftart"><text:span text:style-name="T202"> </text:span></text:span><text:span text:style-name="Absatz-Standardschriftart"><text:span text:style-name="T140">to</text:span></text:span><text:span text:style-name="Absatz-Standardschriftart"><text:span text:style-name="T202"> </text:span></text:span>vote<text:span text:style-name="Absatz-Standardschriftart"><text:span text:style-name="T198"> </text:span></text:span>on<text:span text:style-name="Absatz-Standardschriftart"><text:span text:style-name="T198"> </text:span></text:span><text:span text:style-name="Absatz-Standardschriftart"><text:span text:style-name="T140">the</text:span></text:span><text:span text:style-name="Absatz-Standardschriftart"><text:span text:style-name="T94"> </text:span></text:span>resolution<text:span text:style-name="Absatz-Standardschriftart"><text:span text:style-name="T157"> </text:span></text:span><text:span text:style-name="Absatz-Standardschriftart"><text:span text:style-name="T140">has</text:span></text:span><text:span text:style-name="Absatz-Standardschriftart"><text:span text:style-name="T157"> </text:span></text:span>1<text:span text:style-name="Absatz-Standardschriftart"><text:span text:style-name="T152"> </text:span></text:span>vote.</text:p>
        </text:list-item>
      </text:list>
      <text:p text:style-name="P81"/>
      <text:list xml:id="list231338990134939" text:style-name="L3">
        <text:list-item>
          <text:p text:style-name="P357">Votes<text:span text:style-name="Absatz-Standardschriftart"><text:span text:style-name="T207"> </text:span></text:span>of<text:span text:style-name="Absatz-Standardschriftart"><text:span text:style-name="T3"> </text:span></text:span>mentally<text:span text:style-name="Absatz-Standardschriftart"><text:span text:style-name="T165"> </text:span></text:span>incapacitated<text:span text:style-name="Absatz-Standardschriftart"><text:span text:style-name="T207"> </text:span></text:span>members</text:p>
          <text:list>
            <text:list-item>
              <text:p text:style-name="P292">A<text:span text:style-name="Absatz-Standardschriftart"><text:span text:style-name="T153"> </text:span></text:span>member<text:span text:style-name="Absatz-Standardschriftart"><text:span text:style-name="T153"> </text:span></text:span>who<text:span text:style-name="Absatz-Standardschriftart"><text:span text:style-name="T167"> </text:span></text:span>is<text:span text:style-name="Absatz-Standardschriftart"><text:span text:style-name="T153"> </text:span></text:span>a<text:span text:style-name="Absatz-Standardschriftart"><text:span text:style-name="T151"> </text:span></text:span>mentally<text:span text:style-name="Absatz-Standardschriftart"><text:span text:style-name="T167"> </text:span></text:span><text:span text:style-name="Absatz-Standardschriftart"><text:span text:style-name="T140">incapacitated</text:span></text:span><text:span text:style-name="Absatz-Standardschriftart"><text:span text:style-name="T153"> </text:span></text:span><text:span text:style-name="Absatz-Standardschriftart"><text:span text:style-name="T140">person</text:span></text:span><text:span text:style-name="Absatz-Standardschriftart"><text:span text:style-name="T153"> </text:span></text:span>may<text:span text:style-name="Absatz-Standardschriftart"><text:span text:style-name="T167"> </text:span></text:span>vote,<text:span text:style-name="Absatz-Standardschriftart"><text:span text:style-name="T153"> </text:span></text:span>whether<text:span text:style-name="Absatz-Standardschriftart"><text:span text:style-name="T167"> </text:span></text:span>on<text:span text:style-name="Absatz-Standardschriftart"><text:span text:style-name="T153"> </text:span></text:span>a<text:span text:style-name="Absatz-Standardschriftart"><text:span text:style-name="T151"> </text:span></text:span>show<text:span text:style-name="Absatz-Standardschriftart"><text:span text:style-name="T167"> </text:span></text:span>of<text:span text:style-name="Absatz-Standardschriftart"><text:span text:style-name="T153"> </text:span></text:span><text:span text:style-name="Absatz-Standardschriftart"><text:span text:style-name="T140">hands</text:span></text:span><text:span text:style-name="Absatz-Standardschriftart"><text:span text:style-name="T153"> </text:span></text:span><text:span text:style-name="Absatz-Standardschriftart"><text:span text:style-name="T140">or</text:span></text:span><text:span text:style-name="Absatz-Standardschriftart"><text:span text:style-name="T100"> </text:span></text:span>on<text:span text:style-name="Absatz-Standardschriftart"><text:span text:style-name="T201"> </text:span></text:span>a<text:span text:style-name="Absatz-Standardschriftart"><text:span text:style-name="T201"> </text:span></text:span><text:span text:style-name="Absatz-Standardschriftart"><text:span text:style-name="T140">poll,</text:span></text:span><text:span text:style-name="Absatz-Standardschriftart"><text:span text:style-name="T201"> </text:span></text:span>by<text:span text:style-name="Absatz-Standardschriftart"><text:span text:style-name="T201"> </text:span></text:span>the<text:span text:style-name="Absatz-Standardschriftart"><text:span text:style-name="T201"> </text:span></text:span>member’s<text:span text:style-name="Absatz-Standardschriftart"><text:span text:style-name="T205"> </text:span></text:span><text:span text:style-name="Absatz-Standardschriftart"><text:span text:style-name="T140">committee,</text:span></text:span><text:span text:style-name="Absatz-Standardschriftart"><text:span text:style-name="T201"> </text:span></text:span>receiver,<text:span text:style-name="Absatz-Standardschriftart"><text:span text:style-name="T200"> </text:span></text:span>guardian<text:span text:style-name="Absatz-Standardschriftart"><text:span text:style-name="T205"> </text:span></text:span>or<text:span text:style-name="Absatz-Standardschriftart"><text:span text:style-name="T198"> </text:span></text:span>other<text:span text:style-name="Absatz-Standardschriftart"><text:span text:style-name="T201"> </text:span></text:span><text:span text:style-name="Absatz-Standardschriftart"><text:span text:style-name="T140">person</text:span></text:span><text:span text:style-name="Absatz-Standardschriftart"><text:span text:style-name="T205"> </text:span></text:span>in<text:span text:style-name="Absatz-Standardschriftart"><text:span text:style-name="T200"> </text:span></text:span>the<text:span text:style-name="Absatz-Standardschriftart"><text:span text:style-name="T205"> </text:span></text:span><text:span text:style-name="Absatz-Standardschriftart"><text:span text:style-name="T140">nature</text:span></text:span><text:span text:style-name="Absatz-Standardschriftart"><text:span text:style-name="T201"> </text:span></text:span>of<text:span text:style-name="Absatz-Standardschriftart"><text:span text:style-name="T201"> </text:span></text:span>a<text:span text:style-name="Absatz-Standardschriftart"><text:span text:style-name="T100"> </text:span></text:span>committee,<text:span text:style-name="Absatz-Standardschriftart"><text:span text:style-name="T175"> </text:span></text:span>receiver<text:span text:style-name="Absatz-Standardschriftart"><text:span text:style-name="T157"> </text:span></text:span>or<text:span text:style-name="Absatz-Standardschriftart"><text:span text:style-name="T157"> </text:span></text:span>guardian<text:span text:style-name="Absatz-Standardschriftart"><text:span text:style-name="T175"> </text:span></text:span><text:span text:style-name="Absatz-Standardschriftart"><text:span text:style-name="T140">appointed</text:span></text:span><text:span text:style-name="Absatz-Standardschriftart"><text:span text:style-name="T157"> </text:span></text:span>by<text:span text:style-name="Absatz-Standardschriftart"><text:span text:style-name="T157"> </text:span></text:span>the<text:span text:style-name="Absatz-Standardschriftart"><text:span text:style-name="T175"> </text:span></text:span>Court.</text:p>
            </text:list-item>
            <text:list-item>
              <text:p text:style-name="P246">The<text:span text:style-name="Absatz-Standardschriftart"><text:span text:style-name="T149"> </text:span></text:span>committee,<text:span text:style-name="Absatz-Standardschriftart"><text:span text:style-name="T149"> </text:span></text:span>receiver,<text:span text:style-name="Absatz-Standardschriftart"><text:span text:style-name="T149"> </text:span></text:span>guardian<text:span text:style-name="Absatz-Standardschriftart"><text:span text:style-name="T151"> </text:span></text:span>or<text:span text:style-name="Absatz-Standardschriftart"><text:span text:style-name="T149"> </text:span></text:span>other<text:span text:style-name="Absatz-Standardschriftart"><text:span text:style-name="T149"> </text:span></text:span>person<text:span text:style-name="Absatz-Standardschriftart"><text:span text:style-name="T149"> </text:span></text:span>may<text:span text:style-name="Absatz-Standardschriftart"><text:span text:style-name="T151"> </text:span></text:span>vote<text:span text:style-name="Absatz-Standardschriftart"><text:span text:style-name="T151"> </text:span></text:span>by<text:span text:style-name="Absatz-Standardschriftart"><text:span text:style-name="T149"> </text:span></text:span>proxy<text:span text:style-name="Absatz-Standardschriftart"><text:span text:style-name="T149"> </text:span></text:span>on<text:span text:style-name="Absatz-Standardschriftart"><text:span text:style-name="T151"> </text:span></text:span>a<text:span text:style-name="Absatz-Standardschriftart"><text:span text:style-name="T151"> </text:span></text:span>show<text:span text:style-name="Absatz-Standardschriftart"><text:span text:style-name="T149"> </text:span></text:span>of<text:span text:style-name="Absatz-Standardschriftart"><text:span text:style-name="T149"> </text:span></text:span>hands<text:span text:style-name="Absatz-Standardschriftart"><text:span text:style-name="T149"> </text:span></text:span>or<text:span text:style-name="Absatz-Standardschriftart"><text:span text:style-name="T66"> </text:span></text:span>on<text:span text:style-name="Absatz-Standardschriftart"><text:span text:style-name="T151"> </text:span></text:span>a<text:span text:style-name="Absatz-Standardschriftart"><text:span text:style-name="T149"> </text:span></text:span>poll.</text:p>
            </text:list-item>
          </text:list>
        </text:list-item>
      </text:list>
      <text:p text:style-name="P81"/>
      <text:list xml:id="list232527387748186" text:continue-numbering="true" text:style-name="L3">
        <text:list-item>
          <text:p text:style-name="P357">Content<text:span text:style-name="Absatz-Standardschriftart"><text:span text:style-name="T2"> </text:span></text:span>of<text:span text:style-name="Absatz-Standardschriftart"><text:span text:style-name="T175"> </text:span></text:span>proxy<text:span text:style-name="Absatz-Standardschriftart"><text:span text:style-name="T3"> </text:span></text:span>notices</text:p>
          <text:list>
            <text:list-item>
              <text:p text:style-name="P207">A<text:span text:style-name="Absatz-Standardschriftart"><text:span text:style-name="T152"> </text:span></text:span>proxy<text:span text:style-name="Absatz-Standardschriftart"><text:span text:style-name="T149"> </text:span></text:span>may<text:span text:style-name="Absatz-Standardschriftart"><text:span text:style-name="T149"> </text:span></text:span>only<text:span text:style-name="Absatz-Standardschriftart"><text:span text:style-name="T149"> </text:span></text:span>validly<text:span text:style-name="Absatz-Standardschriftart"><text:span text:style-name="T149"> </text:span></text:span>be<text:span text:style-name="Absatz-Standardschriftart"><text:span text:style-name="T149"> </text:span></text:span><text:span text:style-name="Absatz-Standardschriftart"><text:span text:style-name="T140">appointed</text:span></text:span><text:span text:style-name="Absatz-Standardschriftart"><text:span text:style-name="T149"> </text:span></text:span>by<text:span text:style-name="Absatz-Standardschriftart"><text:span text:style-name="T149"> </text:span></text:span>a<text:span text:style-name="Absatz-Standardschriftart"><text:span text:style-name="T149"> </text:span></text:span>notice<text:span text:style-name="Absatz-Standardschriftart"><text:span text:style-name="T149"> </text:span></text:span>in<text:span text:style-name="Absatz-Standardschriftart"><text:span text:style-name="T152"> </text:span></text:span>writing<text:span text:style-name="Absatz-Standardschriftart"><text:span text:style-name="T149"> </text:span></text:span>(<text:span text:style-name="Absatz-Standardschriftart"><text:span text:style-name="T182">proxy</text:span></text:span><text:span text:style-name="Absatz-Standardschriftart"><text:span text:style-name="T150"> </text:span></text:span><text:span text:style-name="Absatz-Standardschriftart"><text:span text:style-name="T141">notice</text:span></text:span><text:span text:style-name="Absatz-Standardschriftart"><text:span text:style-name="T140">)</text:span></text:span><text:span text:style-name="Absatz-Standardschriftart"><text:span text:style-name="T149"> </text:span></text:span>that—</text:p>
              <text:list>
                <text:list-item>
                  <text:p text:style-name="P161">states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name</text:span></text:span><text:span text:style-name="Absatz-Standardschriftart"><text:span text:style-name="T152"> </text:span></text:span>and<text:span text:style-name="Absatz-Standardschriftart"><text:span text:style-name="T152"> </text:span></text:span>address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57"> </text:span></text:span>member<text:span text:style-name="Absatz-Standardschriftart"><text:span text:style-name="T152"> </text:span></text:span>appointing<text:span text:style-name="Absatz-Standardschriftart"><text:span text:style-name="T152"> </text:span></text:span>the<text:span text:style-name="Absatz-Standardschriftart"><text:span text:style-name="T157"> </text:span></text:span>proxy;</text:p>
                </text:list-item>
                <text:list-item>
                  <text:p text:style-name="P293">identifies<text:span text:style-name="Absatz-Standardschriftart"><text:span text:style-name="T194"> </text:span></text:span><text:span text:style-name="Absatz-Standardschriftart"><text:span text:style-name="T140">the</text:span></text:span><text:span text:style-name="Absatz-Standardschriftart"><text:span text:style-name="T195"> </text:span></text:span>person<text:span text:style-name="Absatz-Standardschriftart"><text:span text:style-name="T194"> </text:span></text:span>appointed<text:span text:style-name="Absatz-Standardschriftart"><text:span text:style-name="T195"> </text:span></text:span>to<text:span text:style-name="Absatz-Standardschriftart"><text:span text:style-name="T194"> </text:span></text:span><text:span text:style-name="Absatz-Standardschriftart"><text:span text:style-name="T140">be</text:span></text:span><text:span text:style-name="Absatz-Standardschriftart"><text:span text:style-name="T195"> </text:span></text:span>that<text:span text:style-name="Absatz-Standardschriftart"><text:span text:style-name="T194"> </text:span></text:span>member’s<text:span text:style-name="Absatz-Standardschriftart"><text:span text:style-name="T195"> </text:span></text:span>proxy<text:span text:style-name="Absatz-Standardschriftart"><text:span text:style-name="T195"> </text:span></text:span>and<text:span text:style-name="Absatz-Standardschriftart"><text:span text:style-name="T195"> </text:span></text:span>the<text:span text:style-name="Absatz-Standardschriftart"><text:span text:style-name="T194"> </text:span></text:span>general<text:span text:style-name="Absatz-Standardschriftart"><text:span text:style-name="T195"> </text:span></text:span>meeting<text:span text:style-name="Absatz-Standardschriftart"><text:span text:style-name="T194"> </text:span></text:span>in<text:span text:style-name="Absatz-Standardschriftart"><text:span text:style-name="T73"> </text:span></text:span>relation<text:span text:style-name="Absatz-Standardschriftart"><text:span text:style-name="T157"> </text:span></text:span>to<text:span text:style-name="Absatz-Standardschriftart"><text:span text:style-name="T152"> </text:span></text:span><text:span text:style-name="Absatz-Standardschriftart"><text:span text:style-name="T140">which</text:span></text:span><text:span text:style-name="Absatz-Standardschriftart"><text:span text:style-name="T152"> </text:span></text:span>that<text:span text:style-name="Absatz-Standardschriftart"><text:span text:style-name="T157"> </text:span></text:span><text:span text:style-name="Absatz-Standardschriftart"><text:span text:style-name="T140">person</text:span></text:span><text:span text:style-name="Absatz-Standardschriftart"><text:span text:style-name="T152"> </text:span></text:span>is<text:span text:style-name="Absatz-Standardschriftart"><text:span text:style-name="T152"> </text:span></text:span><text:span text:style-name="Absatz-Standardschriftart"><text:span text:style-name="T140">appointed;</text:span></text:span></text:p>
                </text:list-item>
                <text:list-item>
                  <text:p text:style-name="P275">is<text:span text:style-name="Absatz-Standardschriftart"><text:span text:style-name="T152"> </text:span></text:span>authenticated,<text:span text:style-name="Absatz-Standardschriftart"><text:span text:style-name="T149"> </text:span></text:span>or<text:span text:style-name="Absatz-Standardschriftart"><text:span text:style-name="T149"> </text:span></text:span>is<text:span text:style-name="Absatz-Standardschriftart"><text:span text:style-name="T152"> </text:span></text:span>signed<text:span text:style-name="Absatz-Standardschriftart"><text:span text:style-name="T149"> </text:span></text:span>on<text:span text:style-name="Absatz-Standardschriftart"><text:span text:style-name="T152"> </text:span></text:span><text:span text:style-name="Absatz-Standardschriftart"><text:span text:style-name="T140">behalf</text:span></text:span><text:span text:style-name="Absatz-Standardschriftart"><text:span text:style-name="T149"> </text:span></text:span>of<text:span text:style-name="Absatz-Standardschriftart"><text:span text:style-name="T152"> </text:span></text:span>the<text:span text:style-name="Absatz-Standardschriftart"><text:span text:style-name="T149"> </text:span></text:span>member<text:span text:style-name="Absatz-Standardschriftart"><text:span text:style-name="T152"> </text:span></text:span>appointing<text:span text:style-name="Absatz-Standardschriftart"><text:span text:style-name="T149"> </text:span></text:span>the<text:span text:style-name="Absatz-Standardschriftart"><text:span text:style-name="T152"> </text:span></text:span>proxy;<text:span text:style-name="Absatz-Standardschriftart"><text:span text:style-name="T149"> </text:span></text:span>and</text:p>
                </text:list-item>
                <text:list-item>
                  <text:p text:style-name="P294">is<text:span text:style-name="Absatz-Standardschriftart"><text:span text:style-name="T209"> </text:span></text:span>delivered<text:span text:style-name="Absatz-Standardschriftart"><text:span text:style-name="T209"> </text:span></text:span>to<text:span text:style-name="Absatz-Standardschriftart"><text:span text:style-name="T209"> </text:span></text:span>the<text:span text:style-name="Absatz-Standardschriftart"><text:span text:style-name="T209"> </text:span></text:span>company<text:span text:style-name="Absatz-Standardschriftart"><text:span text:style-name="T212"> </text:span></text:span>in<text:span text:style-name="Absatz-Standardschriftart"><text:span text:style-name="T209"> </text:span></text:span>accordance<text:span text:style-name="Absatz-Standardschriftart"><text:span text:style-name="T209"> </text:span></text:span>with<text:span text:style-name="Absatz-Standardschriftart"><text:span text:style-name="T209"> </text:span></text:span>these<text:span text:style-name="Absatz-Standardschriftart"><text:span text:style-name="T209"> </text:span></text:span>articles<text:span text:style-name="Absatz-Standardschriftart"><text:span text:style-name="T209"> </text:span></text:span>and<text:span text:style-name="Absatz-Standardschriftart"><text:span text:style-name="T209"> </text:span></text:span><text:span text:style-name="Absatz-Standardschriftart"><text:span text:style-name="T140">any</text:span></text:span><text:span text:style-name="Absatz-Standardschriftart"><text:span text:style-name="T209"> </text:span></text:span><text:span text:style-name="Absatz-Standardschriftart"><text:span text:style-name="T140">instructions</text:span></text:span><text:span text:style-name="Absatz-Standardschriftart"><text:span text:style-name="T69"> </text:span></text:span>contained<text:span text:style-name="Absatz-Standardschriftart"><text:span text:style-name="T197"> </text:span></text:span>in<text:span text:style-name="Absatz-Standardschriftart"><text:span text:style-name="T202"> </text:span></text:span>the<text:span text:style-name="Absatz-Standardschriftart"><text:span text:style-name="T198"> </text:span></text:span><text:span text:style-name="Absatz-Standardschriftart"><text:span text:style-name="T140">notice</text:span></text:span><text:span text:style-name="Absatz-Standardschriftart"><text:span text:style-name="T202"> </text:span></text:span>of<text:span text:style-name="Absatz-Standardschriftart"><text:span text:style-name="T202"> </text:span></text:span>the<text:span text:style-name="Absatz-Standardschriftart"><text:span text:style-name="T197"> </text:span></text:span><text:span text:style-name="Absatz-Standardschriftart"><text:span text:style-name="T140">general</text:span></text:span><text:span text:style-name="Absatz-Standardschriftart"><text:span text:style-name="T202"> </text:span></text:span>meeting<text:span text:style-name="Absatz-Standardschriftart"><text:span text:style-name="T202"> </text:span></text:span>in<text:span text:style-name="Absatz-Standardschriftart"><text:span text:style-name="T197"> </text:span></text:span><text:span text:style-name="Absatz-Standardschriftart"><text:span text:style-name="T140">relation</text:span></text:span><text:span text:style-name="Absatz-Standardschriftart"><text:span text:style-name="T202"> </text:span></text:span>to<text:span text:style-name="Absatz-Standardschriftart"><text:span text:style-name="T197"> </text:span></text:span>which<text:span text:style-name="Absatz-Standardschriftart"><text:span text:style-name="T202"> </text:span></text:span>the<text:span text:style-name="Absatz-Standardschriftart"><text:span text:style-name="T198"> </text:span></text:span>proxy<text:span text:style-name="Absatz-Standardschriftart"><text:span text:style-name="T200"> </text:span></text:span>is<text:span text:style-name="Absatz-Standardschriftart"><text:span text:style-name="T109"> </text:span></text:span>appointed.</text:p>
                </text:list-item>
              </text:list>
            </text:list-item>
            <text:list-item>
              <text:p text:style-name="P167">The<text:span text:style-name="Absatz-Standardschriftart"><text:span text:style-name="T175"> </text:span></text:span>company<text:span text:style-name="Absatz-Standardschriftart"><text:span text:style-name="T2"> </text:span></text:span>may<text:span text:style-name="Absatz-Standardschriftart"><text:span text:style-name="T175"> </text:span></text:span>require<text:span text:style-name="Absatz-Standardschriftart"><text:span text:style-name="T175"> </text:span></text:span>proxy<text:span text:style-name="Absatz-Standardschriftart"><text:span text:style-name="T157"> </text:span></text:span>notices<text:span text:style-name="Absatz-Standardschriftart"><text:span text:style-name="T157"> </text:span></text:span>to<text:span text:style-name="Absatz-Standardschriftart"><text:span text:style-name="T2"> </text:span></text:span>be<text:span text:style-name="Absatz-Standardschriftart"><text:span text:style-name="T157"> </text:span></text:span><text:span text:style-name="Absatz-Standardschriftart"><text:span text:style-name="T140">delivered</text:span></text:span><text:span text:style-name="Absatz-Standardschriftart"><text:span text:style-name="T157"> </text:span></text:span>in<text:span text:style-name="Absatz-Standardschriftart"><text:span text:style-name="T157"> </text:span></text:span>a<text:span text:style-name="Absatz-Standardschriftart"><text:span text:style-name="T3"> </text:span></text:span>particular<text:span text:style-name="Absatz-Standardschriftart"><text:span text:style-name="T2"> </text:span></text:span><text:span text:style-name="Absatz-Standardschriftart"><text:span text:style-name="T140">form,</text:span></text:span><text:span text:style-name="Absatz-Standardschriftart"><text:span text:style-name="T157"> </text:span></text:span>and<text:span text:style-name="Absatz-Standardschriftart"><text:span text:style-name="T157"> </text:span></text:span>may<text:span text:style-name="Absatz-Standardschriftart"><text:span text:style-name="T175"> </text:span></text:span>specify<text:span text:style-name="Absatz-Standardschriftart"><text:span text:style-name="T96"> </text:span></text:span>different<text:span text:style-name="Absatz-Standardschriftart"><text:span text:style-name="T2"> </text:span></text:span><text:span text:style-name="Absatz-Standardschriftart"><text:span text:style-name="T140">forms</text:span></text:span><text:span text:style-name="Absatz-Standardschriftart"><text:span text:style-name="T2"> </text:span></text:span>for<text:span text:style-name="Absatz-Standardschriftart"><text:span text:style-name="T175"> </text:span></text:span>different<text:span text:style-name="Absatz-Standardschriftart"><text:span text:style-name="T2"> </text:span></text:span><text:span text:style-name="Absatz-Standardschriftart"><text:span text:style-name="T140">purposes.</text:span></text:span></text:p>
            </text:list-item>
            <text:list-item>
              <text:p text:style-name="P247">If<text:span text:style-name="Absatz-Standardschriftart"><text:span text:style-name="T2"> </text:span></text:span>the<text:span text:style-name="Absatz-Standardschriftart"><text:span text:style-name="T175"> </text:span></text:span>company<text:span text:style-name="Absatz-Standardschriftart"><text:span text:style-name="T175"> </text:span></text:span>requires<text:span text:style-name="Absatz-Standardschriftart"><text:span text:style-name="T157"> </text:span></text:span>or<text:span text:style-name="Absatz-Standardschriftart"><text:span text:style-name="T175"> </text:span></text:span>allows<text:span text:style-name="Absatz-Standardschriftart"><text:span text:style-name="T175"> </text:span></text:span>a<text:span text:style-name="Absatz-Standardschriftart"><text:span text:style-name="T175"> </text:span></text:span>proxy<text:span text:style-name="Absatz-Standardschriftart"><text:span text:style-name="T157"> </text:span></text:span>notice<text:span text:style-name="Absatz-Standardschriftart"><text:span text:style-name="T157"> </text:span></text:span>to<text:span text:style-name="Absatz-Standardschriftart"><text:span text:style-name="T175"> </text:span></text:span>be<text:span text:style-name="Absatz-Standardschriftart"><text:span text:style-name="T175"> </text:span></text:span>delivered<text:span text:style-name="Absatz-Standardschriftart"><text:span text:style-name="T175"> </text:span></text:span>to<text:span text:style-name="Absatz-Standardschriftart"><text:span text:style-name="T175"> </text:span></text:span>it<text:span text:style-name="Absatz-Standardschriftart"><text:span text:style-name="T175"> </text:span></text:span>in<text:span text:style-name="Absatz-Standardschriftart"><text:span text:style-name="T175"> </text:span></text:span>electronic<text:span text:style-name="Absatz-Standardschriftart"><text:span text:style-name="T157"> </text:span></text:span><text:span text:style-name="Absatz-Standardschriftart"><text:span text:style-name="T140">form,</text:span></text:span><text:span text:style-name="Absatz-Standardschriftart"><text:span text:style-name="T2"> </text:span></text:span>it<text:span text:style-name="Absatz-Standardschriftart"><text:span text:style-name="T152"> </text:span></text:span>may<text:span text:style-name="Absatz-Standardschriftart"><text:span text:style-name="T72"> </text:span></text:span>require<text:span text:style-name="Absatz-Standardschriftart"><text:span text:style-name="T157"> </text:span></text:span>the<text:span text:style-name="Absatz-Standardschriftart"><text:span text:style-name="T157"> </text:span></text:span>delivery<text:span text:style-name="Absatz-Standardschriftart"><text:span text:style-name="T152"> </text:span></text:span>to<text:span text:style-name="Absatz-Standardschriftart"><text:span text:style-name="T152"> </text:span></text:span>be<text:span text:style-name="Absatz-Standardschriftart"><text:span text:style-name="T152"> </text:span></text:span>properly<text:span text:style-name="Absatz-Standardschriftart"><text:span text:style-name="T157"> </text:span></text:span>protected<text:span text:style-name="Absatz-Standardschriftart"><text:span text:style-name="T149"> </text:span></text:span>by<text:span text:style-name="Absatz-Standardschriftart"><text:span text:style-name="T152"> </text:span></text:span>a<text:span text:style-name="Absatz-Standardschriftart"><text:span text:style-name="T152"> </text:span></text:span>security<text:span text:style-name="Absatz-Standardschriftart"><text:span text:style-name="T157"> </text:span></text:span><text:span text:style-name="Absatz-Standardschriftart"><text:span text:style-name="T140">arrangement</text:span></text:span><text:span text:style-name="Absatz-Standardschriftart"><text:span text:style-name="T152"> </text:span></text:span>it<text:span text:style-name="Absatz-Standardschriftart"><text:span text:style-name="T152"> </text:span></text:span><text:span text:style-name="Absatz-Standardschriftart"><text:span text:style-name="T140">specifies.</text:span></text:span></text:p>
            </text:list-item>
            <text:list-item>
              <text:p text:style-name="P295">A<text:span text:style-name="Absatz-Standardschriftart"><text:span text:style-name="T152"> </text:span></text:span>proxy<text:span text:style-name="Absatz-Standardschriftart"><text:span text:style-name="T149"> </text:span></text:span>notice<text:span text:style-name="Absatz-Standardschriftart"><text:span text:style-name="T149"> </text:span></text:span>may<text:span text:style-name="Absatz-Standardschriftart"><text:span text:style-name="T149"> </text:span></text:span>specify<text:span text:style-name="Absatz-Standardschriftart"><text:span text:style-name="T149"> </text:span></text:span>how<text:span text:style-name="Absatz-Standardschriftart"><text:span text:style-name="T149"> </text:span></text:span>the<text:span text:style-name="Absatz-Standardschriftart"><text:span text:style-name="T157"> </text:span></text:span>proxy<text:span text:style-name="Absatz-Standardschriftart"><text:span text:style-name="T149"> </text:span></text:span>appointed<text:span text:style-name="Absatz-Standardschriftart"><text:span text:style-name="T167"> </text:span></text:span>under<text:span text:style-name="Absatz-Standardschriftart"><text:span text:style-name="T152"> </text:span></text:span>it<text:span text:style-name="Absatz-Standardschriftart"><text:span text:style-name="T152"> </text:span></text:span>is<text:span text:style-name="Absatz-Standardschriftart"><text:span text:style-name="T149"> </text:span></text:span>to<text:span text:style-name="Absatz-Standardschriftart"><text:span text:style-name="T149"> </text:span></text:span>vote<text:span text:style-name="Absatz-Standardschriftart"><text:span text:style-name="T149"> </text:span></text:span><text:span text:style-name="Absatz-Standardschriftart"><text:span text:style-name="T140">(or</text:span></text:span><text:span text:style-name="Absatz-Standardschriftart"><text:span text:style-name="T149"> </text:span></text:span>that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proxy</text:span></text:span><text:span text:style-name="Absatz-Standardschriftart"><text:span text:style-name="T149"> </text:span></text:span>is<text:span text:style-name="Absatz-Standardschriftart"><text:span text:style-name="T149"> </text:span></text:span>to<text:span text:style-name="Absatz-Standardschriftart"><text:span text:style-name="T93"> </text:span></text:span>abstain<text:span text:style-name="Absatz-Standardschriftart"><text:span text:style-name="T200"> </text:span></text:span>from<text:span text:style-name="Absatz-Standardschriftart"><text:span text:style-name="T201"> </text:span></text:span>voting)<text:span text:style-name="Absatz-Standardschriftart"><text:span text:style-name="T201"> </text:span></text:span>on<text:span text:style-name="Absatz-Standardschriftart"><text:span text:style-name="T200"> </text:span></text:span>one<text:span text:style-name="Absatz-Standardschriftart"><text:span text:style-name="T201"> </text:span></text:span>or<text:span text:style-name="Absatz-Standardschriftart"><text:span text:style-name="T201"> </text:span></text:span>more<text:span text:style-name="Absatz-Standardschriftart"><text:span text:style-name="T200"> </text:span></text:span><text:span text:style-name="Absatz-Standardschriftart"><text:span text:style-name="T140">resolutions</text:span></text:span><text:span text:style-name="Absatz-Standardschriftart"><text:span text:style-name="T200"> </text:span></text:span>dealing<text:span text:style-name="Absatz-Standardschriftart"><text:span text:style-name="T201"> </text:span></text:span>with<text:span text:style-name="Absatz-Standardschriftart"><text:span text:style-name="T202"> </text:span></text:span>any<text:span text:style-name="Absatz-Standardschriftart"><text:span text:style-name="T201"> </text:span></text:span>business<text:span text:style-name="Absatz-Standardschriftart"><text:span text:style-name="T201"> </text:span></text:span>to<text:span text:style-name="Absatz-Standardschriftart"><text:span text:style-name="T200"> </text:span></text:span>be<text:span text:style-name="Absatz-Standardschriftart"><text:span text:style-name="T201"> </text:span></text:span><text:span text:style-name="Absatz-Standardschriftart"><text:span text:style-name="T140">transacted</text:span></text:span><text:span text:style-name="Absatz-Standardschriftart"><text:span text:style-name="T64"> </text:span></text:span>at<text:span text:style-name="Absatz-Standardschriftart"><text:span text:style-name="T157"> </text:span></text:span>a<text:span text:style-name="Absatz-Standardschriftart"><text:span text:style-name="T152"> </text:span></text:span>general<text:span text:style-name="Absatz-Standardschriftart"><text:span text:style-name="T175"> </text:span></text:span>meeting.</text:p>
            </text:list-item>
            <text:list-item>
              <text:p text:style-name="P286">Unless<text:span text:style-name="Absatz-Standardschriftart"><text:span text:style-name="T157"> </text:span></text:span>a<text:span text:style-name="Absatz-Standardschriftart"><text:span text:style-name="T152"> </text:span></text:span><text:span text:style-name="Absatz-Standardschriftart"><text:span text:style-name="T140">proxy</text:span></text:span><text:span text:style-name="Absatz-Standardschriftart"><text:span text:style-name="T152"> </text:span></text:span>notice<text:span text:style-name="Absatz-Standardschriftart"><text:span text:style-name="T152"> </text:span></text:span>indicates<text:span text:style-name="Absatz-Standardschriftart"><text:span text:style-name="T152"> </text:span></text:span><text:span text:style-name="Absatz-Standardschriftart"><text:span text:style-name="T140">otherwise,</text:span></text:span><text:span text:style-name="Absatz-Standardschriftart"><text:span text:style-name="T152"> </text:span></text:span>it<text:span text:style-name="Absatz-Standardschriftart"><text:span text:style-name="T152"> </text:span></text:span>must<text:span text:style-name="Absatz-Standardschriftart"><text:span text:style-name="T152"> </text:span></text:span>be<text:span text:style-name="Absatz-Standardschriftart"><text:span text:style-name="T157"> </text:span></text:span>regarded<text:span text:style-name="Absatz-Standardschriftart"><text:span text:style-name="T152"> </text:span></text:span>as—</text:p>
              <text:list>
                <text:list-item>
                  <text:p text:style-name="P163">allowing<text:span text:style-name="Absatz-Standardschriftart"><text:span text:style-name="T194"> </text:span></text:span>the<text:span text:style-name="Absatz-Standardschriftart"><text:span text:style-name="T189"> </text:span></text:span>person<text:span text:style-name="Absatz-Standardschriftart"><text:span text:style-name="T194"> </text:span></text:span><text:span text:style-name="Absatz-Standardschriftart"><text:span text:style-name="T140">appointed</text:span></text:span><text:span text:style-name="Absatz-Standardschriftart"><text:span text:style-name="T195"> </text:span></text:span><text:span text:style-name="Absatz-Standardschriftart"><text:span text:style-name="T140">under</text:span></text:span><text:span text:style-name="Absatz-Standardschriftart"><text:span text:style-name="T195"> </text:span></text:span>it<text:span text:style-name="Absatz-Standardschriftart"><text:span text:style-name="T194"> </text:span></text:span>as<text:span text:style-name="Absatz-Standardschriftart"><text:span text:style-name="T195"> </text:span></text:span>a<text:span text:style-name="Absatz-Standardschriftart"><text:span text:style-name="T194"> </text:span></text:span><text:span text:style-name="Absatz-Standardschriftart"><text:span text:style-name="T140">proxy</text:span></text:span><text:span text:style-name="Absatz-Standardschriftart"><text:span text:style-name="T195"> </text:span></text:span>discretion<text:span text:style-name="Absatz-Standardschriftart"><text:span text:style-name="T195"> </text:span></text:span>as<text:span text:style-name="Absatz-Standardschriftart"><text:span text:style-name="T194"> </text:span></text:span>to<text:span text:style-name="Absatz-Standardschriftart"><text:span text:style-name="T194"> </text:span></text:span><text:span text:style-name="Absatz-Standardschriftart"><text:span text:style-name="T140">how</text:span></text:span><text:span text:style-name="Absatz-Standardschriftart"><text:span text:style-name="T194"> </text:span></text:span>to<text:span text:style-name="Absatz-Standardschriftart"><text:span text:style-name="T194"> </text:span></text:span>vote<text:span text:style-name="Absatz-Standardschriftart"><text:span text:style-name="T195"> </text:span></text:span>on<text:span text:style-name="Absatz-Standardschriftart"><text:span text:style-name="T187"> </text:span></text:span>any<text:span text:style-name="Absatz-Standardschriftart"><text:span text:style-name="T64"> </text:span></text:span>ancillary<text:span text:style-name="Absatz-Standardschriftart"><text:span text:style-name="T157"> </text:span></text:span>or<text:span text:style-name="Absatz-Standardschriftart"><text:span text:style-name="T175"> </text:span></text:span>procedural<text:span text:style-name="Absatz-Standardschriftart"><text:span text:style-name="T152"> </text:span></text:span><text:span text:style-name="Absatz-Standardschriftart"><text:span text:style-name="T140">resolutions</text:span></text:span><text:span text:style-name="Absatz-Standardschriftart"><text:span text:style-name="T157"> </text:span></text:span><text:span text:style-name="Absatz-Standardschriftart"><text:span text:style-name="T140">put</text:span></text:span><text:span text:style-name="Absatz-Standardschriftart"><text:span text:style-name="T157"> </text:span></text:span>to<text:span text:style-name="Absatz-Standardschriftart"><text:span text:style-name="T152"> </text:span></text:span>the<text:span text:style-name="Absatz-Standardschriftart"><text:span text:style-name="T157"> </text:span></text:span><text:span text:style-name="Absatz-Standardschriftart"><text:span text:style-name="T140">general</text:span></text:span><text:span text:style-name="Absatz-Standardschriftart"><text:span text:style-name="T157"> </text:span></text:span>meeting;<text:span text:style-name="Absatz-Standardschriftart"><text:span text:style-name="T152"> </text:span></text:span>and</text:p>
                </text:list-item>
                <text:list-item>
                  <text:p text:style-name="P296">appointing<text:span text:style-name="Absatz-Standardschriftart"><text:span text:style-name="T151"> </text:span></text:span><text:span text:style-name="Absatz-Standardschriftart"><text:span text:style-name="T140">that</text:span></text:span><text:span text:style-name="Absatz-Standardschriftart"><text:span text:style-name="T151"> </text:span></text:span>person<text:span text:style-name="Absatz-Standardschriftart"><text:span text:style-name="T151"> </text:span></text:span>as<text:span text:style-name="Absatz-Standardschriftart"><text:span text:style-name="T151"> </text:span></text:span>a<text:span text:style-name="Absatz-Standardschriftart"><text:span text:style-name="T151"> </text:span></text:span>proxy<text:span text:style-name="Absatz-Standardschriftart"><text:span text:style-name="T151"> </text:span></text:span>in<text:span text:style-name="Absatz-Standardschriftart"><text:span text:style-name="T153"> </text:span></text:span>relation<text:span text:style-name="Absatz-Standardschriftart"><text:span text:style-name="T151"> </text:span></text:span>to<text:span text:style-name="Absatz-Standardschriftart"><text:span text:style-name="T151"> </text:span></text:span>any<text:span text:style-name="Absatz-Standardschriftart"><text:span text:style-name="T151"> </text:span></text:span>adjournment<text:span text:style-name="Absatz-Standardschriftart"><text:span text:style-name="T151"> </text:span></text:span>of<text:span text:style-name="Absatz-Standardschriftart"><text:span text:style-name="T151"> </text:span></text:span>the<text:span text:style-name="Absatz-Standardschriftart"><text:span text:style-name="T151"> </text:span></text:span>general<text:span text:style-name="Absatz-Standardschriftart"><text:span text:style-name="T151"> </text:span></text:span>meeting<text:span text:style-name="Absatz-Standardschriftart"><text:span text:style-name="T75"> </text:span></text:span>to<text:span text:style-name="Absatz-Standardschriftart"><text:span text:style-name="T149"> </text:span></text:span>which<text:span text:style-name="Absatz-Standardschriftart"><text:span text:style-name="T149"> </text:span></text:span>it<text:span text:style-name="Absatz-Standardschriftart"><text:span text:style-name="T151"> </text:span></text:span><text:span text:style-name="Absatz-Standardschriftart"><text:span text:style-name="T140">relates</text:span></text:span><text:span text:style-name="Absatz-Standardschriftart"><text:span text:style-name="T149"> </text:span></text:span>as<text:span text:style-name="Absatz-Standardschriftart"><text:span text:style-name="T151"> </text:span></text:span><text:span text:style-name="Absatz-Standardschriftart"><text:span text:style-name="T140">well</text:span></text:span><text:span text:style-name="Absatz-Standardschriftart"><text:span text:style-name="T149"> </text:span></text:span>as<text:span text:style-name="Absatz-Standardschriftart"><text:span text:style-name="T151"> </text:span></text:span>the<text:span text:style-name="Absatz-Standardschriftart"><text:span text:style-name="T149"> </text:span></text:span><text:span text:style-name="Absatz-Standardschriftart"><text:span text:style-name="T140">meeting</text:span></text:span><text:span text:style-name="Absatz-Standardschriftart"><text:span text:style-name="T149"> </text:span></text:span><text:span text:style-name="Absatz-Standardschriftart"><text:span text:style-name="T140">itself.</text:span></text:span></text:p>
                </text:list-item>
              </text:list>
            </text:list-item>
          </text:list>
        </text:list-item>
      </text:list>
      <text:p text:style-name="P38"/>
      <text:list xml:id="list232528714283704" text:continue-numbering="true" text:style-name="L3">
        <text:list-item>
          <text:p text:style-name="P358">Execution<text:span text:style-name="Absatz-Standardschriftart"><text:span text:style-name="T157"> </text:span></text:span>of<text:span text:style-name="Absatz-Standardschriftart"><text:span text:style-name="T157"> </text:span></text:span>appointment<text:span text:style-name="Absatz-Standardschriftart"><text:span text:style-name="T152"> </text:span></text:span>of<text:span text:style-name="Absatz-Standardschriftart"><text:span text:style-name="T157"> </text:span></text:span>proxy<text:span text:style-name="Absatz-Standardschriftart"><text:span text:style-name="T2"> </text:span></text:span>on<text:span text:style-name="Absatz-Standardschriftart"><text:span text:style-name="T157"> </text:span></text:span>behalf<text:span text:style-name="Absatz-Standardschriftart"><text:span text:style-name="T157"> </text:span></text:span>of<text:span text:style-name="Absatz-Standardschriftart"><text:span text:style-name="T157"> </text:span></text:span>member<text:span text:style-name="Absatz-Standardschriftart"><text:span text:style-name="T157"> </text:span></text:span>appointing<text:span text:style-name="Absatz-Standardschriftart"><text:span text:style-name="T152"> </text:span></text:span>the<text:span text:style-name="Absatz-Standardschriftart"><text:span text:style-name="T152"> </text:span></text:span>proxy</text:p>
        </text:list-item>
      </text:list>
      <text:p text:style-name="P90">If<text:span text:style-name="Absatz-Standardschriftart"><text:span text:style-name="T151"> </text:span></text:span>a<text:span text:style-name="Absatz-Standardschriftart"><text:span text:style-name="T151"> </text:span></text:span>proxy<text:span text:style-name="Absatz-Standardschriftart"><text:span text:style-name="T151"> </text:span></text:span>notice<text:span text:style-name="Absatz-Standardschriftart"><text:span text:style-name="T151"> </text:span></text:span>is<text:span text:style-name="Absatz-Standardschriftart"><text:span text:style-name="T151"> </text:span></text:span><text:span text:style-name="Absatz-Standardschriftart"><text:span text:style-name="T140">not</text:span></text:span><text:span text:style-name="Absatz-Standardschriftart"><text:span text:style-name="T151"> </text:span></text:span><text:span text:style-name="Absatz-Standardschriftart"><text:span text:style-name="T140">authenticated,</text:span></text:span><text:span text:style-name="Absatz-Standardschriftart"><text:span text:style-name="T151"> </text:span></text:span>it<text:span text:style-name="Absatz-Standardschriftart"><text:span text:style-name="T151"> </text:span></text:span>must<text:span text:style-name="Absatz-Standardschriftart"><text:span text:style-name="T151"> </text:span></text:span>be<text:span text:style-name="Absatz-Standardschriftart"><text:span text:style-name="T151"> </text:span></text:span>accompanied<text:span text:style-name="Absatz-Standardschriftart"><text:span text:style-name="T153"> </text:span></text:span>by<text:span text:style-name="Absatz-Standardschriftart"><text:span text:style-name="T151"> </text:span></text:span>written<text:span text:style-name="Absatz-Standardschriftart"><text:span text:style-name="T153"> </text:span></text:span>evidence<text:span text:style-name="Absatz-Standardschriftart"><text:span text:style-name="T153"> </text:span></text:span>of<text:span text:style-name="Absatz-Standardschriftart"><text:span text:style-name="T151"> </text:span></text:span>the<text:span text:style-name="Absatz-Standardschriftart"><text:span text:style-name="T151"> </text:span></text:span>authority<text:span text:style-name="Absatz-Standardschriftart"><text:span text:style-name="T112"> </text:span></text:span>of<text:span text:style-name="Absatz-Standardschriftart"><text:span text:style-name="T157"> </text:span></text:span>the<text:span text:style-name="Absatz-Standardschriftart"><text:span text:style-name="T175"> </text:span></text:span>person<text:span text:style-name="Absatz-Standardschriftart"><text:span text:style-name="T157"> </text:span></text:span>who<text:span text:style-name="Absatz-Standardschriftart"><text:span text:style-name="T157"> </text:span></text:span>executed<text:span text:style-name="Absatz-Standardschriftart"><text:span text:style-name="T157"> </text:span></text:span>the<text:span text:style-name="Absatz-Standardschriftart"><text:span text:style-name="T175"> </text:span></text:span>appointment<text:span text:style-name="Absatz-Standardschriftart"><text:span text:style-name="T157"> </text:span></text:span>to<text:span text:style-name="Absatz-Standardschriftart"><text:span text:style-name="T152"> </text:span></text:span>execute<text:span text:style-name="Absatz-Standardschriftart"><text:span text:style-name="T157"> </text:span></text:span>it<text:span text:style-name="Absatz-Standardschriftart"><text:span text:style-name="T157"> </text:span></text:span>on<text:span text:style-name="Absatz-Standardschriftart"><text:span text:style-name="T157"> </text:span></text:span>behalf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75"> </text:span></text:span>member<text:span text:style-name="Absatz-Standardschriftart"><text:span text:style-name="T152"> </text:span></text:span>appointing<text:span text:style-name="Absatz-Standardschriftart"><text:span text:style-name="T157"> </text:span></text:span><text:span text:style-name="Absatz-Standardschriftart"><text:span text:style-name="T140">the</text:span></text:span><text:span text:style-name="Absatz-Standardschriftart"><text:span text:style-name="T72"> </text:span></text:span><text:span text:style-name="Absatz-Standardschriftart"><text:span text:style-name="T140">proxy.</text:span></text:span></text:p>
      <text:p text:style-name="P81"/>
      <text:list xml:id="list232527420113427" text:continue-numbering="true" text:style-name="L3">
        <text:list-item>
          <text:p text:style-name="P358">Delivery<text:span text:style-name="Absatz-Standardschriftart"><text:span text:style-name="T3"> </text:span></text:span>of<text:span text:style-name="Absatz-Standardschriftart"><text:span text:style-name="T152"> </text:span></text:span>proxy<text:span text:style-name="Absatz-Standardschriftart"><text:span text:style-name="T2"> </text:span></text:span>notice<text:span text:style-name="Absatz-Standardschriftart"><text:span text:style-name="T157"> </text:span></text:span>and<text:span text:style-name="Absatz-Standardschriftart"><text:span text:style-name="T175"> </text:span></text:span>notice<text:span text:style-name="Absatz-Standardschriftart"><text:span text:style-name="T157"> </text:span></text:span>revoking<text:span text:style-name="Absatz-Standardschriftart"><text:span text:style-name="T157"> </text:span></text:span>appointment<text:span text:style-name="Absatz-Standardschriftart"><text:span text:style-name="T157"> </text:span></text:span>of<text:span text:style-name="Absatz-Standardschriftart"><text:span text:style-name="T157"> </text:span></text:span>proxy</text:p>
          <text:list>
            <text:list-item>
              <text:p text:style-name="P207">A<text:span text:style-name="Absatz-Standardschriftart"><text:span text:style-name="T152"> </text:span></text:span>proxy<text:span text:style-name="Absatz-Standardschriftart"><text:span text:style-name="T149"> </text:span></text:span>notice<text:span text:style-name="Absatz-Standardschriftart"><text:span text:style-name="T149"> </text:span></text:span>does<text:span text:style-name="Absatz-Standardschriftart"><text:span text:style-name="T149"> </text:span></text:span>not<text:span text:style-name="Absatz-Standardschriftart"><text:span text:style-name="T152"> </text:span></text:span>take<text:span text:style-name="Absatz-Standardschriftart"><text:span text:style-name="T149"> </text:span></text:span>effect<text:span text:style-name="Absatz-Standardschriftart"><text:span text:style-name="T149"> </text:span></text:span><text:span text:style-name="Absatz-Standardschriftart"><text:span text:style-name="T140">unless</text:span></text:span><text:span text:style-name="Absatz-Standardschriftart"><text:span text:style-name="T149"> </text:span></text:span>it<text:span text:style-name="Absatz-Standardschriftart"><text:span text:style-name="T152"> </text:span></text:span>is<text:span text:style-name="Absatz-Standardschriftart"><text:span text:style-name="T149"> </text:span></text:span><text:span text:style-name="Absatz-Standardschriftart"><text:span text:style-name="T140">received</text:span></text:span><text:span text:style-name="Absatz-Standardschriftart"><text:span text:style-name="T149"> </text:span></text:span>by<text:span text:style-name="Absatz-Standardschriftart"><text:span text:style-name="T149"> </text:span></text:span>the<text:span text:style-name="Absatz-Standardschriftart"><text:span text:style-name="T152"> </text:span></text:span>company—</text:p>
              <text:list>
                <text:list-item>
                  <text:p text:style-name="P297">for<text:span text:style-name="Absatz-Standardschriftart"><text:span text:style-name="T204"> </text:span></text:span>a<text:span text:style-name="Absatz-Standardschriftart"><text:span text:style-name="T187"> </text:span></text:span><text:span text:style-name="Absatz-Standardschriftart"><text:span text:style-name="T140">general</text:span></text:span><text:span text:style-name="Absatz-Standardschriftart"><text:span text:style-name="T189"> </text:span></text:span>meeting<text:span text:style-name="Absatz-Standardschriftart"><text:span text:style-name="T187"> </text:span></text:span>or<text:span text:style-name="Absatz-Standardschriftart"><text:span text:style-name="T204"> </text:span></text:span>adjourned<text:span text:style-name="Absatz-Standardschriftart"><text:span text:style-name="T204"> </text:span></text:span>general<text:span text:style-name="Absatz-Standardschriftart"><text:span text:style-name="T189"> </text:span></text:span>meeting,<text:span text:style-name="Absatz-Standardschriftart"><text:span text:style-name="T187"> </text:span></text:span>at<text:span text:style-name="Absatz-Standardschriftart"><text:span text:style-name="T204"> </text:span></text:span><text:span text:style-name="Absatz-Standardschriftart"><text:span text:style-name="T140">least</text:span></text:span><text:span text:style-name="Absatz-Standardschriftart"><text:span text:style-name="T187"> </text:span></text:span>48<text:span text:style-name="Absatz-Standardschriftart"><text:span text:style-name="T187"> </text:span></text:span><text:span text:style-name="Absatz-Standardschriftart"><text:span text:style-name="T140">hours</text:span></text:span><text:span text:style-name="Absatz-Standardschriftart"><text:span text:style-name="T204"> </text:span></text:span>before<text:span text:style-name="Absatz-Standardschriftart"><text:span text:style-name="T189"> </text:span></text:span>the<text:span text:style-name="Absatz-Standardschriftart"><text:span text:style-name="T187"> </text:span></text:span>time<text:span text:style-name="Absatz-Standardschriftart"><text:span text:style-name="T94"> </text:span></text:span>appointed<text:span text:style-name="Absatz-Standardschriftart"><text:span text:style-name="T157"> </text:span></text:span><text:span text:style-name="Absatz-Standardschriftart"><text:span text:style-name="T140">for</text:span></text:span><text:span text:style-name="Absatz-Standardschriftart"><text:span text:style-name="T157"> </text:span></text:span>holding<text:span text:style-name="Absatz-Standardschriftart"><text:span text:style-name="T157"> </text:span></text:span>the<text:span text:style-name="Absatz-Standardschriftart"><text:span text:style-name="T175"> </text:span></text:span>meeting<text:span text:style-name="Absatz-Standardschriftart"><text:span text:style-name="T157"> </text:span></text:span>or<text:span text:style-name="Absatz-Standardschriftart"><text:span text:style-name="T157"> </text:span></text:span>adjourned<text:span text:style-name="Absatz-Standardschriftart"><text:span text:style-name="T157"> </text:span></text:span>meeting;<text:span text:style-name="Absatz-Standardschriftart"><text:span text:style-name="T157"> </text:span></text:span>and</text:p>
                </text:list-item>
                <text:list-item>
                  <text:p text:style-name="P298">for<text:span text:style-name="Absatz-Standardschriftart"><text:span text:style-name="T153"> </text:span></text:span>a<text:span text:style-name="Absatz-Standardschriftart"><text:span text:style-name="T167"> </text:span></text:span>poll<text:span text:style-name="Absatz-Standardschriftart"><text:span text:style-name="T167"> </text:span></text:span>taken<text:span text:style-name="Absatz-Standardschriftart"><text:span text:style-name="T167"> </text:span></text:span>more<text:span text:style-name="Absatz-Standardschriftart"><text:span text:style-name="T167"> </text:span></text:span>than<text:span text:style-name="Absatz-Standardschriftart"><text:span text:style-name="T167"> </text:span></text:span>48<text:span text:style-name="Absatz-Standardschriftart"><text:span text:style-name="T153"> </text:span></text:span>hours after<text:span text:style-name="Absatz-Standardschriftart"><text:span text:style-name="T140"> </text:span></text:span>it<text:span text:style-name="Absatz-Standardschriftart"><text:span text:style-name="T167"> </text:span></text:span>was<text:span text:style-name="Absatz-Standardschriftart"><text:span text:style-name="T140"> </text:span></text:span>demanded, at<text:span text:style-name="Absatz-Standardschriftart"><text:span text:style-name="T167"> </text:span></text:span>least<text:span text:style-name="Absatz-Standardschriftart"><text:span text:style-name="T140"> </text:span></text:span>24<text:span text:style-name="Absatz-Standardschriftart"><text:span text:style-name="T153"> </text:span></text:span>hours<text:span text:style-name="Absatz-Standardschriftart"><text:span text:style-name="T140"> </text:span></text:span>before<text:span text:style-name="Absatz-Standardschriftart"><text:span text:style-name="T140"> </text:span></text:span>the<text:span text:style-name="Absatz-Standardschriftart"><text:span text:style-name="T66"> </text:span></text:span>time<text:span text:style-name="Absatz-Standardschriftart"><text:span text:style-name="T157"> </text:span></text:span>appointed<text:span text:style-name="Absatz-Standardschriftart"><text:span text:style-name="T152"> </text:span></text:span>for<text:span text:style-name="Absatz-Standardschriftart"><text:span text:style-name="T152"> </text:span></text:span>taking<text:span text:style-name="Absatz-Standardschriftart"><text:span text:style-name="T157"> </text:span></text:span>the<text:span text:style-name="Absatz-Standardschriftart"><text:span text:style-name="T152"> </text:span></text:span>poll.</text:p>
                </text:list-item>
              </text:list>
            </text:list-item>
            <text:list-item>
              <text:p text:style-name="P244">An<text:span text:style-name="Absatz-Standardschriftart"><text:span text:style-name="T153"> </text:span></text:span>appointment<text:span text:style-name="Absatz-Standardschriftart"><text:span text:style-name="T140"> </text:span></text:span>under<text:span text:style-name="Absatz-Standardschriftart"><text:span text:style-name="T140"> </text:span></text:span>a<text:span text:style-name="Absatz-Standardschriftart"><text:span text:style-name="T167"> </text:span></text:span>proxy<text:span text:style-name="Absatz-Standardschriftart"><text:span text:style-name="T140"> </text:span></text:span>notice<text:span text:style-name="Absatz-Standardschriftart"><text:span text:style-name="T167"> </text:span></text:span>may<text:span text:style-name="Absatz-Standardschriftart"><text:span text:style-name="T167"> </text:span></text:span>be<text:span text:style-name="Absatz-Standardschriftart"><text:span text:style-name="T167"> </text:span></text:span>revoked<text:span text:style-name="Absatz-Standardschriftart"><text:span text:style-name="T167"> </text:span></text:span>by<text:span text:style-name="Absatz-Standardschriftart"><text:span text:style-name="T140"> </text:span></text:span>delivering<text:span text:style-name="Absatz-Standardschriftart"><text:span text:style-name="T140"> </text:span></text:span>to<text:span text:style-name="Absatz-Standardschriftart"><text:span text:style-name="T167"> </text:span></text:span><text:span text:style-name="Absatz-Standardschriftart"><text:span text:style-name="T140">the</text:span></text:span><text:span text:style-name="Absatz-Standardschriftart"><text:span text:style-name="T167"> </text:span></text:span>company<text:span text:style-name="Absatz-Standardschriftart"><text:span text:style-name="T167"> </text:span></text:span>a<text:span text:style-name="Absatz-Standardschriftart"><text:span text:style-name="T167"> </text:span></text:span>notice<text:span text:style-name="Absatz-Standardschriftart"><text:span text:style-name="T72"> </text:span></text:span>in<text:span text:style-name="Absatz-Standardschriftart"><text:span text:style-name="T200"> </text:span></text:span>writing<text:span text:style-name="Absatz-Standardschriftart"><text:span text:style-name="T201"> </text:span></text:span>given<text:span text:style-name="Absatz-Standardschriftart"><text:span text:style-name="T201"> </text:span></text:span>by<text:span text:style-name="Absatz-Standardschriftart"><text:span text:style-name="T201"> </text:span></text:span>or<text:span text:style-name="Absatz-Standardschriftart"><text:span text:style-name="T201"> </text:span></text:span>on<text:span text:style-name="Absatz-Standardschriftart"><text:span text:style-name="T201"> </text:span></text:span>behalf<text:span text:style-name="Absatz-Standardschriftart"><text:span text:style-name="T200"> </text:span></text:span>of<text:span text:style-name="Absatz-Standardschriftart"><text:span text:style-name="T201"> </text:span></text:span><text:span text:style-name="Absatz-Standardschriftart"><text:span text:style-name="T140">the</text:span></text:span><text:span text:style-name="Absatz-Standardschriftart"><text:span text:style-name="T201"> </text:span></text:span>person<text:span text:style-name="Absatz-Standardschriftart"><text:span text:style-name="T201"> </text:span></text:span><text:span text:style-name="Absatz-Standardschriftart"><text:span text:style-name="T140">by</text:span></text:span><text:span text:style-name="Absatz-Standardschriftart"><text:span text:style-name="T200"> </text:span></text:span>whom<text:span text:style-name="Absatz-Standardschriftart"><text:span text:style-name="T200"> </text:span></text:span>or<text:span text:style-name="Absatz-Standardschriftart"><text:span text:style-name="T200"> </text:span></text:span>on<text:span text:style-name="Absatz-Standardschriftart"><text:span text:style-name="T201"> </text:span></text:span>whose<text:span text:style-name="Absatz-Standardschriftart"><text:span text:style-name="T201"> </text:span></text:span>behalf<text:span text:style-name="Absatz-Standardschriftart"><text:span text:style-name="T201"> </text:span></text:span>the<text:span text:style-name="Absatz-Standardschriftart"><text:span text:style-name="T200"> </text:span></text:span><text:span text:style-name="Absatz-Standardschriftart"><text:span text:style-name="T140">proxy</text:span></text:span><text:span text:style-name="Absatz-Standardschriftart"><text:span text:style-name="T201"> </text:span></text:span>notice<text:span text:style-name="Absatz-Standardschriftart"><text:span text:style-name="T88"> </text:span></text:span>was<text:span text:style-name="Absatz-Standardschriftart"><text:span text:style-name="T3"> </text:span></text:span>given.</text:p>
            </text:list-item>
            <text:list-item>
              <text:p text:style-name="P299">A<text:span text:style-name="Absatz-Standardschriftart"><text:span text:style-name="T152"> </text:span></text:span>notice<text:span text:style-name="Absatz-Standardschriftart"><text:span text:style-name="T149"> </text:span></text:span>revoking<text:span text:style-name="Absatz-Standardschriftart"><text:span text:style-name="T152"> </text:span></text:span>the<text:span text:style-name="Absatz-Standardschriftart"><text:span text:style-name="T149"> </text:span></text:span><text:span text:style-name="Absatz-Standardschriftart"><text:span text:style-name="T140">appointment</text:span></text:span><text:span text:style-name="Absatz-Standardschriftart"><text:span text:style-name="T152"> </text:span></text:span>only<text:span text:style-name="Absatz-Standardschriftart"><text:span text:style-name="T149"> </text:span></text:span>takes<text:span text:style-name="Absatz-Standardschriftart"><text:span text:style-name="T152"> </text:span></text:span><text:span text:style-name="Absatz-Standardschriftart"><text:span text:style-name="T140">effect</text:span></text:span><text:span text:style-name="Absatz-Standardschriftart"><text:span text:style-name="T149"> </text:span></text:span>if<text:span text:style-name="Absatz-Standardschriftart"><text:span text:style-name="T152"> </text:span></text:span>it<text:span text:style-name="Absatz-Standardschriftart"><text:span text:style-name="T152"> </text:span></text:span>is<text:span text:style-name="Absatz-Standardschriftart"><text:span text:style-name="T149"> </text:span></text:span>received<text:span text:style-name="Absatz-Standardschriftart"><text:span text:style-name="T152"> </text:span></text:span>by<text:span text:style-name="Absatz-Standardschriftart"><text:span text:style-name="T149"> </text:span></text:span>the<text:span text:style-name="Absatz-Standardschriftart"><text:span text:style-name="T149"> </text:span></text:span>company—</text:p>
              <text:list>
                <text:list-item>
                  <text:p text:style-name="P297">for<text:span text:style-name="Absatz-Standardschriftart"><text:span text:style-name="T204"> </text:span></text:span>a<text:span text:style-name="Absatz-Standardschriftart"><text:span text:style-name="T187"> </text:span></text:span><text:span text:style-name="Absatz-Standardschriftart"><text:span text:style-name="T140">general</text:span></text:span><text:span text:style-name="Absatz-Standardschriftart"><text:span text:style-name="T189"> </text:span></text:span>meeting<text:span text:style-name="Absatz-Standardschriftart"><text:span text:style-name="T187"> </text:span></text:span>or<text:span text:style-name="Absatz-Standardschriftart"><text:span text:style-name="T204"> </text:span></text:span>adjourned<text:span text:style-name="Absatz-Standardschriftart"><text:span text:style-name="T204"> </text:span></text:span>general<text:span text:style-name="Absatz-Standardschriftart"><text:span text:style-name="T189"> </text:span></text:span>meeting,<text:span text:style-name="Absatz-Standardschriftart"><text:span text:style-name="T187"> </text:span></text:span>at<text:span text:style-name="Absatz-Standardschriftart"><text:span text:style-name="T204"> </text:span></text:span><text:span text:style-name="Absatz-Standardschriftart"><text:span text:style-name="T140">least</text:span></text:span><text:span text:style-name="Absatz-Standardschriftart"><text:span text:style-name="T187"> </text:span></text:span>48<text:span text:style-name="Absatz-Standardschriftart"><text:span text:style-name="T187"> </text:span></text:span><text:span text:style-name="Absatz-Standardschriftart"><text:span text:style-name="T140">hours</text:span></text:span><text:span text:style-name="Absatz-Standardschriftart"><text:span text:style-name="T204"> </text:span></text:span>before<text:span text:style-name="Absatz-Standardschriftart"><text:span text:style-name="T189"> </text:span></text:span>the<text:span text:style-name="Absatz-Standardschriftart"><text:span text:style-name="T187"> </text:span></text:span>time<text:span text:style-name="Absatz-Standardschriftart"><text:span text:style-name="T94"> </text:span></text:span>appointed<text:span text:style-name="Absatz-Standardschriftart"><text:span text:style-name="T157"> </text:span></text:span><text:span text:style-name="Absatz-Standardschriftart"><text:span text:style-name="T140">for</text:span></text:span><text:span text:style-name="Absatz-Standardschriftart"><text:span text:style-name="T157"> </text:span></text:span>holding<text:span text:style-name="Absatz-Standardschriftart"><text:span text:style-name="T157"> </text:span></text:span>the<text:span text:style-name="Absatz-Standardschriftart"><text:span text:style-name="T175"> </text:span></text:span>meeting<text:span text:style-name="Absatz-Standardschriftart"><text:span text:style-name="T157"> </text:span></text:span>or<text:span text:style-name="Absatz-Standardschriftart"><text:span text:style-name="T157"> </text:span></text:span>adjourned<text:span text:style-name="Absatz-Standardschriftart"><text:span text:style-name="T157"> </text:span></text:span>meeting;<text:span text:style-name="Absatz-Standardschriftart"><text:span text:style-name="T157"> </text:span></text:span>and</text:p>
                </text:list-item>
                <text:list-item>
                  <text:p text:style-name="P298">for<text:span text:style-name="Absatz-Standardschriftart"><text:span text:style-name="T153"> </text:span></text:span>a<text:span text:style-name="Absatz-Standardschriftart"><text:span text:style-name="T167"> </text:span></text:span>poll<text:span text:style-name="Absatz-Standardschriftart"><text:span text:style-name="T167"> </text:span></text:span>taken<text:span text:style-name="Absatz-Standardschriftart"><text:span text:style-name="T167"> </text:span></text:span>more<text:span text:style-name="Absatz-Standardschriftart"><text:span text:style-name="T167"> </text:span></text:span>than<text:span text:style-name="Absatz-Standardschriftart"><text:span text:style-name="T167"> </text:span></text:span>48<text:span text:style-name="Absatz-Standardschriftart"><text:span text:style-name="T153"> </text:span></text:span>hours after<text:span text:style-name="Absatz-Standardschriftart"><text:span text:style-name="T140"> </text:span></text:span>it<text:span text:style-name="Absatz-Standardschriftart"><text:span text:style-name="T167"> </text:span></text:span>was<text:span text:style-name="Absatz-Standardschriftart"><text:span text:style-name="T140"> </text:span></text:span>demanded, at<text:span text:style-name="Absatz-Standardschriftart"><text:span text:style-name="T167"> </text:span></text:span>least<text:span text:style-name="Absatz-Standardschriftart"><text:span text:style-name="T140"> </text:span></text:span>24<text:span text:style-name="Absatz-Standardschriftart"><text:span text:style-name="T153"> </text:span></text:span>hours<text:span text:style-name="Absatz-Standardschriftart"><text:span text:style-name="T140"> </text:span></text:span>before<text:span text:style-name="Absatz-Standardschriftart"><text:span text:style-name="T140"> </text:span></text:span>the<text:span text:style-name="Absatz-Standardschriftart"><text:span text:style-name="T66"> </text:span></text:span>time<text:span text:style-name="Absatz-Standardschriftart"><text:span text:style-name="T157"> </text:span></text:span>appointed<text:span text:style-name="Absatz-Standardschriftart"><text:span text:style-name="T152"> </text:span></text:span>for<text:span text:style-name="Absatz-Standardschriftart"><text:span text:style-name="T152"> </text:span></text:span>taking<text:span text:style-name="Absatz-Standardschriftart"><text:span text:style-name="T157"> </text:span></text:span>the<text:span text:style-name="Absatz-Standardschriftart"><text:span text:style-name="T152"> </text:span></text:span>poll.</text:p>
                </text:list-item>
              </text:list>
            </text:list-item>
          </text:list>
        </text:list-item>
        <text:list-item>
          <text:p text:style-name="P362">Effect<text:span text:style-name="Absatz-Standardschriftart"><text:span text:style-name="T157"> </text:span></text:span>of<text:span text:style-name="Absatz-Standardschriftart"><text:span text:style-name="T157"> </text:span></text:span>member’s<text:span text:style-name="Absatz-Standardschriftart"><text:span text:style-name="T157"> </text:span></text:span>voting<text:span text:style-name="Absatz-Standardschriftart"><text:span text:style-name="T157"> </text:span></text:span>in<text:span text:style-name="Absatz-Standardschriftart"><text:span text:style-name="T157"> </text:span></text:span>person<text:span text:style-name="Absatz-Standardschriftart"><text:span text:style-name="T157"> </text:span></text:span>on<text:span text:style-name="Absatz-Standardschriftart"><text:span text:style-name="T157"> </text:span></text:span><text:span text:style-name="Absatz-Standardschriftart"><text:span text:style-name="T140">proxy’s</text:span></text:span><text:span text:style-name="Absatz-Standardschriftart"><text:span text:style-name="T157"> </text:span></text:span>authority</text:p>
          <text:list>
            <text:list-item>
              <text:p text:style-name="P300">A<text:span text:style-name="Absatz-Standardschriftart"><text:span text:style-name="T152"> </text:span></text:span>proxy’s<text:span text:style-name="Absatz-Standardschriftart"><text:span text:style-name="T149"> </text:span></text:span>authority<text:span text:style-name="Absatz-Standardschriftart"><text:span text:style-name="T152"> </text:span></text:span>in<text:span text:style-name="Absatz-Standardschriftart"><text:span text:style-name="T149"> </text:span></text:span>relation<text:span text:style-name="Absatz-Standardschriftart"><text:span text:style-name="T152"> </text:span></text:span>to<text:span text:style-name="Absatz-Standardschriftart"><text:span text:style-name="T149"> </text:span></text:span>a<text:span text:style-name="Absatz-Standardschriftart"><text:span text:style-name="T152"> </text:span></text:span><text:span text:style-name="Absatz-Standardschriftart"><text:span text:style-name="T140">resolution</text:span></text:span><text:span text:style-name="Absatz-Standardschriftart"><text:span text:style-name="T149"> </text:span></text:span>is<text:span text:style-name="Absatz-Standardschriftart"><text:span text:style-name="T152"> </text:span></text:span>to<text:span text:style-name="Absatz-Standardschriftart"><text:span text:style-name="T152"> </text:span></text:span>be<text:span text:style-name="Absatz-Standardschriftart"><text:span text:style-name="T149"> </text:span></text:span>regarded<text:span text:style-name="Absatz-Standardschriftart"><text:span text:style-name="T152"> </text:span></text:span>as<text:span text:style-name="Absatz-Standardschriftart"><text:span text:style-name="T149"> </text:span></text:span>revoked<text:span text:style-name="Absatz-Standardschriftart"><text:span text:style-name="T152"> </text:span></text:span>if<text:span text:style-name="Absatz-Standardschriftart"><text:span text:style-name="T149"> </text:span></text:span>the<text:span text:style-name="Absatz-Standardschriftart"><text:span text:style-name="T152"> </text:span></text:span>member<text:span text:style-name="Absatz-Standardschriftart"><text:span text:style-name="T149"> </text:span></text:span>who<text:span text:style-name="Absatz-Standardschriftart"><text:span text:style-name="T97"> </text:span></text:span>has<text:span text:style-name="Absatz-Standardschriftart"><text:span text:style-name="T2"> </text:span></text:span><text:span text:style-name="Absatz-Standardschriftart"><text:span text:style-name="T140">appointed</text:span></text:span><text:span text:style-name="Absatz-Standardschriftart"><text:span text:style-name="T175"> </text:span></text:span>the<text:span text:style-name="Absatz-Standardschriftart"><text:span text:style-name="T175"> </text:span></text:span>proxy<text:span text:style-name="Absatz-Standardschriftart"><text:span text:style-name="T180">—</text:span></text:span></text:p>
              <text:list>
                <text:list-item>
                  <text:p text:style-name="P113">attends<text:span text:style-name="Absatz-Standardschriftart"><text:span text:style-name="T152"> </text:span></text:span>in<text:span text:style-name="Absatz-Standardschriftart"><text:span text:style-name="T149"> </text:span></text:span><text:span text:style-name="Absatz-Standardschriftart"><text:span text:style-name="T140">person</text:span></text:span><text:span text:style-name="Absatz-Standardschriftart"><text:span text:style-name="T149"> </text:span></text:span>the<text:span text:style-name="Absatz-Standardschriftart"><text:span text:style-name="T152"> </text:span></text:span><text:span text:style-name="Absatz-Standardschriftart"><text:span text:style-name="T140">general</text:span></text:span><text:span text:style-name="Absatz-Standardschriftart"><text:span text:style-name="T149"> </text:span></text:span>meeting<text:span text:style-name="Absatz-Standardschriftart"><text:span text:style-name="T149"> </text:span></text:span>at<text:span text:style-name="Absatz-Standardschriftart"><text:span text:style-name="T149"> </text:span></text:span>which<text:span text:style-name="Absatz-Standardschriftart"><text:span text:style-name="T152"> </text:span></text:span><text:span text:style-name="Absatz-Standardschriftart"><text:span text:style-name="T140">the</text:span></text:span><text:span text:style-name="Absatz-Standardschriftart"><text:span text:style-name="T149"> </text:span></text:span><text:span text:style-name="Absatz-Standardschriftart"><text:span text:style-name="T140">resolution</text:span></text:span><text:span text:style-name="Absatz-Standardschriftart"><text:span text:style-name="T149"> </text:span></text:span>is<text:span text:style-name="Absatz-Standardschriftart"><text:span text:style-name="T152"> </text:span></text:span>to<text:span text:style-name="Absatz-Standardschriftart"><text:span text:style-name="T149"> </text:span></text:span>be<text:span text:style-name="Absatz-Standardschriftart"><text:span text:style-name="T149"> </text:span></text:span><text:span text:style-name="Absatz-Standardschriftart"><text:span text:style-name="T140">decided;</text:span></text:span><text:span text:style-name="Absatz-Standardschriftart"><text:span text:style-name="T152"> </text:span></text:span>and</text:p>
                </text:list-item>
                <text:list-item>
                  <text:p text:style-name="P301">exercises,<text:span text:style-name="Absatz-Standardschriftart"><text:span text:style-name="T196"> </text:span></text:span>in<text:span text:style-name="Absatz-Standardschriftart"><text:span text:style-name="T147"> </text:span></text:span>relation<text:span text:style-name="Absatz-Standardschriftart"><text:span text:style-name="T148"> </text:span></text:span>to<text:span text:style-name="Absatz-Standardschriftart"><text:span text:style-name="T196"> </text:span></text:span>the<text:span text:style-name="Absatz-Standardschriftart"><text:span text:style-name="T196"> </text:span></text:span>resolution,<text:span text:style-name="Absatz-Standardschriftart"><text:span text:style-name="T196"> </text:span></text:span>the<text:span text:style-name="Absatz-Standardschriftart"><text:span text:style-name="T148"> </text:span></text:span>voting<text:span text:style-name="Absatz-Standardschriftart"><text:span text:style-name="T147"> </text:span></text:span>right<text:span text:style-name="Absatz-Standardschriftart"><text:span text:style-name="T196"> </text:span></text:span>that<text:span text:style-name="Absatz-Standardschriftart"><text:span text:style-name="T148"> </text:span></text:span>the<text:span text:style-name="Absatz-Standardschriftart"><text:span text:style-name="T196"> </text:span></text:span>member<text:span text:style-name="Absatz-Standardschriftart"><text:span text:style-name="T196"> </text:span></text:span>is<text:span text:style-name="Absatz-Standardschriftart"><text:span text:style-name="T196"> </text:span></text:span>entitled<text:span text:style-name="Absatz-Standardschriftart"><text:span text:style-name="T147"> </text:span></text:span>to<text:span text:style-name="Absatz-Standardschriftart"><text:span text:style-name="T72"> </text:span></text:span>exercise.</text:p>
                </text:list-item>
              </text:list>
            </text:list-item>
            <text:list-item>
              <text:p text:style-name="P302">A<text:span text:style-name="Absatz-Standardschriftart"><text:span text:style-name="T153"> </text:span></text:span>member<text:span text:style-name="Absatz-Standardschriftart"><text:span text:style-name="T167"> </text:span></text:span>who<text:span text:style-name="Absatz-Standardschriftart"><text:span text:style-name="T153"> </text:span></text:span>is<text:span text:style-name="Absatz-Standardschriftart"><text:span text:style-name="T153"> </text:span></text:span>entitled<text:span text:style-name="Absatz-Standardschriftart"><text:span text:style-name="T167"> </text:span></text:span>to<text:span text:style-name="Absatz-Standardschriftart"><text:span text:style-name="T153"> </text:span></text:span>attend,<text:span text:style-name="Absatz-Standardschriftart"><text:span text:style-name="T151"> </text:span></text:span>speak<text:span text:style-name="Absatz-Standardschriftart"><text:span text:style-name="T153"> </text:span></text:span>or<text:span text:style-name="Absatz-Standardschriftart"><text:span text:style-name="T167"> </text:span></text:span>vote<text:span text:style-name="Absatz-Standardschriftart"><text:span text:style-name="T153"> </text:span></text:span>(either<text:span text:style-name="Absatz-Standardschriftart"><text:span text:style-name="T153"> </text:span></text:span>on<text:span text:style-name="Absatz-Standardschriftart"><text:span text:style-name="T151"> </text:span></text:span>a<text:span text:style-name="Absatz-Standardschriftart"><text:span text:style-name="T153"> </text:span></text:span>show<text:span text:style-name="Absatz-Standardschriftart"><text:span text:style-name="T167"> </text:span></text:span>of<text:span text:style-name="Absatz-Standardschriftart"><text:span text:style-name="T151"> </text:span></text:span><text:span text:style-name="Absatz-Standardschriftart"><text:span text:style-name="T140">hands</text:span></text:span><text:span text:style-name="Absatz-Standardschriftart"><text:span text:style-name="T153"> </text:span></text:span>or<text:span text:style-name="Absatz-Standardschriftart"><text:span text:style-name="T153"> </text:span></text:span>on<text:span text:style-name="Absatz-Standardschriftart"><text:span text:style-name="T153"> </text:span></text:span>a<text:span text:style-name="Absatz-Standardschriftart"><text:span text:style-name="T151"> </text:span></text:span>poll)<text:span text:style-name="Absatz-Standardschriftart"><text:span text:style-name="T153"> </text:span></text:span>at<text:span text:style-name="Absatz-Standardschriftart"><text:span text:style-name="T75"> </text:span></text:span>a<text:span text:style-name="Absatz-Standardschriftart"><text:span text:style-name="T148"> </text:span></text:span>general<text:span text:style-name="Absatz-Standardschriftart"><text:span text:style-name="T196"> </text:span></text:span>meeting<text:span text:style-name="Absatz-Standardschriftart"><text:span text:style-name="T148"> </text:span></text:span>remains<text:span text:style-name="Absatz-Standardschriftart"><text:span text:style-name="T148"> </text:span></text:span>so<text:span text:style-name="Absatz-Standardschriftart"><text:span text:style-name="T148"> </text:span></text:span><text:span text:style-name="Absatz-Standardschriftart"><text:span text:style-name="T140">entitled</text:span></text:span><text:span text:style-name="Absatz-Standardschriftart"><text:span text:style-name="T196"> </text:span></text:span>in<text:span text:style-name="Absatz-Standardschriftart"><text:span text:style-name="T148"> </text:span></text:span><text:span text:style-name="Absatz-Standardschriftart"><text:span text:style-name="T140">respect</text:span></text:span><text:span text:style-name="Absatz-Standardschriftart"><text:span text:style-name="T148"> </text:span></text:span>of<text:span text:style-name="Absatz-Standardschriftart"><text:span text:style-name="T148"> </text:span></text:span>the<text:span text:style-name="Absatz-Standardschriftart"><text:span text:style-name="T196"> </text:span></text:span>meeting<text:span text:style-name="Absatz-Standardschriftart"><text:span text:style-name="T148"> </text:span></text:span>or<text:span text:style-name="Absatz-Standardschriftart"><text:span text:style-name="T148"> </text:span></text:span><text:span text:style-name="Absatz-Standardschriftart"><text:span text:style-name="T140">any</text:span></text:span><text:span text:style-name="Absatz-Standardschriftart"><text:span text:style-name="T148"> </text:span></text:span>adjournment<text:span text:style-name="Absatz-Standardschriftart"><text:span text:style-name="T196"> </text:span></text:span>of<text:span text:style-name="Absatz-Standardschriftart"><text:span text:style-name="T148"> </text:span></text:span>it,<text:span text:style-name="Absatz-Standardschriftart"><text:span text:style-name="T122"> </text:span></text:span>even<text:span text:style-name="Absatz-Standardschriftart"><text:span text:style-name="T205"> </text:span></text:span>though<text:span text:style-name="Absatz-Standardschriftart"><text:span text:style-name="T205"> </text:span></text:span>a<text:span text:style-name="Absatz-Standardschriftart"><text:span text:style-name="T205"> </text:span></text:span>valid<text:span text:style-name="Absatz-Standardschriftart"><text:span text:style-name="T204"> </text:span></text:span>proxy<text:span text:style-name="Absatz-Standardschriftart"><text:span text:style-name="T204"> </text:span></text:span>notice<text:span text:style-name="Absatz-Standardschriftart"><text:span text:style-name="T205"> </text:span></text:span>has<text:span text:style-name="Absatz-Standardschriftart"><text:span text:style-name="T204"> </text:span></text:span>been<text:span text:style-name="Absatz-Standardschriftart"><text:span text:style-name="T205"> </text:span></text:span><text:span text:style-name="Absatz-Standardschriftart"><text:span text:style-name="T140">delivered</text:span></text:span><text:span text:style-name="Absatz-Standardschriftart"><text:span text:style-name="T204"> </text:span></text:span>to<text:span text:style-name="Absatz-Standardschriftart"><text:span text:style-name="T205"> </text:span></text:span>the<text:span text:style-name="Absatz-Standardschriftart"><text:span text:style-name="T205"> </text:span></text:span>company<text:span text:style-name="Absatz-Standardschriftart"><text:span text:style-name="T204"> </text:span></text:span>by<text:span text:style-name="Absatz-Standardschriftart"><text:span text:style-name="T201"> </text:span></text:span>or<text:span text:style-name="Absatz-Standardschriftart"><text:span text:style-name="T204"> </text:span></text:span>on<text:span text:style-name="Absatz-Standardschriftart"><text:span text:style-name="T204"> </text:span></text:span>behalf<text:span text:style-name="Absatz-Standardschriftart"><text:span text:style-name="T201"> </text:span></text:span>of<text:span text:style-name="Absatz-Standardschriftart"><text:span text:style-name="T204"> </text:span></text:span>the<text:span text:style-name="Absatz-Standardschriftart"><text:span text:style-name="T96"> </text:span></text:span>member.</text:p>
            </text:list-item>
          </text:list>
        </text:list-item>
      </text:list>
      <text:p text:style-name="P16"/>
      <text:list xml:id="list232528542832680" text:continue-numbering="true" text:style-name="L3">
        <text:list-item>
          <text:p text:style-name="P363">Effect<text:span text:style-name="Absatz-Standardschriftart"><text:span text:style-name="T169"> </text:span></text:span>of<text:span text:style-name="Absatz-Standardschriftart"><text:span text:style-name="T170"> </text:span></text:span>proxy<text:span text:style-name="Absatz-Standardschriftart"><text:span text:style-name="T174"> </text:span></text:span>votes<text:span text:style-name="Absatz-Standardschriftart"><text:span text:style-name="T170"> </text:span></text:span>in<text:span text:style-name="Absatz-Standardschriftart"><text:span text:style-name="T170"> </text:span></text:span>case<text:span text:style-name="Absatz-Standardschriftart"><text:span text:style-name="T170"> </text:span></text:span>of<text:span text:style-name="Absatz-Standardschriftart"><text:span text:style-name="T170"> </text:span></text:span><text:span text:style-name="Absatz-Standardschriftart"><text:span text:style-name="T140">death,</text:span></text:span><text:span text:style-name="Absatz-Standardschriftart"><text:span text:style-name="T170"> </text:span></text:span>mental<text:span text:style-name="Absatz-Standardschriftart"><text:span text:style-name="T170"> </text:span></text:span><text:span text:style-name="Absatz-Standardschriftart"><text:span text:style-name="T140">incapacity,</text:span></text:span><text:span text:style-name="Absatz-Standardschriftart"><text:span text:style-name="T170"> </text:span></text:span>etc.<text:span text:style-name="Absatz-Standardschriftart"><text:span text:style-name="T170"> </text:span></text:span>of<text:span text:style-name="Absatz-Standardschriftart"><text:span text:style-name="T170"> </text:span></text:span>member<text:span text:style-name="Absatz-Standardschriftart"><text:span text:style-name="T170"> </text:span></text:span>appointing<text:span text:style-name="Absatz-Standardschriftart"><text:span text:style-name="T146"> </text:span></text:span>the<text:span text:style-name="Absatz-Standardschriftart"><text:span text:style-name="T96"> </text:span></text:span>proxy</text:p>
          <text:list>
            <text:list-item>
              <text:p text:style-name="P100">A<text:span text:style-name="Absatz-Standardschriftart"><text:span text:style-name="T149"> </text:span></text:span>vote<text:span text:style-name="Absatz-Standardschriftart"><text:span text:style-name="T149"> </text:span></text:span>given<text:span text:style-name="Absatz-Standardschriftart"><text:span text:style-name="T151"> </text:span></text:span>in<text:span text:style-name="Absatz-Standardschriftart"><text:span text:style-name="T149"> </text:span></text:span><text:span text:style-name="Absatz-Standardschriftart"><text:span text:style-name="T140">accordance</text:span></text:span><text:span text:style-name="Absatz-Standardschriftart"><text:span text:style-name="T149"> </text:span></text:span>with<text:span text:style-name="Absatz-Standardschriftart"><text:span text:style-name="T149"> </text:span></text:span>the<text:span text:style-name="Absatz-Standardschriftart"><text:span text:style-name="T149"> </text:span></text:span><text:span text:style-name="Absatz-Standardschriftart"><text:span text:style-name="T140">terms</text:span></text:span><text:span text:style-name="Absatz-Standardschriftart"><text:span text:style-name="T149"> </text:span></text:span>of<text:span text:style-name="Absatz-Standardschriftart"><text:span text:style-name="T151"> </text:span></text:span>a<text:span text:style-name="Absatz-Standardschriftart"><text:span text:style-name="T149"> </text:span></text:span>proxy<text:span text:style-name="Absatz-Standardschriftart"><text:span text:style-name="T149"> </text:span></text:span>notice<text:span text:style-name="Absatz-Standardschriftart"><text:span text:style-name="T149"> </text:span></text:span>is<text:span text:style-name="Absatz-Standardschriftart"><text:span text:style-name="T149"> </text:span></text:span>valid<text:span text:style-name="Absatz-Standardschriftart"><text:span text:style-name="T149"> </text:span></text:span><text:span text:style-name="Absatz-Standardschriftart"><text:span text:style-name="T140">despite—</text:span></text:span></text:p>
              <text:list>
                <text:list-item>
                  <text:p text:style-name="P222">the<text:span text:style-name="Absatz-Standardschriftart"><text:span text:style-name="T152"> </text:span></text:span>previous<text:span text:style-name="Absatz-Standardschriftart"><text:span text:style-name="T152"> </text:span></text:span>death<text:span text:style-name="Absatz-Standardschriftart"><text:span text:style-name="T152"> </text:span></text:span>or<text:span text:style-name="Absatz-Standardschriftart"><text:span text:style-name="T152"> </text:span></text:span>mental<text:span text:style-name="Absatz-Standardschriftart"><text:span text:style-name="T152"> </text:span></text:span><text:span text:style-name="Absatz-Standardschriftart"><text:span text:style-name="T140">incapacity</text:span></text:span>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52"> </text:span></text:span>member<text:span text:style-name="Absatz-Standardschriftart"><text:span text:style-name="T152"> </text:span></text:span>appointing<text:span text:style-name="Absatz-Standardschriftart"><text:span text:style-name="T152"> </text:span></text:span>the<text:span text:style-name="Absatz-Standardschriftart"><text:span text:style-name="T152"> </text:span></text:span><text:span text:style-name="Absatz-Standardschriftart"><text:span text:style-name="T140">proxy;</text:span></text:span><text:span text:style-name="Absatz-Standardschriftart"><text:span text:style-name="T152"> </text:span></text:span>or</text:p>
                </text:list-item>
                <text:list-item>
                  <text:p text:style-name="P303">the<text:span text:style-name="Absatz-Standardschriftart"><text:span text:style-name="T219"> </text:span></text:span>revocation<text:span text:style-name="Absatz-Standardschriftart"><text:span text:style-name="T212"> </text:span></text:span>of<text:span text:style-name="Absatz-Standardschriftart"><text:span text:style-name="T212"> </text:span></text:span>the<text:span text:style-name="Absatz-Standardschriftart"><text:span text:style-name="T212"> </text:span></text:span>appointment<text:span text:style-name="Absatz-Standardschriftart"><text:span text:style-name="T209"> </text:span></text:span>of<text:span text:style-name="Absatz-Standardschriftart"><text:span text:style-name="T212"> </text:span></text:span>the<text:span text:style-name="Absatz-Standardschriftart"><text:span text:style-name="T219"> </text:span></text:span>proxy<text:span text:style-name="Absatz-Standardschriftart"><text:span text:style-name="T209"> </text:span></text:span>or<text:span text:style-name="Absatz-Standardschriftart"><text:span text:style-name="T212"> </text:span></text:span>of<text:span text:style-name="Absatz-Standardschriftart"><text:span text:style-name="T212"> </text:span></text:span>the<text:span text:style-name="Absatz-Standardschriftart"><text:span text:style-name="T209"> </text:span></text:span>authority<text:span text:style-name="Absatz-Standardschriftart"><text:span text:style-name="T209"> </text:span></text:span>under<text:span text:style-name="Absatz-Standardschriftart"><text:span text:style-name="T219"> </text:span></text:span>which<text:span text:style-name="Absatz-Standardschriftart"><text:span text:style-name="T212"> </text:span></text:span>the<text:span text:style-name="Absatz-Standardschriftart"><text:span text:style-name="T81"> </text:span></text:span>appointment<text:span text:style-name="Absatz-Standardschriftart"><text:span text:style-name="T157"> </text:span></text:span>of<text:span text:style-name="Absatz-Standardschriftart"><text:span text:style-name="T157"> </text:span></text:span>the<text:span text:style-name="Absatz-Standardschriftart"><text:span text:style-name="T157"> </text:span></text:span>proxy<text:span text:style-name="Absatz-Standardschriftart"><text:span text:style-name="T157"> </text:span></text:span>is<text:span text:style-name="Absatz-Standardschriftart"><text:span text:style-name="T157"> </text:span></text:span><text:span text:style-name="Absatz-Standardschriftart"><text:span text:style-name="T140">executed.</text:span></text:span></text:p>
                </text:list-item>
              </text:list>
            </text:list-item>
            <text:list-item>
              <text:p text:style-name="P305">Paragraph<text:span text:style-name="Absatz-Standardschriftart"><text:span text:style-name="T149"> </text:span></text:span>(1)<text:span text:style-name="Absatz-Standardschriftart"><text:span text:style-name="T149"> </text:span></text:span>does<text:span text:style-name="Absatz-Standardschriftart"><text:span text:style-name="T149"> </text:span></text:span>not<text:span text:style-name="Absatz-Standardschriftart"><text:span text:style-name="T152"> </text:span></text:span>apply<text:span text:style-name="Absatz-Standardschriftart"><text:span text:style-name="T149"> </text:span></text:span>if<text:span text:style-name="Absatz-Standardschriftart"><text:span text:style-name="T149"> </text:span></text:span><text:span text:style-name="Absatz-Standardschriftart"><text:span text:style-name="T140">notice</text:span></text:span><text:span text:style-name="Absatz-Standardschriftart"><text:span text:style-name="T149"> </text:span></text:span>in<text:span text:style-name="Absatz-Standardschriftart"><text:span text:style-name="T149"> </text:span></text:span><text:span text:style-name="Absatz-Standardschriftart"><text:span text:style-name="T140">writing</text:span></text:span><text:span text:style-name="Absatz-Standardschriftart"><text:span text:style-name="T152"> </text:span></text:span>of<text:span text:style-name="Absatz-Standardschriftart"><text:span text:style-name="T149"> </text:span></text:span>the<text:span text:style-name="Absatz-Standardschriftart"><text:span text:style-name="T149"> </text:span></text:span><text:span text:style-name="Absatz-Standardschriftart"><text:span text:style-name="T140">death,</text:span></text:span><text:span text:style-name="Absatz-Standardschriftart"><text:span text:style-name="T149"> </text:span></text:span>mental<text:span text:style-name="Absatz-Standardschriftart"><text:span text:style-name="T149"> </text:span></text:span><text:span text:style-name="Absatz-Standardschriftart"><text:span text:style-name="T140">incapacity</text:span></text:span><text:span text:style-name="Absatz-Standardschriftart"><text:span text:style-name="T149"> </text:span></text:span>or<text:span text:style-name="Absatz-Standardschriftart"><text:span text:style-name="T149"> </text:span></text:span><text:span text:style-name="Absatz-Standardschriftart"><text:span text:style-name="T140">revocation</text:span></text:span><text:span text:style-name="Absatz-Standardschriftart"><text:span text:style-name="T95"> </text:span></text:span>is<text:span text:style-name="Absatz-Standardschriftart"><text:span text:style-name="T157"> </text:span></text:span>received<text:span text:style-name="Absatz-Standardschriftart"><text:span text:style-name="T175"> </text:span></text:span>by<text:span text:style-name="Absatz-Standardschriftart"><text:span text:style-name="T157"> </text:span></text:span>the<text:span text:style-name="Absatz-Standardschriftart"><text:span text:style-name="T157"> </text:span></text:span>company—</text:p>
              <text:list>
                <text:list-item>
                  <text:p text:style-name="P307">for<text:span text:style-name="Absatz-Standardschriftart"><text:span text:style-name="T204"> </text:span></text:span>a<text:span text:style-name="Absatz-Standardschriftart"><text:span text:style-name="T187"> </text:span></text:span><text:span text:style-name="Absatz-Standardschriftart"><text:span text:style-name="T140">general</text:span></text:span><text:span text:style-name="Absatz-Standardschriftart"><text:span text:style-name="T187"> </text:span></text:span>meeting<text:span text:style-name="Absatz-Standardschriftart"><text:span text:style-name="T187"> </text:span></text:span>or<text:span text:style-name="Absatz-Standardschriftart"><text:span text:style-name="T205"> </text:span></text:span>adjourned<text:span text:style-name="Absatz-Standardschriftart"><text:span text:style-name="T204"> </text:span></text:span>general<text:span text:style-name="Absatz-Standardschriftart"><text:span text:style-name="T187"> </text:span></text:span>meeting,<text:span text:style-name="Absatz-Standardschriftart"><text:span text:style-name="T187"> </text:span></text:span>at<text:span text:style-name="Absatz-Standardschriftart"><text:span text:style-name="T205"> </text:span></text:span><text:span text:style-name="Absatz-Standardschriftart"><text:span text:style-name="T140">least</text:span></text:span><text:span text:style-name="Absatz-Standardschriftart"><text:span text:style-name="T187"> </text:span></text:span>48<text:span text:style-name="Absatz-Standardschriftart"><text:span text:style-name="T204"> </text:span></text:span><text:span text:style-name="Absatz-Standardschriftart"><text:span text:style-name="T140">hours</text:span></text:span><text:span text:style-name="Absatz-Standardschriftart"><text:span text:style-name="T204"> </text:span></text:span>before<text:span text:style-name="Absatz-Standardschriftart"><text:span text:style-name="T187"> </text:span></text:span>the<text:span text:style-name="Absatz-Standardschriftart"><text:span text:style-name="T187"> </text:span></text:span>time<text:span text:style-name="Absatz-Standardschriftart"><text:span text:style-name="T94"> </text:span></text:span>appointed<text:span text:style-name="Absatz-Standardschriftart"><text:span text:style-name="T157"> </text:span></text:span><text:span text:style-name="Absatz-Standardschriftart"><text:span text:style-name="T140">for</text:span></text:span><text:span text:style-name="Absatz-Standardschriftart"><text:span text:style-name="T157"> </text:span></text:span>holding<text:span text:style-name="Absatz-Standardschriftart"><text:span text:style-name="T157"> </text:span></text:span>the<text:span text:style-name="Absatz-Standardschriftart"><text:span text:style-name="T175"> </text:span></text:span>meeting<text:span text:style-name="Absatz-Standardschriftart"><text:span text:style-name="T157"> </text:span></text:span>or<text:span text:style-name="Absatz-Standardschriftart"><text:span text:style-name="T157"> </text:span></text:span>adjourned<text:span text:style-name="Absatz-Standardschriftart"><text:span text:style-name="T157"> </text:span></text:span>meeting;<text:span text:style-name="Absatz-Standardschriftart"><text:span text:style-name="T157"> </text:span></text:span>and</text:p>
                </text:list-item>
                <text:list-item>
                  <text:p text:style-name="P307">for<text:span text:style-name="Absatz-Standardschriftart"><text:span text:style-name="T153"> </text:span></text:span>a<text:span text:style-name="Absatz-Standardschriftart"><text:span text:style-name="T167"> </text:span></text:span>poll<text:span text:style-name="Absatz-Standardschriftart"><text:span text:style-name="T153"> </text:span></text:span>taken<text:span text:style-name="Absatz-Standardschriftart"><text:span text:style-name="T167"> </text:span></text:span>more<text:span text:style-name="Absatz-Standardschriftart"><text:span text:style-name="T153"> </text:span></text:span>than<text:span text:style-name="Absatz-Standardschriftart"><text:span text:style-name="T167"> </text:span></text:span>48<text:span text:style-name="Absatz-Standardschriftart"><text:span text:style-name="T153"> </text:span></text:span>hours after<text:span text:style-name="Absatz-Standardschriftart"><text:span text:style-name="T167"> </text:span></text:span>it<text:span text:style-name="Absatz-Standardschriftart"><text:span text:style-name="T167"> </text:span></text:span>was<text:span text:style-name="Absatz-Standardschriftart"><text:span text:style-name="T140"> </text:span></text:span>demanded,<text:span text:style-name="Absatz-Standardschriftart"><text:span text:style-name="T140"> </text:span></text:span>at<text:span text:style-name="Absatz-Standardschriftart"><text:span text:style-name="T167"> </text:span></text:span>least<text:span text:style-name="Absatz-Standardschriftart"><text:span text:style-name="T167"> </text:span></text:span>24<text:span text:style-name="Absatz-Standardschriftart"><text:span text:style-name="T167"> </text:span></text:span>hours<text:span text:style-name="Absatz-Standardschriftart"><text:span text:style-name="T167"> </text:span></text:span>before<text:span text:style-name="Absatz-Standardschriftart"><text:span text:style-name="T140"> </text:span></text:span>the<text:span text:style-name="Absatz-Standardschriftart"><text:span text:style-name="T66"> </text:span></text:span>time<text:span text:style-name="Absatz-Standardschriftart"><text:span text:style-name="T157"> </text:span></text:span>appointed<text:span text:style-name="Absatz-Standardschriftart"><text:span text:style-name="T152"> </text:span></text:span>for<text:span text:style-name="Absatz-Standardschriftart"><text:span text:style-name="T152"> </text:span></text:span>taking<text:span text:style-name="Absatz-Standardschriftart"><text:span text:style-name="T157"> </text:span></text:span>the<text:span text:style-name="Absatz-Standardschriftart"><text:span text:style-name="T152"> </text:span></text:span>poll.</text:p>
                </text:list-item>
              </text:list>
            </text:list-item>
          </text:list>
        </text:list-item>
      </text:list>
      <text:p text:style-name="P81"/>
      <text:list xml:id="list232528918929494" text:continue-numbering="true" text:style-name="L3">
        <text:list-item>
          <text:p text:style-name="P357">Amendments<text:span text:style-name="Absatz-Standardschriftart"><text:span text:style-name="T1"> </text:span></text:span>to<text:span text:style-name="Absatz-Standardschriftart"><text:span text:style-name="T165"> </text:span></text:span>proposed<text:span text:style-name="Absatz-Standardschriftart"><text:span text:style-name="T165"> </text:span></text:span>resolutions</text:p>
          <text:list>
            <text:list-item>
              <text:p text:style-name="P309">An<text:span text:style-name="Absatz-Standardschriftart"><text:span text:style-name="T170"> </text:span></text:span>ordinary<text:span text:style-name="Absatz-Standardschriftart"><text:span text:style-name="T146"> </text:span></text:span>resolution<text:span text:style-name="Absatz-Standardschriftart"><text:span text:style-name="T170"> </text:span></text:span><text:span text:style-name="Absatz-Standardschriftart"><text:span text:style-name="T140">to</text:span></text:span><text:span text:style-name="Absatz-Standardschriftart"><text:span text:style-name="T146"> </text:span></text:span>be<text:span text:style-name="Absatz-Standardschriftart"><text:span text:style-name="T146"> </text:span></text:span>proposed<text:span text:style-name="Absatz-Standardschriftart"><text:span text:style-name="T170"> </text:span></text:span>at<text:span text:style-name="Absatz-Standardschriftart"><text:span text:style-name="T146"> </text:span></text:span>a<text:span text:style-name="Absatz-Standardschriftart"><text:span text:style-name="T146"> </text:span></text:span>general<text:span text:style-name="Absatz-Standardschriftart"><text:span text:style-name="T170"> </text:span></text:span>meeting<text:span text:style-name="Absatz-Standardschriftart"><text:span text:style-name="T146"> </text:span></text:span>may<text:span text:style-name="Absatz-Standardschriftart"><text:span text:style-name="T170"> </text:span></text:span>be<text:span text:style-name="Absatz-Standardschriftart"><text:span text:style-name="T146"> </text:span></text:span>amended<text:span text:style-name="Absatz-Standardschriftart"><text:span text:style-name="T146"> </text:span></text:span>by<text:span text:style-name="Absatz-Standardschriftart"><text:span text:style-name="T146"> </text:span></text:span>ordinary<text:span text:style-name="Absatz-Standardschriftart"><text:span text:style-name="T67"> </text:span></text:span>resolution<text:span text:style-name="Absatz-Standardschriftart"><text:span text:style-name="T165"> </text:span></text:span><text:span text:style-name="Absatz-Standardschriftart"><text:span text:style-name="T140">if—</text:span></text:span></text:p>
              <text:list>
                <text:list-item>
                  <text:p text:style-name="P223">notice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57"> </text:span></text:span>proposed<text:span text:style-name="Absatz-Standardschriftart"><text:span text:style-name="T152"> </text:span></text:span><text:span text:style-name="Absatz-Standardschriftart"><text:span text:style-name="T140">amendment</text:span></text:span><text:span text:style-name="Absatz-Standardschriftart"><text:span text:style-name="T152"> </text:span></text:span>is<text:span text:style-name="Absatz-Standardschriftart"><text:span text:style-name="T149"> </text:span></text:span>given<text:span text:style-name="Absatz-Standardschriftart"><text:span text:style-name="T152"> </text:span></text:span>to<text:span text:style-name="Absatz-Standardschriftart"><text:span text:style-name="T152"> </text:span></text:span>the<text:span text:style-name="Absatz-Standardschriftart"><text:span text:style-name="T152"> </text:span></text:span>company<text:span text:style-name="Absatz-Standardschriftart"><text:span text:style-name="T149"> </text:span></text:span>secretary<text:span text:style-name="Absatz-Standardschriftart"><text:span text:style-name="T152"> </text:span></text:span>in<text:span text:style-name="Absatz-Standardschriftart"><text:span text:style-name="T152"> </text:span></text:span>writing;<text:span text:style-name="Absatz-Standardschriftart"><text:span text:style-name="T152"> </text:span></text:span>and</text:p>
                </text:list-item>
                <text:list-item>
                  <text:p text:style-name="P303">the<text:span text:style-name="Absatz-Standardschriftart"><text:span text:style-name="T167"> </text:span></text:span><text:span text:style-name="Absatz-Standardschriftart"><text:span text:style-name="T140">proposed </text:span></text:span>amendment<text:span text:style-name="Absatz-Standardschriftart"><text:span text:style-name="T140"> </text:span></text:span>does<text:span text:style-name="Absatz-Standardschriftart"><text:span text:style-name="T140"> </text:span></text:span>not,<text:span text:style-name="Absatz-Standardschriftart"><text:span text:style-name="T167"> </text:span></text:span>in<text:span text:style-name="Absatz-Standardschriftart"><text:span text:style-name="T140"> </text:span></text:span>the<text:span text:style-name="Absatz-Standardschriftart"><text:span text:style-name="T140"> reasonable opinion </text:span></text:span>of<text:span text:style-name="Absatz-Standardschriftart"><text:span text:style-name="T140"> </text:span></text:span>the<text:span text:style-name="Absatz-Standardschriftart"><text:span text:style-name="T140"> </text:span></text:span>chairperson<text:span text:style-name="Absatz-Standardschriftart"><text:span text:style-name="T140"> </text:span></text:span>of<text:span text:style-name="Absatz-Standardschriftart"><text:span text:style-name="T140"> the</text:span></text:span><text:span text:style-name="Absatz-Standardschriftart"><text:span text:style-name="T136"> </text:span></text:span>meeting,<text:span text:style-name="Absatz-Standardschriftart"><text:span text:style-name="T157"> </text:span></text:span>materially<text:span text:style-name="Absatz-Standardschriftart"><text:span text:style-name="T175"> </text:span></text:span>alter<text:span text:style-name="Absatz-Standardschriftart"><text:span text:style-name="T175"> </text:span></text:span>the<text:span text:style-name="Absatz-Standardschriftart"><text:span text:style-name="T152"> </text:span></text:span>scope<text:span text:style-name="Absatz-Standardschriftart"><text:span text:style-name="T157"> </text:span></text:span>of<text:span text:style-name="Absatz-Standardschriftart"><text:span text:style-name="T175"> </text:span></text:span>the<text:span text:style-name="Absatz-Standardschriftart"><text:span text:style-name="T157"> </text:span></text:span>resolution.</text:p>
                </text:list-item>
              </text:list>
            </text:list-item>
            <text:list-item>
              <text:p text:style-name="P310">The<text:span text:style-name="Absatz-Standardschriftart"><text:span text:style-name="T167"> </text:span></text:span>notice<text:span text:style-name="Absatz-Standardschriftart"><text:span text:style-name="T140"> </text:span></text:span>must<text:span text:style-name="Absatz-Standardschriftart"><text:span text:style-name="T167"> </text:span></text:span>be<text:span text:style-name="Absatz-Standardschriftart"><text:span text:style-name="T167"> </text:span></text:span>given<text:span text:style-name="Absatz-Standardschriftart"><text:span text:style-name="T140"> </text:span></text:span>by<text:span text:style-name="Absatz-Standardschriftart"><text:span text:style-name="T167"> </text:span></text:span>a<text:span text:style-name="Absatz-Standardschriftart"><text:span text:style-name="T167"> </text:span></text:span>person<text:span text:style-name="Absatz-Standardschriftart"><text:span text:style-name="T167"> </text:span></text:span>entitled<text:span text:style-name="Absatz-Standardschriftart"><text:span text:style-name="T140"> </text:span></text:span>to<text:span text:style-name="Absatz-Standardschriftart"><text:span text:style-name="T167"> </text:span></text:span>vote<text:span text:style-name="Absatz-Standardschriftart"><text:span text:style-name="T167"> </text:span></text:span>at<text:span text:style-name="Absatz-Standardschriftart"><text:span text:style-name="T167"> </text:span></text:span>the general<text:span text:style-name="Absatz-Standardschriftart"><text:span text:style-name="T140"> </text:span></text:span>meeting<text:span text:style-name="Absatz-Standardschriftart"><text:span text:style-name="T140"> </text:span></text:span>at<text:span text:style-name="Absatz-Standardschriftart"><text:span text:style-name="T167"> </text:span></text:span>which<text:span text:style-name="Absatz-Standardschriftart"><text:span text:style-name="T140"> </text:span></text:span>it<text:span text:style-name="Absatz-Standardschriftart"><text:span text:style-name="T167"> </text:span></text:span>is<text:span text:style-name="Absatz-Standardschriftart"><text:span text:style-name="T167"> </text:span></text:span><text:span text:style-name="Absatz-Standardschriftart"><text:span text:style-name="T140">to</text:span></text:span><text:span text:style-name="Absatz-Standardschriftart"><text:span text:style-name="T72"> </text:span></text:span>be<text:span text:style-name="Absatz-Standardschriftart"><text:span text:style-name="T225"> </text:span></text:span><text:span text:style-name="Absatz-Standardschriftart"><text:span text:style-name="T140">proposed</text:span></text:span><text:span text:style-name="Absatz-Standardschriftart"><text:span text:style-name="T223"> </text:span></text:span>at<text:span text:style-name="Absatz-Standardschriftart"><text:span text:style-name="T223"> </text:span></text:span><text:span text:style-name="Absatz-Standardschriftart"><text:span text:style-name="T140">least</text:span></text:span><text:span text:style-name="Absatz-Standardschriftart"><text:span text:style-name="T223"> </text:span></text:span><text:span text:style-name="Absatz-Standardschriftart"><text:span text:style-name="T140">48</text:span></text:span><text:span text:style-name="Absatz-Standardschriftart"><text:span text:style-name="T223"> </text:span></text:span>hours<text:span text:style-name="Absatz-Standardschriftart"><text:span text:style-name="T225"> </text:span></text:span><text:span text:style-name="Absatz-Standardschriftart"><text:span text:style-name="T140">before</text:span></text:span><text:span text:style-name="Absatz-Standardschriftart"><text:span text:style-name="T223"> </text:span></text:span>the<text:span text:style-name="Absatz-Standardschriftart"><text:span text:style-name="T225"> </text:span></text:span><text:span text:style-name="Absatz-Standardschriftart"><text:span text:style-name="T140">meeting</text:span></text:span><text:span text:style-name="Absatz-Standardschriftart"><text:span text:style-name="T223"> </text:span></text:span>is<text:span text:style-name="Absatz-Standardschriftart"><text:span text:style-name="T223"> </text:span></text:span>to<text:span text:style-name="Absatz-Standardschriftart"><text:span text:style-name="T225"> </text:span></text:span><text:span text:style-name="Absatz-Standardschriftart"><text:span text:style-name="T140">take</text:span></text:span><text:span text:style-name="Absatz-Standardschriftart"><text:span text:style-name="T223"> </text:span></text:span><text:span text:style-name="Absatz-Standardschriftart"><text:span text:style-name="T140">place</text:span></text:span><text:span text:style-name="Absatz-Standardschriftart"><text:span text:style-name="T223"> </text:span></text:span><text:span text:style-name="Absatz-Standardschriftart"><text:span text:style-name="T140">(or</text:span></text:span><text:span text:style-name="Absatz-Standardschriftart"><text:span text:style-name="T223"> </text:span></text:span>a<text:span text:style-name="Absatz-Standardschriftart"><text:span text:style-name="T223"> </text:span></text:span>later<text:span text:style-name="Absatz-Standardschriftart"><text:span text:style-name="T210"> </text:span></text:span>time<text:span text:style-name="Absatz-Standardschriftart"><text:span text:style-name="T223"> </text:span></text:span>the<text:span text:style-name="Absatz-Standardschriftart"><text:span text:style-name="T116"> </text:span></text:span>chairperson<text:span text:style-name="Absatz-Standardschriftart"><text:span text:style-name="T207"> </text:span></text:span>of<text:span text:style-name="Absatz-Standardschriftart"><text:span text:style-name="T2"> </text:span></text:span>the<text:span text:style-name="Absatz-Standardschriftart"><text:span text:style-name="T2"> </text:span></text:span>meeting<text:span text:style-name="Absatz-Standardschriftart"><text:span text:style-name="T3"> </text:span></text:span>determines).</text:p>
            </text:list-item>
            <text:list-item>
              <text:p text:style-name="P306">A<text:span text:style-name="Absatz-Standardschriftart"><text:span text:style-name="T142"> </text:span></text:span>special<text:span text:style-name="Absatz-Standardschriftart"><text:span text:style-name="T142"> </text:span></text:span><text:span text:style-name="Absatz-Standardschriftart"><text:span text:style-name="T140">resolution</text:span></text:span><text:span text:style-name="Absatz-Standardschriftart"><text:span text:style-name="T211"> </text:span></text:span>to<text:span text:style-name="Absatz-Standardschriftart"><text:span text:style-name="T139"> </text:span></text:span>be<text:span text:style-name="Absatz-Standardschriftart"><text:span text:style-name="T142"> </text:span></text:span>proposed<text:span text:style-name="Absatz-Standardschriftart"><text:span text:style-name="T211"> </text:span></text:span>at<text:span text:style-name="Absatz-Standardschriftart"><text:span text:style-name="T211"> </text:span></text:span>a<text:span text:style-name="Absatz-Standardschriftart"><text:span text:style-name="T211"> </text:span></text:span><text:span text:style-name="Absatz-Standardschriftart"><text:span text:style-name="T140">general</text:span></text:span><text:span text:style-name="Absatz-Standardschriftart"><text:span text:style-name="T142"> </text:span></text:span>meeting<text:span text:style-name="Absatz-Standardschriftart"><text:span text:style-name="T142"> </text:span></text:span>may<text:span text:style-name="Absatz-Standardschriftart"><text:span text:style-name="T211"> </text:span></text:span>be<text:span text:style-name="Absatz-Standardschriftart"><text:span text:style-name="T211"> </text:span></text:span>amended<text:span text:style-name="Absatz-Standardschriftart"><text:span text:style-name="T211"> </text:span></text:span>by<text:span text:style-name="Absatz-Standardschriftart"><text:span text:style-name="T142"> </text:span></text:span>ordinary<text:span text:style-name="Absatz-Standardschriftart"><text:span text:style-name="T97"> </text:span></text:span>resolution<text:span text:style-name="Absatz-Standardschriftart"><text:span text:style-name="T165"> </text:span></text:span><text:span text:style-name="Absatz-Standardschriftart"><text:span text:style-name="T140">if—</text:span></text:span></text:p>
              <text:list>
                <text:list-item>
                  <text:p text:style-name="P304">the<text:span text:style-name="Absatz-Standardschriftart"><text:span text:style-name="T174"> </text:span></text:span><text:span text:style-name="Absatz-Standardschriftart"><text:span text:style-name="T140">chairperson</text:span></text:span><text:span text:style-name="Absatz-Standardschriftart"><text:span text:style-name="T174"> </text:span></text:span>of<text:span text:style-name="Absatz-Standardschriftart"><text:span text:style-name="T174"> </text:span></text:span>the<text:span text:style-name="Absatz-Standardschriftart"><text:span text:style-name="T174"> </text:span></text:span>meeting<text:span text:style-name="Absatz-Standardschriftart"><text:span text:style-name="T174"> </text:span></text:span>proposes<text:span text:style-name="Absatz-Standardschriftart"><text:span text:style-name="T168"> </text:span></text:span>the<text:span text:style-name="Absatz-Standardschriftart"><text:span text:style-name="T168"> </text:span></text:span><text:span text:style-name="Absatz-Standardschriftart"><text:span text:style-name="T140">amendment</text:span></text:span><text:span text:style-name="Absatz-Standardschriftart"><text:span text:style-name="T169"> </text:span></text:span>at<text:span text:style-name="Absatz-Standardschriftart"><text:span text:style-name="T174"> </text:span></text:span>the<text:span text:style-name="Absatz-Standardschriftart"><text:span text:style-name="T174"> </text:span></text:span>meeting<text:span text:style-name="Absatz-Standardschriftart"><text:span text:style-name="T174"> </text:span></text:span>at<text:span text:style-name="Absatz-Standardschriftart"><text:span text:style-name="T174"> </text:span></text:span>which<text:span text:style-name="Absatz-Standardschriftart"><text:span text:style-name="T168"> </text:span></text:span>the<text:span text:style-name="Absatz-Standardschriftart"><text:span text:style-name="T109"> </text:span></text:span>special<text:span text:style-name="Absatz-Standardschriftart"><text:span text:style-name="T157"> </text:span></text:span><text:span text:style-name="Absatz-Standardschriftart"><text:span text:style-name="T140">resolution</text:span></text:span><text:span text:style-name="Absatz-Standardschriftart"><text:span text:style-name="T152"> </text:span></text:span>is<text:span text:style-name="Absatz-Standardschriftart"><text:span text:style-name="T152"> </text:span></text:span>to<text:span text:style-name="Absatz-Standardschriftart"><text:span text:style-name="T152"> </text:span></text:span><text:span text:style-name="Absatz-Standardschriftart"><text:span text:style-name="T140">be</text:span></text:span><text:span text:style-name="Absatz-Standardschriftart"><text:span text:style-name="T152"> </text:span></text:span>proposed;<text:span text:style-name="Absatz-Standardschriftart"><text:span text:style-name="T157"> </text:span></text:span>and</text:p>
                </text:list-item>
                <text:list-item>
                  <text:p text:style-name="P308">the<text:span text:style-name="Absatz-Standardschriftart"><text:span text:style-name="T229"> </text:span></text:span>amendment<text:span text:style-name="Absatz-Standardschriftart"><text:span text:style-name="T229"> </text:span></text:span>merely<text:span text:style-name="Absatz-Standardschriftart"><text:span text:style-name="T155"> </text:span></text:span>corrects<text:span text:style-name="Absatz-Standardschriftart"><text:span text:style-name="T229"> </text:span></text:span>a<text:span text:style-name="Absatz-Standardschriftart"><text:span text:style-name="T155"> </text:span></text:span>grammatical<text:span text:style-name="Absatz-Standardschriftart"><text:span text:style-name="T229"> </text:span></text:span>or<text:span text:style-name="Absatz-Standardschriftart"><text:span text:style-name="T229"> </text:span></text:span>other<text:span text:style-name="Absatz-Standardschriftart"><text:span text:style-name="T155"> </text:span></text:span><text:span text:style-name="Absatz-Standardschriftart"><text:span text:style-name="T140">non-substantive</text:span></text:span><text:span text:style-name="Absatz-Standardschriftart"><text:span text:style-name="T229"> </text:span></text:span>error<text:span text:style-name="Absatz-Standardschriftart"><text:span text:style-name="T229"> </text:span></text:span>in<text:span text:style-name="Absatz-Standardschriftart"><text:span text:style-name="T229"> </text:span></text:span>the<text:span text:style-name="Absatz-Standardschriftart"><text:span text:style-name="T112"> </text:span></text:span>special<text:span text:style-name="Absatz-Standardschriftart"><text:span text:style-name="T234"> </text:span></text:span><text:span text:style-name="Absatz-Standardschriftart"><text:span text:style-name="T140">resolution.</text:span></text:span></text:p>
                </text:list-item>
              </text:list>
            </text:list-item>
            <text:list-item>
              <text:p text:style-name="P311">If<text:span text:style-name="Absatz-Standardschriftart"><text:span text:style-name="T2"> </text:span></text:span>the<text:span text:style-name="Absatz-Standardschriftart"><text:span text:style-name="T2"> </text:span></text:span><text:span text:style-name="Absatz-Standardschriftart"><text:span text:style-name="T140">chairperson</text:span></text:span><text:span text:style-name="Absatz-Standardschriftart"><text:span text:style-name="T175"> </text:span></text:span>of<text:span text:style-name="Absatz-Standardschriftart"><text:span text:style-name="T2"> </text:span></text:span>the<text:span text:style-name="Absatz-Standardschriftart"><text:span text:style-name="T3"> </text:span></text:span>meeting,<text:span text:style-name="Absatz-Standardschriftart"><text:span text:style-name="T2"> </text:span></text:span><text:span text:style-name="Absatz-Standardschriftart"><text:span text:style-name="T140">acting</text:span></text:span><text:span text:style-name="Absatz-Standardschriftart"><text:span text:style-name="T2"> </text:span></text:span>in<text:span text:style-name="Absatz-Standardschriftart"><text:span text:style-name="T2"> </text:span></text:span>good<text:span text:style-name="Absatz-Standardschriftart"><text:span text:style-name="T3"> </text:span></text:span><text:span text:style-name="Absatz-Standardschriftart"><text:span text:style-name="T140">faith,</text:span></text:span><text:span text:style-name="Absatz-Standardschriftart"><text:span text:style-name="T175"> </text:span></text:span>wrongly<text:span text:style-name="Absatz-Standardschriftart"><text:span text:style-name="T175"> </text:span></text:span>decides<text:span text:style-name="Absatz-Standardschriftart"><text:span text:style-name="T175"> </text:span></text:span><text:span text:style-name="Absatz-Standardschriftart"><text:span text:style-name="T140">that</text:span></text:span><text:span text:style-name="Absatz-Standardschriftart"><text:span text:style-name="T2"> </text:span></text:span>an<text:span text:style-name="Absatz-Standardschriftart"><text:span text:style-name="T2"> </text:span></text:span>amendment<text:span text:style-name="Absatz-Standardschriftart"><text:span text:style-name="T175"> </text:span></text:span>to<text:span text:style-name="Absatz-Standardschriftart"><text:span text:style-name="T74"> </text:span></text:span>a<text:span text:style-name="Absatz-Standardschriftart"><text:span text:style-name="T140"> </text:span></text:span>resolution<text:span text:style-name="Absatz-Standardschriftart"><text:span text:style-name="T167"> </text:span></text:span>is<text:span text:style-name="Absatz-Standardschriftart"><text:span text:style-name="T140"> </text:span></text:span>out of<text:span text:style-name="Absatz-Standardschriftart"><text:span text:style-name="T140"> </text:span></text:span>order,<text:span text:style-name="Absatz-Standardschriftart"><text:span text:style-name="T140"> </text:span></text:span>the<text:span text:style-name="Absatz-Standardschriftart"><text:span text:style-name="T167"> </text:span></text:span>vote<text:span text:style-name="Absatz-Standardschriftart"><text:span text:style-name="T199"> </text:span></text:span>on<text:span text:style-name="Absatz-Standardschriftart"><text:span text:style-name="T140"> </text:span></text:span>that<text:span text:style-name="Absatz-Standardschriftart"><text:span text:style-name="T167"> </text:span></text:span>resolution<text:span text:style-name="Absatz-Standardschriftart"><text:span text:style-name="T140"> </text:span></text:span>remains<text:span text:style-name="Absatz-Standardschriftart"><text:span text:style-name="T167"> </text:span></text:span>valid<text:span text:style-name="Absatz-Standardschriftart"><text:span text:style-name="T167"> </text:span></text:span>unless<text:span text:style-name="Absatz-Standardschriftart"><text:span text:style-name="T140"> </text:span></text:span>the<text:span text:style-name="Absatz-Standardschriftart"><text:span text:style-name="T140"> </text:span></text:span>Court orders<text:span text:style-name="Absatz-Standardschriftart"><text:span text:style-name="T81"> </text:span></text:span>otherwise.</text:p>
            </text:list-item>
          </text:list>
        </text:list-item>
      </text:list>
      <text:p text:style-name="P5"/>
      <text:h text:style-name="P321" text:outline-level="1">Part<text:span text:style-name="Absatz-Standardschriftart"><text:span text:style-name="T157"> </text:span></text:span>4<text:span text:style-name="Absatz-Standardschriftart"><text:span text:style-name="T81"> </text:span></text:span>Miscellaneous<text:span text:style-name="Absatz-Standardschriftart"><text:span text:style-name="T235"> </text:span></text:span>Provisions</text:h>
      <text:h text:style-name="P374" text:outline-level="2"><text:span text:style-name="Absatz-Standardschriftart"><text:span text:style-name="T140">Division</text:span></text:span><text:span text:style-name="Absatz-Standardschriftart"><text:span text:style-name="T167"> </text:span></text:span><text:span text:style-name="Absatz-Standardschriftart"><text:span text:style-name="T140">1—Communications </text:span></text:span>to<text:span text:style-name="Absatz-Standardschriftart"><text:span text:style-name="T140"> </text:span></text:span>and<text:span text:style-name="Absatz-Standardschriftart"><text:span text:style-name="T167"> </text:span></text:span>by<text:span text:style-name="Absatz-Standardschriftart"><text:span text:style-name="T140"> </text:span></text:span>Company</text:h>
      <text:p text:style-name="P52"/>
      <text:list xml:id="list232527937508704" text:continue-numbering="true" text:style-name="L3">
        <text:list-item>
          <text:p text:style-name="P348">Means<text:span text:style-name="Absatz-Standardschriftart"><text:span text:style-name="T175"> </text:span></text:span>of<text:span text:style-name="Absatz-Standardschriftart"><text:span text:style-name="T157"> </text:span></text:span>communication<text:span text:style-name="Absatz-Standardschriftart"><text:span text:style-name="T152"> </text:span></text:span>to<text:span text:style-name="Absatz-Standardschriftart"><text:span text:style-name="T157"> </text:span></text:span>be<text:span text:style-name="Absatz-Standardschriftart"><text:span text:style-name="T157"> </text:span></text:span>used</text:p>
          <text:list>
            <text:list-item>
              <text:p text:style-name="P312"><text:span text:style-name="Absatz-Standardschriftart"><text:span text:style-name="T205">Subject</text:span></text:span><text:span text:style-name="Absatz-Standardschriftart"><text:span text:style-name="T195"> </text:span></text:span><text:span text:style-name="Absatz-Standardschriftart"><text:span text:style-name="T202">to</text:span></text:span><text:span text:style-name="Absatz-Standardschriftart"><text:span text:style-name="T173"> </text:span></text:span><text:span text:style-name="Absatz-Standardschriftart"><text:span text:style-name="T205">these</text:span></text:span><text:span text:style-name="Absatz-Standardschriftart"><text:span text:style-name="T194"> </text:span></text:span><text:span text:style-name="Absatz-Standardschriftart"><text:span text:style-name="T205">articles,</text:span></text:span><text:span text:style-name="Absatz-Standardschriftart"><text:span text:style-name="T195"> </text:span></text:span><text:span text:style-name="Absatz-Standardschriftart"><text:span text:style-name="T205">anything</text:span></text:span><text:span text:style-name="Absatz-Standardschriftart"><text:span text:style-name="T195"> </text:span></text:span><text:span text:style-name="Absatz-Standardschriftart"><text:span text:style-name="T201">sent</text:span></text:span><text:span text:style-name="Absatz-Standardschriftart"><text:span text:style-name="T173"> </text:span></text:span><text:span text:style-name="Absatz-Standardschriftart"><text:span text:style-name="T202">or</text:span></text:span><text:span text:style-name="Absatz-Standardschriftart"><text:span text:style-name="T194"> </text:span></text:span><text:span text:style-name="Absatz-Standardschriftart"><text:span text:style-name="T205">supplied</text:span></text:span><text:span text:style-name="Absatz-Standardschriftart"><text:span text:style-name="T173"> </text:span></text:span><text:span text:style-name="Absatz-Standardschriftart"><text:span text:style-name="T202">by</text:span></text:span><text:span text:style-name="Absatz-Standardschriftart"><text:span text:style-name="T194"> </text:span></text:span><text:span text:style-name="Absatz-Standardschriftart"><text:span text:style-name="T202">or</text:span></text:span><text:span text:style-name="Absatz-Standardschriftart"><text:span text:style-name="T195"> </text:span></text:span><text:span text:style-name="Absatz-Standardschriftart"><text:span text:style-name="T202">to</text:span></text:span><text:span text:style-name="Absatz-Standardschriftart"><text:span text:style-name="T173"> </text:span></text:span><text:span text:style-name="Absatz-Standardschriftart"><text:span text:style-name="T200">the</text:span></text:span><text:span text:style-name="Absatz-Standardschriftart"><text:span text:style-name="T195"> </text:span></text:span><text:span text:style-name="Absatz-Standardschriftart"><text:span text:style-name="T205">company</text:span></text:span><text:span text:style-name="Absatz-Standardschriftart"><text:span text:style-name="T195"> </text:span></text:span><text:soft-page-break/><text:span text:style-name="Absatz-Standardschriftart"><text:span text:style-name="T201">under</text:span></text:span><text:span text:style-name="Absatz-Standardschriftart"><text:span text:style-name="T195"> </text:span></text:span><text:span text:style-name="Absatz-Standardschriftart"><text:span text:style-name="T201">these</text:span></text:span><text:span text:style-name="Absatz-Standardschriftart"><text:span text:style-name="T137"> </text:span></text:span><text:span text:style-name="Absatz-Standardschriftart"><text:span text:style-name="T197">articles</text:span></text:span><text:span text:style-name="Absatz-Standardschriftart"><text:span text:style-name="T199"> may be sent</text:span></text:span><text:span text:style-name="Absatz-Standardschriftart"><text:span text:style-name="T197"> </text:span></text:span><text:span text:style-name="Absatz-Standardschriftart"><text:span text:style-name="T199">or</text:span></text:span> <text:span text:style-name="Absatz-Standardschriftart"><text:span text:style-name="T197">supplied</text:span></text:span><text:span text:style-name="Absatz-Standardschriftart"><text:span text:style-name="T199"> in </text:span></text:span><text:span text:style-name="Absatz-Standardschriftart"><text:span text:style-name="T197">any</text:span></text:span> <text:span text:style-name="Absatz-Standardschriftart"><text:span text:style-name="T199">way in</text:span></text:span><text:span text:style-name="Absatz-Standardschriftart"><text:span text:style-name="T197"> </text:span></text:span><text:span text:style-name="Absatz-Standardschriftart"><text:span text:style-name="T199">which Part</text:span></text:span> <text:span text:style-name="Absatz-Standardschriftart"><text:span text:style-name="T199">18</text:span></text:span><text:span text:style-name="Absatz-Standardschriftart"><text:span text:style-name="T197"> </text:span></text:span><text:span text:style-name="Absatz-Standardschriftart"><text:span text:style-name="T199">of the </text:span></text:span><text:span text:style-name="Absatz-Standardschriftart"><text:span text:style-name="T197">Ordinance provides</text:span></text:span><text:span text:style-name="Absatz-Standardschriftart"><text:span text:style-name="T199"> for</text:span></text:span></text:p>
            </text:list-item>
          </text:list>
        </text:list-item>
      </text:list>
      <text:p text:style-name="P157">documents<text:span text:style-name="Absatz-Standardschriftart"><text:span text:style-name="T175"> </text:span></text:span>or<text:span text:style-name="Absatz-Standardschriftart"><text:span text:style-name="T2"> </text:span></text:span>information<text:span text:style-name="Absatz-Standardschriftart"><text:span text:style-name="T175"> </text:span></text:span>to<text:span text:style-name="Absatz-Standardschriftart"><text:span text:style-name="T2"> </text:span></text:span>be<text:span text:style-name="Absatz-Standardschriftart"><text:span text:style-name="T2"> </text:span></text:span>sent<text:span text:style-name="Absatz-Standardschriftart"><text:span text:style-name="T3"> </text:span></text:span>or<text:span text:style-name="Absatz-Standardschriftart"><text:span text:style-name="T175"> </text:span></text:span>supplied<text:span text:style-name="Absatz-Standardschriftart"><text:span text:style-name="T3"> </text:span></text:span>by<text:span text:style-name="Absatz-Standardschriftart"><text:span text:style-name="T2"> </text:span></text:span>or<text:span text:style-name="Absatz-Standardschriftart"><text:span text:style-name="T2"> </text:span></text:span>to<text:span text:style-name="Absatz-Standardschriftart"><text:span text:style-name="T2"> </text:span></text:span>the<text:span text:style-name="Absatz-Standardschriftart"><text:span text:style-name="T2"> </text:span></text:span>company<text:span text:style-name="Absatz-Standardschriftart"><text:span text:style-name="T175"> </text:span></text:span>for<text:span text:style-name="Absatz-Standardschriftart"><text:span text:style-name="T2"> </text:span></text:span>the<text:span text:style-name="Absatz-Standardschriftart"><text:span text:style-name="T2"> </text:span></text:span><text:span text:style-name="Absatz-Standardschriftart"><text:span text:style-name="T140">purposes</text:span></text:span><text:span text:style-name="Absatz-Standardschriftart"><text:span text:style-name="T175"> </text:span></text:span>of<text:span text:style-name="Absatz-Standardschriftart"><text:span text:style-name="T157"> </text:span></text:span>the<text:span text:style-name="Absatz-Standardschriftart"><text:span text:style-name="T85"> </text:span></text:span><text:span text:style-name="Absatz-Standardschriftart"><text:span text:style-name="T199">Ordinance.</text:span></text:span></text:p>
      <text:list xml:id="list232529093043830" text:continue-numbering="true" text:style-name="L3">
        <text:list-item>
          <text:list>
            <text:list-item>
              <text:p text:style-name="P124">Subject<text:span text:style-name="Absatz-Standardschriftart"><text:span text:style-name="T138"> </text:span></text:span>to<text:span text:style-name="Absatz-Standardschriftart"><text:span text:style-name="T139"> </text:span></text:span>these<text:span text:style-name="Absatz-Standardschriftart"><text:span text:style-name="T138"> </text:span></text:span><text:span text:style-name="Absatz-Standardschriftart"><text:span text:style-name="T140">articles,</text:span></text:span><text:span text:style-name="Absatz-Standardschriftart"><text:span text:style-name="T138"> </text:span></text:span>any<text:span text:style-name="Absatz-Standardschriftart"><text:span text:style-name="T139"> </text:span></text:span>notice<text:span text:style-name="Absatz-Standardschriftart"><text:span text:style-name="T138"> </text:span></text:span>or<text:span text:style-name="Absatz-Standardschriftart"><text:span text:style-name="T139"> </text:span></text:span>document<text:span text:style-name="Absatz-Standardschriftart"><text:span text:style-name="T139"> </text:span></text:span>to<text:span text:style-name="Absatz-Standardschriftart"><text:span text:style-name="T139"> </text:span></text:span>be<text:span text:style-name="Absatz-Standardschriftart"><text:span text:style-name="T138"> </text:span></text:span>sent<text:span text:style-name="Absatz-Standardschriftart"><text:span text:style-name="T139"> </text:span></text:span>or<text:span text:style-name="Absatz-Standardschriftart"><text:span text:style-name="T138"> </text:span></text:span>supplied<text:span text:style-name="Absatz-Standardschriftart"><text:span text:style-name="T139"> </text:span></text:span>to<text:span text:style-name="Absatz-Standardschriftart"><text:span text:style-name="T138"> </text:span></text:span>a<text:span text:style-name="Absatz-Standardschriftart"><text:span text:style-name="T139"> </text:span></text:span>director<text:span text:style-name="Absatz-Standardschriftart"><text:span text:style-name="T139"> </text:span></text:span>in<text:span text:style-name="Absatz-Standardschriftart"><text:span text:style-name="T85"> </text:span></text:span>connection<text:span text:style-name="Absatz-Standardschriftart"><text:span text:style-name="T154"> </text:span></text:span>with<text:span text:style-name="Absatz-Standardschriftart"><text:span text:style-name="T155"> </text:span></text:span>the<text:span text:style-name="Absatz-Standardschriftart"><text:span text:style-name="T156"> </text:span></text:span>taking<text:span text:style-name="Absatz-Standardschriftart"><text:span text:style-name="T156"> </text:span></text:span>of<text:span text:style-name="Absatz-Standardschriftart"><text:span text:style-name="T156"> </text:span></text:span>decisions<text:span text:style-name="Absatz-Standardschriftart"><text:span text:style-name="T155"> </text:span></text:span>by<text:span text:style-name="Absatz-Standardschriftart"><text:span text:style-name="T156"> </text:span></text:span>directors<text:span text:style-name="Absatz-Standardschriftart"><text:span text:style-name="T156"> </text:span></text:span>may<text:span text:style-name="Absatz-Standardschriftart"><text:span text:style-name="T156"> </text:span></text:span>also<text:span text:style-name="Absatz-Standardschriftart"><text:span text:style-name="T155"> </text:span></text:span>be<text:span text:style-name="Absatz-Standardschriftart"><text:span text:style-name="T156"> </text:span></text:span>sent<text:span text:style-name="Absatz-Standardschriftart"><text:span text:style-name="T156"> </text:span></text:span>or<text:span text:style-name="Absatz-Standardschriftart"><text:span text:style-name="T156"> </text:span></text:span>supplied<text:span text:style-name="Absatz-Standardschriftart"><text:span text:style-name="T156"> </text:span></text:span>by<text:span text:style-name="Absatz-Standardschriftart"><text:span text:style-name="T156"> </text:span></text:span>the<text:span text:style-name="Absatz-Standardschriftart"><text:span text:style-name="T88"> </text:span></text:span>means<text:span text:style-name="Absatz-Standardschriftart"><text:span text:style-name="T216"> </text:span></text:span>by<text:span text:style-name="Absatz-Standardschriftart"><text:span text:style-name="T213"> </text:span></text:span>which<text:span text:style-name="Absatz-Standardschriftart"><text:span text:style-name="T216"> </text:span></text:span>that<text:span text:style-name="Absatz-Standardschriftart"><text:span text:style-name="T217"> </text:span></text:span>director<text:span text:style-name="Absatz-Standardschriftart"><text:span text:style-name="T216"> </text:span></text:span>has<text:span text:style-name="Absatz-Standardschriftart"><text:span text:style-name="T217"> </text:span></text:span>asked<text:span text:style-name="Absatz-Standardschriftart"><text:span text:style-name="T217"> </text:span></text:span>to<text:span text:style-name="Absatz-Standardschriftart"><text:span text:style-name="T216"> </text:span></text:span>be<text:span text:style-name="Absatz-Standardschriftart"><text:span text:style-name="T217"> </text:span></text:span>sent<text:span text:style-name="Absatz-Standardschriftart"><text:span text:style-name="T216"> </text:span></text:span>or<text:span text:style-name="Absatz-Standardschriftart"><text:span text:style-name="T213"> </text:span></text:span>supplied<text:span text:style-name="Absatz-Standardschriftart"><text:span text:style-name="T217"> </text:span></text:span><text:span text:style-name="Absatz-Standardschriftart"><text:span text:style-name="T140">with</text:span></text:span><text:span text:style-name="Absatz-Standardschriftart"><text:span text:style-name="T216"> </text:span></text:span>such<text:span text:style-name="Absatz-Standardschriftart"><text:span text:style-name="T217"> </text:span></text:span>a<text:span text:style-name="Absatz-Standardschriftart"><text:span text:style-name="T216"> </text:span></text:span>notice<text:span text:style-name="Absatz-Standardschriftart"><text:span text:style-name="T217"> </text:span></text:span>or<text:span text:style-name="Absatz-Standardschriftart"><text:span text:style-name="T72"> </text:span></text:span>document<text:span text:style-name="Absatz-Standardschriftart"><text:span text:style-name="T157"> </text:span></text:span>for<text:span text:style-name="Absatz-Standardschriftart"><text:span text:style-name="T157"> </text:span></text:span>the<text:span text:style-name="Absatz-Standardschriftart"><text:span text:style-name="T152"> </text:span></text:span>time<text:span text:style-name="Absatz-Standardschriftart"><text:span text:style-name="T157"> </text:span></text:span>being.</text:p>
            </text:list-item>
            <text:list-item>
              <text:p text:style-name="P121">A<text:span text:style-name="Absatz-Standardschriftart"><text:span text:style-name="T204"> </text:span></text:span>director<text:span text:style-name="Absatz-Standardschriftart"><text:span text:style-name="T187"> </text:span></text:span>may<text:span text:style-name="Absatz-Standardschriftart"><text:span text:style-name="T187"> </text:span></text:span>agree<text:span text:style-name="Absatz-Standardschriftart"><text:span text:style-name="T204"> </text:span></text:span>with<text:span text:style-name="Absatz-Standardschriftart"><text:span text:style-name="T204"> </text:span></text:span>the<text:span text:style-name="Absatz-Standardschriftart"><text:span text:style-name="T187"> </text:span></text:span>company<text:span text:style-name="Absatz-Standardschriftart"><text:span text:style-name="T204"> </text:span></text:span>that<text:span text:style-name="Absatz-Standardschriftart"><text:span text:style-name="T204"> </text:span></text:span>notices<text:span text:style-name="Absatz-Standardschriftart"><text:span text:style-name="T187"> </text:span></text:span>or<text:span text:style-name="Absatz-Standardschriftart"><text:span text:style-name="T204"> </text:span></text:span><text:span text:style-name="Absatz-Standardschriftart"><text:span text:style-name="T140">documents</text:span></text:span><text:span text:style-name="Absatz-Standardschriftart"><text:span text:style-name="T187"> </text:span></text:span>sent<text:span text:style-name="Absatz-Standardschriftart"><text:span text:style-name="T204"> </text:span></text:span>to<text:span text:style-name="Absatz-Standardschriftart"><text:span text:style-name="T204"> </text:span></text:span>that<text:span text:style-name="Absatz-Standardschriftart"><text:span text:style-name="T187"> </text:span></text:span><text:span text:style-name="Absatz-Standardschriftart"><text:span text:style-name="T140">director</text:span></text:span><text:span text:style-name="Absatz-Standardschriftart"><text:span text:style-name="T204"> </text:span></text:span>in<text:span text:style-name="Absatz-Standardschriftart"><text:span text:style-name="T204"> </text:span></text:span>a<text:span text:style-name="Absatz-Standardschriftart"><text:span text:style-name="T112"> </text:span></text:span>particular<text:span text:style-name="Absatz-Standardschriftart"><text:span text:style-name="T140"> way </text:span></text:span>are<text:span text:style-name="Absatz-Standardschriftart"><text:span text:style-name="T140"> </text:span></text:span>to<text:span text:style-name="Absatz-Standardschriftart"><text:span text:style-name="T140"> </text:span></text:span>be<text:span text:style-name="Absatz-Standardschriftart"><text:span text:style-name="T153"> </text:span></text:span>deemed<text:span text:style-name="Absatz-Standardschriftart"><text:span text:style-name="T140"> </text:span></text:span>to<text:span text:style-name="Absatz-Standardschriftart"><text:span text:style-name="T167"> </text:span></text:span>have<text:span text:style-name="Absatz-Standardschriftart"><text:span text:style-name="T140"> </text:span></text:span>been<text:span text:style-name="Absatz-Standardschriftart"><text:span text:style-name="T140"> </text:span></text:span>received<text:span text:style-name="Absatz-Standardschriftart"><text:span text:style-name="T140"> </text:span></text:span>within<text:span text:style-name="Absatz-Standardschriftart"><text:span text:style-name="T140"> </text:span></text:span>a<text:span text:style-name="Absatz-Standardschriftart"><text:span text:style-name="T140"> specified</text:span></text:span> time<text:span text:style-name="Absatz-Standardschriftart"><text:span text:style-name="T167"> </text:span></text:span>of<text:span text:style-name="Absatz-Standardschriftart"><text:span text:style-name="T140"> their </text:span></text:span>being<text:span text:style-name="Absatz-Standardschriftart"><text:span text:style-name="T72"> </text:span></text:span>sent,<text:span text:style-name="Absatz-Standardschriftart"><text:span text:style-name="T149"> </text:span></text:span>and<text:span text:style-name="Absatz-Standardschriftart"><text:span text:style-name="T149"> </text:span></text:span>for<text:span text:style-name="Absatz-Standardschriftart"><text:span text:style-name="T149"> </text:span></text:span>the<text:span text:style-name="Absatz-Standardschriftart"><text:span text:style-name="T149"> </text:span></text:span><text:span text:style-name="Absatz-Standardschriftart"><text:span text:style-name="T140">specified</text:span></text:span><text:span text:style-name="Absatz-Standardschriftart"><text:span text:style-name="T151"> </text:span></text:span>time<text:span text:style-name="Absatz-Standardschriftart"><text:span text:style-name="T149"> </text:span></text:span>to<text:span text:style-name="Absatz-Standardschriftart"><text:span text:style-name="T151"> </text:span></text:span>be<text:span text:style-name="Absatz-Standardschriftart"><text:span text:style-name="T149"> </text:span></text:span>less<text:span text:style-name="Absatz-Standardschriftart"><text:span text:style-name="T151"> </text:span></text:span>than<text:span text:style-name="Absatz-Standardschriftart"><text:span text:style-name="T149"> </text:span></text:span>48<text:span text:style-name="Absatz-Standardschriftart"><text:span text:style-name="T149"> </text:span></text:span>hours.</text:p>
            </text:list-item>
          </text:list>
        </text:list-item>
      </text:list>
      <text:p text:style-name="P45"/>
      <text:h text:style-name="P375" text:outline-level="2"><text:span text:style-name="Absatz-Standardschriftart"><text:span text:style-name="T140">Division</text:span></text:span><text:span text:style-name="Absatz-Standardschriftart"><text:span text:style-name="T153"> </text:span></text:span><text:span text:style-name="Absatz-Standardschriftart"><text:span text:style-name="T140">2—Administrative Arrangements</text:span></text:span></text:h>
      <text:p text:style-name="P52"/>
      <text:list xml:id="list232528762405276" text:continue-numbering="true" text:style-name="L3">
        <text:list-item>
          <text:p text:style-name="P348">Company<text:span text:style-name="Absatz-Standardschriftart"><text:span text:style-name="T234"> </text:span></text:span>seals</text:p>
          <text:list>
            <text:list-item>
              <text:p text:style-name="P148">A<text:span text:style-name="Absatz-Standardschriftart"><text:span text:style-name="T149"> </text:span></text:span>common<text:span text:style-name="Absatz-Standardschriftart"><text:span text:style-name="T149"> </text:span></text:span>seal<text:span text:style-name="Absatz-Standardschriftart"><text:span text:style-name="T149"> </text:span></text:span>may<text:span text:style-name="Absatz-Standardschriftart"><text:span text:style-name="T149"> </text:span></text:span>only<text:span text:style-name="Absatz-Standardschriftart"><text:span text:style-name="T149"> </text:span></text:span>be<text:span text:style-name="Absatz-Standardschriftart"><text:span text:style-name="T149"> </text:span></text:span>used<text:span text:style-name="Absatz-Standardschriftart"><text:span text:style-name="T149"> </text:span></text:span>by<text:span text:style-name="Absatz-Standardschriftart"><text:span text:style-name="T149"> </text:span></text:span>the<text:span text:style-name="Absatz-Standardschriftart"><text:span text:style-name="T149"> </text:span></text:span>authority<text:span text:style-name="Absatz-Standardschriftart"><text:span text:style-name="T149"> </text:span></text:span>of<text:span text:style-name="Absatz-Standardschriftart"><text:span text:style-name="T149"> </text:span></text:span>the<text:span text:style-name="Absatz-Standardschriftart"><text:span text:style-name="T149"> </text:span></text:span>directors.</text:p>
            </text:list-item>
            <text:list-item>
              <text:p text:style-name="P195">A<text:span text:style-name="Absatz-Standardschriftart"><text:span text:style-name="T157"> </text:span></text:span>common<text:span text:style-name="Absatz-Standardschriftart"><text:span text:style-name="T175"> </text:span></text:span>seal<text:span text:style-name="Absatz-Standardschriftart"><text:span text:style-name="T175"> </text:span></text:span>must<text:span text:style-name="Absatz-Standardschriftart"><text:span text:style-name="T152"> </text:span></text:span>be<text:span text:style-name="Absatz-Standardschriftart"><text:span text:style-name="T152"> </text:span></text:span>a<text:span text:style-name="Absatz-Standardschriftart"><text:span text:style-name="T157"> </text:span></text:span>metallic<text:span text:style-name="Absatz-Standardschriftart"><text:span text:style-name="T175"> </text:span></text:span><text:span text:style-name="Absatz-Standardschriftart"><text:span text:style-name="T140">seal</text:span></text:span><text:span text:style-name="Absatz-Standardschriftart"><text:span text:style-name="T152"> </text:span></text:span>having<text:span text:style-name="Absatz-Standardschriftart"><text:span text:style-name="T157"> </text:span></text:span>the<text:span text:style-name="Absatz-Standardschriftart"><text:span text:style-name="T175"> </text:span></text:span>company’s<text:span text:style-name="Absatz-Standardschriftart"><text:span text:style-name="T152"> </text:span></text:span>name<text:span text:style-name="Absatz-Standardschriftart"><text:span text:style-name="T157"> </text:span></text:span>engraved<text:span text:style-name="Absatz-Standardschriftart"><text:span text:style-name="T157"> </text:span></text:span>on<text:span text:style-name="Absatz-Standardschriftart"><text:span text:style-name="T157"> </text:span></text:span>it<text:span text:style-name="Absatz-Standardschriftart"><text:span text:style-name="T152"> </text:span></text:span>in<text:span text:style-name="Absatz-Standardschriftart"><text:span text:style-name="T152"> </text:span></text:span>legible<text:span text:style-name="Absatz-Standardschriftart"><text:span text:style-name="T76"> </text:span></text:span>form.</text:p>
            </text:list-item>
            <text:list-item>
              <text:p text:style-name="P198">Subject<text:span text:style-name="Absatz-Standardschriftart"><text:span text:style-name="T212"> </text:span></text:span>to<text:span text:style-name="Absatz-Standardschriftart"><text:span text:style-name="T219"> </text:span></text:span>paragraph<text:span text:style-name="Absatz-Standardschriftart"><text:span text:style-name="T209"> </text:span></text:span>(2),<text:span text:style-name="Absatz-Standardschriftart"><text:span text:style-name="T212"> </text:span></text:span>the<text:span text:style-name="Absatz-Standardschriftart"><text:span text:style-name="T212"> </text:span></text:span><text:span text:style-name="Absatz-Standardschriftart"><text:span text:style-name="T140">directors</text:span></text:span><text:span text:style-name="Absatz-Standardschriftart"><text:span text:style-name="T209"> </text:span></text:span>may<text:span text:style-name="Absatz-Standardschriftart"><text:span text:style-name="T212"> </text:span></text:span>decide<text:span text:style-name="Absatz-Standardschriftart"><text:span text:style-name="T212"> </text:span></text:span>by<text:span text:style-name="Absatz-Standardschriftart"><text:span text:style-name="T212"> </text:span></text:span>what<text:span text:style-name="Absatz-Standardschriftart"><text:span text:style-name="T212"> </text:span></text:span>means<text:span text:style-name="Absatz-Standardschriftart"><text:span text:style-name="T212"> </text:span></text:span>and<text:span text:style-name="Absatz-Standardschriftart"><text:span text:style-name="T209"> </text:span></text:span>in<text:span text:style-name="Absatz-Standardschriftart"><text:span text:style-name="T212"> </text:span></text:span>what<text:span text:style-name="Absatz-Standardschriftart"><text:span text:style-name="T212"> </text:span></text:span>form<text:span text:style-name="Absatz-Standardschriftart"><text:span text:style-name="T212"> </text:span></text:span>a<text:span text:style-name="Absatz-Standardschriftart"><text:span text:style-name="T85"> </text:span></text:span>common<text:span text:style-name="Absatz-Standardschriftart"><text:span text:style-name="T149"> </text:span></text:span>seal<text:span text:style-name="Absatz-Standardschriftart"><text:span text:style-name="T149"> </text:span></text:span>is<text:span text:style-name="Absatz-Standardschriftart"><text:span text:style-name="T149"> </text:span></text:span>to<text:span text:style-name="Absatz-Standardschriftart"><text:span text:style-name="T149"> </text:span></text:span>be<text:span text:style-name="Absatz-Standardschriftart"><text:span text:style-name="T149"> </text:span></text:span><text:span text:style-name="Absatz-Standardschriftart"><text:span text:style-name="T140">used.</text:span></text:span></text:p>
            </text:list-item>
            <text:list-item>
              <text:p text:style-name="P121">Unless<text:span text:style-name="Absatz-Standardschriftart"><text:span text:style-name="T138"> </text:span></text:span><text:span text:style-name="Absatz-Standardschriftart"><text:span text:style-name="T140">otherwise</text:span></text:span><text:span text:style-name="Absatz-Standardschriftart"><text:span text:style-name="T138"> </text:span></text:span><text:span text:style-name="Absatz-Standardschriftart"><text:span text:style-name="T140">decided</text:span></text:span><text:span text:style-name="Absatz-Standardschriftart"><text:span text:style-name="T138"> </text:span></text:span>by<text:span text:style-name="Absatz-Standardschriftart"><text:span text:style-name="T138"> </text:span></text:span>the<text:span text:style-name="Absatz-Standardschriftart"><text:span text:style-name="T138"> </text:span></text:span>directors,<text:span text:style-name="Absatz-Standardschriftart"><text:span text:style-name="T139"> </text:span></text:span>if<text:span text:style-name="Absatz-Standardschriftart"><text:span text:style-name="T138"> </text:span></text:span><text:span text:style-name="Absatz-Standardschriftart"><text:span text:style-name="T140">the</text:span></text:span><text:span text:style-name="Absatz-Standardschriftart"><text:span text:style-name="T138"> </text:span></text:span>company<text:span text:style-name="Absatz-Standardschriftart"><text:span text:style-name="T138"> </text:span></text:span>has<text:span text:style-name="Absatz-Standardschriftart"><text:span text:style-name="T138"> </text:span></text:span>a<text:span text:style-name="Absatz-Standardschriftart"><text:span text:style-name="T138"> </text:span></text:span><text:span text:style-name="Absatz-Standardschriftart"><text:span text:style-name="T140">common</text:span></text:span><text:span text:style-name="Absatz-Standardschriftart"><text:span text:style-name="T139"> </text:span></text:span>seal<text:span text:style-name="Absatz-Standardschriftart"><text:span text:style-name="T138"> </text:span></text:span>and<text:span text:style-name="Absatz-Standardschriftart"><text:span text:style-name="T138"> </text:span></text:span>it<text:span text:style-name="Absatz-Standardschriftart"><text:span text:style-name="T138"> </text:span></text:span>is<text:span text:style-name="Absatz-Standardschriftart"><text:span text:style-name="T105"> </text:span></text:span>affixed<text:span text:style-name="Absatz-Standardschriftart"><text:span text:style-name="T210"> </text:span></text:span>to<text:span text:style-name="Absatz-Standardschriftart"><text:span text:style-name="T225"> </text:span></text:span>a<text:span text:style-name="Absatz-Standardschriftart"><text:span text:style-name="T225"> </text:span></text:span>document,<text:span text:style-name="Absatz-Standardschriftart"><text:span text:style-name="T225"> </text:span></text:span>the<text:span text:style-name="Absatz-Standardschriftart"><text:span text:style-name="T209"> </text:span></text:span>document<text:span text:style-name="Absatz-Standardschriftart"><text:span text:style-name="T225"> </text:span></text:span>must<text:span text:style-name="Absatz-Standardschriftart"><text:span text:style-name="T210"> </text:span></text:span>also<text:span text:style-name="Absatz-Standardschriftart"><text:span text:style-name="T225"> </text:span></text:span>be<text:span text:style-name="Absatz-Standardschriftart"><text:span text:style-name="T210"> </text:span></text:span>signed<text:span text:style-name="Absatz-Standardschriftart"><text:span text:style-name="T210"> </text:span></text:span>by<text:span text:style-name="Absatz-Standardschriftart"><text:span text:style-name="T210"> </text:span></text:span>at<text:span text:style-name="Absatz-Standardschriftart"><text:span text:style-name="T223"> </text:span></text:span>least<text:span text:style-name="Absatz-Standardschriftart"><text:span text:style-name="T210"> </text:span></text:span>1<text:span text:style-name="Absatz-Standardschriftart"><text:span text:style-name="T225"> </text:span></text:span>director<text:span text:style-name="Absatz-Standardschriftart"><text:span text:style-name="T210"> </text:span></text:span>of<text:span text:style-name="Absatz-Standardschriftart"><text:span text:style-name="T225"> </text:span></text:span>the<text:span text:style-name="Absatz-Standardschriftart"><text:span text:style-name="T66"> </text:span></text:span>company<text:span text:style-name="Absatz-Standardschriftart"><text:span text:style-name="T175"> </text:span></text:span>and<text:span text:style-name="Absatz-Standardschriftart"><text:span text:style-name="T2"> </text:span></text:span>1<text:span text:style-name="Absatz-Standardschriftart"><text:span text:style-name="T175"> </text:span></text:span>authorized<text:span text:style-name="Absatz-Standardschriftart"><text:span text:style-name="T175"> </text:span></text:span>person.</text:p>
            </text:list-item>
            <text:list-item>
              <text:p text:style-name="P154">For<text:span text:style-name="Absatz-Standardschriftart"><text:span text:style-name="T152"> </text:span></text:span>the<text:span text:style-name="Absatz-Standardschriftart"><text:span text:style-name="T152"> </text:span></text:span>purposes<text:span text:style-name="Absatz-Standardschriftart"><text:span text:style-name="T152"> </text:span></text:span>of<text:span text:style-name="Absatz-Standardschriftart"><text:span text:style-name="T152"> </text:span></text:span>this<text:span text:style-name="Absatz-Standardschriftart"><text:span text:style-name="T152"> </text:span></text:span>article,<text:span text:style-name="Absatz-Standardschriftart"><text:span text:style-name="T152"> </text:span></text:span>an<text:span text:style-name="Absatz-Standardschriftart"><text:span text:style-name="T152"> </text:span></text:span><text:span text:style-name="Absatz-Standardschriftart"><text:span text:style-name="T140">authorized</text:span></text:span><text:span text:style-name="Absatz-Standardschriftart"><text:span text:style-name="T152"> </text:span></text:span><text:span text:style-name="Absatz-Standardschriftart"><text:span text:style-name="T140">person</text:span></text:span><text:span text:style-name="Absatz-Standardschriftart"><text:span text:style-name="T149"> </text:span></text:span>is—</text:p>
              <text:list>
                <text:list-item>
                  <text:p text:style-name="P218">any<text:span text:style-name="Absatz-Standardschriftart"><text:span text:style-name="T157"> </text:span></text:span>director<text:span text:style-name="Absatz-Standardschriftart"><text:span text:style-name="T152"> </text:span></text:span>of<text:span text:style-name="Absatz-Standardschriftart"><text:span text:style-name="T157"> </text:span></text:span>the<text:span text:style-name="Absatz-Standardschriftart"><text:span text:style-name="T152"> </text:span></text:span>company;</text:p>
                </text:list-item>
                <text:list-item>
                  <text:p text:style-name="P218">the<text:span text:style-name="Absatz-Standardschriftart"><text:span text:style-name="T2"> </text:span></text:span>company<text:span text:style-name="Absatz-Standardschriftart"><text:span text:style-name="T175"> </text:span></text:span>secretary;<text:span text:style-name="Absatz-Standardschriftart"><text:span text:style-name="T175"> </text:span></text:span>or</text:p>
                </text:list-item>
                <text:list-item>
                  <text:p text:style-name="P313">any<text:span text:style-name="Absatz-Standardschriftart"><text:span text:style-name="T165"> </text:span></text:span>person<text:span text:style-name="Absatz-Standardschriftart"><text:span text:style-name="T207"> </text:span></text:span>authorized<text:span text:style-name="Absatz-Standardschriftart"><text:span text:style-name="T1"> </text:span></text:span><text:span text:style-name="Absatz-Standardschriftart"><text:span text:style-name="T140">by</text:span></text:span><text:span text:style-name="Absatz-Standardschriftart"><text:span text:style-name="T165"> </text:span></text:span>the<text:span text:style-name="Absatz-Standardschriftart"><text:span text:style-name="T1"> </text:span></text:span>directors<text:span text:style-name="Absatz-Standardschriftart"><text:span text:style-name="T1"> </text:span></text:span>for<text:span text:style-name="Absatz-Standardschriftart"><text:span text:style-name="T1"> </text:span></text:span><text:span text:style-name="Absatz-Standardschriftart"><text:span text:style-name="T140">signing</text:span></text:span><text:span text:style-name="Absatz-Standardschriftart"><text:span text:style-name="T1"> </text:span></text:span>documents<text:span text:style-name="Absatz-Standardschriftart"><text:span text:style-name="T165"> </text:span></text:span>to<text:span text:style-name="Absatz-Standardschriftart"><text:span text:style-name="T1"> </text:span></text:span>which<text:span text:style-name="Absatz-Standardschriftart"><text:span text:style-name="T1"> </text:span></text:span>the<text:span text:style-name="Absatz-Standardschriftart"><text:span text:style-name="T1"> </text:span></text:span>common<text:span text:style-name="Absatz-Standardschriftart"><text:span text:style-name="T207"> </text:span></text:span>seal<text:span text:style-name="Absatz-Standardschriftart"><text:span text:style-name="T69"> </text:span></text:span>is<text:span text:style-name="Absatz-Standardschriftart"><text:span text:style-name="T3"> </text:span></text:span>applied.</text:p>
                </text:list-item>
              </text:list>
            </text:list-item>
          </text:list>
        </text:list-item>
      </text:list>
      <text:p text:style-name="P38"/>
      <text:list xml:id="list232527513376994" text:continue-numbering="true" text:style-name="L3">
        <text:list-item>
          <text:p text:style-name="P357">No<text:span text:style-name="Absatz-Standardschriftart"><text:span text:style-name="T157"> </text:span></text:span>right<text:span text:style-name="Absatz-Standardschriftart"><text:span text:style-name="T157"> </text:span></text:span>to<text:span text:style-name="Absatz-Standardschriftart"><text:span text:style-name="T149"> </text:span></text:span>inspect<text:span text:style-name="Absatz-Standardschriftart"><text:span text:style-name="T157"> </text:span></text:span>accounts<text:span text:style-name="Absatz-Standardschriftart"><text:span text:style-name="T152"> </text:span></text:span>and<text:span text:style-name="Absatz-Standardschriftart"><text:span text:style-name="T157"> </text:span></text:span>other<text:span text:style-name="Absatz-Standardschriftart"><text:span text:style-name="T152"> </text:span></text:span>records</text:p>
        </text:list-item>
      </text:list>
      <text:p text:style-name="P91">A<text:span text:style-name="Absatz-Standardschriftart"><text:span text:style-name="T3"> </text:span></text:span>person<text:span text:style-name="Absatz-Standardschriftart"><text:span text:style-name="T2"> </text:span></text:span>is<text:span text:style-name="Absatz-Standardschriftart"><text:span text:style-name="T3"> </text:span></text:span>not<text:span text:style-name="Absatz-Standardschriftart"><text:span text:style-name="T2"> </text:span></text:span><text:span text:style-name="Absatz-Standardschriftart"><text:span text:style-name="T140">entitled</text:span></text:span><text:span text:style-name="Absatz-Standardschriftart"><text:span text:style-name="T3"> </text:span></text:span><text:span text:style-name="Absatz-Standardschriftart"><text:span text:style-name="T140">to</text:span></text:span><text:span text:style-name="Absatz-Standardschriftart"><text:span text:style-name="T2"> </text:span></text:span><text:span text:style-name="Absatz-Standardschriftart"><text:span text:style-name="T140">inspect</text:span></text:span><text:span text:style-name="Absatz-Standardschriftart"><text:span text:style-name="T3"> </text:span></text:span><text:span text:style-name="Absatz-Standardschriftart"><text:span text:style-name="T140">any</text:span></text:span><text:span text:style-name="Absatz-Standardschriftart"><text:span text:style-name="T2"> </text:span></text:span>of<text:span text:style-name="Absatz-Standardschriftart"><text:span text:style-name="T3"> </text:span></text:span>the<text:span text:style-name="Absatz-Standardschriftart"><text:span text:style-name="T2"> </text:span></text:span>company’s<text:span text:style-name="Absatz-Standardschriftart"><text:span text:style-name="T3"> </text:span></text:span><text:span text:style-name="Absatz-Standardschriftart"><text:span text:style-name="T140">accounting</text:span></text:span><text:span text:style-name="Absatz-Standardschriftart"><text:span text:style-name="T2"> </text:span></text:span>or<text:span text:style-name="Absatz-Standardschriftart"><text:span text:style-name="T3"> </text:span></text:span><text:span text:style-name="Absatz-Standardschriftart"><text:span text:style-name="T140">other</text:span></text:span><text:span text:style-name="Absatz-Standardschriftart"><text:span text:style-name="T2"> </text:span></text:span>records<text:span text:style-name="Absatz-Standardschriftart"><text:span text:style-name="T3"> </text:span></text:span><text:span text:style-name="Absatz-Standardschriftart"><text:span text:style-name="T140">or</text:span></text:span><text:span text:style-name="Absatz-Standardschriftart"><text:span text:style-name="T2"> </text:span></text:span>documents<text:span text:style-name="Absatz-Standardschriftart"><text:span text:style-name="T133"> </text:span></text:span>merely<text:span text:style-name="Absatz-Standardschriftart"><text:span text:style-name="T152"> </text:span></text:span>because<text:span text:style-name="Absatz-Standardschriftart"><text:span text:style-name="T149"> </text:span></text:span>of<text:span text:style-name="Absatz-Standardschriftart"><text:span text:style-name="T149"> </text:span></text:span>being<text:span text:style-name="Absatz-Standardschriftart"><text:span text:style-name="T152"> </text:span></text:span>a<text:span text:style-name="Absatz-Standardschriftart"><text:span text:style-name="T152"> </text:span></text:span>member,<text:span text:style-name="Absatz-Standardschriftart"><text:span text:style-name="T151"> </text:span></text:span>unless<text:span text:style-name="Absatz-Standardschriftart"><text:span text:style-name="T149"> </text:span></text:span>the<text:span text:style-name="Absatz-Standardschriftart"><text:span text:style-name="T149"> </text:span></text:span><text:span text:style-name="Absatz-Standardschriftart"><text:span text:style-name="T140">person</text:span></text:span><text:span text:style-name="Absatz-Standardschriftart"><text:span text:style-name="T152"> </text:span></text:span>is<text:span text:style-name="Absatz-Standardschriftart"><text:span text:style-name="T149"> </text:span></text:span><text:span text:style-name="Absatz-Standardschriftart"><text:span text:style-name="T140">authorized</text:span></text:span><text:span text:style-name="Absatz-Standardschriftart"><text:span text:style-name="T149"> </text:span></text:span>to<text:span text:style-name="Absatz-Standardschriftart"><text:span text:style-name="T149"> </text:span></text:span><text:span text:style-name="Absatz-Standardschriftart"><text:span text:style-name="T140">do</text:span></text:span><text:span text:style-name="Absatz-Standardschriftart"><text:span text:style-name="T152"> </text:span></text:span>so<text:span text:style-name="Absatz-Standardschriftart"><text:span text:style-name="T149"> </text:span></text:span>by—</text:p>
      <text:list xml:id="list3198165050" text:style-name="L14">
        <text:list-item>
          <text:p text:style-name="P175">an<text:span text:style-name="Absatz-Standardschriftart"><text:span text:style-name="T164"> </text:span></text:span>enactment;</text:p>
        </text:list-item>
        <text:list-item>
          <text:p text:style-name="P106">an<text:span text:style-name="Absatz-Standardschriftart"><text:span text:style-name="T152"> </text:span></text:span>order<text:span text:style-name="Absatz-Standardschriftart"><text:span text:style-name="T152"> </text:span></text:span>under<text:span text:style-name="Absatz-Standardschriftart"><text:span text:style-name="T152"> </text:span></text:span>section<text:span text:style-name="Absatz-Standardschriftart"><text:span text:style-name="T157"> </text:span></text:span>740<text:span text:style-name="Absatz-Standardschriftart"><text:span text:style-name="T149"> </text:span></text:span>of<text:span text:style-name="Absatz-Standardschriftart"><text:span text:style-name="T152"> </text:span></text:span>the<text:span text:style-name="Absatz-Standardschriftart"><text:span text:style-name="T152"> </text:span></text:span>Ordinance;</text:p>
        </text:list-item>
        <text:list-item>
          <text:p text:style-name="P276">the<text:span text:style-name="Absatz-Standardschriftart"><text:span text:style-name="T175"> </text:span></text:span>directors;<text:span text:style-name="Absatz-Standardschriftart"><text:span text:style-name="T157"> </text:span></text:span>or</text:p>
        </text:list-item>
        <text:list-item>
          <text:p text:style-name="P219">an<text:span text:style-name="Absatz-Standardschriftart"><text:span text:style-name="T175"> </text:span></text:span>ordinary<text:span text:style-name="Absatz-Standardschriftart"><text:span text:style-name="T157"> </text:span></text:span>resolution<text:span text:style-name="Absatz-Standardschriftart"><text:span text:style-name="T157"> </text:span></text:span>of<text:span text:style-name="Absatz-Standardschriftart"><text:span text:style-name="T175"> </text:span></text:span>the<text:span text:style-name="Absatz-Standardschriftart"><text:span text:style-name="T157"> </text:span></text:span>company.</text:p>
        </text:list-item>
      </text:list>
      <text:p text:style-name="P40"/>
      <text:list xml:id="list231338080332815" text:style-name="L3">
        <text:list-item>
          <text:p text:style-name="P357">Auditor’s<text:span text:style-name="Absatz-Standardschriftart"><text:span text:style-name="T222"> </text:span></text:span>insurance</text:p>
          <text:list>
            <text:list-item>
              <text:p text:style-name="P119">The<text:span text:style-name="Absatz-Standardschriftart"><text:span text:style-name="T191"> </text:span></text:span><text:span text:style-name="Absatz-Standardschriftart"><text:span text:style-name="T140">directors</text:span></text:span><text:span text:style-name="Absatz-Standardschriftart"><text:span text:style-name="T192"> </text:span></text:span>may<text:span text:style-name="Absatz-Standardschriftart"><text:span text:style-name="T191"> </text:span></text:span>decide<text:span text:style-name="Absatz-Standardschriftart"><text:span text:style-name="T192"> </text:span></text:span>to<text:span text:style-name="Absatz-Standardschriftart"><text:span text:style-name="T191"> </text:span></text:span><text:span text:style-name="Absatz-Standardschriftart"><text:span text:style-name="T140">purchase</text:span></text:span><text:span text:style-name="Absatz-Standardschriftart"><text:span text:style-name="T192"> </text:span></text:span>and<text:span text:style-name="Absatz-Standardschriftart"><text:span text:style-name="T215"> </text:span></text:span>maintain<text:span text:style-name="Absatz-Standardschriftart"><text:span text:style-name="T192"> </text:span></text:span><text:span text:style-name="Absatz-Standardschriftart"><text:span text:style-name="T140">insurance,</text:span></text:span><text:span text:style-name="Absatz-Standardschriftart"><text:span text:style-name="T191"> </text:span></text:span>at<text:span text:style-name="Absatz-Standardschriftart"><text:span text:style-name="T191"> </text:span></text:span>the<text:span text:style-name="Absatz-Standardschriftart"><text:span text:style-name="T191"> </text:span></text:span><text:span text:style-name="Absatz-Standardschriftart"><text:span text:style-name="T140">expense</text:span></text:span><text:span text:style-name="Absatz-Standardschriftart"><text:span text:style-name="T192"> </text:span></text:span>of<text:span text:style-name="Absatz-Standardschriftart"><text:span text:style-name="T191"> </text:span></text:span><text:span text:style-name="Absatz-Standardschriftart"><text:span text:style-name="T140">the</text:span></text:span><text:span text:style-name="Absatz-Standardschriftart"><text:span text:style-name="T115"> </text:span></text:span>company,<text:span text:style-name="Absatz-Standardschriftart"><text:span text:style-name="T155"> </text:span></text:span>for<text:span text:style-name="Absatz-Standardschriftart"><text:span text:style-name="T229"> </text:span></text:span>an<text:span text:style-name="Absatz-Standardschriftart"><text:span text:style-name="T229"> </text:span></text:span><text:span text:style-name="Absatz-Standardschriftart"><text:span text:style-name="T140">auditor</text:span></text:span><text:span text:style-name="Absatz-Standardschriftart"><text:span text:style-name="T229"> </text:span></text:span>of<text:span text:style-name="Absatz-Standardschriftart"><text:span text:style-name="T229"> </text:span></text:span>the<text:span text:style-name="Absatz-Standardschriftart"><text:span text:style-name="T155"> </text:span></text:span><text:span text:style-name="Absatz-Standardschriftart"><text:span text:style-name="T140">company,</text:span></text:span><text:span text:style-name="Absatz-Standardschriftart"><text:span text:style-name="T155"> </text:span></text:span>or<text:span text:style-name="Absatz-Standardschriftart"><text:span text:style-name="T218"> </text:span></text:span>an<text:span text:style-name="Absatz-Standardschriftart"><text:span text:style-name="T229"> </text:span></text:span>auditor<text:span text:style-name="Absatz-Standardschriftart"><text:span text:style-name="T155"> </text:span></text:span>of<text:span text:style-name="Absatz-Standardschriftart"><text:span text:style-name="T229"> </text:span></text:span>an<text:span text:style-name="Absatz-Standardschriftart"><text:span text:style-name="T229"> </text:span></text:span>associated<text:span text:style-name="Absatz-Standardschriftart"><text:span text:style-name="T229"> </text:span></text:span>company<text:span text:style-name="Absatz-Standardschriftart"><text:span text:style-name="T155"> </text:span></text:span>of<text:span text:style-name="Absatz-Standardschriftart"><text:span text:style-name="T229"> </text:span></text:span>the<text:span text:style-name="Absatz-Standardschriftart"><text:span text:style-name="T84"> </text:span></text:span>company,<text:span text:style-name="Absatz-Standardschriftart"><text:span text:style-name="T220"> </text:span></text:span>against—</text:p>
              <text:list>
                <text:list-item>
                  <text:p text:style-name="P189">any<text:span text:style-name="Absatz-Standardschriftart"><text:span text:style-name="T146"> </text:span></text:span>liability<text:span text:style-name="Absatz-Standardschriftart"><text:span text:style-name="T146"> </text:span></text:span>to<text:span text:style-name="Absatz-Standardschriftart"><text:span text:style-name="T144"> </text:span></text:span>any<text:span text:style-name="Absatz-Standardschriftart"><text:span text:style-name="T146"> </text:span></text:span>person<text:span text:style-name="Absatz-Standardschriftart"><text:span text:style-name="T144"> </text:span></text:span>attaching<text:span text:style-name="Absatz-Standardschriftart"><text:span text:style-name="T146"> </text:span></text:span>to<text:span text:style-name="Absatz-Standardschriftart"><text:span text:style-name="T146"> </text:span></text:span>the<text:span text:style-name="Absatz-Standardschriftart"><text:span text:style-name="T146"> </text:span></text:span><text:span text:style-name="Absatz-Standardschriftart"><text:span text:style-name="T140">auditor</text:span></text:span><text:span text:style-name="Absatz-Standardschriftart"><text:span text:style-name="T146"> </text:span></text:span>in<text:span text:style-name="Absatz-Standardschriftart"><text:span text:style-name="T146"> </text:span></text:span><text:span text:style-name="Absatz-Standardschriftart"><text:span text:style-name="T140">connection</text:span></text:span><text:span text:style-name="Absatz-Standardschriftart"><text:span text:style-name="T144"> </text:span></text:span>with<text:span text:style-name="Absatz-Standardschriftart"><text:span text:style-name="T146"> </text:span></text:span><text:span text:style-name="Absatz-Standardschriftart"><text:span text:style-name="T140">any</text:span></text:span><text:span text:style-name="Absatz-Standardschriftart"><text:span text:style-name="T146"> </text:span></text:span><text:span text:style-name="Absatz-Standardschriftart"><text:span text:style-name="T140">negligence,</text:span></text:span><text:span text:style-name="Absatz-Standardschriftart"><text:span text:style-name="T132"> </text:span></text:span>default,<text:span text:style-name="Absatz-Standardschriftart"><text:span text:style-name="T170"> </text:span></text:span><text:span text:style-name="Absatz-Standardschriftart"><text:span text:style-name="T140">breach</text:span></text:span><text:span text:style-name="Absatz-Standardschriftart"><text:span text:style-name="T170"> </text:span></text:span>of<text:span text:style-name="Absatz-Standardschriftart"><text:span text:style-name="T170"> </text:span></text:span>duty<text:span text:style-name="Absatz-Standardschriftart"><text:span text:style-name="T170"> </text:span></text:span>or<text:span text:style-name="Absatz-Standardschriftart"><text:span text:style-name="T170"> </text:span></text:span>breach<text:span text:style-name="Absatz-Standardschriftart"><text:span text:style-name="T170"> </text:span></text:span>of<text:span text:style-name="Absatz-Standardschriftart"><text:span text:style-name="T169"> </text:span></text:span>trust<text:span text:style-name="Absatz-Standardschriftart"><text:span text:style-name="T169"> </text:span></text:span><text:span text:style-name="Absatz-Standardschriftart"><text:span text:style-name="T140">(except</text:span></text:span><text:span text:style-name="Absatz-Standardschriftart"><text:span text:style-name="T146"> </text:span></text:span>for<text:span text:style-name="Absatz-Standardschriftart"><text:span text:style-name="T169"> </text:span></text:span>fraud)<text:span text:style-name="Absatz-Standardschriftart"><text:span text:style-name="T168"> </text:span></text:span>occurring<text:span text:style-name="Absatz-Standardschriftart"><text:span text:style-name="T170"> </text:span></text:span>in<text:span text:style-name="Absatz-Standardschriftart"><text:span text:style-name="T170"> </text:span></text:span>the<text:span text:style-name="Absatz-Standardschriftart"><text:span text:style-name="T169"> </text:span></text:span><text:span text:style-name="Absatz-Standardschriftart"><text:span text:style-name="T140">course</text:span></text:span><text:span text:style-name="Absatz-Standardschriftart"><text:span text:style-name="T146"> </text:span></text:span>of<text:span text:style-name="Absatz-Standardschriftart"><text:span text:style-name="T122"> </text:span></text:span>performance<text:span text:style-name="Absatz-Standardschriftart"><text:span text:style-name="T198"> </text:span></text:span>of<text:span text:style-name="Absatz-Standardschriftart"><text:span text:style-name="T198"> </text:span></text:span>the<text:span text:style-name="Absatz-Standardschriftart"><text:span text:style-name="T197"> </text:span></text:span>duties<text:span text:style-name="Absatz-Standardschriftart"><text:span text:style-name="T202"> </text:span></text:span>of<text:span text:style-name="Absatz-Standardschriftart"><text:span text:style-name="T197"> </text:span></text:span>auditor<text:span text:style-name="Absatz-Standardschriftart"><text:span text:style-name="T197"> </text:span></text:span>in<text:span text:style-name="Absatz-Standardschriftart"><text:span text:style-name="T198"> </text:span></text:span><text:span text:style-name="Absatz-Standardschriftart"><text:span text:style-name="T140">relation</text:span></text:span><text:span text:style-name="Absatz-Standardschriftart"><text:span text:style-name="T197"> </text:span></text:span><text:span text:style-name="Absatz-Standardschriftart"><text:span text:style-name="T140">to</text:span></text:span><text:span text:style-name="Absatz-Standardschriftart"><text:span text:style-name="T198"> </text:span></text:span>the<text:span text:style-name="Absatz-Standardschriftart"><text:span text:style-name="T197"> </text:span></text:span>company<text:span text:style-name="Absatz-Standardschriftart"><text:span text:style-name="T198"> </text:span></text:span>or<text:span text:style-name="Absatz-Standardschriftart"><text:span text:style-name="T197"> </text:span></text:span>associated<text:span text:style-name="Absatz-Standardschriftart"><text:span text:style-name="T202"> </text:span></text:span>company<text:span text:style-name="Absatz-Standardschriftart"><text:span text:style-name="T96"> </text:span></text:span>(as<text:span text:style-name="Absatz-Standardschriftart"><text:span text:style-name="T149"> </text:span></text:span>the<text:span text:style-name="Absatz-Standardschriftart"><text:span text:style-name="T151"> </text:span></text:span>case<text:span text:style-name="Absatz-Standardschriftart"><text:span text:style-name="T149"> </text:span></text:span>may<text:span text:style-name="Absatz-Standardschriftart"><text:span text:style-name="T149"> </text:span></text:span>be);<text:span text:style-name="Absatz-Standardschriftart"><text:span text:style-name="T151"> </text:span></text:span>or</text:p>
                </text:list-item>
                <text:list-item>
                  <text:p text:style-name="P314">any<text:span text:style-name="Absatz-Standardschriftart"><text:span text:style-name="T228"> </text:span></text:span>liability<text:span text:style-name="Absatz-Standardschriftart"><text:span text:style-name="T228"> </text:span></text:span>incurred<text:span text:style-name="Absatz-Standardschriftart"><text:span text:style-name="T228"> </text:span></text:span>by<text:span text:style-name="Absatz-Standardschriftart"><text:span text:style-name="T177"> </text:span></text:span>the<text:span text:style-name="Absatz-Standardschriftart"><text:span text:style-name="T232"> </text:span></text:span>auditor<text:span text:style-name="Absatz-Standardschriftart"><text:span text:style-name="T228"> </text:span></text:span>in<text:span text:style-name="Absatz-Standardschriftart"><text:span text:style-name="T228"> </text:span></text:span>defending<text:span text:style-name="Absatz-Standardschriftart"><text:span text:style-name="T177"> </text:span></text:span>any<text:span text:style-name="Absatz-Standardschriftart"><text:span text:style-name="T228"> </text:span></text:span>proceedings<text:span text:style-name="Absatz-Standardschriftart"><text:span text:style-name="T228"> </text:span></text:span><text:span text:style-name="Absatz-Standardschriftart"><text:span text:style-name="T140">(whether</text:span></text:span><text:span text:style-name="Absatz-Standardschriftart"><text:span text:style-name="T228"> </text:span></text:span>civil<text:span text:style-name="Absatz-Standardschriftart"><text:span text:style-name="T228"> </text:span></text:span>or<text:span text:style-name="Absatz-Standardschriftart"><text:span text:style-name="T93"> </text:span></text:span>criminal)<text:span text:style-name="Absatz-Standardschriftart"><text:span text:style-name="T151"> </text:span></text:span>taken<text:span text:style-name="Absatz-Standardschriftart"><text:span text:style-name="T153"> </text:span></text:span>against<text:span text:style-name="Absatz-Standardschriftart"><text:span text:style-name="T153"> </text:span></text:span>the<text:span text:style-name="Absatz-Standardschriftart"><text:span text:style-name="T153"> </text:span></text:span>auditor<text:span text:style-name="Absatz-Standardschriftart"><text:span text:style-name="T153"> </text:span></text:span>for<text:span text:style-name="Absatz-Standardschriftart"><text:span text:style-name="T153"> </text:span></text:span>any<text:span text:style-name="Absatz-Standardschriftart"><text:span text:style-name="T151"> </text:span></text:span>negligence,<text:span text:style-name="Absatz-Standardschriftart"><text:span text:style-name="T167"> </text:span></text:span>default,<text:span text:style-name="Absatz-Standardschriftart"><text:span text:style-name="T153"> </text:span></text:span>breach<text:span text:style-name="Absatz-Standardschriftart"><text:span text:style-name="T167"> </text:span></text:span>of<text:span text:style-name="Absatz-Standardschriftart"><text:span text:style-name="T151"> </text:span></text:span>duty<text:span text:style-name="Absatz-Standardschriftart"><text:span text:style-name="T167"> </text:span></text:span>or<text:span text:style-name="Absatz-Standardschriftart"><text:span text:style-name="T151"> </text:span></text:span>breach<text:span text:style-name="Absatz-Standardschriftart"><text:span text:style-name="T88"> </text:span></text:span>of<text:span text:style-name="Absatz-Standardschriftart"><text:span text:style-name="T198"> </text:span></text:span>trust<text:span text:style-name="Absatz-Standardschriftart"><text:span text:style-name="T198"> </text:span></text:span><text:span text:style-name="Absatz-Standardschriftart"><text:span text:style-name="T140">(including</text:span></text:span><text:span text:style-name="Absatz-Standardschriftart"><text:span text:style-name="T198"> </text:span></text:span>fraud)<text:span text:style-name="Absatz-Standardschriftart"><text:span text:style-name="T197"> </text:span></text:span>occurring<text:span text:style-name="Absatz-Standardschriftart"><text:span text:style-name="T198"> </text:span></text:span>in<text:span text:style-name="Absatz-Standardschriftart"><text:span text:style-name="T197"> </text:span></text:span>the<text:span text:style-name="Absatz-Standardschriftart"><text:span text:style-name="T198"> </text:span></text:span><text:span text:style-name="Absatz-Standardschriftart"><text:span text:style-name="T140">course</text:span></text:span><text:span text:style-name="Absatz-Standardschriftart"><text:span text:style-name="T197"> </text:span></text:span>of<text:span text:style-name="Absatz-Standardschriftart"><text:span text:style-name="T198"> </text:span></text:span>performance<text:span text:style-name="Absatz-Standardschriftart"><text:span text:style-name="T202"> </text:span></text:span>of<text:span text:style-name="Absatz-Standardschriftart"><text:span text:style-name="T198"> </text:span></text:span><text:span text:style-name="Absatz-Standardschriftart"><text:span text:style-name="T140">the</text:span></text:span><text:span text:style-name="Absatz-Standardschriftart"><text:span text:style-name="T198"> </text:span></text:span><text:span text:style-name="Absatz-Standardschriftart"><text:span text:style-name="T140">duties</text:span></text:span><text:span text:style-name="Absatz-Standardschriftart"><text:span text:style-name="T198"> </text:span></text:span>of<text:span text:style-name="Absatz-Standardschriftart"><text:span text:style-name="T198"> </text:span></text:span>auditor<text:span text:style-name="Absatz-Standardschriftart"><text:span text:style-name="T124"> </text:span></text:span>in<text:span text:style-name="Absatz-Standardschriftart"><text:span text:style-name="T152"> </text:span></text:span>relation<text:span text:style-name="Absatz-Standardschriftart"><text:span text:style-name="T149"> </text:span></text:span>to<text:span text:style-name="Absatz-Standardschriftart"><text:span text:style-name="T157"> </text:span></text:span>the<text:span text:style-name="Absatz-Standardschriftart"><text:span text:style-name="T149"> </text:span></text:span>company<text:span text:style-name="Absatz-Standardschriftart"><text:span text:style-name="T149"> </text:span></text:span>or<text:span text:style-name="Absatz-Standardschriftart"><text:span text:style-name="T152"> </text:span></text:span><text:span text:style-name="Absatz-Standardschriftart"><text:span text:style-name="T140">associated</text:span></text:span><text:span text:style-name="Absatz-Standardschriftart"><text:span text:style-name="T149"> </text:span></text:span>company<text:span text:style-name="Absatz-Standardschriftart"><text:span text:style-name="T152"> </text:span></text:span>(as<text:span text:style-name="Absatz-Standardschriftart"><text:span text:style-name="T149"> </text:span></text:span>the<text:span text:style-name="Absatz-Standardschriftart"><text:span text:style-name="T149"> </text:span></text:span>case<text:span text:style-name="Absatz-Standardschriftart"><text:span text:style-name="T152"> </text:span></text:span>may<text:span text:style-name="Absatz-Standardschriftart"><text:span text:style-name="T149"> </text:span></text:span>be).</text:p>
                </text:list-item>
              </text:list>
            </text:list-item>
            <text:list-item>
              <text:p text:style-name="P315">In<text:span text:style-name="Absatz-Standardschriftart"><text:span text:style-name="T2"> </text:span></text:span>this<text:span text:style-name="Absatz-Standardschriftart"><text:span text:style-name="T2"> </text:span></text:span><text:span text:style-name="Absatz-Standardschriftart"><text:span text:style-name="T140">article,</text:span></text:span><text:span text:style-name="Absatz-Standardschriftart"><text:span text:style-name="T2"> </text:span></text:span>a<text:span text:style-name="Absatz-Standardschriftart"><text:span text:style-name="T2"> </text:span></text:span>reference<text:span text:style-name="Absatz-Standardschriftart"><text:span text:style-name="T3"> </text:span></text:span>to<text:span text:style-name="Absatz-Standardschriftart"><text:span text:style-name="T2"> </text:span></text:span>performance<text:span text:style-name="Absatz-Standardschriftart"><text:span text:style-name="T175"> </text:span></text:span>of<text:span text:style-name="Absatz-Standardschriftart"><text:span text:style-name="T2"> </text:span></text:span>the<text:span text:style-name="Absatz-Standardschriftart"><text:span text:style-name="T3"> </text:span></text:span><text:span text:style-name="Absatz-Standardschriftart"><text:span text:style-name="T140">duties</text:span></text:span><text:span text:style-name="Absatz-Standardschriftart"><text:span text:style-name="T175"> </text:span></text:span>of<text:span text:style-name="Absatz-Standardschriftart"><text:span text:style-name="T3"> </text:span></text:span>auditor<text:span text:style-name="Absatz-Standardschriftart"><text:span text:style-name="T175"> </text:span></text:span><text:span text:style-name="Absatz-Standardschriftart"><text:span text:style-name="T140">includes</text:span></text:span><text:span text:style-name="Absatz-Standardschriftart"><text:span text:style-name="T3"> </text:span></text:span>the<text:span text:style-name="Absatz-Standardschriftart"><text:span text:style-name="T2"> </text:span></text:span>performance<text:span text:style-name="Absatz-Standardschriftart"><text:span text:style-name="T175"> </text:span></text:span><text:span text:style-name="Absatz-Standardschriftart"><text:span text:style-name="T140">of</text:span></text:span><text:span text:style-name="Absatz-Standardschriftart"><text:span text:style-name="T103"> </text:span></text:span>the<text:span text:style-name="Absatz-Standardschriftart"><text:span text:style-name="T152"> </text:span></text:span>duties<text:span text:style-name="Absatz-Standardschriftart"><text:span text:style-name="T152"> </text:span></text:span>specified<text:span text:style-name="Absatz-Standardschriftart"><text:span text:style-name="T152"> </text:span></text:span>in<text:span text:style-name="Absatz-Standardschriftart"><text:span text:style-name="T157"> </text:span></text:span>section<text:span text:style-name="Absatz-Standardschriftart"><text:span text:style-name="T152"> </text:span></text:span><text:span text:style-name="Absatz-Standardschriftart"><text:span text:style-name="T140">415(6)(a)</text:span></text:span><text:span text:style-name="Absatz-Standardschriftart"><text:span text:style-name="T152"> </text:span></text:span>and<text:span text:style-name="Absatz-Standardschriftart"><text:span text:style-name="T152"> </text:span></text:span>(b)<text:span text:style-name="Absatz-Standardschriftart"><text:span text:style-name="T152"> </text:span></text:span>of<text:span text:style-name="Absatz-Standardschriftart"><text:span text:style-name="T152"> </text:span></text:span>the<text:span text:style-name="Absatz-Standardschriftart"><text:span text:style-name="T149"> </text:span></text:span>Ordinance.</text:p>
            </text:list-item>
          </text:list>
        </text:list-item>
      </text:list>
      <text:p text:style-name="P32"/>
      <text:p text:style-name="P6"><text:soft-page-break/></text:p>
      <text:p text:style-name="P92"><draw:custom-shape text:anchor-type="paragraph" draw:z-index="2" draw:name="Freeform 4" draw:style-name="gr1" draw:text-style-name="P377" svg:width="2.541cm" svg:height="0.004cm" svg:x="0.009cm" svg:y="0.009cm"><text:p/><draw:enhanced-geometry svg:viewBox="0 0 914400 1270" draw:text-areas="?f8 ?f9 ?f10 ?f11" draw:glue-points="?f8 ?f9 ?f10 ?f9" draw:type="non-primitive" draw:enhanced-path="M 0 0 L 914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0"/><draw:equation draw:name="f7" draw:formula="?f4 / 1270"/><draw:equation draw:name="f8" draw:formula="0 / ?f6"/><draw:equation draw:name="f9" draw:formula="0 / ?f7"/><draw:equation draw:name="f10" draw:formula="914400 / ?f6"/><draw:equation draw:name="f11" draw:formula="1270 / ?f7"/></draw:enhanced-geometry></draw:custom-shape><text:span text:style-name="Absatz-Standardschriftart"><text:span text:style-name="T5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.314cm" fo:margin-right="0cm" fo:margin-top="0.152cm" fo:margin-bottom="0cm" loext:contextual-spacing="false" fo:hyphenation-ladder-count="no-limit" fo:text-indent="-0.898cm" style:auto-text-indent="false">
        <style:tab-stops/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/>
    </style:style>
    <style:style style:name="Heading_20_1" style:display-name="Heading 1" style:family="paragraph" style:parent-style-name="Standard" style:default-outline-level="1" style:class="text">
      <style:paragraph-properties fo:margin-left="0.152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margin-left="4.198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left="1.468cm" fo:margin-right="0cm" fo:hyphenation-ladder-count="no-limit" fo:text-indent="-1.27cm" style:auto-text-indent="false">
        <style:tab-stops/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weight-complex="bold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5LVL1" style:display-name="WW_CharLFO5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5LVL2" style:display-name="WW_CharLFO5LVL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11LVL1" style:display-name="WW_CharLFO11LVL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12LVL1" style:display-name="WW_CharLFO12LVL1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size-complex="11pt" style:font-weight-complex="bold" style:text-scale="99%"/>
    </style:style>
    <style:style style:name="WW_5f_CharLFO12LVL2" style:display-name="WW_CharLFO12LVL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12LVL3" style:display-name="WW_CharLFO12LVL3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12LVL4" style:display-name="WW_CharLFO12LVL4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size-complex="11pt" style:text-scale="99%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/>
    </style:style>
    <style:style style:name="WW_5f_CharLFO14LVL1" style:display-name="WW_CharLFO14LVL1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size-complex="11pt" style:font-weight-complex="bold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235cm" fo:margin-bottom="0.494cm" fo:margin-left="1.552cm" fo:margin-right="1.12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0.811cm" fo:margin-bottom="0.494cm" fo:margin-left="1.552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8cm" fo:page-height="29.704cm" style:num-format="1" style:print-orientation="portrait" fo:margin-top="1.27cm" fo:margin-bottom="0.494cm" fo:margin-left="1.376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008cm" fo:page-height="29.704cm" style:num-format="1" style:print-orientation="portrait" fo:margin-top="1.27cm" fo:margin-bottom="0.494cm" fo:margin-left="1.552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1702*" fo:start-indent="0cm" fo:end-indent="1.15cm"/>
          <style:column style:rel-width="7648*" fo:start-indent="1.15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21.008cm" fo:page-height="29.704cm" style:num-format="1" style:print-orientation="portrait" fo:margin-top="1.588cm" fo:margin-bottom="0.494cm" fo:margin-left="1.552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1207*" fo:start-indent="0cm" fo:end-indent="0.647cm"/>
          <style:column style:rel-width="8143*" fo:start-indent="0.647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7">
      <style:page-layout-properties fo:page-width="21.008cm" fo:page-height="29.704cm" style:num-format="1" style:print-orientation="portrait" fo:margin-top="1.588cm" fo:margin-bottom="0.494cm" fo:margin-left="1.552cm" fo:margin-right="1.12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695*" fo:start-indent="0cm" fo:end-indent="0.044cm"/>
          <style:column style:rel-width="9695*" fo:start-indent="0.044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21.008cm" fo:page-height="29.704cm" style:num-format="1" style:print-orientation="portrait" fo:margin-top="1.164cm" fo:margin-bottom="0.494cm" fo:margin-left="1.552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9">
      <style:page-layout-properties fo:page-width="21.008cm" fo:page-height="29.704cm" style:num-format="1" style:print-orientation="portrait" fo:margin-top="1.164cm" fo:margin-bottom="0.494cm" fo:margin-left="1.552cm" fo:margin-right="1.12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10">
      <style:page-layout-properties fo:page-width="21.008cm" fo:page-height="29.704cm" style:num-format="1" style:print-orientation="portrait" fo:margin-top="1.164cm" fo:margin-bottom="0.494cm" fo:margin-left="1.552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11">
      <style:page-layout-properties fo:page-width="21.008cm" fo:page-height="29.704cm" style:num-format="1" style:print-orientation="portrait" fo:margin-top="1.164cm" fo:margin-bottom="0.494cm" fo:margin-left="1.552cm" fo:margin-right="1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12">
      <style:page-layout-properties fo:page-width="21.008cm" fo:page-height="29.704cm" style:num-format="1" style:print-orientation="portrait" fo:margin-top="1.764cm" fo:margin-bottom="0.494cm" fo:margin-left="1.552cm" fo:margin-right="1.12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5"/>
    <style:master-page style:name="MP5" style:page-layout-name="Mpm6"/>
    <style:master-page style:name="MP11" style:page-layout-name="Mpm7"/>
    <style:master-page style:name="MP13" style:page-layout-name="Mpm8"/>
    <style:master-page style:name="MP14" style:page-layout-name="Mpm9"/>
    <style:master-page style:name="MP15" style:page-layout-name="Mpm9"/>
    <style:master-page style:name="MP16" style:page-layout-name="Mpm9"/>
    <style:master-page style:name="MP17" style:page-layout-name="Mpm9"/>
    <style:master-page style:name="MP18" style:page-layout-name="Mpm9"/>
    <style:master-page style:name="MP19" style:page-layout-name="Mpm9"/>
    <style:master-page style:name="MP20" style:page-layout-name="Mpm10"/>
    <style:master-page style:name="MP21" style:page-layout-name="Mpm9"/>
    <style:master-page style:name="MP22" style:page-layout-name="Mpm10"/>
    <style:master-page style:name="MP23" style:page-layout-name="Mpm10"/>
    <style:master-page style:name="MP24" style:page-layout-name="Mpm9"/>
    <style:master-page style:name="MP25" style:page-layout-name="Mpm11"/>
    <style:master-page style:name="MP26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meta:initial-creator>Online2PDF.com</meta:initial-creator>
    <meta:creation-date>2018-02-22T22:13:00Z</meta:creation-date>
    <dc:date>2018-02-22T23:25:25.764000000</dc:date>
    <meta:editing-cycles>4</meta:editing-cycles>
    <meta:editing-duration>PT11M48S</meta:editing-duration>
    <meta:document-statistic meta:table-count="1" meta:image-count="0" meta:object-count="0" meta:page-count="23" meta:paragraph-count="509" meta:word-count="7828" meta:character-count="44365" meta:non-whitespace-character-count="37500"/>
    <meta:user-defined meta:name="Created" meta:value-type="date">2018-02-22T00:00:00Z</meta:user-defined>
    <meta:user-defined meta:name="LastSaved" meta:value-type="date">2018-02-22T00:00:00Z</meta:user-defined>
    <meta:template xlink:type="simple" xlink:actuate="onRequest" xlink:title="" xlink:href="../../../../AppData/Local/Temp/AA_Sample_D.odt/Normal.dotm"/>
  </office:meta>
</office:document-meta>
</file>